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1.3882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9" table:default-cell-style-name="Default"/>
        <table:table-row table:style-name="ro1">
          <table:table-cell office:value-type="string" calcext:value-type="string">
            <text:p><text:a xlink:href="https://twitter.com/Tesla/status/688072087991259136" xlink:type="simple">688072087991259136</text:a></text:p>
          </table:table-cell>
          <table:table-cell office:value-type="string" calcext:value-type="string">
            <text:p>Julie and Pascal’s zero emission photo op at Lake Tremblan #TeslaStories https://t.co/YPHCvl9EQu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6-01-15T18:55:44.000Z</text:p>
          </table:table-cell>
          <table:table-cell office:value-type="string" calcext:value-type="string">
            <text:p>Fri Jan 15 18:55:44 +0000 2016</text:p>
          </table:table-cell>
          <table:table-cell office:value-type="float" office:value="531" calcext:value-type="float">
            <text:p>531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CYyF6wLU0AAyAHE.jpg" xlink:type="simple">https://pbs.twimg.com/media/CYyF6wLU0AAyAHE.jp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687708690082697216" xlink:type="simple">687708690082697216</text:a></text:p>
          </table:table-cell>
          <table:table-cell office:value-type="string" calcext:value-type="string">
            <text:p>Here’s how Steven Summons his Model S https://t.co/AochZFyX3X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6-01-14T18:51:43.000Z</text:p>
          </table:table-cell>
          <table:table-cell office:value-type="string" calcext:value-type="string">
            <text:p>Thu Jan 14 18:51:43 +0000 2016</text:p>
          </table:table-cell>
          <table:table-cell office:value-type="float" office:value="418" calcext:value-type="float">
            <text:p>41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 office:value-type="string" calcext:value-type="string">
            <text:p><text:a xlink:href="https://www.youtube.com/watch?v=2B2E9TT9X9A" xlink:type="simple">https://www.youtube.com/watch?v=2B2E9TT9X9A </text:a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687322987578560512" xlink:type="simple">687322987578560512</text:a></text:p>
          </table:table-cell>
          <table:table-cell office:value-type="string" calcext:value-type="string">
            <text:p>Icy roads felt like dry pavement during Willy’s mountain drive with 85D https://t.co/a1XsVh00Ms https://t.co/uASEu94d4y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6-01-13T17:19:04.000Z</text:p>
          </table:table-cell>
          <table:table-cell office:value-type="string" calcext:value-type="string">
            <text:p>Wed Jan 13 17:19:04 +0000 2016</text:p>
          </table:table-cell>
          <table:table-cell office:value-type="float" office:value="445" calcext:value-type="float">
            <text:p>445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 office:value-type="string" calcext:value-type="string">
            <text:p><text:a xlink:href="http://ts.la/wI" xlink:type="simple">http://ts.la/wI 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CYncnWlUQAA91nG.jpg" xlink:type="simple">https://pbs.twimg.com/media/CYncnWlUQAA91nG.jp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686607431783170048" xlink:type="simple">686607431783170048</text:a></text:p>
          </table:table-cell>
          <table:table-cell office:value-type="string" calcext:value-type="string">
            <text:p>.@Jalopnik’s ride to @NAIASDetroit this year #NAIAS https://t.co/jThI31AtWX … https://t.co/775Il8B6wU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6-01-11T17:55:42.000Z</text:p>
          </table:table-cell>
          <table:table-cell office:value-type="string" calcext:value-type="string">
            <text:p>Mon Jan 11 17:55:42 +0000 2016</text:p>
          </table:table-cell>
          <table:table-cell office:value-type="float" office:value="340" calcext:value-type="float">
            <text:p>34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 office:value-type="string" calcext:value-type="string">
            <text:p><text:a xlink:href="http://jalopnik.com/a-tesla-model-s-might-actually-have-the-longest-range-o-1752015997" xlink:type="simple">http://jalopnik.com/a-tesla-model-s-might-actually-have-the-longest-range-o-1752015997 </text:a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CYdR0i-UkAA7ryw.jpg" xlink:type="simple">https://pbs.twimg.com/media/CYdR0i-UkAA7ryw.jp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686311690967724032" xlink:type="simple">686311690967724032</text:a></text:p>
          </table:table-cell>
          <table:table-cell office:value-type="string" calcext:value-type="string">
            <text:p>Introducing Summon https://t.co/8oe8fAlyPY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6-01-10T22:20:32.000Z</text:p>
          </table:table-cell>
          <table:table-cell office:value-type="string" calcext:value-type="string">
            <text:p>Sun Jan 10 22:20:32 +0000 2016</text:p>
          </table:table-cell>
          <table:table-cell office:value-type="float" office:value="1458" calcext:value-type="float">
            <text:p>1458</text:p>
          </table:table-cell>
          <table:table-cell office:value-type="float" office:value="886" calcext:value-type="float">
            <text:p>88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/download/iphone" rel="nofollow"&gt;Twitter for iPhone&lt;/a&gt;</text:p>
          </table:table-cell>
          <table:table-cell office:value-type="string" calcext:value-type="string">
            <text:p>Tweet</text:p>
          </table:table-cell>
          <table:table-cell office:value-type="string" calcext:value-type="string">
            <text:p><text:a xlink:href="http://ts.la/xN" xlink:type="simple">http://ts.la/xN </text:a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686240152188915712" xlink:type="simple">686240152188915712</text:a></text:p>
          </table:table-cell>
          <table:table-cell office:value-type="string" calcext:value-type="string">
            <text:p>Xcited to be here! RT @ionyad Model X, welcome to NYC! @TeslaMotors https://t.co/f7BUU7J3dA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6-01-10T17:36:16.000Z</text:p>
          </table:table-cell>
          <table:table-cell office:value-type="string" calcext:value-type="string">
            <text:p>Sun Jan 10 17:36:16 +0000 2016</text:p>
          </table:table-cell>
          <table:table-cell office:value-type="float" office:value="1007" calcext:value-type="float">
            <text:p>1007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CYYDxxFUsAAukiR.jpg" xlink:type="simple">https://pbs.twimg.com/media/CYYDxxFUsAAukiR.jp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685614321506729986" xlink:type="simple">685614321506729986</text:a></text:p>
          </table:table-cell>
          <table:table-cell office:value-type="string" calcext:value-type="string">
            <text:p>@CycloneCovey Congrats! Enjoy the ride and keep us posted on your experiences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6-01-09T00:09:27.000Z</text:p>
          </table:table-cell>
          <table:table-cell office:value-type="string" calcext:value-type="string">
            <text:p>Sat Jan 09 00:09:27 +0000 2016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685162372785242112" xlink:type="simple">685162372785242112</text:a></text:p>
          </table:table-cell>
          <table:table-cell office:value-type="string" calcext:value-type="string">
            <text:p>Zero emission sunset in the Swiss Alps https://t.co/u5OG4jxBGd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6-01-07T18:13:34.000Z</text:p>
          </table:table-cell>
          <table:table-cell office:value-type="string" calcext:value-type="string">
            <text:p>Thu Jan 07 18:13:34 +0000 2016</text:p>
          </table:table-cell>
          <table:table-cell office:value-type="float" office:value="803" calcext:value-type="float">
            <text:p>803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CYIvjCaUkAA1aTK.jpg" xlink:type="simple">https://pbs.twimg.com/media/CYIvjCaUkAA1aTK.jp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684912196644519936" xlink:type="simple">684912196644519936</text:a></text:p>
          </table:table-cell>
          <table:table-cell office:value-type="string" calcext:value-type="string">
            <text:p>@Onision Multi-Pattern Black and Ultra White are both non-leather options and available in our Design Studio as well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6-01-07T01:39:27.000Z</text:p>
          </table:table-cell>
          <table:table-cell office:value-type="string" calcext:value-type="string">
            <text:p>Thu Jan 07 01:39:27 +0000 2016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684911157417660416" xlink:type="simple">684911157417660416</text:a></text:p>
          </table:table-cell>
          <table:table-cell office:value-type="string" calcext:value-type="string">
            <text:p>@Onision We actually got 2 non-leather options for Model X. If you DM us your contact details our team is happy to help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6-01-07T01:35:19.000Z</text:p>
          </table:table-cell>
          <table:table-cell office:value-type="string" calcext:value-type="string">
            <text:p>Thu Jan 07 01:35:19 +0000 2016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684428924437303296" xlink:type="simple">684428924437303296</text:a></text:p>
          </table:table-cell>
          <table:table-cell office:value-type="string" calcext:value-type="string">
            <text:p>Stellar lineup RT @photoSteveZ Local Tesla owners celebrate the opening of the new Colorado Springs Supercharger https://t.co/hl69T8nIjS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6-01-05T17:39:06.000Z</text:p>
          </table:table-cell>
          <table:table-cell office:value-type="string" calcext:value-type="string">
            <text:p>Tue Jan 05 17:39:06 +0000 2016</text:p>
          </table:table-cell>
          <table:table-cell office:value-type="float" office:value="663" calcext:value-type="float">
            <text:p>663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CX-UeiPWkAINrTv.png" xlink:type="simple">https://pbs.twimg.com/media/CX-UeiPWkAINrTv.pn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684106061935194113" xlink:type="simple">684106061935194113</text:a></text:p>
          </table:table-cell>
          <table:table-cell office:value-type="string" calcext:value-type="string">
            <text:p>Let's beat it in 2016! RT @adiscengic 2015 stats: 34623km, 3258 litres of fuel NOT burned, 8466kg CO2 NOT polluted https://t.co/26mBu2AIE3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6-01-04T20:16:09.000Z</text:p>
          </table:table-cell>
          <table:table-cell office:value-type="string" calcext:value-type="string">
            <text:p>Mon Jan 04 20:16:09 +0000 2016</text:p>
          </table:table-cell>
          <table:table-cell office:value-type="float" office:value="905" calcext:value-type="float">
            <text:p>905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CX5u1eYWAAIwz1W.jpg" xlink:type="simple">https://pbs.twimg.com/media/CX5u1eYWAAIwz1W.jpg</text:a></text:p>
          </table:table-cell>
          <table:table-cell office:value-type="string" calcext:value-type="string">
            <text:p><text:a xlink:href="https://pbs.twimg.com/media/CX5u1ejWQAAKcru.jpg" xlink:type="simple">https://pbs.twimg.com/media/CX5u1ejWQAAKcru.jpg</text:a></text:p>
          </table:table-cell>
          <table:table-cell office:value-type="string" calcext:value-type="string">
            <text:p><text:a xlink:href="https://pbs.twimg.com/media/CX5u1ixWwAAqALl.jpg" xlink:type="simple">https://pbs.twimg.com/media/CX5u1ixWwAAqALl.jpg</text:a></text:p>
          </table:table-cell>
          <table:table-cell office:value-type="string" calcext:value-type="string">
            <text:p><text:a xlink:href="https://pbs.twimg.com/media/CX5u1enWMAATCF9.jpg" xlink:type="simple">https://pbs.twimg.com/media/CX5u1enWMAATCF9.jpg</text:a></text:p>
          </table:table-cell>
        </table:table-row>
        <table:table-row table:style-name="ro1">
          <table:table-cell office:value-type="string" calcext:value-type="string">
            <text:p><text:a xlink:href="https://twitter.com/Tesla/status/682998027800428545" xlink:type="simple">682998027800428545</text:a></text:p>
          </table:table-cell>
          <table:table-cell office:value-type="string" calcext:value-type="string">
            <text:p>@TeslaClubEU We are undergoing a full investigation. Nobody was harmed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6-01-01T18:53:13.000Z</text:p>
          </table:table-cell>
          <table:table-cell office:value-type="string" calcext:value-type="string">
            <text:p>Fri Jan 01 18:53:13 +0000 2016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682992485157715969" xlink:type="simple">682992485157715969</text:a></text:p>
          </table:table-cell>
          <table:table-cell office:value-type="string" calcext:value-type="string">
            <text:p>@ifredriks We are aware and are undergoing a full investigation. <text:s text:c="2"/>Nobody was harmed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6-01-01T18:31:12.000Z</text:p>
          </table:table-cell>
          <table:table-cell office:value-type="string" calcext:value-type="string">
            <text:p>Fri Jan 01 18:31:12 +0000 2016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/download/iphone" rel="nofollow"&gt;Twitter for iPhone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682680410581692416" xlink:type="simple">682680410581692416</text:a></text:p>
          </table:table-cell>
          <table:table-cell office:value-type="string" calcext:value-type="string">
            <text:p>#HappyNewYear @Hot_Wheels <text:s/>https://t.co/zmXc6OZhEE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12-31T21:51:08.000Z</text:p>
          </table:table-cell>
          <table:table-cell office:value-type="string" calcext:value-type="string">
            <text:p>Thu Dec 31 21:51:08 +0000 2015</text:p>
          </table:table-cell>
          <table:table-cell office:value-type="float" office:value="310" calcext:value-type="float">
            <text:p>31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&lt;a href="http://twitter.com/download/iphone" rel="nofollow"&gt;Twitter for iPhone&lt;/a&gt;</text:p>
          </table:table-cell>
          <table:table-cell office:value-type="string" calcext:value-type="string">
            <text:p>Tweet</text:p>
          </table:table-cell>
          <table:table-cell office:value-type="string" calcext:value-type="string">
            <text:p><text:a xlink:href="https://twitter.com/hot_wheels/status/682607609380233216" xlink:type="simple">https://twitter.com/hot_wheels/status/682607609380233216 </text:a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a xlink:href="https://twitter.com/Tesla/status/682644539148873729" xlink:type="simple">682644539148873729</text:a></text:p>
          </table:table-cell>
          <table:table-cell office:value-type="string" calcext:value-type="string">
            <text:p>Safest, fastest &amp;amp; full of tricks Model X spread its wings in 2015, hitting roads around the world in 2016</text:p>
            <text:p>https://t.co/mhZWOP3iud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12-31T19:28:35.000Z</text:p>
          </table:table-cell>
          <table:table-cell office:value-type="string" calcext:value-type="string">
            <text:p>Thu Dec 31 19:28:35 +0000 2015</text:p>
          </table:table-cell>
          <table:table-cell office:value-type="float" office:value="650" calcext:value-type="float">
            <text:p>650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 office:value-type="string" calcext:value-type="string">
            <text:p><text:a xlink:href="https://amp.twimg.com/v/5253498b-4ad9-4ebd-9cb9-81e693d5661d" xlink:type="simple">https://amp.twimg.com/v/5253498b-4ad9-4ebd-9cb9-81e693d5661d </text:a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682616239563255808" xlink:type="simple">682616239563255808</text:a></text:p>
          </table:table-cell>
          <table:table-cell office:value-type="string" calcext:value-type="string">
            <text:p>Autopilot, Trip Planner, Ludicrous, 70D, 90D, tons of new charging destinations… 2015 was quite the year for Model S https://t.co/Hi6VHX3gv4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12-31T17:36:08.000Z</text:p>
          </table:table-cell>
          <table:table-cell office:value-type="string" calcext:value-type="string">
            <text:p>Thu Dec 31 17:36:08 +0000 2015</text:p>
          </table:table-cell>
          <table:table-cell office:value-type="float" office:value="917" calcext:value-type="float">
            <text:p>917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CXkj2FuWYAAoNpS.jpg" xlink:type="simple">https://pbs.twimg.com/media/CXkj2FuWYAAoNpS.jpg</text:a></text:p>
          </table:table-cell>
          <table:table-cell office:value-type="string" calcext:value-type="string">
            <text:p><text:a xlink:href="https://pbs.twimg.com/media/CXkj2WQWAAAlowa.jpg" xlink:type="simple">https://pbs.twimg.com/media/CXkj2WQWAAAlowa.jpg</text:a></text:p>
          </table:table-cell>
          <table:table-cell office:value-type="string" calcext:value-type="string">
            <text:p><text:a xlink:href="https://pbs.twimg.com/media/CXkj2cOWAAEgcbq.jpg" xlink:type="simple">https://pbs.twimg.com/media/CXkj2cOWAAEgcbq.jpg</text:a></text:p>
          </table:table-cell>
          <table:table-cell office:value-type="string" calcext:value-type="string">
            <text:p><text:a xlink:href="https://pbs.twimg.com/media/CXkj2WcWYAALyvR.jpg" xlink:type="simple">https://pbs.twimg.com/media/CXkj2WcWYAALyvR.jpg</text:a></text:p>
          </table:table-cell>
        </table:table-row>
        <table:table-row table:style-name="ro1">
          <table:table-cell office:value-type="string" calcext:value-type="string">
            <text:p><text:a xlink:href="https://twitter.com/Tesla/status/682258992119328768" xlink:type="simple">682258992119328768</text:a></text:p>
          </table:table-cell>
          <table:table-cell office:value-type="string" calcext:value-type="string">
            <text:p>"Didn't slip once!" Luis drove 50+ miles on icy and snowy roads with his new Model S in Yosemite, CA https://t.co/cY3z9a2pzQ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12-30T17:56:34.000Z</text:p>
          </table:table-cell>
          <table:table-cell office:value-type="string" calcext:value-type="string">
            <text:p>Wed Dec 30 17:56:34 +0000 2015</text:p>
          </table:table-cell>
          <table:table-cell office:value-type="float" office:value="826" calcext:value-type="float">
            <text:p>826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CXfe7_CWcAAhR_6.jpg" xlink:type="simple">https://pbs.twimg.com/media/CXfe7_CWcAAhR_6.jp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681914177275998212" xlink:type="simple">681914177275998212</text:a></text:p>
          </table:table-cell>
          <table:table-cell office:value-type="string" calcext:value-type="string">
            <text:p>RT @CarThrottle Petrolheads' attitude towards @TeslaMotors over time: https://t.co/p39PvrmM4D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12-29T19:06:23.000Z</text:p>
          </table:table-cell>
          <table:table-cell office:value-type="string" calcext:value-type="string">
            <text:p>Tue Dec 29 19:06:23 +0000 2015</text:p>
          </table:table-cell>
          <table:table-cell office:value-type="float" office:value="603" calcext:value-type="float">
            <text:p>603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imated_gif</text:p>
          </table:table-cell>
          <table:table-cell office:value-type="string" calcext:value-type="string">
            <text:p><text:a xlink:href="https://video.twimg.com/tweet_video/CXalK6mWsAA8oOT.mp4" xlink:type="simple">https://video.twimg.com/tweet_video/CXalK6mWsAA8oOT.mp4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twitter.com/Tesla/status/681901326909837312" xlink:type="simple">681901326909837312</text:a></text:p>
          </table:table-cell>
          <table:table-cell office:value-type="string" calcext:value-type="string">
            <text:p>Snowy roads are a breeze with Model S</text:p>
            <text:p>https://t.co/vb5RSvv5yw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12-29T18:15:20.000Z</text:p>
          </table:table-cell>
          <table:table-cell office:value-type="string" calcext:value-type="string">
            <text:p>Tue Dec 29 18:15:20 +0000 2015</text:p>
          </table:table-cell>
          <table:table-cell office:value-type="float" office:value="331" calcext:value-type="float">
            <text:p>33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 office:value-type="string" calcext:value-type="string">
            <text:p><text:a xlink:href="https://amp.twimg.com/v/59481baf-4df3-4179-b70e-51b7a87ee852" xlink:type="simple">https://amp.twimg.com/v/59481baf-4df3-4179-b70e-51b7a87ee852 </text:a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681524708697845760" xlink:type="simple">681524708697845760</text:a></text:p>
          </table:table-cell>
          <table:table-cell office:value-type="string" calcext:value-type="string">
            <text:p>We've got you covered RT @AndreasBrovig Our 5 month old daughter loves driving across Norway in the snow! https://t.co/vgRMp0YZlM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12-28T17:18:47.000Z</text:p>
          </table:table-cell>
          <table:table-cell office:value-type="string" calcext:value-type="string">
            <text:p>Mon Dec 28 17:18:47 +0000 2015</text:p>
          </table:table-cell>
          <table:table-cell office:value-type="float" office:value="422" calcext:value-type="float">
            <text:p>42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/download/iphone" rel="nofollow"&gt;Twitter for iPhone&lt;/a&gt;</text:p>
          </table:table-cell>
          <table:table-cell office:value-type="string" calcext:value-type="string">
            <text:p>Twee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CXVDGOmWYAQgYUK.jpg" xlink:type="simple">https://pbs.twimg.com/media/CXVDGOmWYAQgYUK.jpg</text:a></text:p>
          </table:table-cell>
          <table:table-cell office:value-type="string" calcext:value-type="string">
            <text:p><text:a xlink:href="https://pbs.twimg.com/media/CXVDGO6WwAQBFYl.jpg" xlink:type="simple">https://pbs.twimg.com/media/CXVDGO6WwAQBFYl.jpg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twitter.com/Tesla/status/680891359427952645" xlink:type="simple">680891359427952645</text:a></text:p>
          </table:table-cell>
          <table:table-cell office:value-type="string" calcext:value-type="string">
            <text:p>A white Christmas in California for @bonnienorman &amp;amp; @lodenthal2 https://t.co/uApLu75PQA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12-26T23:22:05.000Z</text:p>
          </table:table-cell>
          <table:table-cell office:value-type="string" calcext:value-type="string">
            <text:p>Sat Dec 26 23:22:05 +0000 2015</text:p>
          </table:table-cell>
          <table:table-cell office:value-type="float" office:value="1040" calcext:value-type="float">
            <text:p>1040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CXMDFTKWwAADVml.jpg" xlink:type="simple">https://pbs.twimg.com/media/CXMDFTKWwAADVml.jp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680435856453296130" xlink:type="simple">680435856453296130</text:a></text:p>
          </table:table-cell>
          <table:table-cell office:value-type="string" calcext:value-type="string">
            <text:p>Limited edition Model X, for Santa only https://t.co/XqXjDmngOr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12-25T17:12:04.000Z</text:p>
          </table:table-cell>
          <table:table-cell office:value-type="string" calcext:value-type="string">
            <text:p>Fri Dec 25 17:12:04 +0000 2015</text:p>
          </table:table-cell>
          <table:table-cell office:value-type="float" office:value="1332" calcext:value-type="float">
            <text:p>1332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/download/iphone" rel="nofollow"&gt;Twitter for iPhone&lt;/a&gt;</text:p>
          </table:table-cell>
          <table:table-cell office:value-type="string" calcext:value-type="string">
            <text:p>Tweet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CXFky3_UQAAhhIm.jpg" xlink:type="simple">https://pbs.twimg.com/media/CXFky3_UQAAhhIm.jp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680392554802720768" xlink:type="simple">680392554802720768</text:a></text:p>
          </table:table-cell>
          <table:table-cell office:value-type="string" calcext:value-type="string">
            <text:p>@Paul85D Thank you! Merry X-mas to you too!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12-25T14:20:00.000Z</text:p>
          </table:table-cell>
          <table:table-cell office:value-type="string" calcext:value-type="string">
            <text:p>Fri Dec 25 14:20:00 +0000 201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Reply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679769922029916160" xlink:type="simple">679769922029916160</text:a></text:p>
          </table:table-cell>
          <table:table-cell office:value-type="string" calcext:value-type="string">
            <text:p>And here's the whole show https://t.co/H0iuPHqif7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12-23T21:05:53.000Z</text:p>
          </table:table-cell>
          <table:table-cell office:value-type="string" calcext:value-type="string">
            <text:p>Wed Dec 23 21:05:53 +0000 2015</text:p>
          </table:table-cell>
          <table:table-cell office:value-type="float" office:value="371" calcext:value-type="float">
            <text:p>371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 office:value-type="string" calcext:value-type="string">
            <text:p><text:a xlink:href="https://www.youtube.com/watch?v=xY_AOA-F0Jw" xlink:type="simple">https://www.youtube.com/watch?v=xY_AOA-F0Jw </text:a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679713161877041152" xlink:type="simple">679713161877041152</text:a></text:p>
          </table:table-cell>
          <table:table-cell office:value-type="string" calcext:value-type="string">
            <text:p>Jens from Norway made it home for Christmas. With Model S you can plan on that https://t.co/jXiw4YmBd0 https://t.co/TKXFDSbgOc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12-23T17:20:20.000Z</text:p>
          </table:table-cell>
          <table:table-cell office:value-type="string" calcext:value-type="string">
            <text:p>Wed Dec 23 17:20:20 +0000 2015</text:p>
          </table:table-cell>
          <table:table-cell office:value-type="float" office:value="310" calcext:value-type="float">
            <text:p>31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 office:value-type="string" calcext:value-type="string">
            <text:p><text:a xlink:href="http://ts.la/f4p" xlink:type="simple">http://ts.la/f4p 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CW7ThIwUQAA38W7.jpg" xlink:type="simple">https://pbs.twimg.com/media/CW7ThIwUQAA38W7.jp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679712606307889152" xlink:type="simple">679712606307889152</text:a></text:p>
          </table:table-cell>
          <table:table-cell office:value-type="string" calcext:value-type="string">
            <text:p>@CarmelitaJeter Hi Carmelita, thanks for reaching out. Our team will be in touch with you shortly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12-23T17:18:08.000Z</text:p>
          </table:table-cell>
          <table:table-cell office:value-type="string" calcext:value-type="string">
            <text:p>Wed Dec 23 17:18:08 +0000 201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679381116369809408" xlink:type="simple">679381116369809408</text:a></text:p>
          </table:table-cell>
          <table:table-cell office:value-type="string" calcext:value-type="string">
            <text:p>The future has landed RT @joannvandenende Let the force be with us, Marcus in his own spaceship @TeslaMotors https://t.co/cK7jFFg9gK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12-22T19:20:55.000Z</text:p>
          </table:table-cell>
          <table:table-cell office:value-type="string" calcext:value-type="string">
            <text:p>Tue Dec 22 19:20:55 +0000 2015</text:p>
          </table:table-cell>
          <table:table-cell office:value-type="float" office:value="300" calcext:value-type="float">
            <text:p>30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CW2lhnZXAAESoHw.jpg" xlink:type="simple">https://pbs.twimg.com/media/CW2lhnZXAAESoHw.jp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678982016419819522" xlink:type="simple">678982016419819522</text:a></text:p>
          </table:table-cell>
          <table:table-cell office:value-type="string" calcext:value-type="string">
            <text:p>That's how we roll RT @biaohs23 Most appropriate plate number on a Tesla Model S! https://t.co/TfWpWUsE3H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12-21T16:55:02.000Z</text:p>
          </table:table-cell>
          <table:table-cell office:value-type="string" calcext:value-type="string">
            <text:p>Mon Dec 21 16:55:02 +0000 2015</text:p>
          </table:table-cell>
          <table:table-cell office:value-type="float" office:value="620" calcext:value-type="float">
            <text:p>620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CWw6i9PUEAAYxWC.jpg" xlink:type="simple">https://pbs.twimg.com/media/CWw6i9PUEAAYxWC.jp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678801749029752833" xlink:type="simple">678801749029752833</text:a></text:p>
          </table:table-cell>
          <table:table-cell office:value-type="string" calcext:value-type="string">
            <text:p>@vjargiro Congrats!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12-21T04:58:43.000Z</text:p>
          </table:table-cell>
          <table:table-cell office:value-type="string" calcext:value-type="string">
            <text:p>Mon Dec 21 04:58:43 +0000 201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678636344248107008" xlink:type="simple">678636344248107008</text:a></text:p>
          </table:table-cell>
          <table:table-cell office:value-type="string" calcext:value-type="string">
            <text:p>Celebrate a zero-emission holiday season https://t.co/Si4wVQ1wLF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12-20T18:01:27.000Z</text:p>
          </table:table-cell>
          <table:table-cell office:value-type="string" calcext:value-type="string">
            <text:p>Sun Dec 20 18:01:27 +0000 2015</text:p>
          </table:table-cell>
          <table:table-cell office:value-type="float" office:value="651" calcext:value-type="float">
            <text:p>65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CWsAKLSUEAEhXjG.jpg" xlink:type="simple">https://pbs.twimg.com/media/CWsAKLSUEAEhXjG.jp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678279119382011905" xlink:type="simple">678279119382011905</text:a></text:p>
          </table:table-cell>
          <table:table-cell office:value-type="string" calcext:value-type="string">
            <text:p>"Traction on icy roads is amazing!" No other AWD drive car compares to Willy's 85D https://t.co/VZCDi0AmVm https://t.co/ZEHDjwxV1b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12-19T18:21:58.000Z</text:p>
          </table:table-cell>
          <table:table-cell office:value-type="string" calcext:value-type="string">
            <text:p>Sat Dec 19 18:21:58 +0000 2015</text:p>
          </table:table-cell>
          <table:table-cell office:value-type="float" office:value="351" calcext:value-type="float">
            <text:p>35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 office:value-type="string" calcext:value-type="string">
            <text:p><text:a xlink:href="http://ts.la/b3i" xlink:type="simple">http://ts.la/b3i 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CWm7Q89UAAA-M-i.jpg" xlink:type="simple">https://pbs.twimg.com/media/CWm7Q89UAAA-M-i.jp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677994636762218496" xlink:type="simple">677994636762218496</text:a></text:p>
          </table:table-cell>
          <table:table-cell office:value-type="string" calcext:value-type="string">
            <text:p>@dohnnyjomino Hi Johnny, can you DM us with more info. Thank you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12-18T23:31:32.000Z</text:p>
          </table:table-cell>
          <table:table-cell office:value-type="string" calcext:value-type="string">
            <text:p>Fri Dec 18 23:31:32 +0000 201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677957799079337985" xlink:type="simple">677957799079337985</text:a></text:p>
          </table:table-cell>
          <table:table-cell office:value-type="string" calcext:value-type="string">
            <text:p>Always ready to go RT @TeslaPittsburgh I love how she greets me when I walk up. https://t.co/17dqlo5Aso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12-18T21:05:09.000Z</text:p>
          </table:table-cell>
          <table:table-cell office:value-type="string" calcext:value-type="string">
            <text:p>Fri Dec 18 21:05:09 +0000 2015</text:p>
          </table:table-cell>
          <table:table-cell office:value-type="float" office:value="354" calcext:value-type="float">
            <text:p>354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CWiXBpyU8AAerGP.jpg" xlink:type="simple">https://pbs.twimg.com/media/CWiXBpyU8AAerGP.jp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677911077422690304" xlink:type="simple">677911077422690304</text:a></text:p>
          </table:table-cell>
          <table:table-cell office:value-type="string" calcext:value-type="string">
            <text:p>Eric from Minnesota explains why he chose to be part of the Tesla Community https://t.co/B7Zy2PnUKX https://t.co/fMQiv28puY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12-18T17:59:30.000Z</text:p>
          </table:table-cell>
          <table:table-cell office:value-type="string" calcext:value-type="string">
            <text:p>Fri Dec 18 17:59:30 +0000 2015</text:p>
          </table:table-cell>
          <table:table-cell office:value-type="float" office:value="260" calcext:value-type="float">
            <text:p>26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 office:value-type="string" calcext:value-type="string">
            <text:p><text:a xlink:href="http://ts.la/h4U" xlink:type="simple">http://ts.la/h4U 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CWhsiGVVAAUEhlh.jpg" xlink:type="simple">https://pbs.twimg.com/media/CWhsiGVVAAUEhlh.jp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677903217234075648" xlink:type="simple">677903217234075648</text:a></text:p>
          </table:table-cell>
          <table:table-cell office:value-type="string" calcext:value-type="string">
            <text:p>Das ist Super! RT @kaikreuzer Did a test drive with Model S auto-pilot on a German motorway - great experience! https://t.co/eCbhagdKD6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12-18T17:28:16.000Z</text:p>
          </table:table-cell>
          <table:table-cell office:value-type="string" calcext:value-type="string">
            <text:p>Fri Dec 18 17:28:16 +0000 2015</text:p>
          </table:table-cell>
          <table:table-cell office:value-type="float" office:value="335" calcext:value-type="float">
            <text:p>335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CWhlYkLU4AEjYUt.jpg" xlink:type="simple">https://pbs.twimg.com/media/CWhlYkLU4AEjYUt.jp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677616051660578817" xlink:type="simple">677616051660578817</text:a></text:p>
          </table:table-cell>
          <table:table-cell office:value-type="string" calcext:value-type="string">
            <text:p>@jozschwartz Hi Josey, yes that is possible. Please DM your contact details if you'd like our sales team to reach out to you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12-17T22:27:10.000Z</text:p>
          </table:table-cell>
          <table:table-cell office:value-type="string" calcext:value-type="string">
            <text:p>Thu Dec 17 22:27:10 +0000 201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677557672128851969" xlink:type="simple">677557672128851969</text:a></text:p>
          </table:table-cell>
          <table:table-cell office:value-type="string" calcext:value-type="string">
            <text:p>@DavidSohl Thank you for joining the rEVolution!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12-17T18:35:12.000Z</text:p>
          </table:table-cell>
          <table:table-cell office:value-type="string" calcext:value-type="string">
            <text:p>Thu Dec 17 18:35:12 +0000 201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677554441977860096" xlink:type="simple">677554441977860096</text:a></text:p>
          </table:table-cell>
          <table:table-cell office:value-type="string" calcext:value-type="string">
            <text:p>Size doesn’t matter when it comes to Christmas trees and Model S @TimPollardCars &amp;amp; @turner_dst https://t.co/19vJN0kmcx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12-17T18:22:21.000Z</text:p>
          </table:table-cell>
          <table:table-cell office:value-type="string" calcext:value-type="string">
            <text:p>Thu Dec 17 18:22:21 +0000 2015</text:p>
          </table:table-cell>
          <table:table-cell office:value-type="float" office:value="273" calcext:value-type="float">
            <text:p>27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CWcoLI4UwAAzo9O.jpg" xlink:type="simple">https://pbs.twimg.com/media/CWcoLI4UwAAzo9O.jpg</text:a></text:p>
          </table:table-cell>
          <table:table-cell office:value-type="string" calcext:value-type="string">
            <text:p><text:a xlink:href="https://pbs.twimg.com/media/CWcoLKvVAAAkKoC.jpg" xlink:type="simple">https://pbs.twimg.com/media/CWcoLKvVAAAkKoC.jpg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twitter.com/Tesla/status/677226196665368577" xlink:type="simple">677226196665368577</text:a></text:p>
          </table:table-cell>
          <table:table-cell office:value-type="string" calcext:value-type="string">
            <text:p>@VivaParess Congrats! Thank you for being part of the rEVolution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12-16T20:38:02.000Z</text:p>
          </table:table-cell>
          <table:table-cell office:value-type="string" calcext:value-type="string">
            <text:p>Wed Dec 16 20:38:02 +0000 201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677185671837036544" xlink:type="simple">677185671837036544</text:a></text:p>
          </table:table-cell>
          <table:table-cell office:value-type="string" calcext:value-type="string">
            <text:p>"This car has a magnetic personality.” @markbtempleton's first 2 months with Model X https://t.co/BRrSdoJBGA https://t.co/oyl2SCTwaQ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12-16T17:57:00.000Z</text:p>
          </table:table-cell>
          <table:table-cell office:value-type="string" calcext:value-type="string">
            <text:p>Wed Dec 16 17:57:00 +0000 2015</text:p>
          </table:table-cell>
          <table:table-cell office:value-type="float" office:value="262" calcext:value-type="float">
            <text:p>262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 office:value-type="string" calcext:value-type="string">
            <text:p><text:a xlink:href="http://ts.la/h4P" xlink:type="simple">http://ts.la/h4P </text:a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CWXYx7oUsAAizcN.jpg" xlink:type="simple">https://pbs.twimg.com/media/CWXYx7oUsAAizcN.jp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676879738451857408" xlink:type="simple">676879738451857408</text:a></text:p>
          </table:table-cell>
          <table:table-cell office:value-type="string" calcext:value-type="string">
            <text:p>@liwp @mattions Hi both, this should be fixed now. Thanks for reaching out and let's us know if your still experience issues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12-15T21:41:20.000Z</text:p>
          </table:table-cell>
          <table:table-cell office:value-type="string" calcext:value-type="string">
            <text:p>Tue Dec 15 21:41:20 +0000 201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676125794121474048" xlink:type="simple">676125794121474048</text:a></text:p>
          </table:table-cell>
          <table:table-cell office:value-type="string" calcext:value-type="string">
            <text:p>RT @DMNBiz That face you make when you go 0-60 in 3 seconds thanks to "Ludicrous Mode" https://t.co/IbpuHst4rX https://t.co/uFu0wepJPd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12-13T19:45:25.000Z</text:p>
          </table:table-cell>
          <table:table-cell office:value-type="string" calcext:value-type="string">
            <text:p>Sun Dec 13 19:45:25 +0000 2015</text:p>
          </table:table-cell>
          <table:table-cell office:value-type="float" office:value="284" calcext:value-type="float">
            <text:p>284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 office:value-type="string" calcext:value-type="string">
            <text:p><text:a xlink:href="http://d-news.co/VJq9C" xlink:type="simple">http://d-news.co/VJq9C </text:a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<text:a xlink:href="https://video.twimg.com/ext_tw_video/676125667508027392/pu/vid/318x180/vA3Vwf6crBjHsXMH.mp4" xlink:type="simple">https://video.twimg.com/ext_tw_video/676125667508027392/pu/vid/318x180/vA3Vwf6crBjHsXMH.mp4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twitter.com/Tesla/status/675979885861470208" xlink:type="simple">675979885861470208</text:a></text:p>
          </table:table-cell>
          <table:table-cell office:value-type="string" calcext:value-type="string">
            <text:p>It’s not everyday you get to experience the future @Harrods. Test drive Model S today https://t.co/LXdgPpBkWe</text:p>
            <text:p>https://t.co/pYKDJtlb70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12-13T10:05:38.000Z</text:p>
          </table:table-cell>
          <table:table-cell office:value-type="string" calcext:value-type="string">
            <text:p>Sun Dec 13 10:05:38 +0000 2015</text:p>
          </table:table-cell>
          <table:table-cell office:value-type="float" office:value="300" calcext:value-type="float">
            <text:p>300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 office:value-type="string" calcext:value-type="string">
            <text:p><text:a xlink:href="http://ts.la/b3W" xlink:type="simple">http://ts.la/b3W https://amp.twimg.com/v/60d57829-1e3d-4969-8465-ec43052840d2 </text:a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675782248474525696" xlink:type="simple">675782248474525696</text:a></text:p>
          </table:table-cell>
          <table:table-cell office:value-type="string" calcext:value-type="string">
            <text:p>We're everywhere :) RT @timothyhastings Morning stroll thru Oslo. Hei Hei! 🇳🇴 more Tesla's here than in Palo Alto 😄 https://t.co/VvF9eXZM85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12-12T21:00:18.000Z</text:p>
          </table:table-cell>
          <table:table-cell office:value-type="string" calcext:value-type="string">
            <text:p>Sat Dec 12 21:00:18 +0000 2015</text:p>
          </table:table-cell>
          <table:table-cell office:value-type="float" office:value="310" calcext:value-type="float">
            <text:p>310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CWDcX4oWIAAyWq-.jpg" xlink:type="simple">https://pbs.twimg.com/media/CWDcX4oWIAAyWq-.jp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675727759658872832" xlink:type="simple">675727759658872832</text:a></text:p>
          </table:table-cell>
          <table:table-cell office:value-type="string" calcext:value-type="string">
            <text:p>A Tesla experience @Harrods for the holidays https://t.co/04g3YV2h5B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12-12T17:23:46.000Z</text:p>
          </table:table-cell>
          <table:table-cell office:value-type="string" calcext:value-type="string">
            <text:p>Sat Dec 12 17:23:46 +0000 2015</text:p>
          </table:table-cell>
          <table:table-cell office:value-type="float" office:value="349" calcext:value-type="float">
            <text:p>349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CWCq0MWUYAAEvhk.jpg" xlink:type="simple">https://pbs.twimg.com/media/CWCq0MWUYAAEvhk.jp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675603486533382144" xlink:type="simple">675603486533382144</text:a></text:p>
          </table:table-cell>
          <table:table-cell office:value-type="string" calcext:value-type="string">
            <text:p>@lvlimbeek Dat klopt niet helemaal inderdaad ;) Kun je je email &amp;amp; woonplaats sturen via DM? Dan gaan we je verder helpen. Dank!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12-12T09:09:57.000Z</text:p>
          </table:table-cell>
          <table:table-cell office:value-type="string" calcext:value-type="string">
            <text:p>Sat Dec 12 09:09:57 +0000 201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Reply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675408661431361536" xlink:type="simple">675408661431361536</text:a></text:p>
          </table:table-cell>
          <table:table-cell office:value-type="string" calcext:value-type="string">
            <text:p>Future emerges on Dallas streets as @dallasnews test ‘drives’ Tesla’s new Autopilot system https://t.co/rI5JnUWplm https://t.co/xp6qUD0ydV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12-11T20:15:48.000Z</text:p>
          </table:table-cell>
          <table:table-cell office:value-type="string" calcext:value-type="string">
            <text:p>Fri Dec 11 20:15:48 +0000 2015</text:p>
          </table:table-cell>
          <table:table-cell office:value-type="float" office:value="223" calcext:value-type="float">
            <text:p>223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 office:value-type="string" calcext:value-type="string">
            <text:p><text:a xlink:href="http://www.dallasnews.com/business/autos-latest-news/20151210-future-emerges-on-dallas-streets-as-we-test-drive-teslas-new-autopilot-system.ece" xlink:type="simple">http://www.dallasnews.com/business/autos-latest-news/20151210-future-emerges-on-dallas-streets-as-we-test-drive-teslas-new-autopilot-system.ece </text:a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CV-ImP5W4AAHP4I.png" xlink:type="simple">https://pbs.twimg.com/media/CV-ImP5W4AAHP4I.pn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675354997840834560" xlink:type="simple">675354997840834560</text:a></text:p>
          </table:table-cell>
          <table:table-cell office:value-type="string" calcext:value-type="string">
            <text:p>RT @ChiTribuneAuto Tesla's V7.0 is closest thing to self-driving cars on roads today https://t.co/6RNGCd63ZC https://t.co/O8VtwkPC1J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12-11T16:42:33.000Z</text:p>
          </table:table-cell>
          <table:table-cell office:value-type="string" calcext:value-type="string">
            <text:p>Fri Dec 11 16:42:33 +0000 2015</text:p>
          </table:table-cell>
          <table:table-cell office:value-type="float" office:value="383" calcext:value-type="float">
            <text:p>383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 office:value-type="string" calcext:value-type="string">
            <text:p><text:a xlink:href="http://trib.in/1N9leUv" xlink:type="simple">http://trib.in/1N9leUv 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CV9XypQWIAEk58Z.png" xlink:type="simple">https://pbs.twimg.com/media/CV9XypQWIAEk58Z.pn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675025024005373952" xlink:type="simple">675025024005373952</text:a></text:p>
          </table:table-cell>
          <table:table-cell office:value-type="string" calcext:value-type="string">
            <text:p>Just can't get enough of it RT @BjornNyland Tesla Model S P85 RWD making donuts in the snow: https://t.co/y7BCvNxDPU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12-10T18:51:21.000Z</text:p>
          </table:table-cell>
          <table:table-cell office:value-type="string" calcext:value-type="string">
            <text:p>Thu Dec 10 18:51:21 +0000 2015</text:p>
          </table:table-cell>
          <table:table-cell office:value-type="float" office:value="164" calcext:value-type="float">
            <text:p>16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 office:value-type="string" calcext:value-type="string">
            <text:p><text:a xlink:href="https://youtu.be/BKEX5kSIYjA" xlink:type="simple">https://youtu.be/BKEX5kSIYjA </text:a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674981047604527105" xlink:type="simple">674981047604527105</text:a></text:p>
          </table:table-cell>
          <table:table-cell office:value-type="string" calcext:value-type="string">
            <text:p>El angel de Independencia appreciates a zero emissions addition to Mexico City's morning traffic https://t.co/DiI6IVQMjj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12-10T15:56:36.000Z</text:p>
          </table:table-cell>
          <table:table-cell office:value-type="string" calcext:value-type="string">
            <text:p>Thu Dec 10 15:56:36 +0000 2015</text:p>
          </table:table-cell>
          <table:table-cell office:value-type="float" office:value="657" calcext:value-type="float">
            <text:p>657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CV4Dr1iWoAIVeL9.jpg" xlink:type="simple">https://pbs.twimg.com/media/CV4Dr1iWoAIVeL9.jp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674873706687123456" xlink:type="simple">674873706687123456</text:a></text:p>
          </table:table-cell>
          <table:table-cell office:value-type="string" calcext:value-type="string">
            <text:p>Welcome to the rEVolution! RT @JmeBBK Serious Serious 🏁 @TeslaMotors 💛 https://t.co/h4AuynJ0EB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12-10T08:50:04.000Z</text:p>
          </table:table-cell>
          <table:table-cell office:value-type="string" calcext:value-type="string">
            <text:p>Thu Dec 10 08:50:04 +0000 2015</text:p>
          </table:table-cell>
          <table:table-cell office:value-type="float" office:value="522" calcext:value-type="float">
            <text:p>522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CV2iD0iWUAErTEo.jpg" xlink:type="simple">https://pbs.twimg.com/media/CV2iD0iWUAErTEo.jp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674699504994635776" xlink:type="simple">674699504994635776</text:a></text:p>
          </table:table-cell>
          <table:table-cell office:value-type="string" calcext:value-type="string">
            <text:p>@JohnKaster Enjoy! We'd love to see some pics along the way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12-09T21:17:51.000Z</text:p>
          </table:table-cell>
          <table:table-cell office:value-type="string" calcext:value-type="string">
            <text:p>Wed Dec 09 21:17:51 +0000 201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674632717699579904" xlink:type="simple">674632717699579904</text:a></text:p>
          </table:table-cell>
          <table:table-cell office:value-type="string" calcext:value-type="string">
            <text:p>Tesla's Autopilot heading for the Sierra Nevada https://t.co/Y5VFI6QSLr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12-09T16:52:28.000Z</text:p>
          </table:table-cell>
          <table:table-cell office:value-type="string" calcext:value-type="string">
            <text:p>Wed Dec 09 16:52:28 +0000 2015</text:p>
          </table:table-cell>
          <table:table-cell office:value-type="float" office:value="570" calcext:value-type="float">
            <text:p>570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CVzG4TuUAAAcLyT.jpg" xlink:type="simple">https://pbs.twimg.com/media/CVzG4TuUAAAcLyT.jp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674611029813403648" xlink:type="simple">674611029813403648</text:a></text:p>
          </table:table-cell>
          <table:table-cell office:value-type="string" calcext:value-type="string">
            <text:p>👍🏼 RT @mitchtwit usually trade in at 40K mi. but having too much fun! Thx for best car I've ever owned @TeslaMotors https://t.co/mkF1EOph7t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12-09T15:26:17.000Z</text:p>
          </table:table-cell>
          <table:table-cell office:value-type="string" calcext:value-type="string">
            <text:p>Wed Dec 09 15:26:17 +0000 2015</text:p>
          </table:table-cell>
          <table:table-cell office:value-type="float" office:value="350" calcext:value-type="float">
            <text:p>35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/download/iphone" rel="nofollow"&gt;Twitter for iPhone&lt;/a&gt;</text:p>
          </table:table-cell>
          <table:table-cell office:value-type="string" calcext:value-type="string">
            <text:p>Twee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CVyzJr-WcAA955X.jpg" xlink:type="simple">https://pbs.twimg.com/media/CVyzJr-WcAA955X.jp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674275848434933761" xlink:type="simple">674275848434933761</text:a></text:p>
          </table:table-cell>
          <table:table-cell office:value-type="string" calcext:value-type="string">
            <text:p>This Model S is delivering Christmas https://t.co/k0uSRr8Hax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12-08T17:14:24.000Z</text:p>
          </table:table-cell>
          <table:table-cell office:value-type="string" calcext:value-type="string">
            <text:p>Tue Dec 08 17:14:24 +0000 2015</text:p>
          </table:table-cell>
          <table:table-cell office:value-type="float" office:value="538" calcext:value-type="float">
            <text:p>538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CVuCT3NUYAA3_5X.jpg" xlink:type="simple">https://pbs.twimg.com/media/CVuCT3NUYAA3_5X.jp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673998541409398785" xlink:type="simple">673998541409398785</text:a></text:p>
          </table:table-cell>
          <table:table-cell office:value-type="string" calcext:value-type="string">
            <text:p>@BrugmanBeijen @JohansVisie Als je nog steeds op zoek bent ;) kom dan even langs in een Tesla store voor shirts, jackets etc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12-07T22:52:29.000Z</text:p>
          </table:table-cell>
          <table:table-cell office:value-type="string" calcext:value-type="string">
            <text:p>Mon Dec 07 22:52:29 +0000 201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673997198875586560" xlink:type="simple">673997198875586560</text:a></text:p>
          </table:table-cell>
          <table:table-cell office:value-type="string" calcext:value-type="string">
            <text:p>@jspady Thanks for letting us know. We are looking into this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12-07T22:47:09.000Z</text:p>
          </table:table-cell>
          <table:table-cell office:value-type="string" calcext:value-type="string">
            <text:p>Mon Dec 07 22:47:09 +0000 201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673566006158237696" xlink:type="simple">673566006158237696</text:a></text:p>
          </table:table-cell>
          <table:table-cell office:value-type="string" calcext:value-type="string">
            <text:p>“Always keep your hands on” and more learnings from Autopiloting across the country https://t.co/XIPtDEXnsN https://t.co/b1E8xBCQp5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12-06T18:13:44.000Z</text:p>
          </table:table-cell>
          <table:table-cell office:value-type="string" calcext:value-type="string">
            <text:p>Sun Dec 06 18:13:44 +0000 2015</text:p>
          </table:table-cell>
          <table:table-cell office:value-type="float" office:value="446" calcext:value-type="float">
            <text:p>446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 office:value-type="string" calcext:value-type="string">
            <text:p><text:a xlink:href="http://ts.la/d38" xlink:type="simple">http://ts.la/d38 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CVj8tlpWUAMQFDK.png" xlink:type="simple">https://pbs.twimg.com/media/CVj8tlpWUAMQFDK.pn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673562668607922180" xlink:type="simple">673562668607922180</text:a></text:p>
          </table:table-cell>
          <table:table-cell office:value-type="string" calcext:value-type="string">
            <text:p>@pjpereirajr Thank you for reaching out. Our service team has been notified and will be in touch with you soon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12-06T18:00:29.000Z</text:p>
          </table:table-cell>
          <table:table-cell office:value-type="string" calcext:value-type="string">
            <text:p>Sun Dec 06 18:00:29 +0000 201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673429155984355328" xlink:type="simple">673429155984355328</text:a></text:p>
          </table:table-cell>
          <table:table-cell office:value-type="string" calcext:value-type="string">
            <text:p>@MKEJake Thank you for letting us know! Our Supercharger team has been notified and will fix it asap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12-06T09:09:57.000Z</text:p>
          </table:table-cell>
          <table:table-cell office:value-type="string" calcext:value-type="string">
            <text:p>Sun Dec 06 09:09:57 +0000 201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672846449919533056" xlink:type="simple">672846449919533056</text:a></text:p>
          </table:table-cell>
          <table:table-cell office:value-type="string" calcext:value-type="string">
            <text:p>@oetting We're here to help :) Always feel free to reach out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12-04T18:34:29.000Z</text:p>
          </table:table-cell>
          <table:table-cell office:value-type="string" calcext:value-type="string">
            <text:p>Fri Dec 04 18:34:29 +0000 2015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672817767482040320" xlink:type="simple">672817767482040320</text:a></text:p>
          </table:table-cell>
          <table:table-cell office:value-type="string" calcext:value-type="string">
            <text:p>Smooth! https://t.co/OqdvvfUG36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12-04T16:40:30.000Z</text:p>
          </table:table-cell>
          <table:table-cell office:value-type="string" calcext:value-type="string">
            <text:p>Fri Dec 04 16:40:30 +0000 2015</text:p>
          </table:table-cell>
          <table:table-cell office:value-type="float" office:value="196" calcext:value-type="float">
            <text:p>196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 office:value-type="string" calcext:value-type="string">
            <text:p><text:a xlink:href="https://twitter.com/nerstrandeagle/status/672157587186388992" xlink:type="simple">https://twitter.com/nerstrandeagle/status/672157587186388992 </text:a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672780144239603712" xlink:type="simple">672780144239603712</text:a></text:p>
          </table:table-cell>
          <table:table-cell office:value-type="string" calcext:value-type="string">
            <text:p>@Paul_EUandCOMP Hi Paul, can you please send us your contact details via DM so we can follow up with you directly? Thank you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12-04T14:11:00.000Z</text:p>
          </table:table-cell>
          <table:table-cell office:value-type="string" calcext:value-type="string">
            <text:p>Fri Dec 04 14:11:00 +0000 201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672479580897284097" xlink:type="simple">672479580897284097</text:a></text:p>
          </table:table-cell>
          <table:table-cell office:value-type="string" calcext:value-type="string">
            <text:p>Tesla family &amp;lt;3 RT @vrkjn Parked @TeslaMotors Model XS and Model S in front of the house! https://t.co/N8U5D2oC2m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12-03T18:16:40.000Z</text:p>
          </table:table-cell>
          <table:table-cell office:value-type="string" calcext:value-type="string">
            <text:p>Thu Dec 03 18:16:40 +0000 2015</text:p>
          </table:table-cell>
          <table:table-cell office:value-type="float" office:value="321" calcext:value-type="float">
            <text:p>32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CVUgnPEVEAAoeg9.jpg" xlink:type="simple">https://pbs.twimg.com/media/CVUgnPEVEAAoeg9.jpg</text:a></text:p>
          </table:table-cell>
          <table:table-cell office:value-type="string" calcext:value-type="string">
            <text:p><text:a xlink:href="https://pbs.twimg.com/media/CVUgm92UkAEzVTV.jpg" xlink:type="simple">https://pbs.twimg.com/media/CVUgm92UkAEzVTV.jpg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twitter.com/Tesla/status/672458120677883904" xlink:type="simple">672458120677883904</text:a></text:p>
          </table:table-cell>
          <table:table-cell office:value-type="string" calcext:value-type="string">
            <text:p>Open 24/7, build your Model S in our Design Studio https://t.co/gRdCJzeskG</text:p>
            <text:p>https://t.co/AaPc4Sn5h4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12-03T16:51:24.000Z</text:p>
          </table:table-cell>
          <table:table-cell office:value-type="string" calcext:value-type="string">
            <text:p>Thu Dec 03 16:51:24 +0000 2015</text:p>
          </table:table-cell>
          <table:table-cell office:value-type="float" office:value="275" calcext:value-type="float">
            <text:p>27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 office:value-type="string" calcext:value-type="string">
            <text:p><text:a xlink:href="http://ts.la/s40" xlink:type="simple">http://ts.la/s40 https://amp.twimg.com/v/b77e4b3f-cfdd-4b93-9aef-279c250ecc65 </text:a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672095818694959104" xlink:type="simple">672095818694959104</text:a></text:p>
          </table:table-cell>
          <table:table-cell office:value-type="string" calcext:value-type="string">
            <text:p>Cool! RT @backseatdiver Awesome trip over Hemsedal, Norway this weekend! :) @TeslaMotors https://t.co/ojxI7fHpSE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12-02T16:51:44.000Z</text:p>
          </table:table-cell>
          <table:table-cell office:value-type="string" calcext:value-type="string">
            <text:p>Wed Dec 02 16:51:44 +0000 2015</text:p>
          </table:table-cell>
          <table:table-cell office:value-type="float" office:value="411" calcext:value-type="float">
            <text:p>411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CVPDlcQWIAArXuP.jpg" xlink:type="simple">https://pbs.twimg.com/media/CVPDlcQWIAArXuP.jp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671790476941467648" xlink:type="simple">671790476941467648</text:a></text:p>
          </table:table-cell>
          <table:table-cell office:value-type="string" calcext:value-type="string">
            <text:p>@craigxtodd @Workday Enjoy! Let us know what you think about Model S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12-01T20:38:25.000Z</text:p>
          </table:table-cell>
          <table:table-cell office:value-type="string" calcext:value-type="string">
            <text:p>Tue Dec 01 20:38:25 +0000 201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671788999485321216" xlink:type="simple">671788999485321216</text:a></text:p>
          </table:table-cell>
          <table:table-cell office:value-type="string" calcext:value-type="string">
            <text:p>RT @RacingXtinction Don’t miss the global premiere of #RacingExtinction on Dec 2 @Discovery https://t.co/SYkWG5RqAy https://t.co/PpEbyBOxEQ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12-01T20:32:33.000Z</text:p>
          </table:table-cell>
          <table:table-cell office:value-type="string" calcext:value-type="string">
            <text:p>Tue Dec 01 20:32:33 +0000 2015</text:p>
          </table:table-cell>
          <table:table-cell office:value-type="float" office:value="290" calcext:value-type="float">
            <text:p>290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 office:value-type="string" calcext:value-type="string">
            <text:p><text:a xlink:href="https://www.youtube.com/watch?v=MwxyrLUdcss&amp;feature=youtu.be" xlink:type="simple">https://www.youtube.com/watch?v=MwxyrLUdcss&amp;feature=youtu.be </text:a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CVKsiM_WwAEWvRJ.jpg" xlink:type="simple">https://pbs.twimg.com/media/CVKsiM_WwAEWvRJ.jp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671731960721629185" xlink:type="simple">671731960721629185</text:a></text:p>
          </table:table-cell>
          <table:table-cell office:value-type="string" calcext:value-type="string">
            <text:p>Matt did the math, buying a Tesla made perfect sense for his family https://t.co/csHjvbgxKQ https://t.co/DarGBUq787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12-01T16:45:54.000Z</text:p>
          </table:table-cell>
          <table:table-cell office:value-type="string" calcext:value-type="string">
            <text:p>Tue Dec 01 16:45:54 +0000 2015</text:p>
          </table:table-cell>
          <table:table-cell office:value-type="float" office:value="433" calcext:value-type="float">
            <text:p>433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 office:value-type="string" calcext:value-type="string">
            <text:p><text:a xlink:href="http://ts.la/f3W" xlink:type="simple">http://ts.la/f3W 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CVJ4qIjWsAAMs59.jpg" xlink:type="simple">https://pbs.twimg.com/media/CVJ4qIjWsAAMs59.jp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671025086007222272" xlink:type="simple">671025086007222272</text:a></text:p>
          </table:table-cell>
          <table:table-cell office:value-type="string" calcext:value-type="string">
            <text:p>Børre’s first winter drive with Model S: “My god what a great car” https://t.co/ph4F7F7jTg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11-29T17:57:02.000Z</text:p>
          </table:table-cell>
          <table:table-cell office:value-type="string" calcext:value-type="string">
            <text:p>Sun Nov 29 17:57:02 +0000 2015</text:p>
          </table:table-cell>
          <table:table-cell office:value-type="float" office:value="861" calcext:value-type="float">
            <text:p>861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CU_1wjZWoAEh8e4.jpg" xlink:type="simple">https://pbs.twimg.com/media/CU_1wjZWoAEh8e4.jp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670317697427742720" xlink:type="simple">670317697427742720</text:a></text:p>
          </table:table-cell>
          <table:table-cell office:value-type="string" calcext:value-type="string">
            <text:p>@grateful4usana Enjoy! Let us know what you think about Model S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11-27T19:06:07.000Z</text:p>
          </table:table-cell>
          <table:table-cell office:value-type="string" calcext:value-type="string">
            <text:p>Fri Nov 27 19:06:07 +0000 20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670297334350274561" xlink:type="simple">670297334350274561</text:a></text:p>
          </table:table-cell>
          <table:table-cell office:value-type="string" calcext:value-type="string">
            <text:p>Always a special offer, the best car on the road &amp;amp; a zero-emission future #BlackFriday https://t.co/8yvUGIYXAW https://t.co/v6ipElQYTq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11-27T17:45:12.000Z</text:p>
          </table:table-cell>
          <table:table-cell office:value-type="string" calcext:value-type="string">
            <text:p>Fri Nov 27 17:45:12 +0000 2015</text:p>
          </table:table-cell>
          <table:table-cell office:value-type="float" office:value="510" calcext:value-type="float">
            <text:p>510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 office:value-type="string" calcext:value-type="string">
            <text:p><text:a xlink:href="http://ts.la/b2o" xlink:type="simple">http://ts.la/b2o </text:a>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CU1f32UVEAMKHtU.jpg" xlink:type="simple">https://pbs.twimg.com/media/CU1f32UVEAMKHtU.jp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670207893115961344" xlink:type="simple">670207893115961344</text:a></text:p>
          </table:table-cell>
          <table:table-cell office:value-type="string" calcext:value-type="string">
            <text:p>@smitsfrank Dank voor je bericht. Dat is zeker niet de bedoeling, ons team is er nu mee bezig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11-27T11:49:48.000Z</text:p>
          </table:table-cell>
          <table:table-cell office:value-type="string" calcext:value-type="string">
            <text:p>Fri Nov 27 11:49:48 +0000 201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669984972535672832" xlink:type="simple">669984972535672832</text:a></text:p>
          </table:table-cell>
          <table:table-cell office:value-type="string" calcext:value-type="string">
            <text:p>A man's gotta eat ;) RT @sahilmalik Hey @TeslaMotors didn't realize Model S had a Picnic mode. https://t.co/Vc5voWWMFE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11-26T21:03:59.000Z</text:p>
          </table:table-cell>
          <table:table-cell office:value-type="string" calcext:value-type="string">
            <text:p>Thu Nov 26 21:03:59 +0000 2015</text:p>
          </table:table-cell>
          <table:table-cell office:value-type="float" office:value="1306" calcext:value-type="float">
            <text:p>1306</text:p>
          </table:table-cell>
          <table:table-cell office:value-type="float" office:value="589" calcext:value-type="float">
            <text:p>58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CUxDyARWwAAPeuB.png" xlink:type="simple">https://pbs.twimg.com/media/CUxDyARWwAAPeuB.pn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669950010470113280" xlink:type="simple">669950010470113280</text:a></text:p>
          </table:table-cell>
          <table:table-cell office:value-type="string" calcext:value-type="string">
            <text:p>Have fun! RT @Lanny Over the river and through the woods... this year using @TeslaMotors #Autopilot #Thanksgiving https://t.co/i0SkjIrMGm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11-26T18:45:04.000Z</text:p>
          </table:table-cell>
          <table:table-cell office:value-type="string" calcext:value-type="string">
            <text:p>Thu Nov 26 18:45:04 +0000 2015</text:p>
          </table:table-cell>
          <table:table-cell office:value-type="float" office:value="287" calcext:value-type="float">
            <text:p>28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CUwj-9bW4AAJ9IK.jpg" xlink:type="simple">https://pbs.twimg.com/media/CUwj-9bW4AAJ9IK.jp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669949852168683520" xlink:type="simple">669949852168683520</text:a></text:p>
          </table:table-cell>
          <table:table-cell office:value-type="string" calcext:value-type="string">
            <text:p>@KYLeveller Working on it!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11-26T18:44:26.000Z</text:p>
          </table:table-cell>
          <table:table-cell office:value-type="string" calcext:value-type="string">
            <text:p>Thu Nov 26 18:44:26 +0000 201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669929524981833728" xlink:type="simple">669929524981833728</text:a></text:p>
          </table:table-cell>
          <table:table-cell office:value-type="string" calcext:value-type="string">
            <text:p>Thanks Tesla owners for driving towards a zero-emission future #Thanksgiving https://t.co/PMuUcv0axx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11-26T17:23:40.000Z</text:p>
          </table:table-cell>
          <table:table-cell office:value-type="string" calcext:value-type="string">
            <text:p>Thu Nov 26 17:23:40 +0000 2015</text:p>
          </table:table-cell>
          <table:table-cell office:value-type="float" office:value="825" calcext:value-type="float">
            <text:p>825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CUwRWigWwAAnaQS.jpg" xlink:type="simple">https://pbs.twimg.com/media/CUwRWigWwAAnaQS.jp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669557140730880000" xlink:type="simple">669557140730880000</text:a></text:p>
          </table:table-cell>
          <table:table-cell office:value-type="string" calcext:value-type="string">
            <text:p>90 second tour around the Tesla Factory https://t.co/XXZDguQzvq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11-25T16:43:56.000Z</text:p>
          </table:table-cell>
          <table:table-cell office:value-type="string" calcext:value-type="string">
            <text:p>Wed Nov 25 16:43:56 +0000 2015</text:p>
          </table:table-cell>
          <table:table-cell office:value-type="float" office:value="503" calcext:value-type="float">
            <text:p>503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 office:value-type="string" calcext:value-type="string">
            <text:p><text:a xlink:href="http://www.youtube.com/watch?v=hOXaBto7giY" xlink:type="simple">http://www.youtube.com/watch?v=hOXaBto7giY </text:a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669447160753180674" xlink:type="simple">669447160753180674</text:a></text:p>
          </table:table-cell>
          <table:table-cell office:value-type="string" calcext:value-type="string">
            <text:p>@michael_goldman Thanks for reaching out. This should be fixed shortly. Here's the correct link https://t.co/SMu5egQa55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11-25T09:26:55.000Z</text:p>
          </table:table-cell>
          <table:table-cell office:value-type="string" calcext:value-type="string">
            <text:p>Wed Nov 25 09:26:55 +0000 20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Reply</text:p>
          </table:table-cell>
          <table:table-cell office:value-type="string" calcext:value-type="string">
            <text:p><text:a xlink:href="http://ts.la/r3H" xlink:type="simple">http://ts.la/r3H </text:a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669292072730390528" xlink:type="simple">669292072730390528</text:a></text:p>
          </table:table-cell>
          <table:table-cell office:value-type="string" calcext:value-type="string">
            <text:p>The first AU Supercharger Rally has begun with @teslamotors Follow us on the journey #teslarallyau https://t.co/numYuqAL6o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11-24T23:10:39.000Z</text:p>
          </table:table-cell>
          <table:table-cell office:value-type="string" calcext:value-type="string">
            <text:p>Tue Nov 24 23:10:39 +0000 2015</text:p>
          </table:table-cell>
          <table:table-cell office:value-type="float" office:value="329" calcext:value-type="float">
            <text:p>329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www.percolate.com" rel="nofollow"&gt;Percolate&lt;/a&gt;</text:p>
          </table:table-cell>
          <table:table-cell office:value-type="string" calcext:value-type="string">
            <text:p>Twee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CUnNl-pUkAIXe4l.jpg" xlink:type="simple">https://pbs.twimg.com/media/CUnNl-pUkAIXe4l.jp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669246597805527043" xlink:type="simple">669246597805527043</text:a></text:p>
          </table:table-cell>
          <table:table-cell office:value-type="string" calcext:value-type="string">
            <text:p>@AutoblogGreen @steveo Happy to help. If you DM us your contact details, we'll reach out shortly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11-24T20:09:57.000Z</text:p>
          </table:table-cell>
          <table:table-cell office:value-type="string" calcext:value-type="string">
            <text:p>Tue Nov 24 20:09:57 +0000 2015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a xlink:href="https://twitter.com/Tesla/status/669197591138033664" xlink:type="simple">669197591138033664</text:a></text:p>
          </table:table-cell>
          <table:table-cell office:value-type="string" calcext:value-type="string">
            <text:p>Model S takes care of details even when you want to change lanes</text:p>
            <text:p>https://t.co/y5ZQRNMdBk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11-24T16:55:13.000Z</text:p>
          </table:table-cell>
          <table:table-cell office:value-type="string" calcext:value-type="string">
            <text:p>Tue Nov 24 16:55:13 +0000 2015</text:p>
          </table:table-cell>
          <table:table-cell office:value-type="float" office:value="601" calcext:value-type="float">
            <text:p>601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 office:value-type="string" calcext:value-type="string">
            <text:p><text:a xlink:href="https://amp.twimg.com/v/d8758ae7-60a7-4ba6-a1c3-13d3a980f0ad" xlink:type="simple">https://amp.twimg.com/v/d8758ae7-60a7-4ba6-a1c3-13d3a980f0ad </text:a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668835550271508480" xlink:type="simple">668835550271508480</text:a></text:p>
          </table:table-cell>
          <table:table-cell office:value-type="string" calcext:value-type="string">
            <text:p>"Would I buy Model S again? Absolutely in 4.2 sec, or 3.1 sec, maybe 2.8 sec.” Steve https://t.co/l2xSA776RJ https://t.co/av52fljiHs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11-23T16:56:36.000Z</text:p>
          </table:table-cell>
          <table:table-cell office:value-type="string" calcext:value-type="string">
            <text:p>Mon Nov 23 16:56:36 +0000 2015</text:p>
          </table:table-cell>
          <table:table-cell office:value-type="float" office:value="616" calcext:value-type="float">
            <text:p>616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 office:value-type="string" calcext:value-type="string">
            <text:p><text:a xlink:href="http://ts.la/j2x" xlink:type="simple">http://ts.la/j2x 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CUguY0yWUAAWipi.jpg" xlink:type="simple">https://pbs.twimg.com/media/CUguY0yWUAAWipi.jp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667742178874171392" xlink:type="simple">667742178874171392</text:a></text:p>
          </table:table-cell>
          <table:table-cell office:value-type="string" calcext:value-type="string">
            <text:p>"Model S is also the rare electric vehicle that embraces our most basic philosophy: Driving should be engaging" @CARandDRIVER #10BestCars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11-20T16:31:56.000Z</text:p>
          </table:table-cell>
          <table:table-cell office:value-type="string" calcext:value-type="string">
            <text:p>Fri Nov 20 16:31:56 +0000 2015</text:p>
          </table:table-cell>
          <table:table-cell office:value-type="float" office:value="279" calcext:value-type="float">
            <text:p>27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667742110452461568" xlink:type="simple">667742110452461568</text:a></text:p>
          </table:table-cell>
          <table:table-cell office:value-type="string" calcext:value-type="string">
            <text:p>Cool! RT @CARandDRIVER 2016 #10BestCars: And the winners are . . . @TeslaMotors Model S 70D https://t.co/M7TJKiSNHs https://t.co/XhmmJkXQNG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11-20T16:31:39.000Z</text:p>
          </table:table-cell>
          <table:table-cell office:value-type="string" calcext:value-type="string">
            <text:p>Fri Nov 20 16:31:39 +0000 2015</text:p>
          </table:table-cell>
          <table:table-cell office:value-type="float" office:value="357" calcext:value-type="float">
            <text:p>357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 office:value-type="string" calcext:value-type="string">
            <text:p><text:a xlink:href="http://www.caranddriver.com/features/tesla-model-s-70-70d-2016-10best-cars-feature" xlink:type="simple">http://www.caranddriver.com/features/tesla-model-s-70-70d-2016-10best-cars-feature </text:a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CURL6P3WIAEE_3x.jpg" xlink:type="simple">https://pbs.twimg.com/media/CURL6P3WIAEE_3x.jpg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twitter.com/Tesla/status/667399389602705408" xlink:type="simple">667399389602705408</text:a></text:p>
          </table:table-cell>
          <table:table-cell office:value-type="string" calcext:value-type="string">
            <text:p>Hands-on driving never felt so relaxed. Feel for yourself https://t.co/L37idEc88v</text:p>
            <text:p>https://t.co/w5yb4Fpdk4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11-19T17:49:48.000Z</text:p>
          </table:table-cell>
          <table:table-cell office:value-type="string" calcext:value-type="string">
            <text:p>Thu Nov 19 17:49:48 +0000 2015</text:p>
          </table:table-cell>
          <table:table-cell office:value-type="float" office:value="519" calcext:value-type="float">
            <text:p>519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 office:value-type="string" calcext:value-type="string">
            <text:p><text:a xlink:href="http://ts.la/g3P" xlink:type="simple">http://ts.la/g3P https://amp.twimg.com/v/6386454a-79a0-4bfc-9bf1-09f779de0b8e </text:a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667023195644522496" xlink:type="simple">667023195644522496</text:a></text:p>
          </table:table-cell>
          <table:table-cell office:value-type="string" calcext:value-type="string">
            <text:p>Like a kid in a candy store, design your dream Tesla https://t.co/zwiw13OMmd https://t.co/A0npv6XDbc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11-18T16:54:57.000Z</text:p>
          </table:table-cell>
          <table:table-cell office:value-type="string" calcext:value-type="string">
            <text:p>Wed Nov 18 16:54:57 +0000 2015</text:p>
          </table:table-cell>
          <table:table-cell office:value-type="float" office:value="443" calcext:value-type="float">
            <text:p>443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 office:value-type="string" calcext:value-type="string">
            <text:p><text:a xlink:href="http://ts.la/r2y" xlink:type="simple">http://ts.la/r2y 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CUG-DyZXAAEKN-i.jpg" xlink:type="simple">https://pbs.twimg.com/media/CUG-DyZXAAEKN-i.jp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667016487874535424" xlink:type="simple">667016487874535424</text:a></text:p>
          </table:table-cell>
          <table:table-cell office:value-type="string" calcext:value-type="string">
            <text:p>👍🏼 RT @BillyMann @TeslaMotors I haven't paid for gasoline for almost two years and I love it. 🌎🌍green world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11-18T16:28:17.000Z</text:p>
          </table:table-cell>
          <table:table-cell office:value-type="string" calcext:value-type="string">
            <text:p>Wed Nov 18 16:28:17 +0000 2015</text:p>
          </table:table-cell>
          <table:table-cell office:value-type="float" office:value="358" calcext:value-type="float">
            <text:p>358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/download/iphone" rel="nofollow"&gt;Twitter for iPhone&lt;/a&gt;</text:p>
          </table:table-cell>
          <table:table-cell office:value-type="string" calcext:value-type="string">
            <text:p>Twee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666671217370341376" xlink:type="simple">666671217370341376</text:a></text:p>
          </table:table-cell>
          <table:table-cell office:value-type="string" calcext:value-type="string">
            <text:p>They call him the Tesla Guy. Meet one of the citizen army working for Tesla’s mission https://t.co/AuIHczu9hL https://t.co/ZC9hcUId4d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11-17T17:36:19.000Z</text:p>
          </table:table-cell>
          <table:table-cell office:value-type="string" calcext:value-type="string">
            <text:p>Tue Nov 17 17:36:19 +0000 2015</text:p>
          </table:table-cell>
          <table:table-cell office:value-type="float" office:value="338" calcext:value-type="float">
            <text:p>338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 office:value-type="string" calcext:value-type="string">
            <text:p><text:a xlink:href="http://ts.la/i3Q" xlink:type="simple">http://ts.la/i3Q 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CUB98GfUAAA0weg.jpg" xlink:type="simple">https://pbs.twimg.com/media/CUB98GfUAAA0weg.jp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665970549638721536" xlink:type="simple">665970549638721536</text:a></text:p>
          </table:table-cell>
          <table:table-cell office:value-type="string" calcext:value-type="string">
            <text:p>A 360° Tesla showroom experience https://t.co/ewCyVwUJdm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11-15T19:12:06.000Z</text:p>
          </table:table-cell>
          <table:table-cell office:value-type="string" calcext:value-type="string">
            <text:p>Sun Nov 15 19:12:06 +0000 2015</text:p>
          </table:table-cell>
          <table:table-cell office:value-type="float" office:value="318" calcext:value-type="float">
            <text:p>318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 office:value-type="string" calcext:value-type="string">
            <text:p><text:a xlink:href="https://www.youtube.com/watch?v=eLK1-NK8-1w" xlink:type="simple">https://www.youtube.com/watch?v=eLK1-NK8-1w </text:a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665963768027942912" xlink:type="simple">665963768027942912</text:a></text:p>
          </table:table-cell>
          <table:table-cell office:value-type="string" calcext:value-type="string">
            <text:p>Spot on RT @ryybuzz Of all the @TeslaMotors comparisons to gas cars that could be made, this is the most striking. https://t.co/Blv6dlIS2y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11-15T18:45:09.000Z</text:p>
          </table:table-cell>
          <table:table-cell office:value-type="string" calcext:value-type="string">
            <text:p>Sun Nov 15 18:45:09 +0000 2015</text:p>
          </table:table-cell>
          <table:table-cell office:value-type="float" office:value="1256" calcext:value-type="float">
            <text:p>1256</text:p>
          </table:table-cell>
          <table:table-cell office:value-type="float" office:value="964" calcext:value-type="float">
            <text:p>96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CT36g_9UsAE5Seb.jpg" xlink:type="simple">https://pbs.twimg.com/media/CT36g_9UsAE5Seb.jpg</text:a></text:p>
          </table:table-cell>
          <table:table-cell office:value-type="string" calcext:value-type="string">
            <text:p><text:a xlink:href="https://pbs.twimg.com/media/CT36hFeUkAAdGF7.jpg" xlink:type="simple">https://pbs.twimg.com/media/CT36hFeUkAAdGF7.jpg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twitter.com/Tesla/status/665619300921815041" xlink:type="simple">665619300921815041</text:a></text:p>
          </table:table-cell>
          <table:table-cell office:value-type="string" calcext:value-type="string">
            <text:p>Congrats! @widodh Reached the 100k km mark in my Model S! Been to the Arctic, mediterranean and many more places :) https://t.co/8Bz11RD8XN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11-14T19:56:22.000Z</text:p>
          </table:table-cell>
          <table:table-cell office:value-type="string" calcext:value-type="string">
            <text:p>Sat Nov 14 19:56:22 +0000 2015</text:p>
          </table:table-cell>
          <table:table-cell office:value-type="float" office:value="668" calcext:value-type="float">
            <text:p>668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CTzBOSUXIAAW44q.jpg" xlink:type="simple">https://pbs.twimg.com/media/CTzBOSUXIAAW44q.jpg</text:a></text:p>
          </table:table-cell>
          <table:table-cell office:value-type="string" calcext:value-type="string">
            <text:p><text:a xlink:href="https://pbs.twimg.com/media/CTzBOcOW4AE6mqt.jpg" xlink:type="simple">https://pbs.twimg.com/media/CTzBOcOW4AE6mqt.jpg</text:a></text:p>
          </table:table-cell>
          <table:table-cell office:value-type="string" calcext:value-type="string">
            <text:p><text:a xlink:href="https://pbs.twimg.com/media/CTzBOYMWwAAJpAn.jpg" xlink:type="simple">https://pbs.twimg.com/media/CTzBOYMWwAAJpAn.jpg</text:a></text:p>
          </table:table-cell>
          <table:table-cell office:value-type="string" calcext:value-type="string">
            <text:p><text:a xlink:href="https://pbs.twimg.com/media/CTzBOakWUAI3Rcs.jpg" xlink:type="simple">https://pbs.twimg.com/media/CTzBOakWUAI3Rcs.jpg</text:a></text:p>
          </table:table-cell>
        </table:table-row>
        <table:table-row table:style-name="ro1">
          <table:table-cell office:value-type="string" calcext:value-type="string">
            <text:p><text:a xlink:href="https://twitter.com/Tesla/status/664931908778901504" xlink:type="simple">664931908778901504</text:a></text:p>
          </table:table-cell>
          <table:table-cell office:value-type="string" calcext:value-type="string">
            <text:p>👍🏼 RT @jp: My Superfuture JPmobile &amp;lt;3 ya Tess @TeslaMotors https://t.co/9MFXX3jTQl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11-12T22:24:55.000Z</text:p>
          </table:table-cell>
          <table:table-cell office:value-type="string" calcext:value-type="string">
            <text:p>Thu Nov 12 22:24:55 +0000 2015</text:p>
          </table:table-cell>
          <table:table-cell office:value-type="float" office:value="261" calcext:value-type="float">
            <text:p>26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/download/iphone" rel="nofollow"&gt;Twitter for iPhone&lt;/a&gt;</text:p>
          </table:table-cell>
          <table:table-cell office:value-type="string" calcext:value-type="string">
            <text:p>Twee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CTpQCkEWIAAB7Fe.jpg" xlink:type="simple">https://pbs.twimg.com/media/CTpQCkEWIAAB7Fe.jp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664840014627520512" xlink:type="simple">664840014627520512</text:a></text:p>
          </table:table-cell>
          <table:table-cell office:value-type="string" calcext:value-type="string">
            <text:p>Why ever parallel park again? Model S has you covered https://t.co/1cL19qX8ox https://t.co/AdWlrXHxRg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11-12T16:19:46.000Z</text:p>
          </table:table-cell>
          <table:table-cell office:value-type="string" calcext:value-type="string">
            <text:p>Thu Nov 12 16:19:46 +0000 2015</text:p>
          </table:table-cell>
          <table:table-cell office:value-type="float" office:value="2755" calcext:value-type="float">
            <text:p>2755</text:p>
          </table:table-cell>
          <table:table-cell office:value-type="float" office:value="1564" calcext:value-type="float">
            <text:p>156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/download/iphone" rel="nofollow"&gt;Twitter for iPhone&lt;/a&gt;</text:p>
          </table:table-cell>
          <table:table-cell office:value-type="string" calcext:value-type="string">
            <text:p>Tweet</text:p>
          </table:table-cell>
          <table:table-cell office:value-type="string" calcext:value-type="string">
            <text:p><text:a xlink:href="http://ts.la/g2x" xlink:type="simple">http://ts.la/g2x 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<text:a xlink:href="https://video.twimg.com/ext_tw_video/664839714210344962/pu/vid/640x360/9bkRn0XcJCqZjOE_.mp4" xlink:type="simple">https://video.twimg.com/ext_tw_video/664839714210344962/pu/vid/640x360/9bkRn0XcJCqZjOE_.mp4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664472375791063040" xlink:type="simple">664472375791063040</text:a></text:p>
          </table:table-cell>
          <table:table-cell office:value-type="string" calcext:value-type="string">
            <text:p>One time behind the wheel and Jim was sold on Model S https://t.co/EhZuSHDTDy https://t.co/r4Fayehhml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11-11T15:58:54.000Z</text:p>
          </table:table-cell>
          <table:table-cell office:value-type="string" calcext:value-type="string">
            <text:p>Wed Nov 11 15:58:54 +0000 2015</text:p>
          </table:table-cell>
          <table:table-cell office:value-type="float" office:value="234" calcext:value-type="float">
            <text:p>234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 office:value-type="string" calcext:value-type="string">
            <text:p><text:a xlink:href="http://ts.la/a24" xlink:type="simple">http://ts.la/a24 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CTiuGoTU8AA6D3M.jpg" xlink:type="simple">https://pbs.twimg.com/media/CTiuGoTU8AA6D3M.jp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663446387959406592" xlink:type="simple">663446387959406592</text:a></text:p>
          </table:table-cell>
          <table:table-cell office:value-type="string" calcext:value-type="string">
            <text:p>Congrats, it's all yours! RT @bollar Unofficial ribbon cutting @TeslaMotors brand-new Denton Supercharger! https://t.co/JTl6naeBJK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11-08T20:01:59.000Z</text:p>
          </table:table-cell>
          <table:table-cell office:value-type="string" calcext:value-type="string">
            <text:p>Sun Nov 08 20:01:59 +0000 2015</text:p>
          </table:table-cell>
          <table:table-cell office:value-type="float" office:value="309" calcext:value-type="float">
            <text:p>30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CTUI-SgUkAAMzAE.jpg" xlink:type="simple">https://pbs.twimg.com/media/CTUI-SgUkAAMzAE.jp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663417617961631744" xlink:type="simple">663417617961631744</text:a></text:p>
          </table:table-cell>
          <table:table-cell office:value-type="string" calcext:value-type="string">
            <text:p>"With Tesla's level of service, buying a second Model S was a no brainer." Khalid https://t.co/d0dj1StCJh https://t.co/xFEPB05IOE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11-08T18:07:40.000Z</text:p>
          </table:table-cell>
          <table:table-cell office:value-type="string" calcext:value-type="string">
            <text:p>Sun Nov 08 18:07:40 +0000 2015</text:p>
          </table:table-cell>
          <table:table-cell office:value-type="float" office:value="553" calcext:value-type="float">
            <text:p>553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 office:value-type="string" calcext:value-type="string">
            <text:p><text:a xlink:href="http://ts.la/a1t" xlink:type="simple">http://ts.la/a1t 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CTTuzmyXAAEgDUn.jpg" xlink:type="simple">https://pbs.twimg.com/media/CTTuzmyXAAEgDUn.jp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662661196248719360" xlink:type="simple">662661196248719360</text:a></text:p>
          </table:table-cell>
          <table:table-cell office:value-type="string" calcext:value-type="string">
            <text:p>How someone who never had a luxury car (or even a new car) ended up with 2 Teslas https://t.co/SRDznxhp6Y https://t.co/uGiCsLeIdQ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11-06T16:01:55.000Z</text:p>
          </table:table-cell>
          <table:table-cell office:value-type="string" calcext:value-type="string">
            <text:p>Fri Nov 06 16:01:55 +0000 2015</text:p>
          </table:table-cell>
          <table:table-cell office:value-type="float" office:value="339" calcext:value-type="float">
            <text:p>33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 office:value-type="string" calcext:value-type="string">
            <text:p><text:a xlink:href="http://ts.la/j2S" xlink:type="simple">http://ts.la/j2S 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CTI-2IEW4AA1Tfe.jpg" xlink:type="simple">https://pbs.twimg.com/media/CTI-2IEW4AA1Tfe.jp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661950979626115073" xlink:type="simple">661950979626115073</text:a></text:p>
          </table:table-cell>
          <table:table-cell office:value-type="string" calcext:value-type="string">
            <text:p>.@sebastianwien’s good moood drive in the Austrian Alps. Try a Model S for yourself https://t.co/qtXRJUWDqN https://t.co/jOgdauTrjM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11-04T16:59:46.000Z</text:p>
          </table:table-cell>
          <table:table-cell office:value-type="string" calcext:value-type="string">
            <text:p>Wed Nov 04 16:59:46 +0000 2015</text:p>
          </table:table-cell>
          <table:table-cell office:value-type="float" office:value="278" calcext:value-type="float">
            <text:p>278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 office:value-type="string" calcext:value-type="string">
            <text:p><text:a xlink:href="http://ts.la/s2t" xlink:type="simple">http://ts.la/s2t </text:a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CS-46EXWoAEAZTw.jpg" xlink:type="simple">https://pbs.twimg.com/media/CS-46EXWoAEAZTw.jp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661274111705022464" xlink:type="simple">661274111705022464</text:a></text:p>
          </table:table-cell>
          <table:table-cell office:value-type="string" calcext:value-type="string">
            <text:p>Agree, not speed nor time RT @Jalopnik Why the new cross-country Tesla record really matters https://t.co/bUOPprE5nv https://t.co/U4f3zzIOuH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11-02T20:10:08.000Z</text:p>
          </table:table-cell>
          <table:table-cell office:value-type="string" calcext:value-type="string">
            <text:p>Mon Nov 02 20:10:08 +0000 2015</text:p>
          </table:table-cell>
          <table:table-cell office:value-type="float" office:value="293" calcext:value-type="float">
            <text:p>29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 office:value-type="string" calcext:value-type="string">
            <text:p><text:a xlink:href="http://ts.la/j2M" xlink:type="simple">http://ts.la/j2M </text:a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CS1RTIpXIAAOGRk.jpg" xlink:type="simple">https://pbs.twimg.com/media/CS1RTIpXIAAOGRk.jp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660226382929227780" xlink:type="simple">660226382929227780</text:a></text:p>
          </table:table-cell>
          <table:table-cell office:value-type="string" calcext:value-type="string">
            <text:p>See how Tesla owners celebrate their new Supercharger station. Thx for your support @ChrisKnight #TeslaCharging https://t.co/M4skPhQfa4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10-30T22:46:50.000Z</text:p>
          </table:table-cell>
          <table:table-cell office:value-type="string" calcext:value-type="string">
            <text:p>Fri Oct 30 22:46:50 +0000 2015</text:p>
          </table:table-cell>
          <table:table-cell office:value-type="float" office:value="178" calcext:value-type="float">
            <text:p>178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 office:value-type="string" calcext:value-type="string">
            <text:p><text:a xlink:href="https://twitter.com/ChrisKnight/status/660214274271387648" xlink:type="simple">https://twitter.com/ChrisKnight/status/660214274271387648 </text:a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659792638489546753" xlink:type="simple">659792638489546753</text:a></text:p>
          </table:table-cell>
          <table:table-cell office:value-type="string" calcext:value-type="string">
            <text:p>Try a P90D for yourself at a Tesla store: https://t.co/8cSJgSSOw9 https://t.co/wCcR2T3Ar9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10-29T18:03:18.000Z</text:p>
          </table:table-cell>
          <table:table-cell office:value-type="string" calcext:value-type="string">
            <text:p>Thu Oct 29 18:03:18 +0000 2015</text:p>
          </table:table-cell>
          <table:table-cell office:value-type="float" office:value="241" calcext:value-type="float">
            <text:p>241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 office:value-type="string" calcext:value-type="string">
            <text:p><text:a xlink:href="http://ts.la/b1d" xlink:type="simple">http://ts.la/b1d https://twitter.com/MotorTrend/status/659489836311556096 </text:a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a xlink:href="https://twitter.com/Tesla/status/659759378258522112" xlink:type="simple">659759378258522112</text:a></text:p>
          </table:table-cell>
          <table:table-cell office:value-type="string" calcext:value-type="string">
            <text:p>Jon says Autopilot saved his day https://t.co/rCONYCeQWE</text:p>
            <text:p>https://t.co/QvRJqOF2aW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10-29T15:51:08.000Z</text:p>
          </table:table-cell>
          <table:table-cell office:value-type="string" calcext:value-type="string">
            <text:p>Thu Oct 29 15:51:08 +0000 2015</text:p>
          </table:table-cell>
          <table:table-cell office:value-type="float" office:value="827" calcext:value-type="float">
            <text:p>827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 office:value-type="string" calcext:value-type="string">
            <text:p><text:a xlink:href="https://www.youtube.com/watch?v=9X-5fKzmy38" xlink:type="simple">https://www.youtube.com/watch?v=9X-5fKzmy38 https://amp.twimg.com/v/61a44ac2-54dc-4309-a3a3-c4409ef9b5ed </text:a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659503006103261184" xlink:type="simple">659503006103261184</text:a></text:p>
          </table:table-cell>
          <table:table-cell office:value-type="string" calcext:value-type="string">
            <text:p>RT @MotorTrend The @TeslaMotors Model S P90D puts out ludicrous track numbers: https://t.co/izk3VxeRdt https://t.co/RoUsiNCeBL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10-28T22:52:24.000Z</text:p>
          </table:table-cell>
          <table:table-cell office:value-type="string" calcext:value-type="string">
            <text:p>Wed Oct 28 22:52:24 +0000 2015</text:p>
          </table:table-cell>
          <table:table-cell office:value-type="float" office:value="403" calcext:value-type="float">
            <text:p>403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 office:value-type="string" calcext:value-type="string">
            <text:p><text:a xlink:href="http://oak.ctx.ly/r/3wzro" xlink:type="simple">http://oak.ctx.ly/r/3wzro </text:a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CScGfSPWsAExG91.jpg" xlink:type="simple">https://pbs.twimg.com/media/CScGfSPWsAExG91.jp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659419195210399744" xlink:type="simple">659419195210399744</text:a></text:p>
          </table:table-cell>
          <table:table-cell office:value-type="string" calcext:value-type="string">
            <text:p>Views from a Model S: Autumn in Switzerland https://t.co/pgs82yoGjq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10-28T17:19:22.000Z</text:p>
          </table:table-cell>
          <table:table-cell office:value-type="string" calcext:value-type="string">
            <text:p>Wed Oct 28 17:19:22 +0000 2015</text:p>
          </table:table-cell>
          <table:table-cell office:value-type="float" office:value="297" calcext:value-type="float">
            <text:p>29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CSa6QwrUEAAKCgT.jpg" xlink:type="simple">https://pbs.twimg.com/media/CSa6QwrUEAAKCgT.jp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659051396235423744" xlink:type="simple">659051396235423744</text:a></text:p>
          </table:table-cell>
          <table:table-cell office:value-type="string" calcext:value-type="string">
            <text:p>Experiencing the oil industry firsthand made this family go electric https://t.co/aLWli60cXF https://t.co/0F7bQEuhDi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10-27T16:57:52.000Z</text:p>
          </table:table-cell>
          <table:table-cell office:value-type="string" calcext:value-type="string">
            <text:p>Tue Oct 27 16:57:52 +0000 2015</text:p>
          </table:table-cell>
          <table:table-cell office:value-type="float" office:value="349" calcext:value-type="float">
            <text:p>349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 office:value-type="string" calcext:value-type="string">
            <text:p><text:a xlink:href="http://ts.la/s2c" xlink:type="simple">http://ts.la/s2c 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CSVrwFFUEAAC5gs.jpg" xlink:type="simple">https://pbs.twimg.com/media/CSVrwFFUEAAC5gs.jp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659031407453478912" xlink:type="simple">659031407453478912</text:a></text:p>
          </table:table-cell>
          <table:table-cell office:value-type="string" calcext:value-type="string">
            <text:p>Enjoy! Model S &amp;amp; X are the only cars that improve over time RT @bobbyllew OMG. It's like having a new car! #Tesla #update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10-27T15:38:26.000Z</text:p>
          </table:table-cell>
          <table:table-cell office:value-type="string" calcext:value-type="string">
            <text:p>Tue Oct 27 15:38:26 +0000 2015</text:p>
          </table:table-cell>
          <table:table-cell office:value-type="float" office:value="276" calcext:value-type="float">
            <text:p>276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658767432698478596" xlink:type="simple">658767432698478596</text:a></text:p>
          </table:table-cell>
          <table:table-cell office:value-type="string" calcext:value-type="string">
            <text:p>Great job! RT @vjargiro Our P85D admiring her job of Autopiloting us all the way up the huge sweeping curves of US95 https://t.co/HutUWA0C6q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10-26T22:09:29.000Z</text:p>
          </table:table-cell>
          <table:table-cell office:value-type="string" calcext:value-type="string">
            <text:p>Mon Oct 26 22:09:29 +0000 2015</text:p>
          </table:table-cell>
          <table:table-cell office:value-type="float" office:value="355" calcext:value-type="float">
            <text:p>355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CSRpfQEW0AA6WTm.jpg" xlink:type="simple">https://pbs.twimg.com/media/CSRpfQEW0AA6WTm.jp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658676835023237120" xlink:type="simple">658676835023237120</text:a></text:p>
          </table:table-cell>
          <table:table-cell office:value-type="string" calcext:value-type="string">
            <text:p>"Tesla doesn't treat me better than other customers, we're all treated like royalty.” Steve https://t.co/sAozTKuEO2 https://t.co/3DXCEGKBBU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10-26T16:09:29.000Z</text:p>
          </table:table-cell>
          <table:table-cell office:value-type="string" calcext:value-type="string">
            <text:p>Mon Oct 26 16:09:29 +0000 2015</text:p>
          </table:table-cell>
          <table:table-cell office:value-type="float" office:value="488" calcext:value-type="float">
            <text:p>488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 office:value-type="string" calcext:value-type="string">
            <text:p><text:a xlink:href="http://ts.la/j29" xlink:type="simple">http://ts.la/j29 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CSQXFu0UEAEIt5P.jpg" xlink:type="simple">https://pbs.twimg.com/media/CSQXFu0UEAEIt5P.jp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658316014652923905" xlink:type="simple">658316014652923905</text:a></text:p>
          </table:table-cell>
          <table:table-cell office:value-type="string" calcext:value-type="string">
            <text:p>Introducing Autopilot in China https://t.co/6PQEZ4H9KY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10-25T16:15:43.000Z</text:p>
          </table:table-cell>
          <table:table-cell office:value-type="string" calcext:value-type="string">
            <text:p>Sun Oct 25 16:15:43 +0000 2015</text:p>
          </table:table-cell>
          <table:table-cell office:value-type="float" office:value="550" calcext:value-type="float">
            <text:p>550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CSLO6lOWEAAId7R.jpg" xlink:type="simple">https://pbs.twimg.com/media/CSLO6lOWEAAId7R.jpg</text:a></text:p>
          </table:table-cell>
          <table:table-cell office:value-type="string" calcext:value-type="string">
            <text:p><text:a xlink:href="https://pbs.twimg.com/media/CSLO6rqWsAAjgDZ.jpg" xlink:type="simple">https://pbs.twimg.com/media/CSLO6rqWsAAjgDZ.jpg</text:a></text:p>
          </table:table-cell>
          <table:table-cell office:value-type="string" calcext:value-type="string">
            <text:p><text:a xlink:href="https://pbs.twimg.com/media/CSLO5rUXIAApLZO.jpg" xlink:type="simple">https://pbs.twimg.com/media/CSLO5rUXIAApLZO.jpg</text:a></text:p>
          </table:table-cell>
          <table:table-cell office:value-type="string" calcext:value-type="string">
            <text:p><text:a xlink:href="https://pbs.twimg.com/media/CSLO7BvXIAACGTo.jpg" xlink:type="simple">https://pbs.twimg.com/media/CSLO7BvXIAACGTo.jpg</text:a></text:p>
          </table:table-cell>
        </table:table-row>
        <table:table-row table:style-name="ro1">
          <table:table-cell office:value-type="string" calcext:value-type="string">
            <text:p><text:a xlink:href="https://twitter.com/Tesla/status/658218349890019328" xlink:type="simple">658218349890019328</text:a></text:p>
          </table:table-cell>
          <table:table-cell office:value-type="string" calcext:value-type="string">
            <text:p>Autopilot rollout in EU &amp;amp; APAC started this weekend! (JP still under regulatory review). https://t.co/sYF8QYGvB4 https://t.co/bxcZqFf9WS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10-25T09:47:38.000Z</text:p>
          </table:table-cell>
          <table:table-cell office:value-type="string" calcext:value-type="string">
            <text:p>Sun Oct 25 09:47:38 +0000 2015</text:p>
          </table:table-cell>
          <table:table-cell office:value-type="float" office:value="551" calcext:value-type="float">
            <text:p>551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 office:value-type="string" calcext:value-type="string">
            <text:p><text:a xlink:href="http://ts.la/d1U" xlink:type="simple">http://ts.la/d1U 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CSJ2GdjUsAAfzvp.jpg" xlink:type="simple">https://pbs.twimg.com/media/CSJ2GdjUsAAfzvp.jp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657603369398308864" xlink:type="simple">657603369398308864</text:a></text:p>
          </table:table-cell>
          <table:table-cell office:value-type="string" calcext:value-type="string">
            <text:p>RT @diplo i have a @TeslaMotors &amp;amp; invested in the company early because i believe in it. i wanna see a world where we dont use fossil fuels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10-23T17:03:55.000Z</text:p>
          </table:table-cell>
          <table:table-cell office:value-type="string" calcext:value-type="string">
            <text:p>Fri Oct 23 17:03:55 +0000 2015</text:p>
          </table:table-cell>
          <table:table-cell office:value-type="float" office:value="408" calcext:value-type="float">
            <text:p>408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657232687707631616" xlink:type="simple">657232687707631616</text:a></text:p>
          </table:table-cell>
          <table:table-cell office:value-type="string" calcext:value-type="string">
            <text:p>Cool! RT @thedrive This team just broke the EV cross-country record in Model S @AlexRoy144 https://t.co/Wm89mkDhg6 https://t.co/c0raI7dCdF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10-22T16:30:58.000Z</text:p>
          </table:table-cell>
          <table:table-cell office:value-type="string" calcext:value-type="string">
            <text:p>Thu Oct 22 16:30:58 +0000 2015</text:p>
          </table:table-cell>
          <table:table-cell office:value-type="float" office:value="219" calcext:value-type="float">
            <text:p>219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 office:value-type="string" calcext:value-type="string">
            <text:p><text:a xlink:href="http://so.thedrive.com/860sZal" xlink:type="simple">http://so.thedrive.com/860sZal </text:a>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CR71pVzWEAAqe2U.jpg" xlink:type="simple">https://pbs.twimg.com/media/CR71pVzWEAAqe2U.jp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657221275757256705" xlink:type="simple">657221275757256705</text:a></text:p>
          </table:table-cell>
          <table:table-cell office:value-type="string" calcext:value-type="string">
            <text:p>Tesla Autopilot logging miles with a view https://t.co/k3gcQZXqi3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10-22T15:45:37.000Z</text:p>
          </table:table-cell>
          <table:table-cell office:value-type="string" calcext:value-type="string">
            <text:p>Thu Oct 22 15:45:37 +0000 2015</text:p>
          </table:table-cell>
          <table:table-cell office:value-type="float" office:value="700" calcext:value-type="float">
            <text:p>700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CR7rREDVEAAfUTz.jpg" xlink:type="simple">https://pbs.twimg.com/media/CR7rREDVEAAfUTz.jp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656933879853486080" xlink:type="simple">656933879853486080</text:a></text:p>
          </table:table-cell>
          <table:table-cell office:value-type="string" calcext:value-type="string">
            <text:p>RT @widodh I've never been more happy with a car then my Model S. Fast, efficient, reliable and super cool. https://t.co/Yxfof5lh16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10-21T20:43:36.000Z</text:p>
          </table:table-cell>
          <table:table-cell office:value-type="string" calcext:value-type="string">
            <text:p>Wed Oct 21 20:43:36 +0000 2015</text:p>
          </table:table-cell>
          <table:table-cell office:value-type="float" office:value="321" calcext:value-type="float">
            <text:p>32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CR3l4PtWsAEToKA.jpg" xlink:type="simple">https://pbs.twimg.com/media/CR3l4PtWsAEToKA.jpg</text:a></text:p>
          </table:table-cell>
          <table:table-cell office:value-type="string" calcext:value-type="string">
            <text:p><text:a xlink:href="https://pbs.twimg.com/media/CR3l4aKWUAARX-P.jpg" xlink:type="simple">https://pbs.twimg.com/media/CR3l4aKWUAARX-P.jpg</text:a></text:p>
          </table:table-cell>
          <table:table-cell office:value-type="string" calcext:value-type="string">
            <text:p><text:a xlink:href="https://pbs.twimg.com/media/CR3l4cHWUAA7baP.jpg" xlink:type="simple">https://pbs.twimg.com/media/CR3l4cHWUAA7baP.jpg</text:a></text:p>
          </table:table-cell>
          <table:table-cell office:value-type="string" calcext:value-type="string">
            <text:p><text:a xlink:href="https://pbs.twimg.com/media/CR3l4cMW0AA8WnG.jpg" xlink:type="simple">https://pbs.twimg.com/media/CR3l4cMW0AA8WnG.jpg</text:a></text:p>
          </table:table-cell>
        </table:table-row>
        <table:table-row table:style-name="ro1">
          <table:table-cell office:value-type="string" calcext:value-type="string">
            <text:p><text:a xlink:href="https://twitter.com/Tesla/status/656858344813109248" xlink:type="simple">656858344813109248</text:a></text:p>
          </table:table-cell>
          <table:table-cell office:value-type="string" calcext:value-type="string">
            <text:p>"Model S makes us feel like rockstars”, and 9 more reasons why Jay loves his Tesla https://t.co/Vl9dhJhRBp https://t.co/UiGNrEyS01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10-21T15:43:27.000Z</text:p>
          </table:table-cell>
          <table:table-cell office:value-type="string" calcext:value-type="string">
            <text:p>Wed Oct 21 15:43:27 +0000 2015</text:p>
          </table:table-cell>
          <table:table-cell office:value-type="float" office:value="299" calcext:value-type="float">
            <text:p>299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 office:value-type="string" calcext:value-type="string">
            <text:p><text:a xlink:href="http://ts.la/p21" xlink:type="simple">http://ts.la/p21 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CR2hLtPUkAAtsNn.jpg" xlink:type="simple">https://pbs.twimg.com/media/CR2hLtPUkAAtsNn.jp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656855392169959428" xlink:type="simple">656855392169959428</text:a></text:p>
          </table:table-cell>
          <table:table-cell office:value-type="string" calcext:value-type="string">
            <text:p>RT @tldtoday I should have never hopped in the @teslamotors P85D. I’m changed for life lol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10-21T15:31:43.000Z</text:p>
          </table:table-cell>
          <table:table-cell office:value-type="string" calcext:value-type="string">
            <text:p>Wed Oct 21 15:31:43 +0000 2015</text:p>
          </table:table-cell>
          <table:table-cell office:value-type="float" office:value="188" calcext:value-type="float">
            <text:p>18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656511525507735552" xlink:type="simple">656511525507735552</text:a></text:p>
          </table:table-cell>
          <table:table-cell office:value-type="string" calcext:value-type="string">
            <text:p>Renegades in the best way, meet Eric from Minnesota, on a mission to spread the Tesla word https://t.co/MWJJefmomw https://t.co/tNDO1y5kZ3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10-20T16:45:19.000Z</text:p>
          </table:table-cell>
          <table:table-cell office:value-type="string" calcext:value-type="string">
            <text:p>Tue Oct 20 16:45:19 +0000 2015</text:p>
          </table:table-cell>
          <table:table-cell office:value-type="float" office:value="277" calcext:value-type="float">
            <text:p>27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 office:value-type="string" calcext:value-type="string">
            <text:p><text:a xlink:href="http://ts.la/g2C" xlink:type="simple">http://ts.la/g2C 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CRxlwLLWoAE8Mkc.jpg" xlink:type="simple">https://pbs.twimg.com/media/CRxlwLLWoAE8Mkc.jp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656165960697651200" xlink:type="simple">656165960697651200</text:a></text:p>
          </table:table-cell>
          <table:table-cell office:value-type="string" calcext:value-type="string">
            <text:p>@BjornNyland Happy to hear they are both ok!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10-19T17:52:10.000Z</text:p>
          </table:table-cell>
          <table:table-cell office:value-type="string" calcext:value-type="string">
            <text:p>Mon Oct 19 17:52:10 +0000 2015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655791786976260096" xlink:type="simple">655791786976260096</text:a></text:p>
          </table:table-cell>
          <table:table-cell office:value-type="string" calcext:value-type="string">
            <text:p>Kunal's 3 years with Model S: "Tesla’s Service teams &amp;amp; employees go the extra mile." http://t.co/RmnLrSk2cc http://t.co/3kTU7G22he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10-18T17:05:20.000Z</text:p>
          </table:table-cell>
          <table:table-cell office:value-type="string" calcext:value-type="string">
            <text:p>Sun Oct 18 17:05:20 +0000 2015</text:p>
          </table:table-cell>
          <table:table-cell office:value-type="float" office:value="329" calcext:value-type="float">
            <text:p>329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 office:value-type="string" calcext:value-type="string">
            <text:p><text:a xlink:href="http://ts.la/s2K" xlink:type="simple">http://ts.la/s2K 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CRnXJzyU8AM9jLh.jpg" xlink:type="simple">https://pbs.twimg.com/media/CRnXJzyU8AM9jLh.jp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655459341365936128" xlink:type="simple">655459341365936128</text:a></text:p>
          </table:table-cell>
          <table:table-cell office:value-type="string" calcext:value-type="string">
            <text:p>@soapintheweasel We always love to hear about experiences from customers. You can send your story to stories@teslamotors.com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10-17T19:04:19.000Z</text:p>
          </table:table-cell>
          <table:table-cell office:value-type="string" calcext:value-type="string">
            <text:p>Sat Oct 17 19:04:19 +0000 2015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/download/iphone" rel="nofollow"&gt;Twitter for iPhone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655425358867615744" xlink:type="simple">655425358867615744</text:a></text:p>
          </table:table-cell>
          <table:table-cell office:value-type="string" calcext:value-type="string">
            <text:p>RT @MrTeller I like my car. Tesla asked me to review the experience, I did. No ad. Unpaid, just because I wanted to. http://t.co/Up4DxnIcl1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10-17T16:49:17.000Z</text:p>
          </table:table-cell>
          <table:table-cell office:value-type="string" calcext:value-type="string">
            <text:p>Sat Oct 17 16:49:17 +0000 2015</text:p>
          </table:table-cell>
          <table:table-cell office:value-type="float" office:value="270" calcext:value-type="float">
            <text:p>27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 office:value-type="string" calcext:value-type="string">
            <text:p><text:a xlink:href="http://ts.la/s2J" xlink:type="simple">http://ts.la/s2J </text:a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655126661000744960" xlink:type="simple">655126661000744960</text:a></text:p>
          </table:table-cell>
          <table:table-cell office:value-type="string" calcext:value-type="string">
            <text:p>@oetting Congrats! Welcome to the rEVolution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10-16T21:02:22.000Z</text:p>
          </table:table-cell>
          <table:table-cell office:value-type="string" calcext:value-type="string">
            <text:p>Fri Oct 16 21:02:22 +0000 2015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655097408070799360" xlink:type="simple">655097408070799360</text:a></text:p>
          </table:table-cell>
          <table:table-cell office:value-type="string" calcext:value-type="string">
            <text:p>Norway is a model for encouraging electric car sales @nytimes http://t.co/9QGzVJwv6y http://t.co/Bp1JeWk24p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10-16T19:06:07.000Z</text:p>
          </table:table-cell>
          <table:table-cell office:value-type="string" calcext:value-type="string">
            <text:p>Fri Oct 16 19:06:07 +0000 2015</text:p>
          </table:table-cell>
          <table:table-cell office:value-type="float" office:value="400" calcext:value-type="float">
            <text:p>400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 office:value-type="string" calcext:value-type="string">
            <text:p><text:a xlink:href="http://ts.la/q2c" xlink:type="simple">http://ts.la/q2c </text:a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CRdfnvUWwAAlYMR.jpg" xlink:type="simple">https://pbs.twimg.com/media/CRdfnvUWwAAlYMR.jp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654723861196333056" xlink:type="simple">654723861196333056</text:a></text:p>
          </table:table-cell>
          <table:table-cell office:value-type="string" calcext:value-type="string">
            <text:p>RT @TechCrunch Watch this self-steering Tesla Model S drive itself http://t.co/OCI66xZvNC http://t.co/ZobUB4huRT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10-15T18:21:47.000Z</text:p>
          </table:table-cell>
          <table:table-cell office:value-type="string" calcext:value-type="string">
            <text:p>Thu Oct 15 18:21:47 +0000 2015</text:p>
          </table:table-cell>
          <table:table-cell office:value-type="float" office:value="537" calcext:value-type="float">
            <text:p>537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 office:value-type="string" calcext:value-type="string">
            <text:p><text:a xlink:href="http://tcrn.ch/1ZEn7z0" xlink:type="simple">http://tcrn.ch/1ZEn7z0 </text:a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imated_gif</text:p>
          </table:table-cell>
          <table:table-cell office:value-type="string" calcext:value-type="string">
            <text:p><text:a xlink:href="https://video.twimg.com/tweet_video/CRYL4V-VEAAyGoT.mp4" xlink:type="simple">https://video.twimg.com/tweet_video/CRYL4V-VEAAyGoT.mp4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654705228323753989" xlink:type="simple">654705228323753989</text:a></text:p>
          </table:table-cell>
          <table:table-cell office:value-type="string" calcext:value-type="string">
            <text:p>Your Autopilot is arriving over-the-air, of course http://t.co/BNw6Z67qL5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10-15T17:07:44.000Z</text:p>
          </table:table-cell>
          <table:table-cell office:value-type="string" calcext:value-type="string">
            <text:p>Thu Oct 15 17:07:44 +0000 2015</text:p>
          </table:table-cell>
          <table:table-cell office:value-type="float" office:value="785" calcext:value-type="float">
            <text:p>785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CRX67xeUcAAELX5.jpg" xlink:type="simple">https://pbs.twimg.com/media/CRX67xeUcAAELX5.jp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654701558337138688" xlink:type="simple">654701558337138688</text:a></text:p>
          </table:table-cell>
          <table:table-cell office:value-type="string" calcext:value-type="string">
            <text:p>Autopilot release starts today, an exciting step towards self-driving cars http://t.co/HlyFjaQaAz http://t.co/j5qY6tzxzV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10-15T16:53:09.000Z</text:p>
          </table:table-cell>
          <table:table-cell office:value-type="string" calcext:value-type="string">
            <text:p>Thu Oct 15 16:53:09 +0000 2015</text:p>
          </table:table-cell>
          <table:table-cell office:value-type="float" office:value="854" calcext:value-type="float">
            <text:p>854</text:p>
          </table:table-cell>
          <table:table-cell office:value-type="float" office:value="708" calcext:value-type="float">
            <text:p>70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 office:value-type="string" calcext:value-type="string">
            <text:p><text:a xlink:href="http://ts.la/b1G" xlink:type="simple">http://ts.la/b1G 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CRX3mJXUwAAXPTR.png" xlink:type="simple">https://pbs.twimg.com/media/CRX3mJXUwAAXPTR.pn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654427094647218176" xlink:type="simple">654427094647218176</text:a></text:p>
          </table:table-cell>
          <table:table-cell office:value-type="string" calcext:value-type="string">
            <text:p>More miles = more improvements, thank you RT @gbo64 @TeslaMotors happy to learn that my driving will contribute to the system improvement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10-14T22:42:32.000Z</text:p>
          </table:table-cell>
          <table:table-cell office:value-type="string" calcext:value-type="string">
            <text:p>Wed Oct 14 22:42:32 +0000 2015</text:p>
          </table:table-cell>
          <table:table-cell office:value-type="float" office:value="167" calcext:value-type="float">
            <text:p>16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654422608633556992" xlink:type="simple">654422608633556992</text:a></text:p>
          </table:table-cell>
          <table:table-cell office:value-type="string" calcext:value-type="string">
            <text:p>Your Autopilot has arrived, wide release will start tomorrow http://t.co/HlyFjb7LZ9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10-14T22:24:43.000Z</text:p>
          </table:table-cell>
          <table:table-cell office:value-type="string" calcext:value-type="string">
            <text:p>Wed Oct 14 22:24:43 +0000 2015</text:p>
          </table:table-cell>
          <table:table-cell office:value-type="float" office:value="832" calcext:value-type="float">
            <text:p>832</text:p>
          </table:table-cell>
          <table:table-cell office:value-type="float" office:value="718" calcext:value-type="float">
            <text:p>71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 office:value-type="string" calcext:value-type="string">
            <text:p><text:a xlink:href="http://ts.la/b1G" xlink:type="simple">http://ts.la/b1G </text:a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654028779501813760" xlink:type="simple">654028779501813760</text:a></text:p>
          </table:table-cell>
          <table:table-cell office:value-type="string" calcext:value-type="string">
            <text:p>Congrats! RT @morganpage On a more positive note.. I just ordered a @TeslaMotors Model X 🙌 Still love the S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10-13T20:19:46.000Z</text:p>
          </table:table-cell>
          <table:table-cell office:value-type="string" calcext:value-type="string">
            <text:p>Tue Oct 13 20:19:46 +0000 2015</text:p>
          </table:table-cell>
          <table:table-cell office:value-type="float" office:value="155" calcext:value-type="float">
            <text:p>15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653981461876486144" xlink:type="simple">653981461876486144</text:a></text:p>
          </table:table-cell>
          <table:table-cell office:value-type="string" calcext:value-type="string">
            <text:p>Journalists trespass, assault Tesla employees at the Gigafactory http://t.co/WnaGk6hNoV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10-13T17:11:45.000Z</text:p>
          </table:table-cell>
          <table:table-cell office:value-type="string" calcext:value-type="string">
            <text:p>Tue Oct 13 17:11:45 +0000 2015</text:p>
          </table:table-cell>
          <table:table-cell office:value-type="float" office:value="272" calcext:value-type="float">
            <text:p>272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 office:value-type="string" calcext:value-type="string">
            <text:p><text:a xlink:href="http://ts.la/f1x" xlink:type="simple">http://ts.la/f1x </text:a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653644249053982720" xlink:type="simple">653644249053982720</text:a></text:p>
          </table:table-cell>
          <table:table-cell office:value-type="string" calcext:value-type="string">
            <text:p>RT @JackMckJr I love the fact we now live in a world where cars get regular software updates! @TeslaMotors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10-12T18:51:47.000Z</text:p>
          </table:table-cell>
          <table:table-cell office:value-type="string" calcext:value-type="string">
            <text:p>Mon Oct 12 18:51:47 +0000 2015</text:p>
          </table:table-cell>
          <table:table-cell office:value-type="float" office:value="292" calcext:value-type="float">
            <text:p>292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653641845394771968" xlink:type="simple">653641845394771968</text:a></text:p>
          </table:table-cell>
          <table:table-cell office:value-type="string" calcext:value-type="string">
            <text:p>@bryangirard Hi Bryan, can you DM us your email address so we can follow up on this? Thanks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10-12T18:42:14.000Z</text:p>
          </table:table-cell>
          <table:table-cell office:value-type="string" calcext:value-type="string">
            <text:p>Mon Oct 12 18:42:14 +0000 201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653605902193459200" xlink:type="simple">653605902193459200</text:a></text:p>
          </table:table-cell>
          <table:table-cell office:value-type="string" calcext:value-type="string">
            <text:p>Awesome, wide release this week RT @AlexArms Got to drive a @TeslaMotors Model S with v7.0 beta autopilot features: freaky and amazing!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10-12T16:19:25.000Z</text:p>
          </table:table-cell>
          <table:table-cell office:value-type="string" calcext:value-type="string">
            <text:p>Mon Oct 12 16:19:25 +0000 2015</text:p>
          </table:table-cell>
          <table:table-cell office:value-type="float" office:value="205" calcext:value-type="float">
            <text:p>205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653300595277889537" xlink:type="simple">653300595277889537</text:a></text:p>
          </table:table-cell>
          <table:table-cell office:value-type="string" calcext:value-type="string">
            <text:p>5 missions, 8400 miles, no range anxiety http://t.co/NIkUsCr74h http://t.co/BpQxL2IUnk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10-11T20:06:14.000Z</text:p>
          </table:table-cell>
          <table:table-cell office:value-type="string" calcext:value-type="string">
            <text:p>Sun Oct 11 20:06:14 +0000 2015</text:p>
          </table:table-cell>
          <table:table-cell office:value-type="float" office:value="544" calcext:value-type="float">
            <text:p>544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 office:value-type="string" calcext:value-type="string">
            <text:p><text:a xlink:href="http://ts.la/t25" xlink:type="simple">http://ts.la/t25 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CRD9bbsWUAAGBri.jpg" xlink:type="simple">https://pbs.twimg.com/media/CRD9bbsWUAAGBri.jp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652533094843609088" xlink:type="simple">652533094843609088</text:a></text:p>
          </table:table-cell>
          <table:table-cell office:value-type="string" calcext:value-type="string">
            <text:p>@bascrompvoets Gefeliciteerd! Beste road trip tot nu toe?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10-09T17:16:27.000Z</text:p>
          </table:table-cell>
          <table:table-cell office:value-type="string" calcext:value-type="string">
            <text:p>Fri Oct 09 17:16:27 +0000 201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652506531422937088" xlink:type="simple">652506531422937088</text:a></text:p>
          </table:table-cell>
          <table:table-cell office:value-type="string" calcext:value-type="string">
            <text:p>@willemoverbosch @DeZaak @dutchnetworkgrp @MisterGreenEV Perfect timing! Congrats and welcome to the rEVolution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10-09T15:30:54.000Z</text:p>
          </table:table-cell>
          <table:table-cell office:value-type="string" calcext:value-type="string">
            <text:p>Fri Oct 09 15:30:54 +0000 201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652232288068083712" xlink:type="simple">652232288068083712</text:a></text:p>
          </table:table-cell>
          <table:table-cell office:value-type="string" calcext:value-type="string">
            <text:p>Welcome to the rEVolution RT @HiltonWorldwide teaming w/ @CurrentbyGE &amp;amp; @TeslaMotors to launch an EV charging pgrm http://t.co/vQoLBXuFeG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10-08T21:21:10.000Z</text:p>
          </table:table-cell>
          <table:table-cell office:value-type="string" calcext:value-type="string">
            <text:p>Thu Oct 08 21:21:10 +0000 2015</text:p>
          </table:table-cell>
          <table:table-cell office:value-type="float" office:value="196" calcext:value-type="float">
            <text:p>196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 office:value-type="string" calcext:value-type="string">
            <text:p><text:a xlink:href="http://goo.gl/xtZ2Pc" xlink:type="simple">http://goo.gl/xtZ2Pc </text:a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652232154123010049" xlink:type="simple">652232154123010049</text:a></text:p>
          </table:table-cell>
          <table:table-cell office:value-type="string" calcext:value-type="string">
            <text:p>@K_Boogie_Beats That’s still up in the air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10-08T21:20:38.000Z</text:p>
          </table:table-cell>
          <table:table-cell office:value-type="string" calcext:value-type="string">
            <text:p>Thu Oct 08 21:20:38 +0000 201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652156333249040384" xlink:type="simple">652156333249040384</text:a></text:p>
          </table:table-cell>
          <table:table-cell office:value-type="string" calcext:value-type="string">
            <text:p>@IDriveAVolt Hi Kenny, can you please DM us your email &amp;amp; phone number so we can look into this? Thanks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10-08T16:19:20.000Z</text:p>
          </table:table-cell>
          <table:table-cell office:value-type="string" calcext:value-type="string">
            <text:p>Thu Oct 08 16:19:20 +0000 201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Reply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652149926000889856" xlink:type="simple">652149926000889856</text:a></text:p>
          </table:table-cell>
          <table:table-cell office:value-type="string" calcext:value-type="string">
            <text:p>Model S can take you anywhere, come and test drive http://t.co/NTad8VVhGB http://t.co/xWlvrnDZMG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10-08T15:53:53.000Z</text:p>
          </table:table-cell>
          <table:table-cell office:value-type="string" calcext:value-type="string">
            <text:p>Thu Oct 08 15:53:53 +0000 2015</text:p>
          </table:table-cell>
          <table:table-cell office:value-type="float" office:value="370" calcext:value-type="float">
            <text:p>370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 office:value-type="string" calcext:value-type="string">
            <text:p><text:a xlink:href="http://ts.la/s2H" xlink:type="simple">http://ts.la/s2H 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CQzm5paWIAADwz-.jpg" xlink:type="simple">https://pbs.twimg.com/media/CQzm5paWIAADwz-.jp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651798658959179776" xlink:type="simple">651798658959179776</text:a></text:p>
          </table:table-cell>
          <table:table-cell office:value-type="string" calcext:value-type="string">
            <text:p>RT @littlemonstr The third row of @TeslaMotors Model X is spacious enough for humans and 100 pound beasts @CitrixCEO http://t.co/9YtWbGcK7o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10-07T16:38:04.000Z</text:p>
          </table:table-cell>
          <table:table-cell office:value-type="string" calcext:value-type="string">
            <text:p>Wed Oct 07 16:38:04 +0000 2015</text:p>
          </table:table-cell>
          <table:table-cell office:value-type="float" office:value="386" calcext:value-type="float">
            <text:p>386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CQunbPCUcAA6p4P.jpg" xlink:type="simple">https://pbs.twimg.com/media/CQunbPCUcAA6p4P.jp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651715114069065728" xlink:type="simple">651715114069065728</text:a></text:p>
          </table:table-cell>
          <table:table-cell office:value-type="string" calcext:value-type="string">
            <text:p>@LeoMuehring That car makes us smile every time we see it :) thanks for sharing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10-07T11:06:06.000Z</text:p>
          </table:table-cell>
          <table:table-cell office:value-type="string" calcext:value-type="string">
            <text:p>Wed Oct 07 11:06:06 +0000 201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651424378522075136" xlink:type="simple">651424378522075136</text:a></text:p>
          </table:table-cell>
          <table:table-cell office:value-type="string" calcext:value-type="string">
            <text:p>Insane Model S P85D drag race vs Australia's V8 Supercar and Walkinshaw W507 @car_advice https://t.co/OKqN2lUeL7 http://t.co/0487p0FNDi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10-06T15:50:49.000Z</text:p>
          </table:table-cell>
          <table:table-cell office:value-type="string" calcext:value-type="string">
            <text:p>Tue Oct 06 15:50:49 +0000 2015</text:p>
          </table:table-cell>
          <table:table-cell office:value-type="float" office:value="599" calcext:value-type="float">
            <text:p>599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 office:value-type="string" calcext:value-type="string">
            <text:p><text:a xlink:href="https://www.youtube.com/watch?v=6eGhjhx8O9M&amp;feature=youtu.be" xlink:type="simple">https://www.youtube.com/watch?v=6eGhjhx8O9M&amp;feature=youtu.be </text:a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CQpTBK9UwAAIKmE.png" xlink:type="simple">https://pbs.twimg.com/media/CQpTBK9UwAAIKmE.pn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651126521424310273" xlink:type="simple">651126521424310273</text:a></text:p>
          </table:table-cell>
          <table:table-cell office:value-type="string" calcext:value-type="string">
            <text:p>RT @HenryEPayne CAR-toon: @TeslaMotors 90PDQ @DetroitNews http://t.co/IYoiD1wG5M http://t.co/LuV5vnvytC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10-05T20:07:14.000Z</text:p>
          </table:table-cell>
          <table:table-cell office:value-type="string" calcext:value-type="string">
            <text:p>Mon Oct 05 20:07:14 +0000 2015</text:p>
          </table:table-cell>
          <table:table-cell office:value-type="float" office:value="195" calcext:value-type="float">
            <text:p>195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 office:value-type="string" calcext:value-type="string">
            <text:p><text:a xlink:href="http://www.detroitnews.com/story/opinion/columnists/henry-payne/2015/09/24/payne-tesla-pd/72770366/" xlink:type="simple">http://www.detroitnews.com/story/opinion/columnists/henry-payne/2015/09/24/payne-tesla-pd/72770366/ </text:a>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CQlEHqLUwAAzEdd.jpg" xlink:type="simple">https://pbs.twimg.com/media/CQlEHqLUwAAzEdd.jp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651085789699395584" xlink:type="simple">651085789699395584</text:a></text:p>
          </table:table-cell>
          <table:table-cell office:value-type="string" calcext:value-type="string">
            <text:p>@MDeJarnette Thanks for letting us know. Our team will reach out shortly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10-05T17:25:23.000Z</text:p>
          </table:table-cell>
          <table:table-cell office:value-type="string" calcext:value-type="string">
            <text:p>Mon Oct 05 17:25:23 +0000 201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651083150421065733" xlink:type="simple">651083150421065733</text:a></text:p>
          </table:table-cell>
          <table:table-cell office:value-type="string" calcext:value-type="string">
            <text:p>@sahilmalik Currently testing and improving with customers to make it great. Safety and driving experience is always our key priority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10-05T17:14:54.000Z</text:p>
          </table:table-cell>
          <table:table-cell office:value-type="string" calcext:value-type="string">
            <text:p>Mon Oct 05 17:14:54 +0000 201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651066453056221184" xlink:type="simple">651066453056221184</text:a></text:p>
          </table:table-cell>
          <table:table-cell office:value-type="string" calcext:value-type="string">
            <text:p>Try one yourself http://t.co/F0NZUQl1qZ RT @RoderickMScott After test driving a Model S P85D, I now hate my car http://t.co/I70KnVlekb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10-05T16:08:33.000Z</text:p>
          </table:table-cell>
          <table:table-cell office:value-type="string" calcext:value-type="string">
            <text:p>Mon Oct 05 16:08:33 +0000 2015</text:p>
          </table:table-cell>
          <table:table-cell office:value-type="float" office:value="221" calcext:value-type="float">
            <text:p>22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 office:value-type="string" calcext:value-type="string">
            <text:p><text:a xlink:href="http://ts.la/h21" xlink:type="simple">http://ts.la/h21 http://bit.ly/1OfoHlv </text:a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650347190418866176" xlink:type="simple">650347190418866176</text:a></text:p>
          </table:table-cell>
          <table:table-cell office:value-type="string" calcext:value-type="string">
            <text:p>RT @TEDchris Tesla's secret weapon is its users' passion. How many auto companies have fans that would do this? https://t.co/KXN5FFgzA1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10-03T16:30:27.000Z</text:p>
          </table:table-cell>
          <table:table-cell office:value-type="string" calcext:value-type="string">
            <text:p>Sat Oct 03 16:30:27 +0000 2015</text:p>
          </table:table-cell>
          <table:table-cell office:value-type="float" office:value="876" calcext:value-type="float">
            <text:p>876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 office:value-type="string" calcext:value-type="string">
            <text:p><text:a xlink:href="https://vimeo.com/140983024" xlink:type="simple">https://vimeo.com/140983024 </text:a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649625227295522816" xlink:type="simple">649625227295522816</text:a></text:p>
          </table:table-cell>
          <table:table-cell office:value-type="string" calcext:value-type="string">
            <text:p>5 reasons to put a Model S in your garage by @Autotrader http://t.co/I3iLfGiPHE http://t.co/ldzfUttC83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10-01T16:41:38.000Z</text:p>
          </table:table-cell>
          <table:table-cell office:value-type="string" calcext:value-type="string">
            <text:p>Thu Oct 01 16:41:38 +0000 2015</text:p>
          </table:table-cell>
          <table:table-cell office:value-type="float" office:value="511" calcext:value-type="float">
            <text:p>511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 office:value-type="string" calcext:value-type="string">
            <text:p><text:a xlink:href="http://ts.la/t22" xlink:type="simple">http://ts.la/t22 </text:a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CQPus4rUAAA2yg_.png" xlink:type="simple">https://pbs.twimg.com/media/CQPus4rUAAA2yg_.pn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649078806209126401" xlink:type="simple">649078806209126401</text:a></text:p>
          </table:table-cell>
          <table:table-cell office:value-type="string" calcext:value-type="string">
            <text:p>I spy a #ModelX http://t.co/qr3SfHPJvn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9-30T04:30:21.000Z</text:p>
          </table:table-cell>
          <table:table-cell office:value-type="string" calcext:value-type="string">
            <text:p>Wed Sep 30 04:30:21 +0000 2015</text:p>
          </table:table-cell>
          <table:table-cell office:value-type="float" office:value="548" calcext:value-type="float">
            <text:p>548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/download/iphone" rel="nofollow"&gt;Twitter for iPhone&lt;/a&gt;</text:p>
          </table:table-cell>
          <table:table-cell office:value-type="string" calcext:value-type="string">
            <text:p>Twee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CQH9twdVEAAt3JW.jpg" xlink:type="simple">https://pbs.twimg.com/media/CQH9twdVEAAt3JW.jpg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twitter.com/Tesla/status/649073271141363712" xlink:type="simple">649073271141363712</text:a></text:p>
          </table:table-cell>
          <table:table-cell office:value-type="string" calcext:value-type="string">
            <text:p>Meet Model X. Watch it live here http://t.co/Iag2iwIi0l #ModelX</text:p>
            <text:p>https://t.co/TkVQL5PP67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9-30T04:08:21.000Z</text:p>
          </table:table-cell>
          <table:table-cell office:value-type="string" calcext:value-type="string">
            <text:p>Wed Sep 30 04:08:21 +0000 2015</text:p>
          </table:table-cell>
          <table:table-cell office:value-type="float" office:value="2337" calcext:value-type="float">
            <text:p>2337</text:p>
          </table:table-cell>
          <table:table-cell office:value-type="float" office:value="2317" calcext:value-type="float">
            <text:p>231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 office:value-type="string" calcext:value-type="string">
            <text:p><text:a xlink:href="http://ts.la/g2B" xlink:type="simple">http://ts.la/g2B https://amp.twimg.com/v/a7a9a746-47ec-4116-9a17-ded6ff0309ea </text:a>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649070284671090688" xlink:type="simple">649070284671090688</text:a></text:p>
          </table:table-cell>
          <table:table-cell office:value-type="string" calcext:value-type="string">
            <text:p>We're live http://t.co/Iag2iwIi0l #ModelX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9-30T03:56:29.000Z</text:p>
          </table:table-cell>
          <table:table-cell office:value-type="string" calcext:value-type="string">
            <text:p>Wed Sep 30 03:56:29 +0000 2015</text:p>
          </table:table-cell>
          <table:table-cell office:value-type="float" office:value="269" calcext:value-type="float">
            <text:p>269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/download/iphone" rel="nofollow"&gt;Twitter for iPhone&lt;/a&gt;</text:p>
          </table:table-cell>
          <table:table-cell office:value-type="string" calcext:value-type="string">
            <text:p>Tweet</text:p>
          </table:table-cell>
          <table:table-cell office:value-type="string" calcext:value-type="string">
            <text:p><text:a xlink:href="http://ts.la/g2B" xlink:type="simple">http://ts.la/g2B </text:a>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649067852327092224" xlink:type="simple">649067852327092224</text:a></text:p>
          </table:table-cell>
          <table:table-cell office:value-type="string" calcext:value-type="string">
            <text:p>#ModelX http://t.co/jj8y8Q6Tfs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9-30T03:46:49.000Z</text:p>
          </table:table-cell>
          <table:table-cell office:value-type="string" calcext:value-type="string">
            <text:p>Wed Sep 30 03:46:49 +0000 2015</text:p>
          </table:table-cell>
          <table:table-cell office:value-type="float" office:value="273" calcext:value-type="float">
            <text:p>273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&lt;a href="http://twitter.com/download/iphone" rel="nofollow"&gt;Twitter for iPhone&lt;/a&gt;</text:p>
          </table:table-cell>
          <table:table-cell office:value-type="string" calcext:value-type="string">
            <text:p>Twee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<text:a xlink:href="https://video.twimg.com/ext_tw_video/649067158698196992/pu/pl/r4MKEhZ75KBb_aP5.m3u8" xlink:type="simple">https://video.twimg.com/ext_tw_video/649067158698196992/pu/pl/r4MKEhZ75KBb_aP5.m3u8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649059195040370688" xlink:type="simple">649059195040370688</text:a></text:p>
          </table:table-cell>
          <table:table-cell office:value-type="string" calcext:value-type="string">
            <text:p>We're close http://t.co/Iag2iwIi0l RT @KnappOnTech #ModelX Launch event is madness! http://t.co/T8kwMGznoo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9-30T03:12:25.000Z</text:p>
          </table:table-cell>
          <table:table-cell office:value-type="string" calcext:value-type="string">
            <text:p>Wed Sep 30 03:12:25 +0000 2015</text:p>
          </table:table-cell>
          <table:table-cell office:value-type="float" office:value="440" calcext:value-type="float">
            <text:p>440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 office:value-type="string" calcext:value-type="string">
            <text:p><text:a xlink:href="http://ts.la/g2B" xlink:type="simple">http://ts.la/g2B </text:a>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CQHr5dqUYAAqXtn.jpg" xlink:type="simple">https://pbs.twimg.com/media/CQHr5dqUYAAqXtn.jp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649047609437347840" xlink:type="simple">649047609437347840</text:a></text:p>
          </table:table-cell>
          <table:table-cell office:value-type="string" calcext:value-type="string">
            <text:p>More doors will open tonight. Tune in at 8pm http://t.co/Iag2iwIi0l #ModelX <text:s text:c="3"/>https://t.co/VxhVHrWeRg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9-30T02:26:23.000Z</text:p>
          </table:table-cell>
          <table:table-cell office:value-type="string" calcext:value-type="string">
            <text:p>Wed Sep 30 02:26:23 +0000 2015</text:p>
          </table:table-cell>
          <table:table-cell office:value-type="float" office:value="269" calcext:value-type="float">
            <text:p>269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 office:value-type="string" calcext:value-type="string">
            <text:p><text:a xlink:href="http://ts.la/g2B" xlink:type="simple">http://ts.la/g2B https://twitter.com/dennis_p/status/649045817962033153 </text:a>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648892859953709056" xlink:type="simple">648892859953709056</text:a></text:p>
          </table:table-cell>
          <table:table-cell office:value-type="string" calcext:value-type="string">
            <text:p>Revealing the newest member of the Tesla family tonight. Tune in live 8pm PT http://t.co/Iag2iwIi0l #ModelX http://t.co/my8hEWF3pS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9-29T16:11:28.000Z</text:p>
          </table:table-cell>
          <table:table-cell office:value-type="string" calcext:value-type="string">
            <text:p>Tue Sep 29 16:11:28 +0000 2015</text:p>
          </table:table-cell>
          <table:table-cell office:value-type="float" office:value="1036" calcext:value-type="float">
            <text:p>1036</text:p>
          </table:table-cell>
          <table:table-cell office:value-type="float" office:value="834" calcext:value-type="float">
            <text:p>83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 office:value-type="string" calcext:value-type="string">
            <text:p><text:a xlink:href="http://ts.la/g2B" xlink:type="simple">http://ts.la/g2B </text:a>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CQFUnhoUYAANWDU.jpg" xlink:type="simple">https://pbs.twimg.com/media/CQFUnhoUYAANWDU.jp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648525871515504640" xlink:type="simple">648525871515504640</text:a></text:p>
          </table:table-cell>
          <table:table-cell office:value-type="string" calcext:value-type="string">
            <text:p>Tune in via live stream tomorrow RT @RileySpiller Man, I wish I could be there. @TeslaMotors #ModelX http://t.co/aqqDEEGc6i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9-28T15:53:11.000Z</text:p>
          </table:table-cell>
          <table:table-cell office:value-type="string" calcext:value-type="string">
            <text:p>Mon Sep 28 15:53:11 +0000 2015</text:p>
          </table:table-cell>
          <table:table-cell office:value-type="float" office:value="652" calcext:value-type="float">
            <text:p>652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CQAG1_6UEAAGsNo.png" xlink:type="simple">https://pbs.twimg.com/media/CQAG1_6UEAAGsNo.pn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648230680707514368" xlink:type="simple">648230680707514368</text:a></text:p>
          </table:table-cell>
          <table:table-cell office:value-type="string" calcext:value-type="string">
            <text:p>RT @narendramodi Thanks Elon for showing me around. Enjoyed discussion on how battery technology can help farmers http://t.co/XbNNPfZoQu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9-27T20:20:12.000Z</text:p>
          </table:table-cell>
          <table:table-cell office:value-type="string" calcext:value-type="string">
            <text:p>Sun Sep 27 20:20:12 +0000 2015</text:p>
          </table:table-cell>
          <table:table-cell office:value-type="float" office:value="506" calcext:value-type="float">
            <text:p>506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/download/iphone" rel="nofollow"&gt;Twitter for iPhone&lt;/a&gt;</text:p>
          </table:table-cell>
          <table:table-cell office:value-type="string" calcext:value-type="string">
            <text:p>Twee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CP76XQeUkAASiiC.jpg" xlink:type="simple">https://pbs.twimg.com/media/CP76XQeUkAASiiC.jp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647857560960282624" xlink:type="simple">647857560960282624</text:a></text:p>
          </table:table-cell>
          <table:table-cell office:value-type="string" calcext:value-type="string">
            <text:p>@worcesterred Absolutely! Every Model S goes through robust quality control testing before going to its new owner :)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9-26T19:37:33.000Z</text:p>
          </table:table-cell>
          <table:table-cell office:value-type="string" calcext:value-type="string">
            <text:p>Sat Sep 26 19:37:33 +0000 2015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647854684347199488" xlink:type="simple">647854684347199488</text:a></text:p>
          </table:table-cell>
          <table:table-cell office:value-type="string" calcext:value-type="string">
            <text:p>@widodh They will take you almost everywhere :) Have fun!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9-26T19:26:07.000Z</text:p>
          </table:table-cell>
          <table:table-cell office:value-type="string" calcext:value-type="string">
            <text:p>Sat Sep 26 19:26:07 +0000 201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647853602942394368" xlink:type="simple">647853602942394368</text:a></text:p>
          </table:table-cell>
          <table:table-cell office:value-type="string" calcext:value-type="string">
            <text:p>@worcesterred Tesla Tilburg Factory in the Netherlands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9-26T19:21:50.000Z</text:p>
          </table:table-cell>
          <table:table-cell office:value-type="string" calcext:value-type="string">
            <text:p>Sat Sep 26 19:21:50 +0000 201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647851954555723776" xlink:type="simple">647851954555723776</text:a></text:p>
          </table:table-cell>
          <table:table-cell office:value-type="string" calcext:value-type="string">
            <text:p>@radmoose The test drivers are highly-trained former racecar drivers, they are used to it ;)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9-26T19:15:17.000Z</text:p>
          </table:table-cell>
          <table:table-cell office:value-type="string" calcext:value-type="string">
            <text:p>Sat Sep 26 19:15:17 +0000 2015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a xlink:href="https://twitter.com/Tesla/status/647837788755259392" xlink:type="simple">647837788755259392</text:a></text:p>
          </table:table-cell>
          <table:table-cell office:value-type="string" calcext:value-type="string">
            <text:p>750m of vibration and harshness in Model S on Europe's first indoor production test track</text:p>
            <text:p>https://t.co/AFhDOb0Zup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9-26T18:18:59.000Z</text:p>
          </table:table-cell>
          <table:table-cell office:value-type="string" calcext:value-type="string">
            <text:p>Sat Sep 26 18:18:59 +0000 2015</text:p>
          </table:table-cell>
          <table:table-cell office:value-type="float" office:value="575" calcext:value-type="float">
            <text:p>575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 office:value-type="string" calcext:value-type="string">
            <text:p><text:a xlink:href="https://amp.twimg.com/v/134dd1f1-5125-4fef-a4ca-1a3036e15065" xlink:type="simple">https://amp.twimg.com/v/134dd1f1-5125-4fef-a4ca-1a3036e15065 </text:a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647445966556110849" xlink:type="simple">647445966556110849</text:a></text:p>
          </table:table-cell>
          <table:table-cell office:value-type="string" calcext:value-type="string">
            <text:p>The Tilburg Factory takes Model S through final assembly &amp;amp; quality testing before going to its new owner http://t.co/DA6CSmzwiF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9-25T16:22:02.000Z</text:p>
          </table:table-cell>
          <table:table-cell office:value-type="string" calcext:value-type="string">
            <text:p>Fri Sep 25 16:22:02 +0000 2015</text:p>
          </table:table-cell>
          <table:table-cell office:value-type="float" office:value="656" calcext:value-type="float">
            <text:p>656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CPwwrMMWgAAZTOB.jpg" xlink:type="simple">https://pbs.twimg.com/media/CPwwrMMWgAAZTOB.jpg</text:a></text:p>
          </table:table-cell>
          <table:table-cell office:value-type="string" calcext:value-type="string">
            <text:p><text:a xlink:href="https://pbs.twimg.com/media/CPwwqvtWoAAw5FV.jpg" xlink:type="simple">https://pbs.twimg.com/media/CPwwqvtWoAAw5FV.jpg</text:a></text:p>
          </table:table-cell>
          <table:table-cell office:value-type="string" calcext:value-type="string">
            <text:p><text:a xlink:href="https://pbs.twimg.com/media/CPwwrGtXAAAnF8P.jpg" xlink:type="simple">https://pbs.twimg.com/media/CPwwrGtXAAAnF8P.jpg</text:a></text:p>
          </table:table-cell>
          <table:table-cell office:value-type="string" calcext:value-type="string">
            <text:p><text:a xlink:href="https://pbs.twimg.com/media/CPwwq6VWcAAtn9J.jpg" xlink:type="simple">https://pbs.twimg.com/media/CPwwq6VWcAAtn9J.jpg</text:a></text:p>
          </table:table-cell>
        </table:table-row>
        <table:table-row table:style-name="ro1">
          <table:table-cell office:value-type="string" calcext:value-type="string">
            <text:p><text:a xlink:href="https://twitter.com/Tesla/status/647445495976210432" xlink:type="simple">647445495976210432</text:a></text:p>
          </table:table-cell>
          <table:table-cell office:value-type="string" calcext:value-type="string">
            <text:p>The new Tesla Tilburg Factory brings Model S faster to our growing family in Europe http://t.co/v3iGbDovzk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9-25T16:20:09.000Z</text:p>
          </table:table-cell>
          <table:table-cell office:value-type="string" calcext:value-type="string">
            <text:p>Fri Sep 25 16:20:09 +0000 2015</text:p>
          </table:table-cell>
          <table:table-cell office:value-type="float" office:value="637" calcext:value-type="float">
            <text:p>637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CPwwPyRWgAAoFmf.jpg" xlink:type="simple">https://pbs.twimg.com/media/CPwwPyRWgAAoFmf.jpg</text:a></text:p>
          </table:table-cell>
          <table:table-cell office:value-type="string" calcext:value-type="string">
            <text:p><text:a xlink:href="https://pbs.twimg.com/media/CPwwPkAWEAAyzCs.jpg" xlink:type="simple">https://pbs.twimg.com/media/CPwwPkAWEAAyzCs.jpg</text:a></text:p>
          </table:table-cell>
          <table:table-cell office:value-type="string" calcext:value-type="string">
            <text:p><text:a xlink:href="https://pbs.twimg.com/media/CPwwO4mXAAA2fa1.jpg" xlink:type="simple">https://pbs.twimg.com/media/CPwwO4mXAAA2fa1.jpg</text:a></text:p>
          </table:table-cell>
          <table:table-cell office:value-type="string" calcext:value-type="string">
            <text:p><text:a xlink:href="https://pbs.twimg.com/media/CPwwPBuWEAAcdB9.jpg" xlink:type="simple">https://pbs.twimg.com/media/CPwwPBuWEAAcdB9.jpg</text:a></text:p>
          </table:table-cell>
        </table:table-row>
        <table:table-row table:style-name="ro1">
          <table:table-cell office:value-type="string" calcext:value-type="string">
            <text:p><text:a xlink:href="https://twitter.com/Tesla/status/647089553652756480" xlink:type="simple">647089553652756480</text:a></text:p>
          </table:table-cell>
          <table:table-cell office:value-type="string" calcext:value-type="string">
            <text:p>60 Tesla’s and 0 emissions arrive at Austria's highest mountain http://t.co/qfG5wvCKme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9-24T16:45:46.000Z</text:p>
          </table:table-cell>
          <table:table-cell office:value-type="string" calcext:value-type="string">
            <text:p>Thu Sep 24 16:45:46 +0000 2015</text:p>
          </table:table-cell>
          <table:table-cell office:value-type="float" office:value="636" calcext:value-type="float">
            <text:p>636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CPrshNsWsAALu9G.jpg" xlink:type="simple">https://pbs.twimg.com/media/CPrshNsWsAALu9G.jpg</text:a></text:p>
          </table:table-cell>
          <table:table-cell office:value-type="string" calcext:value-type="string">
            <text:p><text:a xlink:href="https://pbs.twimg.com/media/CPrsg1fW8AAUzt9.jpg" xlink:type="simple">https://pbs.twimg.com/media/CPrsg1fW8AAUzt9.jpg</text:a></text:p>
          </table:table-cell>
          <table:table-cell office:value-type="string" calcext:value-type="string">
            <text:p><text:a xlink:href="https://pbs.twimg.com/media/CPrshCZWIAAxg3e.jpg" xlink:type="simple">https://pbs.twimg.com/media/CPrshCZWIAAxg3e.jpg</text:a></text:p>
          </table:table-cell>
          <table:table-cell office:value-type="string" calcext:value-type="string">
            <text:p><text:a xlink:href="https://pbs.twimg.com/media/CPrsgqfWUAEJDhr.jpg" xlink:type="simple">https://pbs.twimg.com/media/CPrsgqfWUAEJDhr.jpg</text:a></text:p>
          </table:table-cell>
        </table:table-row>
        <table:table-row table:style-name="ro1">
          <table:table-cell office:value-type="string" calcext:value-type="string">
            <text:p><text:a xlink:href="https://twitter.com/Tesla/status/646725141930582016" xlink:type="simple">646725141930582016</text:a></text:p>
          </table:table-cell>
          <table:table-cell office:value-type="string" calcext:value-type="string">
            <text:p>Charge Model S anytime &amp;amp; anywhere whether you’re at home or on the road it’s a breeze #TeslaCharging http://t.co/f7MY3GKCaV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9-23T16:37:44.000Z</text:p>
          </table:table-cell>
          <table:table-cell office:value-type="string" calcext:value-type="string">
            <text:p>Wed Sep 23 16:37:44 +0000 2015</text:p>
          </table:table-cell>
          <table:table-cell office:value-type="float" office:value="442" calcext:value-type="float">
            <text:p>442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CPmhFrVVEAAirSY.jpg" xlink:type="simple">https://pbs.twimg.com/media/CPmhFrVVEAAirSY.jp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645651926915391488" xlink:type="simple">645651926915391488</text:a></text:p>
          </table:table-cell>
          <table:table-cell office:value-type="string" calcext:value-type="string">
            <text:p>The Tesla Generation is growing up 100% electric http://t.co/Mwhn53spgN http://t.co/z09QMJzb8B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9-20T17:33:09.000Z</text:p>
          </table:table-cell>
          <table:table-cell office:value-type="string" calcext:value-type="string">
            <text:p>Sun Sep 20 17:33:09 +0000 2015</text:p>
          </table:table-cell>
          <table:table-cell office:value-type="float" office:value="598" calcext:value-type="float">
            <text:p>598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 office:value-type="string" calcext:value-type="string">
            <text:p><text:a xlink:href="http://ts.la/r26" xlink:type="simple">http://ts.la/r26 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CPXRAVMUsAAcSLh.jpg" xlink:type="simple">https://pbs.twimg.com/media/CPXRAVMUsAAcSLh.jp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644902892437118976" xlink:type="simple">644902892437118976</text:a></text:p>
          </table:table-cell>
          <table:table-cell office:value-type="string" calcext:value-type="string">
            <text:p>P90D, the quickest-accelerating sedan &amp;amp; longest-range electric vehicle, by the numbers @iaamesse #IAA2015 http://t.co/f9O8OTnkbi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9-18T15:56:45.000Z</text:p>
          </table:table-cell>
          <table:table-cell office:value-type="string" calcext:value-type="string">
            <text:p>Fri Sep 18 15:56:45 +0000 2015</text:p>
          </table:table-cell>
          <table:table-cell office:value-type="float" office:value="608" calcext:value-type="float">
            <text:p>608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CPMnw04WgAA1OS9.jpg" xlink:type="simple">https://pbs.twimg.com/media/CPMnw04WgAA1OS9.jp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644792717189492736" xlink:type="simple">644792717189492736</text:a></text:p>
          </table:table-cell>
          <table:table-cell office:value-type="string" calcext:value-type="string">
            <text:p>@ervik Yes a hotel, resort, club etc. There's a form on the site where you can make suggestions: http://t.co/4MUgVl37QZ Thanks!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9-18T08:38:58.000Z</text:p>
          </table:table-cell>
          <table:table-cell office:value-type="string" calcext:value-type="string">
            <text:p>Fri Sep 18 08:38:58 +0000 201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Reply</text:p>
          </table:table-cell>
          <table:table-cell office:value-type="string" calcext:value-type="string">
            <text:p><text:a xlink:href="http://ts.la/b1E" xlink:type="simple">http://ts.la/b1E </text:a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644563400610217984" xlink:type="simple">644563400610217984</text:a></text:p>
          </table:table-cell>
          <table:table-cell office:value-type="string" calcext:value-type="string">
            <text:p>This little car guy looks into his future @iaamesse #IAA2015 http://t.co/gEUuY4wfwO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9-17T17:27:44.000Z</text:p>
          </table:table-cell>
          <table:table-cell office:value-type="string" calcext:value-type="string">
            <text:p>Thu Sep 17 17:27:44 +0000 2015</text:p>
          </table:table-cell>
          <table:table-cell office:value-type="float" office:value="584" calcext:value-type="float">
            <text:p>584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CPHy_wfUkAAO83C.jpg" xlink:type="simple">https://pbs.twimg.com/media/CPHy_wfUkAAO83C.jp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644224110281781248" xlink:type="simple">644224110281781248</text:a></text:p>
          </table:table-cell>
          <table:table-cell office:value-type="string" calcext:value-type="string">
            <text:p>Tesla’s Destination Charging is coming to Europe http://t.co/4MUgVl37QZ #TeslaCharging http://t.co/uiQXcCLR9l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9-16T18:59:31.000Z</text:p>
          </table:table-cell>
          <table:table-cell office:value-type="string" calcext:value-type="string">
            <text:p>Wed Sep 16 18:59:31 +0000 2015</text:p>
          </table:table-cell>
          <table:table-cell office:value-type="float" office:value="381" calcext:value-type="float">
            <text:p>381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 office:value-type="string" calcext:value-type="string">
            <text:p><text:a xlink:href="http://ts.la/b1E" xlink:type="simple">http://ts.la/b1E </text:a>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CPC-aa7WcAER0vy.jpg" xlink:type="simple">https://pbs.twimg.com/media/CPC-aa7WcAER0vy.jp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643501150814216192" xlink:type="simple">643501150814216192</text:a></text:p>
          </table:table-cell>
          <table:table-cell office:value-type="string" calcext:value-type="string">
            <text:p>Ludicrous speed arrives in Frankfurt for @iaamesse http://t.co/rECFvVLoYe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9-14T19:06:44.000Z</text:p>
          </table:table-cell>
          <table:table-cell office:value-type="string" calcext:value-type="string">
            <text:p>Mon Sep 14 19:06:44 +0000 2015</text:p>
          </table:table-cell>
          <table:table-cell office:value-type="float" office:value="494" calcext:value-type="float">
            <text:p>494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CO4s4qXWcAEzS7k.jpg" xlink:type="simple">https://pbs.twimg.com/media/CO4s4qXWcAEzS7k.jp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643117722969206784" xlink:type="simple">643117722969206784</text:a></text:p>
          </table:table-cell>
          <table:table-cell office:value-type="string" calcext:value-type="string">
            <text:p>Norway to the Swiss Alps in a Model S, these bikers couldn’t believe the ride #TeslaCharging http://t.co/pZeW0IvB6t http://t.co/NoWbYsv1O1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9-13T17:43:08.000Z</text:p>
          </table:table-cell>
          <table:table-cell office:value-type="string" calcext:value-type="string">
            <text:p>Sun Sep 13 17:43:08 +0000 2015</text:p>
          </table:table-cell>
          <table:table-cell office:value-type="float" office:value="367" calcext:value-type="float">
            <text:p>367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 office:value-type="string" calcext:value-type="string">
            <text:p><text:a xlink:href="http://ts.la/i1x" xlink:type="simple">http://ts.la/i1x </text:a>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COzQKQEWsAAlfwe.jpg" xlink:type="simple">https://pbs.twimg.com/media/COzQKQEWsAAlfwe.jp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642758975428108288" xlink:type="simple">642758975428108288</text:a></text:p>
          </table:table-cell>
          <table:table-cell office:value-type="string" calcext:value-type="string">
            <text:p>Where would you go in your Model S, Boston to New Orleans, Barcelona to the North Cape, Shanghai to Beijing? #TeslaCharging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9-12T17:57:36.000Z</text:p>
          </table:table-cell>
          <table:table-cell office:value-type="string" calcext:value-type="string">
            <text:p>Sat Sep 12 17:57:36 +0000 2015</text:p>
          </table:table-cell>
          <table:table-cell office:value-type="float" office:value="196" calcext:value-type="float">
            <text:p>196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642758840895832064" xlink:type="simple">642758840895832064</text:a></text:p>
          </table:table-cell>
          <table:table-cell office:value-type="string" calcext:value-type="string">
            <text:p>Superchargers powered 5x more road trips than last summer. We’ve got you covered so Model S can take you anywhere http://t.co/kpakwUW137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9-12T17:57:04.000Z</text:p>
          </table:table-cell>
          <table:table-cell office:value-type="string" calcext:value-type="string">
            <text:p>Sat Sep 12 17:57:04 +0000 2015</text:p>
          </table:table-cell>
          <table:table-cell office:value-type="float" office:value="597" calcext:value-type="float">
            <text:p>597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COuJwYiUEAA5mmu.jpg" xlink:type="simple">https://pbs.twimg.com/media/COuJwYiUEAA5mmu.jpg</text:a></text:p>
          </table:table-cell>
          <table:table-cell office:value-type="string" calcext:value-type="string">
            <text:p><text:a xlink:href="https://pbs.twimg.com/media/COuJwjiUEAE2zU4.jpg" xlink:type="simple">https://pbs.twimg.com/media/COuJwjiUEAE2zU4.jpg</text:a></text:p>
          </table:table-cell>
          <table:table-cell office:value-type="string" calcext:value-type="string">
            <text:p><text:a xlink:href="https://pbs.twimg.com/media/COuJv9rU8AEsIrU.jpg" xlink:type="simple">https://pbs.twimg.com/media/COuJv9rU8AEsIrU.jpg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twitter.com/Tesla/status/642439688226258944" xlink:type="simple">642439688226258944</text:a></text:p>
          </table:table-cell>
          <table:table-cell office:value-type="string" calcext:value-type="string">
            <text:p>LA Mayor @ericgarcetti announces historic transition to Green Energy Vehicles @LAPDHQ #LAPD http://t.co/RnkGIMivPy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9-11T20:48:52.000Z</text:p>
          </table:table-cell>
          <table:table-cell office:value-type="string" calcext:value-type="string">
            <text:p>Fri Sep 11 20:48:52 +0000 2015</text:p>
          </table:table-cell>
          <table:table-cell office:value-type="float" office:value="2988" calcext:value-type="float">
            <text:p>2988</text:p>
          </table:table-cell>
          <table:table-cell office:value-type="float" office:value="2356" calcext:value-type="float">
            <text:p>235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COpnewYVAAAEZRs.jpg" xlink:type="simple">https://pbs.twimg.com/media/COpnewYVAAAEZRs.jpg</text:a></text:p>
          </table:table-cell>
          <table:table-cell office:value-type="string" calcext:value-type="string">
            <text:p><text:a xlink:href="https://pbs.twimg.com/media/COpnfbfUAAAS4Vk.jpg" xlink:type="simple">https://pbs.twimg.com/media/COpnfbfUAAAS4Vk.jpg</text:a></text:p>
          </table:table-cell>
          <table:table-cell office:value-type="string" calcext:value-type="string">
            <text:p><text:a xlink:href="https://pbs.twimg.com/media/COpnerAUwAAXZ9w.jpg" xlink:type="simple">https://pbs.twimg.com/media/COpnerAUwAAXZ9w.jpg</text:a></text:p>
          </table:table-cell>
          <table:table-cell office:value-type="string" calcext:value-type="string">
            <text:p><text:a xlink:href="https://pbs.twimg.com/media/COpnfbtVAAAJbpl.jpg" xlink:type="simple">https://pbs.twimg.com/media/COpnfbtVAAAJbpl.jpg</text:a></text:p>
          </table:table-cell>
        </table:table-row>
        <table:table-row table:style-name="ro1">
          <table:table-cell office:value-type="string" calcext:value-type="string">
            <text:p><text:a xlink:href="https://twitter.com/Tesla/status/642381121184002048" xlink:type="simple">642381121184002048</text:a></text:p>
          </table:table-cell>
          <table:table-cell office:value-type="string" calcext:value-type="string">
            <text:p>Celebrate the rEVolution at National Drive Electric Week http://t.co/agdf7w3dF5 #NDEW2015 #Tesla http://t.co/6mPiPGA7Ug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9-11T16:56:08.000Z</text:p>
          </table:table-cell>
          <table:table-cell office:value-type="string" calcext:value-type="string">
            <text:p>Fri Sep 11 16:56:08 +0000 2015</text:p>
          </table:table-cell>
          <table:table-cell office:value-type="float" office:value="289" calcext:value-type="float">
            <text:p>289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 office:value-type="string" calcext:value-type="string">
            <text:p><text:a xlink:href="http://bit.ly/NDEW2015tw" xlink:type="simple">http://bit.ly/NDEW2015tw </text:a>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COoyOZWWwAAuec_.jpg" xlink:type="simple">https://pbs.twimg.com/media/COoyOZWWwAAuec_.jp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642361080879149056" xlink:type="simple">642361080879149056</text:a></text:p>
          </table:table-cell>
          <table:table-cell office:value-type="string" calcext:value-type="string">
            <text:p>Meet the Tesla Generation RT @slcuervo Can I drive, dad? Where is the insane mode? @TeslaMotors http://t.co/KCRvrMdxVz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9-11T15:36:30.000Z</text:p>
          </table:table-cell>
          <table:table-cell office:value-type="string" calcext:value-type="string">
            <text:p>Fri Sep 11 15:36:30 +0000 2015</text:p>
          </table:table-cell>
          <table:table-cell office:value-type="float" office:value="312" calcext:value-type="float">
            <text:p>312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COof_5HWcAAuRSg.jpg" xlink:type="simple">https://pbs.twimg.com/media/COof_5HWcAAuRSg.jpg</text:a></text:p>
          </table:table-cell>
          <table:table-cell office:value-type="string" calcext:value-type="string">
            <text:p><text:a xlink:href="https://pbs.twimg.com/media/COof_65WgAAkVuE.jpg" xlink:type="simple">https://pbs.twimg.com/media/COof_65WgAAkVuE.jpg</text:a></text:p>
          </table:table-cell>
          <table:table-cell office:value-type="string" calcext:value-type="string">
            <text:p><text:a xlink:href="https://pbs.twimg.com/media/COof_68XAAA_u1S.jpg" xlink:type="simple">https://pbs.twimg.com/media/COof_68XAAA_u1S.jpg</text:a></text:p>
          </table:table-cell>
          <table:table-cell office:value-type="string" calcext:value-type="string">
            <text:p><text:a xlink:href="https://pbs.twimg.com/media/COof_67WcAAePMO.jpg" xlink:type="simple">https://pbs.twimg.com/media/COof_67WcAAePMO.jpg</text:a></text:p>
          </table:table-cell>
        </table:table-row>
        <table:table-row table:style-name="ro1">
          <table:table-cell office:value-type="string" calcext:value-type="string">
            <text:p><text:a xlink:href="https://twitter.com/Tesla/status/642045166421979136" xlink:type="simple">642045166421979136</text:a></text:p>
          </table:table-cell>
          <table:table-cell office:value-type="string" calcext:value-type="string">
            <text:p>“You’ll get your money's worth and then some.” P90D video review by @business http://t.co/INqn9FwIIH http://t.co/UQzXbIagJV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9-10T18:41:10.000Z</text:p>
          </table:table-cell>
          <table:table-cell office:value-type="string" calcext:value-type="string">
            <text:p>Thu Sep 10 18:41:10 +0000 2015</text:p>
          </table:table-cell>
          <table:table-cell office:value-type="float" office:value="376" calcext:value-type="float">
            <text:p>376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 office:value-type="string" calcext:value-type="string">
            <text:p><text:a xlink:href="http://bloom.bg/1MdKqeg" xlink:type="simple">http://bloom.bg/1MdKqeg </text:a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COkArP9UkAAHODp.png" xlink:type="simple">https://pbs.twimg.com/media/COkArP9UkAAHODp.pn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642000127163502592" xlink:type="simple">642000127163502592</text:a></text:p>
          </table:table-cell>
          <table:table-cell office:value-type="string" calcext:value-type="string">
            <text:p>RT @business You'll feel untouchable driving the Tesla P90D http://t.co/INqn9FwIIH http://t.co/1a0QY5awM4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9-10T15:42:12.000Z</text:p>
          </table:table-cell>
          <table:table-cell office:value-type="string" calcext:value-type="string">
            <text:p>Thu Sep 10 15:42:12 +0000 2015</text:p>
          </table:table-cell>
          <table:table-cell office:value-type="float" office:value="391" calcext:value-type="float">
            <text:p>391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 office:value-type="string" calcext:value-type="string">
            <text:p><text:a xlink:href="http://bloom.bg/1MdKqeg" xlink:type="simple">http://bloom.bg/1MdKqeg </text:a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COjXtgvUAAA5VPO.jpg" xlink:type="simple">https://pbs.twimg.com/media/COjXtgvUAAA5VPO.jpg</text:a></text:p>
          </table:table-cell>
          <table:table-cell office:value-type="string" calcext:value-type="string">
            <text:p><text:a xlink:href="https://pbs.twimg.com/media/COjXtoGVEAAGCsg.jpg" xlink:type="simple">https://pbs.twimg.com/media/COjXtoGVEAAGCsg.jpg</text:a></text:p>
          </table:table-cell>
          <table:table-cell office:value-type="string" calcext:value-type="string">
            <text:p><text:a xlink:href="https://pbs.twimg.com/media/COjXtlXU8AA5L5q.jpg" xlink:type="simple">https://pbs.twimg.com/media/COjXtlXU8AA5L5q.jpg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twitter.com/Tesla/status/641693794111483908" xlink:type="simple">641693794111483908</text:a></text:p>
          </table:table-cell>
          <table:table-cell office:value-type="string" calcext:value-type="string">
            <text:p>RT @benandjerrys Not a bad parking spot for our @TeslaMotors on 2nd night ever of the @colbertlateshow w/ @elonmusk http://t.co/VQKT2OijvA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9-09T19:24:57.000Z</text:p>
          </table:table-cell>
          <table:table-cell office:value-type="string" calcext:value-type="string">
            <text:p>Wed Sep 09 19:24:57 +0000 2015</text:p>
          </table:table-cell>
          <table:table-cell office:value-type="float" office:value="342" calcext:value-type="float">
            <text:p>342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COfBGu9WgAAt0Wa.jpg" xlink:type="simple">https://pbs.twimg.com/media/COfBGu9WgAAt0Wa.jp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641280057592389633" xlink:type="simple">641280057592389633</text:a></text:p>
          </table:table-cell>
          <table:table-cell office:value-type="string" calcext:value-type="string">
            <text:p>RT @mgmbeatle Model S at 150,207 mi. First flat tire being reinstalled. Everything else works great! http://t.co/UJpjQxomjY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9-08T16:00:54.000Z</text:p>
          </table:table-cell>
          <table:table-cell office:value-type="string" calcext:value-type="string">
            <text:p>Tue Sep 08 16:00:54 +0000 2015</text:p>
          </table:table-cell>
          <table:table-cell office:value-type="float" office:value="385" calcext:value-type="float">
            <text:p>38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COZI0F0UkAA8exi.jpg" xlink:type="simple">https://pbs.twimg.com/media/COZI0F0UkAA8exi.jp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640615227936120832" xlink:type="simple">640615227936120832</text:a></text:p>
          </table:table-cell>
          <table:table-cell office:value-type="string" calcext:value-type="string">
            <text:p>@audeckart Congrats! Welcome to the family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9-06T19:59:07.000Z</text:p>
          </table:table-cell>
          <table:table-cell office:value-type="string" calcext:value-type="string">
            <text:p>Sun Sep 06 19:59:07 +0000 201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640596470626914308" xlink:type="simple">640596470626914308</text:a></text:p>
          </table:table-cell>
          <table:table-cell office:value-type="string" calcext:value-type="string">
            <text:p>Early Tesla owners started a state wide change in Boise ID before Superchargers existed http://t.co/YlDwFYMdxZ http://t.co/nEMP62trPF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9-06T18:44:34.000Z</text:p>
          </table:table-cell>
          <table:table-cell office:value-type="string" calcext:value-type="string">
            <text:p>Sun Sep 06 18:44:34 +0000 2015</text:p>
          </table:table-cell>
          <table:table-cell office:value-type="float" office:value="242" calcext:value-type="float">
            <text:p>242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 office:value-type="string" calcext:value-type="string">
            <text:p><text:a xlink:href="http://ts.la/t21" xlink:type="simple">http://ts.la/t21 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COPbGFxWwAAnQfz.jpg" xlink:type="simple">https://pbs.twimg.com/media/COPbGFxWwAAnQfz.jp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640219370292183041" xlink:type="simple">640219370292183041</text:a></text:p>
          </table:table-cell>
          <table:table-cell office:value-type="string" calcext:value-type="string">
            <text:p>Model S went mountain climbing with Tesla Club Switzerland http://t.co/q4z9vbkSth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9-05T17:46:07.000Z</text:p>
          </table:table-cell>
          <table:table-cell office:value-type="string" calcext:value-type="string">
            <text:p>Sat Sep 05 17:46:07 +0000 2015</text:p>
          </table:table-cell>
          <table:table-cell office:value-type="float" office:value="808" calcext:value-type="float">
            <text:p>808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COKEHvOUEAELWP4.jpg" xlink:type="simple">https://pbs.twimg.com/media/COKEHvOUEAELWP4.jpg</text:a></text:p>
          </table:table-cell>
          <table:table-cell office:value-type="string" calcext:value-type="string">
            <text:p><text:a xlink:href="https://pbs.twimg.com/media/COKEH6XUsAACcCG.jpg" xlink:type="simple">https://pbs.twimg.com/media/COKEH6XUsAACcCG.jpg</text:a></text:p>
          </table:table-cell>
          <table:table-cell office:value-type="string" calcext:value-type="string">
            <text:p><text:a xlink:href="https://pbs.twimg.com/media/COKEHAyUkAE1Apv.jpg" xlink:type="simple">https://pbs.twimg.com/media/COKEHAyUkAE1Apv.jpg</text:a></text:p>
          </table:table-cell>
          <table:table-cell office:value-type="string" calcext:value-type="string">
            <text:p><text:a xlink:href="https://pbs.twimg.com/media/COKEH8pUEAEuHRw.jpg" xlink:type="simple">https://pbs.twimg.com/media/COKEH8pUEAEuHRw.jpg</text:a></text:p>
          </table:table-cell>
        </table:table-row>
        <table:table-row table:style-name="ro1">
          <table:table-cell office:value-type="string" calcext:value-type="string">
            <text:p><text:a xlink:href="https://twitter.com/Tesla/status/639846826284347392" xlink:type="simple">639846826284347392</text:a></text:p>
          </table:table-cell>
          <table:table-cell office:value-type="string" calcext:value-type="string">
            <text:p>Old meets new at the @bramptoninn where you charge at this old carriage house #TeslaCharging http://t.co/cc1b5eptpS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9-04T17:05:45.000Z</text:p>
          </table:table-cell>
          <table:table-cell office:value-type="string" calcext:value-type="string">
            <text:p>Fri Sep 04 17:05:45 +0000 2015</text:p>
          </table:table-cell>
          <table:table-cell office:value-type="float" office:value="367" calcext:value-type="float">
            <text:p>367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COExSpoU8AAY2ce.jpg" xlink:type="simple">https://pbs.twimg.com/media/COExSpoU8AAY2ce.jpg</text:a></text:p>
          </table:table-cell>
          <table:table-cell office:value-type="string" calcext:value-type="string">
            <text:p><text:a xlink:href="https://pbs.twimg.com/media/COExS1vUEAA63ma.jpg" xlink:type="simple">https://pbs.twimg.com/media/COExS1vUEAA63ma.jpg</text:a></text:p>
          </table:table-cell>
          <table:table-cell office:value-type="string" calcext:value-type="string">
            <text:p><text:a xlink:href="https://pbs.twimg.com/media/COExTCPVAAAWxbA.jpg" xlink:type="simple">https://pbs.twimg.com/media/COExTCPVAAAWxbA.jpg</text:a></text:p>
          </table:table-cell>
          <table:table-cell office:value-type="string" calcext:value-type="string">
            <text:p><text:a xlink:href="https://pbs.twimg.com/media/COExRanVAAAqwjW.jpg" xlink:type="simple">https://pbs.twimg.com/media/COExRanVAAAqwjW.jpg</text:a></text:p>
          </table:table-cell>
        </table:table-row>
        <table:table-row table:style-name="ro1">
          <table:table-cell office:value-type="string" calcext:value-type="string">
            <text:p><text:a xlink:href="https://twitter.com/Tesla/status/639830259823734785" xlink:type="simple">639830259823734785</text:a></text:p>
          </table:table-cell>
          <table:table-cell office:value-type="string" calcext:value-type="string">
            <text:p>EV heroes in action @LeilaniMunter rewards 16-yr-old Maxwell with an insane Tesla ride <text:s/>http://t.co/j7OtJB6EdC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9-04T15:59:56.000Z</text:p>
          </table:table-cell>
          <table:table-cell office:value-type="string" calcext:value-type="string">
            <text:p>Fri Sep 04 15:59:56 +0000 2015</text:p>
          </table:table-cell>
          <table:table-cell office:value-type="float" office:value="158" calcext:value-type="float">
            <text:p>158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 office:value-type="string" calcext:value-type="string">
            <text:p><text:a xlink:href="http://go100.me/EVMaxwell" xlink:type="simple">http://go100.me/EVMaxwell </text:a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639458381049241600" xlink:type="simple">639458381049241600</text:a></text:p>
          </table:table-cell>
          <table:table-cell office:value-type="string" calcext:value-type="string">
            <text:p>"I’ll never buy a gas car again." @danielsparks hits 27,000 miles in Model S https://t.co/ltjNmihEoy http://t.co/1whmTDHWJW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9-03T15:22:13.000Z</text:p>
          </table:table-cell>
          <table:table-cell office:value-type="string" calcext:value-type="string">
            <text:p>Thu Sep 03 15:22:13 +0000 2015</text:p>
          </table:table-cell>
          <table:table-cell office:value-type="float" office:value="566" calcext:value-type="float">
            <text:p>566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 office:value-type="string" calcext:value-type="string">
            <text:p><text:a xlink:href="https://medium.com/tech-biz-d-sparks/why-i-ll-never-buy-a-gas-car-again-c87f63a6cee8" xlink:type="simple">https://medium.com/tech-biz-d-sparks/why-i-ll-never-buy-a-gas-car-again-c87f63a6cee8 </text:a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CN_QAjBUYAALPOK.jpg" xlink:type="simple">https://pbs.twimg.com/media/CN_QAjBUYAALPOK.jp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639089875128578048" xlink:type="simple">639089875128578048</text:a></text:p>
          </table:table-cell>
          <table:table-cell office:value-type="string" calcext:value-type="string">
            <text:p>Welcome to the family RT @Oprah Test driving my new Tesla with dealer Dan. Love it!! https://t.co/Xb9gRDI24I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9-02T14:57:54.000Z</text:p>
          </table:table-cell>
          <table:table-cell office:value-type="string" calcext:value-type="string">
            <text:p>Wed Sep 02 14:57:54 +0000 2015</text:p>
          </table:table-cell>
          <table:table-cell office:value-type="float" office:value="266" calcext:value-type="float">
            <text:p>266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 office:value-type="string" calcext:value-type="string">
            <text:p><text:a xlink:href="https://instagram.com/p/7GvJlVyS4m/" xlink:type="simple">https://instagram.com/p/7GvJlVyS4m/ </text:a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638372180506595328" xlink:type="simple">638372180506595328</text:a></text:p>
          </table:table-cell>
          <table:table-cell office:value-type="string" calcext:value-type="string">
            <text:p>"98% of Tesla P85D owners would buy this car again.” @ConsumerReports http://t.co/mmrrtPQA6q http://t.co/FFud7lq86k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8-31T15:26:02.000Z</text:p>
          </table:table-cell>
          <table:table-cell office:value-type="string" calcext:value-type="string">
            <text:p>Mon Aug 31 15:26:02 +0000 2015</text:p>
          </table:table-cell>
          <table:table-cell office:value-type="float" office:value="567" calcext:value-type="float">
            <text:p>567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 office:value-type="string" calcext:value-type="string">
            <text:p><text:a xlink:href="http://ts.la/q2Y" xlink:type="simple">http://ts.la/q2Y </text:a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CNv0HWtW8AAM6CT.jpg" xlink:type="simple">https://pbs.twimg.com/media/CNv0HWtW8AAM6CT.jp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637674168088174592" xlink:type="simple">637674168088174592</text:a></text:p>
          </table:table-cell>
          <table:table-cell office:value-type="string" calcext:value-type="string">
            <text:p>This is what zero emissions looks like http://t.co/WNxrerUbrV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8-29T17:12:23.000Z</text:p>
          </table:table-cell>
          <table:table-cell office:value-type="string" calcext:value-type="string">
            <text:p>Sat Aug 29 17:12:23 +0000 2015</text:p>
          </table:table-cell>
          <table:table-cell office:value-type="float" office:value="1281" calcext:value-type="float">
            <text:p>1281</text:p>
          </table:table-cell>
          <table:table-cell office:value-type="float" office:value="694" calcext:value-type="float">
            <text:p>69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CNl5RrTUAAA1Yo_.jpg" xlink:type="simple">https://pbs.twimg.com/media/CNl5RrTUAAA1Yo_.jp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637336922583646208" xlink:type="simple">637336922583646208</text:a></text:p>
          </table:table-cell>
          <table:table-cell office:value-type="string" calcext:value-type="string">
            <text:p>"P90D is the best electric car ever made w/ road trip range &amp;amp; acceleration to match the legendary McLaren F1" @WIRED https://t.co/j8iTUeM47B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8-28T18:52:18.000Z</text:p>
          </table:table-cell>
          <table:table-cell office:value-type="string" calcext:value-type="string">
            <text:p>Fri Aug 28 18:52:18 +0000 2015</text:p>
          </table:table-cell>
          <table:table-cell office:value-type="float" office:value="528" calcext:value-type="float">
            <text:p>528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 office:value-type="string" calcext:value-type="string">
            <text:p><text:a xlink:href="https://twitter.com/WIRED/status/637252871478738944" xlink:type="simple">https://twitter.com/WIRED/status/637252871478738944 </text:a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637300085387345921" xlink:type="simple">637300085387345921</text:a></text:p>
          </table:table-cell>
          <table:table-cell office:value-type="string" calcext:value-type="string">
            <text:p>@RachelLorch Thanks for your support and joining the rEVolution!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8-28T16:25:55.000Z</text:p>
          </table:table-cell>
          <table:table-cell office:value-type="string" calcext:value-type="string">
            <text:p>Fri Aug 28 16:25:55 +0000 201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637299100753522688" xlink:type="simple">637299100753522688</text:a></text:p>
          </table:table-cell>
          <table:table-cell office:value-type="string" calcext:value-type="string">
            <text:p>@joost_akker Enjoy the ride! And let us know what you think of the car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8-28T16:22:00.000Z</text:p>
          </table:table-cell>
          <table:table-cell office:value-type="string" calcext:value-type="string">
            <text:p>Fri Aug 28 16:22:00 +0000 201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637263435387027456" xlink:type="simple">637263435387027456</text:a></text:p>
          </table:table-cell>
          <table:table-cell office:value-type="string" calcext:value-type="string">
            <text:p>@Coltsjustwin Let us know when that happens. For now, a zero-emissions @Hot_Wheels Model S is a great start. Enjoy!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8-28T14:00:17.000Z</text:p>
          </table:table-cell>
          <table:table-cell office:value-type="string" calcext:value-type="string">
            <text:p>Fri Aug 28 14:00:17 +0000 201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636892900178141184" xlink:type="simple">636892900178141184</text:a></text:p>
          </table:table-cell>
          <table:table-cell office:value-type="string" calcext:value-type="string">
            <text:p>RT @CRcars Tesla P85D is the best car we’ve tested in 80 years of testing cars http://t.co/39eqbMghzn http://t.co/y5xmduX33Q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8-27T13:27:54.000Z</text:p>
          </table:table-cell>
          <table:table-cell office:value-type="string" calcext:value-type="string">
            <text:p>Thu Aug 27 13:27:54 +0000 2015</text:p>
          </table:table-cell>
          <table:table-cell office:value-type="float" office:value="733" calcext:value-type="float">
            <text:p>733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 office:value-type="string" calcext:value-type="string">
            <text:p><text:a xlink:href="http://bddy.me/1K7gLmO" xlink:type="simple">http://bddy.me/1K7gLmO </text:a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CNayt63WEAE0aaq.jpg" xlink:type="simple">https://pbs.twimg.com/media/CNayt63WEAE0aaq.jp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636456517143797761" xlink:type="simple">636456517143797761</text:a></text:p>
          </table:table-cell>
          <table:table-cell office:value-type="string" calcext:value-type="string">
            <text:p>@RAAofSA Enjoy the ride!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8-26T08:33:53.000Z</text:p>
          </table:table-cell>
          <table:table-cell office:value-type="string" calcext:value-type="string">
            <text:p>Wed Aug 26 08:33:53 +0000 201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636195982489862144" xlink:type="simple">636195982489862144</text:a></text:p>
          </table:table-cell>
          <table:table-cell office:value-type="string" calcext:value-type="string">
            <text:p>Wow RT@BjornNyland @TeslaMotors P85D sets new world record in #hypermiling driving 728.7 km/452.8 mi on single charge http://t.co/DbcQAlPgR3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8-25T15:18:36.000Z</text:p>
          </table:table-cell>
          <table:table-cell office:value-type="string" calcext:value-type="string">
            <text:p>Tue Aug 25 15:18:36 +0000 2015</text:p>
          </table:table-cell>
          <table:table-cell office:value-type="float" office:value="349" calcext:value-type="float">
            <text:p>349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 office:value-type="string" calcext:value-type="string">
            <text:p><text:a xlink:href="http://youtu.be/Z5W4LJ5zL9g" xlink:type="simple">http://youtu.be/Z5W4LJ5zL9g </text:a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635498796730945537" xlink:type="simple">635498796730945537</text:a></text:p>
          </table:table-cell>
          <table:table-cell office:value-type="string" calcext:value-type="string">
            <text:p>Jane &amp;amp; Harry from Canada are oil free, solar enabled. Thanks for driving the rEVolution. http://t.co/ohYwb1b3dr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8-23T17:08:14.000Z</text:p>
          </table:table-cell>
          <table:table-cell office:value-type="string" calcext:value-type="string">
            <text:p>Sun Aug 23 17:08:14 +0000 2015</text:p>
          </table:table-cell>
          <table:table-cell office:value-type="float" office:value="602" calcext:value-type="float">
            <text:p>602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CNG-yaYWsAAYUdb.jpg" xlink:type="simple">https://pbs.twimg.com/media/CNG-yaYWsAAYUdb.jp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635132595894927361" xlink:type="simple">635132595894927361</text:a></text:p>
          </table:table-cell>
          <table:table-cell office:value-type="string" calcext:value-type="string">
            <text:p>Tesla test drives include a view http://t.co/v2C0eIgzZv http://t.co/CmyvZY8uL9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8-22T16:53:05.000Z</text:p>
          </table:table-cell>
          <table:table-cell office:value-type="string" calcext:value-type="string">
            <text:p>Sat Aug 22 16:53:05 +0000 2015</text:p>
          </table:table-cell>
          <table:table-cell office:value-type="float" office:value="349" calcext:value-type="float">
            <text:p>349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 office:value-type="string" calcext:value-type="string">
            <text:p><text:a xlink:href="http://ts.la/e1b" xlink:type="simple">http://ts.la/e1b 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CNBxuuOWUAEThAp.jpg" xlink:type="simple">https://pbs.twimg.com/media/CNBxuuOWUAEThAp.jp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634744588234846208" xlink:type="simple">634744588234846208</text:a></text:p>
          </table:table-cell>
          <table:table-cell office:value-type="string" calcext:value-type="string">
            <text:p>New Tesla stores open in China in the West Lake area of Hangzhou &amp;amp; Shanghai-Xintiandi http://t.co/248DYMLhDZ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8-21T15:11:17.000Z</text:p>
          </table:table-cell>
          <table:table-cell office:value-type="string" calcext:value-type="string">
            <text:p>Fri Aug 21 15:11:17 +0000 2015</text:p>
          </table:table-cell>
          <table:table-cell office:value-type="float" office:value="403" calcext:value-type="float">
            <text:p>403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CM8Q1kjUcAAXKGX.jpg" xlink:type="simple">https://pbs.twimg.com/media/CM8Q1kjUcAAXKGX.jpg</text:a></text:p>
          </table:table-cell>
          <table:table-cell office:value-type="string" calcext:value-type="string">
            <text:p><text:a xlink:href="https://pbs.twimg.com/media/CM8Q1sfUYAAYS7w.jpg" xlink:type="simple">https://pbs.twimg.com/media/CM8Q1sfUYAAYS7w.jpg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twitter.com/Tesla/status/634450767609466882" xlink:type="simple">634450767609466882</text:a></text:p>
          </table:table-cell>
          <table:table-cell office:value-type="string" calcext:value-type="string">
            <text:p>Now Tesla owners have more awesome destinations with the launch of @AirBnb Tesla charging http://t.co/WZiAjEiPuo http://t.co/mNaLq9KFTf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8-20T19:43:45.000Z</text:p>
          </table:table-cell>
          <table:table-cell office:value-type="string" calcext:value-type="string">
            <text:p>Thu Aug 20 19:43:45 +0000 2015</text:p>
          </table:table-cell>
          <table:table-cell office:value-type="float" office:value="544" calcext:value-type="float">
            <text:p>544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 office:value-type="string" calcext:value-type="string">
            <text:p><text:a xlink:href="http://airbnb.com/tesla" xlink:type="simple">http://airbnb.com/tesla </text:a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CM4FnFRVAAAWDYl.jpg" xlink:type="simple">https://pbs.twimg.com/media/CM4FnFRVAAAWDYl.jp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634378411440537600" xlink:type="simple">634378411440537600</text:a></text:p>
          </table:table-cell>
          <table:table-cell office:value-type="string" calcext:value-type="string">
            <text:p>Eye candy. Thanks @BjornNyland! http://t.co/VUvTaBVqCM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8-20T14:56:14.000Z</text:p>
          </table:table-cell>
          <table:table-cell office:value-type="string" calcext:value-type="string">
            <text:p>Thu Aug 20 14:56:14 +0000 2015</text:p>
          </table:table-cell>
          <table:table-cell office:value-type="float" office:value="652" calcext:value-type="float">
            <text:p>652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CM3Dza1XAAESYC5.jpg" xlink:type="simple">https://pbs.twimg.com/media/CM3Dza1XAAESYC5.jp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634066994384535552" xlink:type="simple">634066994384535552</text:a></text:p>
          </table:table-cell>
          <table:table-cell office:value-type="string" calcext:value-type="string">
            <text:p>Welcome to the family RT @donnyosmond I bought a @TeslaMotors. Greatest car I've ever owned because it's #green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8-19T18:18:46.000Z</text:p>
          </table:table-cell>
          <table:table-cell office:value-type="string" calcext:value-type="string">
            <text:p>Wed Aug 19 18:18:46 +0000 2015</text:p>
          </table:table-cell>
          <table:table-cell office:value-type="float" office:value="166" calcext:value-type="float">
            <text:p>16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634047958502277120" xlink:type="simple">634047958502277120</text:a></text:p>
          </table:table-cell>
          <table:table-cell office:value-type="string" calcext:value-type="string">
            <text:p>"Tesla’s P85D is the best car in the world. It simply checks off all the boxes.” @gearpatrol http://t.co/ryEl4NKwWx http://t.co/x2oHfPZEOt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8-19T17:03:08.000Z</text:p>
          </table:table-cell>
          <table:table-cell office:value-type="string" calcext:value-type="string">
            <text:p>Wed Aug 19 17:03:08 +0000 2015</text:p>
          </table:table-cell>
          <table:table-cell office:value-type="float" office:value="756" calcext:value-type="float">
            <text:p>756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 office:value-type="string" calcext:value-type="string">
            <text:p><text:a xlink:href="http://gear.gp/v2MdA" xlink:type="simple">http://gear.gp/v2MdA </text:a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CMyXQb0XAAAu-CA.jpg" xlink:type="simple">https://pbs.twimg.com/media/CMyXQb0XAAAu-CA.jp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633727978464260096" xlink:type="simple">633727978464260096</text:a></text:p>
          </table:table-cell>
          <table:table-cell office:value-type="string" calcext:value-type="string">
            <text:p>@AustinKVS Enjoy the ride! We'd love to hear about your experience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8-18T19:51:38.000Z</text:p>
          </table:table-cell>
          <table:table-cell office:value-type="string" calcext:value-type="string">
            <text:p>Tue Aug 18 19:51:38 +0000 201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633675704559869952" xlink:type="simple">633675704559869952</text:a></text:p>
          </table:table-cell>
          <table:table-cell office:value-type="string" calcext:value-type="string">
            <text:p>@Jody_Haker You can find us @sailamsterdam starting tomorrow! And we got an event in Maastricht coming up: http://t.co/ElqSXfzrhY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8-18T16:23:55.000Z</text:p>
          </table:table-cell>
          <table:table-cell office:value-type="string" calcext:value-type="string">
            <text:p>Tue Aug 18 16:23:55 +0000 201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Reply</text:p>
          </table:table-cell>
          <table:table-cell office:value-type="string" calcext:value-type="string">
            <text:p><text:a xlink:href="http://my.teslamotors.com/nl_NL/event/next-billion-tour-test-drive-model-s-maastricht" xlink:type="simple">http://my.teslamotors.com/nl_NL/event/next-billion-tour-test-drive-model-s-maastricht </text:a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633370929956040704" xlink:type="simple">633370929956040704</text:a></text:p>
          </table:table-cell>
          <table:table-cell office:value-type="string" calcext:value-type="string">
            <text:p>@krideout12 Looks like you can handle an insane ride. DM us your email + phone number and we'll help to plan a Model S test drive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8-17T20:12:51.000Z</text:p>
          </table:table-cell>
          <table:table-cell office:value-type="string" calcext:value-type="string">
            <text:p>Mon Aug 17 20:12:51 +0000 201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632999633170644993" xlink:type="simple">632999633170644993</text:a></text:p>
          </table:table-cell>
          <table:table-cell office:value-type="string" calcext:value-type="string">
            <text:p>@kk5auro Hi, can you please DM us your name, email &amp;amp; phone number so we can look into this? Thank you!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8-16T19:37:27.000Z</text:p>
          </table:table-cell>
          <table:table-cell office:value-type="string" calcext:value-type="string">
            <text:p>Sun Aug 16 19:37:27 +0000 201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632998060952580096" xlink:type="simple">632998060952580096</text:a></text:p>
          </table:table-cell>
          <table:table-cell office:value-type="string" calcext:value-type="string">
            <text:p>Try a Model S for yourself just like @WenzlaffStephan during the Next Billion Tour http://t.co/7V7Cn6E35r https://t.co/OFK8T9LnIS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8-16T19:31:12.000Z</text:p>
          </table:table-cell>
          <table:table-cell office:value-type="string" calcext:value-type="string">
            <text:p>Sun Aug 16 19:31:12 +0000 2015</text:p>
          </table:table-cell>
          <table:table-cell office:value-type="float" office:value="134" calcext:value-type="float">
            <text:p>13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 office:value-type="string" calcext:value-type="string">
            <text:p><text:a xlink:href="http://ts.la/a1K" xlink:type="simple">http://ts.la/a1K https://twitter.com/WenzlaffStephan/status/632933936847581185 </text:a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632997597058334720" xlink:type="simple">632997597058334720</text:a></text:p>
          </table:table-cell>
          <table:table-cell office:value-type="string" calcext:value-type="string">
            <text:p>@WenzlaffStephan Great shots, looks like you had some fun!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8-16T19:29:22.000Z</text:p>
          </table:table-cell>
          <table:table-cell office:value-type="string" calcext:value-type="string">
            <text:p>Sun Aug 16 19:29:22 +0000 201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632984959851098112" xlink:type="simple">632984959851098112</text:a></text:p>
          </table:table-cell>
          <table:table-cell office:value-type="string" calcext:value-type="string">
            <text:p>These kids hope to never drive a gas car http://t.co/dvMnoa14rR http://t.co/hDldIJiKgq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8-16T18:39:09.000Z</text:p>
          </table:table-cell>
          <table:table-cell office:value-type="string" calcext:value-type="string">
            <text:p>Sun Aug 16 18:39:09 +0000 2015</text:p>
          </table:table-cell>
          <table:table-cell office:value-type="float" office:value="596" calcext:value-type="float">
            <text:p>596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 office:value-type="string" calcext:value-type="string">
            <text:p><text:a xlink:href="http://ts.la/j1w" xlink:type="simple">http://ts.la/j1w 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CMjQd2DUYAA2Ytr.jpg" xlink:type="simple">https://pbs.twimg.com/media/CMjQd2DUYAA2Ytr.jp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632662710782689280" xlink:type="simple">632662710782689280</text:a></text:p>
          </table:table-cell>
          <table:table-cell office:value-type="string" calcext:value-type="string">
            <text:p>@GuyKawasaki Don’t miss out on Ludicrous mode. Stop by for an even faster ride in Model S at Peter Hay Hill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8-15T21:18:39.000Z</text:p>
          </table:table-cell>
          <table:table-cell office:value-type="string" calcext:value-type="string">
            <text:p>Sat Aug 15 21:18:39 +0000 2015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632223542243778560" xlink:type="simple">632223542243778560</text:a></text:p>
          </table:table-cell>
          <table:table-cell office:value-type="string" calcext:value-type="string">
            <text:p>Ludicrous mode making its debut at #MontereyCarWeek http://t.co/gD7u2txpmH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8-14T16:13:33.000Z</text:p>
          </table:table-cell>
          <table:table-cell office:value-type="string" calcext:value-type="string">
            <text:p>Fri Aug 14 16:13:33 +0000 2015</text:p>
          </table:table-cell>
          <table:table-cell office:value-type="float" office:value="654" calcext:value-type="float">
            <text:p>654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CMYb9f-WwAE774K.jpg" xlink:type="simple">https://pbs.twimg.com/media/CMYb9f-WwAE774K.jpg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twitter.com/Tesla/status/631872902288138240" xlink:type="simple">631872902288138240</text:a></text:p>
          </table:table-cell>
          <table:table-cell office:value-type="string" calcext:value-type="string">
            <text:p>Travel down the Model S production line</text:p>
            <text:p>https://t.co/xkNg24NVLR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8-13T17:00:14.000Z</text:p>
          </table:table-cell>
          <table:table-cell office:value-type="string" calcext:value-type="string">
            <text:p>Thu Aug 13 17:00:14 +0000 2015</text:p>
          </table:table-cell>
          <table:table-cell office:value-type="float" office:value="1946" calcext:value-type="float">
            <text:p>1946</text:p>
          </table:table-cell>
          <table:table-cell office:value-type="float" office:value="1402" calcext:value-type="float">
            <text:p>140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 office:value-type="string" calcext:value-type="string">
            <text:p><text:a xlink:href="https://amp.twimg.com/v/4c2c96a1-7354-40b4-8338-a56d50355489" xlink:type="simple">https://amp.twimg.com/v/4c2c96a1-7354-40b4-8338-a56d50355489 </text:a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631479551248474112" xlink:type="simple">631479551248474112</text:a></text:p>
          </table:table-cell>
          <table:table-cell office:value-type="string" calcext:value-type="string">
            <text:p>We build cars #ILookLikeAnEngineer http://t.co/hyYCRvzQxc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8-12T14:57:11.000Z</text:p>
          </table:table-cell>
          <table:table-cell office:value-type="string" calcext:value-type="string">
            <text:p>Wed Aug 12 14:57:11 +0000 2015</text:p>
          </table:table-cell>
          <table:table-cell office:value-type="float" office:value="1221" calcext:value-type="float">
            <text:p>1221</text:p>
          </table:table-cell>
          <table:table-cell office:value-type="float" office:value="623" calcext:value-type="float">
            <text:p>62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CMN3TiCUkAAu7kk.jpg" xlink:type="simple">https://pbs.twimg.com/media/CMN3TiCUkAAu7kk.jp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630758349072662532" xlink:type="simple">630758349072662532</text:a></text:p>
          </table:table-cell>
          <table:table-cell office:value-type="string" calcext:value-type="string">
            <text:p>Over 1,000 Superchargers are powering Model S across Europe. Pick your 0-emission road trip, we’ve got you covered. http://t.co/19tmqwjGAc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8-10T15:11:23.000Z</text:p>
          </table:table-cell>
          <table:table-cell office:value-type="string" calcext:value-type="string">
            <text:p>Mon Aug 10 15:11:23 +0000 2015</text:p>
          </table:table-cell>
          <table:table-cell office:value-type="float" office:value="403" calcext:value-type="float">
            <text:p>403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CMDnX-iWUAAj56q.jpg" xlink:type="simple">https://pbs.twimg.com/media/CMDnX-iWUAAj56q.jp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629574841675436032" xlink:type="simple">629574841675436032</text:a></text:p>
          </table:table-cell>
          <table:table-cell office:value-type="string" calcext:value-type="string">
            <text:p>@Cayas_Software Enjoy the ride! We'd love to hear what you think of the car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8-07T08:48:33.000Z</text:p>
          </table:table-cell>
          <table:table-cell office:value-type="string" calcext:value-type="string">
            <text:p>Fri Aug 07 08:48:33 +0000 201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a xlink:href="https://twitter.com/Tesla/status/629305813912326146" xlink:type="simple">629305813912326146</text:a></text:p>
          </table:table-cell>
          <table:table-cell office:value-type="string" calcext:value-type="string">
            <text:p>Charger prototype finding its way to Model S.</text:p>
            <text:p>https://t.co/L9E4MR642G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8-06T14:59:32.000Z</text:p>
          </table:table-cell>
          <table:table-cell office:value-type="string" calcext:value-type="string">
            <text:p>Thu Aug 06 14:59:32 +0000 2015</text:p>
          </table:table-cell>
          <table:table-cell office:value-type="float" office:value="6186" calcext:value-type="float">
            <text:p>6186</text:p>
          </table:table-cell>
          <table:table-cell office:value-type="float" office:value="6904" calcext:value-type="float">
            <text:p>690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 office:value-type="string" calcext:value-type="string">
            <text:p><text:a xlink:href="https://amp.twimg.com/v/f9b5e350-f51c-4755-aa6e-e720b07a64aa" xlink:type="simple">https://amp.twimg.com/v/f9b5e350-f51c-4755-aa6e-e720b07a64aa </text:a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629022055795699712" xlink:type="simple">629022055795699712</text:a></text:p>
          </table:table-cell>
          <table:table-cell office:value-type="string" calcext:value-type="string">
            <text:p>@alexgibson3d Happy to hear! Will pass that on to Josh too. What did you like most about the car?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8-05T20:11:59.000Z</text:p>
          </table:table-cell>
          <table:table-cell office:value-type="string" calcext:value-type="string">
            <text:p>Wed Aug 05 20:11:59 +0000 201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629021280268886016" xlink:type="simple">629021280268886016</text:a></text:p>
          </table:table-cell>
          <table:table-cell office:value-type="string" calcext:value-type="string">
            <text:p>@rich2000k A test drive usually will do the trick ;) Or read about experiences from other customers: http://t.co/hoEhIQzDzj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8-05T20:08:54.000Z</text:p>
          </table:table-cell>
          <table:table-cell office:value-type="string" calcext:value-type="string">
            <text:p>Wed Aug 05 20:08:54 +0000 2015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Reply</text:p>
          </table:table-cell>
          <table:table-cell office:value-type="string" calcext:value-type="string">
            <text:p><text:a xlink:href="http://www.teslamotors.com/customer-stories" xlink:type="simple">http://www.teslamotors.com/customer-stories </text:a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628977821176725504" xlink:type="simple">628977821176725504</text:a></text:p>
          </table:table-cell>
          <table:table-cell office:value-type="string" calcext:value-type="string">
            <text:p>@mmwehden You can get in touch with them via their Facebook page: https://t.co/N9KTQVS7Ks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8-05T17:16:13.000Z</text:p>
          </table:table-cell>
          <table:table-cell office:value-type="string" calcext:value-type="string">
            <text:p>Wed Aug 05 17:16:13 +0000 201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Reply</text:p>
          </table:table-cell>
          <table:table-cell office:value-type="string" calcext:value-type="string">
            <text:p><text:a xlink:href="https://www.facebook.com/teslainmotion?fref=ts" xlink:type="simple">https://www.facebook.com/teslainmotion?fref=ts </text:a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628977688045330432" xlink:type="simple">628977688045330432</text:a></text:p>
          </table:table-cell>
          <table:table-cell office:value-type="string" calcext:value-type="string">
            <text:p>@thomasseanjames You can find their schedule here and get in touch with them on Facebook: https://t.co/O9OK7dzJXH …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8-05T17:15:41.000Z</text:p>
          </table:table-cell>
          <table:table-cell office:value-type="string" calcext:value-type="string">
            <text:p>Wed Aug 05 17:15:41 +0000 20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Reply</text:p>
          </table:table-cell>
          <table:table-cell office:value-type="string" calcext:value-type="string">
            <text:p><text:a xlink:href="https://www.facebook.com/teslainmotion/posts/931518396890462" xlink:type="simple">https://www.facebook.com/teslainmotion/posts/931518396890462 </text:a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628967283864543232" xlink:type="simple">628967283864543232</text:a></text:p>
          </table:table-cell>
          <table:table-cell office:value-type="string" calcext:value-type="string">
            <text:p>Always out of gas, never out of juice. Pic by Gustav Magnusson. http://t.co/n7v4MZsAO3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8-05T16:34:20.000Z</text:p>
          </table:table-cell>
          <table:table-cell office:value-type="string" calcext:value-type="string">
            <text:p>Wed Aug 05 16:34:20 +0000 2015</text:p>
          </table:table-cell>
          <table:table-cell office:value-type="float" office:value="626" calcext:value-type="float">
            <text:p>626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CLqKaUyVEAAnzKa.jpg" xlink:type="simple">https://pbs.twimg.com/media/CLqKaUyVEAAnzKa.jp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628867936879550464" xlink:type="simple">628867936879550464</text:a></text:p>
          </table:table-cell>
          <table:table-cell office:value-type="string" calcext:value-type="string">
            <text:p>@GaneshNJ You can find their schedule here and get in touch with them on Facebook: https://t.co/O9OK7dzJXH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8-05T09:59:34.000Z</text:p>
          </table:table-cell>
          <table:table-cell office:value-type="string" calcext:value-type="string">
            <text:p>Wed Aug 05 09:59:34 +0000 20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Reply</text:p>
          </table:table-cell>
          <table:table-cell office:value-type="string" calcext:value-type="string">
            <text:p><text:a xlink:href="https://www.facebook.com/teslainmotion/posts/931518396890462" xlink:type="simple">https://www.facebook.com/teslainmotion/posts/931518396890462 </text:a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628254104968634368" xlink:type="simple">628254104968634368</text:a></text:p>
          </table:table-cell>
          <table:table-cell office:value-type="string" calcext:value-type="string">
            <text:p>Why wouldn’t you try to make the future better if you are going to be a part of it - Elon Musk http://t.co/ihNBJdKeS6 http://t.co/WZNW1vDzzH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8-03T17:20:25.000Z</text:p>
          </table:table-cell>
          <table:table-cell office:value-type="string" calcext:value-type="string">
            <text:p>Mon Aug 03 17:20:25 +0000 2015</text:p>
          </table:table-cell>
          <table:table-cell office:value-type="float" office:value="766" calcext:value-type="float">
            <text:p>766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 office:value-type="string" calcext:value-type="string">
            <text:p><text:a xlink:href="http://ts.la/dp" xlink:type="simple">http://ts.la/dp 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CLgBx15UAAAnPvx.jpg" xlink:type="simple">https://pbs.twimg.com/media/CLgBx15UAAAnPvx.jp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627884064599601152" xlink:type="simple">627884064599601152</text:a></text:p>
          </table:table-cell>
          <table:table-cell office:value-type="string" calcext:value-type="string">
            <text:p>Not sure if we can let you try Ludicrous Mode @bobbyllew ;) https://t.co/B0r3bPukJC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8-02T16:50:01.000Z</text:p>
          </table:table-cell>
          <table:table-cell office:value-type="string" calcext:value-type="string">
            <text:p>Sun Aug 02 16:50:01 +0000 2015</text:p>
          </table:table-cell>
          <table:table-cell office:value-type="float" office:value="292" calcext:value-type="float">
            <text:p>292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 office:value-type="string" calcext:value-type="string">
            <text:p><text:a xlink:href="https://twitter.com/bobbyllew/status/627148290317021185" xlink:type="simple">https://twitter.com/bobbyllew/status/627148290317021185 </text:a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627550063255023616" xlink:type="simple">627550063255023616</text:a></text:p>
          </table:table-cell>
          <table:table-cell office:value-type="string" calcext:value-type="string">
            <text:p>Charging 1.0 RT @History_Pics Charging an electric car in 1905. http://t.co/NcVOoWPCHc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8-01T18:42:49.000Z</text:p>
          </table:table-cell>
          <table:table-cell office:value-type="string" calcext:value-type="string">
            <text:p>Sat Aug 01 18:42:49 +0000 2015</text:p>
          </table:table-cell>
          <table:table-cell office:value-type="float" office:value="793" calcext:value-type="float">
            <text:p>793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CLWBdPlWIAQI4Gx.jpg" xlink:type="simple">https://pbs.twimg.com/media/CLWBdPlWIAQI4Gx.jp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627157908346814464" xlink:type="simple">627157908346814464</text:a></text:p>
          </table:table-cell>
          <table:table-cell office:value-type="string" calcext:value-type="string">
            <text:p>Driving (and dancing) fossil fuels away. http://t.co/gEsyf5V3Nt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7-31T16:44:32.000Z</text:p>
          </table:table-cell>
          <table:table-cell office:value-type="string" calcext:value-type="string">
            <text:p>Fri Jul 31 16:44:32 +0000 2015</text:p>
          </table:table-cell>
          <table:table-cell office:value-type="float" office:value="472" calcext:value-type="float">
            <text:p>472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CLQcyzAUMAE2l33.jpg" xlink:type="simple">https://pbs.twimg.com/media/CLQcyzAUMAE2l33.jp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627146618270314496" xlink:type="simple">627146618270314496</text:a></text:p>
          </table:table-cell>
          <table:table-cell office:value-type="string" calcext:value-type="string">
            <text:p>RT @tmsowner One week, 3000km, 6 countries, 15 Superchargers!!! Amazing trip with Tesla Model S.. @TeslaMotors http://t.co/bNlfzqfFKf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7-31T15:59:40.000Z</text:p>
          </table:table-cell>
          <table:table-cell office:value-type="string" calcext:value-type="string">
            <text:p>Fri Jul 31 15:59:40 +0000 2015</text:p>
          </table:table-cell>
          <table:table-cell office:value-type="float" office:value="267" calcext:value-type="float">
            <text:p>267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CLQShZfUcAAMt6z.jpg" xlink:type="simple">https://pbs.twimg.com/media/CLQShZfUcAAMt6z.jpg</text:a></text:p>
          </table:table-cell>
          <table:table-cell office:value-type="string" calcext:value-type="string">
            <text:p><text:a xlink:href="https://pbs.twimg.com/media/CLQShpWUwAAh2XX.jpg" xlink:type="simple">https://pbs.twimg.com/media/CLQShpWUwAAh2XX.jpg</text:a></text:p>
          </table:table-cell>
          <table:table-cell office:value-type="string" calcext:value-type="string">
            <text:p><text:a xlink:href="https://pbs.twimg.com/media/CLQShpNUsAAZ6y_.jpg" xlink:type="simple">https://pbs.twimg.com/media/CLQShpNUsAAZ6y_.jpg</text:a></text:p>
          </table:table-cell>
          <table:table-cell office:value-type="string" calcext:value-type="string">
            <text:p><text:a xlink:href="https://pbs.twimg.com/media/CLQShpRUsAApgh4.jpg" xlink:type="simple">https://pbs.twimg.com/media/CLQShpRUsAApgh4.jpg</text:a></text:p>
          </table:table-cell>
        </table:table-row>
        <table:table-row table:style-name="ro1">
          <table:table-cell office:value-type="string" calcext:value-type="string">
            <text:p><text:a xlink:href="https://twitter.com/Tesla/status/627094286119645188" xlink:type="simple">627094286119645188</text:a></text:p>
          </table:table-cell>
          <table:table-cell office:value-type="string" calcext:value-type="string">
            <text:p>@tmsowner That sounds amazing! What was your most fun experience along the way?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7-31T12:31:43.000Z</text:p>
          </table:table-cell>
          <table:table-cell office:value-type="string" calcext:value-type="string">
            <text:p>Fri Jul 31 12:31:43 +0000 20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627075552017563648" xlink:type="simple">627075552017563648</text:a></text:p>
          </table:table-cell>
          <table:table-cell office:value-type="string" calcext:value-type="string">
            <text:p>@norm911 Hi Norm, happy to hear everyone is ok! If you need any further support from us, let us know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7-31T11:17:16.000Z</text:p>
          </table:table-cell>
          <table:table-cell office:value-type="string" calcext:value-type="string">
            <text:p>Fri Jul 31 11:17:16 +0000 201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627009703671951360" xlink:type="simple">627009703671951360</text:a></text:p>
          </table:table-cell>
          <table:table-cell office:value-type="string" calcext:value-type="string">
            <text:p>@RacerX007 Hi! He can get the link in his My Tesla account. And make sure he subscribes to Tesla updates, so he doesn't miss anything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7-31T06:55:37.000Z</text:p>
          </table:table-cell>
          <table:table-cell office:value-type="string" calcext:value-type="string">
            <text:p>Fri Jul 31 06:55:37 +0000 20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626872841695330304" xlink:type="simple">626872841695330304</text:a></text:p>
          </table:table-cell>
          <table:table-cell office:value-type="string" calcext:value-type="string">
            <text:p>@servicejunkie19 Hi, can you please DM us your contact details (phone/email). We like to know more. Thank you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7-30T21:51:46.000Z</text:p>
          </table:table-cell>
          <table:table-cell office:value-type="string" calcext:value-type="string">
            <text:p>Thu Jul 30 21:51:46 +0000 201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626865695834419200" xlink:type="simple">626865695834419200</text:a></text:p>
          </table:table-cell>
          <table:table-cell office:value-type="string" calcext:value-type="string">
            <text:p>@kenterv Exciting! Let us know how it goes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7-30T21:23:23.000Z</text:p>
          </table:table-cell>
          <table:table-cell office:value-type="string" calcext:value-type="string">
            <text:p>Thu Jul 30 21:23:23 +0000 20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626791546457722880" xlink:type="simple">626791546457722880</text:a></text:p>
          </table:table-cell>
          <table:table-cell office:value-type="string" calcext:value-type="string">
            <text:p>Norwegian customer Johan drove 536km (333 miles) on a single charge with his Model S. Not bad for a P85D! http://t.co/Znx7zEAmS5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7-30T16:28:44.000Z</text:p>
          </table:table-cell>
          <table:table-cell office:value-type="string" calcext:value-type="string">
            <text:p>Thu Jul 30 16:28:44 +0000 2015</text:p>
          </table:table-cell>
          <table:table-cell office:value-type="float" office:value="476" calcext:value-type="float">
            <text:p>476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CLLPludUwAA5Adw.jpg" xlink:type="simple">https://pbs.twimg.com/media/CLLPludUwAA5Adw.jp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626759847871053824" xlink:type="simple">626759847871053824</text:a></text:p>
          </table:table-cell>
          <table:table-cell office:value-type="string" calcext:value-type="string">
            <text:p>@nicolasdebray Hi Nicolas, thanks for reaching out. We are looking into this and will contact you shortly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7-30T14:22:47.000Z</text:p>
          </table:table-cell>
          <table:table-cell office:value-type="string" calcext:value-type="string">
            <text:p>Thu Jul 30 14:22:47 +0000 20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626433302589800448" xlink:type="simple">626433302589800448</text:a></text:p>
          </table:table-cell>
          <table:table-cell office:value-type="string" calcext:value-type="string">
            <text:p>Spotted by @tslaholic: picnic spots along Dutch highways where Tesla drivers can enjoy a bite from the frunk. http://t.co/SZRvAVRbWl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7-29T16:45:12.000Z</text:p>
          </table:table-cell>
          <table:table-cell office:value-type="string" calcext:value-type="string">
            <text:p>Wed Jul 29 16:45:12 +0000 2015</text:p>
          </table:table-cell>
          <table:table-cell office:value-type="float" office:value="223" calcext:value-type="float">
            <text:p>223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CLGJxMSUAAA-cgj.jpg" xlink:type="simple">https://pbs.twimg.com/media/CLGJxMSUAAA-cgj.jp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626399829401452544" xlink:type="simple">626399829401452544</text:a></text:p>
          </table:table-cell>
          <table:table-cell office:value-type="string" calcext:value-type="string">
            <text:p>@nbamford That's great to hear! We just passed it on to her. Thank your for sharing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7-29T14:32:11.000Z</text:p>
          </table:table-cell>
          <table:table-cell office:value-type="string" calcext:value-type="string">
            <text:p>Wed Jul 29 14:32:11 +0000 20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626373498957627392" xlink:type="simple">626373498957627392</text:a></text:p>
          </table:table-cell>
          <table:table-cell office:value-type="string" calcext:value-type="string">
            <text:p>@kwlothrop It's pretty easy these days thanks to Tesla's Supercharger network all over Europe :)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7-29T12:47:34.000Z</text:p>
          </table:table-cell>
          <table:table-cell office:value-type="string" calcext:value-type="string">
            <text:p>Wed Jul 29 12:47:34 +0000 201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/download/iphone" rel="nofollow"&gt;Twitter for iPhone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626057939393118210" xlink:type="simple">626057939393118210</text:a></text:p>
          </table:table-cell>
          <table:table-cell office:value-type="string" calcext:value-type="string">
            <text:p>See how these Model S owners use their car to save dogs http://t.co/mNkaGc3pgT http://t.co/WpJE01iHhC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7-28T15:53:39.000Z</text:p>
          </table:table-cell>
          <table:table-cell office:value-type="string" calcext:value-type="string">
            <text:p>Tue Jul 28 15:53:39 +0000 2015</text:p>
          </table:table-cell>
          <table:table-cell office:value-type="float" office:value="186" calcext:value-type="float">
            <text:p>186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 office:value-type="string" calcext:value-type="string">
            <text:p><text:a xlink:href="http://ts.la/i0L" xlink:type="simple">http://ts.la/i0L 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CLA0YMfWUAAlijQ.jpg" xlink:type="simple">https://pbs.twimg.com/media/CLA0YMfWUAAlijQ.jp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625768047685537793" xlink:type="simple">625768047685537793</text:a></text:p>
          </table:table-cell>
          <table:table-cell office:value-type="string" calcext:value-type="string">
            <text:p>@v4b_uk Hi, please find more info on Model S as company car here: http://t.co/35nGJkIghw &amp;amp; get in touch with our team via the contact form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7-27T20:41:43.000Z</text:p>
          </table:table-cell>
          <table:table-cell office:value-type="string" calcext:value-type="string">
            <text:p>Mon Jul 27 20:41:43 +0000 201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Reply</text:p>
          </table:table-cell>
          <table:table-cell office:value-type="string" calcext:value-type="string">
            <text:p><text:a xlink:href="http://www.teslamotors.com/en_GB/corporate" xlink:type="simple">http://www.teslamotors.com/en_GB/corporate </text:a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625754968721592320" xlink:type="simple">625754968721592320</text:a></text:p>
          </table:table-cell>
          <table:table-cell office:value-type="string" calcext:value-type="string">
            <text:p>Great road trip! RT @VivaParess @teslamotors Holidays in #Norway with my Model S. 5'500 km in two weeks. Awesome 😊 http://t.co/9XGKa8a1GE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7-27T19:49:45.000Z</text:p>
          </table:table-cell>
          <table:table-cell office:value-type="string" calcext:value-type="string">
            <text:p>Mon Jul 27 19:49:45 +0000 2015</text:p>
          </table:table-cell>
          <table:table-cell office:value-type="float" office:value="319" calcext:value-type="float">
            <text:p>319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CK8g052VAAAoLIc.jpg" xlink:type="simple">https://pbs.twimg.com/media/CK8g052VAAAoLIc.jpg</text:a></text:p>
          </table:table-cell>
          <table:table-cell office:value-type="string" calcext:value-type="string">
            <text:p><text:a xlink:href="https://pbs.twimg.com/media/CK8g0-rVEAAAFDK.jpg" xlink:type="simple">https://pbs.twimg.com/media/CK8g0-rVEAAAFDK.jpg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twitter.com/Tesla/status/625695775180328960" xlink:type="simple">625695775180328960</text:a></text:p>
          </table:table-cell>
          <table:table-cell office:value-type="string" calcext:value-type="string">
            <text:p>RT @jeffweiner More evidence of how disruptive Tesla is: Just upgraded my car by clicking a few buttons. Was easier than upgrading my phone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7-27T15:54:32.000Z</text:p>
          </table:table-cell>
          <table:table-cell office:value-type="string" calcext:value-type="string">
            <text:p>Mon Jul 27 15:54:32 +0000 2015</text:p>
          </table:table-cell>
          <table:table-cell office:value-type="float" office:value="275" calcext:value-type="float">
            <text:p>275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625414949930692609" xlink:type="simple">625414949930692609</text:a></text:p>
          </table:table-cell>
          <table:table-cell office:value-type="string" calcext:value-type="string">
            <text:p>RT @fritsjansmit @TeslaMotors it brings you everywhere, for example the Island of Elba. Electricity is everywhere. http://t.co/maEmjrobtT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7-26T21:18:38.000Z</text:p>
          </table:table-cell>
          <table:table-cell office:value-type="string" calcext:value-type="string">
            <text:p>Sun Jul 26 21:18:38 +0000 2015</text:p>
          </table:table-cell>
          <table:table-cell office:value-type="float" office:value="248" calcext:value-type="float">
            <text:p>248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CK3rlR2UcAAoMW0.jpg" xlink:type="simple">https://pbs.twimg.com/media/CK3rlR2UcAAoMW0.jp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625390949334675457" xlink:type="simple">625390949334675457</text:a></text:p>
          </table:table-cell>
          <table:table-cell office:value-type="string" calcext:value-type="string">
            <text:p>@tmsowner ¡Hola! You're making great trips this summer! Love that you kept the sticker on :)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7-26T19:43:16.000Z</text:p>
          </table:table-cell>
          <table:table-cell office:value-type="string" calcext:value-type="string">
            <text:p>Sun Jul 26 19:43:16 +0000 201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625388155101937664" xlink:type="simple">625388155101937664</text:a></text:p>
          </table:table-cell>
          <table:table-cell office:value-type="string" calcext:value-type="string">
            <text:p>@district Wow, congrats! Hope Vesper had a smooth first ride and many more to come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7-26T19:32:09.000Z</text:p>
          </table:table-cell>
          <table:table-cell office:value-type="string" calcext:value-type="string">
            <text:p>Sun Jul 26 19:32:09 +0000 201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625355478764228608" xlink:type="simple">625355478764228608</text:a></text:p>
          </table:table-cell>
          <table:table-cell office:value-type="string" calcext:value-type="string">
            <text:p>Where's Model S taking you this summer? Pic by @luposlip. http://t.co/2JyBtH3N8w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7-26T17:22:19.000Z</text:p>
          </table:table-cell>
          <table:table-cell office:value-type="string" calcext:value-type="string">
            <text:p>Sun Jul 26 17:22:19 +0000 2015</text:p>
          </table:table-cell>
          <table:table-cell office:value-type="float" office:value="298" calcext:value-type="float">
            <text:p>298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CK21fmRUsAQKyo7.jpg" xlink:type="simple">https://pbs.twimg.com/media/CK21fmRUsAQKyo7.jp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625353415040835584" xlink:type="simple">625353415040835584</text:a></text:p>
          </table:table-cell>
          <table:table-cell office:value-type="string" calcext:value-type="string">
            <text:p>@LaStarTrek That's a cute Tesla smile! Hope you all had a fun ride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7-26T17:14:07.000Z</text:p>
          </table:table-cell>
          <table:table-cell office:value-type="string" calcext:value-type="string">
            <text:p>Sun Jul 26 17:14:07 +0000 201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625006692233801728" xlink:type="simple">625006692233801728</text:a></text:p>
          </table:table-cell>
          <table:table-cell office:value-type="string" calcext:value-type="string">
            <text:p>@JessicaTetreau Congrats! Thank you for joining the rEVolution!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7-25T18:16:22.000Z</text:p>
          </table:table-cell>
          <table:table-cell office:value-type="string" calcext:value-type="string">
            <text:p>Sat Jul 25 18:16:22 +0000 201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/download/iphone" rel="nofollow"&gt;Twitter for iPhone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623876027593424896" xlink:type="simple">623876027593424896</text:a></text:p>
          </table:table-cell>
          <table:table-cell office:value-type="string" calcext:value-type="string">
            <text:p>Model S 70 now starts at $70k. Design yours &amp;amp; find your local EV incentives here: http://t.co/USUVJ7txKt http://t.co/YvkIcRG8yc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7-22T15:23:30.000Z</text:p>
          </table:table-cell>
          <table:table-cell office:value-type="string" calcext:value-type="string">
            <text:p>Wed Jul 22 15:23:30 +0000 2015</text:p>
          </table:table-cell>
          <table:table-cell office:value-type="float" office:value="422" calcext:value-type="float">
            <text:p>422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 office:value-type="string" calcext:value-type="string">
            <text:p><text:a xlink:href="http://ts.la/af" xlink:type="simple">http://ts.la/af 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CKhz8KEWgAAXKQg.jpg" xlink:type="simple">https://pbs.twimg.com/media/CKhz8KEWgAAXKQg.jp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623535142133493760" xlink:type="simple">623535142133493760</text:a></text:p>
          </table:table-cell>
          <table:table-cell office:value-type="string" calcext:value-type="string">
            <text:p>Ludicrous Speed was actually a result of working towards a power train that lasts a million miles. http://t.co/FCcauUpWMT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7-21T16:48:57.000Z</text:p>
          </table:table-cell>
          <table:table-cell office:value-type="string" calcext:value-type="string">
            <text:p>Tue Jul 21 16:48:57 +0000 2015</text:p>
          </table:table-cell>
          <table:table-cell office:value-type="float" office:value="984" calcext:value-type="float">
            <text:p>984</text:p>
          </table:table-cell>
          <table:table-cell office:value-type="float" office:value="638" calcext:value-type="float">
            <text:p>63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CKc96EUUMAApkj0.jpg" xlink:type="simple">https://pbs.twimg.com/media/CKc96EUUMAApkj0.jp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623396911739990016" xlink:type="simple">623396911739990016</text:a></text:p>
          </table:table-cell>
          <table:table-cell office:value-type="string" calcext:value-type="string">
            <text:p>@mikebutcher Hi Mike, your EU team is very welcome to join us in Girona today at 12pm. Exact location: http://t.co/1gzeetc5ol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7-21T07:39:40.000Z</text:p>
          </table:table-cell>
          <table:table-cell office:value-type="string" calcext:value-type="string">
            <text:p>Tue Jul 21 07:39:40 +0000 201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Reply</text:p>
          </table:table-cell>
          <table:table-cell office:value-type="string" calcext:value-type="string">
            <text:p><text:a xlink:href="http://ts.la/cy" xlink:type="simple">http://ts.la/cy </text:a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623211184100147204" xlink:type="simple">623211184100147204</text:a></text:p>
          </table:table-cell>
          <table:table-cell office:value-type="string" calcext:value-type="string">
            <text:p>@LifeisSweet_CJ That's sweet! Hope Andrew enjoys his Model S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7-20T19:21:39.000Z</text:p>
          </table:table-cell>
          <table:table-cell office:value-type="string" calcext:value-type="string">
            <text:p>Mon Jul 20 19:21:39 +0000 201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623114054601674752" xlink:type="simple">623114054601674752</text:a></text:p>
          </table:table-cell>
          <table:table-cell office:value-type="string" calcext:value-type="string">
            <text:p>@Bleijten Wat een leuke foto! Waar gaat de reis naartoe?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7-20T12:55:42.000Z</text:p>
          </table:table-cell>
          <table:table-cell office:value-type="string" calcext:value-type="string">
            <text:p>Mon Jul 20 12:55:42 +0000 201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622447815780892672" xlink:type="simple">622447815780892672</text:a></text:p>
          </table:table-cell>
          <table:table-cell office:value-type="string" calcext:value-type="string">
            <text:p>Hear more on Model S 70 RWD, Ludicrous Mode and the 90 kWh battery pack from Elon here: http://t.co/Td4yDDSLNL http://t.co/enBruIpBEU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7-18T16:48:18.000Z</text:p>
          </table:table-cell>
          <table:table-cell office:value-type="string" calcext:value-type="string">
            <text:p>Sat Jul 18 16:48:18 +0000 2015</text:p>
          </table:table-cell>
          <table:table-cell office:value-type="float" office:value="474" calcext:value-type="float">
            <text:p>474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 office:value-type="string" calcext:value-type="string">
            <text:p><text:a xlink:href="http://ts.la/h0J" xlink:type="simple">http://ts.la/h0J 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CKNg_VTWsAAGz92.jpg" xlink:type="simple">https://pbs.twimg.com/media/CKNg_VTWsAAGz92.jp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622136605189492736" xlink:type="simple">622136605189492736</text:a></text:p>
          </table:table-cell>
          <table:table-cell office:value-type="string" calcext:value-type="string">
            <text:p>@iakovsouchon When you select P85D, you can upgrade it with Ludicrous Speed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7-17T20:11:40.000Z</text:p>
          </table:table-cell>
          <table:table-cell office:value-type="string" calcext:value-type="string">
            <text:p>Fri Jul 17 20:11:40 +0000 2015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622129088526991361" xlink:type="simple">622129088526991361</text:a></text:p>
          </table:table-cell>
          <table:table-cell office:value-type="string" calcext:value-type="string">
            <text:p>Ludicrous Mode. Model S just got quicker and is now the fastest-accelerating sedan on the road: 0-60 in 2.8 seconds. http://t.co/65blztPLBS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7-17T19:41:47.000Z</text:p>
          </table:table-cell>
          <table:table-cell office:value-type="string" calcext:value-type="string">
            <text:p>Fri Jul 17 19:41:47 +0000 2015</text:p>
          </table:table-cell>
          <table:table-cell office:value-type="float" office:value="817" calcext:value-type="float">
            <text:p>817</text:p>
          </table:table-cell>
          <table:table-cell office:value-type="float" office:value="787" calcext:value-type="float">
            <text:p>78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 office:value-type="string" calcext:value-type="string">
            <text:p><text:a xlink:href="http://ts.la/h0I" xlink:type="simple">http://ts.la/h0I </text:a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622127346489929729" xlink:type="simple">622127346489929729</text:a></text:p>
          </table:table-cell>
          <table:table-cell office:value-type="string" calcext:value-type="string">
            <text:p>@ITredux Just so we are all clear on that ;)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7-17T19:34:52.000Z</text:p>
          </table:table-cell>
          <table:table-cell office:value-type="string" calcext:value-type="string">
            <text:p>Fri Jul 17 19:34:52 +0000 201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622126891433127936" xlink:type="simple">622126891433127936</text:a></text:p>
          </table:table-cell>
          <table:table-cell office:value-type="string" calcext:value-type="string">
            <text:p>@ITredux we were speaking Model S specifically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7-17T19:33:04.000Z</text:p>
          </table:table-cell>
          <table:table-cell office:value-type="string" calcext:value-type="string">
            <text:p>Fri Jul 17 19:33:04 +0000 201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622111895617716225" xlink:type="simple">622111895617716225</text:a></text:p>
          </table:table-cell>
          <table:table-cell office:value-type="string" calcext:value-type="string">
            <text:p>90kWh Battery. Your road trip just got longer. New extended range option will give you 5% more range. http://t.co/65blztPLBS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7-17T18:33:28.000Z</text:p>
          </table:table-cell>
          <table:table-cell office:value-type="string" calcext:value-type="string">
            <text:p>Fri Jul 17 18:33:28 +0000 2015</text:p>
          </table:table-cell>
          <table:table-cell office:value-type="float" office:value="403" calcext:value-type="float">
            <text:p>40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 office:value-type="string" calcext:value-type="string">
            <text:p><text:a xlink:href="http://ts.la/h0I" xlink:type="simple">http://ts.la/h0I </text:a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622111657037332480" xlink:type="simple">622111657037332480</text:a></text:p>
          </table:table-cell>
          <table:table-cell office:value-type="string" calcext:value-type="string">
            <text:p>70kWh for $70k. Model S 70 RWD just got more affordable. http://t.co/65blztPLBS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7-17T18:32:31.000Z</text:p>
          </table:table-cell>
          <table:table-cell office:value-type="string" calcext:value-type="string">
            <text:p>Fri Jul 17 18:32:31 +0000 2015</text:p>
          </table:table-cell>
          <table:table-cell office:value-type="float" office:value="324" calcext:value-type="float">
            <text:p>324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 office:value-type="string" calcext:value-type="string">
            <text:p><text:a xlink:href="http://ts.la/h0I" xlink:type="simple">http://ts.la/h0I </text:a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622111627035455492" xlink:type="simple">622111627035455492</text:a></text:p>
          </table:table-cell>
          <table:table-cell office:value-type="string" calcext:value-type="string">
            <text:p>Introducing 3 new options for building Your Ideal Model S today, here you go: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7-17T18:32:24.000Z</text:p>
          </table:table-cell>
          <table:table-cell office:value-type="string" calcext:value-type="string">
            <text:p>Fri Jul 17 18:32:24 +0000 2015</text:p>
          </table:table-cell>
          <table:table-cell office:value-type="float" office:value="250" calcext:value-type="float">
            <text:p>25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621776149761228800" xlink:type="simple">621776149761228800</text:a></text:p>
          </table:table-cell>
          <table:table-cell office:value-type="string" calcext:value-type="string">
            <text:p>@_mlevi We have a showroom in Bethesda at the Montgomery Mall. Sign up on the website &amp;amp; we'll connect when we have an event in Baltimore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7-16T20:19:20.000Z</text:p>
          </table:table-cell>
          <table:table-cell office:value-type="string" calcext:value-type="string">
            <text:p>Thu Jul 16 20:19:20 +0000 201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621774886957002752" xlink:type="simple">621774886957002752</text:a></text:p>
          </table:table-cell>
          <table:table-cell office:value-type="string" calcext:value-type="string">
            <text:p>@nationcrisis Dual chargers &amp;amp; installation are available through Tesla Service on our Accessories page: http://t.co/7Gb2dDYSKf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7-16T20:14:19.000Z</text:p>
          </table:table-cell>
          <table:table-cell office:value-type="string" calcext:value-type="string">
            <text:p>Thu Jul 16 20:14:19 +0000 201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Reply</text:p>
          </table:table-cell>
          <table:table-cell office:value-type="string" calcext:value-type="string">
            <text:p><text:a xlink:href="http://shop.teslamotors.com/collections/model-s-charging-adapters" xlink:type="simple">http://shop.teslamotors.com/collections/model-s-charging-adapters </text:a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621743933954093057" xlink:type="simple">621743933954093057</text:a></text:p>
          </table:table-cell>
          <table:table-cell office:value-type="string" calcext:value-type="string">
            <text:p>@jeremyderrick Awesome. <text:s/>Post a photo as you start contributing to the Next Billion Miles!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7-16T18:11:19.000Z</text:p>
          </table:table-cell>
          <table:table-cell office:value-type="string" calcext:value-type="string">
            <text:p>Thu Jul 16 18:11:19 +0000 201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621740367331749889" xlink:type="simple">621740367331749889</text:a></text:p>
          </table:table-cell>
          <table:table-cell office:value-type="string" calcext:value-type="string">
            <text:p>@davids_ELS Congratulations on taking delivery! Post a pic of you driving Model S. <text:s/>Thanks for joining the rEVolution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7-16T17:57:09.000Z</text:p>
          </table:table-cell>
          <table:table-cell office:value-type="string" calcext:value-type="string">
            <text:p>Thu Jul 16 17:57:09 +0000 201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Reply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621739895170568193" xlink:type="simple">621739895170568193</text:a></text:p>
          </table:table-cell>
          <table:table-cell office:value-type="string" calcext:value-type="string">
            <text:p>We’ve kicked off The Next Billion Tour to bring Tesla to you. Join us as we add another billion miles to the odometer http://t.co/9ci6PKA4ZD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7-16T17:55:17.000Z</text:p>
          </table:table-cell>
          <table:table-cell office:value-type="string" calcext:value-type="string">
            <text:p>Thu Jul 16 17:55:17 +0000 2015</text:p>
          </table:table-cell>
          <table:table-cell office:value-type="float" office:value="155" calcext:value-type="float">
            <text:p>155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 office:value-type="string" calcext:value-type="string">
            <text:p><text:a xlink:href="http://www.teslamotors.com/thenextbillion" xlink:type="simple">http://www.teslamotors.com/thenextbillion </text:a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621722055172460544" xlink:type="simple">621722055172460544</text:a></text:p>
          </table:table-cell>
          <table:table-cell office:value-type="string" calcext:value-type="string">
            <text:p>@vanwuijtswinkel Home is where the heart is. <text:s/>Thanks for adding to our next billion miles!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7-16T16:44:23.000Z</text:p>
          </table:table-cell>
          <table:table-cell office:value-type="string" calcext:value-type="string">
            <text:p>Thu Jul 16 16:44:23 +0000 201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621429882745135104" xlink:type="simple">621429882745135104</text:a></text:p>
          </table:table-cell>
          <table:table-cell office:value-type="string" calcext:value-type="string">
            <text:p>@HiltonSouthlake Great pic! <text:s/>Model S looks quite at home on the front drive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7-15T21:23:24.000Z</text:p>
          </table:table-cell>
          <table:table-cell office:value-type="string" calcext:value-type="string">
            <text:p>Wed Jul 15 21:23:24 +0000 201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621428961126522880" xlink:type="simple">621428961126522880</text:a></text:p>
          </table:table-cell>
          <table:table-cell office:value-type="string" calcext:value-type="string">
            <text:p>@benjmig Hey Ben, we haven't released information on pricing outside of NA just yet, but we will bring Tesla Energy to APAC in Q1 2016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7-15T21:19:44.000Z</text:p>
          </table:table-cell>
          <table:table-cell office:value-type="string" calcext:value-type="string">
            <text:p>Wed Jul 15 21:19:44 +0000 20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621421282454716416" xlink:type="simple">621421282454716416</text:a></text:p>
          </table:table-cell>
          <table:table-cell office:value-type="string" calcext:value-type="string">
            <text:p>@optixofficial Thank you - our team will look into it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7-15T20:49:13.000Z</text:p>
          </table:table-cell>
          <table:table-cell office:value-type="string" calcext:value-type="string">
            <text:p>Wed Jul 15 20:49:13 +0000 20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621420676969201664" xlink:type="simple">621420676969201664</text:a></text:p>
          </table:table-cell>
          <table:table-cell office:value-type="string" calcext:value-type="string">
            <text:p>@theblonde82 Tesla does not accept any form of digital currency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7-15T20:46:49.000Z</text:p>
          </table:table-cell>
          <table:table-cell office:value-type="string" calcext:value-type="string">
            <text:p>Wed Jul 15 20:46:49 +0000 201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621420199770767361" xlink:type="simple">621420199770767361</text:a></text:p>
          </table:table-cell>
          <table:table-cell office:value-type="string" calcext:value-type="string">
            <text:p>@pandatropia Yes! Model III is slated for 2017 and will have a price range near $35k before any incentives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7-15T20:44:55.000Z</text:p>
          </table:table-cell>
          <table:table-cell office:value-type="string" calcext:value-type="string">
            <text:p>Wed Jul 15 20:44:55 +0000 201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621395403859038208" xlink:type="simple">621395403859038208</text:a></text:p>
          </table:table-cell>
          <table:table-cell office:value-type="string" calcext:value-type="string">
            <text:p>@RobGADV The efficiency costs outweigh any benefits for adding solar panels to the roof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7-15T19:06:23.000Z</text:p>
          </table:table-cell>
          <table:table-cell office:value-type="string" calcext:value-type="string">
            <text:p>Wed Jul 15 19:06:23 +0000 20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621394642676793344" xlink:type="simple">621394642676793344</text:a></text:p>
          </table:table-cell>
          <table:table-cell office:value-type="string" calcext:value-type="string">
            <text:p>@CookeCapeMay How was the drive?!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7-15T19:03:22.000Z</text:p>
          </table:table-cell>
          <table:table-cell office:value-type="string" calcext:value-type="string">
            <text:p>Wed Jul 15 19:03:22 +0000 20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621394232503177217" xlink:type="simple">621394232503177217</text:a></text:p>
          </table:table-cell>
          <table:table-cell office:value-type="string" calcext:value-type="string">
            <text:p>@Gary5Edwards Yes! We will be introducing Model III in 2017 as our mass-market car. <text:s/>Smaller EV with 200+ mile range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7-15T19:01:44.000Z</text:p>
          </table:table-cell>
          <table:table-cell office:value-type="string" calcext:value-type="string">
            <text:p>Wed Jul 15 19:01:44 +0000 2015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621354031504461824" xlink:type="simple">621354031504461824</text:a></text:p>
          </table:table-cell>
          <table:table-cell office:value-type="string" calcext:value-type="string">
            <text:p>Two ways to travel to the North Cape. http://t.co/Prg9QgfFcp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7-15T16:21:59.000Z</text:p>
          </table:table-cell>
          <table:table-cell office:value-type="string" calcext:value-type="string">
            <text:p>Wed Jul 15 16:21:59 +0000 2015</text:p>
          </table:table-cell>
          <table:table-cell office:value-type="float" office:value="305" calcext:value-type="float">
            <text:p>30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www.percolate.com" rel="nofollow"&gt;Percolate&lt;/a&gt;</text:p>
          </table:table-cell>
          <table:table-cell office:value-type="string" calcext:value-type="string">
            <text:p>Tweet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CJ9-MwyUEAA3yck.jpg" xlink:type="simple">https://pbs.twimg.com/media/CJ9-MwyUEAA3yck.jp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620984416114839553" xlink:type="simple">620984416114839553</text:a></text:p>
          </table:table-cell>
          <table:table-cell office:value-type="string" calcext:value-type="string">
            <text:p>Exactly what we were thinking. Forget oil ;) http://t.co/1byiEdJE8b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7-14T15:53:16.000Z</text:p>
          </table:table-cell>
          <table:table-cell office:value-type="string" calcext:value-type="string">
            <text:p>Tue Jul 14 15:53:16 +0000 2015</text:p>
          </table:table-cell>
          <table:table-cell office:value-type="float" office:value="1486" calcext:value-type="float">
            <text:p>1486</text:p>
          </table:table-cell>
          <table:table-cell office:value-type="float" office:value="915" calcext:value-type="float">
            <text:p>91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www.percolate.com" rel="nofollow"&gt;Percolate&lt;/a&gt;</text:p>
          </table:table-cell>
          <table:table-cell office:value-type="string" calcext:value-type="string">
            <text:p>Tweet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CJ4uCQ6UwAA1NDr.jpg" xlink:type="simple">https://pbs.twimg.com/media/CJ4uCQ6UwAA1NDr.jp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620633348814209024" xlink:type="simple">620633348814209024</text:a></text:p>
          </table:table-cell>
          <table:table-cell office:value-type="string" calcext:value-type="string">
            <text:p>That's a long road trip! It would take one Model S 2000 yrs of consecutive highway driving to travel 1 billion miles http://t.co/zEXjA31rKn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7-13T16:38:15.000Z</text:p>
          </table:table-cell>
          <table:table-cell office:value-type="string" calcext:value-type="string">
            <text:p>Mon Jul 13 16:38:15 +0000 2015</text:p>
          </table:table-cell>
          <table:table-cell office:value-type="float" office:value="203" calcext:value-type="float">
            <text:p>203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www.percolate.com" rel="nofollow"&gt;Percolate&lt;/a&gt;</text:p>
          </table:table-cell>
          <table:table-cell office:value-type="string" calcext:value-type="string">
            <text:p>Tweet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CJzuvgyUcAEBK9x.jpg" xlink:type="simple">https://pbs.twimg.com/media/CJzuvgyUcAEBK9x.jp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620301420491767808" xlink:type="simple">620301420491767808</text:a></text:p>
          </table:table-cell>
          <table:table-cell office:value-type="string" calcext:value-type="string">
            <text:p>Driving Model S in the Death Valley desert. Looking good guys! http://t.co/EEWkQoEdRJ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7-12T18:39:17.000Z</text:p>
          </table:table-cell>
          <table:table-cell office:value-type="string" calcext:value-type="string">
            <text:p>Sun Jul 12 18:39:17 +0000 2015</text:p>
          </table:table-cell>
          <table:table-cell office:value-type="float" office:value="441" calcext:value-type="float">
            <text:p>441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www.percolate.com" rel="nofollow"&gt;Percolate&lt;/a&gt;</text:p>
          </table:table-cell>
          <table:table-cell office:value-type="string" calcext:value-type="string">
            <text:p>Tweet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CJvA2u1UMAAJAWY.jpg" xlink:type="simple">https://pbs.twimg.com/media/CJvA2u1UMAAJAWY.jp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619782822782496768" xlink:type="simple">619782822782496768</text:a></text:p>
          </table:table-cell>
          <table:table-cell office:value-type="string" calcext:value-type="string">
            <text:p>@nelsls Congrats!! Thank you for joining the rEVolution. Send us a pic when you go for a ride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7-11T08:18:34.000Z</text:p>
          </table:table-cell>
          <table:table-cell office:value-type="string" calcext:value-type="string">
            <text:p>Sat Jul 11 08:18:34 +0000 20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619532897834414081" xlink:type="simple">619532897834414081</text:a></text:p>
          </table:table-cell>
          <table:table-cell office:value-type="string" calcext:value-type="string">
            <text:p>“One must be sane to think clearly, but one can think deeply &amp;amp; be quite insane.” Nikola Tesla. Happy b-day to you. http://t.co/p1Po9oFyZh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7-10T15:45:27.000Z</text:p>
          </table:table-cell>
          <table:table-cell office:value-type="string" calcext:value-type="string">
            <text:p>Fri Jul 10 15:45:27 +0000 2015</text:p>
          </table:table-cell>
          <table:table-cell office:value-type="float" office:value="5356" calcext:value-type="float">
            <text:p>5356</text:p>
          </table:table-cell>
          <table:table-cell office:value-type="float" office:value="4519" calcext:value-type="float">
            <text:p>451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CJkF4xuW8AAdMUU.jpg" xlink:type="simple">https://pbs.twimg.com/media/CJkF4xuW8AAdMUU.jp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619228336473157632" xlink:type="simple">619228336473157632</text:a></text:p>
          </table:table-cell>
          <table:table-cell office:value-type="string" calcext:value-type="string">
            <text:p>@TeslaClubBE @Soulopoulos @gwenn85 @Duponcheele @LaurentDierckx @mgillet We're still talking about it every day!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7-09T19:35:14.000Z</text:p>
          </table:table-cell>
          <table:table-cell office:value-type="string" calcext:value-type="string">
            <text:p>Thu Jul 09 19:35:14 +0000 201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619103155482161152" xlink:type="simple">619103155482161152</text:a></text:p>
          </table:table-cell>
          <table:table-cell office:value-type="string" calcext:value-type="string">
            <text:p>@LucaSalvini Ciao! Enjoy the ride and let us know what you think of the car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7-09T11:17:49.000Z</text:p>
          </table:table-cell>
          <table:table-cell office:value-type="string" calcext:value-type="string">
            <text:p>Thu Jul 09 11:17:49 +0000 20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618861603488927744" xlink:type="simple">618861603488927744</text:a></text:p>
          </table:table-cell>
          <table:table-cell office:value-type="string" calcext:value-type="string">
            <text:p>RT @IGN IGN Tech turns its eye to the crazy-fast, all-electric @TeslaMotors P85D. Our review: http://t.co/X9EbJGm4kX http://t.co/G5I3uRBUdl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7-08T19:17:58.000Z</text:p>
          </table:table-cell>
          <table:table-cell office:value-type="string" calcext:value-type="string">
            <text:p>Wed Jul 08 19:17:58 +0000 2015</text:p>
          </table:table-cell>
          <table:table-cell office:value-type="float" office:value="382" calcext:value-type="float">
            <text:p>382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 office:value-type="string" calcext:value-type="string">
            <text:p><text:a xlink:href="http://go.ign.com/FkRMeyq" xlink:type="simple">http://go.ign.com/FkRMeyq </text:a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CJajWOSWoAAgTzM.jpg" xlink:type="simple">https://pbs.twimg.com/media/CJajWOSWoAAgTzM.jp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618817292542025728" xlink:type="simple">618817292542025728</text:a></text:p>
          </table:table-cell>
          <table:table-cell office:value-type="string" calcext:value-type="string">
            <text:p>@erikrc Thanks for the feedback, we take that very seriously. Please reach out if we can help in any way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7-08T16:21:54.000Z</text:p>
          </table:table-cell>
          <table:table-cell office:value-type="string" calcext:value-type="string">
            <text:p>Wed Jul 08 16:21:54 +0000 201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618816199682621440" xlink:type="simple">618816199682621440</text:a></text:p>
          </table:table-cell>
          <table:table-cell office:value-type="string" calcext:value-type="string">
            <text:p>Very funny RT @bobbyllew A fully grown (ie old) man being rather silly in a car showroom. #TeslaMotors https://t.co/1AHTHDsZKl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7-08T16:17:33.000Z</text:p>
          </table:table-cell>
          <table:table-cell office:value-type="string" calcext:value-type="string">
            <text:p>Wed Jul 08 16:17:33 +0000 2015</text:p>
          </table:table-cell>
          <table:table-cell office:value-type="float" office:value="151" calcext:value-type="float">
            <text:p>15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 office:value-type="string" calcext:value-type="string">
            <text:p><text:a xlink:href="https://www.youtube.com/watch?v=iw-m5fkwNWU" xlink:type="simple">https://www.youtube.com/watch?v=iw-m5fkwNWU </text:a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618814069072637952" xlink:type="simple">618814069072637952</text:a></text:p>
          </table:table-cell>
          <table:table-cell office:value-type="string" calcext:value-type="string">
            <text:p>@erikrc Hi Erik, we're here and not going anywhere. Happy to help you plan a test drive at our store. Can you DM your contact details? Tnx!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7-08T16:09:05.000Z</text:p>
          </table:table-cell>
          <table:table-cell office:value-type="string" calcext:value-type="string">
            <text:p>Wed Jul 08 16:09:05 +0000 20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618462579237748736" xlink:type="simple">618462579237748736</text:a></text:p>
          </table:table-cell>
          <table:table-cell office:value-type="string" calcext:value-type="string">
            <text:p>This is cool (literally): pre-cool your Model S via the mobile during a heat-wave. http://t.co/FTlgwysjaq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7-07T16:52:24.000Z</text:p>
          </table:table-cell>
          <table:table-cell office:value-type="string" calcext:value-type="string">
            <text:p>Tue Jul 07 16:52:24 +0000 2015</text:p>
          </table:table-cell>
          <table:table-cell office:value-type="float" office:value="511" calcext:value-type="float">
            <text:p>511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CJU4cDCWgAAURfZ.jpg" xlink:type="simple">https://pbs.twimg.com/media/CJU4cDCWgAAURfZ.jp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618349388759437312" xlink:type="simple">618349388759437312</text:a></text:p>
          </table:table-cell>
          <table:table-cell office:value-type="string" calcext:value-type="string">
            <text:p>@slcuervo Thanks for letting us know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7-07T09:22:37.000Z</text:p>
          </table:table-cell>
          <table:table-cell office:value-type="string" calcext:value-type="string">
            <text:p>Tue Jul 07 09:22:37 +0000 201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618104409835339776" xlink:type="simple">618104409835339776</text:a></text:p>
          </table:table-cell>
          <table:table-cell office:value-type="string" calcext:value-type="string">
            <text:p>Meet the Tesla owners from 11 countries who drove 100.000 electric km together during the European Supercharger Rally http://t.co/M2chxAHPtd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7-06T17:09:09.000Z</text:p>
          </table:table-cell>
          <table:table-cell office:value-type="string" calcext:value-type="string">
            <text:p>Mon Jul 06 17:09:09 +0000 2015</text:p>
          </table:table-cell>
          <table:table-cell office:value-type="float" office:value="290" calcext:value-type="float">
            <text:p>290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CJPyrxQWUAEf9c9.jpg" xlink:type="simple">https://pbs.twimg.com/media/CJPyrxQWUAEf9c9.jpg</text:a></text:p>
          </table:table-cell>
          <table:table-cell office:value-type="string" calcext:value-type="string">
            <text:p><text:a xlink:href="https://pbs.twimg.com/media/CJPyr1tWEAAIeTe.jpg" xlink:type="simple">https://pbs.twimg.com/media/CJPyr1tWEAAIeTe.jpg</text:a></text:p>
          </table:table-cell>
          <table:table-cell office:value-type="string" calcext:value-type="string">
            <text:p><text:a xlink:href="https://pbs.twimg.com/media/CJPyrwjWoAAfD22.jpg" xlink:type="simple">https://pbs.twimg.com/media/CJPyrwjWoAAfD22.jpg</text:a></text:p>
          </table:table-cell>
          <table:table-cell office:value-type="string" calcext:value-type="string">
            <text:p><text:a xlink:href="https://pbs.twimg.com/media/CJPyr1aXAAAcRU8.jpg" xlink:type="simple">https://pbs.twimg.com/media/CJPyr1aXAAAcRU8.jpg</text:a></text:p>
          </table:table-cell>
        </table:table-row>
        <table:table-row table:style-name="ro1">
          <table:table-cell office:value-type="string" calcext:value-type="string">
            <text:p><text:a xlink:href="https://twitter.com/Tesla/status/617958549075939328" xlink:type="simple">617958549075939328</text:a></text:p>
          </table:table-cell>
          <table:table-cell office:value-type="string" calcext:value-type="string">
            <text:p>@vipslakhani Thanks a billion for being part of this! You guys were awesome. Thumbs up!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7-06T07:29:33.000Z</text:p>
          </table:table-cell>
          <table:table-cell office:value-type="string" calcext:value-type="string">
            <text:p>Mon Jul 06 07:29:33 +0000 201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617780661655633920" xlink:type="simple">617780661655633920</text:a></text:p>
          </table:table-cell>
          <table:table-cell office:value-type="string" calcext:value-type="string">
            <text:p>@rnw17 Congrats on your very first Model S! Enjoy the ride with @Hot_Wheels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7-05T19:42:42.000Z</text:p>
          </table:table-cell>
          <table:table-cell office:value-type="string" calcext:value-type="string">
            <text:p>Sun Jul 05 19:42:42 +0000 201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617767104868155392" xlink:type="simple">617767104868155392</text:a></text:p>
          </table:table-cell>
          <table:table-cell office:value-type="string" calcext:value-type="string">
            <text:p>@glades7 It's the rEVolution. Join us!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7-05T18:48:50.000Z</text:p>
          </table:table-cell>
          <table:table-cell office:value-type="string" calcext:value-type="string">
            <text:p>Sun Jul 05 18:48:50 +0000 201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617726372052664320" xlink:type="simple">617726372052664320</text:a></text:p>
          </table:table-cell>
          <table:table-cell office:value-type="string" calcext:value-type="string">
            <text:p>Thanks a billion! You keep us going RT @GreenCarReports Tesla Model S Owner Loyalty Probably Unparalleled In Industry http://t.co/fwyvvLuUE7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7-05T16:06:58.000Z</text:p>
          </table:table-cell>
          <table:table-cell office:value-type="string" calcext:value-type="string">
            <text:p>Sun Jul 05 16:06:58 +0000 2015</text:p>
          </table:table-cell>
          <table:table-cell office:value-type="float" office:value="173" calcext:value-type="float">
            <text:p>17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 office:value-type="string" calcext:value-type="string">
            <text:p><text:a xlink:href="http://bit.ly/1Ulpxjl" xlink:type="simple">http://bit.ly/1Ulpxjl </text:a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617670166499979264" xlink:type="simple">617670166499979264</text:a></text:p>
          </table:table-cell>
          <table:table-cell office:value-type="string" calcext:value-type="string">
            <text:p>@inFeZa Hi Phil, we'd love to help you out in our Melbourne store. We've got the shirt there and we can order the jacket for you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7-05T12:23:38.000Z</text:p>
          </table:table-cell>
          <table:table-cell office:value-type="string" calcext:value-type="string">
            <text:p>Sun Jul 05 12:23:38 +0000 201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617474357099646976" xlink:type="simple">617474357099646976</text:a></text:p>
          </table:table-cell>
          <table:table-cell office:value-type="string" calcext:value-type="string">
            <text:p>@SarahxHay thank you for coming!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7-04T23:25:33.000Z</text:p>
          </table:table-cell>
          <table:table-cell office:value-type="string" calcext:value-type="string">
            <text:p>Sat Jul 04 23:25:33 +0000 201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/download/iphone" rel="nofollow"&gt;Twitter for iPhone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617474223804649472" xlink:type="simple">617474223804649472</text:a></text:p>
          </table:table-cell>
          <table:table-cell office:value-type="string" calcext:value-type="string">
            <text:p>@golfermichele Thank you for being a part of this! Safe trip home!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7-04T23:25:01.000Z</text:p>
          </table:table-cell>
          <table:table-cell office:value-type="string" calcext:value-type="string">
            <text:p>Sat Jul 04 23:25:01 +0000 20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/download/iphone" rel="nofollow"&gt;Twitter for iPhone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617382185742520321" xlink:type="simple">617382185742520321</text:a></text:p>
          </table:table-cell>
          <table:table-cell office:value-type="string" calcext:value-type="string">
            <text:p>@carrepublic_nl Congrats! Thank you for driving electric Tesla miles today. Enjoy the party!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7-04T17:19:18.000Z</text:p>
          </table:table-cell>
          <table:table-cell office:value-type="string" calcext:value-type="string">
            <text:p>Sat Jul 04 17:19:18 +0000 201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/download/iphone" rel="nofollow"&gt;Twitter for iPhone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617381876202885120" xlink:type="simple">617381876202885120</text:a></text:p>
          </table:table-cell>
          <table:table-cell office:value-type="string" calcext:value-type="string">
            <text:p>@Henkey Welcome! Thank you for being part of the next billion Tesla miles. Enjoy the party!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7-04T17:18:04.000Z</text:p>
          </table:table-cell>
          <table:table-cell office:value-type="string" calcext:value-type="string">
            <text:p>Sat Jul 04 17:18:04 +0000 20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/download/iphone" rel="nofollow"&gt;Twitter for iPhone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617375140574134272" xlink:type="simple">617375140574134272</text:a></text:p>
          </table:table-cell>
          <table:table-cell office:value-type="string" calcext:value-type="string">
            <text:p>Celebrating red, white &amp;amp; blue with @jamesgadsby_ and his Model S family for the 4th of July. http://t.co/uqSwe9gXfI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7-04T16:51:18.000Z</text:p>
          </table:table-cell>
          <table:table-cell office:value-type="string" calcext:value-type="string">
            <text:p>Sat Jul 04 16:51:18 +0000 2015</text:p>
          </table:table-cell>
          <table:table-cell office:value-type="float" office:value="486" calcext:value-type="float">
            <text:p>486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www.percolate.com" rel="nofollow"&gt;Percolate&lt;/a&gt;</text:p>
          </table:table-cell>
          <table:table-cell office:value-type="string" calcext:value-type="string">
            <text:p>Twee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CJFba1dVEAAUKzG.jpg" xlink:type="simple">https://pbs.twimg.com/media/CJFba1dVEAAUKzG.jp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617348291525783552" xlink:type="simple">617348291525783552</text:a></text:p>
          </table:table-cell>
          <table:table-cell office:value-type="string" calcext:value-type="string">
            <text:p>@rsp_ingram @TeslaMotorsClub @TeslaRoadTrip @LauraHardy09 We're ready for you in Amsterdam! See you there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7-04T15:04:37.000Z</text:p>
          </table:table-cell>
          <table:table-cell office:value-type="string" calcext:value-type="string">
            <text:p>Sat Jul 04 15:04:37 +0000 20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617262727262814209" xlink:type="simple">617262727262814209</text:a></text:p>
          </table:table-cell>
          <table:table-cell office:value-type="string" calcext:value-type="string">
            <text:p>@golfermichele Enjoy! See you in Ansterdam!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7-04T09:24:37.000Z</text:p>
          </table:table-cell>
          <table:table-cell office:value-type="string" calcext:value-type="string">
            <text:p>Sat Jul 04 09:24:37 +0000 20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/download/iphone" rel="nofollow"&gt;Twitter for iPhone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617233073118310400" xlink:type="simple">617233073118310400</text:a></text:p>
          </table:table-cell>
          <table:table-cell office:value-type="string" calcext:value-type="string">
            <text:p>@I_Steinbuch Mooi groen plaatje :) Tot vanavond!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7-04T07:26:46.000Z</text:p>
          </table:table-cell>
          <table:table-cell office:value-type="string" calcext:value-type="string">
            <text:p>Sat Jul 04 07:26:46 +0000 20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617216326369701888" xlink:type="simple">617216326369701888</text:a></text:p>
          </table:table-cell>
          <table:table-cell office:value-type="string" calcext:value-type="string">
            <text:p>@TeslaClubBE let the ride begin! See you in Amsterdam!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7-04T06:20:14.000Z</text:p>
          </table:table-cell>
          <table:table-cell office:value-type="string" calcext:value-type="string">
            <text:p>Sat Jul 04 06:20:14 +0000 201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/download/iphone" rel="nofollow"&gt;Twitter for iPhone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617031707376644096" xlink:type="simple">617031707376644096</text:a></text:p>
          </table:table-cell>
          <table:table-cell office:value-type="string" calcext:value-type="string">
            <text:p>Europe’s Model S owners are off to the next billion electric miles with a Supercharger Rally to Amsterdam. http://t.co/psWElwwK7c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7-03T18:06:37.000Z</text:p>
          </table:table-cell>
          <table:table-cell office:value-type="string" calcext:value-type="string">
            <text:p>Fri Jul 03 18:06:37 +0000 2015</text:p>
          </table:table-cell>
          <table:table-cell office:value-type="float" office:value="250" calcext:value-type="float">
            <text:p>25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CJAjENFWEAADVOE.jpg" xlink:type="simple">https://pbs.twimg.com/media/CJAjENFWEAADVOE.jpg</text:a></text:p>
          </table:table-cell>
          <table:table-cell office:value-type="string" calcext:value-type="string">
            <text:p><text:a xlink:href="https://pbs.twimg.com/media/CJAjEV2WEAANBlH.jpg" xlink:type="simple">https://pbs.twimg.com/media/CJAjEV2WEAANBlH.jpg</text:a></text:p>
          </table:table-cell>
          <table:table-cell office:value-type="string" calcext:value-type="string">
            <text:p><text:a xlink:href="https://pbs.twimg.com/media/CJAjEVuWcAE9a6U.jpg" xlink:type="simple">https://pbs.twimg.com/media/CJAjEVuWcAE9a6U.jpg</text:a></text:p>
          </table:table-cell>
          <table:table-cell office:value-type="string" calcext:value-type="string">
            <text:p><text:a xlink:href="https://pbs.twimg.com/media/CJAjETCWEAAd0Xa.jpg" xlink:type="simple">https://pbs.twimg.com/media/CJAjETCWEAAd0Xa.jpg</text:a></text:p>
          </table:table-cell>
        </table:table-row>
        <table:table-row table:style-name="ro1">
          <table:table-cell office:value-type="string" calcext:value-type="string">
            <text:p><text:a xlink:href="https://twitter.com/Tesla/status/616902837650501632" xlink:type="simple">616902837650501632</text:a></text:p>
          </table:table-cell>
          <table:table-cell office:value-type="string" calcext:value-type="string">
            <text:p>@neoworldGmbH Nice shot! Enjoy the ride and see you in Amsterdam!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7-03T09:34:32.000Z</text:p>
          </table:table-cell>
          <table:table-cell office:value-type="string" calcext:value-type="string">
            <text:p>Fri Jul 03 09:34:32 +0000 20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616682363876212736" xlink:type="simple">616682363876212736</text:a></text:p>
          </table:table-cell>
          <table:table-cell office:value-type="string" calcext:value-type="string">
            <text:p>@luposlip Great shot! Where did you take it?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7-02T18:58:27.000Z</text:p>
          </table:table-cell>
          <table:table-cell office:value-type="string" calcext:value-type="string">
            <text:p>Thu Jul 02 18:58:27 +0000 201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616658189568839681" xlink:type="simple">616658189568839681</text:a></text:p>
          </table:table-cell>
          <table:table-cell office:value-type="string" calcext:value-type="string">
            <text:p>@bigity308 Have a look: http://t.co/MKUblDXNw5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7-02T17:22:24.000Z</text:p>
          </table:table-cell>
          <table:table-cell office:value-type="string" calcext:value-type="string">
            <text:p>Thu Jul 02 17:22:24 +0000 201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 office:value-type="string" calcext:value-type="string">
            <text:p><text:a xlink:href="http://www.teslamotors.com/careers" xlink:type="simple">http://www.teslamotors.com/careers </text:a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616657350863265793" xlink:type="simple">616657350863265793</text:a></text:p>
          </table:table-cell>
          <table:table-cell office:value-type="string" calcext:value-type="string">
            <text:p>1 billion electric Tesla miles saved the world the equivalent of pumping gas for 10 years nonstop. http://t.co/lh6oTCrk7Y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7-02T17:19:04.000Z</text:p>
          </table:table-cell>
          <table:table-cell office:value-type="string" calcext:value-type="string">
            <text:p>Thu Jul 02 17:19:04 +0000 2015</text:p>
          </table:table-cell>
          <table:table-cell office:value-type="float" office:value="719" calcext:value-type="float">
            <text:p>719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CI7Ol4vXAAQOLxM.jpg" xlink:type="simple">https://pbs.twimg.com/media/CI7Ol4vXAAQOLxM.jp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616506677588836352" xlink:type="simple">616506677588836352</text:a></text:p>
          </table:table-cell>
          <table:table-cell office:value-type="string" calcext:value-type="string">
            <text:p>@teamlynxsweden Keep us posted along the way and see you in Amsterdam!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7-02T07:20:20.000Z</text:p>
          </table:table-cell>
          <table:table-cell office:value-type="string" calcext:value-type="string">
            <text:p>Thu Jul 02 07:20:20 +0000 201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616290784933978112" xlink:type="simple">616290784933978112</text:a></text:p>
          </table:table-cell>
          <table:table-cell office:value-type="string" calcext:value-type="string">
            <text:p>RT @CRcars G-Force showdown: Tesla Model S P85D vs Dodge Challenger Hellcat w/ video: http://t.co/wXPhUMI9FC http://t.co/GWXXkAvQkI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7-01T17:02:27.000Z</text:p>
          </table:table-cell>
          <table:table-cell office:value-type="string" calcext:value-type="string">
            <text:p>Wed Jul 01 17:02:27 +0000 2015</text:p>
          </table:table-cell>
          <table:table-cell office:value-type="float" office:value="294" calcext:value-type="float">
            <text:p>294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 office:value-type="string" calcext:value-type="string">
            <text:p><text:a xlink:href="http://bit.ly/1JtObIr" xlink:type="simple">http://bit.ly/1JtObIr </text:a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CI2BM-SWoAAyMIp.png" xlink:type="simple">https://pbs.twimg.com/media/CI2BM-SWoAAyMIp.pn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615922491974881280" xlink:type="simple">615922491974881280</text:a></text:p>
          </table:table-cell>
          <table:table-cell office:value-type="string" calcext:value-type="string">
            <text:p>RT @andrerieu I never do this,but now I have to, I LOVE MY TESLA! http://t.co/mAPZl6i5vN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6-30T16:39:00.000Z</text:p>
          </table:table-cell>
          <table:table-cell office:value-type="string" calcext:value-type="string">
            <text:p>Tue Jun 30 16:39:00 +0000 2015</text:p>
          </table:table-cell>
          <table:table-cell office:value-type="float" office:value="378" calcext:value-type="float">
            <text:p>378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CIwyPgzWgAA94rm.jpg" xlink:type="simple">https://pbs.twimg.com/media/CIwyPgzWgAA94rm.jp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615914248972201984" xlink:type="simple">615914248972201984</text:a></text:p>
          </table:table-cell>
          <table:table-cell office:value-type="string" calcext:value-type="string">
            <text:p>@StephenPace Hi Stephen, thanks for checking. @BenJerrysTexas will be there on Thursday (2 July). Hope to see you there!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6-30T16:06:14.000Z</text:p>
          </table:table-cell>
          <table:table-cell office:value-type="string" calcext:value-type="string">
            <text:p>Tue Jun 30 16:06:14 +0000 20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615874109294125056" xlink:type="simple">615874109294125056</text:a></text:p>
          </table:table-cell>
          <table:table-cell office:value-type="string" calcext:value-type="string">
            <text:p>@andrerieu Thank you for joining the rEVolution!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6-30T13:26:44.000Z</text:p>
          </table:table-cell>
          <table:table-cell office:value-type="string" calcext:value-type="string">
            <text:p>Tue Jun 30 13:26:44 +0000 201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615207584010649600" xlink:type="simple">615207584010649600</text:a></text:p>
          </table:table-cell>
          <table:table-cell office:value-type="string" calcext:value-type="string">
            <text:p>In 3 yrs, Model S owners have driven over 1 billion electric miles. Start your count today: http://t.co/XyzF4MuyfV http://t.co/HDSezxGN27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6-28T17:18:12.000Z</text:p>
          </table:table-cell>
          <table:table-cell office:value-type="string" calcext:value-type="string">
            <text:p>Sun Jun 28 17:18:12 +0000 2015</text:p>
          </table:table-cell>
          <table:table-cell office:value-type="float" office:value="378" calcext:value-type="float">
            <text:p>37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 office:value-type="string" calcext:value-type="string">
            <text:p><text:a xlink:href="http://teslamotors.com/billionmiles" xlink:type="simple">http://teslamotors.com/billionmiles 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CImoCalVAAA0r5x.jpg" xlink:type="simple">https://pbs.twimg.com/media/CImoCalVAAA0r5x.jp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614852866809815040" xlink:type="simple">614852866809815040</text:a></text:p>
          </table:table-cell>
          <table:table-cell office:value-type="string" calcext:value-type="string">
            <text:p>RT @ep_calimom @TeslaMotors Owner for 18 mos, have logged over 44k mi, 99% of them fueled by our solar panels! http://t.co/RxybegpMrW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6-27T17:48:41.000Z</text:p>
          </table:table-cell>
          <table:table-cell office:value-type="string" calcext:value-type="string">
            <text:p>Sat Jun 27 17:48:41 +0000 2015</text:p>
          </table:table-cell>
          <table:table-cell office:value-type="float" office:value="316" calcext:value-type="float">
            <text:p>316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CIhlbKNUsAAWxzT.jpg" xlink:type="simple">https://pbs.twimg.com/media/CIhlbKNUsAAWxzT.jp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614641400416567296" xlink:type="simple">614641400416567296</text:a></text:p>
          </table:table-cell>
          <table:table-cell office:value-type="string" calcext:value-type="string">
            <text:p>@DanielTrayler Congrats! Enjoy your zero emissions ride with @Hot_Wheels Model S :)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6-27T03:48:24.000Z</text:p>
          </table:table-cell>
          <table:table-cell office:value-type="string" calcext:value-type="string">
            <text:p>Sat Jun 27 03:48:24 +0000 201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/download/iphone" rel="nofollow"&gt;Twitter for iPhone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614509907946024960" xlink:type="simple">614509907946024960</text:a></text:p>
          </table:table-cell>
          <table:table-cell office:value-type="string" calcext:value-type="string">
            <text:p>@RabbSifu That's a great start!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6-26T19:05:53.000Z</text:p>
          </table:table-cell>
          <table:table-cell office:value-type="string" calcext:value-type="string">
            <text:p>Fri Jun 26 19:05:53 +0000 201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614509092980133888" xlink:type="simple">614509092980133888</text:a></text:p>
          </table:table-cell>
          <table:table-cell office:value-type="string" calcext:value-type="string">
            <text:p>@treidonmusic Thank you for being a part of this! What's your favorite road trip so far?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6-26T19:02:39.000Z</text:p>
          </table:table-cell>
          <table:table-cell office:value-type="string" calcext:value-type="string">
            <text:p>Fri Jun 26 19:02:39 +0000 20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614508762427101184" xlink:type="simple">614508762427101184</text:a></text:p>
          </table:table-cell>
          <table:table-cell office:value-type="string" calcext:value-type="string">
            <text:p>RT @TeslaTrip @TeslaMotors 40K of the safest, quietest &amp;amp; fastest accelerating miles for my family. No wonder the Model S barely depreciates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6-26T19:01:20.000Z</text:p>
          </table:table-cell>
          <table:table-cell office:value-type="string" calcext:value-type="string">
            <text:p>Fri Jun 26 19:01:20 +0000 2015</text:p>
          </table:table-cell>
          <table:table-cell office:value-type="float" office:value="284" calcext:value-type="float">
            <text:p>284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614506689002237953" xlink:type="simple">614506689002237953</text:a></text:p>
          </table:table-cell>
          <table:table-cell office:value-type="string" calcext:value-type="string">
            <text:p>@fleijerstam Fantastic! Thank you for being part of this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6-26T18:53:06.000Z</text:p>
          </table:table-cell>
          <table:table-cell office:value-type="string" calcext:value-type="string">
            <text:p>Fri Jun 26 18:53:06 +0000 20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614505570641424384" xlink:type="simple">614505570641424384</text:a></text:p>
          </table:table-cell>
          <table:table-cell office:value-type="string" calcext:value-type="string">
            <text:p>@BraunerKatrin Congrats! Your electric miles will be part of the next billion. Keep us posted!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6-26T18:48:39.000Z</text:p>
          </table:table-cell>
          <table:table-cell office:value-type="string" calcext:value-type="string">
            <text:p>Fri Jun 26 18:48:39 +0000 20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614495179525877760" xlink:type="simple">614495179525877760</text:a></text:p>
          </table:table-cell>
          <table:table-cell office:value-type="string" calcext:value-type="string">
            <text:p>@omar_d97 Start your count by doing a test drive in Model S: http://t.co/sNHoUhFZE1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6-26T18:07:22.000Z</text:p>
          </table:table-cell>
          <table:table-cell office:value-type="string" calcext:value-type="string">
            <text:p>Fri Jun 26 18:07:22 +0000 201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 office:value-type="string" calcext:value-type="string">
            <text:p><text:a xlink:href="http://www.teslamotors.com/billionmiles" xlink:type="simple">http://www.teslamotors.com/billionmiles </text:a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614494194191577088" xlink:type="simple">614494194191577088</text:a></text:p>
          </table:table-cell>
          <table:table-cell office:value-type="string" calcext:value-type="string">
            <text:p>@Ether_Drift You can start your count by doing a test drive in Model S: http://t.co/sNHoUhFZE1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6-26T18:03:27.000Z</text:p>
          </table:table-cell>
          <table:table-cell office:value-type="string" calcext:value-type="string">
            <text:p>Fri Jun 26 18:03:27 +0000 201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Reply</text:p>
          </table:table-cell>
          <table:table-cell office:value-type="string" calcext:value-type="string">
            <text:p><text:a xlink:href="http://www.teslamotors.com/billionmiles" xlink:type="simple">http://www.teslamotors.com/billionmiles </text:a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614493954482909184" xlink:type="simple">614493954482909184</text:a></text:p>
          </table:table-cell>
          <table:table-cell office:value-type="string" calcext:value-type="string">
            <text:p>@lonseidman Yes on to the next billion! Thank you for being part of this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6-26T18:02:30.000Z</text:p>
          </table:table-cell>
          <table:table-cell office:value-type="string" calcext:value-type="string">
            <text:p>Fri Jun 26 18:02:30 +0000 201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614491281335541761" xlink:type="simple">614491281335541761</text:a></text:p>
          </table:table-cell>
          <table:table-cell office:value-type="string" calcext:value-type="string">
            <text:p>Model S owners, how many electric miles did you add to 1 billion Tesla miles? Every mile counts! http://t.co/SZlGiW4Z3J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6-26T17:51:52.000Z</text:p>
          </table:table-cell>
          <table:table-cell office:value-type="string" calcext:value-type="string">
            <text:p>Fri Jun 26 17:51:52 +0000 2015</text:p>
          </table:table-cell>
          <table:table-cell office:value-type="float" office:value="181" calcext:value-type="float">
            <text:p>181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CIcckD4UMAA9LPn.jpg" xlink:type="simple">https://pbs.twimg.com/media/CIcckD4UMAA9LPn.jp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614222188149805056" xlink:type="simple">614222188149805056</text:a></text:p>
          </table:table-cell>
          <table:table-cell office:value-type="string" calcext:value-type="string">
            <text:p>@slcuervo Thanks for reaching out. We are continuously updating our software to improve it. Stay tuned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6-26T00:02:36.000Z</text:p>
          </table:table-cell>
          <table:table-cell office:value-type="string" calcext:value-type="string">
            <text:p>Fri Jun 26 00:02:36 +0000 201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614218071146827776" xlink:type="simple">614218071146827776</text:a></text:p>
          </table:table-cell>
          <table:table-cell office:value-type="string" calcext:value-type="string">
            <text:p>@michaelchow1 Love the pic! Happy birthday &amp;amp; enjoy your new ride!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6-25T23:46:14.000Z</text:p>
          </table:table-cell>
          <table:table-cell office:value-type="string" calcext:value-type="string">
            <text:p>Thu Jun 25 23:46:14 +0000 201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614207627287883776" xlink:type="simple">614207627287883776</text:a></text:p>
          </table:table-cell>
          <table:table-cell office:value-type="string" calcext:value-type="string">
            <text:p>@RobertMichalsky Nice work. Thanks a billion!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6-25T23:04:44.000Z</text:p>
          </table:table-cell>
          <table:table-cell office:value-type="string" calcext:value-type="string">
            <text:p>Thu Jun 25 23:04:44 +0000 201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614102480431874048" xlink:type="simple">614102480431874048</text:a></text:p>
          </table:table-cell>
          <table:table-cell office:value-type="string" calcext:value-type="string">
            <text:p>Want to know how far 1 billion miles really is? Imagine going to the moon 4,186x. http://t.co/JLCOqo4ZWM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6-25T16:06:55.000Z</text:p>
          </table:table-cell>
          <table:table-cell office:value-type="string" calcext:value-type="string">
            <text:p>Thu Jun 25 16:06:55 +0000 2015</text:p>
          </table:table-cell>
          <table:table-cell office:value-type="float" office:value="419" calcext:value-type="float">
            <text:p>419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CIW685-UMAAymbQ.jpg" xlink:type="simple">https://pbs.twimg.com/media/CIW685-UMAAymbQ.jp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613810049505308672" xlink:type="simple">613810049505308672</text:a></text:p>
          </table:table-cell>
          <table:table-cell office:value-type="string" calcext:value-type="string">
            <text:p>@RGJTaste Enjoy the ride, but there won't be much vroom vroom thanks to the instant and silent acceleration ;)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6-24T20:44:54.000Z</text:p>
          </table:table-cell>
          <table:table-cell office:value-type="string" calcext:value-type="string">
            <text:p>Wed Jun 24 20:44:54 +0000 20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Reply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613780717881856000" xlink:type="simple">613780717881856000</text:a></text:p>
          </table:table-cell>
          <table:table-cell office:value-type="string" calcext:value-type="string">
            <text:p>@mattallen Every electric mile counts! Thanks for being part of this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6-24T18:48:21.000Z</text:p>
          </table:table-cell>
          <table:table-cell office:value-type="string" calcext:value-type="string">
            <text:p>Wed Jun 24 18:48:21 +0000 201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613761543721713664" xlink:type="simple">613761543721713664</text:a></text:p>
          </table:table-cell>
          <table:table-cell office:value-type="string" calcext:value-type="string">
            <text:p>@stuartlodge Exciting! We look forward to welcome you into the family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6-24T17:32:09.000Z</text:p>
          </table:table-cell>
          <table:table-cell office:value-type="string" calcext:value-type="string">
            <text:p>Wed Jun 24 17:32:09 +0000 20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613751391283081216" xlink:type="simple">613751391283081216</text:a></text:p>
          </table:table-cell>
          <table:table-cell office:value-type="string" calcext:value-type="string">
            <text:p>How Tesla owners are driving change: 1 billion electric miles = 570,000 tons of CO2 saved. http://t.co/Lg5YFjUdAM http://t.co/rH4olkPufl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6-24T16:51:49.000Z</text:p>
          </table:table-cell>
          <table:table-cell office:value-type="string" calcext:value-type="string">
            <text:p>Wed Jun 24 16:51:49 +0000 2015</text:p>
          </table:table-cell>
          <table:table-cell office:value-type="float" office:value="673" calcext:value-type="float">
            <text:p>673</text:p>
          </table:table-cell>
          <table:table-cell office:value-type="float" office:value="529" calcext:value-type="float">
            <text:p>52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 office:value-type="string" calcext:value-type="string">
            <text:p><text:a xlink:href="http://ts.la/q0Y" xlink:type="simple">http://ts.la/q0Y 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CIR7o2GVAAAaczz.jpg" xlink:type="simple">https://pbs.twimg.com/media/CIR7o2GVAAAaczz.jp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613588747112747008" xlink:type="simple">613588747112747008</text:a></text:p>
          </table:table-cell>
          <table:table-cell office:value-type="string" calcext:value-type="string">
            <text:p>@mooschris Nice work! Thank you for being part of this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6-24T06:05:31.000Z</text:p>
          </table:table-cell>
          <table:table-cell office:value-type="string" calcext:value-type="string">
            <text:p>Wed Jun 24 06:05:31 +0000 201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613466961477922816" xlink:type="simple">613466961477922816</text:a></text:p>
          </table:table-cell>
          <table:table-cell office:value-type="string" calcext:value-type="string">
            <text:p>@teslaliving Thank you for being part of this!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6-23T22:01:35.000Z</text:p>
          </table:table-cell>
          <table:table-cell office:value-type="string" calcext:value-type="string">
            <text:p>Tue Jun 23 22:01:35 +0000 20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613466822210260992" xlink:type="simple">613466822210260992</text:a></text:p>
          </table:table-cell>
          <table:table-cell office:value-type="string" calcext:value-type="string">
            <text:p>@ClipperCreek Thank you! Our owners are the best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6-23T22:01:02.000Z</text:p>
          </table:table-cell>
          <table:table-cell office:value-type="string" calcext:value-type="string">
            <text:p>Tue Jun 23 22:01:02 +0000 201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613466484291997697" xlink:type="simple">613466484291997697</text:a></text:p>
          </table:table-cell>
          <table:table-cell office:value-type="string" calcext:value-type="string">
            <text:p>@AbydKarmali1967 Every mile counts! Thank you for being part of this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6-23T21:59:42.000Z</text:p>
          </table:table-cell>
          <table:table-cell office:value-type="string" calcext:value-type="string">
            <text:p>Tue Jun 23 21:59:42 +0000 201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613432702134411264" xlink:type="simple">613432702134411264</text:a></text:p>
          </table:table-cell>
          <table:table-cell office:value-type="string" calcext:value-type="string">
            <text:p>@dprnesq @jenspjlove Nice work! Thank you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6-23T19:45:27.000Z</text:p>
          </table:table-cell>
          <table:table-cell office:value-type="string" calcext:value-type="string">
            <text:p>Tue Jun 23 19:45:27 +0000 201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613421350615580672" xlink:type="simple">613421350615580672</text:a></text:p>
          </table:table-cell>
          <table:table-cell office:value-type="string" calcext:value-type="string">
            <text:p>Every electric mile counts! Thank you. RT @jenspjlove Only 4,000 of them are mine but they're the best 4,000 miles I've ever driven!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6-23T19:00:21.000Z</text:p>
          </table:table-cell>
          <table:table-cell office:value-type="string" calcext:value-type="string">
            <text:p>Tue Jun 23 19:00:21 +0000 2015</text:p>
          </table:table-cell>
          <table:table-cell office:value-type="float" office:value="262" calcext:value-type="float">
            <text:p>262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613407487119613952" xlink:type="simple">613407487119613952</text:a></text:p>
          </table:table-cell>
          <table:table-cell office:value-type="string" calcext:value-type="string">
            <text:p>@danielsparks @nerstrandeagle Nice work!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6-23T18:05:16.000Z</text:p>
          </table:table-cell>
          <table:table-cell office:value-type="string" calcext:value-type="string">
            <text:p>Tue Jun 23 18:05:16 +0000 201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613404806674190336" xlink:type="simple">613404806674190336</text:a></text:p>
          </table:table-cell>
          <table:table-cell office:value-type="string" calcext:value-type="string">
            <text:p>Thx for being part of 1 billion Tesla miles RT @nerstrandeagle @TeslaMotors just rolled over 20000 miles in 6 months http://t.co/GdJED6XsKE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6-23T17:54:37.000Z</text:p>
          </table:table-cell>
          <table:table-cell office:value-type="string" calcext:value-type="string">
            <text:p>Tue Jun 23 17:54:37 +0000 2015</text:p>
          </table:table-cell>
          <table:table-cell office:value-type="float" office:value="402" calcext:value-type="float">
            <text:p>402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CINAa7lUkAAzd_d.jpg" xlink:type="simple">https://pbs.twimg.com/media/CINAa7lUkAAzd_d.jp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613403055908745216" xlink:type="simple">613403055908745216</text:a></text:p>
          </table:table-cell>
          <table:table-cell office:value-type="string" calcext:value-type="string">
            <text:p>@GMeeus Thank you for being part of this!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6-23T17:47:39.000Z</text:p>
          </table:table-cell>
          <table:table-cell office:value-type="string" calcext:value-type="string">
            <text:p>Tue Jun 23 17:47:39 +0000 201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a xlink:href="https://twitter.com/Tesla/status/613389366124122112" xlink:type="simple">613389366124122112</text:a></text:p>
          </table:table-cell>
          <table:table-cell office:value-type="string" calcext:value-type="string">
            <text:p>This is huge: Tesla drivers passed 1 billion electric miles. http://t.co/glRZTtUpai</text:p>
            <text:p>https://t.co/3UDceWjY6M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6-23T16:53:15.000Z</text:p>
          </table:table-cell>
          <table:table-cell office:value-type="string" calcext:value-type="string">
            <text:p>Tue Jun 23 16:53:15 +0000 2015</text:p>
          </table:table-cell>
          <table:table-cell office:value-type="float" office:value="531" calcext:value-type="float">
            <text:p>531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 office:value-type="string" calcext:value-type="string">
            <text:p><text:a xlink:href="http://ts.la/p0G" xlink:type="simple">http://ts.la/p0G https://amp.twimg.com/v/55c8f881-cdeb-4bd3-849d-5a2605a811e2 </text:a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613386915337756672" xlink:type="simple">613386915337756672</text:a></text:p>
          </table:table-cell>
          <table:table-cell office:value-type="string" calcext:value-type="string">
            <text:p>With a strong warranty &amp;amp; over-the-air updates, Model S has the best resale value of any car. http://t.co/LDTApm0x6j http://t.co/9h4Ep9qCI8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6-23T16:43:31.000Z</text:p>
          </table:table-cell>
          <table:table-cell office:value-type="string" calcext:value-type="string">
            <text:p>Tue Jun 23 16:43:31 +0000 2015</text:p>
          </table:table-cell>
          <table:table-cell office:value-type="float" office:value="225" calcext:value-type="float">
            <text:p>225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 office:value-type="string" calcext:value-type="string">
            <text:p><text:a xlink:href="http://cleantechnica.com/2015/06/22/tesla-model-s-beats-all-evs-in-retained-value/" xlink:type="simple">http://cleantechnica.com/2015/06/22/tesla-model-s-beats-all-evs-in-retained-value/ 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CIMwJjrUAAAI5Hc.png" xlink:type="simple">https://pbs.twimg.com/media/CIMwJjrUAAAI5Hc.pn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612783626321702912" xlink:type="simple">612783626321702912</text:a></text:p>
          </table:table-cell>
          <table:table-cell office:value-type="string" calcext:value-type="string">
            <text:p>Views from a Model S: Bells Beach Australia. #Tesla http://t.co/1FnDtDeW22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6-22T00:46:16.000Z</text:p>
          </table:table-cell>
          <table:table-cell office:value-type="string" calcext:value-type="string">
            <text:p>Mon Jun 22 00:46:16 +0000 2015</text:p>
          </table:table-cell>
          <table:table-cell office:value-type="float" office:value="438" calcext:value-type="float">
            <text:p>438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www.percolate.com" rel="nofollow"&gt;Percolate&lt;/a&gt;</text:p>
          </table:table-cell>
          <table:table-cell office:value-type="string" calcext:value-type="string">
            <text:p>Twee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CIELdhsUcAAuW-g.jpg" xlink:type="simple">https://pbs.twimg.com/media/CIELdhsUcAAuW-g.jp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612769604343984128" xlink:type="simple">612769604343984128</text:a></text:p>
          </table:table-cell>
          <table:table-cell office:value-type="string" calcext:value-type="string">
            <text:p>@eco_emily Looking good!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6-21T23:50:33.000Z</text:p>
          </table:table-cell>
          <table:table-cell office:value-type="string" calcext:value-type="string">
            <text:p>Sun Jun 21 23:50:33 +0000 201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/download/iphone" rel="nofollow"&gt;Twitter for iPhone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612703601023062016" xlink:type="simple">612703601023062016</text:a></text:p>
          </table:table-cell>
          <table:table-cell office:value-type="string" calcext:value-type="string">
            <text:p>RT @bobbyllew: On 29th June I pick up my Tesla Model S 85. For them as don't know, it's like, a car, but cooler. http://t.co/xXZrXLeZjO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6-21T19:28:16.000Z</text:p>
          </table:table-cell>
          <table:table-cell office:value-type="string" calcext:value-type="string">
            <text:p>Sun Jun 21 19:28:16 +0000 2015</text:p>
          </table:table-cell>
          <table:table-cell office:value-type="float" office:value="510" calcext:value-type="float">
            <text:p>510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/download/iphone" rel="nofollow"&gt;Twitter for iPhone&lt;/a&gt;</text:p>
          </table:table-cell>
          <table:table-cell office:value-type="string" calcext:value-type="string">
            <text:p>Twee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CIDCqKvUcAAXlL8.jpg" xlink:type="simple">https://pbs.twimg.com/media/CIDCqKvUcAAXlL8.jp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612664587825975296" xlink:type="simple">612664587825975296</text:a></text:p>
          </table:table-cell>
          <table:table-cell office:value-type="string" calcext:value-type="string">
            <text:p>Their first #FathersDay: Model S &amp;amp; @Hot_WheelS Model S cars. http://t.co/YyjzuouLsD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6-21T16:53:15.000Z</text:p>
          </table:table-cell>
          <table:table-cell office:value-type="string" calcext:value-type="string">
            <text:p>Sun Jun 21 16:53:15 +0000 2015</text:p>
          </table:table-cell>
          <table:table-cell office:value-type="float" office:value="529" calcext:value-type="float">
            <text:p>529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www.percolate.com" rel="nofollow"&gt;Percolate&lt;/a&gt;</text:p>
          </table:table-cell>
          <table:table-cell office:value-type="string" calcext:value-type="string">
            <text:p>Tweet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CICfMk7UMAESHB6.jpg" xlink:type="simple">https://pbs.twimg.com/media/CICfMk7UMAESHB6.jp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612306142073458688" xlink:type="simple">612306142073458688</text:a></text:p>
          </table:table-cell>
          <table:table-cell office:value-type="string" calcext:value-type="string">
            <text:p>Two heroes! @LeilaniMunter surprises 16-year-old electric car supporter with ride in Model S. http://t.co/vCWNPw0An9 http://t.co/Oeji4bUtgj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6-20T17:08:55.000Z</text:p>
          </table:table-cell>
          <table:table-cell office:value-type="string" calcext:value-type="string">
            <text:p>Sat Jun 20 17:08:55 +0000 2015</text:p>
          </table:table-cell>
          <table:table-cell office:value-type="float" office:value="231" calcext:value-type="float">
            <text:p>231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 office:value-type="string" calcext:value-type="string">
            <text:p><text:a xlink:href="http://ts.la/q0V" xlink:type="simple">http://ts.la/q0V </text:a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CH9ZMQrVAAAH8gh.png" xlink:type="simple">https://pbs.twimg.com/media/CH9ZMQrVAAAH8gh.pn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611975089551060992" xlink:type="simple">611975089551060992</text:a></text:p>
          </table:table-cell>
          <table:table-cell office:value-type="string" calcext:value-type="string">
            <text:p>@leemitch88 @wilmaudsley Pretty insane, right? Enjoy the ride!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6-19T19:13:25.000Z</text:p>
          </table:table-cell>
          <table:table-cell office:value-type="string" calcext:value-type="string">
            <text:p>Fri Jun 19 19:13:25 +0000 20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611972986573189120" xlink:type="simple">611972986573189120</text:a></text:p>
          </table:table-cell>
          <table:table-cell office:value-type="string" calcext:value-type="string">
            <text:p>@T_Framp14 Nice shot! Where is she taking you today?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6-19T19:05:04.000Z</text:p>
          </table:table-cell>
          <table:table-cell office:value-type="string" calcext:value-type="string">
            <text:p>Fri Jun 19 19:05:04 +0000 20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Reply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611972085053652992" xlink:type="simple">611972085053652992</text:a></text:p>
          </table:table-cell>
          <table:table-cell office:value-type="string" calcext:value-type="string">
            <text:p>@EdwinRvanDijk Veel plezier!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6-19T19:01:29.000Z</text:p>
          </table:table-cell>
          <table:table-cell office:value-type="string" calcext:value-type="string">
            <text:p>Fri Jun 19 19:01:29 +0000 20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611971570068643840" xlink:type="simple">611971570068643840</text:a></text:p>
          </table:table-cell>
          <table:table-cell office:value-type="string" calcext:value-type="string">
            <text:p>@TXTrav Enjoy! Send us some pics along the way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6-19T18:59:26.000Z</text:p>
          </table:table-cell>
          <table:table-cell office:value-type="string" calcext:value-type="string">
            <text:p>Fri Jun 19 18:59:26 +0000 20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611970702606884864" xlink:type="simple">611970702606884864</text:a></text:p>
          </table:table-cell>
          <table:table-cell office:value-type="string" calcext:value-type="string">
            <text:p>@wilcovanrooijen Gefeliciteerd! Op naar de volgende 100.000 km :) Staat er al een nieuwe road trip op de planning?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6-19T18:56:00.000Z</text:p>
          </table:table-cell>
          <table:table-cell office:value-type="string" calcext:value-type="string">
            <text:p>Fri Jun 19 18:56:00 +0000 20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611603035341467649" xlink:type="simple">611603035341467649</text:a></text:p>
          </table:table-cell>
          <table:table-cell office:value-type="string" calcext:value-type="string">
            <text:p>RT @Hot_Wheels : Our 1:64 Tesla Model S is joined by the real thing! #OrangeIsTheNewTrack @TeslaMotors #HotWheelsTesla http://t.co/QKxlJ5AnVP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6-18T18:35:01.000Z</text:p>
          </table:table-cell>
          <table:table-cell office:value-type="string" calcext:value-type="string">
            <text:p>Thu Jun 18 18:35:01 +0000 2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/download/iphone" rel="nofollow"&gt;Twitter for iPhone&lt;/a&gt;</text:p>
          </table:table-cell>
          <table:table-cell office:value-type="string" calcext:value-type="string">
            <text:p>Retweet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CHzZlQxUEAApwJg.jpg" xlink:type="simple">https://pbs.twimg.com/media/CHzZlQxUEAApwJg.jp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611559564102602752" xlink:type="simple">611559564102602752</text:a></text:p>
          </table:table-cell>
          <table:table-cell office:value-type="string" calcext:value-type="string">
            <text:p>Today we’re launching something for the little ones (and our biggest fans). Keep an eye on @Hot_Wheels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6-18T15:42:16.000Z</text:p>
          </table:table-cell>
          <table:table-cell office:value-type="string" calcext:value-type="string">
            <text:p>Thu Jun 18 15:42:16 +0000 2015</text:p>
          </table:table-cell>
          <table:table-cell office:value-type="float" office:value="433" calcext:value-type="float">
            <text:p>433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www.percolate.com" rel="nofollow"&gt;Percolate&lt;/a&gt;</text:p>
          </table:table-cell>
          <table:table-cell office:value-type="string" calcext:value-type="string">
            <text:p>Twee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610852004269658112" xlink:type="simple">610852004269658112</text:a></text:p>
          </table:table-cell>
          <table:table-cell office:value-type="string" calcext:value-type="string">
            <text:p>A glimpse into the future when gas stations are a thing of the past. http://t.co/30LF01oSkS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6-16T16:50:41.000Z</text:p>
          </table:table-cell>
          <table:table-cell office:value-type="string" calcext:value-type="string">
            <text:p>Tue Jun 16 16:50:41 +0000 2015</text:p>
          </table:table-cell>
          <table:table-cell office:value-type="float" office:value="601" calcext:value-type="float">
            <text:p>601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/download/iphone" rel="nofollow"&gt;Twitter for iPhone&lt;/a&gt;</text:p>
          </table:table-cell>
          <table:table-cell office:value-type="string" calcext:value-type="string">
            <text:p>Tweet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CHouqGiVEAAP_wi.jpg" xlink:type="simple">https://pbs.twimg.com/media/CHouqGiVEAAP_wi.jp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610599395659112448" xlink:type="simple">610599395659112448</text:a></text:p>
          </table:table-cell>
          <table:table-cell office:value-type="string" calcext:value-type="string">
            <text:p>@KelleyBlueBook Tnx for the mention! Model S drivers love cross-country trips, thanks to Tesla's charging network. http://t.co/hGvpStsWtq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6-16T00:06:54.000Z</text:p>
          </table:table-cell>
          <table:table-cell office:value-type="string" calcext:value-type="string">
            <text:p>Tue Jun 16 00:06:54 +0000 2015</text:p>
          </table:table-cell>
          <table:table-cell office:value-type="float" office:value="45" calcext:value-type="float">
            <text:p>4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CHlI6jCUYAAOlbq.png" xlink:type="simple">https://pbs.twimg.com/media/CHlI6jCUYAAOlbq.pn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610465687799074817" xlink:type="simple">610465687799074817</text:a></text:p>
          </table:table-cell>
          <table:table-cell office:value-type="string" calcext:value-type="string">
            <text:p>EV owners rock! http://t.co/qaX7Poolle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6-15T15:15:36.000Z</text:p>
          </table:table-cell>
          <table:table-cell office:value-type="string" calcext:value-type="string">
            <text:p>Mon Jun 15 15:15:36 +0000 2015</text:p>
          </table:table-cell>
          <table:table-cell office:value-type="float" office:value="361" calcext:value-type="float">
            <text:p>36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CHjPTVRVAAAUVD_.jpg" xlink:type="simple">https://pbs.twimg.com/media/CHjPTVRVAAAUVD_.jpg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twitter.com/Tesla/status/609779971347759104" xlink:type="simple">609779971347759104</text:a></text:p>
          </table:table-cell>
          <table:table-cell office:value-type="string" calcext:value-type="string">
            <text:p>Views from a Model S: Golden Gate Bridge #SanFrancisco</text:p>
            <text:p>https://t.co/3a6thCZo0p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6-13T17:50:48.000Z</text:p>
          </table:table-cell>
          <table:table-cell office:value-type="string" calcext:value-type="string">
            <text:p>Sat Jun 13 17:50:48 +0000 2015</text:p>
          </table:table-cell>
          <table:table-cell office:value-type="float" office:value="191" calcext:value-type="float">
            <text:p>191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 office:value-type="string" calcext:value-type="string">
            <text:p><text:a xlink:href="https://amp.twimg.com/v/3e9096a3-dfcd-4291-b991-3b6f60ec4f2a" xlink:type="simple">https://amp.twimg.com/v/3e9096a3-dfcd-4291-b991-3b6f60ec4f2a </text:a>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a xlink:href="https://twitter.com/Tesla/status/609376061697101824" xlink:type="simple">609376061697101824</text:a></text:p>
          </table:table-cell>
          <table:table-cell office:value-type="string" calcext:value-type="string">
            <text:p>1.200 km. €0 spent on gas. Watch Model S drivers cross Germany using #Superchargers only.</text:p>
            <text:p>https://t.co/sivYSsvVwq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6-12T15:05:49.000Z</text:p>
          </table:table-cell>
          <table:table-cell office:value-type="string" calcext:value-type="string">
            <text:p>Fri Jun 12 15:05:49 +0000 2015</text:p>
          </table:table-cell>
          <table:table-cell office:value-type="float" office:value="353" calcext:value-type="float">
            <text:p>353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 office:value-type="string" calcext:value-type="string">
            <text:p><text:a xlink:href="https://amp.twimg.com/v/134723e1-885e-4e6e-952b-fda624bcdd87" xlink:type="simple">https://amp.twimg.com/v/134723e1-885e-4e6e-952b-fda624bcdd87 </text:a>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a xlink:href="https://twitter.com/Tesla/status/609037024692047872" xlink:type="simple">609037024692047872</text:a></text:p>
          </table:table-cell>
          <table:table-cell office:value-type="string" calcext:value-type="string">
            <text:p>Watch Model S P85D race against one of Greenwich Polo Club’s fastest ponies. #horsepower</text:p>
            <text:p>https://t.co/gryNkpNDwT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6-11T16:38:36.000Z</text:p>
          </table:table-cell>
          <table:table-cell office:value-type="string" calcext:value-type="string">
            <text:p>Thu Jun 11 16:38:36 +0000 2015</text:p>
          </table:table-cell>
          <table:table-cell office:value-type="float" office:value="233" calcext:value-type="float">
            <text:p>233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 office:value-type="string" calcext:value-type="string">
            <text:p><text:a xlink:href="https://amp.twimg.com/v/56c97f45-8fa6-44a4-9255-4af025399979" xlink:type="simple">https://amp.twimg.com/v/56c97f45-8fa6-44a4-9255-4af025399979 </text:a>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608731937130184705" xlink:type="simple">608731937130184705</text:a></text:p>
          </table:table-cell>
          <table:table-cell office:value-type="string" calcext:value-type="string">
            <text:p>Look who stopped by our Bridgeport Village pop-up. Free scoops by @BenJerrysWest until 3pm, get over here! #PDX http://t.co/mgiC01bOtd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6-10T20:26:18.000Z</text:p>
          </table:table-cell>
          <table:table-cell office:value-type="string" calcext:value-type="string">
            <text:p>Wed Jun 10 20:26:18 +0000 2015</text:p>
          </table:table-cell>
          <table:table-cell office:value-type="float" office:value="135" calcext:value-type="float">
            <text:p>1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CHKmeKgVIAAfIfs.jpg" xlink:type="simple">https://pbs.twimg.com/media/CHKmeKgVIAAfIfs.jp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608661460730822656" xlink:type="simple">608661460730822656</text:a></text:p>
          </table:table-cell>
          <table:table-cell office:value-type="string" calcext:value-type="string">
            <text:p>Model S owners wake up fully charged. No detours, thanks to home charging. #Tesla http://t.co/eI7fo7MS9F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6-10T15:46:15.000Z</text:p>
          </table:table-cell>
          <table:table-cell office:value-type="string" calcext:value-type="string">
            <text:p>Wed Jun 10 15:46:15 +0000 2015</text:p>
          </table:table-cell>
          <table:table-cell office:value-type="float" office:value="371" calcext:value-type="float">
            <text:p>371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www.percolate.com" rel="nofollow"&gt;Percolate&lt;/a&gt;</text:p>
          </table:table-cell>
          <table:table-cell office:value-type="string" calcext:value-type="string">
            <text:p>Twee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CHJmX6LUYAAmzoN.jpg" xlink:type="simple">https://pbs.twimg.com/media/CHJmX6LUYAAmzoN.jp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608329651375775744" xlink:type="simple">608329651375775744</text:a></text:p>
          </table:table-cell>
          <table:table-cell office:value-type="string" calcext:value-type="string">
            <text:p>10 things you may not know about Model S P85D - by @CRcars. http://t.co/onIiTyPK3P http://t.co/t1KKzbPrhw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6-09T17:47:45.000Z</text:p>
          </table:table-cell>
          <table:table-cell office:value-type="string" calcext:value-type="string">
            <text:p>Tue Jun 09 17:47:45 +0000 2015</text:p>
          </table:table-cell>
          <table:table-cell office:value-type="float" office:value="346" calcext:value-type="float">
            <text:p>346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 office:value-type="string" calcext:value-type="string">
            <text:p><text:a xlink:href="http://ts.la/fw" xlink:type="simple">http://ts.la/fw </text:a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CHE4mBwXIAAzs-E.jpg" xlink:type="simple">https://pbs.twimg.com/media/CHE4mBwXIAAzs-E.jp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607589555760283648" xlink:type="simple">607589555760283648</text:a></text:p>
          </table:table-cell>
          <table:table-cell office:value-type="string" calcext:value-type="string">
            <text:p>If there’s electricity you can charge. 4 skiers drove a Tesla into the unknown... http://t.co/Il31RUsv1V http://t.co/Ip0t0vZmzf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6-07T16:46:53.000Z</text:p>
          </table:table-cell>
          <table:table-cell office:value-type="string" calcext:value-type="string">
            <text:p>Sun Jun 07 16:46:53 +0000 2015</text:p>
          </table:table-cell>
          <table:table-cell office:value-type="float" office:value="317" calcext:value-type="float">
            <text:p>317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 office:value-type="string" calcext:value-type="string">
            <text:p><text:a xlink:href="http://www.teslamotors.com/customer-stories/charging-north" xlink:type="simple">http://www.teslamotors.com/customer-stories/charging-north 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CG6Xex5U8AEzlsT.jpg" xlink:type="simple">https://pbs.twimg.com/media/CG6Xex5U8AEzlsT.jpg</text:a></text:p>
          </table:table-cell>
          <table:table-cell office:value-type="string" calcext:value-type="string">
            <text:p><text:a xlink:href="https://pbs.twimg.com/media/CG6XeKMUkAEIxoh.jpg" xlink:type="simple">https://pbs.twimg.com/media/CG6XeKMUkAEIxoh.jpg</text:a></text:p>
          </table:table-cell>
          <table:table-cell office:value-type="string" calcext:value-type="string">
            <text:p><text:a xlink:href="https://pbs.twimg.com/media/CG6XebMUAAE_s1h.jpg" xlink:type="simple">https://pbs.twimg.com/media/CG6XebMUAAE_s1h.jpg</text:a></text:p>
          </table:table-cell>
          <table:table-cell office:value-type="string" calcext:value-type="string">
            <text:p><text:a xlink:href="https://pbs.twimg.com/media/CG6XakfU8AA4LDQ.jpg" xlink:type="simple">https://pbs.twimg.com/media/CG6XakfU8AA4LDQ.jpg</text:a></text:p>
          </table:table-cell>
        </table:table-row>
        <table:table-row table:style-name="ro1">
          <table:table-cell office:value-type="string" calcext:value-type="string">
            <text:p><text:a xlink:href="https://twitter.com/Tesla/status/606965730416803840" xlink:type="simple">606965730416803840</text:a></text:p>
          </table:table-cell>
          <table:table-cell office:value-type="string" calcext:value-type="string">
            <text:p>RT @donnyosmond Taking a road trip with my son and we are loving the fact that we aren't using a drop of gasoline. http://t.co/chiv03OpW1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6-05T23:28:01.000Z</text:p>
          </table:table-cell>
          <table:table-cell office:value-type="string" calcext:value-type="string">
            <text:p>Fri Jun 05 23:28:01 +0000 2015</text:p>
          </table:table-cell>
          <table:table-cell office:value-type="float" office:value="471" calcext:value-type="float">
            <text:p>471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CGxgHZcUcAAoAuL.jpg" xlink:type="simple">https://pbs.twimg.com/media/CGxgHZcUcAAoAuL.jp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606491126447489024" xlink:type="simple">606491126447489024</text:a></text:p>
          </table:table-cell>
          <table:table-cell office:value-type="string" calcext:value-type="string">
            <text:p>Model S in charging-mode? Put yourself in relax-mode. The Tesla app will tell you when it’s ready to go. http://t.co/XVjO2cLUqE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6-04T16:02:07.000Z</text:p>
          </table:table-cell>
          <table:table-cell office:value-type="string" calcext:value-type="string">
            <text:p>Thu Jun 04 16:02:07 +0000 2015</text:p>
          </table:table-cell>
          <table:table-cell office:value-type="float" office:value="358" calcext:value-type="float">
            <text:p>358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CGqwdz7UQAAR4Ez.jpg" xlink:type="simple">https://pbs.twimg.com/media/CGqwdz7UQAAR4Ez.jp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606353172886601728" xlink:type="simple">606353172886601728</text:a></text:p>
          </table:table-cell>
          <table:table-cell office:value-type="string" calcext:value-type="string">
            <text:p>@STRETCHartist Looking good! Congrats!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6-04T06:53:56.000Z</text:p>
          </table:table-cell>
          <table:table-cell office:value-type="string" calcext:value-type="string">
            <text:p>Thu Jun 04 06:53:56 +0000 201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605917510001491968" xlink:type="simple">605917510001491968</text:a></text:p>
          </table:table-cell>
          <table:table-cell office:value-type="string" calcext:value-type="string">
            <text:p>How Tesla will change your life. @waitbutwhy got to the bottom of it: http://t.co/82et63AIIf http://t.co/2w1oMytNlq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6-03T02:02:46.000Z</text:p>
          </table:table-cell>
          <table:table-cell office:value-type="string" calcext:value-type="string">
            <text:p>Wed Jun 03 02:02:46 +0000 2015</text:p>
          </table:table-cell>
          <table:table-cell office:value-type="float" office:value="625" calcext:value-type="float">
            <text:p>625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 office:value-type="string" calcext:value-type="string">
            <text:p><text:a xlink:href="http://waitbutwhy.com/2015/06/how-tesla-will-change-your-life.html" xlink:type="simple">http://waitbutwhy.com/2015/06/how-tesla-will-change-your-life.html </text:a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CGimw3uUAAIWVkL.png" xlink:type="simple">https://pbs.twimg.com/media/CGimw3uUAAIWVkL.pn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605811225545408512" xlink:type="simple">605811225545408512</text:a></text:p>
          </table:table-cell>
          <table:table-cell office:value-type="string" calcext:value-type="string">
            <text:p>@recovergirl Absolutely. Everyone is welcome in our stores. Have a seat in the car and our team will tell you all about it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6-02T19:00:26.000Z</text:p>
          </table:table-cell>
          <table:table-cell office:value-type="string" calcext:value-type="string">
            <text:p>Tue Jun 02 19:00:26 +0000 201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605761102660501504" xlink:type="simple">605761102660501504</text:a></text:p>
          </table:table-cell>
          <table:table-cell office:value-type="string" calcext:value-type="string">
            <text:p>Smart charging. Every morning it's ready to go. #Tesla http://t.co/UoLBoEwT65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6-02T15:41:16.000Z</text:p>
          </table:table-cell>
          <table:table-cell office:value-type="string" calcext:value-type="string">
            <text:p>Tue Jun 02 15:41:16 +0000 2015</text:p>
          </table:table-cell>
          <table:table-cell office:value-type="float" office:value="413" calcext:value-type="float">
            <text:p>413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www.percolate.com" rel="nofollow"&gt;Percolate&lt;/a&gt;</text:p>
          </table:table-cell>
          <table:table-cell office:value-type="string" calcext:value-type="string">
            <text:p>Twee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CGgYgrQUcAAB_E7.jpg" xlink:type="simple">https://pbs.twimg.com/media/CGgYgrQUcAAB_E7.jp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605055216895954944" xlink:type="simple">605055216895954944</text:a></text:p>
          </table:table-cell>
          <table:table-cell office:value-type="string" calcext:value-type="string">
            <text:p>Maarten completely planned his #Tesla road trip with Trip Planner, while he enjoyed the ride: http://t.co/JNMOa5GXRU http://t.co/ovNxN1WISc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5-31T16:56:19.000Z</text:p>
          </table:table-cell>
          <table:table-cell office:value-type="string" calcext:value-type="string">
            <text:p>Sun May 31 16:56:19 +0000 2015</text:p>
          </table:table-cell>
          <table:table-cell office:value-type="float" office:value="190" calcext:value-type="float">
            <text:p>19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www.percolate.com" rel="nofollow"&gt;Percolate&lt;/a&gt;</text:p>
          </table:table-cell>
          <table:table-cell office:value-type="string" calcext:value-type="string">
            <text:p>Tweet</text:p>
          </table:table-cell>
          <table:table-cell office:value-type="string" calcext:value-type="string">
            <text:p><text:a xlink:href="http://ts.la/jr" xlink:type="simple">http://ts.la/jr </text:a>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CGWWg48U8AAXbCg.jpg" xlink:type="simple">https://pbs.twimg.com/media/CGWWg48U8AAXbCg.jp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604305261482795008" xlink:type="simple">604305261482795008</text:a></text:p>
          </table:table-cell>
          <table:table-cell office:value-type="string" calcext:value-type="string">
            <text:p>2 things to know about charging with Model S: anytime &amp;amp; anywhere. Check out your options: http://t.co/F9XzUIhcsq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5-29T15:16:16.000Z</text:p>
          </table:table-cell>
          <table:table-cell office:value-type="string" calcext:value-type="string">
            <text:p>Fri May 29 15:16:16 +0000 2015</text:p>
          </table:table-cell>
          <table:table-cell office:value-type="float" office:value="285" calcext:value-type="float">
            <text:p>285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www.percolate.com" rel="nofollow"&gt;Percolate&lt;/a&gt;</text:p>
          </table:table-cell>
          <table:table-cell office:value-type="string" calcext:value-type="string">
            <text:p>Tweet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CGLsbvfUUAAEyrt.jpg" xlink:type="simple">https://pbs.twimg.com/media/CGLsbvfUUAAEyrt.jp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603946902996942848" xlink:type="simple">603946902996942848</text:a></text:p>
          </table:table-cell>
          <table:table-cell office:value-type="string" calcext:value-type="string">
            <text:p>The Charging Challenge: these 4 drove Model S through the North Atlantic. Did they make it? http://t.co/jDxx3kzszQ http://t.co/8gnhfykpFL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5-28T15:32:17.000Z</text:p>
          </table:table-cell>
          <table:table-cell office:value-type="string" calcext:value-type="string">
            <text:p>Thu May 28 15:32:17 +0000 2015</text:p>
          </table:table-cell>
          <table:table-cell office:value-type="float" office:value="205" calcext:value-type="float">
            <text:p>205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www.percolate.com" rel="nofollow"&gt;Percolate&lt;/a&gt;</text:p>
          </table:table-cell>
          <table:table-cell office:value-type="string" calcext:value-type="string">
            <text:p>Tweet</text:p>
          </table:table-cell>
          <table:table-cell office:value-type="string" calcext:value-type="string">
            <text:p><text:a xlink:href="http://ts.la/t02" xlink:type="simple">http://ts.la/t02 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CGGmgiFVIAAs8oj.jpg" xlink:type="simple">https://pbs.twimg.com/media/CGGmgiFVIAAs8oj.jp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603682883274944512" xlink:type="simple">603682883274944512</text:a></text:p>
          </table:table-cell>
          <table:table-cell office:value-type="string" calcext:value-type="string">
            <text:p>Thanks @BenJerrysTour for sharing the new #SaveOurSwirled flavor with the Tesla Factory today. http://t.co/ybIHnewZfP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5-27T22:03:09.000Z</text:p>
          </table:table-cell>
          <table:table-cell office:value-type="string" calcext:value-type="string">
            <text:p>Wed May 27 22:03:09 +0000 2015</text:p>
          </table:table-cell>
          <table:table-cell office:value-type="float" office:value="369" calcext:value-type="float">
            <text:p>369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CGC2YgqUIAAgkNz.jpg" xlink:type="simple">https://pbs.twimg.com/media/CGC2YgqUIAAgkNz.jp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603620426481283072" xlink:type="simple">603620426481283072</text:a></text:p>
          </table:table-cell>
          <table:table-cell office:value-type="string" calcext:value-type="string">
            <text:p>Tesla’s Supercharger Network = Super International. April's Top 10 most used stations include CN, HK, NL, NO &amp;amp; US. http://t.co/KRUi1lNTJk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5-27T17:54:59.000Z</text:p>
          </table:table-cell>
          <table:table-cell office:value-type="string" calcext:value-type="string">
            <text:p>Wed May 27 17:54:59 +0000 2015</text:p>
          </table:table-cell>
          <table:table-cell office:value-type="float" office:value="515" calcext:value-type="float">
            <text:p>515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CGB9lCWUsAA3BLx.jpg" xlink:type="simple">https://pbs.twimg.com/media/CGB9lCWUsAA3BLx.jpg</text:a></text:p>
          </table:table-cell>
          <table:table-cell office:value-type="string" calcext:value-type="string">
            <text:p><text:a xlink:href="https://pbs.twimg.com/media/CGB9k2zUgAALQnp.jpg" xlink:type="simple">https://pbs.twimg.com/media/CGB9k2zUgAALQnp.jpg</text:a></text:p>
          </table:table-cell>
          <table:table-cell office:value-type="string" calcext:value-type="string">
            <text:p><text:a xlink:href="https://pbs.twimg.com/media/CGB9kllVEAANI-I.jpg" xlink:type="simple">https://pbs.twimg.com/media/CGB9kllVEAANI-I.jpg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twitter.com/Tesla/status/603455757758156801" xlink:type="simple">603455757758156801</text:a></text:p>
          </table:table-cell>
          <table:table-cell office:value-type="string" calcext:value-type="string">
            <text:p>@ChamonixECOcabs In Aosta: http://t.co/oUhDLwd3GL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5-27T07:00:38.000Z</text:p>
          </table:table-cell>
          <table:table-cell office:value-type="string" calcext:value-type="string">
            <text:p>Wed May 27 07:00:38 +0000 201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Reply</text:p>
          </table:table-cell>
          <table:table-cell office:value-type="string" calcext:value-type="string">
            <text:p><text:a xlink:href="http://ts.la/rs" xlink:type="simple">http://ts.la/rs </text:a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603455523246239744" xlink:type="simple">603455523246239744</text:a></text:p>
          </table:table-cell>
          <table:table-cell office:value-type="string" calcext:value-type="string">
            <text:p>@fabriazza In Aosta: http://t.co/oUhDLwd3GL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5-27T06:59:43.000Z</text:p>
          </table:table-cell>
          <table:table-cell office:value-type="string" calcext:value-type="string">
            <text:p>Wed May 27 06:59:43 +0000 201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Reply</text:p>
          </table:table-cell>
          <table:table-cell office:value-type="string" calcext:value-type="string">
            <text:p><text:a xlink:href="http://ts.la/rs" xlink:type="simple">http://ts.la/rs </text:a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603255041412222976" xlink:type="simple">603255041412222976</text:a></text:p>
          </table:table-cell>
          <table:table-cell office:value-type="string" calcext:value-type="string">
            <text:p>"Double your engines, double your fun.” P85D made @ArsTechnica giggle. http://t.co/WjgR9uYYwr http://t.co/U6rfpkg4aV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5-26T17:43:04.000Z</text:p>
          </table:table-cell>
          <table:table-cell office:value-type="string" calcext:value-type="string">
            <text:p>Tue May 26 17:43:04 +0000 2015</text:p>
          </table:table-cell>
          <table:table-cell office:value-type="float" office:value="258" calcext:value-type="float">
            <text:p>258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 office:value-type="string" calcext:value-type="string">
            <text:p><text:a xlink:href="http://ts.la/h03" xlink:type="simple">http://ts.la/h03 </text:a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CF8xQ2GWoAEEztF.jpg" xlink:type="simple">https://pbs.twimg.com/media/CF8xQ2GWoAEEztF.jp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602901032478318592" xlink:type="simple">602901032478318592</text:a></text:p>
          </table:table-cell>
          <table:table-cell office:value-type="string" calcext:value-type="string">
            <text:p>@_nilswerner Hi Nils, can you follow us, so we can send you a DM? Thanks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5-25T18:16:22.000Z</text:p>
          </table:table-cell>
          <table:table-cell office:value-type="string" calcext:value-type="string">
            <text:p>Mon May 25 18:16:22 +0000 201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/download/iphone" rel="nofollow"&gt;Twitter for iPhone&lt;/a&gt;</text:p>
          </table:table-cell>
          <table:table-cell office:value-type="string" calcext:value-type="string">
            <text:p>Reply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602209447402991616" xlink:type="simple">602209447402991616</text:a></text:p>
          </table:table-cell>
          <table:table-cell office:value-type="string" calcext:value-type="string">
            <text:p>@rolfweiss Congrats! Thank you for joining the rEVolution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5-23T20:28:15.000Z</text:p>
          </table:table-cell>
          <table:table-cell office:value-type="string" calcext:value-type="string">
            <text:p>Sat May 23 20:28:15 +0000 201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602189559380746241" xlink:type="simple">602189559380746241</text:a></text:p>
          </table:table-cell>
          <table:table-cell office:value-type="string" calcext:value-type="string">
            <text:p>@Vincinto Great shot! Happy to hear you enjoyed the ride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5-23T19:09:13.000Z</text:p>
          </table:table-cell>
          <table:table-cell office:value-type="string" calcext:value-type="string">
            <text:p>Sat May 23 19:09:13 +0000 201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602153578216591360" xlink:type="simple">602153578216591360</text:a></text:p>
          </table:table-cell>
          <table:table-cell office:value-type="string" calcext:value-type="string">
            <text:p>It's always fun to be oil free. Meet the man behind one of the funniest number plates: Fredrik from Sweden. http://t.co/paSH0r53Kj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5-23T16:46:15.000Z</text:p>
          </table:table-cell>
          <table:table-cell office:value-type="string" calcext:value-type="string">
            <text:p>Sat May 23 16:46:15 +0000 2015</text:p>
          </table:table-cell>
          <table:table-cell office:value-type="float" office:value="905" calcext:value-type="float">
            <text:p>905</text:p>
          </table:table-cell>
          <table:table-cell office:value-type="float" office:value="548" calcext:value-type="float">
            <text:p>54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www.percolate.com" rel="nofollow"&gt;Percolate&lt;/a&gt;</text:p>
          </table:table-cell>
          <table:table-cell office:value-type="string" calcext:value-type="string">
            <text:p>Tweet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CFtHfSwUkAA6TyX.jpg" xlink:type="simple">https://pbs.twimg.com/media/CFtHfSwUkAA6TyX.jp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601842582667337728" xlink:type="simple">601842582667337728</text:a></text:p>
          </table:table-cell>
          <table:table-cell office:value-type="string" calcext:value-type="string">
            <text:p>@danellyn The grand opening is today. You can find us downtown Santa Barbara, across from The Canary Hotel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5-22T20:10:28.000Z</text:p>
          </table:table-cell>
          <table:table-cell office:value-type="string" calcext:value-type="string">
            <text:p>Fri May 22 20:10:28 +0000 201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601765041910718464" xlink:type="simple">601765041910718464</text:a></text:p>
          </table:table-cell>
          <table:table-cell office:value-type="string" calcext:value-type="string">
            <text:p>Just around the corner... RT @isaacalive_ the dream @TeslaMotors http://t.co/RT5hL6ff9x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5-22T15:02:20.000Z</text:p>
          </table:table-cell>
          <table:table-cell office:value-type="string" calcext:value-type="string">
            <text:p>Fri May 22 15:02:20 +0000 2015</text:p>
          </table:table-cell>
          <table:table-cell office:value-type="float" office:value="206" calcext:value-type="float">
            <text:p>206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CFnmHbvUEAAnwPw.jpg" xlink:type="simple">https://pbs.twimg.com/media/CFnmHbvUEAAnwPw.jp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601467223274749953" xlink:type="simple">601467223274749953</text:a></text:p>
          </table:table-cell>
          <table:table-cell office:value-type="string" calcext:value-type="string">
            <text:p>Yep RT @Erikmaag Wow we just got past by a Model S in the middle no where. Guess they really can go the distance http://t.co/VxrxyecrHG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5-21T19:18:55.000Z</text:p>
          </table:table-cell>
          <table:table-cell office:value-type="string" calcext:value-type="string">
            <text:p>Thu May 21 19:18:55 +0000 2015</text:p>
          </table:table-cell>
          <table:table-cell office:value-type="float" office:value="177" calcext:value-type="float">
            <text:p>17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CFjXQHDUMAIsrRu.jpg" xlink:type="simple">https://pbs.twimg.com/media/CFjXQHDUMAIsrRu.jp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601440162820722688" xlink:type="simple">601440162820722688</text:a></text:p>
          </table:table-cell>
          <table:table-cell office:value-type="string" calcext:value-type="string">
            <text:p>Model S at peace. #Supercharger Pic: John Klark. http://t.co/sqd4hbuXIh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5-21T17:31:23.000Z</text:p>
          </table:table-cell>
          <table:table-cell office:value-type="string" calcext:value-type="string">
            <text:p>Thu May 21 17:31:23 +0000 2015</text:p>
          </table:table-cell>
          <table:table-cell office:value-type="float" office:value="384" calcext:value-type="float">
            <text:p>384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CFi-o_GUMAEE9vh.jpg" xlink:type="simple">https://pbs.twimg.com/media/CFi-o_GUMAEE9vh.jp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601398613797896193" xlink:type="simple">601398613797896193</text:a></text:p>
          </table:table-cell>
          <table:table-cell office:value-type="string" calcext:value-type="string">
            <text:p>@ClarkeyCam @TheGroveHotel Enjoy! Don't forget to show us the video, in case the Go Pro makes it ;)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5-21T14:46:17.000Z</text:p>
          </table:table-cell>
          <table:table-cell office:value-type="string" calcext:value-type="string">
            <text:p>Thu May 21 14:46:17 +0000 201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600727691789205504" xlink:type="simple">600727691789205504</text:a></text:p>
          </table:table-cell>
          <table:table-cell office:value-type="string" calcext:value-type="string">
            <text:p>Shocking: "Fossil fuels subsidised by $10m a minute", says @IMFNews. http://t.co/Aoq0fu8a0C http://t.co/En6gcN81TX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5-19T18:20:17.000Z</text:p>
          </table:table-cell>
          <table:table-cell office:value-type="string" calcext:value-type="string">
            <text:p>Tue May 19 18:20:17 +0000 2015</text:p>
          </table:table-cell>
          <table:table-cell office:value-type="float" office:value="231" calcext:value-type="float">
            <text:p>231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 office:value-type="string" calcext:value-type="string">
            <text:p><text:a xlink:href="http://ts.la/h00" xlink:type="simple">http://ts.la/h00 </text:a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CFY2puYWAAAjssZ.png" xlink:type="simple">https://pbs.twimg.com/media/CFY2puYWAAAjssZ.pn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600696765524901888" xlink:type="simple">600696765524901888</text:a></text:p>
          </table:table-cell>
          <table:table-cell office:value-type="string" calcext:value-type="string">
            <text:p>"P85D truly feels like a paradigm shift in motoring." @BBC_TopGear http://t.co/DYD6z76mk4 http://t.co/MucVLzQ7Mk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5-19T16:17:23.000Z</text:p>
          </table:table-cell>
          <table:table-cell office:value-type="string" calcext:value-type="string">
            <text:p>Tue May 19 16:17:23 +0000 2015</text:p>
          </table:table-cell>
          <table:table-cell office:value-type="float" office:value="407" calcext:value-type="float">
            <text:p>407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 office:value-type="string" calcext:value-type="string">
            <text:p><text:a xlink:href="http://ts.la/ro" xlink:type="simple">http://ts.la/ro </text:a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CFYahmCWEAEFvL-.jpg" xlink:type="simple">https://pbs.twimg.com/media/CFYahmCWEAEFvL-.jpg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twitter.com/Tesla/status/600352601595576320" xlink:type="simple">600352601595576320</text:a></text:p>
          </table:table-cell>
          <table:table-cell office:value-type="string" calcext:value-type="string">
            <text:p>Views from a Model S: clean air. #Norway </text:p>
            <text:p>Photo by Reidar Retzius. http://t.co/vQykMi9m7T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5-18T17:29:48.000Z</text:p>
          </table:table-cell>
          <table:table-cell office:value-type="string" calcext:value-type="string">
            <text:p>Mon May 18 17:29:48 +0000 2015</text:p>
          </table:table-cell>
          <table:table-cell office:value-type="float" office:value="263" calcext:value-type="float">
            <text:p>263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CFThgl0UgAArZgU.jpg" xlink:type="simple">https://pbs.twimg.com/media/CFThgl0UgAArZgU.jp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600256525643476994" xlink:type="simple">600256525643476994</text:a></text:p>
          </table:table-cell>
          <table:table-cell office:value-type="string" calcext:value-type="string">
            <text:p>@fagdp Coming this year! http://t.co/KiBQbho5WX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5-18T11:08:02.000Z</text:p>
          </table:table-cell>
          <table:table-cell office:value-type="string" calcext:value-type="string">
            <text:p>Mon May 18 11:08:02 +0000 2015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CFSKIPMVIAACjXv.png" xlink:type="simple">https://pbs.twimg.com/media/CFSKIPMVIAACjXv.pn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599993778653409280" xlink:type="simple">599993778653409280</text:a></text:p>
          </table:table-cell>
          <table:table-cell office:value-type="string" calcext:value-type="string">
            <text:p>@SherSustainable Yes coming up this year! You can find our planned expansion here: http://t.co/owyRKH0pdP http://t.co/7Tr8AGg3AN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5-17T17:43:58.000Z</text:p>
          </table:table-cell>
          <table:table-cell office:value-type="string" calcext:value-type="string">
            <text:p>Sun May 17 17:43:58 +0000 2015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Reply</text:p>
          </table:table-cell>
          <table:table-cell office:value-type="string" calcext:value-type="string">
            <text:p><text:a xlink:href="http://ts.la/s00" xlink:type="simple">http://ts.la/s00 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CFObKRCWIAAmbMx.png" xlink:type="simple">https://pbs.twimg.com/media/CFObKRCWIAAmbMx.pn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599979875961872385" xlink:type="simple">599979875961872385</text:a></text:p>
          </table:table-cell>
          <table:table-cell office:value-type="string" calcext:value-type="string">
            <text:p>@KungFuBBQ Events in Scotland are coming up. Stay tuned!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5-17T16:48:44.000Z</text:p>
          </table:table-cell>
          <table:table-cell office:value-type="string" calcext:value-type="string">
            <text:p>Sun May 17 16:48:44 +0000 20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99979813919727616" xlink:type="simple">599979813919727616</text:a></text:p>
          </table:table-cell>
          <table:table-cell office:value-type="string" calcext:value-type="string">
            <text:p>@Im_Andra75 Events in Scotland are coming up. Stay tuned!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5-17T16:48:29.000Z</text:p>
          </table:table-cell>
          <table:table-cell office:value-type="string" calcext:value-type="string">
            <text:p>Sun May 17 16:48:29 +0000 20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99523935441526784" xlink:type="simple">599523935441526784</text:a></text:p>
          </table:table-cell>
          <table:table-cell office:value-type="string" calcext:value-type="string">
            <text:p>@s_michaelsen Great! There are over 35 Supercharger Stations in Germany now and more coming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5-16T10:36:59.000Z</text:p>
          </table:table-cell>
          <table:table-cell office:value-type="string" calcext:value-type="string">
            <text:p>Sat May 16 10:36:59 +0000 201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99279243374235649" xlink:type="simple">599279243374235649</text:a></text:p>
          </table:table-cell>
          <table:table-cell office:value-type="string" calcext:value-type="string">
            <text:p>@robbell1974 @deanslavnich Exciting! Send us a pic when it arrives. <text:s/>#BritishModelS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5-15T18:24:40.000Z</text:p>
          </table:table-cell>
          <table:table-cell office:value-type="string" calcext:value-type="string">
            <text:p>Fri May 15 18:24:40 +0000 201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99273990612525058" xlink:type="simple">599273990612525058</text:a></text:p>
          </table:table-cell>
          <table:table-cell office:value-type="string" calcext:value-type="string">
            <text:p>@DanaFPinkerton Fits right in. Thank you!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5-15T18:03:47.000Z</text:p>
          </table:table-cell>
          <table:table-cell office:value-type="string" calcext:value-type="string">
            <text:p>Fri May 15 18:03:47 +0000 201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99255996050087937" xlink:type="simple">599255996050087937</text:a></text:p>
          </table:table-cell>
          <table:table-cell office:value-type="string" calcext:value-type="string">
            <text:p>#insane One man's misson to make his #Tesla go faster. Meet the speed demon: http://t.co/jXyvik65wC via @mashable http://t.co/geEp3Q3Ivm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5-15T16:52:17.000Z</text:p>
          </table:table-cell>
          <table:table-cell office:value-type="string" calcext:value-type="string">
            <text:p>Fri May 15 16:52:17 +0000 2015</text:p>
          </table:table-cell>
          <table:table-cell office:value-type="float" office:value="292" calcext:value-type="float">
            <text:p>292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 office:value-type="string" calcext:value-type="string">
            <text:p><text:a xlink:href="http://ts.la/gW" xlink:type="simple">http://ts.la/gW </text:a>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CFD8JwsWIAIlXIX.jpg" xlink:type="simple">https://pbs.twimg.com/media/CFD8JwsWIAIlXIX.jp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599241769159647232" xlink:type="simple">599241769159647232</text:a></text:p>
          </table:table-cell>
          <table:table-cell office:value-type="string" calcext:value-type="string">
            <text:p>@proctortim Congrats! And thank you for doing the rEVolution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5-15T15:55:45.000Z</text:p>
          </table:table-cell>
          <table:table-cell office:value-type="string" calcext:value-type="string">
            <text:p>Fri May 15 15:55:45 +0000 20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98894765443256320" xlink:type="simple">598894765443256320</text:a></text:p>
          </table:table-cell>
          <table:table-cell office:value-type="string" calcext:value-type="string">
            <text:p>Model S tells it like it is. http://t.co/li3ltpJULD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5-14T16:56:53.000Z</text:p>
          </table:table-cell>
          <table:table-cell office:value-type="string" calcext:value-type="string">
            <text:p>Thu May 14 16:56:53 +0000 2015</text:p>
          </table:table-cell>
          <table:table-cell office:value-type="float" office:value="991" calcext:value-type="float">
            <text:p>991</text:p>
          </table:table-cell>
          <table:table-cell office:value-type="float" office:value="598" calcext:value-type="float">
            <text:p>59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CE-znXuUIAEUokd.jpg" xlink:type="simple">https://pbs.twimg.com/media/CE-znXuUIAEUokd.jp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598767392412594176" xlink:type="simple">598767392412594176</text:a></text:p>
          </table:table-cell>
          <table:table-cell office:value-type="string" calcext:value-type="string">
            <text:p>@deanslavnich Enjoy your ride and let us know what you think about #BritishModelS #P85D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5-14T08:30:45.000Z</text:p>
          </table:table-cell>
          <table:table-cell office:value-type="string" calcext:value-type="string">
            <text:p>Thu May 14 08:30:45 +0000 201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98594273966194689" xlink:type="simple">598594273966194689</text:a></text:p>
          </table:table-cell>
          <table:table-cell office:value-type="string" calcext:value-type="string">
            <text:p>"With Tesla Entering Market, Hopes for Home Batteries Grow.” Deep dive into #Powerwall by @nytimes. http://t.co/exbfyAqdMN #TeslaEnergy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5-13T21:02:50.000Z</text:p>
          </table:table-cell>
          <table:table-cell office:value-type="string" calcext:value-type="string">
            <text:p>Wed May 13 21:02:50 +0000 2015</text:p>
          </table:table-cell>
          <table:table-cell office:value-type="float" office:value="239" calcext:value-type="float">
            <text:p>239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 office:value-type="string" calcext:value-type="string">
            <text:p><text:a xlink:href="http://ts.la/tq" xlink:type="simple">http://ts.la/tq </text:a>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98180994651414528" xlink:type="simple">598180994651414528</text:a></text:p>
          </table:table-cell>
          <table:table-cell office:value-type="string" calcext:value-type="string">
            <text:p>.@CARandDRIVER names Model S 70D "Car of the 21st Century: new ultimate in 4-door sedan engineering &amp;amp; technology". http://t.co/sd8iU2dvmL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5-12T17:40:37.000Z</text:p>
          </table:table-cell>
          <table:table-cell office:value-type="string" calcext:value-type="string">
            <text:p>Tue May 12 17:40:37 +0000 2015</text:p>
          </table:table-cell>
          <table:table-cell office:value-type="float" office:value="274" calcext:value-type="float">
            <text:p>274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 office:value-type="string" calcext:value-type="string">
            <text:p><text:a xlink:href="http://ts.la/hq" xlink:type="simple">http://ts.la/hq </text:a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98180400729559040" xlink:type="simple">598180400729559040</text:a></text:p>
          </table:table-cell>
          <table:table-cell office:value-type="string" calcext:value-type="string">
            <text:p>@AndrewNoakes We couldn't agree more. #BritishModelS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5-12T17:38:15.000Z</text:p>
          </table:table-cell>
          <table:table-cell office:value-type="string" calcext:value-type="string">
            <text:p>Tue May 12 17:38:15 +0000 201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Reply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97800665646288896" xlink:type="simple">597800665646288896</text:a></text:p>
          </table:table-cell>
          <table:table-cell office:value-type="string" calcext:value-type="string">
            <text:p>@asagray Yes our customers get really creative with these. Shoot a pic and share it with us next time!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5-11T16:29:19.000Z</text:p>
          </table:table-cell>
          <table:table-cell office:value-type="string" calcext:value-type="string">
            <text:p>Mon May 11 16:29:19 +0000 20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97489262523772928" xlink:type="simple">597489262523772928</text:a></text:p>
          </table:table-cell>
          <table:table-cell office:value-type="string" calcext:value-type="string">
            <text:p>@JPetersHamburg Great to hear! What did you like most about the car?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5-10T19:51:55.000Z</text:p>
          </table:table-cell>
          <table:table-cell office:value-type="string" calcext:value-type="string">
            <text:p>Sun May 10 19:51:55 +0000 20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97095665840332801" xlink:type="simple">597095665840332801</text:a></text:p>
          </table:table-cell>
          <table:table-cell office:value-type="string" calcext:value-type="string">
            <text:p>@golfermichele Thank you for joining us!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5-09T17:47:54.000Z</text:p>
          </table:table-cell>
          <table:table-cell office:value-type="string" calcext:value-type="string">
            <text:p>Sat May 09 17:47:54 +0000 20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/download/iphone" rel="nofollow"&gt;Twitter for iPhone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97082915017744384" xlink:type="simple">597082915017744384</text:a></text:p>
          </table:table-cell>
          <table:table-cell office:value-type="string" calcext:value-type="string">
            <text:p>Views from a Model S: @SydOperaHouse. Pic by @heygents. #Tesla #Australia http://t.co/ShENgFEzeX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5-09T16:57:14.000Z</text:p>
          </table:table-cell>
          <table:table-cell office:value-type="string" calcext:value-type="string">
            <text:p>Sat May 09 16:57:14 +0000 2015</text:p>
          </table:table-cell>
          <table:table-cell office:value-type="float" office:value="383" calcext:value-type="float">
            <text:p>383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CElDvxpVAAA9Nyi.jpg" xlink:type="simple">https://pbs.twimg.com/media/CElDvxpVAAA9Nyi.jp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596721256088625152" xlink:type="simple">596721256088625152</text:a></text:p>
          </table:table-cell>
          <table:table-cell office:value-type="string" calcext:value-type="string">
            <text:p>@DaveRinSF More and more offices are also installing free EV charging, so you could also top off during the workday, if your work offers it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5-08T17:00:08.000Z</text:p>
          </table:table-cell>
          <table:table-cell office:value-type="string" calcext:value-type="string">
            <text:p>Fri May 08 17:00:08 +0000 2015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Reply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96718941789118464" xlink:type="simple">596718941789118464</text:a></text:p>
          </table:table-cell>
          <table:table-cell office:value-type="string" calcext:value-type="string">
            <text:p>@DaveRinSF Depending how far you commute in a day, you can easily top off at one of the public stations: http://t.co/o3R66qFDXv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5-08T16:50:56.000Z</text:p>
          </table:table-cell>
          <table:table-cell office:value-type="string" calcext:value-type="string">
            <text:p>Fri May 08 16:50:56 +0000 201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Reply</text:p>
          </table:table-cell>
          <table:table-cell office:value-type="string" calcext:value-type="string">
            <text:p><text:a xlink:href="http://recargo.com/" xlink:type="simple">http://recargo.com </text:a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96718839452282880" xlink:type="simple">596718839452282880</text:a></text:p>
          </table:table-cell>
          <table:table-cell office:value-type="string" calcext:value-type="string">
            <text:p>@DaveRinSF 270 miles of range + an extensive public charging network in the Bay Area makes owning Model S w/out home charging possible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5-08T16:50:32.000Z</text:p>
          </table:table-cell>
          <table:table-cell office:value-type="string" calcext:value-type="string">
            <text:p>Fri May 08 16:50:32 +0000 201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Reply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96681351547486208" xlink:type="simple">596681351547486208</text:a></text:p>
          </table:table-cell>
          <table:table-cell office:value-type="string" calcext:value-type="string">
            <text:p>@rschimka Enjoy! What does your son think about the car?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5-08T14:21:34.000Z</text:p>
          </table:table-cell>
          <table:table-cell office:value-type="string" calcext:value-type="string">
            <text:p>Fri May 08 14:21:34 +0000 201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96337373442666497" xlink:type="simple">596337373442666497</text:a></text:p>
          </table:table-cell>
          <table:table-cell office:value-type="string" calcext:value-type="string">
            <text:p>Brian drives #ModelS primarily because of environmental aspects. See why: http://t.co/8eESU0A64V - via @mashable http://t.co/QVsdC0TO5m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5-07T15:34:43.000Z</text:p>
          </table:table-cell>
          <table:table-cell office:value-type="string" calcext:value-type="string">
            <text:p>Thu May 07 15:34:43 +0000 2015</text:p>
          </table:table-cell>
          <table:table-cell office:value-type="float" office:value="165" calcext:value-type="float">
            <text:p>165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 office:value-type="string" calcext:value-type="string">
            <text:p><text:a xlink:href="http://ts.la/eb" xlink:type="simple">http://ts.la/eb </text:a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CEadrjNUgAApBTr.jpg" xlink:type="simple">https://pbs.twimg.com/media/CEadrjNUgAApBTr.jp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596046438129348609" xlink:type="simple">596046438129348609</text:a></text:p>
          </table:table-cell>
          <table:table-cell office:value-type="string" calcext:value-type="string">
            <text:p>@benoitx First US &amp;amp; EU deliveries will start this summer. Register here http://t.co/3iV88dCcz1 &amp;amp; we will follow up when we have more info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5-06T20:18:39.000Z</text:p>
          </table:table-cell>
          <table:table-cell office:value-type="string" calcext:value-type="string">
            <text:p>Wed May 06 20:18:39 +0000 201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Reply</text:p>
          </table:table-cell>
          <table:table-cell office:value-type="string" calcext:value-type="string">
            <text:p><text:a xlink:href="http://ts.la/aV" xlink:type="simple">http://ts.la/aV </text:a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<text:a xlink:href="https://twitter.com/Tesla/status/596019462471553025" xlink:type="simple">596019462471553025</text:a></text:p>
          </table:table-cell>
          <table:table-cell office:value-type="string" calcext:value-type="string">
            <text:p>Powerwall:</text:p>
            <text:p>- Stores solar energy for use when the sun isn’t shining.</text:p>
            <text:p>- Powers your home when rates are high. http://t.co/6alWOT9LE7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5-06T18:31:28.000Z</text:p>
          </table:table-cell>
          <table:table-cell office:value-type="string" calcext:value-type="string">
            <text:p>Wed May 06 18:31:28 +0000 2015</text:p>
          </table:table-cell>
          <table:table-cell office:value-type="float" office:value="687" calcext:value-type="float">
            <text:p>687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CEV8isfWEAAzQvC.jpg" xlink:type="simple">https://pbs.twimg.com/media/CEV8isfWEAAzQvC.jp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595681013143068673" xlink:type="simple">595681013143068673</text:a></text:p>
          </table:table-cell>
          <table:table-cell office:value-type="string" calcext:value-type="string">
            <text:p>@MarkHay Nice shot! Hope you had a good drive?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5-05T20:06:35.000Z</text:p>
          </table:table-cell>
          <table:table-cell office:value-type="string" calcext:value-type="string">
            <text:p>Tue May 05 20:06:35 +0000 20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95261592230633473" xlink:type="simple">595261592230633473</text:a></text:p>
          </table:table-cell>
          <table:table-cell office:value-type="string" calcext:value-type="string">
            <text:p>RT @easychargeme After driving #Tesla Model S we felt a need to share our view on #ElectricVehicles revolution. http://t.co/9XLvLas67V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5-04T16:19:57.000Z</text:p>
          </table:table-cell>
          <table:table-cell office:value-type="string" calcext:value-type="string">
            <text:p>Mon May 04 16:19:57 +0000 2015</text:p>
          </table:table-cell>
          <table:table-cell office:value-type="float" office:value="568" calcext:value-type="float">
            <text:p>568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CELLQ3sWEAAn0Ue.jpg" xlink:type="simple">https://pbs.twimg.com/media/CELLQ3sWEAAn0Ue.jp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594563434240413696" xlink:type="simple">594563434240413696</text:a></text:p>
          </table:table-cell>
          <table:table-cell office:value-type="string" calcext:value-type="string">
            <text:p>Lots of good energy during the introduction of #TeslaEnergy. Missed it? Watch the video: http://t.co/R2wPUYKK0h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5-02T18:05:43.000Z</text:p>
          </table:table-cell>
          <table:table-cell office:value-type="string" calcext:value-type="string">
            <text:p>Sat May 02 18:05:43 +0000 2015</text:p>
          </table:table-cell>
          <table:table-cell office:value-type="float" office:value="462" calcext:value-type="float">
            <text:p>462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 office:value-type="string" calcext:value-type="string">
            <text:p><text:a xlink:href="http://ts.la/bh" xlink:type="simple">http://ts.la/bh </text:a>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94146762794868736" xlink:type="simple">594146762794868736</text:a></text:p>
          </table:table-cell>
          <table:table-cell office:value-type="string" calcext:value-type="string">
            <text:p>RT @EnelXNA : It's official: we're partnering w/ @TeslaMotors on #energy #storage solutions for businesses: http://t.co/5RfXtQMYjx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5-01T14:30:01.000Z</text:p>
          </table:table-cell>
          <table:table-cell office:value-type="string" calcext:value-type="string">
            <text:p>Fri May 01 14:30:01 +0000 2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Retweet</text:p>
          </table:table-cell>
          <table:table-cell office:value-type="string" calcext:value-type="string">
            <text:p><text:a xlink:href="http://ow.ly/Mnnmb" xlink:type="simple">http://ow.ly/Mnnmb </text:a>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93997509715857408" xlink:type="simple">593997509715857408</text:a></text:p>
          </table:table-cell>
          <table:table-cell office:value-type="string" calcext:value-type="string">
            <text:p>Harness the energy with Powerwall, Tesla’s Home Battery. #TeslaEnergy http://t.co/N4yjJ1HETU http://t.co/kaTgcAS3zd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5-01T04:36:56.000Z</text:p>
          </table:table-cell>
          <table:table-cell office:value-type="string" calcext:value-type="string">
            <text:p>Fri May 01 04:36:56 +0000 2015</text:p>
          </table:table-cell>
          <table:table-cell office:value-type="float" office:value="1977" calcext:value-type="float">
            <text:p>1977</text:p>
          </table:table-cell>
          <table:table-cell office:value-type="float" office:value="2649" calcext:value-type="float">
            <text:p>264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 office:value-type="string" calcext:value-type="string">
            <text:p><text:a xlink:href="http://ts.la/be" xlink:type="simple">http://ts.la/be </text:a>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CD5NlnBVEAAJP9A.jpg" xlink:type="simple">https://pbs.twimg.com/media/CD5NlnBVEAAJP9A.jp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593996761170976768" xlink:type="simple">593996761170976768</text:a></text:p>
          </table:table-cell>
          <table:table-cell office:value-type="string" calcext:value-type="string">
            <text:p>"This entire night has been powered by batteries. <text:s/>This entire night, everything you are experiencing, is stored sunlight." - Elon Musk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5-01T04:33:58.000Z</text:p>
          </table:table-cell>
          <table:table-cell office:value-type="string" calcext:value-type="string">
            <text:p>Fri May 01 04:33:58 +0000 2015</text:p>
          </table:table-cell>
          <table:table-cell office:value-type="float" office:value="1370" calcext:value-type="float">
            <text:p>1370</text:p>
          </table:table-cell>
          <table:table-cell office:value-type="float" office:value="1028" calcext:value-type="float">
            <text:p>102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93995065355153408" xlink:type="simple">593995065355153408</text:a></text:p>
          </table:table-cell>
          <table:table-cell office:value-type="string" calcext:value-type="string">
            <text:p>Introducing #TeslaEnergy, a suite of batteries for homes, businesses, and utilities. http://t.co/HD7DbGRZPW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5-01T04:27:14.000Z</text:p>
          </table:table-cell>
          <table:table-cell office:value-type="string" calcext:value-type="string">
            <text:p>Fri May 01 04:27:14 +0000 2015</text:p>
          </table:table-cell>
          <table:table-cell office:value-type="float" office:value="1970" calcext:value-type="float">
            <text:p>1970</text:p>
          </table:table-cell>
          <table:table-cell office:value-type="float" office:value="2587" calcext:value-type="float">
            <text:p>258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CD5LXUeUEAETcTg.jpg" xlink:type="simple">https://pbs.twimg.com/media/CD5LXUeUEAETcTg.jp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593993548296429569" xlink:type="simple">593993548296429569</text:a></text:p>
          </table:table-cell>
          <table:table-cell office:value-type="string" calcext:value-type="string">
            <text:p>And we’re live: http://t.co/OSDIX3DSew #TeslaLive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5-01T04:21:12.000Z</text:p>
          </table:table-cell>
          <table:table-cell office:value-type="string" calcext:value-type="string">
            <text:p>Fri May 01 04:21:12 +0000 2015</text:p>
          </table:table-cell>
          <table:table-cell office:value-type="float" office:value="262" calcext:value-type="float">
            <text:p>262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 office:value-type="string" calcext:value-type="string">
            <text:p><text:a xlink:href="http://ts.la/ia" xlink:type="simple">http://ts.la/ia </text:a>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93990109029994496" xlink:type="simple">593990109029994496</text:a></text:p>
          </table:table-cell>
          <table:table-cell office:value-type="string" calcext:value-type="string">
            <text:p>Counting down to the big announcement. <text:s/>We feel a lot of good energy in the room! <text:s/>Tune in: http://t.co/OSDIX3DSew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5-01T04:07:32.000Z</text:p>
          </table:table-cell>
          <table:table-cell office:value-type="string" calcext:value-type="string">
            <text:p>Fri May 01 04:07:32 +0000 2015</text:p>
          </table:table-cell>
          <table:table-cell office:value-type="float" office:value="253" calcext:value-type="float">
            <text:p>253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 office:value-type="string" calcext:value-type="string">
            <text:p><text:a xlink:href="http://ts.la/ia" xlink:type="simple">http://ts.la/ia </text:a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93967805277413376" xlink:type="simple">593967805277413376</text:a></text:p>
          </table:table-cell>
          <table:table-cell office:value-type="string" calcext:value-type="string">
            <text:p>Your guesses will be answered, right here: http://t.co/OSDIX3DSew <text:s/>Stay tuned, the stream goes live around 8:45PM. #TeslaLive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5-01T02:38:54.000Z</text:p>
          </table:table-cell>
          <table:table-cell office:value-type="string" calcext:value-type="string">
            <text:p>Fri May 01 02:38:54 +0000 2015</text:p>
          </table:table-cell>
          <table:table-cell office:value-type="float" office:value="206" calcext:value-type="float">
            <text:p>206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 office:value-type="string" calcext:value-type="string">
            <text:p><text:a xlink:href="http://ts.la/ia" xlink:type="simple">http://ts.la/ia </text:a>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93828045766688768" xlink:type="simple">593828045766688768</text:a></text:p>
          </table:table-cell>
          <table:table-cell office:value-type="string" calcext:value-type="string">
            <text:p>2,000 million metric tons of CO2, is produced by electric power sector. That’s like burning 225 billion gallons of gas. Time for change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4-30T17:23:33.000Z</text:p>
          </table:table-cell>
          <table:table-cell office:value-type="string" calcext:value-type="string">
            <text:p>Thu Apr 30 17:23:33 +0000 2015</text:p>
          </table:table-cell>
          <table:table-cell office:value-type="float" office:value="579" calcext:value-type="float">
            <text:p>579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93827940347060224" xlink:type="simple">593827940347060224</text:a></text:p>
          </table:table-cell>
          <table:table-cell office:value-type="string" calcext:value-type="string">
            <text:p>Fact: Of all the fossil fuel consumed in the US, ⅓ is used in transportation and ⅓ goes to electricity production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4-30T17:23:08.000Z</text:p>
          </table:table-cell>
          <table:table-cell office:value-type="string" calcext:value-type="string">
            <text:p>Thu Apr 30 17:23:08 +0000 2015</text:p>
          </table:table-cell>
          <table:table-cell office:value-type="float" office:value="352" calcext:value-type="float">
            <text:p>352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93784457481564160" xlink:type="simple">593784457481564160</text:a></text:p>
          </table:table-cell>
          <table:table-cell office:value-type="string" calcext:value-type="string">
            <text:p>Join us today when we announce a new Tesla product line. Tune in live at 8pm PT: http://t.co/OSDIX3VtD6 #TeslaLive http://t.co/zu9tekWgn3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4-30T14:30:21.000Z</text:p>
          </table:table-cell>
          <table:table-cell office:value-type="string" calcext:value-type="string">
            <text:p>Thu Apr 30 14:30:21 +0000 2015</text:p>
          </table:table-cell>
          <table:table-cell office:value-type="float" office:value="940" calcext:value-type="float">
            <text:p>940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 office:value-type="string" calcext:value-type="string">
            <text:p><text:a xlink:href="http://ts.la/ia" xlink:type="simple">http://ts.la/ia </text:a>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CD2L0TwWEAAoxP9.jpg" xlink:type="simple">https://pbs.twimg.com/media/CD2L0TwWEAAoxP9.jp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593507466354167809" xlink:type="simple">593507466354167809</text:a></text:p>
          </table:table-cell>
          <table:table-cell office:value-type="string" calcext:value-type="string">
            <text:p>Did you know... the world consumes 20 trillion kWh of energy annually. This is enough to power a single home for 1.8 billion years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4-29T20:09:41.000Z</text:p>
          </table:table-cell>
          <table:table-cell office:value-type="string" calcext:value-type="string">
            <text:p>Wed Apr 29 20:09:41 +0000 2015</text:p>
          </table:table-cell>
          <table:table-cell office:value-type="float" office:value="352" calcext:value-type="float">
            <text:p>352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93447116170731522" xlink:type="simple">593447116170731522</text:a></text:p>
          </table:table-cell>
          <table:table-cell office:value-type="string" calcext:value-type="string">
            <text:p>@robertsinnott1 @mrgeorgell @bobbyllew Design your Model S here and find out: http://t.co/gi2O1GFKrD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4-29T16:09:52.000Z</text:p>
          </table:table-cell>
          <table:table-cell office:value-type="string" calcext:value-type="string">
            <text:p>Wed Apr 29 16:09:52 +0000 201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Reply</text:p>
          </table:table-cell>
          <table:table-cell office:value-type="string" calcext:value-type="string">
            <text:p><text:a xlink:href="http://ts.la/gP" xlink:type="simple">http://ts.la/gP </text:a>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93088880712294401" xlink:type="simple">593088880712294401</text:a></text:p>
          </table:table-cell>
          <table:table-cell office:value-type="string" calcext:value-type="string">
            <text:p>A Model S line up. Take your pick: http://t.co/bCeWurvWmP http://t.co/HVzdqoNxze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4-28T16:26:22.000Z</text:p>
          </table:table-cell>
          <table:table-cell office:value-type="string" calcext:value-type="string">
            <text:p>Tue Apr 28 16:26:22 +0000 2015</text:p>
          </table:table-cell>
          <table:table-cell office:value-type="float" office:value="429" calcext:value-type="float">
            <text:p>429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 office:value-type="string" calcext:value-type="string">
            <text:p><text:a xlink:href="http://ts.la/hb" xlink:type="simple">http://ts.la/hb 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CDsTMZtWYAAWl0H.jpg" xlink:type="simple">https://pbs.twimg.com/media/CDsTMZtWYAAWl0H.jp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592731925015613440" xlink:type="simple">592731925015613440</text:a></text:p>
          </table:table-cell>
          <table:table-cell office:value-type="string" calcext:value-type="string">
            <text:p>Over 1.200 km, €0 spend on gas and lots of fun along the way. #SuperchargerRally #Germany http://t.co/SDuCuEnXBZ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4-27T16:47:58.000Z</text:p>
          </table:table-cell>
          <table:table-cell office:value-type="string" calcext:value-type="string">
            <text:p>Mon Apr 27 16:47:58 +0000 2015</text:p>
          </table:table-cell>
          <table:table-cell office:value-type="float" office:value="357" calcext:value-type="float">
            <text:p>357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CDnOhfdWAAARc35.jpg" xlink:type="simple">https://pbs.twimg.com/media/CDnOhfdWAAARc35.jpg</text:a></text:p>
          </table:table-cell>
          <table:table-cell office:value-type="string" calcext:value-type="string">
            <text:p><text:a xlink:href="https://pbs.twimg.com/media/CDnOi0MWAAAhO8V.jpg" xlink:type="simple">https://pbs.twimg.com/media/CDnOi0MWAAAhO8V.jpg</text:a></text:p>
          </table:table-cell>
          <table:table-cell office:value-type="string" calcext:value-type="string">
            <text:p><text:a xlink:href="https://pbs.twimg.com/media/CDnOhbQWEAIkwi4.jpg" xlink:type="simple">https://pbs.twimg.com/media/CDnOhbQWEAIkwi4.jpg</text:a></text:p>
          </table:table-cell>
          <table:table-cell office:value-type="string" calcext:value-type="string">
            <text:p><text:a xlink:href="https://pbs.twimg.com/media/CDnOifbW8AAqYp2.jpg" xlink:type="simple">https://pbs.twimg.com/media/CDnOifbW8AAqYp2.jpg</text:a></text:p>
          </table:table-cell>
        </table:table-row>
        <table:table-row table:style-name="ro1">
          <table:table-cell office:value-type="string" calcext:value-type="string">
            <text:p><text:a xlink:href="https://twitter.com/Tesla/status/592029207544332289" xlink:type="simple">592029207544332289</text:a></text:p>
          </table:table-cell>
          <table:table-cell office:value-type="string" calcext:value-type="string">
            <text:p>A new Model S coast-to-coast record of 58 hours, 55 min. Who’s next? http://t.co/2PqFDVfpOd http://t.co/JvO8Nk1Gw4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4-25T18:15:37.000Z</text:p>
          </table:table-cell>
          <table:table-cell office:value-type="string" calcext:value-type="string">
            <text:p>Sat Apr 25 18:15:37 +0000 2015</text:p>
          </table:table-cell>
          <table:table-cell office:value-type="float" office:value="448" calcext:value-type="float">
            <text:p>448</text:p>
          </table:table-cell>
          <table:table-cell office:value-type="float" office:value="26942" calcext:value-type="float">
            <text:p>2694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 office:value-type="string" calcext:value-type="string">
            <text:p><text:a xlink:href="http://ts.la/eW" xlink:type="simple">http://ts.la/eW 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nimated_gif</text:p>
          </table:table-cell>
          <table:table-cell office:value-type="string" calcext:value-type="string">
            <text:p><text:a xlink:href="https://video.twimg.com/tweet_video/CDdPbTTWgAAzsMK.mp4" xlink:type="simple">https://video.twimg.com/tweet_video/CDdPbTTWgAAzsMK.mp4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592017107774218241" xlink:type="simple">592017107774218241</text:a></text:p>
          </table:table-cell>
          <table:table-cell office:value-type="string" calcext:value-type="string">
            <text:p>And… what is she like?! RT @ @deadmau5 Here she is! :) @TeslaMotors http://t.co/i8qplVY2LW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4-25T17:27:32.000Z</text:p>
          </table:table-cell>
          <table:table-cell office:value-type="string" calcext:value-type="string">
            <text:p>Sat Apr 25 17:27:32 +0000 2015</text:p>
          </table:table-cell>
          <table:table-cell office:value-type="float" office:value="733" calcext:value-type="float">
            <text:p>733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CDdEbA8WgAAfvnP.jpg" xlink:type="simple">https://pbs.twimg.com/media/CDdEbA8WgAAfvnP.jp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591647219289305088" xlink:type="simple">591647219289305088</text:a></text:p>
          </table:table-cell>
          <table:table-cell office:value-type="string" calcext:value-type="string">
            <text:p>Spotted: NERD on the German Autobahn. What would you put on your Model S? http://t.co/7oSzdZYFYN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4-24T16:57:44.000Z</text:p>
          </table:table-cell>
          <table:table-cell office:value-type="string" calcext:value-type="string">
            <text:p>Fri Apr 24 16:57:44 +0000 2015</text:p>
          </table:table-cell>
          <table:table-cell office:value-type="float" office:value="306" calcext:value-type="float">
            <text:p>306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CDX0Aq2XIAAavBB.jpg" xlink:type="simple">https://pbs.twimg.com/media/CDX0Aq2XIAAavBB.jp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591154844322365440" xlink:type="simple">591154844322365440</text:a></text:p>
          </table:table-cell>
          <table:table-cell office:value-type="string" calcext:value-type="string">
            <text:p>@mremilp Thank you for coming!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4-23T08:21:12.000Z</text:p>
          </table:table-cell>
          <table:table-cell office:value-type="string" calcext:value-type="string">
            <text:p>Thu Apr 23 08:21:12 +0000 20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/download/iphone" rel="nofollow"&gt;Twitter for iPhone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91107650563235840" xlink:type="simple">591107650563235840</text:a></text:p>
          </table:table-cell>
          <table:table-cell office:value-type="string" calcext:value-type="string">
            <text:p>Tesla fans gather for close up of Model S at the Shanghai Auto Show 2015. #Tesla #China http://t.co/2o9YmTuVrT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4-23T05:13:40.000Z</text:p>
          </table:table-cell>
          <table:table-cell office:value-type="string" calcext:value-type="string">
            <text:p>Thu Apr 23 05:13:40 +0000 2015</text:p>
          </table:table-cell>
          <table:table-cell office:value-type="float" office:value="282" calcext:value-type="float">
            <text:p>282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CDQJRltXIAEi-0C.jpg" xlink:type="simple">https://pbs.twimg.com/media/CDQJRltXIAEi-0C.jpg</text:a></text:p>
          </table:table-cell>
          <table:table-cell office:value-type="string" calcext:value-type="string">
            <text:p><text:a xlink:href="https://pbs.twimg.com/media/CDQJRRCWMAAFpub.jpg" xlink:type="simple">https://pbs.twimg.com/media/CDQJRRCWMAAFpub.jpg</text:a></text:p>
          </table:table-cell>
          <table:table-cell office:value-type="string" calcext:value-type="string">
            <text:p><text:a xlink:href="https://pbs.twimg.com/media/CDQJRNPWYAAgRVV.jpg" xlink:type="simple">https://pbs.twimg.com/media/CDQJRNPWYAAgRVV.jpg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twitter.com/Tesla/status/590964090354278400" xlink:type="simple">590964090354278400</text:a></text:p>
          </table:table-cell>
          <table:table-cell office:value-type="string" calcext:value-type="string">
            <text:p>931M #ZeroEmission miles driven thanks to Tesla drivers. ( = 37.5K trips around the world!) #EarthDay http://t.co/EZz7wBWF8L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4-22T19:43:13.000Z</text:p>
          </table:table-cell>
          <table:table-cell office:value-type="string" calcext:value-type="string">
            <text:p>Wed Apr 22 19:43:13 +0000 2015</text:p>
          </table:table-cell>
          <table:table-cell office:value-type="float" office:value="503" calcext:value-type="float">
            <text:p>503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www.percolate.com" rel="nofollow"&gt;Percolate&lt;/a&gt;</text:p>
          </table:table-cell>
          <table:table-cell office:value-type="string" calcext:value-type="string">
            <text:p>Tweet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CDOGtX-UEAEdwnk.jpg" xlink:type="simple">https://pbs.twimg.com/media/CDOGtX-UEAEdwnk.jp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590930407547342849" xlink:type="simple">590930407547342849</text:a></text:p>
          </table:table-cell>
          <table:table-cell office:value-type="string" calcext:value-type="string">
            <text:p>Tesla drivers, together you saved over 42.4M gallons of gasoline worldwide. #ThankYou #EarthDay http://t.co/BLoEShjjMi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4-22T17:29:22.000Z</text:p>
          </table:table-cell>
          <table:table-cell office:value-type="string" calcext:value-type="string">
            <text:p>Wed Apr 22 17:29:22 +0000 2015</text:p>
          </table:table-cell>
          <table:table-cell office:value-type="float" office:value="868" calcext:value-type="float">
            <text:p>868</text:p>
          </table:table-cell>
          <table:table-cell office:value-type="float" office:value="743" calcext:value-type="float">
            <text:p>74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CDNoEjoW4AAcpTe.jpg" xlink:type="simple">https://pbs.twimg.com/media/CDNoEjoW4AAcpTe.jp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590905255451348992" xlink:type="simple">590905255451348992</text:a></text:p>
          </table:table-cell>
          <table:table-cell office:value-type="string" calcext:value-type="string">
            <text:p>Congrats! RT @NMould @TeslaMotors On #EarthDay 2011 you delivered my Tesla Roadster, 4 years of smiles later and never a drop of gas!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4-22T15:49:26.000Z</text:p>
          </table:table-cell>
          <table:table-cell office:value-type="string" calcext:value-type="string">
            <text:p>Wed Apr 22 15:49:26 +0000 2015</text:p>
          </table:table-cell>
          <table:table-cell office:value-type="float" office:value="140" calcext:value-type="float">
            <text:p>1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90904608274415616" xlink:type="simple">590904608274415616</text:a></text:p>
          </table:table-cell>
          <table:table-cell office:value-type="string" calcext:value-type="string">
            <text:p>@deadmau5 Congrats! Enjoy your #ZeroEmissions ride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4-22T15:46:51.000Z</text:p>
          </table:table-cell>
          <table:table-cell office:value-type="string" calcext:value-type="string">
            <text:p>Wed Apr 22 15:46:51 +0000 2015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Reply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90904544659382272" xlink:type="simple">590904544659382272</text:a></text:p>
          </table:table-cell>
          <table:table-cell office:value-type="string" calcext:value-type="string">
            <text:p>RT @deadmau5 Got the @TeslaMotors P85D just in time for #EarthDay :) should offset my carbon karma a little! http://t.co/1bOPFLpxhh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4-22T15:46:36.000Z</text:p>
          </table:table-cell>
          <table:table-cell office:value-type="string" calcext:value-type="string">
            <text:p>Wed Apr 22 15:46:36 +0000 2015</text:p>
          </table:table-cell>
          <table:table-cell office:value-type="float" office:value="305" calcext:value-type="float">
            <text:p>305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CDNQjTiWYAECojs.jpg" xlink:type="simple">https://pbs.twimg.com/media/CDNQjTiWYAECojs.jp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589842575680475137" xlink:type="simple">589842575680475137</text:a></text:p>
          </table:table-cell>
          <table:table-cell office:value-type="string" calcext:value-type="string">
            <text:p>Cool! RT @andrewket Awesome aerial pic from @TeslaRoadTrip Reach the Beach! 56 @TeslaMotors (3 Roadsters 53 Model S) http://t.co/HtwBSUnIrk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4-19T17:26:43.000Z</text:p>
          </table:table-cell>
          <table:table-cell office:value-type="string" calcext:value-type="string">
            <text:p>Sun Apr 19 17:26:43 +0000 2015</text:p>
          </table:table-cell>
          <table:table-cell office:value-type="float" office:value="475" calcext:value-type="float">
            <text:p>475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CC-KslSW4AIfMW6.jpg" xlink:type="simple">https://pbs.twimg.com/media/CC-KslSW4AIfMW6.jp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589478794882326528" xlink:type="simple">589478794882326528</text:a></text:p>
          </table:table-cell>
          <table:table-cell office:value-type="string" calcext:value-type="string">
            <text:p>Brand new Store &amp;amp; Service Center in Shanghai Hongqiao. #Tesla #China http://t.co/bbsSksbZT7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4-18T17:21:11.000Z</text:p>
          </table:table-cell>
          <table:table-cell office:value-type="string" calcext:value-type="string">
            <text:p>Sat Apr 18 17:21:11 +0000 2015</text:p>
          </table:table-cell>
          <table:table-cell office:value-type="float" office:value="1245" calcext:value-type="float">
            <text:p>1245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CC4_1wDWIAA2E0p.jpg" xlink:type="simple">https://pbs.twimg.com/media/CC4_1wDWIAA2E0p.jp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589154942725844992" xlink:type="simple">589154942725844992</text:a></text:p>
          </table:table-cell>
          <table:table-cell office:value-type="string" calcext:value-type="string">
            <text:p>RT @RJMGLENLAKE 1yr ago today I bought my @TeslaMotors. Best car decision EVER! http://t.co/wh3q6l15uI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4-17T19:54:18.000Z</text:p>
          </table:table-cell>
          <table:table-cell office:value-type="string" calcext:value-type="string">
            <text:p>Fri Apr 17 19:54:18 +0000 2015</text:p>
          </table:table-cell>
          <table:table-cell office:value-type="float" office:value="267" calcext:value-type="float">
            <text:p>267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CC0ZTEvUEAAbHSr.jpg" xlink:type="simple">https://pbs.twimg.com/media/CC0ZTEvUEAAbHSr.jp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588789703798870016" xlink:type="simple">588789703798870016</text:a></text:p>
          </table:table-cell>
          <table:table-cell office:value-type="string" calcext:value-type="string">
            <text:p>@runemehlum Hi Rune, can you DM us your email address? Thank you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4-16T19:42:59.000Z</text:p>
          </table:table-cell>
          <table:table-cell office:value-type="string" calcext:value-type="string">
            <text:p>Thu Apr 16 19:42:59 +0000 20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88786880491159554" xlink:type="simple">588786880491159554</text:a></text:p>
          </table:table-cell>
          <table:table-cell office:value-type="string" calcext:value-type="string">
            <text:p>Meet Wolverine, Professor X, Iceman, Beast from the Tesla Factory: http://t.co/xpsOqkptKS http://t.co/04KeC6EzkQ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4-16T19:31:46.000Z</text:p>
          </table:table-cell>
          <table:table-cell office:value-type="string" calcext:value-type="string">
            <text:p>Thu Apr 16 19:31:46 +0000 2015</text:p>
          </table:table-cell>
          <table:table-cell office:value-type="float" office:value="389" calcext:value-type="float">
            <text:p>389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 office:value-type="string" calcext:value-type="string">
            <text:p><text:a xlink:href="http://ts.la/sT" xlink:type="simple">http://ts.la/sT 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CCvKjCUWYAAKMJc.png" xlink:type="simple">https://pbs.twimg.com/media/CCvKjCUWYAAKMJc.pn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588441995674136576" xlink:type="simple">588441995674136576</text:a></text:p>
          </table:table-cell>
          <table:table-cell office:value-type="string" calcext:value-type="string">
            <text:p>RT @DavidKWilliams : @TeslaMotors has the most customer centric service &amp;amp; support that I have ever experienced by any co for any prod. TU 4 setting THE standard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4-15T20:41:19.000Z</text:p>
          </table:table-cell>
          <table:table-cell office:value-type="string" calcext:value-type="string">
            <text:p>Wed Apr 15 20:41:19 +0000 2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Retweet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88441908042596354" xlink:type="simple">588441908042596354</text:a></text:p>
          </table:table-cell>
          <table:table-cell office:value-type="string" calcext:value-type="string">
            <text:p>@DavidKWilliams Everything for our owners and a #ZeroEmissions future. Thank you for being part of this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4-15T20:40:58.000Z</text:p>
          </table:table-cell>
          <table:table-cell office:value-type="string" calcext:value-type="string">
            <text:p>Wed Apr 15 20:40:58 +0000 2015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Reply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88396161456857088" xlink:type="simple">588396161456857088</text:a></text:p>
          </table:table-cell>
          <table:table-cell office:value-type="string" calcext:value-type="string">
            <text:p>Putting gas stations behind us. Moving forward to a zero emissions future. http://t.co/ARedbqBRzN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4-15T17:39:11.000Z</text:p>
          </table:table-cell>
          <table:table-cell office:value-type="string" calcext:value-type="string">
            <text:p>Wed Apr 15 17:39:11 +0000 2015</text:p>
          </table:table-cell>
          <table:table-cell office:value-type="float" office:value="795" calcext:value-type="float">
            <text:p>795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CCpnMK-WYAAZAbf.jpg" xlink:type="simple">https://pbs.twimg.com/media/CCpnMK-WYAAZAbf.jp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588303240946720768" xlink:type="simple">588303240946720768</text:a></text:p>
          </table:table-cell>
          <table:table-cell office:value-type="string" calcext:value-type="string">
            <text:p>@AzboyNL Zitten, voelen, spelen met het 17-inch touch screen. Het mag allemaal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4-15T11:29:57.000Z</text:p>
          </table:table-cell>
          <table:table-cell office:value-type="string" calcext:value-type="string">
            <text:p>Wed Apr 15 11:29:57 +0000 20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88006562473574401" xlink:type="simple">588006562473574401</text:a></text:p>
          </table:table-cell>
          <table:table-cell office:value-type="string" calcext:value-type="string">
            <text:p>@JLagerwaard Veel plezier! We zien je graag op onze stand, daar ligt nog een kleine verrassing voor je klaar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4-14T15:51:03.000Z</text:p>
          </table:table-cell>
          <table:table-cell office:value-type="string" calcext:value-type="string">
            <text:p>Tue Apr 14 15:51:03 +0000 20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87186004995481601" xlink:type="simple">587186004995481601</text:a></text:p>
          </table:table-cell>
          <table:table-cell office:value-type="string" calcext:value-type="string">
            <text:p>@IbrahimK24 Hi, can you DM us your email and phone number then we will contact you soon to plan a test drive in your dream car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4-12T09:30:27.000Z</text:p>
          </table:table-cell>
          <table:table-cell office:value-type="string" calcext:value-type="string">
            <text:p>Sun Apr 12 09:30:27 +0000 201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86934595905462272" xlink:type="simple">586934595905462272</text:a></text:p>
          </table:table-cell>
          <table:table-cell office:value-type="string" calcext:value-type="string">
            <text:p>"More range &amp;amp; extra standard features. 70D's price tag is actually a bargain.” @automobilemag http://t.co/VaTmRDIxuZ http://t.co/liK73Jn7gC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4-11T16:51:27.000Z</text:p>
          </table:table-cell>
          <table:table-cell office:value-type="string" calcext:value-type="string">
            <text:p>Sat Apr 11 16:51:27 +0000 2015</text:p>
          </table:table-cell>
          <table:table-cell office:value-type="float" office:value="376" calcext:value-type="float">
            <text:p>376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www.percolate.com" rel="nofollow"&gt;Percolate&lt;/a&gt;</text:p>
          </table:table-cell>
          <table:table-cell office:value-type="string" calcext:value-type="string">
            <text:p>Tweet</text:p>
          </table:table-cell>
          <table:table-cell office:value-type="string" calcext:value-type="string">
            <text:p><text:a xlink:href="http://ts.la/gG" xlink:type="simple">http://ts.la/gG </text:a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CCU157SVIAAhSqT.jpg" xlink:type="simple">https://pbs.twimg.com/media/CCU157SVIAAhSqT.jp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586194897855721472" xlink:type="simple">586194897855721472</text:a></text:p>
          </table:table-cell>
          <table:table-cell office:value-type="string" calcext:value-type="string">
            <text:p>RT @Edmunds 2015 Tesla Model S P85D Sedan is one of the best cars in the world. Period. http://t.co/WMRgv8pyp6 http://t.co/odID4IzNHu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4-09T15:52:09.000Z</text:p>
          </table:table-cell>
          <table:table-cell office:value-type="string" calcext:value-type="string">
            <text:p>Thu Apr 09 15:52:09 +0000 2015</text:p>
          </table:table-cell>
          <table:table-cell office:value-type="float" office:value="385" calcext:value-type="float">
            <text:p>385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 office:value-type="string" calcext:value-type="string">
            <text:p><text:a xlink:href="http://edmu.in/1CUTgGM" xlink:type="simple">http://edmu.in/1CUTgGM </text:a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CCKVJyJW0AAO3D_.jpg" xlink:type="simple">https://pbs.twimg.com/media/CCKVJyJW0AAO3D_.jp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585874569514328065" xlink:type="simple">585874569514328065</text:a></text:p>
          </table:table-cell>
          <table:table-cell office:value-type="string" calcext:value-type="string">
            <text:p>Clean energy revolution is ahead of schedule. http://t.co/rlEBYa01Cz via @BV http://t.co/OPfANmQnJC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4-08T18:39:17.000Z</text:p>
          </table:table-cell>
          <table:table-cell office:value-type="string" calcext:value-type="string">
            <text:p>Wed Apr 08 18:39:17 +0000 2015</text:p>
          </table:table-cell>
          <table:table-cell office:value-type="float" office:value="443" calcext:value-type="float">
            <text:p>443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 office:value-type="string" calcext:value-type="string">
            <text:p><text:a xlink:href="http://bv.ms/1CURBRD" xlink:type="simple">http://bv.ms/1CURBRD </text:a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CCFx0OyW8AEReFo.png" xlink:type="simple">https://pbs.twimg.com/media/CCFx0OyW8AEReFo.pn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585788937953751040" xlink:type="simple">585788937953751040</text:a></text:p>
          </table:table-cell>
          <table:table-cell office:value-type="string" calcext:value-type="string">
            <text:p>@allambgaming Just click on "Paint", so you can see them all and pick your favorite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4-08T12:59:00.000Z</text:p>
          </table:table-cell>
          <table:table-cell office:value-type="string" calcext:value-type="string">
            <text:p>Wed Apr 08 12:59:00 +0000 201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85788393491210240" xlink:type="simple">585788393491210240</text:a></text:p>
          </table:table-cell>
          <table:table-cell office:value-type="string" calcext:value-type="string">
            <text:p>@thebrianfink @Urvaksh Yes we are. You can design your Model S in our Design Studio: http://t.co/Wairr7A22v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4-08T12:56:51.000Z</text:p>
          </table:table-cell>
          <table:table-cell office:value-type="string" calcext:value-type="string">
            <text:p>Wed Apr 08 12:56:51 +0000 201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Reply</text:p>
          </table:table-cell>
          <table:table-cell office:value-type="string" calcext:value-type="string">
            <text:p><text:a xlink:href="http://ts.la/eN" xlink:type="simple">http://ts.la/eN </text:a>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85781610085224448" xlink:type="simple">585781610085224448</text:a></text:p>
          </table:table-cell>
          <table:table-cell office:value-type="string" calcext:value-type="string">
            <text:p>Warm silver, obsidian black, ocean blue. See the new Model S colors: http://t.co/Wairr7A22v http://t.co/WTqqoUIebs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4-08T12:29:53.000Z</text:p>
          </table:table-cell>
          <table:table-cell office:value-type="string" calcext:value-type="string">
            <text:p>Wed Apr 08 12:29:53 +0000 2015</text:p>
          </table:table-cell>
          <table:table-cell office:value-type="float" office:value="476" calcext:value-type="float">
            <text:p>476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 office:value-type="string" calcext:value-type="string">
            <text:p><text:a xlink:href="http://ts.la/eN" xlink:type="simple">http://ts.la/eN 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CCEdRSSWIAAyLOp.jpg" xlink:type="simple">https://pbs.twimg.com/media/CCEdRSSWIAAyLOp.jp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585778950351257600" xlink:type="simple">585778950351257600</text:a></text:p>
          </table:table-cell>
          <table:table-cell office:value-type="string" calcext:value-type="string">
            <text:p>Meet Model S 70D. Exceptional performance &amp;amp; value with AWD, 240 miles range + Supercharging. http://t.co/Mv2iVOQuwJ http://t.co/zjiXSrfIv3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4-08T12:19:19.000Z</text:p>
          </table:table-cell>
          <table:table-cell office:value-type="string" calcext:value-type="string">
            <text:p>Wed Apr 08 12:19:19 +0000 2015</text:p>
          </table:table-cell>
          <table:table-cell office:value-type="float" office:value="553" calcext:value-type="float">
            <text:p>553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 office:value-type="string" calcext:value-type="string">
            <text:p><text:a xlink:href="http://ts.la/rI" xlink:type="simple">http://ts.la/rI 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CCEa2dfWEAImiMz.jpg" xlink:type="simple">https://pbs.twimg.com/media/CCEa2dfWEAImiMz.jp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585137126712434688" xlink:type="simple">585137126712434688</text:a></text:p>
          </table:table-cell>
          <table:table-cell office:value-type="string" calcext:value-type="string">
            <text:p>@JeffAlberda @BjornNyland from Norway, can tell you all about winter driving with Model S. Check out his video: https://t.co/0i5qlO8ykb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4-06T17:48:56.000Z</text:p>
          </table:table-cell>
          <table:table-cell office:value-type="string" calcext:value-type="string">
            <text:p>Mon Apr 06 17:48:56 +0000 2015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Reply</text:p>
          </table:table-cell>
          <table:table-cell office:value-type="string" calcext:value-type="string">
            <text:p><text:a xlink:href="https://www.youtube.com/watch?v=fsLMlozXjhk" xlink:type="simple">https://www.youtube.com/watch?v=fsLMlozXjhk </text:a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85137036610375681" xlink:type="simple">585137036610375681</text:a></text:p>
          </table:table-cell>
          <table:table-cell office:value-type="string" calcext:value-type="string">
            <text:p>RT: @JeffAlberda any Tesla owners in cold climates like Edmonton Canada? 6 month winters. Lots of snow etc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4-06T17:48:35.000Z</text:p>
          </table:table-cell>
          <table:table-cell office:value-type="string" calcext:value-type="string">
            <text:p>Mon Apr 06 17:48:35 +0000 2015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83784002877689856" xlink:type="simple">583784002877689856</text:a></text:p>
          </table:table-cell>
          <table:table-cell office:value-type="string" calcext:value-type="string">
            <text:p>RT @LeilaniMunter : @Leviton I chose Model S for instant torque, sexy lines, low center of gravity, + suspension pkg = EV masterpiece and my way to say EFF OIL!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4-03T00:12:07.000Z</text:p>
          </table:table-cell>
          <table:table-cell office:value-type="string" calcext:value-type="string">
            <text:p>Fri Apr 03 00:12:07 +0000 2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Retwee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83676616653443072" xlink:type="simple">583676616653443072</text:a></text:p>
          </table:table-cell>
          <table:table-cell office:value-type="string" calcext:value-type="string">
            <text:p>Thanks for joining the rEVolution. "Tesla Model S owners love their cars the most of any owners." @GreenCarReports http://t.co/srVoBaF5EO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4-02T17:05:24.000Z</text:p>
          </table:table-cell>
          <table:table-cell office:value-type="string" calcext:value-type="string">
            <text:p>Thu Apr 02 17:05:24 +0000 2015</text:p>
          </table:table-cell>
          <table:table-cell office:value-type="float" office:value="200" calcext:value-type="float">
            <text:p>200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 office:value-type="string" calcext:value-type="string">
            <text:p><text:a xlink:href="http://ts.la/hK" xlink:type="simple">http://ts.la/hK </text:a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83357161960411136" xlink:type="simple">583357161960411136</text:a></text:p>
          </table:table-cell>
          <table:table-cell office:value-type="string" calcext:value-type="string">
            <text:p>Announcing the Model W. http://t.co/7bHqIz7lm3 http://t.co/Ne9vTSHzj6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4-01T19:56:00.000Z</text:p>
          </table:table-cell>
          <table:table-cell office:value-type="string" calcext:value-type="string">
            <text:p>Wed Apr 01 19:56:00 +0000 2015</text:p>
          </table:table-cell>
          <table:table-cell office:value-type="float" office:value="819" calcext:value-type="float">
            <text:p>819</text:p>
          </table:table-cell>
          <table:table-cell office:value-type="float" office:value="682" calcext:value-type="float">
            <text:p>68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 office:value-type="string" calcext:value-type="string">
            <text:p><text:a xlink:href="http://ts.la/cL" xlink:type="simple">http://ts.la/cL 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CBiAPk-UgAAcym-.jpg" xlink:type="simple">https://pbs.twimg.com/media/CBiAPk-UgAAcym-.jpg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twitter.com/Tesla/status/583339439759310848" xlink:type="simple">583339439759310848</text:a></text:p>
          </table:table-cell>
          <table:table-cell office:value-type="string" calcext:value-type="string">
            <text:p>No more parking tickets for Model S owners. Today we’re introducing: ticket-avoidance-mode. Here’s how it works:</text:p>
            <text:p>https://t.co/uPFF3J5XyS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4-01T18:45:35.000Z</text:p>
          </table:table-cell>
          <table:table-cell office:value-type="string" calcext:value-type="string">
            <text:p>Wed Apr 01 18:45:35 +0000 2015</text:p>
          </table:table-cell>
          <table:table-cell office:value-type="float" office:value="2396" calcext:value-type="float">
            <text:p>2396</text:p>
          </table:table-cell>
          <table:table-cell office:value-type="float" office:value="2575" calcext:value-type="float">
            <text:p>257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 office:value-type="string" calcext:value-type="string">
            <text:p><text:a xlink:href="https://amp.twimg.com/v/cdad704b-5167-42bd-9fd7-a5c39fabf1f9" xlink:type="simple">https://amp.twimg.com/v/cdad704b-5167-42bd-9fd7-a5c39fabf1f9 </text:a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82948667474116608" xlink:type="simple">582948667474116608</text:a></text:p>
          </table:table-cell>
          <table:table-cell office:value-type="string" calcext:value-type="string">
            <text:p>Look at them go. @BenJerrysTour driving climate change. #ActOnClimate http://t.co/ciu3OHwbmj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3-31T16:52:47.000Z</text:p>
          </table:table-cell>
          <table:table-cell office:value-type="string" calcext:value-type="string">
            <text:p>Tue Mar 31 16:52:47 +0000 2015</text:p>
          </table:table-cell>
          <table:table-cell office:value-type="float" office:value="798" calcext:value-type="float">
            <text:p>798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CBcMuBnUIAAw36R.jpg" xlink:type="simple">https://pbs.twimg.com/media/CBcMuBnUIAAw36R.jpg</text:a></text:p>
          </table:table-cell>
          <table:table-cell office:value-type="string" calcext:value-type="string">
            <text:p><text:a xlink:href="https://pbs.twimg.com/media/CBcMuIrU8AABc0_.jpg" xlink:type="simple">https://pbs.twimg.com/media/CBcMuIrU8AABc0_.jpg</text:a></text:p>
          </table:table-cell>
          <table:table-cell office:value-type="string" calcext:value-type="string">
            <text:p><text:a xlink:href="https://pbs.twimg.com/media/CBcMuFCUgAARRbA.jpg" xlink:type="simple">https://pbs.twimg.com/media/CBcMuFCUgAARRbA.jpg</text:a></text:p>
          </table:table-cell>
          <table:table-cell office:value-type="string" calcext:value-type="string">
            <text:p><text:a xlink:href="https://pbs.twimg.com/media/CBcMuVYUsAAliNK.jpg" xlink:type="simple">https://pbs.twimg.com/media/CBcMuVYUsAAliNK.jpg</text:a></text:p>
          </table:table-cell>
        </table:table-row>
        <table:table-row table:style-name="ro1">
          <table:table-cell office:value-type="string" calcext:value-type="string">
            <text:p><text:a xlink:href="https://twitter.com/Tesla/status/581552702875791360" xlink:type="simple">581552702875791360</text:a></text:p>
          </table:table-cell>
          <table:table-cell office:value-type="string" calcext:value-type="string">
            <text:p>@sc0ttman Front trunk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3-27T20:25:43.000Z</text:p>
          </table:table-cell>
          <table:table-cell office:value-type="string" calcext:value-type="string">
            <text:p>Fri Mar 27 20:25:43 +0000 2015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a xlink:href="https://twitter.com/Tesla/status/581152513241415680" xlink:type="simple">581152513241415680</text:a></text:p>
          </table:table-cell>
          <table:table-cell office:value-type="string" calcext:value-type="string">
            <text:p>Watch 25 Model S drivers rally all over France: 0 emissions, 0 costs. #SuperchargerRally #France</text:p>
            <text:p>https://t.co/khsrNjfKg1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3-26T17:55:31.000Z</text:p>
          </table:table-cell>
          <table:table-cell office:value-type="string" calcext:value-type="string">
            <text:p>Thu Mar 26 17:55:31 +0000 2015</text:p>
          </table:table-cell>
          <table:table-cell office:value-type="float" office:value="234" calcext:value-type="float">
            <text:p>234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 office:value-type="string" calcext:value-type="string">
            <text:p><text:a xlink:href="https://amp.twimg.com/v/115c74f7-0b62-4b88-93e3-9984a4195820" xlink:type="simple">https://amp.twimg.com/v/115c74f7-0b62-4b88-93e3-9984a4195820 </text:a>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81133468702093312" xlink:type="simple">581133468702093312</text:a></text:p>
          </table:table-cell>
          <table:table-cell office:value-type="string" calcext:value-type="string">
            <text:p>RT @JohnKaster : I just finished my last commute EVER in a fossil fuel dinosaur car. Next week, I'll be commuting in a @TeslaMotors Model S 85D!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3-26T16:39:50.000Z</text:p>
          </table:table-cell>
          <table:table-cell office:value-type="string" calcext:value-type="string">
            <text:p>Thu Mar 26 16:39:50 +0000 2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Retweet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80780296368304128" xlink:type="simple">580780296368304128</text:a></text:p>
          </table:table-cell>
          <table:table-cell office:value-type="string" calcext:value-type="string">
            <text:p>This is the closest a Tesla will ever get to a "Shell"! – By caption contest winner Mike Jowett. http://t.co/miKOY6r5O3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3-25T17:16:27.000Z</text:p>
          </table:table-cell>
          <table:table-cell office:value-type="string" calcext:value-type="string">
            <text:p>Wed Mar 25 17:16:27 +0000 2015</text:p>
          </table:table-cell>
          <table:table-cell office:value-type="float" office:value="532" calcext:value-type="float">
            <text:p>532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CA9YmiaVAAACKn3.jpg" xlink:type="simple">https://pbs.twimg.com/media/CA9YmiaVAAACKn3.jp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580453162223566848" xlink:type="simple">580453162223566848</text:a></text:p>
          </table:table-cell>
          <table:table-cell office:value-type="string" calcext:value-type="string">
            <text:p>@BenJerrysWest @benandjerrys @Justins @BenJerrysTour Love this kind of ICE (cream) car. Good luck! #ActOnClimate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3-24T19:36:32.000Z</text:p>
          </table:table-cell>
          <table:table-cell office:value-type="string" calcext:value-type="string">
            <text:p>Tue Mar 24 19:36:32 +0000 2015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/download/iphone" rel="nofollow"&gt;Twitter for iPhone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78721961662119936" xlink:type="simple">578721961662119936</text:a></text:p>
          </table:table-cell>
          <table:table-cell office:value-type="string" calcext:value-type="string">
            <text:p>Everything you want to know about Model S OTA update 6.2: http://t.co/md3FwDZWGf http://t.co/gwsfTKKxBo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3-20T00:57:22.000Z</text:p>
          </table:table-cell>
          <table:table-cell office:value-type="string" calcext:value-type="string">
            <text:p>Fri Mar 20 00:57:22 +0000 2015</text:p>
          </table:table-cell>
          <table:table-cell office:value-type="float" office:value="391" calcext:value-type="float">
            <text:p>391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 office:value-type="string" calcext:value-type="string">
            <text:p><text:a xlink:href="http://ts.la/pN" xlink:type="simple">http://ts.la/pN 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CAgIjrsU0AACi67.jpg" xlink:type="simple">https://pbs.twimg.com/media/CAgIjrsU0AACi67.jp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578601916931928064" xlink:type="simple">578601916931928064</text:a></text:p>
          </table:table-cell>
          <table:table-cell office:value-type="string" calcext:value-type="string">
            <text:p>How to get the Software 6.2 update? No worries, just like this Tweet we’ll send it over the air soon. It will pop up on your Model S screen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3-19T17:00:21.000Z</text:p>
          </table:table-cell>
          <table:table-cell office:value-type="string" calcext:value-type="string">
            <text:p>Thu Mar 19 17:00:21 +0000 2015</text:p>
          </table:table-cell>
          <table:table-cell office:value-type="float" office:value="340" calcext:value-type="float">
            <text:p>340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78601583627407360" xlink:type="simple">578601583627407360</text:a></text:p>
          </table:table-cell>
          <table:table-cell office:value-type="string" calcext:value-type="string">
            <text:p>Software Update 6.2 enhances the cars active safety features, bringing Model S closer to <text:s/>autonomous capabilities. http://t.co/DaCIRfnzzD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3-19T16:59:02.000Z</text:p>
          </table:table-cell>
          <table:table-cell office:value-type="string" calcext:value-type="string">
            <text:p>Thu Mar 19 16:59:02 +0000 2015</text:p>
          </table:table-cell>
          <table:table-cell office:value-type="float" office:value="384" calcext:value-type="float">
            <text:p>384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CAebEwXU0AA5wXb.jpg" xlink:type="simple">https://pbs.twimg.com/media/CAebEwXU0AA5wXb.jp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578597064768163841" xlink:type="simple">578597064768163841</text:a></text:p>
          </table:table-cell>
          <table:table-cell office:value-type="string" calcext:value-type="string">
            <text:p>Sneak peek at Trip Planner: automatically selecting a Supercharger route to minimize driving &amp;amp; charging time. http://t.co/oyfJDr88nW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3-19T16:41:04.000Z</text:p>
          </table:table-cell>
          <table:table-cell office:value-type="string" calcext:value-type="string">
            <text:p>Thu Mar 19 16:41:04 +0000 2015</text:p>
          </table:table-cell>
          <table:table-cell office:value-type="float" office:value="476" calcext:value-type="float">
            <text:p>476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CAeW9tPUIAAZIb3.jpg" xlink:type="simple">https://pbs.twimg.com/media/CAeW9tPUIAAZIb3.jp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578594469190213633" xlink:type="simple">578594469190213633</text:a></text:p>
          </table:table-cell>
          <table:table-cell office:value-type="string" calcext:value-type="string">
            <text:p>RT @CRcars : Biggest takeaway from @TeslaMotors announcement is the reminder that cars can be made to improve over time, like other electronic devices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3-19T16:30:45.000Z</text:p>
          </table:table-cell>
          <table:table-cell office:value-type="string" calcext:value-type="string">
            <text:p>Thu Mar 19 16:30:45 +0000 2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Retweet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78594271659474944" xlink:type="simple">578594271659474944</text:a></text:p>
          </table:table-cell>
          <table:table-cell office:value-type="string" calcext:value-type="string">
            <text:p>@CRcars Plus we are building a dense charging network http://t.co/GDuqiknE5x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3-19T16:29:58.000Z</text:p>
          </table:table-cell>
          <table:table-cell office:value-type="string" calcext:value-type="string">
            <text:p>Thu Mar 19 16:29:58 +0000 2015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Reply</text:p>
          </table:table-cell>
          <table:table-cell office:value-type="string" calcext:value-type="string">
            <text:p><text:a xlink:href="http://ts.la/jB" xlink:type="simple">http://ts.la/jB </text:a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78590289423654912" xlink:type="simple">578590289423654912</text:a></text:p>
          </table:table-cell>
          <table:table-cell office:value-type="string" calcext:value-type="string">
            <text:p>New Software Update: Trip Planner &amp;amp; Range Assurance expand Model S intelligence to give drivers peace of mind and eliminate range anxiety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3-19T16:14:09.000Z</text:p>
          </table:table-cell>
          <table:table-cell office:value-type="string" calcext:value-type="string">
            <text:p>Thu Mar 19 16:14:09 +0000 2015</text:p>
          </table:table-cell>
          <table:table-cell office:value-type="float" office:value="298" calcext:value-type="float">
            <text:p>298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78262460689297408" xlink:type="simple">578262460689297408</text:a></text:p>
          </table:table-cell>
          <table:table-cell office:value-type="string" calcext:value-type="string">
            <text:p>A huge victory in New Jersey for consumer choice: We are open for business! @GovChristie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3-18T18:31:28.000Z</text:p>
          </table:table-cell>
          <table:table-cell office:value-type="string" calcext:value-type="string">
            <text:p>Wed Mar 18 18:31:28 +0000 2015</text:p>
          </table:table-cell>
          <table:table-cell office:value-type="float" office:value="655" calcext:value-type="float">
            <text:p>655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77699101120151552" xlink:type="simple">577699101120151552</text:a></text:p>
          </table:table-cell>
          <table:table-cell office:value-type="string" calcext:value-type="string">
            <text:p>RT @elonmusk : Battery pack swap is active between SF and LA and seems to be working well. Supercharging is the future, though, for non-commercial traffic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3-17T05:12:53.000Z</text:p>
          </table:table-cell>
          <table:table-cell office:value-type="string" calcext:value-type="string">
            <text:p>Tue Mar 17 05:12:53 +0000 2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/download/iphone" rel="nofollow"&gt;Twitter for iPhone&lt;/a&gt;</text:p>
          </table:table-cell>
          <table:table-cell office:value-type="string" calcext:value-type="string">
            <text:p>Retweet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77576749833269249" xlink:type="simple">577576749833269249</text:a></text:p>
          </table:table-cell>
          <table:table-cell office:value-type="string" calcext:value-type="string">
            <text:p>Driving in the rain just got more fun. All-wheel drive Model S P85D takes on all weather conditions on its tour in EU http://t.co/54Ne59oOw6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3-16T21:06:42.000Z</text:p>
          </table:table-cell>
          <table:table-cell office:value-type="string" calcext:value-type="string">
            <text:p>Mon Mar 16 21:06:42 +0000 2015</text:p>
          </table:table-cell>
          <table:table-cell office:value-type="float" office:value="212" calcext:value-type="float">
            <text:p>21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CAP2_kSWYAAEFXY.jpg" xlink:type="simple">https://pbs.twimg.com/media/CAP2_kSWYAAEFXY.jpg</text:a></text:p>
          </table:table-cell>
          <table:table-cell office:value-type="string" calcext:value-type="string">
            <text:p><text:a xlink:href="https://pbs.twimg.com/media/CAP2_kBWcAAmQt0.jpg" xlink:type="simple">https://pbs.twimg.com/media/CAP2_kBWcAAmQt0.jpg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twitter.com/Tesla/status/576419937020964865" xlink:type="simple">576419937020964865</text:a></text:p>
          </table:table-cell>
          <table:table-cell office:value-type="string" calcext:value-type="string">
            <text:p>“More Performance, more all-weather ability thanks to 4WD. Yep, it’s insane.” @SunmotorsUK http://t.co/etdio01Icv http://t.co/L1IVPRdObl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3-13T16:29:57.000Z</text:p>
          </table:table-cell>
          <table:table-cell office:value-type="string" calcext:value-type="string">
            <text:p>Fri Mar 13 16:29:57 +0000 2015</text:p>
          </table:table-cell>
          <table:table-cell office:value-type="float" office:value="238" calcext:value-type="float">
            <text:p>238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 office:value-type="string" calcext:value-type="string">
            <text:p><text:a xlink:href="http://ts.la/dJ" xlink:type="simple">http://ts.la/dJ </text:a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B__a4ICWcAADtqw.jpg" xlink:type="simple">https://pbs.twimg.com/media/B__a4ICWcAADtqw.jpg</text:a></text:p>
          </table:table-cell>
          <table:table-cell office:value-type="string" calcext:value-type="string">
            <text:p><text:a xlink:href="https://pbs.twimg.com/media/B__a4MCWEAE_9gD.jpg" xlink:type="simple">https://pbs.twimg.com/media/B__a4MCWEAE_9gD.jpg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twitter.com/Tesla/status/576010051363713025" xlink:type="simple">576010051363713025</text:a></text:p>
          </table:table-cell>
          <table:table-cell office:value-type="string" calcext:value-type="string">
            <text:p>I spy a Model S P85D @GVAMotorshow. #GIMS #GVAMotorshow http://t.co/yGBMFKd3ES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3-12T13:21:12.000Z</text:p>
          </table:table-cell>
          <table:table-cell office:value-type="string" calcext:value-type="string">
            <text:p>Thu Mar 12 13:21:12 +0000 2015</text:p>
          </table:table-cell>
          <table:table-cell office:value-type="float" office:value="161" calcext:value-type="float">
            <text:p>16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B_5mFrvWUAARloF.jpg" xlink:type="simple">https://pbs.twimg.com/media/B_5mFrvWUAARloF.jpg</text:a></text:p>
          </table:table-cell>
          <table:table-cell office:value-type="string" calcext:value-type="string">
            <text:p><text:a xlink:href="https://pbs.twimg.com/media/B_5mFijWUAAn8hK.jpg" xlink:type="simple">https://pbs.twimg.com/media/B_5mFijWUAAn8hK.jpg</text:a></text:p>
          </table:table-cell>
          <table:table-cell office:value-type="string" calcext:value-type="string">
            <text:p><text:a xlink:href="https://pbs.twimg.com/media/B_5mFs0WAAEwS1U.jpg" xlink:type="simple">https://pbs.twimg.com/media/B_5mFs0WAAEwS1U.jpg</text:a></text:p>
          </table:table-cell>
          <table:table-cell office:value-type="string" calcext:value-type="string">
            <text:p><text:a xlink:href="https://pbs.twimg.com/media/B_5mFqHWsAAJXoz.jpg" xlink:type="simple">https://pbs.twimg.com/media/B_5mFqHWsAAJXoz.jpg</text:a></text:p>
          </table:table-cell>
        </table:table-row>
        <table:table-row table:style-name="ro1">
          <table:table-cell office:value-type="string" calcext:value-type="string">
            <text:p><text:a xlink:href="https://twitter.com/Tesla/status/575764162611183616" xlink:type="simple">575764162611183616</text:a></text:p>
          </table:table-cell>
          <table:table-cell office:value-type="string" calcext:value-type="string">
            <text:p>Bucko from @aoltranslogic finds a novel use for P85D's “insane mode” (blindsiding his crew): http://t.co/2YzMdHm7MP http://t.co/U1e5wmMNrg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3-11T21:04:08.000Z</text:p>
          </table:table-cell>
          <table:table-cell office:value-type="string" calcext:value-type="string">
            <text:p>Wed Mar 11 21:04:08 +0000 2015</text:p>
          </table:table-cell>
          <table:table-cell office:value-type="float" office:value="114" calcext:value-type="float">
            <text:p>114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Tweet</text:p>
          </table:table-cell>
          <table:table-cell office:value-type="string" calcext:value-type="string">
            <text:p><text:a xlink:href="http://www.autoblog.com/2015/03/11/tesla-model-s-p85d-translogic-172/" xlink:type="simple">http://www.autoblog.com/2015/03/11/tesla-model-s-p85d-translogic-172/ </text:a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B_2GdG4UgAAovfB.png" xlink:type="simple">https://pbs.twimg.com/media/B_2GdG4UgAAovfB.pn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575671618556424192" xlink:type="simple">575671618556424192</text:a></text:p>
          </table:table-cell>
          <table:table-cell office:value-type="string" calcext:value-type="string">
            <text:p>RT @elonmusk : Model S in drag race against snowmobile on ice lake in Norway (no tire chains or studs) http://t.co/OWwfGRQC8p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3-11T14:56:23.000Z</text:p>
          </table:table-cell>
          <table:table-cell office:value-type="string" calcext:value-type="string">
            <text:p>Wed Mar 11 14:56:23 +0000 2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/download/iphone" rel="nofollow"&gt;Twitter for iPhone&lt;/a&gt;</text:p>
          </table:table-cell>
          <table:table-cell office:value-type="string" calcext:value-type="string">
            <text:p>Retweet</text:p>
          </table:table-cell>
          <table:table-cell office:value-type="string" calcext:value-type="string">
            <text:p><text:a xlink:href="http://www.klikk.no/motor/bil/article1526102.ece" xlink:type="simple">http://www.klikk.no/motor/bil/article1526102.ece </text:a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75348668028600320" xlink:type="simple">575348668028600320</text:a></text:p>
          </table:table-cell>
          <table:table-cell office:value-type="string" calcext:value-type="string">
            <text:p>Did we mention our new Drivers Lounge in Amsterdam? Open 24/7 for Model S owners, in case you need a coffee at 3 am. http://t.co/MgCOGSGw40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3-10T17:33:06.000Z</text:p>
          </table:table-cell>
          <table:table-cell office:value-type="string" calcext:value-type="string">
            <text:p>Tue Mar 10 17:33:06 +0000 2015</text:p>
          </table:table-cell>
          <table:table-cell office:value-type="float" office:value="338" calcext:value-type="float">
            <text:p>338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B_wMkH9WYAAkfmA.jpg" xlink:type="simple">https://pbs.twimg.com/media/B_wMkH9WYAAkfmA.jpg</text:a></text:p>
          </table:table-cell>
          <table:table-cell office:value-type="string" calcext:value-type="string">
            <text:p><text:a xlink:href="https://pbs.twimg.com/media/B_wMj-fW8AEMQ6B.jpg" xlink:type="simple">https://pbs.twimg.com/media/B_wMj-fW8AEMQ6B.jpg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twitter.com/Tesla/status/575348416437489664" xlink:type="simple">575348416437489664</text:a></text:p>
          </table:table-cell>
          <table:table-cell office:value-type="string" calcext:value-type="string">
            <text:p>Check out the 29 service bays and 8 Superchargers at the new Amsterdam Service Center. http://t.co/vXhmKY7Msw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3-10T17:32:06.000Z</text:p>
          </table:table-cell>
          <table:table-cell office:value-type="string" calcext:value-type="string">
            <text:p>Tue Mar 10 17:32:06 +0000 2015</text:p>
          </table:table-cell>
          <table:table-cell office:value-type="float" office:value="234" calcext:value-type="float">
            <text:p>234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B_wMVemXEAAgae8.jpg" xlink:type="simple">https://pbs.twimg.com/media/B_wMVemXEAAgae8.jpg</text:a></text:p>
          </table:table-cell>
          <table:table-cell office:value-type="string" calcext:value-type="string">
            <text:p><text:a xlink:href="https://pbs.twimg.com/media/B_wMVcmWQAADBqW.jpg" xlink:type="simple">https://pbs.twimg.com/media/B_wMVcmWQAADBqW.jpg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twitter.com/Tesla/status/575348061041483777" xlink:type="simple">575348061041483777</text:a></text:p>
          </table:table-cell>
          <table:table-cell office:value-type="string" calcext:value-type="string">
            <text:p>Model S owners celebrate their new Service Center in Amsterdam, one of the largest in Europe. http://t.co/7ebrlwAthk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3-10T17:30:41.000Z</text:p>
          </table:table-cell>
          <table:table-cell office:value-type="string" calcext:value-type="string">
            <text:p>Tue Mar 10 17:30:41 +0000 2015</text:p>
          </table:table-cell>
          <table:table-cell office:value-type="float" office:value="188" calcext:value-type="float">
            <text:p>188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B_wMAsRWcAI7Lb6.jpg" xlink:type="simple">https://pbs.twimg.com/media/B_wMAsRWcAI7Lb6.jpg</text:a></text:p>
          </table:table-cell>
          <table:table-cell office:value-type="string" calcext:value-type="string">
            <text:p><text:a xlink:href="https://pbs.twimg.com/media/B_wMAtCW8AIbUf4.jpg" xlink:type="simple">https://pbs.twimg.com/media/B_wMAtCW8AIbUf4.jpg</text:a></text:p>
          </table:table-cell>
          <table:table-cell office:value-type="string" calcext:value-type="string">
            <text:p><text:a xlink:href="https://pbs.twimg.com/media/B_wMAyDWcAA7BuF.jpg" xlink:type="simple">https://pbs.twimg.com/media/B_wMAyDWcAA7BuF.jpg</text:a></text:p>
          </table:table-cell>
          <table:table-cell office:value-type="string" calcext:value-type="string">
            <text:p><text:a xlink:href="https://pbs.twimg.com/media/B_wMAuLWwAAIHy4.jpg" xlink:type="simple">https://pbs.twimg.com/media/B_wMAuLWwAAIHy4.jpg</text:a></text:p>
          </table:table-cell>
        </table:table-row>
        <table:table-row table:style-name="ro1">
          <table:table-cell office:value-type="string" calcext:value-type="string">
            <text:p><text:a xlink:href="https://twitter.com/Tesla/status/575329898866282496" xlink:type="simple">575329898866282496</text:a></text:p>
          </table:table-cell>
          <table:table-cell office:value-type="string" calcext:value-type="string">
            <text:p>RT @TheEconomist Any doubts that electric cars are the future are blown away within minutes of driving a Model S http://t.co/Rj2UwM73AJ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3-10T16:18:31.000Z</text:p>
          </table:table-cell>
          <table:table-cell office:value-type="string" calcext:value-type="string">
            <text:p>Tue Mar 10 16:18:31 +0000 2015</text:p>
          </table:table-cell>
          <table:table-cell office:value-type="float" office:value="154" calcext:value-type="float">
            <text:p>154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 office:value-type="string" calcext:value-type="string">
            <text:p><text:a xlink:href="http://econ.st/1Gjpwn9" xlink:type="simple">http://econ.st/1Gjpwn9 </text:a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74978438185926656" xlink:type="simple">574978438185926656</text:a></text:p>
          </table:table-cell>
          <table:table-cell office:value-type="string" calcext:value-type="string">
            <text:p>Tesla Supercharger sunset in Modena, Italy. What’s your favorite #SuperchargerPic? http://t.co/MR1L7AcjQg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3-09T17:01:56.000Z</text:p>
          </table:table-cell>
          <table:table-cell office:value-type="string" calcext:value-type="string">
            <text:p>Mon Mar 09 17:01:56 +0000 2015</text:p>
          </table:table-cell>
          <table:table-cell office:value-type="float" office:value="322" calcext:value-type="float">
            <text:p>322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www.percolate.com" rel="nofollow"&gt;Percolate&lt;/a&gt;</text:p>
          </table:table-cell>
          <table:table-cell office:value-type="string" calcext:value-type="string">
            <text:p>Twee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B_q718uUIAA9STV.jpg" xlink:type="simple">https://pbs.twimg.com/media/B_q718uUIAA9STV.jp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574081802702229504" xlink:type="simple">574081802702229504</text:a></text:p>
          </table:table-cell>
          <table:table-cell office:value-type="string" calcext:value-type="string">
            <text:p>RT @elonmusk : Some shots of the Gigafactory pilot plant (~20% of full size) under construction https://t.co/OzLzD4LsGW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3-07T05:39:02.000Z</text:p>
          </table:table-cell>
          <table:table-cell office:value-type="string" calcext:value-type="string">
            <text:p>Sat Mar 07 05:39:02 +0000 2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/download/iphone" rel="nofollow"&gt;Twitter for iPhone&lt;/a&gt;</text:p>
          </table:table-cell>
          <table:table-cell office:value-type="string" calcext:value-type="string">
            <text:p>Retweet</text:p>
          </table:table-cell>
          <table:table-cell office:value-type="string" calcext:value-type="string">
            <text:p><text:a xlink:href="https://m.flickr.com/#/photos/jurvetson/16735645181/" xlink:type="simple">https://m.flickr.com/#/photos/jurvetson/16735645181/ </text:a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73945541106794498" xlink:type="simple">573945541106794498</text:a></text:p>
          </table:table-cell>
          <table:table-cell office:value-type="string" calcext:value-type="string">
            <text:p>@clubintrawest thanks for supporting sustainable transport!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3-06T20:37:35.000Z</text:p>
          </table:table-cell>
          <table:table-cell office:value-type="string" calcext:value-type="string">
            <text:p>Fri Mar 06 20:37:35 +0000 201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Reply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73196886103990272" xlink:type="simple">573196886103990272</text:a></text:p>
          </table:table-cell>
          <table:table-cell office:value-type="string" calcext:value-type="string">
            <text:p>Model S owners kick off the @GVAMotorshow with the all-wheel drive Dual Motor Model S. #GIMS http://t.co/GtM5Pb8rwY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3-04T19:02:41.000Z</text:p>
          </table:table-cell>
          <table:table-cell office:value-type="string" calcext:value-type="string">
            <text:p>Wed Mar 04 19:02:41 +0000 2015</text:p>
          </table:table-cell>
          <table:table-cell office:value-type="float" office:value="181" calcext:value-type="float">
            <text:p>18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B_Rnh7HVEAA9f9O.jpg" xlink:type="simple">https://pbs.twimg.com/media/B_Rnh7HVEAA9f9O.jp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572460785647144960" xlink:type="simple">572460785647144960</text:a></text:p>
          </table:table-cell>
          <table:table-cell office:value-type="string" calcext:value-type="string">
            <text:p>We’ve officially launched All-Wheel Drive Dual Motor Model S in Europe. Model S 85D &amp;amp; P85D deliveries have started. http://t.co/sl2tbGAnHK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3-02T18:17:41.000Z</text:p>
          </table:table-cell>
          <table:table-cell office:value-type="string" calcext:value-type="string">
            <text:p>Mon Mar 02 18:17:41 +0000 2015</text:p>
          </table:table-cell>
          <table:table-cell office:value-type="float" office:value="405" calcext:value-type="float">
            <text:p>405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B_HKC0yWoAEHXaV.jpg" xlink:type="simple">https://pbs.twimg.com/media/B_HKC0yWoAEHXaV.jpg</text:a></text:p>
          </table:table-cell>
          <table:table-cell office:value-type="string" calcext:value-type="string">
            <text:p><text:a xlink:href="https://pbs.twimg.com/media/B_HKDPnWsAA9qtk.jpg" xlink:type="simple">https://pbs.twimg.com/media/B_HKDPnWsAA9qtk.jpg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twitter.com/Tesla/status/571749389418545152" xlink:type="simple">571749389418545152</text:a></text:p>
          </table:table-cell>
          <table:table-cell office:value-type="string" calcext:value-type="string">
            <text:p>Model S owner Bastian drove from Germany to St Anton, Austria, for his winter holiday. http://t.co/MbTSa8J1qi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2-28T19:10:51.000Z</text:p>
          </table:table-cell>
          <table:table-cell office:value-type="string" calcext:value-type="string">
            <text:p>Sat Feb 28 19:10:51 +0000 2015</text:p>
          </table:table-cell>
          <table:table-cell office:value-type="float" office:value="365" calcext:value-type="float">
            <text:p>365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/download/iphone" rel="nofollow"&gt;Twitter for iPhone&lt;/a&gt;</text:p>
          </table:table-cell>
          <table:table-cell office:value-type="string" calcext:value-type="string">
            <text:p>Tweet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B-9DAvuUwAMVA5a.jpg" xlink:type="simple">https://pbs.twimg.com/media/B-9DAvuUwAMVA5a.jpg</text:a></text:p>
          </table:table-cell>
          <table:table-cell office:value-type="string" calcext:value-type="string">
            <text:p><text:a xlink:href="https://pbs.twimg.com/media/B-9DAvqUwAAXNig.jpg" xlink:type="simple">https://pbs.twimg.com/media/B-9DAvqUwAAXNig.jpg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twitter.com/Tesla/status/571376637343764481" xlink:type="simple">571376637343764481</text:a></text:p>
          </table:table-cell>
          <table:table-cell office:value-type="string" calcext:value-type="string">
            <text:p>@JaredBanyard 2,000 Superchargers. Close to 400 Supercharger stations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2-27T18:29:40.000Z</text:p>
          </table:table-cell>
          <table:table-cell office:value-type="string" calcext:value-type="string">
            <text:p>Fri Feb 27 18:29:40 +0000 201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71376448738435072" xlink:type="simple">571376448738435072</text:a></text:p>
          </table:table-cell>
          <table:table-cell office:value-type="string" calcext:value-type="string">
            <text:p>@techbytom average MPG of a premium sedan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2-27T18:28:55.000Z</text:p>
          </table:table-cell>
          <table:table-cell office:value-type="string" calcext:value-type="string">
            <text:p>Fri Feb 27 18:28:55 +0000 201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71371377657118720" xlink:type="simple">571371377657118720</text:a></text:p>
          </table:table-cell>
          <table:table-cell office:value-type="string" calcext:value-type="string">
            <text:p>Now more than 2,000 Superchargers worldwide. 3.9M gallons of gas saved. http://t.co/9ytU1HPwcZ http://t.co/OjCoWPgVh0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2-27T18:08:46.000Z</text:p>
          </table:table-cell>
          <table:table-cell office:value-type="string" calcext:value-type="string">
            <text:p>Fri Feb 27 18:08:46 +0000 2015</text:p>
          </table:table-cell>
          <table:table-cell office:value-type="float" office:value="564" calcext:value-type="float">
            <text:p>564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 office:value-type="string" calcext:value-type="string">
            <text:p><text:a xlink:href="http://ts.la/pI" xlink:type="simple">http://ts.la/pI 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B-3rPSKUEAAYiPL.png" xlink:type="simple">https://pbs.twimg.com/media/B-3rPSKUEAAYiPL.png</text:a></text:p>
          </table:table-cell>
          <table:table-cell office:value-type="string" calcext:value-type="string">
            <text:p><text:a xlink:href="https://pbs.twimg.com/media/B-3rPYHUsAMqneM.jpg" xlink:type="simple">https://pbs.twimg.com/media/B-3rPYHUsAMqneM.jpg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twitter.com/Tesla/status/571352129371131904" xlink:type="simple">571352129371131904</text:a></text:p>
          </table:table-cell>
          <table:table-cell office:value-type="string" calcext:value-type="string">
            <text:p>5-star review of Model S P85D by @AutoExpress: "impossible not to be amazed” http://t.co/oTc0XN0DWk http://t.co/v7sAmBqYhM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2-27T16:52:17.000Z</text:p>
          </table:table-cell>
          <table:table-cell office:value-type="string" calcext:value-type="string">
            <text:p>Fri Feb 27 16:52:17 +0000 2015</text:p>
          </table:table-cell>
          <table:table-cell office:value-type="float" office:value="363" calcext:value-type="float">
            <text:p>363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Tweet</text:p>
          </table:table-cell>
          <table:table-cell office:value-type="string" calcext:value-type="string">
            <text:p><text:a xlink:href="http://www.autoexpress.co.uk/tesla/model-s/90629/tesla-model-s-p85d-review#ixzz3SxEYoDdX" xlink:type="simple">http://www.autoexpress.co.uk/tesla/model-s/90629/tesla-model-s-p85d-review#ixzz3SxEYoDdX </text:a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B-3Zu_wUcAAux3T.jpg" xlink:type="simple">https://pbs.twimg.com/media/B-3Zu_wUcAAux3T.jp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571281403918348288" xlink:type="simple">571281403918348288</text:a></text:p>
          </table:table-cell>
          <table:table-cell office:value-type="string" calcext:value-type="string">
            <text:p>@JeroennnZ looking good guys! Enjoy Model S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2-27T12:11:15.000Z</text:p>
          </table:table-cell>
          <table:table-cell office:value-type="string" calcext:value-type="string">
            <text:p>Fri Feb 27 12:11:15 +0000 201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/download/iphone" rel="nofollow"&gt;Twitter for iPhone&lt;/a&gt;</text:p>
          </table:table-cell>
          <table:table-cell office:value-type="string" calcext:value-type="string">
            <text:p>Reply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71070009864122368" xlink:type="simple">571070009864122368</text:a></text:p>
          </table:table-cell>
          <table:table-cell office:value-type="string" calcext:value-type="string">
            <text:p>Well spotted RT @Jalopnik: Tesla just made the best Easter Egg ever. http://t.co/HMR3j811WU http://t.co/btivgioR0j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2-26T22:11:14.000Z</text:p>
          </table:table-cell>
          <table:table-cell office:value-type="string" calcext:value-type="string">
            <text:p>Thu Feb 26 22:11:14 +0000 2015</text:p>
          </table:table-cell>
          <table:table-cell office:value-type="float" office:value="293" calcext:value-type="float">
            <text:p>293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Tweet</text:p>
          </table:table-cell>
          <table:table-cell office:value-type="string" calcext:value-type="string">
            <text:p><text:a xlink:href="http://jalo.ps/sjgooE7" xlink:type="simple">http://jalo.ps/sjgooE7 </text:a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B-zLPaAXIAAElcs.jpg" xlink:type="simple">https://pbs.twimg.com/media/B-zLPaAXIAAElcs.jp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570656535786885120" xlink:type="simple">570656535786885120</text:a></text:p>
          </table:table-cell>
          <table:table-cell office:value-type="string" calcext:value-type="string">
            <text:p>Model S in the Ronald Reagan Building in Washington DC. (Thanks to Sarosh Hussain for the pic.) http://t.co/ISjtYALN6W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2-25T18:48:15.000Z</text:p>
          </table:table-cell>
          <table:table-cell office:value-type="string" calcext:value-type="string">
            <text:p>Wed Feb 25 18:48:15 +0000 2015</text:p>
          </table:table-cell>
          <table:table-cell office:value-type="float" office:value="313" calcext:value-type="float">
            <text:p>313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Tweet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B-thGF-WwAAu2Jf.jpg" xlink:type="simple">https://pbs.twimg.com/media/B-thGF-WwAAu2Jf.jp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570299004191432706" xlink:type="simple">570299004191432706</text:a></text:p>
          </table:table-cell>
          <table:table-cell office:value-type="string" calcext:value-type="string">
            <text:p>Model S has been named “best overall” in @ConsumerReports Top Picks 2015. 2 years in a row: http://t.co/PsHEzhx771 http://t.co/mijGwHkB5t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2-24T19:07:32.000Z</text:p>
          </table:table-cell>
          <table:table-cell office:value-type="string" calcext:value-type="string">
            <text:p>Tue Feb 24 19:07:32 +0000 2015</text:p>
          </table:table-cell>
          <table:table-cell office:value-type="float" office:value="555" calcext:value-type="float">
            <text:p>555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Tweet</text:p>
          </table:table-cell>
          <table:table-cell office:value-type="string" calcext:value-type="string">
            <text:p><text:a xlink:href="http://www.consumerreports.org/cro/magazine/2015/04/consumer-reports-10-top-picks-of-2015/index.htm" xlink:type="simple">http://www.consumerreports.org/cro/magazine/2015/04/consumer-reports-10-top-picks-of-2015/index.htm </text:a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B-ob7BlUAAAHMpP.jpg" xlink:type="simple">https://pbs.twimg.com/media/B-ob7BlUAAAHMpP.jp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570282396806979584" xlink:type="simple">570282396806979584</text:a></text:p>
          </table:table-cell>
          <table:table-cell office:value-type="string" calcext:value-type="string">
            <text:p>Great pics of Model S in Europe on @SprUnld’s 5-day, 1,500-mile drive: http://t.co/cEjhIY26Pw http://t.co/a8wTT3qkMu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2-24T18:01:33.000Z</text:p>
          </table:table-cell>
          <table:table-cell office:value-type="string" calcext:value-type="string">
            <text:p>Tue Feb 24 18:01:33 +0000 2015</text:p>
          </table:table-cell>
          <table:table-cell office:value-type="float" office:value="211" calcext:value-type="float">
            <text:p>21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 office:value-type="string" calcext:value-type="string">
            <text:p><text:a xlink:href="http://ts.la/eE" xlink:type="simple">http://ts.la/eE </text:a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B-oM0VQWsAAlsCP.jpg" xlink:type="simple">https://pbs.twimg.com/media/B-oM0VQWsAAlsCP.jp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569927667572723713" xlink:type="simple">569927667572723713</text:a></text:p>
          </table:table-cell>
          <table:table-cell office:value-type="string" calcext:value-type="string">
            <text:p>Model S takes on the winter conditions in Trysil, Norway, during a test-drive event. http://t.co/QmTS6MxHVC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2-23T18:31:59.000Z</text:p>
          </table:table-cell>
          <table:table-cell office:value-type="string" calcext:value-type="string">
            <text:p>Mon Feb 23 18:31:59 +0000 2015</text:p>
          </table:table-cell>
          <table:table-cell office:value-type="float" office:value="407" calcext:value-type="float">
            <text:p>407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B-jKMCAIcAAwm6Z.jpg" xlink:type="simple">https://pbs.twimg.com/media/B-jKMCAIcAAwm6Z.jpg</text:a></text:p>
          </table:table-cell>
          <table:table-cell office:value-type="string" calcext:value-type="string">
            <text:p><text:a xlink:href="https://pbs.twimg.com/media/B-jKMXDIYAAjfYj.jpg" xlink:type="simple">https://pbs.twimg.com/media/B-jKMXDIYAAjfYj.jpg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twitter.com/Tesla/status/568393070334636032" xlink:type="simple">568393070334636032</text:a></text:p>
          </table:table-cell>
          <table:table-cell office:value-type="string" calcext:value-type="string">
            <text:p>@woodwardnl Hi Martin, je kunt een testrit inplannen via onze website: http://t.co/oekolCFUPh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2-19T12:54:02.000Z</text:p>
          </table:table-cell>
          <table:table-cell office:value-type="string" calcext:value-type="string">
            <text:p>Thu Feb 19 12:54:02 +0000 201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Reply</text:p>
          </table:table-cell>
          <table:table-cell office:value-type="string" calcext:value-type="string">
            <text:p><text:a xlink:href="http://www.teslamotors.com/nl_NL/" xlink:type="simple">http://www.teslamotors.com/nl_NL/ </text:a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68084311083249664" xlink:type="simple">568084311083249664</text:a></text:p>
          </table:table-cell>
          <table:table-cell office:value-type="string" calcext:value-type="string">
            <text:p>@Autovandaag @Nissan_NL @AutoRAI Leuk dat jullie er ook bij zijn. Wij nemen Model S P85D mee. Tot dan! http://t.co/0Aw6qgP9Ug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2-18T16:27:08.000Z</text:p>
          </table:table-cell>
          <table:table-cell office:value-type="string" calcext:value-type="string">
            <text:p>Wed Feb 18 16:27:08 +0000 2015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B-I9q5gCIAAhpsJ.jpg" xlink:type="simple">https://pbs.twimg.com/media/B-I9q5gCIAAhpsJ.jp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567383888222093312" xlink:type="simple">567383888222093312</text:a></text:p>
          </table:table-cell>
          <table:table-cell office:value-type="string" calcext:value-type="string">
            <text:p>Model S P85D in the snow is worth getting cold for. https://t.co/gPU0UdTZMv http://t.co/Ftk4WPcdQj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2-16T18:03:55.000Z</text:p>
          </table:table-cell>
          <table:table-cell office:value-type="string" calcext:value-type="string">
            <text:p>Mon Feb 16 18:03:55 +0000 2015</text:p>
          </table:table-cell>
          <table:table-cell office:value-type="float" office:value="293" calcext:value-type="float">
            <text:p>293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Tweet</text:p>
          </table:table-cell>
          <table:table-cell office:value-type="string" calcext:value-type="string">
            <text:p><text:a xlink:href="https://www.youtube.com/watch?v=f3UcXYOAF3c" xlink:type="simple">https://www.youtube.com/watch?v=f3UcXYOAF3c 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B9_Ao2RCEAEGnNA.png" xlink:type="simple">https://pbs.twimg.com/media/B9_Ao2RCEAEGnNA.pn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566304593907159040" xlink:type="simple">566304593907159040</text:a></text:p>
          </table:table-cell>
          <table:table-cell office:value-type="string" calcext:value-type="string">
            <text:p>"Riding thru a puddled chicane &amp;amp; some slick turns at a decent clip, the P85D remained balanced &amp;amp; <text:s/>composed” @PopMech http://t.co/K3j56R2dqV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2-13T18:35:11.000Z</text:p>
          </table:table-cell>
          <table:table-cell office:value-type="string" calcext:value-type="string">
            <text:p>Fri Feb 13 18:35:11 +0000 2015</text:p>
          </table:table-cell>
          <table:table-cell office:value-type="float" office:value="102" calcext:value-type="float">
            <text:p>10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Tweet</text:p>
          </table:table-cell>
          <table:table-cell office:value-type="string" calcext:value-type="string">
            <text:p><text:a xlink:href="http://www.popularmechanics.com/cars/hybrid-electric/a14085/tesla-p85d-test-drive/" xlink:type="simple">http://www.popularmechanics.com/cars/hybrid-electric/a14085/tesla-p85d-test-drive/ </text:a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66017093951184896" xlink:type="simple">566017093951184896</text:a></text:p>
          </table:table-cell>
          <table:table-cell office:value-type="string" calcext:value-type="string">
            <text:p>RT @Badruddeen : "@K8L: Tesla mapping Panasonic @ #ISE2015 https://t.co/PfHDPVIwkf" <text:s/>Yes! So cool #teslamapping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2-12T23:32:45.000Z</text:p>
          </table:table-cell>
          <table:table-cell office:value-type="string" calcext:value-type="string">
            <text:p>Thu Feb 12 23:32:45 +0000 2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Retweet</text:p>
          </table:table-cell>
          <table:table-cell office:value-type="string" calcext:value-type="string">
            <text:p><text:a xlink:href="https://vine.co/v/OU2m0E2JzVn" xlink:type="simple">https://vine.co/v/OU2m0E2JzVn </text:a>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65210297443819521" xlink:type="simple">565210297443819521</text:a></text:p>
          </table:table-cell>
          <table:table-cell office:value-type="string" calcext:value-type="string">
            <text:p>Supercharger Rally across France with Model S owners to celebrate our rapidly expanding Tesla Supercharger network. http://t.co/72lAYppCcJ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2-10T18:06:50.000Z</text:p>
          </table:table-cell>
          <table:table-cell office:value-type="string" calcext:value-type="string">
            <text:p>Tue Feb 10 18:06:50 +0000 2015</text:p>
          </table:table-cell>
          <table:table-cell office:value-type="float" office:value="354" calcext:value-type="float">
            <text:p>35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B9gHxHmIcAAJp8p.jpg" xlink:type="simple">https://pbs.twimg.com/media/B9gHxHmIcAAJp8p.jpg</text:a></text:p>
          </table:table-cell>
          <table:table-cell office:value-type="string" calcext:value-type="string">
            <text:p><text:a xlink:href="https://pbs.twimg.com/media/B9gHxJPIIAE_9Om.jpg" xlink:type="simple">https://pbs.twimg.com/media/B9gHxJPIIAE_9Om.jpg</text:a></text:p>
          </table:table-cell>
          <table:table-cell office:value-type="string" calcext:value-type="string">
            <text:p><text:a xlink:href="https://pbs.twimg.com/media/B9gHxGdIYAA1gNZ.jpg" xlink:type="simple">https://pbs.twimg.com/media/B9gHxGdIYAA1gNZ.jpg</text:a></text:p>
          </table:table-cell>
          <table:table-cell office:value-type="string" calcext:value-type="string">
            <text:p><text:a xlink:href="https://pbs.twimg.com/media/B9gHxSgIUAEjqEc.jpg" xlink:type="simple">https://pbs.twimg.com/media/B9gHxSgIUAEjqEc.jpg</text:a></text:p>
          </table:table-cell>
        </table:table-row>
        <table:table-row table:style-name="ro1">
          <table:table-cell office:value-type="string" calcext:value-type="string">
            <text:p><text:a xlink:href="https://twitter.com/Tesla/status/563833846139858944" xlink:type="simple">563833846139858944</text:a></text:p>
          </table:table-cell>
          <table:table-cell office:value-type="string" calcext:value-type="string">
            <text:p>RT @Jalopnik : Video: Tesla's Insane Mode can pin your phone to the seat with G's http://t.co/YU0jk1sRcz http://t.co/ct8YPlmGzq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2-06T22:57:19.000Z</text:p>
          </table:table-cell>
          <table:table-cell office:value-type="string" calcext:value-type="string">
            <text:p>Fri Feb 06 22:57:19 +0000 2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tweet</text:p>
          </table:table-cell>
          <table:table-cell office:value-type="string" calcext:value-type="string">
            <text:p><text:a xlink:href="http://jalo.ps/B0qy7Ih" xlink:type="simple">http://jalo.ps/B0qy7Ih 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B9MZpjLIQAIrFkH.png" xlink:type="simple">https://pbs.twimg.com/media/B9MZpjLIQAIrFkH.pn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563821643097591808" xlink:type="simple">563821643097591808</text:a></text:p>
          </table:table-cell>
          <table:table-cell office:value-type="string" calcext:value-type="string">
            <text:p>. @VanityFair weighs in on the all-wheel drive Model S P85D: "The New Tesla Model S P85D Is Ferrari Fast": http://t.co/8Z8yoMvVjv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2-06T22:08:49.000Z</text:p>
          </table:table-cell>
          <table:table-cell office:value-type="string" calcext:value-type="string">
            <text:p>Fri Feb 06 22:08:49 +0000 2015</text:p>
          </table:table-cell>
          <table:table-cell office:value-type="float" office:value="128" calcext:value-type="float">
            <text:p>128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Tweet</text:p>
          </table:table-cell>
          <table:table-cell office:value-type="string" calcext:value-type="string">
            <text:p><text:a xlink:href="http://www.vanityfair.com/culture/2015/02/tesla-s-p85d-review?currentPage=all" xlink:type="simple">http://www.vanityfair.com/culture/2015/02/tesla-s-p85d-review?currentPage=all </text:a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63437084048764928" xlink:type="simple">563437084048764928</text:a></text:p>
          </table:table-cell>
          <table:table-cell office:value-type="string" calcext:value-type="string">
            <text:p>“Unlike anything I've ever driven and the performance is like nothing else I've ever felt”. @Jalopnik reviews P85D: http://t.co/8SiNwNndAr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2-05T20:40:43.000Z</text:p>
          </table:table-cell>
          <table:table-cell office:value-type="string" calcext:value-type="string">
            <text:p>Thu Feb 05 20:40:43 +0000 2015</text:p>
          </table:table-cell>
          <table:table-cell office:value-type="float" office:value="216" calcext:value-type="float">
            <text:p>216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Tweet</text:p>
          </table:table-cell>
          <table:table-cell office:value-type="string" calcext:value-type="string">
            <text:p><text:a xlink:href="http://jalopnik.com/tesla-model-s-p85d-the-jalopnik-review-1683834973" xlink:type="simple">http://jalopnik.com/tesla-model-s-p85d-the-jalopnik-review-1683834973 </text:a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63065385378152448" xlink:type="simple">563065385378152448</text:a></text:p>
          </table:table-cell>
          <table:table-cell office:value-type="string" calcext:value-type="string">
            <text:p>We’ve begun a 10-city tour of North America to demonstrate the capabilities of All-Wheel Drive Dual Motor Model S: http://t.co/aFh9KZ7RrC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2-04T20:03:43.000Z</text:p>
          </table:table-cell>
          <table:table-cell office:value-type="string" calcext:value-type="string">
            <text:p>Wed Feb 04 20:03:43 +0000 2015</text:p>
          </table:table-cell>
          <table:table-cell office:value-type="float" office:value="164" calcext:value-type="float">
            <text:p>164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Tweet</text:p>
          </table:table-cell>
          <table:table-cell office:value-type="string" calcext:value-type="string">
            <text:p><text:a xlink:href="http://www.theglobeandmail.com/globe-drive/news/trans-canada-highway/limited-stop-tesla-tour-hits-toronto-this-month/article22780574/" xlink:type="simple">http://www.theglobeandmail.com/globe-drive/news/trans-canada-highway/limited-stop-tesla-tour-hits-toronto-this-month/article22780574/ </text:a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63058625644888064" xlink:type="simple">563058625644888064</text:a></text:p>
          </table:table-cell>
          <table:table-cell office:value-type="string" calcext:value-type="string">
            <text:p>@RavMahov Clarification: First in Europe with a solar canopy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2-04T19:36:52.000Z</text:p>
          </table:table-cell>
          <table:table-cell office:value-type="string" calcext:value-type="string">
            <text:p>Wed Feb 04 19:36:52 +0000 201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63034641628938240" xlink:type="simple">563034641628938240</text:a></text:p>
          </table:table-cell>
          <table:table-cell office:value-type="string" calcext:value-type="string">
            <text:p>Largest Supercharger Station in EU now open in Køge, Denmark. 12 Superchargers and the first with a solar canopy. http://t.co/vTgZfFmkIy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2-04T18:01:33.000Z</text:p>
          </table:table-cell>
          <table:table-cell office:value-type="string" calcext:value-type="string">
            <text:p>Wed Feb 04 18:01:33 +0000 2015</text:p>
          </table:table-cell>
          <table:table-cell office:value-type="float" office:value="599" calcext:value-type="float">
            <text:p>599</text:p>
          </table:table-cell>
          <table:table-cell office:value-type="float" office:value="558" calcext:value-type="float">
            <text:p>55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www.percolate.com" rel="nofollow"&gt;Percolate&lt;/a&gt;</text:p>
          </table:table-cell>
          <table:table-cell office:value-type="string" calcext:value-type="string">
            <text:p>Tweet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B9BNBfEIMAAmTfD.jpg" xlink:type="simple">https://pbs.twimg.com/media/B9BNBfEIMAAmTfD.jp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562760733201793024" xlink:type="simple">562760733201793024</text:a></text:p>
          </table:table-cell>
          <table:table-cell office:value-type="string" calcext:value-type="string">
            <text:p>RT @widodh : Home sweet home! 5415km and 1197kWh to Northern Norway from the Netherlands using just @TeslaMotors SuperChargers!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2-03T23:53:09.000Z</text:p>
          </table:table-cell>
          <table:table-cell office:value-type="string" calcext:value-type="string">
            <text:p>Tue Feb 03 23:53:09 +0000 2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tweet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62298327950036992" xlink:type="simple">562298327950036992</text:a></text:p>
          </table:table-cell>
          <table:table-cell office:value-type="string" calcext:value-type="string">
            <text:p>RT @mikealden : The @TeslaMotors #Model S <text:s/>#P85D handled my commute during Detroit's worst storm in 40 years with ease! <text:s/>This car continues to amaze!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2-02T17:15:43.000Z</text:p>
          </table:table-cell>
          <table:table-cell office:value-type="string" calcext:value-type="string">
            <text:p>Mon Feb 02 17:15:43 +0000 2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tweet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61577414980280320" xlink:type="simple">561577414980280320</text:a></text:p>
          </table:table-cell>
          <table:table-cell office:value-type="string" calcext:value-type="string">
            <text:p>@TeslaClubBE Thank you for your support and enjoy!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1-31T17:31:03.000Z</text:p>
          </table:table-cell>
          <table:table-cell office:value-type="string" calcext:value-type="string">
            <text:p>Sat Jan 31 17:31:03 +0000 201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<text:a xlink:href="https://twitter.com/Tesla/status/561280304178950144" xlink:type="simple">561280304178950144</text:a></text:p>
          </table:table-cell>
          <table:table-cell office:value-type="string" calcext:value-type="string">
            <text:p>+ 1 RT @kpcuk: @elonmusk #Tesla  ;)</text:p>
            <text:p/>
            <text:p>　　//  ||  \\</text:p>
            <text:p>　　______</text:p>
            <text:p>q_/_________\_p</text:p>
            <text:p>/ \_\ '__,,__' /_/ \</text:p>
            <text:p>\▂ (▒▒T▒▒) ▂/</text:p>
            <text:p>｀''''''　　 ''''''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1-30T21:50:27.000Z</text:p>
          </table:table-cell>
          <table:table-cell office:value-type="string" calcext:value-type="string">
            <text:p>Fri Jan 30 21:50:27 +0000 2015</text:p>
          </table:table-cell>
          <table:table-cell office:value-type="float" office:value="383" calcext:value-type="float">
            <text:p>383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Twee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61004523196383232" xlink:type="simple">561004523196383232</text:a></text:p>
          </table:table-cell>
          <table:table-cell office:value-type="string" calcext:value-type="string">
            <text:p>RT @elonmusk : If you are curious about the P85D, you can schedule a test drive here: http://t.co/Eu19pBUpNO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1-30T03:34:35.000Z</text:p>
          </table:table-cell>
          <table:table-cell office:value-type="string" calcext:value-type="string">
            <text:p>Fri Jan 30 03:34:35 +0000 2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/download/iphone" rel="nofollow"&gt;Twitter for iPhone&lt;/a&gt;</text:p>
          </table:table-cell>
          <table:table-cell office:value-type="string" calcext:value-type="string">
            <text:p>Retweet</text:p>
          </table:table-cell>
          <table:table-cell office:value-type="string" calcext:value-type="string">
            <text:p><text:a xlink:href="http://ts.la/dE" xlink:type="simple">http://ts.la/dE </text:a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60908520153833472" xlink:type="simple">560908520153833472</text:a></text:p>
          </table:table-cell>
          <table:table-cell office:value-type="string" calcext:value-type="string">
            <text:p>RT @elonmusk : P85 acceleration will also improve, but not quite as much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1-29T21:13:07.000Z</text:p>
          </table:table-cell>
          <table:table-cell office:value-type="string" calcext:value-type="string">
            <text:p>Thu Jan 29 21:13:07 +0000 2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/download/iphone" rel="nofollow"&gt;Twitter for iPhone&lt;/a&gt;</text:p>
          </table:table-cell>
          <table:table-cell office:value-type="string" calcext:value-type="string">
            <text:p>Retweet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60907498421374977" xlink:type="simple">560907498421374977</text:a></text:p>
          </table:table-cell>
          <table:table-cell office:value-type="string" calcext:value-type="string">
            <text:p>RT @elonmusk : Video made by owner of a P85D going up a 14% grade on snow passing a whole bunch of stuck SUVs https://t.co/LC9AHx0fuC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1-29T21:09:03.000Z</text:p>
          </table:table-cell>
          <table:table-cell office:value-type="string" calcext:value-type="string">
            <text:p>Thu Jan 29 21:09:03 +0000 2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/download/iphone" rel="nofollow"&gt;Twitter for iPhone&lt;/a&gt;</text:p>
          </table:table-cell>
          <table:table-cell office:value-type="string" calcext:value-type="string">
            <text:p>Retweet</text:p>
          </table:table-cell>
          <table:table-cell office:value-type="string" calcext:value-type="string">
            <text:p><text:a xlink:href="https://www.youtube.com/watch?v=eObSjtU6YXc&amp;feature=youtu.be" xlink:type="simple">https://www.youtube.com/watch?v=eObSjtU6YXc&amp;feature=youtu.be </text:a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60900773349834753" xlink:type="simple">560900773349834753</text:a></text:p>
          </table:table-cell>
          <table:table-cell office:value-type="string" calcext:value-type="string">
            <text:p>RT @elonmusk : Tesla dual motor cars are also all-wheel drive. Main goal of dual motor was actually insane traction on snow. Insane speed was a side effect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1-29T20:42:20.000Z</text:p>
          </table:table-cell>
          <table:table-cell office:value-type="string" calcext:value-type="string">
            <text:p>Thu Jan 29 20:42:20 +0000 2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/download/iphone" rel="nofollow"&gt;Twitter for iPhone&lt;/a&gt;</text:p>
          </table:table-cell>
          <table:table-cell office:value-type="string" calcext:value-type="string">
            <text:p>Retweet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60898752869703680" xlink:type="simple">560898752869703680</text:a></text:p>
          </table:table-cell>
          <table:table-cell office:value-type="string" calcext:value-type="string">
            <text:p>RT @elonmusk : Tesla P85D 0 to 60mph acceleration will improve by ~0.1 sec soon via over-the-air software update to inverter algorithm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1-29T20:34:18.000Z</text:p>
          </table:table-cell>
          <table:table-cell office:value-type="string" calcext:value-type="string">
            <text:p>Thu Jan 29 20:34:18 +0000 2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/download/iphone" rel="nofollow"&gt;Twitter for iPhone&lt;/a&gt;</text:p>
          </table:table-cell>
          <table:table-cell office:value-type="string" calcext:value-type="string">
            <text:p>Retweet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60563979622166528" xlink:type="simple">560563979622166528</text:a></text:p>
          </table:table-cell>
          <table:table-cell office:value-type="string" calcext:value-type="string">
            <text:p>A @ConsumerReports survey has rated Tesla number one for service and repairs: http://t.co/NBDkeWEJDx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1-28T22:24:02.000Z</text:p>
          </table:table-cell>
          <table:table-cell office:value-type="string" calcext:value-type="string">
            <text:p>Wed Jan 28 22:24:02 +0000 2015</text:p>
          </table:table-cell>
          <table:table-cell office:value-type="float" office:value="227" calcext:value-type="float">
            <text:p>227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Tweet</text:p>
          </table:table-cell>
          <table:table-cell office:value-type="string" calcext:value-type="string">
            <text:p><text:a xlink:href="http://www.thv11.com/story/news/consumer-news/2015/01/27/consumer-reports-getting-repairs-at-dealers-vs-independent-shops/22391109/" xlink:type="simple">http://www.thv11.com/story/news/consumer-news/2015/01/27/consumer-reports-getting-repairs-at-dealers-vs-independent-shops/22391109/ </text:a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<text:a xlink:href="https://twitter.com/Tesla/status/560136818201358336" xlink:type="simple">560136818201358336</text:a></text:p>
          </table:table-cell>
          <table:table-cell office:value-type="string" calcext:value-type="string">
            <text:p>Check out the iPhone 1g. </text:p>
            <text:p/>
            <text:p>(As seen in a Model S P85D.) h/t @DragTimes http://t.co/D136YFcqcu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1-27T18:06:38.000Z</text:p>
          </table:table-cell>
          <table:table-cell office:value-type="string" calcext:value-type="string">
            <text:p>Tue Jan 27 18:06:38 +0000 2015</text:p>
          </table:table-cell>
          <table:table-cell office:value-type="float" office:value="404" calcext:value-type="float">
            <text:p>404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/download/iphone" rel="nofollow"&gt;Twitter for iPhone&lt;/a&gt;</text:p>
          </table:table-cell>
          <table:table-cell office:value-type="string" calcext:value-type="string">
            <text:p>Twee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imated_gif</text:p>
          </table:table-cell>
          <table:table-cell office:value-type="string" calcext:value-type="string">
            <text:p><text:a xlink:href="https://video.twimg.com/tweet_video/B8YBd8QCAAEuQ-3.mp4" xlink:type="simple">https://video.twimg.com/tweet_video/B8YBd8QCAAEuQ-3.mp4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559848458186551296" xlink:type="simple">559848458186551296</text:a></text:p>
          </table:table-cell>
          <table:table-cell office:value-type="string" calcext:value-type="string">
            <text:p>RT @widodh : We are at the arctic circle! Drove all the way using just @Tesla_Europe SuperChargers! 2900km done, 500km to go! http://t.co/pBeb4Sk2Id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1-26T23:00:48.000Z</text:p>
          </table:table-cell>
          <table:table-cell office:value-type="string" calcext:value-type="string">
            <text:p>Mon Jan 26 23:00:48 +0000 2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twee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B8ROF_bCcAEyCWh.jpg" xlink:type="simple">https://pbs.twimg.com/media/B8ROF_bCcAEyCWh.jpg</text:a></text:p>
          </table:table-cell>
          <table:table-cell office:value-type="string" calcext:value-type="string">
            <text:p><text:a xlink:href="https://pbs.twimg.com/media/B8ROGBjCYAIMtgO.jpg" xlink:type="simple">https://pbs.twimg.com/media/B8ROGBjCYAIMtgO.jpg</text:a></text:p>
          </table:table-cell>
          <table:table-cell office:value-type="string" calcext:value-type="string">
            <text:p><text:a xlink:href="https://pbs.twimg.com/media/B8ROGOICAAADKrA.jpg" xlink:type="simple">https://pbs.twimg.com/media/B8ROGOICAAADKrA.jpg</text:a></text:p>
          </table:table-cell>
          <table:table-cell/>
        </table:table-row>
        <table:table-row table:style-name="ro2">
          <table:table-cell office:value-type="string" calcext:value-type="string">
            <text:p><text:a xlink:href="https://twitter.com/Tesla/status/559823932379766784" xlink:type="simple">559823932379766784</text:a></text:p>
          </table:table-cell>
          <table:table-cell office:value-type="string" calcext:value-type="string">
            <text:p>@MayorSlyJames Thanks for supporting electric cars in Kansas City, MO!</text:p>
            <text:p>Great move to install 1k charging stations this yr #KCPLCleanCharge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1-26T21:23:21.000Z</text:p>
          </table:table-cell>
          <table:table-cell office:value-type="string" calcext:value-type="string">
            <text:p>Mon Jan 26 21:23:21 +0000 2015</text:p>
          </table:table-cell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Tweet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59777240355848193" xlink:type="simple">559777240355848193</text:a></text:p>
          </table:table-cell>
          <table:table-cell office:value-type="string" calcext:value-type="string">
            <text:p>Model S P85D reviewed in UK’s Car magazine: "The electric car that feels faster than a Veyron” http://t.co/bneLcw2ld7 http://t.co/PNYDH3M3AV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1-26T18:17:48.000Z</text:p>
          </table:table-cell>
          <table:table-cell office:value-type="string" calcext:value-type="string">
            <text:p>Mon Jan 26 18:17:48 +0000 2015</text:p>
          </table:table-cell>
          <table:table-cell office:value-type="float" office:value="316" calcext:value-type="float">
            <text:p>316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Tweet</text:p>
          </table:table-cell>
          <table:table-cell office:value-type="string" calcext:value-type="string">
            <text:p><text:a xlink:href="http://www.carmagazine.co.uk/Drives/Search-Results/First-drives/Tesla-Model-S-P85D-2015-review/" xlink:type="simple">http://www.carmagazine.co.uk/Drives/Search-Results/First-drives/Tesla-Model-S-P85D-2015-review/ 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B8S6bxlCQAA719W.png" xlink:type="simple">https://pbs.twimg.com/media/B8S6bxlCQAA719W.pn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559765933548257280" xlink:type="simple">559765933548257280</text:a></text:p>
          </table:table-cell>
          <table:table-cell office:value-type="string" calcext:value-type="string">
            <text:p>RT @rhysfunk : @TeslaMotors Wishing one of these was being delivered to my driveway! http://t.co/DJhM2yQ6ap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1-26T17:32:53.000Z</text:p>
          </table:table-cell>
          <table:table-cell office:value-type="string" calcext:value-type="string">
            <text:p>Mon Jan 26 17:32:53 +0000 2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tweet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B8PUZvrCAAIntRw.jpg" xlink:type="simple">https://pbs.twimg.com/media/B8PUZvrCAAIntRw.jp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558689803982499840" xlink:type="simple">558689803982499840</text:a></text:p>
          </table:table-cell>
          <table:table-cell office:value-type="string" calcext:value-type="string">
            <text:p>New fan-made video shows what acceleration in all-wheel drive Model S P85D feels like: https://t.co/mF504BKA6d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1-23T18:16:43.000Z</text:p>
          </table:table-cell>
          <table:table-cell office:value-type="string" calcext:value-type="string">
            <text:p>Fri Jan 23 18:16:43 +0000 2015</text:p>
          </table:table-cell>
          <table:table-cell office:value-type="float" office:value="196" calcext:value-type="float">
            <text:p>196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Tweet</text:p>
          </table:table-cell>
          <table:table-cell office:value-type="string" calcext:value-type="string">
            <text:p><text:a xlink:href="https://www.youtube.com/watch?v=YvwYLIOQiK8" xlink:type="simple">https://www.youtube.com/watch?v=YvwYLIOQiK8 </text:a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57974397546278913" xlink:type="simple">557974397546278913</text:a></text:p>
          </table:table-cell>
          <table:table-cell office:value-type="string" calcext:value-type="string">
            <text:p>Fan-made video shows reactions to Model S P85D acceleration (0-60 mph in 3.2 secs. Warning: Some NSFW language) https://t.co/wiBfqlhmTf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1-21T18:53:57.000Z</text:p>
          </table:table-cell>
          <table:table-cell office:value-type="string" calcext:value-type="string">
            <text:p>Wed Jan 21 18:53:57 +0000 2015</text:p>
          </table:table-cell>
          <table:table-cell office:value-type="float" office:value="265" calcext:value-type="float">
            <text:p>265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Tweet</text:p>
          </table:table-cell>
          <table:table-cell office:value-type="string" calcext:value-type="string">
            <text:p><text:a xlink:href="https://www.youtube.com/watch?v=BJJvhiFINsY" xlink:type="simple">https://www.youtube.com/watch?v=BJJvhiFINsY </text:a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57647441047322624" xlink:type="simple">557647441047322624</text:a></text:p>
          </table:table-cell>
          <table:table-cell office:value-type="string" calcext:value-type="string">
            <text:p>“Driving a Model S for 10k mi has made me more confident in Tesla's future”. @danielsparks on Model S ownership: http://t.co/K9ZqLPk0GU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1-20T21:14:45.000Z</text:p>
          </table:table-cell>
          <table:table-cell office:value-type="string" calcext:value-type="string">
            <text:p>Tue Jan 20 21:14:45 +0000 2015</text:p>
          </table:table-cell>
          <table:table-cell office:value-type="float" office:value="167" calcext:value-type="float">
            <text:p>167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Tweet</text:p>
          </table:table-cell>
          <table:table-cell office:value-type="string" calcext:value-type="string">
            <text:p><text:a xlink:href="http://www.fool.com/investing/general/2015/01/11/4-things-i-learned-driving-a-tesla-for-10000-miles.aspx" xlink:type="simple">http://www.fool.com/investing/general/2015/01/11/4-things-i-learned-driving-a-tesla-for-10000-miles.aspx </text:a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57643943580807168" xlink:type="simple">557643943580807168</text:a></text:p>
          </table:table-cell>
          <table:table-cell office:value-type="string" calcext:value-type="string">
            <text:p>@aerovistae Hi Jon, would you mind following us so we can send you a DM? Thanks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1-20T21:00:51.000Z</text:p>
          </table:table-cell>
          <table:table-cell office:value-type="string" calcext:value-type="string">
            <text:p>Tue Jan 20 21:00:51 +0000 20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Tweet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57289157014208513" xlink:type="simple">557289157014208513</text:a></text:p>
          </table:table-cell>
          <table:table-cell office:value-type="string" calcext:value-type="string">
            <text:p>A study in contrast. Model S P85D vs Dodge Challenger Hellcat in a drag race: http://t.co/b3OCsjJ3Og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1-19T21:31:03.000Z</text:p>
          </table:table-cell>
          <table:table-cell office:value-type="string" calcext:value-type="string">
            <text:p>Mon Jan 19 21:31:03 +0000 2015</text:p>
          </table:table-cell>
          <table:table-cell office:value-type="float" office:value="263" calcext:value-type="float">
            <text:p>263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 office:value-type="string" calcext:value-type="string">
            <text:p><text:a xlink:href="http://gas2.org/2015/01/19/warm-lap-tesla-p85d-demolishes-challenger-hellcat/" xlink:type="simple">http://gas2.org/2015/01/19/warm-lap-tesla-p85d-demolishes-challenger-hellcat/ </text:a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57268313173409793" xlink:type="simple">557268313173409793</text:a></text:p>
          </table:table-cell>
          <table:table-cell office:value-type="string" calcext:value-type="string">
            <text:p>@George_Osborne Thanks, George. We’re excited to be here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1-19T20:08:14.000Z</text:p>
          </table:table-cell>
          <table:table-cell office:value-type="string" calcext:value-type="string">
            <text:p>Mon Jan 19 20:08:14 +0000 201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56168038324510720" xlink:type="simple">556168038324510720</text:a></text:p>
          </table:table-cell>
          <table:table-cell office:value-type="string" calcext:value-type="string">
            <text:p>Model S in the mountains of Sweden. http://t.co/O5BW8ZTtMQ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1-16T19:16:08.000Z</text:p>
          </table:table-cell>
          <table:table-cell office:value-type="string" calcext:value-type="string">
            <text:p>Fri Jan 16 19:16:08 +0000 2015</text:p>
          </table:table-cell>
          <table:table-cell office:value-type="float" office:value="563" calcext:value-type="float">
            <text:p>563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Tweet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B7fn4kICMAELcTU.jpg" xlink:type="simple">https://pbs.twimg.com/media/B7fn4kICMAELcTU.jp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555778608887652352" xlink:type="simple">555778608887652352</text:a></text:p>
          </table:table-cell>
          <table:table-cell office:value-type="string" calcext:value-type="string">
            <text:p>Elon Musk &amp;amp; Model X are at the Texas State Capitol in Austin today. Thanks to 100+ Tesla owners also in attendance. http://t.co/eM5K3x1yZk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1-15T17:28:40.000Z</text:p>
          </table:table-cell>
          <table:table-cell office:value-type="string" calcext:value-type="string">
            <text:p>Thu Jan 15 17:28:40 +0000 2015</text:p>
          </table:table-cell>
          <table:table-cell office:value-type="float" office:value="599" calcext:value-type="float">
            <text:p>599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Tweet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B7aFsx8CAAANDE6.jpg" xlink:type="simple">https://pbs.twimg.com/media/B7aFsx8CAAANDE6.jp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555438333497593856" xlink:type="simple">555438333497593856</text:a></text:p>
          </table:table-cell>
          <table:table-cell office:value-type="string" calcext:value-type="string">
            <text:p>Model S P85D compares favorably on price and performance with others in its class: http://t.co/AvuJMr6xMd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1-14T18:56:32.000Z</text:p>
          </table:table-cell>
          <table:table-cell office:value-type="string" calcext:value-type="string">
            <text:p>Wed Jan 14 18:56:32 +0000 2015</text:p>
          </table:table-cell>
          <table:table-cell office:value-type="float" office:value="133" calcext:value-type="float">
            <text:p>133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Tweet</text:p>
          </table:table-cell>
          <table:table-cell office:value-type="string" calcext:value-type="string">
            <text:p><text:a xlink:href="http://cleantechnica.com/2015/01/14/tesla-p85d-compare-audi-rs7-bmw-m6-gc-mercedes-cls63-amg/" xlink:type="simple">http://cleantechnica.com/2015/01/14/tesla-p85d-compare-audi-rs7-bmw-m6-gc-mercedes-cls63-amg/ </text:a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55159832211513344" xlink:type="simple">555159832211513344</text:a></text:p>
          </table:table-cell>
          <table:table-cell office:value-type="string" calcext:value-type="string">
            <text:p>A surprise visit for Tesla's Michigan customers http://t.co/WhKpin8MDn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1-14T00:29:53.000Z</text:p>
          </table:table-cell>
          <table:table-cell office:value-type="string" calcext:value-type="string">
            <text:p>Wed Jan 14 00:29:53 +0000 2015</text:p>
          </table:table-cell>
          <table:table-cell office:value-type="float" office:value="271" calcext:value-type="float">
            <text:p>271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/download/iphone" rel="nofollow"&gt;Twitter for iPhone&lt;/a&gt;</text:p>
          </table:table-cell>
          <table:table-cell office:value-type="string" calcext:value-type="string">
            <text:p>Tweet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B7RS68rIcAAJwTh.jpg" xlink:type="simple">https://pbs.twimg.com/media/B7RS68rIcAAJwTh.jp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555049928922521600" xlink:type="simple">555049928922521600</text:a></text:p>
          </table:table-cell>
          <table:table-cell office:value-type="string" calcext:value-type="string">
            <text:p>Check out the new Tesla lounge #NAIAS http://t.co/y4bznW212F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1-13T17:13:10.000Z</text:p>
          </table:table-cell>
          <table:table-cell office:value-type="string" calcext:value-type="string">
            <text:p>Tue Jan 13 17:13:10 +0000 2015</text:p>
          </table:table-cell>
          <table:table-cell office:value-type="float" office:value="309" calcext:value-type="float">
            <text:p>309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/download/iphone" rel="nofollow"&gt;Twitter for iPhone&lt;/a&gt;</text:p>
          </table:table-cell>
          <table:table-cell office:value-type="string" calcext:value-type="string">
            <text:p>Twee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B7Pu9PmCMAAJ4bI.jpg" xlink:type="simple">https://pbs.twimg.com/media/B7Pu9PmCMAAJ4bI.jp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554665612753240064" xlink:type="simple">554665612753240064</text:a></text:p>
          </table:table-cell>
          <table:table-cell office:value-type="string" calcext:value-type="string">
            <text:p>Dual Motor, Autopilot, Supercharger, Executive seats, and more #NAIAS2015 http://t.co/o6H9RKU1SW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5-01-12T15:46:01.000Z</text:p>
          </table:table-cell>
          <table:table-cell office:value-type="string" calcext:value-type="string">
            <text:p>Mon Jan 12 15:46:01 +0000 2015</text:p>
          </table:table-cell>
          <table:table-cell office:value-type="float" office:value="370" calcext:value-type="float">
            <text:p>370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/download/iphone" rel="nofollow"&gt;Twitter for iPhone&lt;/a&gt;</text:p>
          </table:table-cell>
          <table:table-cell office:value-type="string" calcext:value-type="string">
            <text:p>Twee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B7KRac9IcAER_Qj.jpg" xlink:type="simple">https://pbs.twimg.com/media/B7KRac9IcAER_Qj.jp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550350311466864640" xlink:type="simple">550350311466864640</text:a></text:p>
          </table:table-cell>
          <table:table-cell office:value-type="string" calcext:value-type="string">
            <text:p>RT @elonmusk : Btw, we are actually working on a charger that automatically moves out from the wall &amp;amp; connects like a solid metal snake. For realz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12-31T17:58:33.000Z</text:p>
          </table:table-cell>
          <table:table-cell office:value-type="string" calcext:value-type="string">
            <text:p>Wed Dec 31 17:58:33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tweet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50030257097420800" xlink:type="simple">550030257097420800</text:a></text:p>
          </table:table-cell>
          <table:table-cell office:value-type="string" calcext:value-type="string">
            <text:p>RT @elonmusk : Model S range curves in detail by version http://t.co/DGIKGTIagW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12-30T20:46:47.000Z</text:p>
          </table:table-cell>
          <table:table-cell office:value-type="string" calcext:value-type="string">
            <text:p>Tue Dec 30 20:46:47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/download/iphone" rel="nofollow"&gt;Twitter for iPhone&lt;/a&gt;</text:p>
          </table:table-cell>
          <table:table-cell office:value-type="string" calcext:value-type="string">
            <text:p>Retweet</text:p>
          </table:table-cell>
          <table:table-cell office:value-type="string" calcext:value-type="string">
            <text:p><text:a xlink:href="http://ts.la/c7" xlink:type="simple">http://ts.la/c7 </text:a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48537179991851008" xlink:type="simple">548537179991851008</text:a></text:p>
          </table:table-cell>
          <table:table-cell office:value-type="string" calcext:value-type="string">
            <text:p>Roadster upgrade details: http://t.co/6vT9bSeHMr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12-26T17:53:49.000Z</text:p>
          </table:table-cell>
          <table:table-cell office:value-type="string" calcext:value-type="string">
            <text:p>Fri Dec 26 17:53:49 +0000 2014</text:p>
          </table:table-cell>
          <table:table-cell office:value-type="float" office:value="300" calcext:value-type="float">
            <text:p>300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Tweet</text:p>
          </table:table-cell>
          <table:table-cell office:value-type="string" calcext:value-type="string">
            <text:p><text:a xlink:href="http://ts.la/q9" xlink:type="simple">http://ts.la/q9 </text:a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48271871914172416" xlink:type="simple">548271871914172416</text:a></text:p>
          </table:table-cell>
          <table:table-cell office:value-type="string" calcext:value-type="string">
            <text:p>RT @elonmusk : Roadster upgrade will enable non-stop travel from LA to SF -- almost 400 mile range. Details tmrw. Merry Christmas!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12-26T00:19:35.000Z</text:p>
          </table:table-cell>
          <table:table-cell office:value-type="string" calcext:value-type="string">
            <text:p>Fri Dec 26 00:19:35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/download/iphone" rel="nofollow"&gt;Twitter for iPhone&lt;/a&gt;</text:p>
          </table:table-cell>
          <table:table-cell office:value-type="string" calcext:value-type="string">
            <text:p>Retweet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46019353552896000" xlink:type="simple">546019353552896000</text:a></text:p>
          </table:table-cell>
          <table:table-cell office:value-type="string" calcext:value-type="string">
            <text:p>RT @elonmusk : Tesla fast battery swap details http://t.co/4XWWUlOeQE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12-19T19:08:53.000Z</text:p>
          </table:table-cell>
          <table:table-cell office:value-type="string" calcext:value-type="string">
            <text:p>Fri Dec 19 19:08:53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tweet</text:p>
          </table:table-cell>
          <table:table-cell office:value-type="string" calcext:value-type="string">
            <text:p><text:a xlink:href="http://ts.la/h6" xlink:type="simple">http://ts.la/h6 </text:a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45967528573272064" xlink:type="simple">545967528573272064</text:a></text:p>
          </table:table-cell>
          <table:table-cell office:value-type="string" calcext:value-type="string">
            <text:p>RT @elonmusk : Pack swap now operating in limited beta mode for SF to LA route. Can swap battery faster than visiting a gas station. Tesla blog out soon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12-19T15:42:57.000Z</text:p>
          </table:table-cell>
          <table:table-cell office:value-type="string" calcext:value-type="string">
            <text:p>Fri Dec 19 15:42:57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/download/iphone" rel="nofollow"&gt;Twitter for iPhone&lt;/a&gt;</text:p>
          </table:table-cell>
          <table:table-cell office:value-type="string" calcext:value-type="string">
            <text:p>Retweet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45667214511067136" xlink:type="simple">545667214511067136</text:a></text:p>
          </table:table-cell>
          <table:table-cell office:value-type="string" calcext:value-type="string">
            <text:p>Global Model S fleet has just passed 1 billion kilometers driven! More than 100 million liters of gasoline saved. http://t.co/yBzydq8gpy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12-18T19:49:36.000Z</text:p>
          </table:table-cell>
          <table:table-cell office:value-type="string" calcext:value-type="string">
            <text:p>Thu Dec 18 19:49:36 +0000 2014</text:p>
          </table:table-cell>
          <table:table-cell office:value-type="float" office:value="499" calcext:value-type="float">
            <text:p>499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Tweet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B5KZcLcCcAE6bq3.jpg" xlink:type="simple">https://pbs.twimg.com/media/B5KZcLcCcAE6bq3.jp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545635420524916736" xlink:type="simple">545635420524916736</text:a></text:p>
          </table:table-cell>
          <table:table-cell office:value-type="string" calcext:value-type="string">
            <text:p>The Telegraph calls Model S the most important car of the last 20 years: <text:s/>http://t.co/Zn91qyiBai http://t.co/NJkgBd9Zsx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12-18T17:43:16.000Z</text:p>
          </table:table-cell>
          <table:table-cell office:value-type="string" calcext:value-type="string">
            <text:p>Thu Dec 18 17:43:16 +0000 2014</text:p>
          </table:table-cell>
          <table:table-cell office:value-type="float" office:value="381" calcext:value-type="float">
            <text:p>381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Tweet</text:p>
          </table:table-cell>
          <table:table-cell office:value-type="string" calcext:value-type="string">
            <text:p><text:a xlink:href="http://www.telegraph.co.uk/motoring/motoringvideo/11301983/Tesla-Model-S-the-most-important-car-of-the-last-20-years.html" xlink:type="simple">http://www.telegraph.co.uk/motoring/motoringvideo/11301983/Tesla-Model-S-the-most-important-car-of-the-last-20-years.html 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B5J8hhoCYAAXHl6.jpg" xlink:type="simple">https://pbs.twimg.com/media/B5J8hhoCYAAXHl6.jp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544608179267465216" xlink:type="simple">544608179267465216</text:a></text:p>
          </table:table-cell>
          <table:table-cell office:value-type="string" calcext:value-type="string">
            <text:p>Model S P85D gets put to the test against a Ferrari 575: http://t.co/NiyAMFfCrF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12-15T21:41:22.000Z</text:p>
          </table:table-cell>
          <table:table-cell office:value-type="string" calcext:value-type="string">
            <text:p>Mon Dec 15 21:41:22 +0000 2014</text:p>
          </table:table-cell>
          <table:table-cell office:value-type="float" office:value="258" calcext:value-type="float">
            <text:p>258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Tweet</text:p>
          </table:table-cell>
          <table:table-cell office:value-type="string" calcext:value-type="string">
            <text:p><text:a xlink:href="http://www.carthrottle.com/watch-teslas-herculean-691hp-model-s-p85d-obliterate-a-ferrari-in-a-spontaneous-street-race/" xlink:type="simple">http://www.carthrottle.com/watch-teslas-herculean-691hp-model-s-p85d-obliterate-a-ferrari-in-a-spontaneous-street-race/ </text:a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43503610378596352" xlink:type="simple">543503610378596352</text:a></text:p>
          </table:table-cell>
          <table:table-cell office:value-type="string" calcext:value-type="string">
            <text:p>Video from the opening of our Montreal store last week. P85D in action: https://t.co/2uiFptOp8H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12-12T20:32:13.000Z</text:p>
          </table:table-cell>
          <table:table-cell office:value-type="string" calcext:value-type="string">
            <text:p>Fri Dec 12 20:32:13 +0000 2014</text:p>
          </table:table-cell>
          <table:table-cell office:value-type="float" office:value="158" calcext:value-type="float">
            <text:p>158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Tweet</text:p>
          </table:table-cell>
          <table:table-cell office:value-type="string" calcext:value-type="string">
            <text:p><text:a xlink:href="https://www.youtube.com/watch?v=CIc7K5y-IJs" xlink:type="simple">https://www.youtube.com/watch?v=CIc7K5y-IJs </text:a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43168153958625282" xlink:type="simple">543168153958625282</text:a></text:p>
          </table:table-cell>
          <table:table-cell office:value-type="string" calcext:value-type="string">
            <text:p>@BobHitchens We’ll have Superchargers to link major east coast cities by 2016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12-11T22:19:14.000Z</text:p>
          </table:table-cell>
          <table:table-cell office:value-type="string" calcext:value-type="string">
            <text:p>Thu Dec 11 22:19:14 +0000 201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43127838124044288" xlink:type="simple">543127838124044288</text:a></text:p>
          </table:table-cell>
          <table:table-cell office:value-type="string" calcext:value-type="string">
            <text:p>@SonaRific About 20 minutes for half a charge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12-11T19:39:02.000Z</text:p>
          </table:table-cell>
          <table:table-cell office:value-type="string" calcext:value-type="string">
            <text:p>Thu Dec 11 19:39:02 +0000 201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43101063700549632" xlink:type="simple">543101063700549632</text:a></text:p>
          </table:table-cell>
          <table:table-cell office:value-type="string" calcext:value-type="string">
            <text:p>@LamborghiniKidd Indeed it is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12-11T17:52:38.000Z</text:p>
          </table:table-cell>
          <table:table-cell office:value-type="string" calcext:value-type="string">
            <text:p>Thu Dec 11 17:52:38 +0000 201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42746343572140032" xlink:type="simple">542746343572140032</text:a></text:p>
          </table:table-cell>
          <table:table-cell office:value-type="string" calcext:value-type="string">
            <text:p>P85D, fastest 4-door production car ever, at Montreal store opening last Friday. http://t.co/CRLIgih2qc http://t.co/u9mUXiRIMZ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12-10T18:23:06.000Z</text:p>
          </table:table-cell>
          <table:table-cell office:value-type="string" calcext:value-type="string">
            <text:p>Wed Dec 10 18:23:06 +0000 2014</text:p>
          </table:table-cell>
          <table:table-cell office:value-type="float" office:value="352" calcext:value-type="float">
            <text:p>352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Tweet</text:p>
          </table:table-cell>
          <table:table-cell office:value-type="string" calcext:value-type="string">
            <text:p><text:a xlink:href="http://ts.la/e4" xlink:type="simple">http://ts.la/e4 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B4g467qIMAAOv2q.jpg" xlink:type="simple">https://pbs.twimg.com/media/B4g467qIMAAOv2q.jp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542449174466162689" xlink:type="simple">542449174466162689</text:a></text:p>
          </table:table-cell>
          <table:table-cell office:value-type="string" calcext:value-type="string">
            <text:p>Last night, we launched in Australia. Superchargers to link major east coast cities by 2016. http://t.co/qe8Wg2qJ1j http://t.co/ZoLGJUVTlO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12-09T22:42:16.000Z</text:p>
          </table:table-cell>
          <table:table-cell office:value-type="string" calcext:value-type="string">
            <text:p>Tue Dec 09 22:42:16 +0000 2014</text:p>
          </table:table-cell>
          <table:table-cell office:value-type="float" office:value="496" calcext:value-type="float">
            <text:p>496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Tweet</text:p>
          </table:table-cell>
          <table:table-cell office:value-type="string" calcext:value-type="string">
            <text:p><text:a xlink:href="http://www.latimes.com/business/autos/la-fi-hy-tesla-plugs-into-australia-20141209-story.html" xlink:type="simple">http://www.latimes.com/business/autos/la-fi-hy-tesla-plugs-into-australia-20141209-story.html 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B4cqpkiCEAAmolf.jpg" xlink:type="simple">https://pbs.twimg.com/media/B4cqpkiCEAAmolf.jp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542377451473489922" xlink:type="simple">542377451473489922</text:a></text:p>
          </table:table-cell>
          <table:table-cell office:value-type="string" calcext:value-type="string">
            <text:p>Tesla Limo Service In Chicago Proves Popular http://t.co/1hOwko9n4q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12-09T17:57:15.000Z</text:p>
          </table:table-cell>
          <table:table-cell office:value-type="string" calcext:value-type="string">
            <text:p>Tue Dec 09 17:57:15 +0000 2014</text:p>
          </table:table-cell>
          <table:table-cell office:value-type="float" office:value="123" calcext:value-type="float">
            <text:p>123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Tweet</text:p>
          </table:table-cell>
          <table:table-cell office:value-type="string" calcext:value-type="string">
            <text:p><text:a xlink:href="http://gas2.org/2014/12/09/tesla-limo-service-in-chicago-proves-popular/" xlink:type="simple">http://gas2.org/2014/12/09/tesla-limo-service-in-chicago-proves-popular/ </text:a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42002510970363904" xlink:type="simple">542002510970363904</text:a></text:p>
          </table:table-cell>
          <table:table-cell office:value-type="string" calcext:value-type="string">
            <text:p>Fighting for consumer choice in Texas: http://t.co/YOakogAKl0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12-08T17:07:23.000Z</text:p>
          </table:table-cell>
          <table:table-cell office:value-type="string" calcext:value-type="string">
            <text:p>Mon Dec 08 17:07:23 +0000 2014</text:p>
          </table:table-cell>
          <table:table-cell office:value-type="float" office:value="164" calcext:value-type="float">
            <text:p>164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Tweet</text:p>
          </table:table-cell>
          <table:table-cell office:value-type="string" calcext:value-type="string">
            <text:p><text:a xlink:href="http://www.chron.com/news/texas/article/Tesla-wants-Texas-auto-sales-regulations-loosened-5941329.php" xlink:type="simple">http://www.chron.com/news/texas/article/Tesla-wants-Texas-auto-sales-regulations-loosened-5941329.php </text:a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40943707273318400" xlink:type="simple">540943707273318400</text:a></text:p>
          </table:table-cell>
          <table:table-cell office:value-type="string" calcext:value-type="string">
            <text:p>Model S on the streets of New York City. Sign up for a test drive: http://t.co/9YAcPkgyJN http://t.co/TnKV8SMnvE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12-05T19:00:04.000Z</text:p>
          </table:table-cell>
          <table:table-cell office:value-type="string" calcext:value-type="string">
            <text:p>Fri Dec 05 19:00:04 +0000 2014</text:p>
          </table:table-cell>
          <table:table-cell office:value-type="float" office:value="295" calcext:value-type="float">
            <text:p>295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Tweet</text:p>
          </table:table-cell>
          <table:table-cell office:value-type="string" calcext:value-type="string">
            <text:p><text:a xlink:href="http://ts.la/s5" xlink:type="simple">http://ts.la/s5 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B4HRb1XCEAInpaE.jpg" xlink:type="simple">https://pbs.twimg.com/media/B4HRb1XCEAInpaE.jp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540201056148283393" xlink:type="simple">540201056148283393</text:a></text:p>
          </table:table-cell>
          <table:table-cell office:value-type="string" calcext:value-type="string">
            <text:p>On the road in Japan. http://t.co/ybZUfXCucf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12-03T17:49:02.000Z</text:p>
          </table:table-cell>
          <table:table-cell office:value-type="string" calcext:value-type="string">
            <text:p>Wed Dec 03 17:49:02 +0000 2014</text:p>
          </table:table-cell>
          <table:table-cell office:value-type="float" office:value="420" calcext:value-type="float">
            <text:p>42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Tweet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B38t_ypIQAAVnpZ.jpg" xlink:type="simple">https://pbs.twimg.com/media/B38t_ypIQAAVnpZ.jp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539861359631298561" xlink:type="simple">539861359631298561</text:a></text:p>
          </table:table-cell>
          <table:table-cell office:value-type="string" calcext:value-type="string">
            <text:p>New Consumer Reports owners survey rates Model S the most loved car. 98% would buy again. https://t.co/XARoD5iAI1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12-02T19:19:12.000Z</text:p>
          </table:table-cell>
          <table:table-cell office:value-type="string" calcext:value-type="string">
            <text:p>Tue Dec 02 19:19:12 +0000 2014</text:p>
          </table:table-cell>
          <table:table-cell office:value-type="float" office:value="775" calcext:value-type="float">
            <text:p>775</text:p>
          </table:table-cell>
          <table:table-cell office:value-type="float" office:value="689" calcext:value-type="float">
            <text:p>68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Tweet</text:p>
          </table:table-cell>
          <table:table-cell office:value-type="string" calcext:value-type="string">
            <text:p><text:a xlink:href="https://www.youtube.com/watch?v=c1g2DRrwtz4" xlink:type="simple">https://www.youtube.com/watch?v=c1g2DRrwtz4 </text:a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38743568521646080" xlink:type="simple">538743568521646080</text:a></text:p>
          </table:table-cell>
          <table:table-cell office:value-type="string" calcext:value-type="string">
            <text:p>Germany’s Auto Motor &amp;amp; Sport calls Model S sound system “extraordinary". Beats Audi A7’s Bang &amp;amp; Olufsen for 1/3 price http://t.co/A5xA5TSCi0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11-29T17:17:30.000Z</text:p>
          </table:table-cell>
          <table:table-cell office:value-type="string" calcext:value-type="string">
            <text:p>Sat Nov 29 17:17:30 +0000 2014</text:p>
          </table:table-cell>
          <table:table-cell office:value-type="float" office:value="255" calcext:value-type="float">
            <text:p>255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B3oAa6NCcAAg7Oh.png" xlink:type="simple">https://pbs.twimg.com/media/B3oAa6NCcAAg7Oh.pn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538530122635022336" xlink:type="simple">538530122635022336</text:a></text:p>
          </table:table-cell>
          <table:table-cell office:value-type="string" calcext:value-type="string">
            <text:p>Model S features on #HowItsMade at 10pm PST tonight on the @ScienceChannel: http://t.co/GeCBNk8BzU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11-29T03:09:21.000Z</text:p>
          </table:table-cell>
          <table:table-cell office:value-type="string" calcext:value-type="string">
            <text:p>Sat Nov 29 03:09:21 +0000 2014</text:p>
          </table:table-cell>
          <table:table-cell office:value-type="float" office:value="242" calcext:value-type="float">
            <text:p>242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/download/iphone" rel="nofollow"&gt;Twitter for iPhone&lt;/a&gt;</text:p>
          </table:table-cell>
          <table:table-cell office:value-type="string" calcext:value-type="string">
            <text:p>Tweet</text:p>
          </table:table-cell>
          <table:table-cell office:value-type="string" calcext:value-type="string">
            <text:p><text:a xlink:href="http://science.discovery.com/tv-shows/how-its-made/tv-schedule.htm" xlink:type="simple">http://science.discovery.com/tv-shows/how-its-made/tv-schedule.htm </text:a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37687585003692035" xlink:type="simple">537687585003692035</text:a></text:p>
          </table:table-cell>
          <table:table-cell office:value-type="string" calcext:value-type="string">
            <text:p>. @AutoExpress Model S road trip vid. "There’s very few cars on my lottery-winning list… I’m going to add this." http://t.co/Rrkhu42Fz2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11-26T19:21:24.000Z</text:p>
          </table:table-cell>
          <table:table-cell office:value-type="string" calcext:value-type="string">
            <text:p>Wed Nov 26 19:21:24 +0000 2014</text:p>
          </table:table-cell>
          <table:table-cell office:value-type="float" office:value="91" calcext:value-type="float">
            <text:p>9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Tweet</text:p>
          </table:table-cell>
          <table:table-cell office:value-type="string" calcext:value-type="string">
            <text:p><text:a xlink:href="http://ts.la/i3" xlink:type="simple">http://ts.la/i3 </text:a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37666397954789376" xlink:type="simple">537666397954789376</text:a></text:p>
          </table:table-cell>
          <table:table-cell office:value-type="string" calcext:value-type="string">
            <text:p>Think we know this… RT @Jeopardy: This engine term is also the name of the nationwide free station for @TeslaMotors owners #Jeopardy! #Clues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11-26T17:57:13.000Z</text:p>
          </table:table-cell>
          <table:table-cell office:value-type="string" calcext:value-type="string">
            <text:p>Wed Nov 26 17:57:13 +0000 2014</text:p>
          </table:table-cell>
          <table:table-cell office:value-type="float" office:value="81" calcext:value-type="float">
            <text:p>8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Tweet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37652784955285504" xlink:type="simple">537652784955285504</text:a></text:p>
          </table:table-cell>
          <table:table-cell office:value-type="string" calcext:value-type="string">
            <text:p>Tonight, the Tesla Factory will feature on #Jeopardy http://t.co/TuDy2LWKlH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11-26T17:03:07.000Z</text:p>
          </table:table-cell>
          <table:table-cell office:value-type="string" calcext:value-type="string">
            <text:p>Wed Nov 26 17:03:07 +0000 2014</text:p>
          </table:table-cell>
          <table:table-cell office:value-type="float" office:value="372" calcext:value-type="float">
            <text:p>372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www.percolate.com" rel="nofollow"&gt;Percolate&lt;/a&gt;</text:p>
          </table:table-cell>
          <table:table-cell office:value-type="string" calcext:value-type="string">
            <text:p>Twee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B3YgW_FCYAAlPEh.jpg" xlink:type="simple">https://pbs.twimg.com/media/B3YgW_FCYAAlPEh.jp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537345288462028800" xlink:type="simple">537345288462028800</text:a></text:p>
          </table:table-cell>
          <table:table-cell office:value-type="string" calcext:value-type="string">
            <text:p>Driving all 50 U.S. states in Model S: http://t.co/NmeHkK8PUR http://t.co/6rgYdoL0nS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11-25T20:41:14.000Z</text:p>
          </table:table-cell>
          <table:table-cell office:value-type="string" calcext:value-type="string">
            <text:p>Tue Nov 25 20:41:14 +0000 2014</text:p>
          </table:table-cell>
          <table:table-cell office:value-type="float" office:value="345" calcext:value-type="float">
            <text:p>345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www.percolate.com" rel="nofollow"&gt;Percolate&lt;/a&gt;</text:p>
          </table:table-cell>
          <table:table-cell office:value-type="string" calcext:value-type="string">
            <text:p>Tweet</text:p>
          </table:table-cell>
          <table:table-cell office:value-type="string" calcext:value-type="string">
            <text:p><text:a xlink:href="http://ts.la/p5" xlink:type="simple">http://ts.la/p5 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B3UIsVZCcAAwz74.jpg" xlink:type="simple">https://pbs.twimg.com/media/B3UIsVZCcAAwz74.jp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537017078721441793" xlink:type="simple">537017078721441793</text:a></text:p>
          </table:table-cell>
          <table:table-cell office:value-type="string" calcext:value-type="string">
            <text:p>RT @elonmusk : Welcome back @RicardoR to run the @TeslaMotors communications team!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11-24T22:57:03.000Z</text:p>
          </table:table-cell>
          <table:table-cell office:value-type="string" calcext:value-type="string">
            <text:p>Mon Nov 24 22:57:03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twee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35915549423726593" xlink:type="simple">535915549423726593</text:a></text:p>
          </table:table-cell>
          <table:table-cell office:value-type="string" calcext:value-type="string">
            <text:p>@StrategicCC Our website is http://t.co/rwwBgNXvX3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11-21T21:59:58.000Z</text:p>
          </table:table-cell>
          <table:table-cell office:value-type="string" calcext:value-type="string">
            <text:p>Fri Nov 21 21:59:58 +0000 20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Tweet</text:p>
          </table:table-cell>
          <table:table-cell office:value-type="string" calcext:value-type="string">
            <text:p><text:a xlink:href="http://teslamotors.com/" xlink:type="simple">http://teslamotors.com </text:a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35906712604012544" xlink:type="simple">535906712604012544</text:a></text:p>
          </table:table-cell>
          <table:table-cell office:value-type="string" calcext:value-type="string">
            <text:p>RT @elonmusk : About the Nevada deal with Tesla ... http://t.co/hAeyOc5OzC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11-21T21:24:51.000Z</text:p>
          </table:table-cell>
          <table:table-cell office:value-type="string" calcext:value-type="string">
            <text:p>Fri Nov 21 21:24:51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tweet</text:p>
          </table:table-cell>
          <table:table-cell office:value-type="string" calcext:value-type="string">
            <text:p><text:a xlink:href="http://ts.la/j1" xlink:type="simple">http://ts.la/j1 </text:a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<text:a xlink:href="https://twitter.com/Tesla/status/535873075212861440" xlink:type="simple">535873075212861440</text:a></text:p>
          </table:table-cell>
          <table:table-cell office:value-type="string" calcext:value-type="string">
            <text:p>Time-lapse video showing upgrade work at Tesla Factory: https://t.co/ZpsfBVIaH7 </text:p>
            <text:p/>
            <text:p>More details: http://t.co/0HXk2YbdAz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11-21T19:11:11.000Z</text:p>
          </table:table-cell>
          <table:table-cell office:value-type="string" calcext:value-type="string">
            <text:p>Fri Nov 21 19:11:11 +0000 2014</text:p>
          </table:table-cell>
          <table:table-cell office:value-type="float" office:value="161" calcext:value-type="float">
            <text:p>16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Tweet</text:p>
          </table:table-cell>
          <table:table-cell office:value-type="string" calcext:value-type="string">
            <text:p><text:a xlink:href="https://www.youtube.com/watch?v=Khvr307fKNI" xlink:type="simple">https://www.youtube.com/watch?v=Khvr307fKNI http://ts.la/t3 </text:a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35503911293960193" xlink:type="simple">535503911293960193</text:a></text:p>
          </table:table-cell>
          <table:table-cell office:value-type="string" calcext:value-type="string">
            <text:p>Model S named one of @CARandDRIVER’s 10 best cars for 2015: http://t.co/ZW42xRLWYj http://t.co/cl5u1ljS0n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11-20T18:44:16.000Z</text:p>
          </table:table-cell>
          <table:table-cell office:value-type="string" calcext:value-type="string">
            <text:p>Thu Nov 20 18:44:16 +0000 2014</text:p>
          </table:table-cell>
          <table:table-cell office:value-type="float" office:value="375" calcext:value-type="float">
            <text:p>375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Tweet</text:p>
          </table:table-cell>
          <table:table-cell office:value-type="string" calcext:value-type="string">
            <text:p><text:a xlink:href="http://www.caranddriver.com/features/tesla-model-s-60-2015-10best-cars-feature" xlink:type="simple">http://www.caranddriver.com/features/tesla-model-s-60-2015-10best-cars-feature </text:a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B259-EbCEAAe_7h.png" xlink:type="simple">https://pbs.twimg.com/media/B259-EbCEAAe_7h.pn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535088467932221441" xlink:type="simple">535088467932221441</text:a></text:p>
          </table:table-cell>
          <table:table-cell office:value-type="string" calcext:value-type="string">
            <text:p>RT @elonmusk : Really hate it when companies bring out an awesome show car and then you can never actually buy it. So lame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11-19T15:13:26.000Z</text:p>
          </table:table-cell>
          <table:table-cell office:value-type="string" calcext:value-type="string">
            <text:p>Wed Nov 19 15:13:26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/download/iphone" rel="nofollow"&gt;Twitter for iPhone&lt;/a&gt;</text:p>
          </table:table-cell>
          <table:table-cell office:value-type="string" calcext:value-type="string">
            <text:p>Retweet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35088425607499778" xlink:type="simple">535088425607499778</text:a></text:p>
          </table:table-cell>
          <table:table-cell office:value-type="string" calcext:value-type="string">
            <text:p>RT @elonmusk : Rumors about canceling Falcon wing doors are false. At Tesla, the production car will always be better than the show car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11-19T15:13:16.000Z</text:p>
          </table:table-cell>
          <table:table-cell office:value-type="string" calcext:value-type="string">
            <text:p>Wed Nov 19 15:13:16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/download/iphone" rel="nofollow"&gt;Twitter for iPhone&lt;/a&gt;</text:p>
          </table:table-cell>
          <table:table-cell office:value-type="string" calcext:value-type="string">
            <text:p>Retweet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34738488231342080" xlink:type="simple">534738488231342080</text:a></text:p>
          </table:table-cell>
          <table:table-cell office:value-type="string" calcext:value-type="string">
            <text:p>Back story on Tesla comic strip in our blog post about Fremont factory upgrade: http://t.co/nMmXhu07yf http://t.co/sL9XqqX50B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11-18T16:02:45.000Z</text:p>
          </table:table-cell>
          <table:table-cell office:value-type="string" calcext:value-type="string">
            <text:p>Tue Nov 18 16:02:45 +0000 2014</text:p>
          </table:table-cell>
          <table:table-cell office:value-type="float" office:value="197" calcext:value-type="float">
            <text:p>197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Tweet</text:p>
          </table:table-cell>
          <table:table-cell office:value-type="string" calcext:value-type="string">
            <text:p><text:a xlink:href="http://ts.la/j0" xlink:type="simple">http://ts.la/j0 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B2vF0ZeCAAAFDGm.jpg" xlink:type="simple">https://pbs.twimg.com/media/B2vF0ZeCAAAFDGm.jp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534737631221784576" xlink:type="simple">534737631221784576</text:a></text:p>
          </table:table-cell>
          <table:table-cell office:value-type="string" calcext:value-type="string">
            <text:p>RT @elonmusk : Tesla comic book http://t.co/enyjX9bcGE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11-18T15:59:20.000Z</text:p>
          </table:table-cell>
          <table:table-cell office:value-type="string" calcext:value-type="string">
            <text:p>Tue Nov 18 15:59:20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tweet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B2u_uw9CMAEgS_H.jpg" xlink:type="simple">https://pbs.twimg.com/media/B2u_uw9CMAEgS_H.jp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534473426786742272" xlink:type="simple">534473426786742272</text:a></text:p>
          </table:table-cell>
          <table:table-cell office:value-type="string" calcext:value-type="string">
            <text:p>RT @BritishGQ : .@TeslaMotors's P85D feels as fast as a Bugatti Veyron http://t.co/rGU5MuxUKr http://t.co/wzQ8pawzIU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11-17T22:29:29.000Z</text:p>
          </table:table-cell>
          <table:table-cell office:value-type="string" calcext:value-type="string">
            <text:p>Mon Nov 17 22:29:29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tweet</text:p>
          </table:table-cell>
          <table:table-cell office:value-type="string" calcext:value-type="string">
            <text:p><text:a xlink:href="http://gq.uk/M469oB" xlink:type="simple">http://gq.uk/M469oB 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B2qRgCHCMAA0OAe.jpg" xlink:type="simple">https://pbs.twimg.com/media/B2qRgCHCMAA0OAe.jp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533410592959119361" xlink:type="simple">533410592959119361</text:a></text:p>
          </table:table-cell>
          <table:table-cell office:value-type="string" calcext:value-type="string">
            <text:p>@rwang0 Thank you for the feedback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11-15T00:06:10.000Z</text:p>
          </table:table-cell>
          <table:table-cell office:value-type="string" calcext:value-type="string">
            <text:p>Sat Nov 15 00:06:10 +0000 201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32968863688708096" xlink:type="simple">532968863688708096</text:a></text:p>
          </table:table-cell>
          <table:table-cell office:value-type="string" calcext:value-type="string">
            <text:p>@PeterBjorklund Thank you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11-13T18:50:53.000Z</text:p>
          </table:table-cell>
          <table:table-cell office:value-type="string" calcext:value-type="string">
            <text:p>Thu Nov 13 18:50:53 +0000 201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32954734982733824" xlink:type="simple">532954734982733824</text:a></text:p>
          </table:table-cell>
          <table:table-cell office:value-type="string" calcext:value-type="string">
            <text:p>@spg4 @Tesla_Europe Hi Spencer, please feel free to DM us so we can get some more information. Thank you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11-13T17:54:45.000Z</text:p>
          </table:table-cell>
          <table:table-cell office:value-type="string" calcext:value-type="string">
            <text:p>Thu Nov 13 17:54:45 +0000 201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32546472378503169" xlink:type="simple">532546472378503169</text:a></text:p>
          </table:table-cell>
          <table:table-cell office:value-type="string" calcext:value-type="string">
            <text:p>RT @TuomasSauliala : @Tesla_Europe Check the random #Tesla #P85 pic I took in #Austria. http://t.co/zlHLXLChBa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11-12T14:52:27.000Z</text:p>
          </table:table-cell>
          <table:table-cell office:value-type="string" calcext:value-type="string">
            <text:p>Wed Nov 12 14:52:27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/download/iphone" rel="nofollow"&gt;Twitter for iPhone&lt;/a&gt;</text:p>
          </table:table-cell>
          <table:table-cell office:value-type="string" calcext:value-type="string">
            <text:p>Retweet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B2PFc84IMAAAaRz.jpg" xlink:type="simple">https://pbs.twimg.com/media/B2PFc84IMAAAaRz.jp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532359952346521601" xlink:type="simple">532359952346521601</text:a></text:p>
          </table:table-cell>
          <table:table-cell office:value-type="string" calcext:value-type="string">
            <text:p>Hong Kong street view from a right hand drive Model S. http://t.co/HWthvB72je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11-12T02:31:18.000Z</text:p>
          </table:table-cell>
          <table:table-cell office:value-type="string" calcext:value-type="string">
            <text:p>Wed Nov 12 02:31:18 +0000 2014</text:p>
          </table:table-cell>
          <table:table-cell office:value-type="float" office:value="1043" calcext:value-type="float">
            <text:p>1043</text:p>
          </table:table-cell>
          <table:table-cell office:value-type="float" office:value="679" calcext:value-type="float">
            <text:p>67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Tweet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B2NSjkQCUAAtunP.jpg" xlink:type="simple">https://pbs.twimg.com/media/B2NSjkQCUAAtunP.jp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532242724343119872" xlink:type="simple">532242724343119872</text:a></text:p>
          </table:table-cell>
          <table:table-cell office:value-type="string" calcext:value-type="string">
            <text:p>A heartfelt Veterans Day thank you to all who have served. #TeslaVets #VeteransDay http://t.co/Eynq2wzXr7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11-11T18:45:28.000Z</text:p>
          </table:table-cell>
          <table:table-cell office:value-type="string" calcext:value-type="string">
            <text:p>Tue Nov 11 18:45:28 +0000 2014</text:p>
          </table:table-cell>
          <table:table-cell office:value-type="float" office:value="684" calcext:value-type="float">
            <text:p>684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B2Ln76rCAAA-pYJ.jpg" xlink:type="simple">https://pbs.twimg.com/media/B2Ln76rCAAA-pYJ.jpg</text:a></text:p>
          </table:table-cell>
          <table:table-cell office:value-type="string" calcext:value-type="string">
            <text:p><text:a xlink:href="https://pbs.twimg.com/media/B2Ln70iCcAAHN_K.jpg" xlink:type="simple">https://pbs.twimg.com/media/B2Ln70iCcAAHN_K.jpg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twitter.com/Tesla/status/531186197272358912" xlink:type="simple">531186197272358912</text:a></text:p>
          </table:table-cell>
          <table:table-cell office:value-type="string" calcext:value-type="string">
            <text:p>In October, Tesla Superchargers delivered 2 GWh of energy to Model S. All free. http://t.co/FmXvylydr7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11-08T20:47:13.000Z</text:p>
          </table:table-cell>
          <table:table-cell office:value-type="string" calcext:value-type="string">
            <text:p>Sat Nov 08 20:47:13 +0000 2014</text:p>
          </table:table-cell>
          <table:table-cell office:value-type="float" office:value="399" calcext:value-type="float">
            <text:p>399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Tweet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B18nCBYCQAEoR85.png" xlink:type="simple">https://pbs.twimg.com/media/B18nCBYCQAEoR85.pn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530498339041972226" xlink:type="simple">530498339041972226</text:a></text:p>
          </table:table-cell>
          <table:table-cell office:value-type="string" calcext:value-type="string">
            <text:p>@johan_energy Enjoy the drive, Johan. Let us know what you think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11-06T23:13:54.000Z</text:p>
          </table:table-cell>
          <table:table-cell office:value-type="string" calcext:value-type="string">
            <text:p>Thu Nov 06 23:13:54 +0000 20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30432926056341504" xlink:type="simple">530432926056341504</text:a></text:p>
          </table:table-cell>
          <table:table-cell office:value-type="string" calcext:value-type="string">
            <text:p>@dwayned It is in Setermoen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11-06T18:53:59.000Z</text:p>
          </table:table-cell>
          <table:table-cell office:value-type="string" calcext:value-type="string">
            <text:p>Thu Nov 06 18:53:59 +0000 201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30417967688077312" xlink:type="simple">530417967688077312</text:a></text:p>
          </table:table-cell>
          <table:table-cell office:value-type="string" calcext:value-type="string">
            <text:p>This week, we opened the world’s northernmost Supercharger – in Norway. Now 237 Supercharging sites worldwide. http://t.co/EcbH9CjzAu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11-06T17:54:32.000Z</text:p>
          </table:table-cell>
          <table:table-cell office:value-type="string" calcext:value-type="string">
            <text:p>Thu Nov 06 17:54:32 +0000 2014</text:p>
          </table:table-cell>
          <table:table-cell office:value-type="float" office:value="278" calcext:value-type="float">
            <text:p>278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B1xsVK0CIAAjp9X.jpg" xlink:type="simple">https://pbs.twimg.com/media/B1xsVK0CIAAjp9X.jpg</text:a></text:p>
          </table:table-cell>
          <table:table-cell office:value-type="string" calcext:value-type="string">
            <text:p><text:a xlink:href="https://pbs.twimg.com/media/B1xsVI4CMAAWGTx.png" xlink:type="simple">https://pbs.twimg.com/media/B1xsVI4CMAAWGTx.png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twitter.com/Tesla/status/530413696879566848" xlink:type="simple">530413696879566848</text:a></text:p>
          </table:table-cell>
          <table:table-cell office:value-type="string" calcext:value-type="string">
            <text:p>@michaelhulland Glad you enjoyed it, Michael. What was your favorite part of Model S?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11-06T17:37:34.000Z</text:p>
          </table:table-cell>
          <table:table-cell office:value-type="string" calcext:value-type="string">
            <text:p>Thu Nov 06 17:37:34 +0000 20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29927108789678080" xlink:type="simple">529927108789678080</text:a></text:p>
          </table:table-cell>
          <table:table-cell office:value-type="string" calcext:value-type="string">
            <text:p>Model S has received a 5-star safety rating from the European New Car Assessment Program: http://t.co/tCN6umAitz http://t.co/Ig7xT0FnpH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11-05T09:24:02.000Z</text:p>
          </table:table-cell>
          <table:table-cell office:value-type="string" calcext:value-type="string">
            <text:p>Wed Nov 05 09:24:02 +0000 2014</text:p>
          </table:table-cell>
          <table:table-cell office:value-type="float" office:value="380" calcext:value-type="float">
            <text:p>380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Tweet</text:p>
          </table:table-cell>
          <table:table-cell office:value-type="string" calcext:value-type="string">
            <text:p><text:a xlink:href="http://ts.la/g1" xlink:type="simple">http://ts.la/g1 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B1qt5ZRIcAAd9Hc.jpg" xlink:type="simple">https://pbs.twimg.com/media/B1qt5ZRIcAAd9Hc.jp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529805919559749632" xlink:type="simple">529805919559749632</text:a></text:p>
          </table:table-cell>
          <table:table-cell office:value-type="string" calcext:value-type="string">
            <text:p>@ispekhov @schipholairport 167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11-05T01:22:29.000Z</text:p>
          </table:table-cell>
          <table:table-cell office:value-type="string" calcext:value-type="string">
            <text:p>Wed Nov 05 01:22:29 +0000 20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29405923807088640" xlink:type="simple">529405923807088640</text:a></text:p>
          </table:table-cell>
          <table:table-cell office:value-type="string" calcext:value-type="string">
            <text:p>@cr03 @Uber_TOR Enjoy the drive!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11-03T22:53:02.000Z</text:p>
          </table:table-cell>
          <table:table-cell office:value-type="string" calcext:value-type="string">
            <text:p>Mon Nov 03 22:53:02 +0000 20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29368829827108864" xlink:type="simple">529368829827108864</text:a></text:p>
          </table:table-cell>
          <table:table-cell office:value-type="string" calcext:value-type="string">
            <text:p>@hjluks @terrysimpson Hi Howard, Appreciate the feedback. Have you contacted your nearest service center about it?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11-03T20:25:38.000Z</text:p>
          </table:table-cell>
          <table:table-cell office:value-type="string" calcext:value-type="string">
            <text:p>Mon Nov 03 20:25:38 +0000 20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29331284871348224" xlink:type="simple">529331284871348224</text:a></text:p>
          </table:table-cell>
          <table:table-cell office:value-type="string" calcext:value-type="string">
            <text:p>@hzulla Hi Hanno, You can fit 5+2 in Model S. Have you seen Model X? http://t.co/65zCaVIoiZ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11-03T17:56:27.000Z</text:p>
          </table:table-cell>
          <table:table-cell office:value-type="string" calcext:value-type="string">
            <text:p>Mon Nov 03 17:56:27 +0000 20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 office:value-type="string" calcext:value-type="string">
            <text:p><text:a xlink:href="http://www.teslamotors.com/modelx" xlink:type="simple">http://www.teslamotors.com/modelx </text:a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29330378813632512" xlink:type="simple">529330378813632512</text:a></text:p>
          </table:table-cell>
          <table:table-cell office:value-type="string" calcext:value-type="string">
            <text:p>Review of “insane” Model S P85D, by @MotorTrend: http://t.co/FBX16jhJXd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11-03T17:52:51.000Z</text:p>
          </table:table-cell>
          <table:table-cell office:value-type="string" calcext:value-type="string">
            <text:p>Mon Nov 03 17:52:51 +0000 2014</text:p>
          </table:table-cell>
          <table:table-cell office:value-type="float" office:value="155" calcext:value-type="float">
            <text:p>1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Tweet</text:p>
          </table:table-cell>
          <table:table-cell office:value-type="string" calcext:value-type="string">
            <text:p><text:a xlink:href="http://www.motortrend.com/roadtests/alternative/1411_2015_tesla_model_s_p85d_first_test/" xlink:type="simple">http://www.motortrend.com/roadtests/alternative/1411_2015_tesla_model_s_p85d_first_test/ </text:a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28236145654497281" xlink:type="simple">528236145654497281</text:a></text:p>
          </table:table-cell>
          <table:table-cell office:value-type="string" calcext:value-type="string">
            <text:p>RT @revmrg : @TeslaMotors My son loves the Tesla Model X and his Tesla Model X costume. Can't wait to see the real thing! http://t.co/dcSrNZbQq5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10-31T17:24:45.000Z</text:p>
          </table:table-cell>
          <table:table-cell office:value-type="string" calcext:value-type="string">
            <text:p>Fri Oct 31 17:24:45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tweet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B1PlhzaCAAAjzXc.jpg" xlink:type="simple">https://pbs.twimg.com/media/B1PlhzaCAAAjzXc.jpg</text:a></text:p>
          </table:table-cell>
          <table:table-cell office:value-type="string" calcext:value-type="string">
            <text:p><text:a xlink:href="https://pbs.twimg.com/media/B1PlhgQCcAI1JFX.jpg" xlink:type="simple">https://pbs.twimg.com/media/B1PlhgQCcAI1JFX.jpg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twitter.com/Tesla/status/528226807888101376" xlink:type="simple">528226807888101376</text:a></text:p>
          </table:table-cell>
          <table:table-cell office:value-type="string" calcext:value-type="string">
            <text:p>@timothymjr Have you tried our Facebook page?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10-31T16:47:39.000Z</text:p>
          </table:table-cell>
          <table:table-cell office:value-type="string" calcext:value-type="string">
            <text:p>Fri Oct 31 16:47:39 +0000 201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28226464114569216" xlink:type="simple">528226464114569216</text:a></text:p>
          </table:table-cell>
          <table:table-cell office:value-type="string" calcext:value-type="string">
            <text:p>@Lucas_Brown314 Looks great, Lucas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10-31T16:46:17.000Z</text:p>
          </table:table-cell>
          <table:table-cell office:value-type="string" calcext:value-type="string">
            <text:p>Fri Oct 31 16:46:17 +0000 20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28226251870191616" xlink:type="simple">528226251870191616</text:a></text:p>
          </table:table-cell>
          <table:table-cell office:value-type="string" calcext:value-type="string">
            <text:p>@UrbanPivot Our Supercharger is. The store and service center will be coming soon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10-31T16:45:27.000Z</text:p>
          </table:table-cell>
          <table:table-cell office:value-type="string" calcext:value-type="string">
            <text:p>Fri Oct 31 16:45:27 +0000 20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28225696145866753" xlink:type="simple">528225696145866753</text:a></text:p>
          </table:table-cell>
          <table:table-cell office:value-type="string" calcext:value-type="string">
            <text:p>@nielsonkatie Love this. Great work, Kate!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10-31T16:43:14.000Z</text:p>
          </table:table-cell>
          <table:table-cell office:value-type="string" calcext:value-type="string">
            <text:p>Fri Oct 31 16:43:14 +0000 20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Twee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27967751319478272" xlink:type="simple">527967751319478272</text:a></text:p>
          </table:table-cell>
          <table:table-cell office:value-type="string" calcext:value-type="string">
            <text:p>Model S looks ahead in Hong Kong. http://t.co/fPI5dm4tyH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10-30T23:38:15.000Z</text:p>
          </table:table-cell>
          <table:table-cell office:value-type="string" calcext:value-type="string">
            <text:p>Thu Oct 30 23:38:15 +0000 2014</text:p>
          </table:table-cell>
          <table:table-cell office:value-type="float" office:value="276" calcext:value-type="float">
            <text:p>276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Tweet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B1O33zxCYAACEJo.jpg" xlink:type="simple">https://pbs.twimg.com/media/B1O33zxCYAACEJo.jp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527583612359548928" xlink:type="simple">527583612359548928</text:a></text:p>
          </table:table-cell>
          <table:table-cell office:value-type="string" calcext:value-type="string">
            <text:p>@EnergyCleanTech @samattsson Glad you enjoyed the ride!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10-29T22:11:49.000Z</text:p>
          </table:table-cell>
          <table:table-cell office:value-type="string" calcext:value-type="string">
            <text:p>Wed Oct 29 22:11:49 +0000 201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27583370058801152" xlink:type="simple">527583370058801152</text:a></text:p>
          </table:table-cell>
          <table:table-cell office:value-type="string" calcext:value-type="string">
            <text:p>@skiesforme Have you contacted a store or sales team? They would be happy to assist with any confusion. The P85D has the new seats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10-29T22:10:52.000Z</text:p>
          </table:table-cell>
          <table:table-cell office:value-type="string" calcext:value-type="string">
            <text:p>Wed Oct 29 22:10:52 +0000 20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27581719646314497" xlink:type="simple">527581719646314497</text:a></text:p>
          </table:table-cell>
          <table:table-cell office:value-type="string" calcext:value-type="string">
            <text:p>@casonpoints Hi Michael, you can see all of our open positions at: http://t.co/MKUblDGc7v If you see a fit, please feel free to apply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10-29T22:04:18.000Z</text:p>
          </table:table-cell>
          <table:table-cell office:value-type="string" calcext:value-type="string">
            <text:p>Wed Oct 29 22:04:18 +0000 201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 office:value-type="string" calcext:value-type="string">
            <text:p><text:a xlink:href="http://www.teslamotors.com/careers" xlink:type="simple">http://www.teslamotors.com/careers </text:a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27513882416263168" xlink:type="simple">527513882416263168</text:a></text:p>
          </table:table-cell>
          <table:table-cell office:value-type="string" calcext:value-type="string">
            <text:p>@melp_4 Hi Melissa, we’ll have our team contact you shortly. Thanks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10-29T17:34:44.000Z</text:p>
          </table:table-cell>
          <table:table-cell office:value-type="string" calcext:value-type="string">
            <text:p>Wed Oct 29 17:34:44 +0000 20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27508519151357952" xlink:type="simple">527508519151357952</text:a></text:p>
          </table:table-cell>
          <table:table-cell office:value-type="string" calcext:value-type="string">
            <text:p>@OneGreenPlanet Hi there, please email Press (at) TeslaMotors (dot) com, and they can help. Thank you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10-29T17:13:26.000Z</text:p>
          </table:table-cell>
          <table:table-cell office:value-type="string" calcext:value-type="string">
            <text:p>Wed Oct 29 17:13:26 +0000 20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27224319181471744" xlink:type="simple">527224319181471744</text:a></text:p>
          </table:table-cell>
          <table:table-cell office:value-type="string" calcext:value-type="string">
            <text:p>@63R01d The energy produced wouldn’t offset the additional weight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10-28T22:24:07.000Z</text:p>
          </table:table-cell>
          <table:table-cell office:value-type="string" calcext:value-type="string">
            <text:p>Tue Oct 28 22:24:07 +0000 201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27205137878491136" xlink:type="simple">527205137878491136</text:a></text:p>
          </table:table-cell>
          <table:table-cell office:value-type="string" calcext:value-type="string">
            <text:p>@SDinwiddie_25 Not anymore. Followed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10-28T21:07:54.000Z</text:p>
          </table:table-cell>
          <table:table-cell office:value-type="string" calcext:value-type="string">
            <text:p>Tue Oct 28 21:07:54 +0000 2014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27171482225356800" xlink:type="simple">527171482225356800</text:a></text:p>
          </table:table-cell>
          <table:table-cell office:value-type="string" calcext:value-type="string">
            <text:p>@tretripletre Hi Tracy, stop by one of our locations and they can help you: http://t.co/ilTGcafKkY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10-28T18:54:10.000Z</text:p>
          </table:table-cell>
          <table:table-cell office:value-type="string" calcext:value-type="string">
            <text:p>Tue Oct 28 18:54:10 +0000 201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 office:value-type="string" calcext:value-type="string">
            <text:p><text:a xlink:href="http://www.teslamotors.com/findus" xlink:type="simple">http://www.teslamotors.com/findus </text:a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27167715090255872" xlink:type="simple">527167715090255872</text:a></text:p>
          </table:table-cell>
          <table:table-cell office:value-type="string" calcext:value-type="string">
            <text:p>@MedEmf They will be posted later. Check back around the 2nd or 3rd week of January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10-28T18:39:12.000Z</text:p>
          </table:table-cell>
          <table:table-cell office:value-type="string" calcext:value-type="string">
            <text:p>Tue Oct 28 18:39:12 +0000 201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27166675750096896" xlink:type="simple">527166675750096896</text:a></text:p>
          </table:table-cell>
          <table:table-cell office:value-type="string" calcext:value-type="string">
            <text:p>@Gigmorton Have you had a chance to sit in one yet?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10-28T18:35:04.000Z</text:p>
          </table:table-cell>
          <table:table-cell office:value-type="string" calcext:value-type="string">
            <text:p>Tue Oct 28 18:35:04 +0000 201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27162402630942720" xlink:type="simple">527162402630942720</text:a></text:p>
          </table:table-cell>
          <table:table-cell office:value-type="string" calcext:value-type="string">
            <text:p>@MedEmf Hi Med, you can see all open positions here: http://t.co/MKUblDGc7v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10-28T18:18:05.000Z</text:p>
          </table:table-cell>
          <table:table-cell office:value-type="string" calcext:value-type="string">
            <text:p>Tue Oct 28 18:18:05 +0000 201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 office:value-type="string" calcext:value-type="string">
            <text:p><text:a xlink:href="http://www.teslamotors.com/careers" xlink:type="simple">http://www.teslamotors.com/careers </text:a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27150310330880000" xlink:type="simple">527150310330880000</text:a></text:p>
          </table:table-cell>
          <table:table-cell office:value-type="string" calcext:value-type="string">
            <text:p>@lesliefisher Yes it does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10-28T17:30:02.000Z</text:p>
          </table:table-cell>
          <table:table-cell office:value-type="string" calcext:value-type="string">
            <text:p>Tue Oct 28 17:30:02 +0000 20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27139941570990081" xlink:type="simple">527139941570990081</text:a></text:p>
          </table:table-cell>
          <table:table-cell office:value-type="string" calcext:value-type="string">
            <text:p>RT @matwatsoncars : Charging the Model S at a rate if 440miles of range per hour. God bless the @TeslaMotors Supercharger! http://t.co/YKa4Iw5TWa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10-28T16:48:50.000Z</text:p>
          </table:table-cell>
          <table:table-cell office:value-type="string" calcext:value-type="string">
            <text:p>Tue Oct 28 16:48:50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tweet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B1DGoB9CIAAqX-O.jpg" xlink:type="simple">https://pbs.twimg.com/media/B1DGoB9CIAAqX-O.jp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526896797583544320" xlink:type="simple">526896797583544320</text:a></text:p>
          </table:table-cell>
          <table:table-cell office:value-type="string" calcext:value-type="string">
            <text:p>@AlanGrafe Feel free to send us a DM and we can provide more info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10-28T00:42:40.000Z</text:p>
          </table:table-cell>
          <table:table-cell office:value-type="string" calcext:value-type="string">
            <text:p>Tue Oct 28 00:42:40 +0000 201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26889358855372800" xlink:type="simple">526889358855372800</text:a></text:p>
          </table:table-cell>
          <table:table-cell office:value-type="string" calcext:value-type="string">
            <text:p>@AlanGrafe You can still order one on our website: http://t.co/aLwIywPFu1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10-28T00:13:06.000Z</text:p>
          </table:table-cell>
          <table:table-cell office:value-type="string" calcext:value-type="string">
            <text:p>Tue Oct 28 00:13:06 +0000 20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 office:value-type="string" calcext:value-type="string">
            <text:p><text:a xlink:href="http://www.teslamotors.com/models/design" xlink:type="simple">http://www.teslamotors.com/models/design </text:a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26871560200536066" xlink:type="simple">526871560200536066</text:a></text:p>
          </table:table-cell>
          <table:table-cell office:value-type="string" calcext:value-type="string">
            <text:p>@pjdeluca Glad you like it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10-27T23:02:23.000Z</text:p>
          </table:table-cell>
          <table:table-cell office:value-type="string" calcext:value-type="string">
            <text:p>Mon Oct 27 23:02:23 +0000 20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26863880232787968" xlink:type="simple">526863880232787968</text:a></text:p>
          </table:table-cell>
          <table:table-cell office:value-type="string" calcext:value-type="string">
            <text:p>@JeetenSheth One moving part in the motor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10-27T22:31:52.000Z</text:p>
          </table:table-cell>
          <table:table-cell office:value-type="string" calcext:value-type="string">
            <text:p>Mon Oct 27 22:31:52 +0000 20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26800197066584064" xlink:type="simple">526800197066584064</text:a></text:p>
          </table:table-cell>
          <table:table-cell office:value-type="string" calcext:value-type="string">
            <text:p>@Goosemody Thank you for the feedback. We’ll look into this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10-27T18:18:49.000Z</text:p>
          </table:table-cell>
          <table:table-cell office:value-type="string" calcext:value-type="string">
            <text:p>Mon Oct 27 18:18:49 +0000 20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26426342208729088" xlink:type="simple">526426342208729088</text:a></text:p>
          </table:table-cell>
          <table:table-cell office:value-type="string" calcext:value-type="string">
            <text:p>Superchargers have delivered 14.3M kWh of energy worldwide, saving 2M gallons of gas &amp;amp; offsetting 50M lbs of CO2. http://t.co/mqBSto7pNZ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10-26T17:33:15.000Z</text:p>
          </table:table-cell>
          <table:table-cell office:value-type="string" calcext:value-type="string">
            <text:p>Sun Oct 26 17:33:15 +0000 2014</text:p>
          </table:table-cell>
          <table:table-cell office:value-type="float" office:value="603" calcext:value-type="float">
            <text:p>603</text:p>
          </table:table-cell>
          <table:table-cell office:value-type="float" office:value="686" calcext:value-type="float">
            <text:p>68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www.percolate.com" rel="nofollow"&gt;Percolate&lt;/a&gt;</text:p>
          </table:table-cell>
          <table:table-cell office:value-type="string" calcext:value-type="string">
            <text:p>Tweet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B0499_qCMAA5dBe.jpg" xlink:type="simple">https://pbs.twimg.com/media/B0499_qCMAA5dBe.jp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525720307395334144" xlink:type="simple">525720307395334144</text:a></text:p>
          </table:table-cell>
          <table:table-cell office:value-type="string" calcext:value-type="string">
            <text:p>@jcadman22 Enjoy the drive!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10-24T18:47:43.000Z</text:p>
          </table:table-cell>
          <table:table-cell office:value-type="string" calcext:value-type="string">
            <text:p>Fri Oct 24 18:47:43 +0000 201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25315189210497025" xlink:type="simple">525315189210497025</text:a></text:p>
          </table:table-cell>
          <table:table-cell office:value-type="string" calcext:value-type="string">
            <text:p>@GaryHarrower @Tesla_Europe Glad you enjoyed it, Gary! What was your favorite part?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10-23T15:57:55.000Z</text:p>
          </table:table-cell>
          <table:table-cell office:value-type="string" calcext:value-type="string">
            <text:p>Thu Oct 23 15:57:55 +0000 201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24704329853186049" xlink:type="simple">524704329853186049</text:a></text:p>
          </table:table-cell>
          <table:table-cell office:value-type="string" calcext:value-type="string">
            <text:p>@Linkb8 You can order online already: <text:s/>http://t.co/aLwIywPFu1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10-21T23:30:35.000Z</text:p>
          </table:table-cell>
          <table:table-cell office:value-type="string" calcext:value-type="string">
            <text:p>Tue Oct 21 23:30:35 +0000 201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Tweet</text:p>
          </table:table-cell>
          <table:table-cell office:value-type="string" calcext:value-type="string">
            <text:p><text:a xlink:href="http://www.teslamotors.com/models/design" xlink:type="simple">http://www.teslamotors.com/models/design </text:a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24602699753353216" xlink:type="simple">524602699753353216</text:a></text:p>
          </table:table-cell>
          <table:table-cell office:value-type="string" calcext:value-type="string">
            <text:p>@StephVicious Appreciate the support!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10-21T16:46:44.000Z</text:p>
          </table:table-cell>
          <table:table-cell office:value-type="string" calcext:value-type="string">
            <text:p>Tue Oct 21 16:46:44 +0000 201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24602625199575042" xlink:type="simple">524602625199575042</text:a></text:p>
          </table:table-cell>
          <table:table-cell office:value-type="string" calcext:value-type="string">
            <text:p>@StephVicious Keep in mind you can charge at home each night and wake up with a full charge. Use Superchargers for long distance travel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10-21T16:46:27.000Z</text:p>
          </table:table-cell>
          <table:table-cell office:value-type="string" calcext:value-type="string">
            <text:p>Tue Oct 21 16:46:27 +0000 201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24600577263550464" xlink:type="simple">524600577263550464</text:a></text:p>
          </table:table-cell>
          <table:table-cell office:value-type="string" calcext:value-type="string">
            <text:p>@StephVicious Hi Steph, have you seen our Supercharger map? We have quite a few in PA: http://t.co/DuCH1IbpME,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10-21T16:38:18.000Z</text:p>
          </table:table-cell>
          <table:table-cell office:value-type="string" calcext:value-type="string">
            <text:p>Tue Oct 21 16:38:18 +0000 20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 office:value-type="string" calcext:value-type="string">
            <text:p><text:a xlink:href="http://www.teslamotors.com/findus#/bounds/42.2693866,-74.68950180000002,39.7197989,-80.51989500000002?search=supercharger" xlink:type="simple">http://www.teslamotors.com/findus#/bounds/42.2693866,-74.68950180000002,39.7197989,-80.51989500000002?search=supercharger </text:a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24593799373139968" xlink:type="simple">524593799373139968</text:a></text:p>
          </table:table-cell>
          <table:table-cell office:value-type="string" calcext:value-type="string">
            <text:p>Long term Model S review by @MotorTrend, emphasizing benefits of a car that updates itself: http://t.co/7v2exnEGwq http://t.co/mLesoePlXF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10-21T16:11:22.000Z</text:p>
          </table:table-cell>
          <table:table-cell office:value-type="string" calcext:value-type="string">
            <text:p>Tue Oct 21 16:11:22 +0000 2014</text:p>
          </table:table-cell>
          <table:table-cell office:value-type="float" office:value="303" calcext:value-type="float">
            <text:p>303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Tweet</text:p>
          </table:table-cell>
          <table:table-cell office:value-type="string" calcext:value-type="string">
            <text:p><text:a xlink:href="http://www.motortrend.com/roadtests/oneyear/alternative/1410_2013_tesla_model_s_p85_update_7/" xlink:type="simple">http://www.motortrend.com/roadtests/oneyear/alternative/1410_2013_tesla_model_s_p85_update_7/ </text:a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B0e7R3PCEAA_jJB.jpg" xlink:type="simple">https://pbs.twimg.com/media/B0e7R3PCEAA_jJB.jp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524343733559365632" xlink:type="simple">524343733559365632</text:a></text:p>
          </table:table-cell>
          <table:table-cell office:value-type="string" calcext:value-type="string">
            <text:p>Supporters in Michigan: Please urge Gov. Snyder (@onetoughnerd) to veto the anti-consumer bill that would bar Tesla http://t.co/522h2uUdMD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10-20T23:37:42.000Z</text:p>
          </table:table-cell>
          <table:table-cell office:value-type="string" calcext:value-type="string">
            <text:p>Mon Oct 20 23:37:42 +0000 2014</text:p>
          </table:table-cell>
          <table:table-cell office:value-type="float" office:value="293" calcext:value-type="float">
            <text:p>293</text:p>
          </table:table-cell>
          <table:table-cell office:value-type="float" office:value="482" calcext:value-type="float">
            <text:p>48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Tweet</text:p>
          </table:table-cell>
          <table:table-cell office:value-type="string" calcext:value-type="string">
            <text:p><text:a xlink:href="http://www.teslamotors.com/blog/raw-deal-michigan" xlink:type="simple">http://www.teslamotors.com/blog/raw-deal-michigan </text:a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24261332883734528" xlink:type="simple">524261332883734528</text:a></text:p>
          </table:table-cell>
          <table:table-cell office:value-type="string" calcext:value-type="string">
            <text:p>@dayroth Hi Dayna, Thank you for the feedback. Please feel free to DM us if you’d like to share more info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10-20T18:10:16.000Z</text:p>
          </table:table-cell>
          <table:table-cell office:value-type="string" calcext:value-type="string">
            <text:p>Mon Oct 20 18:10:16 +0000 20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23104175412895744" xlink:type="simple">523104175412895744</text:a></text:p>
          </table:table-cell>
          <table:table-cell office:value-type="string" calcext:value-type="string">
            <text:p>Michigan law professor: "Gov. Snyder should veto anti-Tesla bill": http://t.co/URlHbRYA16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10-17T13:32:08.000Z</text:p>
          </table:table-cell>
          <table:table-cell office:value-type="string" calcext:value-type="string">
            <text:p>Fri Oct 17 13:32:08 +0000 2014</text:p>
          </table:table-cell>
          <table:table-cell office:value-type="float" office:value="146" calcext:value-type="float">
            <text:p>146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Tweet</text:p>
          </table:table-cell>
          <table:table-cell office:value-type="string" calcext:value-type="string">
            <text:p><text:a xlink:href="http://www.freep.com/story/opinion/contributors/2014/10/17/tesla-michigan-car-sales/17379315/" xlink:type="simple">http://www.freep.com/story/opinion/contributors/2014/10/17/tesla-michigan-car-sales/17379315/ </text:a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23096238640472064" xlink:type="simple">523096238640472064</text:a></text:p>
          </table:table-cell>
          <table:table-cell office:value-type="string" calcext:value-type="string">
            <text:p>RT @elonmusk : Michigan auto dealers trying to pass anti-consumer legislation http://t.co/qEr5oz3CyE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10-17T13:00:36.000Z</text:p>
          </table:table-cell>
          <table:table-cell office:value-type="string" calcext:value-type="string">
            <text:p>Fri Oct 17 13:00:36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/download/iphone" rel="nofollow"&gt;Twitter for iPhone&lt;/a&gt;</text:p>
          </table:table-cell>
          <table:table-cell office:value-type="string" calcext:value-type="string">
            <text:p>Retweet</text:p>
          </table:table-cell>
          <table:table-cell office:value-type="string" calcext:value-type="string">
            <text:p><text:a xlink:href="http://teslamotors.com/blog/raw-deal-michigan" xlink:type="simple">http://teslamotors.com/blog/raw-deal-michigan </text:a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21757097050906624" xlink:type="simple">521757097050906624</text:a></text:p>
          </table:table-cell>
          <table:table-cell office:value-type="string" calcext:value-type="string">
            <text:p>@GershwynnJay Stay tuned for Model 3 in about three years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10-13T20:19:20.000Z</text:p>
          </table:table-cell>
          <table:table-cell office:value-type="string" calcext:value-type="string">
            <text:p>Mon Oct 13 20:19:20 +0000 201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21747522813841410" xlink:type="simple">521747522813841410</text:a></text:p>
          </table:table-cell>
          <table:table-cell office:value-type="string" calcext:value-type="string">
            <text:p>@CollinSchwartz Feel free to email Press (at) TeslaMotors (dot) com. Thanks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10-13T19:41:17.000Z</text:p>
          </table:table-cell>
          <table:table-cell office:value-type="string" calcext:value-type="string">
            <text:p>Mon Oct 13 19:41:17 +0000 201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21727471868076032" xlink:type="simple">521727471868076032</text:a></text:p>
          </table:table-cell>
          <table:table-cell office:value-type="string" calcext:value-type="string">
            <text:p>@HellaGooch There may be a plan soon for that. Stay tuned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10-13T18:21:37.000Z</text:p>
          </table:table-cell>
          <table:table-cell office:value-type="string" calcext:value-type="string">
            <text:p>Mon Oct 13 18:21:37 +0000 201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21727129294098432" xlink:type="simple">521727129294098432</text:a></text:p>
          </table:table-cell>
          <table:table-cell office:value-type="string" calcext:value-type="string">
            <text:p>@Goosemody Thanks Gustad. We’re aware of this and looking into it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10-13T18:20:15.000Z</text:p>
          </table:table-cell>
          <table:table-cell office:value-type="string" calcext:value-type="string">
            <text:p>Mon Oct 13 18:20:15 +0000 201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21725766178840576" xlink:type="simple">521725766178840576</text:a></text:p>
          </table:table-cell>
          <table:table-cell office:value-type="string" calcext:value-type="string">
            <text:p>@Steven_McKie Thanks for the support, Steven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10-13T18:14:50.000Z</text:p>
          </table:table-cell>
          <table:table-cell office:value-type="string" calcext:value-type="string">
            <text:p>Mon Oct 13 18:14:50 +0000 201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21352978934947840" xlink:type="simple">521352978934947840</text:a></text:p>
          </table:table-cell>
          <table:table-cell office:value-type="string" calcext:value-type="string">
            <text:p>Here's @slashgear in Model S P85D, fastest accelerating 4-door ever, &amp;amp; experiencing Autopilot: https://t.co/4kC3QlZlrk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10-12T17:33:31.000Z</text:p>
          </table:table-cell>
          <table:table-cell office:value-type="string" calcext:value-type="string">
            <text:p>Sun Oct 12 17:33:31 +0000 2014</text:p>
          </table:table-cell>
          <table:table-cell office:value-type="float" office:value="279" calcext:value-type="float">
            <text:p>279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Tweet</text:p>
          </table:table-cell>
          <table:table-cell office:value-type="string" calcext:value-type="string">
            <text:p><text:a xlink:href="https://www.youtube.com/watch?v=7quu551ehc0" xlink:type="simple">https://www.youtube.com/watch?v=7quu551ehc0 </text:a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20744930717626368" xlink:type="simple">520744930717626368</text:a></text:p>
          </table:table-cell>
          <table:table-cell office:value-type="string" calcext:value-type="string">
            <text:p>RT @elonmusk : Dual Motor Model S with Autopilot http://t.co/IL7BSn0ZZk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10-11T01:17:21.000Z</text:p>
          </table:table-cell>
          <table:table-cell office:value-type="string" calcext:value-type="string">
            <text:p>Sat Oct 11 01:17:21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/download/iphone" rel="nofollow"&gt;Twitter for iPhone&lt;/a&gt;</text:p>
          </table:table-cell>
          <table:table-cell office:value-type="string" calcext:value-type="string">
            <text:p>Retweet</text:p>
          </table:table-cell>
          <table:table-cell office:value-type="string" calcext:value-type="string">
            <text:p><text:a xlink:href="http://teslamotors.com/blog/dual-motor-model-s-and-autopilot" xlink:type="simple">http://teslamotors.com/blog/dual-motor-model-s-and-autopilot </text:a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20611339270508545" xlink:type="simple">520611339270508545</text:a></text:p>
          </table:table-cell>
          <table:table-cell office:value-type="string" calcext:value-type="string">
            <text:p>Video from last night’s launch of Dual Motor Model S and Autopilot: https://t.co/obYBvxLeR4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10-10T16:26:30.000Z</text:p>
          </table:table-cell>
          <table:table-cell office:value-type="string" calcext:value-type="string">
            <text:p>Fri Oct 10 16:26:30 +0000 2014</text:p>
          </table:table-cell>
          <table:table-cell office:value-type="float" office:value="351" calcext:value-type="float">
            <text:p>351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Tweet</text:p>
          </table:table-cell>
          <table:table-cell office:value-type="string" calcext:value-type="string">
            <text:p><text:a xlink:href="https://www.youtube.com/watch?v=FZ6lZJWL_Xk&amp;feature=youtu.be" xlink:type="simple">https://www.youtube.com/watch?v=FZ6lZJWL_Xk&amp;feature=youtu.be </text:a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20462252596404225" xlink:type="simple">520462252596404225</text:a></text:p>
          </table:table-cell>
          <table:table-cell office:value-type="string" calcext:value-type="string">
            <text:p>@Louard_Intl We have Superchargers in NY. Have a look: http://t.co/fJNKwVnglu,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10-10T06:34:05.000Z</text:p>
          </table:table-cell>
          <table:table-cell office:value-type="string" calcext:value-type="string">
            <text:p>Fri Oct 10 06:34:05 +0000 201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 office:value-type="string" calcext:value-type="string">
            <text:p><text:a xlink:href="http://www.teslamotors.com/findus#/bounds/40.91525559999999,-73.70027209999999,40.4959961,-74.2590879,d?search=supercharger" xlink:type="simple">http://www.teslamotors.com/findus#/bounds/40.91525559999999,-73.70027209999999,40.4959961,-74.2590879,d?search=supercharger </text:a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20458876273958912" xlink:type="simple">520458876273958912</text:a></text:p>
          </table:table-cell>
          <table:table-cell office:value-type="string" calcext:value-type="string">
            <text:p>@thatunsinnguy Stay tuned for Model 3 in about three years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10-10T06:20:40.000Z</text:p>
          </table:table-cell>
          <table:table-cell office:value-type="string" calcext:value-type="string">
            <text:p>Fri Oct 10 06:20:40 +0000 2014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20453842438090752" xlink:type="simple">520453842438090752</text:a></text:p>
          </table:table-cell>
          <table:table-cell office:value-type="string" calcext:value-type="string">
            <text:p>Every new Model S is Autopilot enabled. http://t.co/KH9Mx7GF21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10-10T06:00:40.000Z</text:p>
          </table:table-cell>
          <table:table-cell office:value-type="string" calcext:value-type="string">
            <text:p>Fri Oct 10 06:00:40 +0000 2014</text:p>
          </table:table-cell>
          <table:table-cell office:value-type="float" office:value="986" calcext:value-type="float">
            <text:p>986</text:p>
          </table:table-cell>
          <table:table-cell office:value-type="float" office:value="1181" calcext:value-type="float">
            <text:p>118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Tweet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BzkGAs6CIAA0d8C.jpg" xlink:type="simple">https://pbs.twimg.com/media/BzkGAs6CIAA0d8C.jp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520452708621238273" xlink:type="simple">520452708621238273</text:a></text:p>
          </table:table-cell>
          <table:table-cell office:value-type="string" calcext:value-type="string">
            <text:p>60D &amp;amp; 85D: all wheel traction, optimized for efficiency. P85D: the fastest accelerating production 4-door car ever. http://t.co/zCt5UeVLIC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10-10T05:56:09.000Z</text:p>
          </table:table-cell>
          <table:table-cell office:value-type="string" calcext:value-type="string">
            <text:p>Fri Oct 10 05:56:09 +0000 2014</text:p>
          </table:table-cell>
          <table:table-cell office:value-type="float" office:value="396" calcext:value-type="float">
            <text:p>396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Tweet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BzkE-vNCIAA1MUw.png" xlink:type="simple">https://pbs.twimg.com/media/BzkE-vNCIAA1MUw.pn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520452173268668416" xlink:type="simple">520452173268668416</text:a></text:p>
          </table:table-cell>
          <table:table-cell office:value-type="string" calcext:value-type="string">
            <text:p>Meet Dual Motor Model S: 60D, 85D &amp;amp; P85D. And introducing Autopilot. http://t.co/G61LrT9jG4 http://t.co/J9bDVgMDGI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10-10T05:54:02.000Z</text:p>
          </table:table-cell>
          <table:table-cell office:value-type="string" calcext:value-type="string">
            <text:p>Fri Oct 10 05:54:02 +0000 2014</text:p>
          </table:table-cell>
          <table:table-cell office:value-type="float" office:value="881" calcext:value-type="float">
            <text:p>881</text:p>
          </table:table-cell>
          <table:table-cell office:value-type="float" office:value="1173" calcext:value-type="float">
            <text:p>1173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Tweet</text:p>
          </table:table-cell>
          <table:table-cell office:value-type="string" calcext:value-type="string">
            <text:p><text:a xlink:href="http://www.teslamotors.com/" xlink:type="simple">http://www.teslamotors.com/ 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BzkEfk4CEAE8QeC.png" xlink:type="simple">https://pbs.twimg.com/media/BzkEfk4CEAE8QeC.pn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520372526149410816" xlink:type="simple">520372526149410816</text:a></text:p>
          </table:table-cell>
          <table:table-cell office:value-type="string" calcext:value-type="string">
            <text:p>RT @elonmusk : Just got word that the cumulative miles of the <text:s/>worldwide Tesla fleet passed half a billion!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10-10T00:37:32.000Z</text:p>
          </table:table-cell>
          <table:table-cell office:value-type="string" calcext:value-type="string">
            <text:p>Fri Oct 10 00:37:32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Retweet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19952017821671425" xlink:type="simple">519952017821671425</text:a></text:p>
          </table:table-cell>
          <table:table-cell office:value-type="string" calcext:value-type="string">
            <text:p>Quick clip of Model S being lifted into the Westfield shopping mall in Sydney. <text:s/>https://t.co/DxomO1QjoN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10-08T20:46:35.000Z</text:p>
          </table:table-cell>
          <table:table-cell office:value-type="string" calcext:value-type="string">
            <text:p>Wed Oct 08 20:46:35 +0000 2014</text:p>
          </table:table-cell>
          <table:table-cell office:value-type="float" office:value="92" calcext:value-type="float">
            <text:p>9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Tweet</text:p>
          </table:table-cell>
          <table:table-cell office:value-type="string" calcext:value-type="string">
            <text:p><text:a xlink:href="https://www.youtube.com/watch?v=4nMpCeNAdXk" xlink:type="simple">https://www.youtube.com/watch?v=4nMpCeNAdXk </text:a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19880749604818944" xlink:type="simple">519880749604818944</text:a></text:p>
          </table:table-cell>
          <table:table-cell office:value-type="string" calcext:value-type="string">
            <text:p>@spg4 @Tesla_Europe Hi Spencer, thank you for the feedback. Our team will be in touch with you shortly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10-08T16:03:24.000Z</text:p>
          </table:table-cell>
          <table:table-cell office:value-type="string" calcext:value-type="string">
            <text:p>Wed Oct 08 16:03:24 +0000 20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19878347510140928" xlink:type="simple">519878347510140928</text:a></text:p>
          </table:table-cell>
          <table:table-cell office:value-type="string" calcext:value-type="string">
            <text:p>@BorasTheresa Hope you enjoyed the drive, Theresa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10-08T15:53:51.000Z</text:p>
          </table:table-cell>
          <table:table-cell office:value-type="string" calcext:value-type="string">
            <text:p>Wed Oct 08 15:53:51 +0000 20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19617890895413248" xlink:type="simple">519617890895413248</text:a></text:p>
          </table:table-cell>
          <table:table-cell office:value-type="string" calcext:value-type="string">
            <text:p>A new Tesla store is now open in Berlin. http://t.co/QJyWAbSWoZ http://t.co/oXypA46xkq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10-07T22:38:53.000Z</text:p>
          </table:table-cell>
          <table:table-cell office:value-type="string" calcext:value-type="string">
            <text:p>Tue Oct 07 22:38:53 +0000 2014</text:p>
          </table:table-cell>
          <table:table-cell office:value-type="float" office:value="233" calcext:value-type="float">
            <text:p>233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Tweet</text:p>
          </table:table-cell>
          <table:table-cell office:value-type="string" calcext:value-type="string">
            <text:p><text:a xlink:href="http://bit.ly/1uyBeXN" xlink:type="simple">http://bit.ly/1uyBeXN 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BzYNt97CIAImE5W.jpg" xlink:type="simple">https://pbs.twimg.com/media/BzYNt97CIAImE5W.jp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519600463646179328" xlink:type="simple">519600463646179328</text:a></text:p>
          </table:table-cell>
          <table:table-cell office:value-type="string" calcext:value-type="string">
            <text:p>@uruguay_adriana Thank you for the support!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10-07T21:29:38.000Z</text:p>
          </table:table-cell>
          <table:table-cell office:value-type="string" calcext:value-type="string">
            <text:p>Tue Oct 07 21:29:38 +0000 20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19590124070244355" xlink:type="simple">519590124070244355</text:a></text:p>
          </table:table-cell>
          <table:table-cell office:value-type="string" calcext:value-type="string">
            <text:p>@ms_katemargaret Good one!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10-07T20:48:33.000Z</text:p>
          </table:table-cell>
          <table:table-cell office:value-type="string" calcext:value-type="string">
            <text:p>Tue Oct 07 20:48:33 +0000 20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19276305037017090" xlink:type="simple">519276305037017090</text:a></text:p>
          </table:table-cell>
          <table:table-cell office:value-type="string" calcext:value-type="string">
            <text:p>@DoctorYoshi Have you contacted one of our locations in LA? http://t.co/DPF7qxPxcV,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10-07T00:01:33.000Z</text:p>
          </table:table-cell>
          <table:table-cell office:value-type="string" calcext:value-type="string">
            <text:p>Tue Oct 07 00:01:33 +0000 20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Tweet</text:p>
          </table:table-cell>
          <table:table-cell office:value-type="string" calcext:value-type="string">
            <text:p><text:a xlink:href="http://www.teslamotors.com/findus#/bounds/34.3373061,-118.1552891,33.7036917,-118.6681759?search=store" xlink:type="simple">http://www.teslamotors.com/findus#/bounds/34.3373061,-118.1552891,33.7036917,-118.6681759?search=store </text:a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18813027068411904" xlink:type="simple">518813027068411904</text:a></text:p>
          </table:table-cell>
          <table:table-cell office:value-type="string" calcext:value-type="string">
            <text:p>In September, we opened 25 Superchargers in 11 countries, from Italy to China. http://t.co/k86QYvPOyV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10-05T17:20:39.000Z</text:p>
          </table:table-cell>
          <table:table-cell office:value-type="string" calcext:value-type="string">
            <text:p>Sun Oct 05 17:20:39 +0000 2014</text:p>
          </table:table-cell>
          <table:table-cell office:value-type="float" office:value="301" calcext:value-type="float">
            <text:p>301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www.percolate.com" rel="nofollow"&gt;Percolate&lt;/a&gt;</text:p>
          </table:table-cell>
          <table:table-cell office:value-type="string" calcext:value-type="string">
            <text:p>Tweet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BzMxstWCQAEN7B5.jpg" xlink:type="simple">https://pbs.twimg.com/media/BzMxstWCQAEN7B5.jp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518074107800219648" xlink:type="simple">518074107800219648</text:a></text:p>
          </table:table-cell>
          <table:table-cell office:value-type="string" calcext:value-type="string">
            <text:p>@Holyhellfirewom Glad you like it, Heather. Have you had a chance to sit in one yet?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10-03T16:24:27.000Z</text:p>
          </table:table-cell>
          <table:table-cell office:value-type="string" calcext:value-type="string">
            <text:p>Fri Oct 03 16:24:27 +0000 20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18073633499926531" xlink:type="simple">518073633499926531</text:a></text:p>
          </table:table-cell>
          <table:table-cell office:value-type="string" calcext:value-type="string">
            <text:p>@ImDanielAlvarez Have you checked out our Careers page? We’re hiring: http://t.co/XZU2KtteMA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10-03T16:22:34.000Z</text:p>
          </table:table-cell>
          <table:table-cell office:value-type="string" calcext:value-type="string">
            <text:p>Fri Oct 03 16:22:34 +0000 201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 office:value-type="string" calcext:value-type="string">
            <text:p><text:a xlink:href="http://teslamotors.com/careers" xlink:type="simple">http://teslamotors.com/careers </text:a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17489689792495616" xlink:type="simple">517489689792495616</text:a></text:p>
          </table:table-cell>
          <table:table-cell office:value-type="string" calcext:value-type="string">
            <text:p>RT @elonmusk : About time to unveil the D and something else http://t.co/qp23yi59i6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10-02T01:42:11.000Z</text:p>
          </table:table-cell>
          <table:table-cell office:value-type="string" calcext:value-type="string">
            <text:p>Thu Oct 02 01:42:11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apbots.com/tweetbot" rel="nofollow"&gt;Tweetbot for iΟS&lt;/a&gt;</text:p>
          </table:table-cell>
          <table:table-cell office:value-type="string" calcext:value-type="string">
            <text:p>Retweet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By57o4jCYAECwsq.jpg" xlink:type="simple">https://pbs.twimg.com/media/By57o4jCYAECwsq.jp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517358249406758914" xlink:type="simple">517358249406758914</text:a></text:p>
          </table:table-cell>
          <table:table-cell office:value-type="string" calcext:value-type="string">
            <text:p>@RobertMichalsky Great one. Our owners certainly like to get clever with their plates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10-01T16:59:53.000Z</text:p>
          </table:table-cell>
          <table:table-cell office:value-type="string" calcext:value-type="string">
            <text:p>Wed Oct 01 16:59:53 +0000 20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17352785436626944" xlink:type="simple">517352785436626944</text:a></text:p>
          </table:table-cell>
          <table:table-cell office:value-type="string" calcext:value-type="string">
            <text:p>@SusanGillon @Tesla_Europe Here you are, with link to driving directions: <text:s/>http://t.co/5QtYvfCs9g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10-01T16:38:10.000Z</text:p>
          </table:table-cell>
          <table:table-cell office:value-type="string" calcext:value-type="string">
            <text:p>Wed Oct 01 16:38:10 +0000 20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 office:value-type="string" calcext:value-type="string">
            <text:p><text:a xlink:href="http://www.teslamotors.com/findus#/bounds/52.830013872359025,3.3098369289061793,50.153001164241395,-4.232277328906321,d?search=supercharger,store,service,&amp;place=edinburghsupercharger" xlink:type="simple">http://www.teslamotors.com/findus#/bounds/52.830013872359025,3.3098369289061793,50.153001164241395,-4.232277328906321,d?search=supercharger,store,service,&amp;place=edinburghsupercharger </text:a>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17351688366092289" xlink:type="simple">517351688366092289</text:a></text:p>
          </table:table-cell>
          <table:table-cell office:value-type="string" calcext:value-type="string">
            <text:p>@nik__brovkin Great photo!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10-01T16:33:49.000Z</text:p>
          </table:table-cell>
          <table:table-cell office:value-type="string" calcext:value-type="string">
            <text:p>Wed Oct 01 16:33:49 +0000 20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Twee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17348758690877442" xlink:type="simple">517348758690877442</text:a></text:p>
          </table:table-cell>
          <table:table-cell office:value-type="string" calcext:value-type="string">
            <text:p>@SusanGillon Would you mind sending us a DM so we can help? Thanks!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10-01T16:22:10.000Z</text:p>
          </table:table-cell>
          <table:table-cell office:value-type="string" calcext:value-type="string">
            <text:p>Wed Oct 01 16:22:10 +0000 20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17347186300833792" xlink:type="simple">517347186300833792</text:a></text:p>
          </table:table-cell>
          <table:table-cell office:value-type="string" calcext:value-type="string">
            <text:p>@dirkdemeirsman Thanks Dirk. We appreciate the feedback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10-01T16:15:55.000Z</text:p>
          </table:table-cell>
          <table:table-cell office:value-type="string" calcext:value-type="string">
            <text:p>Wed Oct 01 16:15:55 +0000 20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17347108735553536" xlink:type="simple">517347108735553536</text:a></text:p>
          </table:table-cell>
          <table:table-cell office:value-type="string" calcext:value-type="string">
            <text:p>@SusanGillon Have you contacted any of our locations in the UK? We recommend checking with them first to save. http://t.co/LrRb5IO4py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10-01T16:15:37.000Z</text:p>
          </table:table-cell>
          <table:table-cell office:value-type="string" calcext:value-type="string">
            <text:p>Wed Oct 01 16:15:37 +0000 20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 office:value-type="string" calcext:value-type="string">
            <text:p><text:a xlink:href="http://www.teslamotors.com/findus#/bounds/52.830013872359025,3.3098369289061793,50.153001164241395,-4.232277328906321?search=store,&amp;place=london" xlink:type="simple">http://www.teslamotors.com/findus#/bounds/52.830013872359025,3.3098369289061793,50.153001164241395,-4.232277328906321?search=store,&amp;place=london </text:a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17049928497893376" xlink:type="simple">517049928497893376</text:a></text:p>
          </table:table-cell>
          <table:table-cell office:value-type="string" calcext:value-type="string">
            <text:p>Chicago now has a zero emissions chauffeur fleet, featuring ModelS. These pics via @emotionchi http://t.co/pi1XX1ur2U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9-30T20:34:43.000Z</text:p>
          </table:table-cell>
          <table:table-cell office:value-type="string" calcext:value-type="string">
            <text:p>Tue Sep 30 20:34:43 +0000 2014</text:p>
          </table:table-cell>
          <table:table-cell office:value-type="float" office:value="299" calcext:value-type="float">
            <text:p>299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ByzuK4ZCYAAievp.jpg" xlink:type="simple">https://pbs.twimg.com/media/ByzuK4ZCYAAievp.jpg</text:a></text:p>
          </table:table-cell>
          <table:table-cell office:value-type="string" calcext:value-type="string">
            <text:p><text:a xlink:href="https://pbs.twimg.com/media/ByzuK5KCMAAJBoU.jpg" xlink:type="simple">https://pbs.twimg.com/media/ByzuK5KCMAAJBoU.jpg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twitter.com/Tesla/status/516999603112009729" xlink:type="simple">516999603112009729</text:a></text:p>
          </table:table-cell>
          <table:table-cell office:value-type="string" calcext:value-type="string">
            <text:p>@EastDane Thanks for the support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9-30T17:14:45.000Z</text:p>
          </table:table-cell>
          <table:table-cell office:value-type="string" calcext:value-type="string">
            <text:p>Tue Sep 30 17:14:45 +0000 20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16999502473879552" xlink:type="simple">516999502473879552</text:a></text:p>
          </table:table-cell>
          <table:table-cell office:value-type="string" calcext:value-type="string">
            <text:p>@ryanwoolfolk Great photo, Ryan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9-30T17:14:21.000Z</text:p>
          </table:table-cell>
          <table:table-cell office:value-type="string" calcext:value-type="string">
            <text:p>Tue Sep 30 17:14:21 +0000 20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15582242404306944" xlink:type="simple">515582242404306944</text:a></text:p>
          </table:table-cell>
          <table:table-cell office:value-type="string" calcext:value-type="string">
            <text:p>RT @jratliff2 : @TeslaMotors @TeslaRoadTrip <text:s/>#Cincinnati to #Denver and climbed #PikesPeak #tesla #cinver http://t.co/fCZMiCP6pF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9-26T19:22:40.000Z</text:p>
          </table:table-cell>
          <table:table-cell office:value-type="string" calcext:value-type="string">
            <text:p>Fri Sep 26 19:22:40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tweet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Bye2aXOCYAAEo3O.jpg" xlink:type="simple">https://pbs.twimg.com/media/Bye2aXOCYAAEo3O.jp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515294408258772992" xlink:type="simple">515294408258772992</text:a></text:p>
          </table:table-cell>
          <table:table-cell office:value-type="string" calcext:value-type="string">
            <text:p>@PetrosZ2 globally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9-26T00:18:55.000Z</text:p>
          </table:table-cell>
          <table:table-cell office:value-type="string" calcext:value-type="string">
            <text:p>Fri Sep 26 00:18:55 +0000 20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15293273749856256" xlink:type="simple">515293273749856256</text:a></text:p>
          </table:table-cell>
          <table:table-cell office:value-type="string" calcext:value-type="string">
            <text:p>Supercharger number 200 just opened in Oxnard, CA. http://t.co/KLU6EqGiJy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9-26T00:14:24.000Z</text:p>
          </table:table-cell>
          <table:table-cell office:value-type="string" calcext:value-type="string">
            <text:p>Fri Sep 26 00:14:24 +0000 2014</text:p>
          </table:table-cell>
          <table:table-cell office:value-type="float" office:value="352" calcext:value-type="float">
            <text:p>352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Tweet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ByawgHBIEAAaIQ7.jpg" xlink:type="simple">https://pbs.twimg.com/media/ByawgHBIEAAaIQ7.jp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515124596178051074" xlink:type="simple">515124596178051074</text:a></text:p>
          </table:table-cell>
          <table:table-cell office:value-type="string" calcext:value-type="string">
            <text:p>@shameetluhar Agree. Nice shot!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9-25T13:04:08.000Z</text:p>
          </table:table-cell>
          <table:table-cell office:value-type="string" calcext:value-type="string">
            <text:p>Thu Sep 25 13:04:08 +0000 20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www.percolate.com" rel="nofollow"&gt;Percolate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15040044961116160" xlink:type="simple">515040044961116160</text:a></text:p>
          </table:table-cell>
          <table:table-cell office:value-type="string" calcext:value-type="string">
            <text:p>@EvanRemer Hi Evan, what did you think of the car?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9-25T07:28:10.000Z</text:p>
          </table:table-cell>
          <table:table-cell office:value-type="string" calcext:value-type="string">
            <text:p>Thu Sep 25 07:28:10 +0000 20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www.percolate.com" rel="nofollow"&gt;Percolate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14821647467954176" xlink:type="simple">514821647467954176</text:a></text:p>
          </table:table-cell>
          <table:table-cell office:value-type="string" calcext:value-type="string">
            <text:p>Coalition of institutions, govts, individuals promise to swap $50B in fossil fuel assets for renewables investments: http://t.co/lWJ2qMWLfq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9-24T17:00:20.000Z</text:p>
          </table:table-cell>
          <table:table-cell office:value-type="string" calcext:value-type="string">
            <text:p>Wed Sep 24 17:00:20 +0000 2014</text:p>
          </table:table-cell>
          <table:table-cell office:value-type="float" office:value="107" calcext:value-type="float">
            <text:p>10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Tweet</text:p>
          </table:table-cell>
          <table:table-cell office:value-type="string" calcext:value-type="string">
            <text:p><text:a xlink:href="http://www.newscientist.com/article/dn26262-ny-talks-on-climate-change-put-the-how-in-action.html" xlink:type="simple">http://www.newscientist.com/article/dn26262-ny-talks-on-climate-change-put-the-how-in-action.html </text:a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14508584646758400" xlink:type="simple">514508584646758400</text:a></text:p>
          </table:table-cell>
          <table:table-cell office:value-type="string" calcext:value-type="string">
            <text:p>An emergency elevator helps Model S get into a shopping mall in the Netherlands. http://t.co/0SRysXMG2Y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9-23T20:16:20.000Z</text:p>
          </table:table-cell>
          <table:table-cell office:value-type="string" calcext:value-type="string">
            <text:p>Tue Sep 23 20:16:20 +0000 2014</text:p>
          </table:table-cell>
          <table:table-cell office:value-type="float" office:value="246" calcext:value-type="float">
            <text:p>246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Tweet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ByPm1MiIAAAPbUh.jpg" xlink:type="simple">https://pbs.twimg.com/media/ByPm1MiIAAAPbUh.jp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514159944975667201" xlink:type="simple">514159944975667201</text:a></text:p>
          </table:table-cell>
          <table:table-cell office:value-type="string" calcext:value-type="string">
            <text:p>@AHM3Dali97 Looking good! Congrats and enjoy, Ahmed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9-22T21:10:58.000Z</text:p>
          </table:table-cell>
          <table:table-cell office:value-type="string" calcext:value-type="string">
            <text:p>Mon Sep 22 21:10:58 +0000 201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14156806751256577" xlink:type="simple">514156806751256577</text:a></text:p>
          </table:table-cell>
          <table:table-cell office:value-type="string" calcext:value-type="string">
            <text:p>@CraigDahl43 @kassimosgood81 Thanks for stopping by!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9-22T20:58:29.000Z</text:p>
          </table:table-cell>
          <table:table-cell office:value-type="string" calcext:value-type="string">
            <text:p>Mon Sep 22 20:58:29 +0000 20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14146999587708928" xlink:type="simple">514146999587708928</text:a></text:p>
          </table:table-cell>
          <table:table-cell office:value-type="string" calcext:value-type="string">
            <text:p>@BeauAthia Hi Beau, please feel free to DM us with more info. We’d be happy to help. Thanks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9-22T20:19:31.000Z</text:p>
          </table:table-cell>
          <table:table-cell office:value-type="string" calcext:value-type="string">
            <text:p>Mon Sep 22 20:19:31 +0000 20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14096439262072833" xlink:type="simple">514096439262072833</text:a></text:p>
          </table:table-cell>
          <table:table-cell office:value-type="string" calcext:value-type="string">
            <text:p>@jburgessdotcom Nice. What was your favorite part about it?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9-22T16:58:37.000Z</text:p>
          </table:table-cell>
          <table:table-cell office:value-type="string" calcext:value-type="string">
            <text:p>Mon Sep 22 16:58:37 +0000 20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Twee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14095736825204737" xlink:type="simple">514095736825204737</text:a></text:p>
          </table:table-cell>
          <table:table-cell office:value-type="string" calcext:value-type="string">
            <text:p>@VentreG Ha! Our owners can get pretty clever with their plates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9-22T16:55:49.000Z</text:p>
          </table:table-cell>
          <table:table-cell office:value-type="string" calcext:value-type="string">
            <text:p>Mon Sep 22 16:55:49 +0000 20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14090882534883328" xlink:type="simple">514090882534883328</text:a></text:p>
          </table:table-cell>
          <table:table-cell office:value-type="string" calcext:value-type="string">
            <text:p>@Liquidnoose Enjoy the drive, Paul!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9-22T16:36:32.000Z</text:p>
          </table:table-cell>
          <table:table-cell office:value-type="string" calcext:value-type="string">
            <text:p>Mon Sep 22 16:36:32 +0000 20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14090654444421120" xlink:type="simple">514090654444421120</text:a></text:p>
          </table:table-cell>
          <table:table-cell office:value-type="string" calcext:value-type="string">
            <text:p>@BryanDAnderson Glad you like it, Bryan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9-22T16:35:38.000Z</text:p>
          </table:table-cell>
          <table:table-cell office:value-type="string" calcext:value-type="string">
            <text:p>Mon Sep 22 16:35:38 +0000 20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13115531377799168" xlink:type="simple">513115531377799168</text:a></text:p>
          </table:table-cell>
          <table:table-cell office:value-type="string" calcext:value-type="string">
            <text:p>RT @elonmusk : Calendar app w tap to nav &amp;amp; traffic predictor in Tesla V6.0 release will radically improve how the car adapts to the owner over time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9-20T00:00:50.000Z</text:p>
          </table:table-cell>
          <table:table-cell office:value-type="string" calcext:value-type="string">
            <text:p>Sat Sep 20 00:00:50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tweet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13108924946345984" xlink:type="simple">513108924946345984</text:a></text:p>
          </table:table-cell>
          <table:table-cell office:value-type="string" calcext:value-type="string">
            <text:p>@_thervp_ Have you had a chance to sit in one yet?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9-19T23:34:35.000Z</text:p>
          </table:table-cell>
          <table:table-cell office:value-type="string" calcext:value-type="string">
            <text:p>Fri Sep 19 23:34:35 +0000 20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13080964113645569" xlink:type="simple">513080964113645569</text:a></text:p>
          </table:table-cell>
          <table:table-cell office:value-type="string" calcext:value-type="string">
            <text:p>@MoronWithAnA Have you had the chance to sit in one yet?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9-19T21:43:29.000Z</text:p>
          </table:table-cell>
          <table:table-cell office:value-type="string" calcext:value-type="string">
            <text:p>Fri Sep 19 21:43:29 +0000 20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13059749399515136" xlink:type="simple">513059749399515136</text:a></text:p>
          </table:table-cell>
          <table:table-cell office:value-type="string" calcext:value-type="string">
            <text:p>@ManuKumar Glad you like it, Manu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9-19T20:19:11.000Z</text:p>
          </table:table-cell>
          <table:table-cell office:value-type="string" calcext:value-type="string">
            <text:p>Fri Sep 19 20:19:11 +0000 20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13059597913837568" xlink:type="simple">513059597913837568</text:a></text:p>
          </table:table-cell>
          <table:table-cell office:value-type="string" calcext:value-type="string">
            <text:p>@Got_Rices Stay tuned for Model 3 in about three years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9-19T20:18:34.000Z</text:p>
          </table:table-cell>
          <table:table-cell office:value-type="string" calcext:value-type="string">
            <text:p>Fri Sep 19 20:18:34 +0000 20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13041392503762944" xlink:type="simple">513041392503762944</text:a></text:p>
          </table:table-cell>
          <table:table-cell office:value-type="string" calcext:value-type="string">
            <text:p>@crmohler Enjoy, Christy!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9-19T19:06:14.000Z</text:p>
          </table:table-cell>
          <table:table-cell office:value-type="string" calcext:value-type="string">
            <text:p>Fri Sep 19 19:06:14 +0000 20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13028228961665025" xlink:type="simple">513028228961665025</text:a></text:p>
          </table:table-cell>
          <table:table-cell office:value-type="string" calcext:value-type="string">
            <text:p>@goodwinb99 That is fantastic. Happy birthday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9-19T18:13:56.000Z</text:p>
          </table:table-cell>
          <table:table-cell office:value-type="string" calcext:value-type="string">
            <text:p>Fri Sep 19 18:13:56 +0000 20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13009346683228160" xlink:type="simple">513009346683228160</text:a></text:p>
          </table:table-cell>
          <table:table-cell office:value-type="string" calcext:value-type="string">
            <text:p>New software update for Model S. Details on v6.0: http://t.co/bZmiW2f6br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9-19T16:58:54.000Z</text:p>
          </table:table-cell>
          <table:table-cell office:value-type="string" calcext:value-type="string">
            <text:p>Fri Sep 19 16:58:54 +0000 2014</text:p>
          </table:table-cell>
          <table:table-cell office:value-type="float" office:value="241" calcext:value-type="float">
            <text:p>241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Tweet</text:p>
          </table:table-cell>
          <table:table-cell office:value-type="string" calcext:value-type="string">
            <text:p><text:a xlink:href="http://www.teslamotors.com/blog/software-v60" xlink:type="simple">http://www.teslamotors.com/blog/software-v60 </text:a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12666152271482881" xlink:type="simple">512666152271482881</text:a></text:p>
          </table:table-cell>
          <table:table-cell office:value-type="string" calcext:value-type="string">
            <text:p>@Phalerieau Hope you enjoyed it, Valerio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9-18T18:15:10.000Z</text:p>
          </table:table-cell>
          <table:table-cell office:value-type="string" calcext:value-type="string">
            <text:p>Thu Sep 18 18:15:10 +0000 201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12665077221031936" xlink:type="simple">512665077221031936</text:a></text:p>
          </table:table-cell>
          <table:table-cell office:value-type="string" calcext:value-type="string">
            <text:p>@Nirkolas Neat photo. Enjoy the drive!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9-18T18:10:53.000Z</text:p>
          </table:table-cell>
          <table:table-cell office:value-type="string" calcext:value-type="string">
            <text:p>Thu Sep 18 18:10:53 +0000 20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12664421185777664" xlink:type="simple">512664421185777664</text:a></text:p>
          </table:table-cell>
          <table:table-cell office:value-type="string" calcext:value-type="string">
            <text:p>@AaronPoisson Have you checked out our Careers page? http://t.co/MKUblDGc7v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9-18T18:08:17.000Z</text:p>
          </table:table-cell>
          <table:table-cell office:value-type="string" calcext:value-type="string">
            <text:p>Thu Sep 18 18:08:17 +0000 20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 office:value-type="string" calcext:value-type="string">
            <text:p><text:a xlink:href="http://www.teslamotors.com/careers" xlink:type="simple">http://www.teslamotors.com/careers </text:a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11973623251230720" xlink:type="simple">511973623251230720</text:a></text:p>
          </table:table-cell>
          <table:table-cell office:value-type="string" calcext:value-type="string">
            <text:p>@jeremymurray You can email Press (at) TeslaMotors (dot) com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9-16T20:23:18.000Z</text:p>
          </table:table-cell>
          <table:table-cell office:value-type="string" calcext:value-type="string">
            <text:p>Tue Sep 16 20:23:18 +0000 20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11956954910969856" xlink:type="simple">511956954910969856</text:a></text:p>
          </table:table-cell>
          <table:table-cell office:value-type="string" calcext:value-type="string">
            <text:p>@Jake_Joseph Thanks for the support! We’re currently focused on Model S and Model X. No racing plans right now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9-16T19:17:04.000Z</text:p>
          </table:table-cell>
          <table:table-cell office:value-type="string" calcext:value-type="string">
            <text:p>Tue Sep 16 19:17:04 +0000 20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11934487668600834" xlink:type="simple">511934487668600834</text:a></text:p>
          </table:table-cell>
          <table:table-cell office:value-type="string" calcext:value-type="string">
            <text:p>Low-carbon economy will deliver faster economic growth, better lives, and a greener environment says report: http://t.co/s2LiVHAkPJ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9-16T17:47:47.000Z</text:p>
          </table:table-cell>
          <table:table-cell office:value-type="string" calcext:value-type="string">
            <text:p>Tue Sep 16 17:47:47 +0000 2014</text:p>
          </table:table-cell>
          <table:table-cell office:value-type="float" office:value="136" calcext:value-type="float">
            <text:p>136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Tweet</text:p>
          </table:table-cell>
          <table:table-cell office:value-type="string" calcext:value-type="string">
            <text:p><text:a xlink:href="http://www.newscientist.com/article/dn26213-go-lowcarbon-for-the-money-says-highprofile-report.html#.VBhTzi5dVKY" xlink:type="simple">http://www.newscientist.com/article/dn26213-go-lowcarbon-for-the-money-says-highprofile-report.html#.VBhTzi5dVKY </text:a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11930966906925056" xlink:type="simple">511930966906925056</text:a></text:p>
          </table:table-cell>
          <table:table-cell office:value-type="string" calcext:value-type="string">
            <text:p>@Mattneto The energy delivered wouldn’t offset the added weight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9-16T17:33:48.000Z</text:p>
          </table:table-cell>
          <table:table-cell office:value-type="string" calcext:value-type="string">
            <text:p>Tue Sep 16 17:33:48 +0000 201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Twee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11926377457524736" xlink:type="simple">511926377457524736</text:a></text:p>
          </table:table-cell>
          <table:table-cell office:value-type="string" calcext:value-type="string">
            <text:p>@skcdmd We’re focused on Model S and Model X right now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9-16T17:15:34.000Z</text:p>
          </table:table-cell>
          <table:table-cell office:value-type="string" calcext:value-type="string">
            <text:p>Tue Sep 16 17:15:34 +0000 20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11673598763732992" xlink:type="simple">511673598763732992</text:a></text:p>
          </table:table-cell>
          <table:table-cell office:value-type="string" calcext:value-type="string">
            <text:p>Superchargers have now delivered over 11.7 GWh of energy, saving 1.8M gallons of gasoline: http://t.co/QzdX2pBX7X http://t.co/rug0GEuvGl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9-16T00:31:07.000Z</text:p>
          </table:table-cell>
          <table:table-cell office:value-type="string" calcext:value-type="string">
            <text:p>Tue Sep 16 00:31:07 +0000 2014</text:p>
          </table:table-cell>
          <table:table-cell office:value-type="float" office:value="508" calcext:value-type="float">
            <text:p>508</text:p>
          </table:table-cell>
          <table:table-cell office:value-type="float" office:value="483" calcext:value-type="float">
            <text:p>48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Tweet</text:p>
          </table:table-cell>
          <table:table-cell office:value-type="string" calcext:value-type="string">
            <text:p><text:a xlink:href="http://www.teslamotors.com/supercharger" xlink:type="simple">http://www.teslamotors.com/supercharger 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BxnUbICIIAAwt5D.jpg" xlink:type="simple">https://pbs.twimg.com/media/BxnUbICIIAAwt5D.jp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510311401873604608" xlink:type="simple">510311401873604608</text:a></text:p>
          </table:table-cell>
          <table:table-cell office:value-type="string" calcext:value-type="string">
            <text:p>Nevada Legislature tonight unanimously passed legislation that allows us to begin construction of Gigafactory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9-12T06:18:13.000Z</text:p>
          </table:table-cell>
          <table:table-cell office:value-type="string" calcext:value-type="string">
            <text:p>Fri Sep 12 06:18:13 +0000 2014</text:p>
          </table:table-cell>
          <table:table-cell office:value-type="float" office:value="626" calcext:value-type="float">
            <text:p>626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Tweet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10171239223029761" xlink:type="simple">510171239223029761</text:a></text:p>
          </table:table-cell>
          <table:table-cell office:value-type="string" calcext:value-type="string">
            <text:p>RT @elonmusk : Official Gigafactory address to be: Electric Avenue, McCarran, Nevada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9-11T21:01:16.000Z</text:p>
          </table:table-cell>
          <table:table-cell office:value-type="string" calcext:value-type="string">
            <text:p>Thu Sep 11 21:01:16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tweet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09750112554217472" xlink:type="simple">509750112554217472</text:a></text:p>
          </table:table-cell>
          <table:table-cell office:value-type="string" calcext:value-type="string">
            <text:p>We just launched Model S in Japan &amp;amp; unveiled 2 Superchargers. Here’s our Supercharger expansion in Asia thru 2015 http://t.co/TMWi2oht7d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9-10T17:07:52.000Z</text:p>
          </table:table-cell>
          <table:table-cell office:value-type="string" calcext:value-type="string">
            <text:p>Wed Sep 10 17:07:52 +0000 2014</text:p>
          </table:table-cell>
          <table:table-cell office:value-type="float" office:value="245" calcext:value-type="float">
            <text:p>245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www.percolate.com" rel="nofollow"&gt;Percolate&lt;/a&gt;</text:p>
          </table:table-cell>
          <table:table-cell office:value-type="string" calcext:value-type="string">
            <text:p>Tweet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BxL_BrjCMAAtNLJ.png" xlink:type="simple">https://pbs.twimg.com/media/BxL_BrjCMAAtNLJ.pn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509141155548631041" xlink:type="simple">509141155548631041</text:a></text:p>
          </table:table-cell>
          <table:table-cell office:value-type="string" calcext:value-type="string">
            <text:p>@Starf1337 That you for the support, Adam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9-09T00:48:05.000Z</text:p>
          </table:table-cell>
          <table:table-cell office:value-type="string" calcext:value-type="string">
            <text:p>Tue Sep 09 00:48:05 +0000 20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09099032409436160" xlink:type="simple">509099032409436160</text:a></text:p>
          </table:table-cell>
          <table:table-cell office:value-type="string" calcext:value-type="string">
            <text:p>@ConnerGuyer Enjoy the ride!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9-08T22:00:42.000Z</text:p>
          </table:table-cell>
          <table:table-cell office:value-type="string" calcext:value-type="string">
            <text:p>Mon Sep 08 22:00:42 +0000 201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09080374526214144" xlink:type="simple">509080374526214144</text:a></text:p>
          </table:table-cell>
          <table:table-cell office:value-type="string" calcext:value-type="string">
            <text:p>RT @elonmusk : Handing over the first Tesla Model S cars in Japan http://t.co/58fzUJBjVs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9-08T20:46:34.000Z</text:p>
          </table:table-cell>
          <table:table-cell office:value-type="string" calcext:value-type="string">
            <text:p>Mon Sep 08 20:46:34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tweet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Bw_4esRCEAEdRuR.jpg" xlink:type="simple">https://pbs.twimg.com/media/Bw_4esRCEAEdRuR.jp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509005760391413761" xlink:type="simple">509005760391413761</text:a></text:p>
          </table:table-cell>
          <table:table-cell office:value-type="string" calcext:value-type="string">
            <text:p>@10NewsCha Indeed we did! Tweeted the story recently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9-08T15:50:04.000Z</text:p>
          </table:table-cell>
          <table:table-cell office:value-type="string" calcext:value-type="string">
            <text:p>Mon Sep 08 15:50:04 +0000 20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07672132969431040" xlink:type="simple">507672132969431040</text:a></text:p>
          </table:table-cell>
          <table:table-cell office:value-type="string" calcext:value-type="string">
            <text:p>Gigafactory confirmed for Nevada. http://t.co/1vGucDJ8fY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9-04T23:30:43.000Z</text:p>
          </table:table-cell>
          <table:table-cell office:value-type="string" calcext:value-type="string">
            <text:p>Thu Sep 04 23:30:43 +0000 2014</text:p>
          </table:table-cell>
          <table:table-cell office:value-type="float" office:value="1406" calcext:value-type="float">
            <text:p>1406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Tweet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BwudHVDIYAElA_A.jpg" xlink:type="simple">https://pbs.twimg.com/media/BwudHVDIYAElA_A.jp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507668300415774720" xlink:type="simple">507668300415774720</text:a></text:p>
          </table:table-cell>
          <table:table-cell office:value-type="string" calcext:value-type="string">
            <text:p>Nevada selected as official site for Tesla battery Gigafactory: http://t.co/T2TwWT3gi8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9-04T23:15:29.000Z</text:p>
          </table:table-cell>
          <table:table-cell office:value-type="string" calcext:value-type="string">
            <text:p>Thu Sep 04 23:15:29 +0000 2014</text:p>
          </table:table-cell>
          <table:table-cell office:value-type="float" office:value="353" calcext:value-type="float">
            <text:p>353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Tweet</text:p>
          </table:table-cell>
          <table:table-cell office:value-type="string" calcext:value-type="string">
            <text:p><text:a xlink:href="http://www.teslamotors.com/about/press/releases/nevada-selected-official-site-tesla-battery-gigafactory" xlink:type="simple">http://www.teslamotors.com/about/press/releases/nevada-selected-official-site-tesla-battery-gigafactory </text:a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07634107719774208" xlink:type="simple">507634107719774208</text:a></text:p>
          </table:table-cell>
          <table:table-cell office:value-type="string" calcext:value-type="string">
            <text:p>@khelbaldeo Nice photos!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9-04T20:59:37.000Z</text:p>
          </table:table-cell>
          <table:table-cell office:value-type="string" calcext:value-type="string">
            <text:p>Thu Sep 04 20:59:37 +0000 20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07633979319525377" xlink:type="simple">507633979319525377</text:a></text:p>
          </table:table-cell>
          <table:table-cell office:value-type="string" calcext:value-type="string">
            <text:p>@TheDeskOfMark Stay tuned for our Model 3 in about three years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9-04T20:59:06.000Z</text:p>
          </table:table-cell>
          <table:table-cell office:value-type="string" calcext:value-type="string">
            <text:p>Thu Sep 04 20:59:06 +0000 201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Tweet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07632660219322368" xlink:type="simple">507632660219322368</text:a></text:p>
          </table:table-cell>
          <table:table-cell office:value-type="string" calcext:value-type="string">
            <text:p>Model S owner uses Tesla app to track stolen car chased down by police: http://t.co/eRY8w8Me4K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9-04T20:53:52.000Z</text:p>
          </table:table-cell>
          <table:table-cell office:value-type="string" calcext:value-type="string">
            <text:p>Thu Sep 04 20:53:52 +0000 2014</text:p>
          </table:table-cell>
          <table:table-cell office:value-type="float" office:value="160" calcext:value-type="float">
            <text:p>160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Tweet</text:p>
          </table:table-cell>
          <table:table-cell office:value-type="string" calcext:value-type="string">
            <text:p><text:a xlink:href="http://www.nbcbayarea.com/news/tech/Stolen-Tesla-Owner-Sees-Chase-Route-Speeds-Through-App-273946021.html" xlink:type="simple">http://www.nbcbayarea.com/news/tech/Stolen-Tesla-Owner-Sees-Chase-Route-Speeds-Through-App-273946021.html </text:a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06954268956307457" xlink:type="simple">506954268956307457</text:a></text:p>
          </table:table-cell>
          <table:table-cell office:value-type="string" calcext:value-type="string">
            <text:p>@butterycolor We do. http://t.co/QzdX2pBX7X Use the scroll beneath the map and you can see what’s coming soon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9-02T23:58:11.000Z</text:p>
          </table:table-cell>
          <table:table-cell office:value-type="string" calcext:value-type="string">
            <text:p>Tue Sep 02 23:58:11 +0000 201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 office:value-type="string" calcext:value-type="string">
            <text:p><text:a xlink:href="http://www.teslamotors.com/supercharger" xlink:type="simple">http://www.teslamotors.com/supercharger </text:a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06903893469433856" xlink:type="simple">506903893469433856</text:a></text:p>
          </table:table-cell>
          <table:table-cell office:value-type="string" calcext:value-type="string">
            <text:p>@doctorfullerton Happy to hear it. We’re expanding in Canada, stay tuned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9-02T20:38:00.000Z</text:p>
          </table:table-cell>
          <table:table-cell office:value-type="string" calcext:value-type="string">
            <text:p>Tue Sep 02 20:38:00 +0000 20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Tweet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06496714266521600" xlink:type="simple">506496714266521600</text:a></text:p>
          </table:table-cell>
          <table:table-cell office:value-type="string" calcext:value-type="string">
            <text:p>@ohiosaysohayo Enjoy the drive. Let us know what you think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9-01T17:40:01.000Z</text:p>
          </table:table-cell>
          <table:table-cell office:value-type="string" calcext:value-type="string">
            <text:p>Mon Sep 01 17:40:01 +0000 20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Tweet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05406786740838400" xlink:type="simple">505406786740838400</text:a></text:p>
          </table:table-cell>
          <table:table-cell office:value-type="string" calcext:value-type="string">
            <text:p>@cpmuoio Superchargers enable long distance travel between cities. If living in NJ or NYC, can charge at home each night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8-29T17:29:02.000Z</text:p>
          </table:table-cell>
          <table:table-cell office:value-type="string" calcext:value-type="string">
            <text:p>Fri Aug 29 17:29:02 +0000 201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05405393892163585" xlink:type="simple">505405393892163585</text:a></text:p>
          </table:table-cell>
          <table:table-cell office:value-type="string" calcext:value-type="string">
            <text:p>@chris_emerson What did you think of the car?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8-29T17:23:30.000Z</text:p>
          </table:table-cell>
          <table:table-cell office:value-type="string" calcext:value-type="string">
            <text:p>Fri Aug 29 17:23:30 +0000 20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05404829330448385" xlink:type="simple">505404829330448385</text:a></text:p>
          </table:table-cell>
          <table:table-cell office:value-type="string" calcext:value-type="string">
            <text:p>@cpmuoio We have quite a few Superchargers in the area: http://t.co/WFNVx9T8fV,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8-29T17:21:15.000Z</text:p>
          </table:table-cell>
          <table:table-cell office:value-type="string" calcext:value-type="string">
            <text:p>Fri Aug 29 17:21:15 +0000 201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 office:value-type="string" calcext:value-type="string">
            <text:p><text:a xlink:href="http://www.teslamotors.com/findus#/bounds/40.91525559999999,-73.70027209999999,40.4959961,-74.2590879?search=supercharger" xlink:type="simple">http://www.teslamotors.com/findus#/bounds/40.91525559999999,-73.70027209999999,40.4959961,-74.2590879?search=supercharger </text:a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05158712764272640" xlink:type="simple">505158712764272640</text:a></text:p>
          </table:table-cell>
          <table:table-cell office:value-type="string" calcext:value-type="string">
            <text:p>@AdrianG_e Well feel free to visit us and see the Model S: http://t.co/ilTGcafKkY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8-29T01:03:17.000Z</text:p>
          </table:table-cell>
          <table:table-cell office:value-type="string" calcext:value-type="string">
            <text:p>Fri Aug 29 01:03:17 +0000 20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 office:value-type="string" calcext:value-type="string">
            <text:p><text:a xlink:href="http://www.teslamotors.com/findus" xlink:type="simple">http://www.teslamotors.com/findus </text:a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05157251875602432" xlink:type="simple">505157251875602432</text:a></text:p>
          </table:table-cell>
          <table:table-cell office:value-type="string" calcext:value-type="string">
            <text:p>@AdrianG_e No gas there. Those are Superchargers and replenish half a charge in as little as 20 min. (And they’re free!)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8-29T00:57:28.000Z</text:p>
          </table:table-cell>
          <table:table-cell office:value-type="string" calcext:value-type="string">
            <text:p>Fri Aug 29 00:57:28 +0000 201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05151851763757056" xlink:type="simple">505151851763757056</text:a></text:p>
          </table:table-cell>
          <table:table-cell office:value-type="string" calcext:value-type="string">
            <text:p>New feature on @googlemaps lets you see inside a Tesla showroom (&amp;amp; Model S) in high resolution http://t.co/vDBFuw3suq http://t.co/PEnHqOQBje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8-29T00:36:01.000Z</text:p>
          </table:table-cell>
          <table:table-cell office:value-type="string" calcext:value-type="string">
            <text:p>Fri Aug 29 00:36:01 +0000 2014</text:p>
          </table:table-cell>
          <table:table-cell office:value-type="float" office:value="260" calcext:value-type="float">
            <text:p>260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Tweet</text:p>
          </table:table-cell>
          <table:table-cell office:value-type="string" calcext:value-type="string">
            <text:p><text:a xlink:href="http://bit.ly/1pnD4cQ" xlink:type="simple">http://bit.ly/1pnD4cQ </text:a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BwKo7pTIMAAxaF0.png" xlink:type="simple">https://pbs.twimg.com/media/BwKo7pTIMAAxaF0.pn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505149286116364288" xlink:type="simple">505149286116364288</text:a></text:p>
          </table:table-cell>
          <table:table-cell office:value-type="string" calcext:value-type="string">
            <text:p>@JKasteler Congrats!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8-29T00:25:49.000Z</text:p>
          </table:table-cell>
          <table:table-cell office:value-type="string" calcext:value-type="string">
            <text:p>Fri Aug 29 00:25:49 +0000 20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05149173574819840" xlink:type="simple">505149173574819840</text:a></text:p>
          </table:table-cell>
          <table:table-cell office:value-type="string" calcext:value-type="string">
            <text:p>@n_oah Nice! Let us know how it goes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8-29T00:25:22.000Z</text:p>
          </table:table-cell>
          <table:table-cell office:value-type="string" calcext:value-type="string">
            <text:p>Fri Aug 29 00:25:22 +0000 20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05148878962712576" xlink:type="simple">505148878962712576</text:a></text:p>
          </table:table-cell>
          <table:table-cell office:value-type="string" calcext:value-type="string">
            <text:p>@BrandonCharters Glad you enjoyed the tour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8-29T00:24:12.000Z</text:p>
          </table:table-cell>
          <table:table-cell office:value-type="string" calcext:value-type="string">
            <text:p>Fri Aug 29 00:24:12 +0000 20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04794994884894720" xlink:type="simple">504794994884894720</text:a></text:p>
          </table:table-cell>
          <table:table-cell office:value-type="string" calcext:value-type="string">
            <text:p>@Piechoinski We have stores where you can sit in or test drive the car. Have a look: http://t.co/ilTGcafKkY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8-28T00:58:00.000Z</text:p>
          </table:table-cell>
          <table:table-cell office:value-type="string" calcext:value-type="string">
            <text:p>Thu Aug 28 00:58:00 +0000 20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Tweet</text:p>
          </table:table-cell>
          <table:table-cell office:value-type="string" calcext:value-type="string">
            <text:p><text:a xlink:href="http://www.teslamotors.com/findus" xlink:type="simple">http://www.teslamotors.com/findus </text:a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04774340357787648" xlink:type="simple">504774340357787648</text:a></text:p>
          </table:table-cell>
          <table:table-cell office:value-type="string" calcext:value-type="string">
            <text:p>@Moconnor654321 Yes, Ireland is coming: http://t.co/QzdX2pBX7X Use the scroll beneath the map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8-27T23:35:55.000Z</text:p>
          </table:table-cell>
          <table:table-cell office:value-type="string" calcext:value-type="string">
            <text:p>Wed Aug 27 23:35:55 +0000 20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 office:value-type="string" calcext:value-type="string">
            <text:p><text:a xlink:href="http://www.teslamotors.com/supercharger" xlink:type="simple">http://www.teslamotors.com/supercharger </text:a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04747481884684288" xlink:type="simple">504747481884684288</text:a></text:p>
          </table:table-cell>
          <table:table-cell office:value-type="string" calcext:value-type="string">
            <text:p>@alantanmd Enjoy the drive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8-27T21:49:12.000Z</text:p>
          </table:table-cell>
          <table:table-cell office:value-type="string" calcext:value-type="string">
            <text:p>Wed Aug 27 21:49:12 +0000 20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04747376234356736" xlink:type="simple">504747376234356736</text:a></text:p>
          </table:table-cell>
          <table:table-cell office:value-type="string" calcext:value-type="string">
            <text:p>@brian_conklin Whoa. Very cool!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8-27T21:48:46.000Z</text:p>
          </table:table-cell>
          <table:table-cell office:value-type="string" calcext:value-type="string">
            <text:p>Wed Aug 27 21:48:46 +0000 201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04719975089598464" xlink:type="simple">504719975089598464</text:a></text:p>
          </table:table-cell>
          <table:table-cell office:value-type="string" calcext:value-type="string">
            <text:p>@ChaseButlerTV @Barnacules We try to respond to everyone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8-27T19:59:53.000Z</text:p>
          </table:table-cell>
          <table:table-cell office:value-type="string" calcext:value-type="string">
            <text:p>Wed Aug 27 19:59:53 +0000 20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04718423205498880" xlink:type="simple">504718423205498880</text:a></text:p>
          </table:table-cell>
          <table:table-cell office:value-type="string" calcext:value-type="string">
            <text:p>@Barnacules Hi there, please feel free to email Press (at) teslamotors (dot) com. They can assist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8-27T19:53:43.000Z</text:p>
          </table:table-cell>
          <table:table-cell office:value-type="string" calcext:value-type="string">
            <text:p>Wed Aug 27 19:53:43 +0000 201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04329081509249024" xlink:type="simple">504329081509249024</text:a></text:p>
          </table:table-cell>
          <table:table-cell office:value-type="string" calcext:value-type="string">
            <text:p>@motoalamark If you email Press (at) teslamotors (dot) com, they can put you in touch with the right person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8-26T18:06:37.000Z</text:p>
          </table:table-cell>
          <table:table-cell office:value-type="string" calcext:value-type="string">
            <text:p>Tue Aug 26 18:06:37 +0000 20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Tweet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04038041946570752" xlink:type="simple">504038041946570752</text:a></text:p>
          </table:table-cell>
          <table:table-cell office:value-type="string" calcext:value-type="string">
            <text:p>@Avron_p We currently have one in Squamish, BC with more coming soon in the Toronto, Ottawa, &amp;amp; Montreal areas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8-25T22:50:08.000Z</text:p>
          </table:table-cell>
          <table:table-cell office:value-type="string" calcext:value-type="string">
            <text:p>Mon Aug 25 22:50:08 +0000 201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04023823532822529" xlink:type="simple">504023823532822529</text:a></text:p>
          </table:table-cell>
          <table:table-cell office:value-type="string" calcext:value-type="string">
            <text:p>@TheSamBaugh The map is a representation of the corridors we plan to enable and the timing thereof. Exact locations and timing may vary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8-25T21:53:38.000Z</text:p>
          </table:table-cell>
          <table:table-cell office:value-type="string" calcext:value-type="string">
            <text:p>Mon Aug 25 21:53:38 +0000 20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Tweet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04023628883955712" xlink:type="simple">504023628883955712</text:a></text:p>
          </table:table-cell>
          <table:table-cell office:value-type="string" calcext:value-type="string">
            <text:p>@DarkPhoenix624 Watch this space for Welsh Supercharger. Updated map coming soon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8-25T21:52:52.000Z</text:p>
          </table:table-cell>
          <table:table-cell office:value-type="string" calcext:value-type="string">
            <text:p>Mon Aug 25 21:52:52 +0000 20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Reply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04023532293345280" xlink:type="simple">504023532293345280</text:a></text:p>
          </table:table-cell>
          <table:table-cell office:value-type="string" calcext:value-type="string">
            <text:p>@macdubbin Watch this space for Welsh Supercharger. Updated map coming soon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8-25T21:52:29.000Z</text:p>
          </table:table-cell>
          <table:table-cell office:value-type="string" calcext:value-type="string">
            <text:p>Mon Aug 25 21:52:29 +0000 20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04023014476763136" xlink:type="simple">504023014476763136</text:a></text:p>
          </table:table-cell>
          <table:table-cell office:value-type="string" calcext:value-type="string">
            <text:p>@PJHORNAK Here is some info + driving directions: http://t.co/2yz0tyHinZ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8-25T21:50:25.000Z</text:p>
          </table:table-cell>
          <table:table-cell office:value-type="string" calcext:value-type="string">
            <text:p>Mon Aug 25 21:50:25 +0000 20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 office:value-type="string" calcext:value-type="string">
            <text:p><text:a xlink:href="http://www.teslamotors.com/findus#/bounds/41.357423,-73.9024391,38.9286252,-75.5597921,d?search=store,service,supercharger&amp;place=edisonsupercharger" xlink:type="simple">http://www.teslamotors.com/findus#/bounds/41.357423,-73.9024391,38.9286252,-75.5597921,d?search=store,service,supercharger&amp;place=edisonsupercharger </text:a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04022786650562560" xlink:type="simple">504022786650562560</text:a></text:p>
          </table:table-cell>
          <table:table-cell office:value-type="string" calcext:value-type="string">
            <text:p>@TheSamBaugh Try our Find Us page: http://t.co/MFkfW7VLkZ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8-25T21:49:31.000Z</text:p>
          </table:table-cell>
          <table:table-cell office:value-type="string" calcext:value-type="string">
            <text:p>Mon Aug 25 21:49:31 +0000 20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Tweet</text:p>
          </table:table-cell>
          <table:table-cell office:value-type="string" calcext:value-type="string">
            <text:p><text:a xlink:href="http://www.teslamotors.com/findus#/?search=store,service,supercharger" xlink:type="simple">http://www.teslamotors.com/findus#/?search=store,service,supercharger </text:a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04020830733344768" xlink:type="simple">504020830733344768</text:a></text:p>
          </table:table-cell>
          <table:table-cell office:value-type="string" calcext:value-type="string">
            <text:p>@lcaller AutoExpress just did a piece on driving in the UK as well: http://t.co/dUGL0d4GcA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8-25T21:41:44.000Z</text:p>
          </table:table-cell>
          <table:table-cell office:value-type="string" calcext:value-type="string">
            <text:p>Mon Aug 25 21:41:44 +0000 20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 office:value-type="string" calcext:value-type="string">
            <text:p><text:a xlink:href="http://www.autoexpress.co.uk/tesla/model-s/88313/we-drive-the-tesla-supercharger-superhighway" xlink:type="simple">http://www.autoexpress.co.uk/tesla/model-s/88313/we-drive-the-tesla-supercharger-superhighway </text:a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04019639081254913" xlink:type="simple">504019639081254913</text:a></text:p>
          </table:table-cell>
          <table:table-cell office:value-type="string" calcext:value-type="string">
            <text:p>@Scythe024 We don’t have any updates for reservations yet, but will let you know when we do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8-25T21:37:00.000Z</text:p>
          </table:table-cell>
          <table:table-cell office:value-type="string" calcext:value-type="string">
            <text:p>Mon Aug 25 21:37:00 +0000 20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04019161761058816" xlink:type="simple">504019161761058816</text:a></text:p>
          </table:table-cell>
          <table:table-cell office:value-type="string" calcext:value-type="string">
            <text:p>@lcaller We’ve got Superchargers in London and Birmingham, more coming soon. Keep in mind you can charge at home as well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8-25T21:35:07.000Z</text:p>
          </table:table-cell>
          <table:table-cell office:value-type="string" calcext:value-type="string">
            <text:p>Mon Aug 25 21:35:07 +0000 20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04013860173406208" xlink:type="simple">504013860173406208</text:a></text:p>
          </table:table-cell>
          <table:table-cell office:value-type="string" calcext:value-type="string">
            <text:p>RT @elonmusk : @evanwiththebig @TeslaMotors Expansion to Madrid already underway. Map is being updated. All of Spain &amp;amp; Portugal by end of 2015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8-25T21:14:03.000Z</text:p>
          </table:table-cell>
          <table:table-cell office:value-type="string" calcext:value-type="string">
            <text:p>Mon Aug 25 21:14:03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tweet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04012302228914177" xlink:type="simple">504012302228914177</text:a></text:p>
          </table:table-cell>
          <table:table-cell office:value-type="string" calcext:value-type="string">
            <text:p>RT @elonmusk : @cermak @Tesla_Europe I agree. We are fixing this plan. Updated map coming soon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8-25T21:07:51.000Z</text:p>
          </table:table-cell>
          <table:table-cell office:value-type="string" calcext:value-type="string">
            <text:p>Mon Aug 25 21:07:51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Retwee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04003846402605056" xlink:type="simple">504003846402605056</text:a></text:p>
          </table:table-cell>
          <table:table-cell office:value-type="string" calcext:value-type="string">
            <text:p>For all who wonder about Tesla’s plans for a more affordable car, here’s @elonmusk’s ’Secret Master Plan’ from 2006: http://t.co/jYPelkwSuh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8-25T20:34:15.000Z</text:p>
          </table:table-cell>
          <table:table-cell office:value-type="string" calcext:value-type="string">
            <text:p>Mon Aug 25 20:34:15 +0000 2014</text:p>
          </table:table-cell>
          <table:table-cell office:value-type="float" office:value="277" calcext:value-type="float">
            <text:p>277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Tweet</text:p>
          </table:table-cell>
          <table:table-cell office:value-type="string" calcext:value-type="string">
            <text:p><text:a xlink:href="http://www.teslamotors.com/blog/secret-tesla-motors-master-plan-just-between-you-and-me" xlink:type="simple">http://www.teslamotors.com/blog/secret-tesla-motors-master-plan-just-between-you-and-me </text:a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04003343891439616" xlink:type="simple">504003343891439616</text:a></text:p>
          </table:table-cell>
          <table:table-cell office:value-type="string" calcext:value-type="string">
            <text:p>RT @elonmusk : @WillOremus That has been my goal from the beginning. Need the Gigafactory for Model 3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8-25T20:32:15.000Z</text:p>
          </table:table-cell>
          <table:table-cell office:value-type="string" calcext:value-type="string">
            <text:p>Mon Aug 25 20:32:15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twee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03972438598623233" xlink:type="simple">503972438598623233</text:a></text:p>
          </table:table-cell>
          <table:table-cell office:value-type="string" calcext:value-type="string">
            <text:p>The ultimate energy source <text:s/>https://t.co/CWG2iEtro4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8-25T18:29:27.000Z</text:p>
          </table:table-cell>
          <table:table-cell office:value-type="string" calcext:value-type="string">
            <text:p>Mon Aug 25 18:29:27 +0000 2014</text:p>
          </table:table-cell>
          <table:table-cell office:value-type="float" office:value="213" calcext:value-type="float">
            <text:p>213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Tweet</text:p>
          </table:table-cell>
          <table:table-cell office:value-type="string" calcext:value-type="string">
            <text:p><text:a xlink:href="https://vine.co/v/ML1WeFQbmBJ" xlink:type="simple">https://vine.co/v/ML1WeFQbmBJ </text:a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03971023176216576" xlink:type="simple">503971023176216576</text:a></text:p>
          </table:table-cell>
          <table:table-cell office:value-type="string" calcext:value-type="string">
            <text:p>@suprsilentdave Superchargers replenish half a charge in as little as 20 minutes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8-25T18:23:49.000Z</text:p>
          </table:table-cell>
          <table:table-cell office:value-type="string" calcext:value-type="string">
            <text:p>Mon Aug 25 18:23:49 +0000 201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03953226517848064" xlink:type="simple">503953226517848064</text:a></text:p>
          </table:table-cell>
          <table:table-cell office:value-type="string" calcext:value-type="string">
            <text:p>@MrRobbyMcIntosh already on that: https://t.co/ImhQxhQ7Q4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8-25T17:13:06.000Z</text:p>
          </table:table-cell>
          <table:table-cell office:value-type="string" calcext:value-type="string">
            <text:p>Mon Aug 25 17:13:06 +0000 2014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 office:value-type="string" calcext:value-type="string">
            <text:p><text:a xlink:href="https://vine.co/v/M3d5KmUTzq2" xlink:type="simple">https://vine.co/v/M3d5KmUTzq2 </text:a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03950669007450112" xlink:type="simple">503950669007450112</text:a></text:p>
          </table:table-cell>
          <table:table-cell office:value-type="string" calcext:value-type="string">
            <text:p>“The Model S does 0-62mph in 4.2 seconds – that’s Porsche Panamera Turbo pace” http://t.co/dUGL0d4GcA http://t.co/ABRFMqkjDS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8-25T17:02:57.000Z</text:p>
          </table:table-cell>
          <table:table-cell office:value-type="string" calcext:value-type="string">
            <text:p>Mon Aug 25 17:02:57 +0000 2014</text:p>
          </table:table-cell>
          <table:table-cell office:value-type="float" office:value="347" calcext:value-type="float">
            <text:p>347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www.percolate.com" rel="nofollow"&gt;Percolate&lt;/a&gt;</text:p>
          </table:table-cell>
          <table:table-cell office:value-type="string" calcext:value-type="string">
            <text:p>Tweet</text:p>
          </table:table-cell>
          <table:table-cell office:value-type="string" calcext:value-type="string">
            <text:p><text:a xlink:href="http://www.autoexpress.co.uk/tesla/model-s/88313/we-drive-the-tesla-supercharger-superhighway" xlink:type="simple">http://www.autoexpress.co.uk/tesla/model-s/88313/we-drive-the-tesla-supercharger-superhighway 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Bv5kdpWCAAAJQRR.jpg" xlink:type="simple">https://pbs.twimg.com/media/Bv5kdpWCAAAJQRR.jp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503190114147643393" xlink:type="simple">503190114147643393</text:a></text:p>
          </table:table-cell>
          <table:table-cell office:value-type="string" calcext:value-type="string">
            <text:p>RT @elonmusk : Ad taken out in Palo Alto Daily by two Model S owners is right. Many of the suggestions will be implemented soon. http://t.co/cF43PvJDgQ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8-23T14:40:46.000Z</text:p>
          </table:table-cell>
          <table:table-cell office:value-type="string" calcext:value-type="string">
            <text:p>Sat Aug 23 14:40:46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/download/iphone" rel="nofollow"&gt;Twitter for iPhone&lt;/a&gt;</text:p>
          </table:table-cell>
          <table:table-cell office:value-type="string" calcext:value-type="string">
            <text:p>Retweet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BvtJ8qZCEAAGVsG.jpg" xlink:type="simple">https://pbs.twimg.com/media/BvtJ8qZCEAAGVsG.jp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502948981970702336" xlink:type="simple">502948981970702336</text:a></text:p>
          </table:table-cell>
          <table:table-cell office:value-type="string" calcext:value-type="string">
            <text:p>An early iteration of falcon wing doors (via @dbise) http://t.co/o948e22BCa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8-22T22:42:36.000Z</text:p>
          </table:table-cell>
          <table:table-cell office:value-type="string" calcext:value-type="string">
            <text:p>Fri Aug 22 22:42:36 +0000 2014</text:p>
          </table:table-cell>
          <table:table-cell office:value-type="float" office:value="122" calcext:value-type="float">
            <text:p>12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Twee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BvrVbw4IEAQM1HA.jpg" xlink:type="simple">https://pbs.twimg.com/media/BvrVbw4IEAQM1HA.jp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502923493751529474" xlink:type="simple">502923493751529474</text:a></text:p>
          </table:table-cell>
          <table:table-cell office:value-type="string" calcext:value-type="string">
            <text:p>A glimpse of Model S at the recent Monterey Car Week. http://t.co/niEJBY95t9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8-22T21:01:19.000Z</text:p>
          </table:table-cell>
          <table:table-cell office:value-type="string" calcext:value-type="string">
            <text:p>Fri Aug 22 21:01:19 +0000 2014</text:p>
          </table:table-cell>
          <table:table-cell office:value-type="float" office:value="166" calcext:value-type="float">
            <text:p>166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Tweet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Bvq-QIpIMAAYvfI.jpg" xlink:type="simple">https://pbs.twimg.com/media/Bvq-QIpIMAAYvfI.jp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502876980853739520" xlink:type="simple">502876980853739520</text:a></text:p>
          </table:table-cell>
          <table:table-cell office:value-type="string" calcext:value-type="string">
            <text:p>@Orberi Thanks for the support! Stay tuned for Model 3 in about three years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8-22T17:56:29.000Z</text:p>
          </table:table-cell>
          <table:table-cell office:value-type="string" calcext:value-type="string">
            <text:p>Fri Aug 22 17:56:29 +0000 201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Tweet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02876840646561792" xlink:type="simple">502876840646561792</text:a></text:p>
          </table:table-cell>
          <table:table-cell office:value-type="string" calcext:value-type="string">
            <text:p>@rformzsfr Right now we’re focused on Model S and Model X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8-22T17:55:56.000Z</text:p>
          </table:table-cell>
          <table:table-cell office:value-type="string" calcext:value-type="string">
            <text:p>Fri Aug 22 17:55:56 +0000 20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02862218661089280" xlink:type="simple">502862218661089280</text:a></text:p>
          </table:table-cell>
          <table:table-cell office:value-type="string" calcext:value-type="string">
            <text:p>An aerial shot of our factory in Fremont, back when it was a GM factory, before it became NUMMI (via @jyjault) http://t.co/nGWe3zh2ci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8-22T16:57:50.000Z</text:p>
          </table:table-cell>
          <table:table-cell office:value-type="string" calcext:value-type="string">
            <text:p>Fri Aug 22 16:57:50 +0000 2014</text:p>
          </table:table-cell>
          <table:table-cell office:value-type="float" office:value="244" calcext:value-type="float">
            <text:p>244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Twee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BvqGhehIcAAaFqL.jpg" xlink:type="simple">https://pbs.twimg.com/media/BvqGhehIcAAaFqL.jp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502855300081123329" xlink:type="simple">502855300081123329</text:a></text:p>
          </table:table-cell>
          <table:table-cell office:value-type="string" calcext:value-type="string">
            <text:p>@StephanieAWood1 Hi Stephanie, please email Press (at) teslamotors (dot) com. Thank you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8-22T16:30:20.000Z</text:p>
          </table:table-cell>
          <table:table-cell office:value-type="string" calcext:value-type="string">
            <text:p>Fri Aug 22 16:30:20 +0000 20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02852380627451904" xlink:type="simple">502852380627451904</text:a></text:p>
          </table:table-cell>
          <table:table-cell office:value-type="string" calcext:value-type="string">
            <text:p>@khelbaldeo Enjoy and let us know what you think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8-22T16:18:44.000Z</text:p>
          </table:table-cell>
          <table:table-cell office:value-type="string" calcext:value-type="string">
            <text:p>Fri Aug 22 16:18:44 +0000 20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02845462714396673" xlink:type="simple">502845462714396673</text:a></text:p>
          </table:table-cell>
          <table:table-cell office:value-type="string" calcext:value-type="string">
            <text:p>A close inspection at the opening of Tesla’s new store and service center in Antwerp, Belgium. http://t.co/Q6ZX6gt3zw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8-22T15:51:15.000Z</text:p>
          </table:table-cell>
          <table:table-cell office:value-type="string" calcext:value-type="string">
            <text:p>Fri Aug 22 15:51:15 +0000 2014</text:p>
          </table:table-cell>
          <table:table-cell office:value-type="float" office:value="104" calcext:value-type="float">
            <text:p>10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Tweet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Bvp3SJcIEAAyWMj.jpg" xlink:type="simple">https://pbs.twimg.com/media/Bvp3SJcIEAAyWMj.jp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502595535694753792" xlink:type="simple">502595535694753792</text:a></text:p>
          </table:table-cell>
          <table:table-cell office:value-type="string" calcext:value-type="string">
            <text:p>@SpencerNeutron Stay tuned for Model 3 in about three years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8-21T23:18:08.000Z</text:p>
          </table:table-cell>
          <table:table-cell office:value-type="string" calcext:value-type="string">
            <text:p>Thu Aug 21 23:18:08 +0000 20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Tweet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02580576399163394" xlink:type="simple">502580576399163394</text:a></text:p>
          </table:table-cell>
          <table:table-cell office:value-type="string" calcext:value-type="string">
            <text:p>@f1elvis Our apologies! We were misled by the headline and byline on the piece… ;)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8-21T22:18:41.000Z</text:p>
          </table:table-cell>
          <table:table-cell office:value-type="string" calcext:value-type="string">
            <text:p>Thu Aug 21 22:18:41 +0000 20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02576623288598528" xlink:type="simple">502576623288598528</text:a></text:p>
          </table:table-cell>
          <table:table-cell office:value-type="string" calcext:value-type="string">
            <text:p>F1's Mark Priestly drives Model S: "the acceleration is a seriously mind blowing experience": http://t.co/0bvADAKNsP http://t.co/HSn6BXUdaY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8-21T22:02:59.000Z</text:p>
          </table:table-cell>
          <table:table-cell office:value-type="string" calcext:value-type="string">
            <text:p>Thu Aug 21 22:02:59 +0000 2014</text:p>
          </table:table-cell>
          <table:table-cell office:value-type="float" office:value="178" calcext:value-type="float">
            <text:p>178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www.percolate.com" rel="nofollow"&gt;Percolate&lt;/a&gt;</text:p>
          </table:table-cell>
          <table:table-cell office:value-type="string" calcext:value-type="string">
            <text:p>Tweet</text:p>
          </table:table-cell>
          <table:table-cell office:value-type="string" calcext:value-type="string">
            <text:p><text:a xlink:href="http://bit.ly/1q3jwbD" xlink:type="simple">http://bit.ly/1q3jwbD 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BvmCxqOIUAAY4Rb.jpg" xlink:type="simple">https://pbs.twimg.com/media/BvmCxqOIUAAY4Rb.jp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502528727712948224" xlink:type="simple">502528727712948224</text:a></text:p>
          </table:table-cell>
          <table:table-cell office:value-type="string" calcext:value-type="string">
            <text:p>@theycallmeeste Have you seen Model X? http://t.co/65zCaVIoiZ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8-21T18:52:39.000Z</text:p>
          </table:table-cell>
          <table:table-cell office:value-type="string" calcext:value-type="string">
            <text:p>Thu Aug 21 18:52:39 +0000 201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 office:value-type="string" calcext:value-type="string">
            <text:p><text:a xlink:href="http://www.teslamotors.com/modelx" xlink:type="simple">http://www.teslamotors.com/modelx </text:a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02494428716478464" xlink:type="simple">502494428716478464</text:a></text:p>
          </table:table-cell>
          <table:table-cell office:value-type="string" calcext:value-type="string">
            <text:p>@Yantit666 We’re only taking reservations right now. Configuring will come later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8-21T16:36:22.000Z</text:p>
          </table:table-cell>
          <table:table-cell office:value-type="string" calcext:value-type="string">
            <text:p>Thu Aug 21 16:36:22 +0000 20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Tweet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02489067984936960" xlink:type="simple">502489067984936960</text:a></text:p>
          </table:table-cell>
          <table:table-cell office:value-type="string" calcext:value-type="string">
            <text:p>This is what Model S looks like in the mountains of western Austria. http://t.co/frrR6HxLA7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8-21T16:15:04.000Z</text:p>
          </table:table-cell>
          <table:table-cell office:value-type="string" calcext:value-type="string">
            <text:p>Thu Aug 21 16:15:04 +0000 2014</text:p>
          </table:table-cell>
          <table:table-cell office:value-type="float" office:value="198" calcext:value-type="float">
            <text:p>198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Tweet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BvkzJP3IcAAmGDs.jpg" xlink:type="simple">https://pbs.twimg.com/media/BvkzJP3IcAAmGDs.jp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502486678695448576" xlink:type="simple">502486678695448576</text:a></text:p>
          </table:table-cell>
          <table:table-cell office:value-type="string" calcext:value-type="string">
            <text:p>@murraj213 Glad you enjoyed it, Jon. Let us know if you have any questions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8-21T16:05:34.000Z</text:p>
          </table:table-cell>
          <table:table-cell office:value-type="string" calcext:value-type="string">
            <text:p>Thu Aug 21 16:05:34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02485977323941889" xlink:type="simple">502485977323941889</text:a></text:p>
          </table:table-cell>
          <table:table-cell office:value-type="string" calcext:value-type="string">
            <text:p>@hillcountryfun We’ve also added some within cities where many people don’t have access to off street parking like London &amp;amp; Beijing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8-21T16:02:47.000Z</text:p>
          </table:table-cell>
          <table:table-cell office:value-type="string" calcext:value-type="string">
            <text:p>Thu Aug 21 16:02:47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02485415744372736" xlink:type="simple">502485415744372736</text:a></text:p>
          </table:table-cell>
          <table:table-cell office:value-type="string" calcext:value-type="string">
            <text:p>RT @TeslaPittsburgh : My greeting when I came home. For the record, my 10yo drinks freely from the Kool-Aid. <text:s/>@TeslaMotors #tesla http://t.co/faGkpqKon7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8-21T16:00:33.000Z</text:p>
          </table:table-cell>
          <table:table-cell office:value-type="string" calcext:value-type="string">
            <text:p>Thu Aug 21 16:00:33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twee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BviNw71IYAEpcy3.jpg" xlink:type="simple">https://pbs.twimg.com/media/BviNw71IYAEpcy3.jp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502459808252174336" xlink:type="simple">502459808252174336</text:a></text:p>
          </table:table-cell>
          <table:table-cell office:value-type="string" calcext:value-type="string">
            <text:p>@RecruitGal @lincoln_coutts Happy to hear! Did you get a chance to sit in it too?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8-21T14:18:48.000Z</text:p>
          </table:table-cell>
          <table:table-cell office:value-type="string" calcext:value-type="string">
            <text:p>Thu Aug 21 14:18:48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02254277071347713" xlink:type="simple">502254277071347713</text:a></text:p>
          </table:table-cell>
          <table:table-cell office:value-type="string" calcext:value-type="string">
            <text:p>@fantacks If you drive less than 265 mi per day, you can just plug in at night and wake up with a full charge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8-21T00:42:05.000Z</text:p>
          </table:table-cell>
          <table:table-cell office:value-type="string" calcext:value-type="string">
            <text:p>Thu Aug 21 00:42:05 +0000 201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02253769795461121" xlink:type="simple">502253769795461121</text:a></text:p>
          </table:table-cell>
          <table:table-cell office:value-type="string" calcext:value-type="string">
            <text:p>@fantacks If you live in a big city, you can charge at home every night. It’s also more likely there are public charging stations around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8-21T00:40:04.000Z</text:p>
          </table:table-cell>
          <table:table-cell office:value-type="string" calcext:value-type="string">
            <text:p>Thu Aug 21 00:40:04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02253256035155968" xlink:type="simple">502253256035155968</text:a></text:p>
          </table:table-cell>
          <table:table-cell office:value-type="string" calcext:value-type="string">
            <text:p>@fantacks Superchargers are initially meant for long distance travel between cities, like Minny to Milwaukee. Can charge at home in Minny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8-21T00:38:02.000Z</text:p>
          </table:table-cell>
          <table:table-cell office:value-type="string" calcext:value-type="string">
            <text:p>Thu Aug 21 00:38:02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02187043556835328" xlink:type="simple">502187043556835328</text:a></text:p>
          </table:table-cell>
          <table:table-cell office:value-type="string" calcext:value-type="string">
            <text:p>@steezsandwich We do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8-20T20:14:56.000Z</text:p>
          </table:table-cell>
          <table:table-cell office:value-type="string" calcext:value-type="string">
            <text:p>Wed Aug 20 20:14:56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02171634099183616" xlink:type="simple">502171634099183616</text:a></text:p>
          </table:table-cell>
          <table:table-cell office:value-type="string" calcext:value-type="string">
            <text:p>Supercharger meets chicken farm in Châlons-en-Champagne, France. http://t.co/uZ2U0oD4Np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8-20T19:13:42.000Z</text:p>
          </table:table-cell>
          <table:table-cell office:value-type="string" calcext:value-type="string">
            <text:p>Wed Aug 20 19:13:42 +0000 2014</text:p>
          </table:table-cell>
          <table:table-cell office:value-type="float" office:value="138" calcext:value-type="float">
            <text:p>13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&lt;a href="https://www.percolate.com" rel="nofollow"&gt;Percolate&lt;/a&gt;</text:p>
          </table:table-cell>
          <table:table-cell office:value-type="string" calcext:value-type="string">
            <text:p>Tweet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BvgScKVCEAAq39y.png" xlink:type="simple">https://pbs.twimg.com/media/BvgScKVCEAAq39y.pn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502142545707544576" xlink:type="simple">502142545707544576</text:a></text:p>
          </table:table-cell>
          <table:table-cell office:value-type="string" calcext:value-type="string">
            <text:p>@iamthemcmaster We have two locations in Ohio: http://t.co/osvf4y2eCO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8-20T17:18:06.000Z</text:p>
          </table:table-cell>
          <table:table-cell office:value-type="string" calcext:value-type="string">
            <text:p>Wed Aug 20 17:18:06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 office:value-type="string" calcext:value-type="string">
            <text:p><text:a xlink:href="http://www.teslamotors.com/findus#/bounds/41.9773019,-80.5182,38.4034229,-84.8203049" xlink:type="simple">http://www.teslamotors.com/findus#/bounds/41.9773019,-80.5182,38.4034229,-84.8203049 </text:a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02141874740551682" xlink:type="simple">502141874740551682</text:a></text:p>
          </table:table-cell>
          <table:table-cell office:value-type="string" calcext:value-type="string">
            <text:p>@WatersWest Try this one: http://t.co/fWmZBjW9Vq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8-20T17:15:26.000Z</text:p>
          </table:table-cell>
          <table:table-cell office:value-type="string" calcext:value-type="string">
            <text:p>Wed Aug 20 17:15:26 +0000 20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 office:value-type="string" calcext:value-type="string">
            <text:p><text:a xlink:href="http://www.teslamotors.com/findus" xlink:type="simple">http://www.teslamotors.com/findus </text:a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02141771283836931" xlink:type="simple">502141771283836931</text:a></text:p>
          </table:table-cell>
          <table:table-cell office:value-type="string" calcext:value-type="string">
            <text:p>@Dylan_Walenciak Thanks for stopping by. Glad you liked it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8-20T17:15:02.000Z</text:p>
          </table:table-cell>
          <table:table-cell office:value-type="string" calcext:value-type="string">
            <text:p>Wed Aug 20 17:15:02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Tweet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02141115483447297" xlink:type="simple">502141115483447297</text:a></text:p>
          </table:table-cell>
          <table:table-cell office:value-type="string" calcext:value-type="string">
            <text:p>@KimberlyCares Superchargers are placed between cities to allow for long distance road trips. Can charge at home if living in Oslo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8-20T17:12:25.000Z</text:p>
          </table:table-cell>
          <table:table-cell office:value-type="string" calcext:value-type="string">
            <text:p>Wed Aug 20 17:12:25 +0000 20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02139696500072449" xlink:type="simple">502139696500072449</text:a></text:p>
          </table:table-cell>
          <table:table-cell office:value-type="string" calcext:value-type="string">
            <text:p>@manny11395 Thank you for the support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8-20T17:06:47.000Z</text:p>
          </table:table-cell>
          <table:table-cell office:value-type="string" calcext:value-type="string">
            <text:p>Wed Aug 20 17:06:47 +0000 20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02139383131025408" xlink:type="simple">502139383131025408</text:a></text:p>
          </table:table-cell>
          <table:table-cell office:value-type="string" calcext:value-type="string">
            <text:p>@calzora Nice photo!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8-20T17:05:32.000Z</text:p>
          </table:table-cell>
          <table:table-cell office:value-type="string" calcext:value-type="string">
            <text:p>Wed Aug 20 17:05:32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02139277409386496" xlink:type="simple">502139277409386496</text:a></text:p>
          </table:table-cell>
          <table:table-cell office:value-type="string" calcext:value-type="string">
            <text:p>@Brace Have you had a chance to sit in one yet?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8-20T17:05:07.000Z</text:p>
          </table:table-cell>
          <table:table-cell office:value-type="string" calcext:value-type="string">
            <text:p>Wed Aug 20 17:05:07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02134762136272897" xlink:type="simple">502134762136272897</text:a></text:p>
          </table:table-cell>
          <table:table-cell office:value-type="string" calcext:value-type="string">
            <text:p>@SunJones optional extra, but the infinite mile warranty doesn’t apply to this particular model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8-20T16:47:11.000Z</text:p>
          </table:table-cell>
          <table:table-cell office:value-type="string" calcext:value-type="string">
            <text:p>Wed Aug 20 16:47:11 +0000 20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02128542679703552" xlink:type="simple">502128542679703552</text:a></text:p>
          </table:table-cell>
          <table:table-cell office:value-type="string" calcext:value-type="string">
            <text:p>"Generated more electricity off solar panels on my roof than I've used in the car." Why this Redditor ♥'s Model S: http://t.co/BDSGs7qpOJ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8-20T16:22:28.000Z</text:p>
          </table:table-cell>
          <table:table-cell office:value-type="string" calcext:value-type="string">
            <text:p>Wed Aug 20 16:22:28 +0000 2014</text:p>
          </table:table-cell>
          <table:table-cell office:value-type="float" office:value="181" calcext:value-type="float">
            <text:p>181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Tweet</text:p>
          </table:table-cell>
          <table:table-cell office:value-type="string" calcext:value-type="string">
            <text:p><text:a xlink:href="http://bit.ly/1lghFkZ" xlink:type="simple">http://bit.ly/1lghFkZ </text:a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02105436527415296" xlink:type="simple">502105436527415296</text:a></text:p>
          </table:table-cell>
          <table:table-cell office:value-type="string" calcext:value-type="string">
            <text:p>Investigators have discovered the secret of the Model S powertrain: https://t.co/M1ltAX9dvo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8-20T14:50:39.000Z</text:p>
          </table:table-cell>
          <table:table-cell office:value-type="string" calcext:value-type="string">
            <text:p>Wed Aug 20 14:50:39 +0000 2014</text:p>
          </table:table-cell>
          <table:table-cell office:value-type="float" office:value="259" calcext:value-type="float">
            <text:p>259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Tweet</text:p>
          </table:table-cell>
          <table:table-cell office:value-type="string" calcext:value-type="string">
            <text:p><text:a xlink:href="https://vine.co/v/M3d5KmUTzq2" xlink:type="simple">https://vine.co/v/M3d5KmUTzq2 </text:a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01873166365384706" xlink:type="simple">501873166365384706</text:a></text:p>
          </table:table-cell>
          <table:table-cell office:value-type="string" calcext:value-type="string">
            <text:p>25 mins ago, from space. A planet worth protecting. https://t.co/uwBkZh4n6t http://t.co/cy8gln3Y1r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8-19T23:27:41.000Z</text:p>
          </table:table-cell>
          <table:table-cell office:value-type="string" calcext:value-type="string">
            <text:p>Tue Aug 19 23:27:41 +0000 2014</text:p>
          </table:table-cell>
          <table:table-cell office:value-type="float" office:value="302" calcext:value-type="float">
            <text:p>302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Tweet</text:p>
          </table:table-cell>
          <table:table-cell office:value-type="string" calcext:value-type="string">
            <text:p><text:a xlink:href="https://twitter.com/astro_reid/status/501867289910992897" xlink:type="simple">https://twitter.com/astro_reid/status/501867289910992897 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BvcC_DpIAAA8Iwp.jpg" xlink:type="simple">https://pbs.twimg.com/media/BvcC_DpIAAA8Iwp.jp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501827463006003200" xlink:type="simple">501827463006003200</text:a></text:p>
          </table:table-cell>
          <table:table-cell office:value-type="string" calcext:value-type="string">
            <text:p>We salute the man who boldly went where no man had gone before. Happy birthday, Gene Roddenberry: http://t.co/6YGw2fdmo1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8-19T20:26:05.000Z</text:p>
          </table:table-cell>
          <table:table-cell office:value-type="string" calcext:value-type="string">
            <text:p>Tue Aug 19 20:26:05 +0000 2014</text:p>
          </table:table-cell>
          <table:table-cell office:value-type="float" office:value="130" calcext:value-type="float">
            <text:p>13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Tweet</text:p>
          </table:table-cell>
          <table:table-cell office:value-type="string" calcext:value-type="string">
            <text:p><text:a xlink:href="http://www.treknews.net/2014/08/19/gene-roddenberry-93-birthday/" xlink:type="simple">http://www.treknews.net/2014/08/19/gene-roddenberry-93-birthday/ </text:a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01811629017681922" xlink:type="simple">501811629017681922</text:a></text:p>
          </table:table-cell>
          <table:table-cell office:value-type="string" calcext:value-type="string">
            <text:p>@chrismackechnie It allows people to travel from Vancouver to Whistler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8-19T19:23:10.000Z</text:p>
          </table:table-cell>
          <table:table-cell office:value-type="string" calcext:value-type="string">
            <text:p>Tue Aug 19 19:23:10 +0000 20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01810622384713728" xlink:type="simple">501810622384713728</text:a></text:p>
          </table:table-cell>
          <table:table-cell office:value-type="string" calcext:value-type="string">
            <text:p>@chrismackechnie We have one in Squamish, BC, and more coming soon around Toronto and Montreal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8-19T19:19:10.000Z</text:p>
          </table:table-cell>
          <table:table-cell office:value-type="string" calcext:value-type="string">
            <text:p>Tue Aug 19 19:19:10 +0000 20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01798077275967490" xlink:type="simple">501798077275967490</text:a></text:p>
          </table:table-cell>
          <table:table-cell office:value-type="string" calcext:value-type="string">
            <text:p>@grantharvey Have you had a chance to drive one yet?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8-19T18:29:19.000Z</text:p>
          </table:table-cell>
          <table:table-cell office:value-type="string" calcext:value-type="string">
            <text:p>Tue Aug 19 18:29:19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01794108931715072" xlink:type="simple">501794108931715072</text:a></text:p>
          </table:table-cell>
          <table:table-cell office:value-type="string" calcext:value-type="string">
            <text:p>@harrisop64 We just opened another in Birmingham last week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8-19T18:13:33.000Z</text:p>
          </table:table-cell>
          <table:table-cell office:value-type="string" calcext:value-type="string">
            <text:p>Tue Aug 19 18:13:33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01793982137896960" xlink:type="simple">501793982137896960</text:a></text:p>
          </table:table-cell>
          <table:table-cell office:value-type="string" calcext:value-type="string">
            <text:p>@SSchrotberger If you use the scroll beneath the map, you’ll see we have plans for Nebraska coming soon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8-19T18:13:02.000Z</text:p>
          </table:table-cell>
          <table:table-cell office:value-type="string" calcext:value-type="string">
            <text:p>Tue Aug 19 18:13:02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01793861014786048" xlink:type="simple">501793861014786048</text:a></text:p>
          </table:table-cell>
          <table:table-cell office:value-type="string" calcext:value-type="string">
            <text:p>@PoloWolfe Have you had a chance to sit in one yet?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8-19T18:12:34.000Z</text:p>
          </table:table-cell>
          <table:table-cell office:value-type="string" calcext:value-type="string">
            <text:p>Tue Aug 19 18:12:34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Tweet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01785500433133568" xlink:type="simple">501785500433133568</text:a></text:p>
          </table:table-cell>
          <table:table-cell office:value-type="string" calcext:value-type="string">
            <text:p>@OvOKingShoker We’re initially placing Superchargers between cities to allow for long distance trips. If in HOU, can charge at home at night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8-19T17:39:20.000Z</text:p>
          </table:table-cell>
          <table:table-cell office:value-type="string" calcext:value-type="string">
            <text:p>Tue Aug 19 17:39:20 +0000 20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01785283549876224" xlink:type="simple">501785283549876224</text:a></text:p>
          </table:table-cell>
          <table:table-cell office:value-type="string" calcext:value-type="string">
            <text:p>@der7860 You can design yours on the website and see: http://t.co/aLwIyx7OI9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8-19T17:38:28.000Z</text:p>
          </table:table-cell>
          <table:table-cell office:value-type="string" calcext:value-type="string">
            <text:p>Tue Aug 19 17:38:28 +0000 20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 office:value-type="string" calcext:value-type="string">
            <text:p><text:a xlink:href="http://www.teslamotors.com/models/design" xlink:type="simple">http://www.teslamotors.com/models/design </text:a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01782159435112448" xlink:type="simple">501782159435112448</text:a></text:p>
          </table:table-cell>
          <table:table-cell office:value-type="string" calcext:value-type="string">
            <text:p>And of course, charging Model S at a Supercharger is free. See our planned Supercharger network expansion: http://t.co/06tYSv5WOr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8-19T17:26:04.000Z</text:p>
          </table:table-cell>
          <table:table-cell office:value-type="string" calcext:value-type="string">
            <text:p>Tue Aug 19 17:26:04 +0000 2014</text:p>
          </table:table-cell>
          <table:table-cell office:value-type="float" office:value="89" calcext:value-type="float">
            <text:p>89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Tweet</text:p>
          </table:table-cell>
          <table:table-cell office:value-type="string" calcext:value-type="string">
            <text:p><text:a xlink:href="http://www.teslamotors.com/supercharger" xlink:type="simple">http://www.teslamotors.com/supercharger </text:a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01781648745050112" xlink:type="simple">501781648745050112</text:a></text:p>
          </table:table-cell>
          <table:table-cell office:value-type="string" calcext:value-type="string">
            <text:p>For every 100k mi in a premium sedan in US, you can expect to spend $17k on gas. Model S ‘fuel' would be $3.5k http://t.co/j9X3Ft2cF2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8-19T17:24:02.000Z</text:p>
          </table:table-cell>
          <table:table-cell office:value-type="string" calcext:value-type="string">
            <text:p>Tue Aug 19 17:24:02 +0000 2014</text:p>
          </table:table-cell>
          <table:table-cell office:value-type="float" office:value="221" calcext:value-type="float">
            <text:p>221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Tweet</text:p>
          </table:table-cell>
          <table:table-cell office:value-type="string" calcext:value-type="string">
            <text:p><text:a xlink:href="http://www.teslamotors.com/goelectric#savings" xlink:type="simple">http://www.teslamotors.com/goelectric#savings </text:a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01777002076987392" xlink:type="simple">501777002076987392</text:a></text:p>
          </table:table-cell>
          <table:table-cell office:value-type="string" calcext:value-type="string">
            <text:p>@avlidienbrunn That’s the one. We’ll let our team know you’ve been trying to get in touch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8-19T17:05:34.000Z</text:p>
          </table:table-cell>
          <table:table-cell office:value-type="string" calcext:value-type="string">
            <text:p>Tue Aug 19 17:05:34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01764011415707648" xlink:type="simple">501764011415707648</text:a></text:p>
          </table:table-cell>
          <table:table-cell office:value-type="string" calcext:value-type="string">
            <text:p>@shadowx3sandy Monday-Friday, 10:00-18:00. On Saturday 10:00-14:00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8-19T16:13:57.000Z</text:p>
          </table:table-cell>
          <table:table-cell office:value-type="string" calcext:value-type="string">
            <text:p>Tue Aug 19 16:13:57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Tweet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01496675534270464" xlink:type="simple">501496675534270464</text:a></text:p>
          </table:table-cell>
          <table:table-cell office:value-type="string" calcext:value-type="string">
            <text:p>@milaona A direct message. If customer service has handled it, then that’s fine as well. If you’d like to feedback more, please feel free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8-18T22:31:39.000Z</text:p>
          </table:table-cell>
          <table:table-cell office:value-type="string" calcext:value-type="string">
            <text:p>Mon Aug 18 22:31:39 +0000 20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Twee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01469589083918336" xlink:type="simple">501469589083918336</text:a></text:p>
          </table:table-cell>
          <table:table-cell office:value-type="string" calcext:value-type="string">
            <text:p>@gehwissenlos Nice photo! Glad you enjoyed the drive, Manuel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8-18T20:44:01.000Z</text:p>
          </table:table-cell>
          <table:table-cell office:value-type="string" calcext:value-type="string">
            <text:p>Mon Aug 18 20:44:01 +0000 20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01446730777260033" xlink:type="simple">501446730777260033</text:a></text:p>
          </table:table-cell>
          <table:table-cell office:value-type="string" calcext:value-type="string">
            <text:p>@Evilviscountess Glad you enjoyed it, Carol. Let us know if you have any questions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8-18T19:13:11.000Z</text:p>
          </table:table-cell>
          <table:table-cell office:value-type="string" calcext:value-type="string">
            <text:p>Mon Aug 18 19:13:11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01443582457176065" xlink:type="simple">501443582457176065</text:a></text:p>
          </table:table-cell>
          <table:table-cell office:value-type="string" calcext:value-type="string">
            <text:p>@Travel_Daze You can see the upcoming Superchargers here. Use the scroll to see what’s coming soon, NE included: http://t.co/06tYSv5WOr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8-18T19:00:41.000Z</text:p>
          </table:table-cell>
          <table:table-cell office:value-type="string" calcext:value-type="string">
            <text:p>Mon Aug 18 19:00:41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 office:value-type="string" calcext:value-type="string">
            <text:p><text:a xlink:href="http://www.teslamotors.com/supercharger" xlink:type="simple">http://www.teslamotors.com/supercharger </text:a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01438011901345792" xlink:type="simple">501438011901345792</text:a></text:p>
          </table:table-cell>
          <table:table-cell office:value-type="string" calcext:value-type="string">
            <text:p>Earth's ultimate recoverable resource of oil equals what the Sun supplies to Earth in 1.5 days. http://t.co/frNUBNVwMF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8-18T18:38:32.000Z</text:p>
          </table:table-cell>
          <table:table-cell office:value-type="string" calcext:value-type="string">
            <text:p>Mon Aug 18 18:38:32 +0000 2014</text:p>
          </table:table-cell>
          <table:table-cell office:value-type="float" office:value="183" calcext:value-type="float">
            <text:p>183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Tweet</text:p>
          </table:table-cell>
          <table:table-cell office:value-type="string" calcext:value-type="string">
            <text:p><text:a xlink:href="http://authors.library.caltech.edu/13481/1/CRAaipcp08.pdf" xlink:type="simple">http://authors.library.caltech.edu/13481/1/CRAaipcp08.pdf </text:a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01437874068156416" xlink:type="simple">501437874068156416</text:a></text:p>
          </table:table-cell>
          <table:table-cell office:value-type="string" calcext:value-type="string">
            <text:p>An earthquake of <text:s/>magnitude 7.8 releases the same energy as the Sun delivers to Earth in one second. http://t.co/frNUBNVwMF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8-18T18:38:00.000Z</text:p>
          </table:table-cell>
          <table:table-cell office:value-type="string" calcext:value-type="string">
            <text:p>Mon Aug 18 18:38:00 +0000 2014</text:p>
          </table:table-cell>
          <table:table-cell office:value-type="float" office:value="102" calcext:value-type="float">
            <text:p>102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Tweet</text:p>
          </table:table-cell>
          <table:table-cell office:value-type="string" calcext:value-type="string">
            <text:p><text:a xlink:href="http://authors.library.caltech.edu/13481/1/CRAaipcp08.pdf" xlink:type="simple">http://authors.library.caltech.edu/13481/1/CRAaipcp08.pdf </text:a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01430454344368128" xlink:type="simple">501430454344368128</text:a></text:p>
          </table:table-cell>
          <table:table-cell office:value-type="string" calcext:value-type="string">
            <text:p>@zackllnyoung Come visit our location in the London Westfield: http://t.co/XstH933OVl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8-18T18:08:31.000Z</text:p>
          </table:table-cell>
          <table:table-cell office:value-type="string" calcext:value-type="string">
            <text:p>Mon Aug 18 18:08:31 +0000 20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 office:value-type="string" calcext:value-type="string">
            <text:p><text:a xlink:href="http://www.teslamotors.com/findus#/bounds/52.82683191790092,3.5380988007811993,50.14962668013547,-3.9820428007813007?search=store&amp;place=london" xlink:type="simple">http://www.teslamotors.com/findus#/bounds/52.82683191790092,3.5380988007811993,50.14962668013547,-3.9820428007813007?search=store&amp;place=london </text:a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01398696248872961" xlink:type="simple">501398696248872961</text:a></text:p>
          </table:table-cell>
          <table:table-cell office:value-type="string" calcext:value-type="string">
            <text:p>Michelin Men in the early 1900s. Change is possible in the auto industry. http://t.co/rXNjylngvn http://t.co/MZOfIEWJYR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8-18T16:02:19.000Z</text:p>
          </table:table-cell>
          <table:table-cell office:value-type="string" calcext:value-type="string">
            <text:p>Mon Aug 18 16:02:19 +0000 2014</text:p>
          </table:table-cell>
          <table:table-cell office:value-type="float" office:value="198" calcext:value-type="float">
            <text:p>198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Tweet</text:p>
          </table:table-cell>
          <table:table-cell office:value-type="string" calcext:value-type="string">
            <text:p><text:a xlink:href="http://dangerousminds.net/comments/vintage_michelin_man_costumes_early_1900s" xlink:type="simple">http://dangerousminds.net/comments/vintage_michelin_man_costumes_early_1900s 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BvVTdQsIMAALnzw.jpg" xlink:type="simple">https://pbs.twimg.com/media/BvVTdQsIMAALnzw.jp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500678207000289280" xlink:type="simple">500678207000289280</text:a></text:p>
          </table:table-cell>
          <table:table-cell office:value-type="string" calcext:value-type="string">
            <text:p>@alimaytv We have a store at the London Westfield and West Drayton, come say hello. http://t.co/17Q8OW9zad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8-16T16:19:21.000Z</text:p>
          </table:table-cell>
          <table:table-cell office:value-type="string" calcext:value-type="string">
            <text:p>Sat Aug 16 16:19:21 +0000 20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 office:value-type="string" calcext:value-type="string">
            <text:p><text:a xlink:href="http://www.teslamotors.com/findus#/bounds/51.6723432,0.148271,51.38494009999999,-0.3514683?search=store" xlink:type="simple">http://www.teslamotors.com/findus#/bounds/51.6723432,0.148271,51.38494009999999,-0.3514683?search=store </text:a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00419412080357376" xlink:type="simple">500419412080357376</text:a></text:p>
          </table:table-cell>
          <table:table-cell office:value-type="string" calcext:value-type="string">
            <text:p>@daveloukola We don’t have any updates at the moment, but will let you know when you’re able to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8-15T23:10:59.000Z</text:p>
          </table:table-cell>
          <table:table-cell office:value-type="string" calcext:value-type="string">
            <text:p>Fri Aug 15 23:10:59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00375584094969857" xlink:type="simple">500375584094969857</text:a></text:p>
          </table:table-cell>
          <table:table-cell office:value-type="string" calcext:value-type="string">
            <text:p>RT @elonmusk : Model S drivetrain warranty increased to infinite miles, applies retroactively ... http://t.co/0Gwukwj6qT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8-15T20:16:50.000Z</text:p>
          </table:table-cell>
          <table:table-cell office:value-type="string" calcext:value-type="string">
            <text:p>Fri Aug 15 20:16:50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tweet</text:p>
          </table:table-cell>
          <table:table-cell office:value-type="string" calcext:value-type="string">
            <text:p><text:a xlink:href="http://teslamotors.com/blog/infinite-mile-warranty" xlink:type="simple">http://teslamotors.com/blog/infinite-mile-warranty </text:a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00357620222291969" xlink:type="simple">500357620222291969</text:a></text:p>
          </table:table-cell>
          <table:table-cell office:value-type="string" calcext:value-type="string">
            <text:p>Thomas Edison with an electric car in 1913. (Image via Wikimedia Commons: http://t.co/b8swgsHh4I) http://t.co/UcarbELaXc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8-15T19:05:27.000Z</text:p>
          </table:table-cell>
          <table:table-cell office:value-type="string" calcext:value-type="string">
            <text:p>Fri Aug 15 19:05:27 +0000 2014</text:p>
          </table:table-cell>
          <table:table-cell office:value-type="float" office:value="383" calcext:value-type="float">
            <text:p>383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Tweet</text:p>
          </table:table-cell>
          <table:table-cell office:value-type="string" calcext:value-type="string">
            <text:p><text:a xlink:href="http://bit.ly/Ye8Dui" xlink:type="simple">http://bit.ly/Ye8Dui 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BvGgmqMIAAA_c2c.jpg" xlink:type="simple">https://pbs.twimg.com/media/BvGgmqMIAAA_c2c.jp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500335815579275265" xlink:type="simple">500335815579275265</text:a></text:p>
          </table:table-cell>
          <table:table-cell office:value-type="string" calcext:value-type="string">
            <text:p>@JeffTirpak Looking at a Nov. delivery. We’re happy to answer any questions. If you’d prefer, send us your info via DM &amp;amp; we’ll be in touch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8-15T17:38:48.000Z</text:p>
          </table:table-cell>
          <table:table-cell office:value-type="string" calcext:value-type="string">
            <text:p>Fri Aug 15 17:38:48 +0000 20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00333340801515520" xlink:type="simple">500333340801515520</text:a></text:p>
          </table:table-cell>
          <table:table-cell office:value-type="string" calcext:value-type="string">
            <text:p>@TwatterTwatTwit Stay tuned for Model 3 in about three years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8-15T17:28:58.000Z</text:p>
          </table:table-cell>
          <table:table-cell office:value-type="string" calcext:value-type="string">
            <text:p>Fri Aug 15 17:28:58 +0000 20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Tweet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00333258391834625" xlink:type="simple">500333258391834625</text:a></text:p>
          </table:table-cell>
          <table:table-cell office:value-type="string" calcext:value-type="string">
            <text:p>@JeffTirpak Even in Alberta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8-15T17:28:39.000Z</text:p>
          </table:table-cell>
          <table:table-cell office:value-type="string" calcext:value-type="string">
            <text:p>Fri Aug 15 17:28:39 +0000 20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00332133357846532" xlink:type="simple">500332133357846532</text:a></text:p>
          </table:table-cell>
          <table:table-cell office:value-type="string" calcext:value-type="string">
            <text:p>@JeffTirpak We also offer a ranger service that will come to you if there’s an issue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8-15T17:24:10.000Z</text:p>
          </table:table-cell>
          <table:table-cell office:value-type="string" calcext:value-type="string">
            <text:p>Fri Aug 15 17:24:10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00329957227102209" xlink:type="simple">500329957227102209</text:a></text:p>
          </table:table-cell>
          <table:table-cell office:value-type="string" calcext:value-type="string">
            <text:p>Nutella under threat. Another reason to switch to an electric car. http://t.co/abDcdycgcX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8-15T17:15:32.000Z</text:p>
          </table:table-cell>
          <table:table-cell office:value-type="string" calcext:value-type="string">
            <text:p>Fri Aug 15 17:15:32 +0000 2014</text:p>
          </table:table-cell>
          <table:table-cell office:value-type="float" office:value="96" calcext:value-type="float">
            <text:p>9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Tweet</text:p>
          </table:table-cell>
          <table:table-cell office:value-type="string" calcext:value-type="string">
            <text:p><text:a xlink:href="http://www.ryot.org/nutella-ferrero-hazelnuts-climate-change-extinct-buy/785645" xlink:type="simple">http://www.ryot.org/nutella-ferrero-hazelnuts-climate-change-extinct-buy/785645 </text:a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00329860296736773" xlink:type="simple">500329860296736773</text:a></text:p>
          </table:table-cell>
          <table:table-cell office:value-type="string" calcext:value-type="string">
            <text:p>@JeffTirpak You can order one online too: http://t.co/iy4OSpO7Fs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8-15T17:15:09.000Z</text:p>
          </table:table-cell>
          <table:table-cell office:value-type="string" calcext:value-type="string">
            <text:p>Fri Aug 15 17:15:09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 office:value-type="string" calcext:value-type="string">
            <text:p><text:a xlink:href="http://www.teslamotors.com/en_CA/models/design" xlink:type="simple">http://www.teslamotors.com/en_CA/models/design </text:a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500075816101744640" xlink:type="simple">500075816101744640</text:a></text:p>
          </table:table-cell>
          <table:table-cell office:value-type="string" calcext:value-type="string">
            <text:p>Model S owners rallied to Oregon's newest Supercharger, at The Dalles, in the weekend. (Thanks, @PhotoLevi.) http://t.co/ZrF6fz3Zdk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8-15T00:25:40.000Z</text:p>
          </table:table-cell>
          <table:table-cell office:value-type="string" calcext:value-type="string">
            <text:p>Fri Aug 15 00:25:40 +0000 2014</text:p>
          </table:table-cell>
          <table:table-cell office:value-type="float" office:value="125" calcext:value-type="float">
            <text:p>12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www.percolate.com" rel="nofollow"&gt;Percolate&lt;/a&gt;</text:p>
          </table:table-cell>
          <table:table-cell office:value-type="string" calcext:value-type="string">
            <text:p>Twee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BvCgTgECQAAn_gP.jpg" xlink:type="simple">https://pbs.twimg.com/media/BvCgTgECQAAn_gP.jp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500045804657057794" xlink:type="simple">500045804657057794</text:a></text:p>
          </table:table-cell>
          <table:table-cell office:value-type="string" calcext:value-type="string">
            <text:p>@afroblush @UpgradeThsHuman Thanks for the kind words! Louisa, feel free to email EUPress (at) teslamotors (dot) com if you’re interested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8-14T22:26:24.000Z</text:p>
          </table:table-cell>
          <table:table-cell office:value-type="string" calcext:value-type="string">
            <text:p>Thu Aug 14 22:26:24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99981478407573504" xlink:type="simple">499981478407573504</text:a></text:p>
          </table:table-cell>
          <table:table-cell office:value-type="string" calcext:value-type="string">
            <text:p>A German TV show put Model S to the test with some interesting results: http://t.co/4XQaFDE24X http://t.co/96l8Bm0awT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8-14T18:10:48.000Z</text:p>
          </table:table-cell>
          <table:table-cell office:value-type="string" calcext:value-type="string">
            <text:p>Thu Aug 14 18:10:48 +0000 2014</text:p>
          </table:table-cell>
          <table:table-cell office:value-type="float" office:value="196" calcext:value-type="float">
            <text:p>196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www.percolate.com" rel="nofollow"&gt;Percolate&lt;/a&gt;</text:p>
          </table:table-cell>
          <table:table-cell office:value-type="string" calcext:value-type="string">
            <text:p>Tweet</text:p>
          </table:table-cell>
          <table:table-cell office:value-type="string" calcext:value-type="string">
            <text:p><text:a xlink:href="http://www.rtl2.de/sendung/grip-das-motormagazin/video/3577-challenges/" xlink:type="simple">http://www.rtl2.de/sendung/grip-das-motormagazin/video/3577-challenges/ 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BvBKgWTCUAQxcV1.png" xlink:type="simple">https://pbs.twimg.com/media/BvBKgWTCUAQxcV1.pn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499960933297319937" xlink:type="simple">499960933297319937</text:a></text:p>
          </table:table-cell>
          <table:table-cell office:value-type="string" calcext:value-type="string">
            <text:p>@bobbychuck @Brunu_M We’re currently focused on Model S and Model X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8-14T16:49:09.000Z</text:p>
          </table:table-cell>
          <table:table-cell office:value-type="string" calcext:value-type="string">
            <text:p>Thu Aug 14 16:49:09 +0000 20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99960529457147904" xlink:type="simple">499960529457147904</text:a></text:p>
          </table:table-cell>
          <table:table-cell office:value-type="string" calcext:value-type="string">
            <text:p>@knitterkim Happy to hear it! Has he had a chance to sit in one yet?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8-14T16:47:33.000Z</text:p>
          </table:table-cell>
          <table:table-cell office:value-type="string" calcext:value-type="string">
            <text:p>Thu Aug 14 16:47:33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99701268172918785" xlink:type="simple">499701268172918785</text:a></text:p>
          </table:table-cell>
          <table:table-cell office:value-type="string" calcext:value-type="string">
            <text:p>Supercharger with a view. (Sandane, Norway) http://t.co/0TWaKz8w5i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8-13T23:37:20.000Z</text:p>
          </table:table-cell>
          <table:table-cell office:value-type="string" calcext:value-type="string">
            <text:p>Wed Aug 13 23:37:20 +0000 2014</text:p>
          </table:table-cell>
          <table:table-cell office:value-type="float" office:value="345" calcext:value-type="float">
            <text:p>345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www.percolate.com" rel="nofollow"&gt;Percolate&lt;/a&gt;</text:p>
          </table:table-cell>
          <table:table-cell office:value-type="string" calcext:value-type="string">
            <text:p>Tweet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Bu9Lp98CAAIwqlr.jpg" xlink:type="simple">https://pbs.twimg.com/media/Bu9Lp98CAAIwqlr.jp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499677446740774913" xlink:type="simple">499677446740774913</text:a></text:p>
          </table:table-cell>
          <table:table-cell office:value-type="string" calcext:value-type="string">
            <text:p>@albiondumsday Appreciate the help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8-13T22:02:41.000Z</text:p>
          </table:table-cell>
          <table:table-cell office:value-type="string" calcext:value-type="string">
            <text:p>Wed Aug 13 22:02:41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99671500538933248" xlink:type="simple">499671500538933248</text:a></text:p>
          </table:table-cell>
          <table:table-cell office:value-type="string" calcext:value-type="string">
            <text:p>@albiondumsday Thanks for the heads up. We’ll look into this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8-13T21:39:03.000Z</text:p>
          </table:table-cell>
          <table:table-cell office:value-type="string" calcext:value-type="string">
            <text:p>Wed Aug 13 21:39:03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99658726165327872" xlink:type="simple">499658726165327872</text:a></text:p>
          </table:table-cell>
          <table:table-cell office:value-type="string" calcext:value-type="string">
            <text:p>@albiondumsday At the Hyatt Regency Birmingham. http://t.co/1VNBPbBzHk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8-13T20:48:18.000Z</text:p>
          </table:table-cell>
          <table:table-cell office:value-type="string" calcext:value-type="string">
            <text:p>Wed Aug 13 20:48:18 +0000 20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 office:value-type="string" calcext:value-type="string">
            <text:p><text:a xlink:href="http://www.teslamotors.com/supercharger/birminghamhyatt" xlink:type="simple">http://www.teslamotors.com/supercharger/birminghamhyatt </text:a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99657073726980096" xlink:type="simple">499657073726980096</text:a></text:p>
          </table:table-cell>
          <table:table-cell office:value-type="string" calcext:value-type="string">
            <text:p>@danieldavis Happy to hear it. Have you had a chance to sit in one yet?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8-13T20:41:44.000Z</text:p>
          </table:table-cell>
          <table:table-cell office:value-type="string" calcext:value-type="string">
            <text:p>Wed Aug 13 20:41:44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99657005686992896" xlink:type="simple">499657005686992896</text:a></text:p>
          </table:table-cell>
          <table:table-cell office:value-type="string" calcext:value-type="string">
            <text:p>@Abhorsencat Hi there, we don’t have any update on Model 3 reservations right now, but we’ll be sure to let you know as soon as we do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8-13T20:41:27.000Z</text:p>
          </table:table-cell>
          <table:table-cell office:value-type="string" calcext:value-type="string">
            <text:p>Wed Aug 13 20:41:27 +0000 20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Tweet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99631337599283200" xlink:type="simple">499631337599283200</text:a></text:p>
          </table:table-cell>
          <table:table-cell office:value-type="string" calcext:value-type="string">
            <text:p>The UK now has its first Supercharger outside London. Never a better time to visit Birmingham... http://t.co/GOBUDoTY0r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8-13T18:59:28.000Z</text:p>
          </table:table-cell>
          <table:table-cell office:value-type="string" calcext:value-type="string">
            <text:p>Wed Aug 13 18:59:28 +0000 2014</text:p>
          </table:table-cell>
          <table:table-cell office:value-type="float" office:value="132" calcext:value-type="float">
            <text:p>13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www.percolate.com" rel="nofollow"&gt;Percolate&lt;/a&gt;</text:p>
          </table:table-cell>
          <table:table-cell office:value-type="string" calcext:value-type="string">
            <text:p>Tweet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Bu8MDd5CAAAbZoH.jpg" xlink:type="simple">https://pbs.twimg.com/media/Bu8MDd5CAAAbZoH.jp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499588378950529025" xlink:type="simple">499588378950529025</text:a></text:p>
          </table:table-cell>
          <table:table-cell office:value-type="string" calcext:value-type="string">
            <text:p>@ScottLowe @DestinyTheGame @TeslaMotors Looking good! Enjoy #Gamescom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8-13T16:08:46.000Z</text:p>
          </table:table-cell>
          <table:table-cell office:value-type="string" calcext:value-type="string">
            <text:p>Wed Aug 13 16:08:46 +0000 20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99320990296309760" xlink:type="simple">499320990296309760</text:a></text:p>
          </table:table-cell>
          <table:table-cell office:value-type="string" calcext:value-type="string">
            <text:p>@MrsCraze Thanks for the kind words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8-12T22:26:15.000Z</text:p>
          </table:table-cell>
          <table:table-cell office:value-type="string" calcext:value-type="string">
            <text:p>Tue Aug 12 22:26:15 +0000 20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99273447013249024" xlink:type="simple">499273447013249024</text:a></text:p>
          </table:table-cell>
          <table:table-cell office:value-type="string" calcext:value-type="string">
            <text:p>Mexico to Alaska in a Model S: http://t.co/wTmTOkCUP2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8-12T19:17:20.000Z</text:p>
          </table:table-cell>
          <table:table-cell office:value-type="string" calcext:value-type="string">
            <text:p>Tue Aug 12 19:17:20 +0000 2014</text:p>
          </table:table-cell>
          <table:table-cell office:value-type="float" office:value="89" calcext:value-type="float">
            <text:p>89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&lt;a href="https://www.percolate.com" rel="nofollow"&gt;Percolate&lt;/a&gt;</text:p>
          </table:table-cell>
          <table:table-cell office:value-type="string" calcext:value-type="string">
            <text:p>Tweet</text:p>
          </table:table-cell>
          <table:table-cell office:value-type="string" calcext:value-type="string">
            <text:p><text:a xlink:href="http://www.newsminer.com/news/local_news/power-trip-journey-in-electric-car-ends-in-fairbanks/article_777cbc08-21f4-11e4-86d0-001a4bcf6878.html" xlink:type="simple">http://www.newsminer.com/news/local_news/power-trip-journey-in-electric-car-ends-in-fairbanks/article_777cbc08-21f4-11e4-86d0-001a4bcf6878.html </text:a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99273224996143104" xlink:type="simple">499273224996143104</text:a></text:p>
          </table:table-cell>
          <table:table-cell office:value-type="string" calcext:value-type="string">
            <text:p>@Kyle_Fortune Hi Kyle, please feel free to DM us his information and we’ll make sure our team reaches out. Thanks!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8-12T19:16:27.000Z</text:p>
          </table:table-cell>
          <table:table-cell office:value-type="string" calcext:value-type="string">
            <text:p>Tue Aug 12 19:16:27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99237271619395584" xlink:type="simple">499237271619395584</text:a></text:p>
          </table:table-cell>
          <table:table-cell office:value-type="string" calcext:value-type="string">
            <text:p>@fnthawar Hmm, we’ll look into this. Can you please DM us your email address to make sure you’re in our system? Thanks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8-12T16:53:35.000Z</text:p>
          </table:table-cell>
          <table:table-cell office:value-type="string" calcext:value-type="string">
            <text:p>Tue Aug 12 16:53:35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99042989809737729" xlink:type="simple">499042989809737729</text:a></text:p>
          </table:table-cell>
          <table:table-cell office:value-type="string" calcext:value-type="string">
            <text:p>@RudysAuto Thank you for the support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8-12T04:01:35.000Z</text:p>
          </table:table-cell>
          <table:table-cell office:value-type="string" calcext:value-type="string">
            <text:p>Tue Aug 12 04:01:35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99042028055822337" xlink:type="simple">499042028055822337</text:a></text:p>
          </table:table-cell>
          <table:table-cell office:value-type="string" calcext:value-type="string">
            <text:p>@jcalco_ Nice choice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8-12T03:57:45.000Z</text:p>
          </table:table-cell>
          <table:table-cell office:value-type="string" calcext:value-type="string">
            <text:p>Tue Aug 12 03:57:45 +0000 20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98971592882270208" xlink:type="simple">498971592882270208</text:a></text:p>
          </table:table-cell>
          <table:table-cell office:value-type="string" calcext:value-type="string">
            <text:p>@ryanonthecoast We do not have an update about the specifics of Model X right now. Stay tuned as we finish going through Alpha and Beta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8-11T23:17:52.000Z</text:p>
          </table:table-cell>
          <table:table-cell office:value-type="string" calcext:value-type="string">
            <text:p>Mon Aug 11 23:17:52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Tweet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98958611138101248" xlink:type="simple">498958611138101248</text:a></text:p>
          </table:table-cell>
          <table:table-cell office:value-type="string" calcext:value-type="string">
            <text:p>.@MotorTrend revisits Model S… http://t.co/ztV3rBvTYT http://t.co/VxChZP1fwf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8-11T22:26:17.000Z</text:p>
          </table:table-cell>
          <table:table-cell office:value-type="string" calcext:value-type="string">
            <text:p>Mon Aug 11 22:26:17 +0000 2014</text:p>
          </table:table-cell>
          <table:table-cell office:value-type="float" office:value="147" calcext:value-type="float">
            <text:p>147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Tweet</text:p>
          </table:table-cell>
          <table:table-cell office:value-type="string" calcext:value-type="string">
            <text:p><text:a xlink:href="http://www.motortrend.com/roadtests/alternative/1408_2014_tesla_model_s_p85_vs_2014_bmw_i8_comparison/viewall.html" xlink:type="simple">http://www.motortrend.com/roadtests/alternative/1408_2014_tesla_model_s_p85_vs_2014_bmw_i8_comparison/viewall.html </text:a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BuyoNnpIcAAXdOw.png" xlink:type="simple">https://pbs.twimg.com/media/BuyoNnpIcAAXdOw.pn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498935803108552705" xlink:type="simple">498935803108552705</text:a></text:p>
          </table:table-cell>
          <table:table-cell office:value-type="string" calcext:value-type="string">
            <text:p>RT @TeslaRoadTrip : 100,000 miles in less than 21 months in a @TeslaMotors Model S. #SuperchargingAcrossAmerica @elonmusk http://t.co/JdBdE0DPME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8-11T20:55:39.000Z</text:p>
          </table:table-cell>
          <table:table-cell office:value-type="string" calcext:value-type="string">
            <text:p>Mon Aug 11 20:55:39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tweet</text:p>
          </table:table-cell>
          <table:table-cell office:value-type="string" calcext:value-type="string">
            <text:p><text:a xlink:href="https://twitter.com/VerizonLink/status/498916278250131456/photo/1" xlink:type="simple">https://twitter.com/VerizonLink/status/498916278250131456/photo/1 </text:a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98886326029000706" xlink:type="simple">498886326029000706</text:a></text:p>
          </table:table-cell>
          <table:table-cell office:value-type="string" calcext:value-type="string">
            <text:p>RT @ChrisBarber86 : Test drive over. Safe to say I'm in love @TeslaMotors http://t.co/ASIpkdGbWh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8-11T17:39:03.000Z</text:p>
          </table:table-cell>
          <table:table-cell office:value-type="string" calcext:value-type="string">
            <text:p>Mon Aug 11 17:39:03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tweet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BuxkjdGIIAIf9kU.jpg" xlink:type="simple">https://pbs.twimg.com/media/BuxkjdGIIAIf9kU.jpg</text:a></text:p>
          </table:table-cell>
          <table:table-cell office:value-type="string" calcext:value-type="string">
            <text:p><text:a xlink:href="https://pbs.twimg.com/media/BuxkjiNIEAARVHU.jpg" xlink:type="simple">https://pbs.twimg.com/media/BuxkjiNIEAARVHU.jpg</text:a></text:p>
          </table:table-cell>
          <table:table-cell office:value-type="string" calcext:value-type="string">
            <text:p><text:a xlink:href="https://pbs.twimg.com/media/BuxkjmNIcAIcphx.jpg" xlink:type="simple">https://pbs.twimg.com/media/BuxkjmNIcAIcphx.jpg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twitter.com/Tesla/status/498868391906512896" xlink:type="simple">498868391906512896</text:a></text:p>
          </table:table-cell>
          <table:table-cell office:value-type="string" calcext:value-type="string">
            <text:p>@TheCritters Love these photos!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8-11T16:27:47.000Z</text:p>
          </table:table-cell>
          <table:table-cell office:value-type="string" calcext:value-type="string">
            <text:p>Mon Aug 11 16:27:47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98868335115632642" xlink:type="simple">498868335115632642</text:a></text:p>
          </table:table-cell>
          <table:table-cell office:value-type="string" calcext:value-type="string">
            <text:p>@TheCritters Thank you for the feedback, David. We’ll look into this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8-11T16:27:34.000Z</text:p>
          </table:table-cell>
          <table:table-cell office:value-type="string" calcext:value-type="string">
            <text:p>Mon Aug 11 16:27:34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98597218450800640" xlink:type="simple">498597218450800640</text:a></text:p>
          </table:table-cell>
          <table:table-cell office:value-type="string" calcext:value-type="string">
            <text:p>@ThePimpAtSea Enjoy and let us know what you think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8-10T22:30:15.000Z</text:p>
          </table:table-cell>
          <table:table-cell office:value-type="string" calcext:value-type="string">
            <text:p>Sun Aug 10 22:30:15 +0000 20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98596888141000704" xlink:type="simple">498596888141000704</text:a></text:p>
          </table:table-cell>
          <table:table-cell office:value-type="string" calcext:value-type="string">
            <text:p>Great turnout for the Supercharger opening in The Dalles, Oregon, with nearly 30 owners present. http://t.co/99UnUVP5cJ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8-10T22:28:56.000Z</text:p>
          </table:table-cell>
          <table:table-cell office:value-type="string" calcext:value-type="string">
            <text:p>Sun Aug 10 22:28:56 +0000 2014</text:p>
          </table:table-cell>
          <table:table-cell office:value-type="float" office:value="179" calcext:value-type="float">
            <text:p>17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ButfOitCIAAnPXt.jpg" xlink:type="simple">https://pbs.twimg.com/media/ButfOitCIAAnPXt.jpg</text:a></text:p>
          </table:table-cell>
          <table:table-cell office:value-type="string" calcext:value-type="string">
            <text:p><text:a xlink:href="https://pbs.twimg.com/media/ButfOi0CAAEXBn0.jpg" xlink:type="simple">https://pbs.twimg.com/media/ButfOi0CAAEXBn0.jpg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twitter.com/Tesla/status/498213975872372737" xlink:type="simple">498213975872372737</text:a></text:p>
          </table:table-cell>
          <table:table-cell office:value-type="string" calcext:value-type="string">
            <text:p>@ILoveRotwild We welcome all feedback, Martin. Hope you’re enjoying Model S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8-09T21:07:22.000Z</text:p>
          </table:table-cell>
          <table:table-cell office:value-type="string" calcext:value-type="string">
            <text:p>Sat Aug 09 21:07:22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a xlink:href="https://twitter.com/Tesla/status/498210342137126912" xlink:type="simple">498210342137126912</text:a></text:p>
          </table:table-cell>
          <table:table-cell office:value-type="string" calcext:value-type="string">
            <text:p>Model S is the pace car for this weekend¹s @Pelotonia bike race in</text:p>
            <text:p>Columbus, OH. http://t.co/VAYn91PnSD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8-09T20:52:56.000Z</text:p>
          </table:table-cell>
          <table:table-cell office:value-type="string" calcext:value-type="string">
            <text:p>Sat Aug 09 20:52:56 +0000 2014</text:p>
          </table:table-cell>
          <table:table-cell office:value-type="float" office:value="235" calcext:value-type="float">
            <text:p>235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Twee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Bun_qoCIMAEpIeb.jpg" xlink:type="simple">https://pbs.twimg.com/media/Bun_qoCIMAEpIeb.jp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497893707132059648" xlink:type="simple">497893707132059648</text:a></text:p>
          </table:table-cell>
          <table:table-cell office:value-type="string" calcext:value-type="string">
            <text:p>@dj_zeroone Enjoy the drive! Make sure to turn Markus up to 11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8-08T23:54:44.000Z</text:p>
          </table:table-cell>
          <table:table-cell office:value-type="string" calcext:value-type="string">
            <text:p>Fri Aug 08 23:54:44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97892535004454913" xlink:type="simple">497892535004454913</text:a></text:p>
          </table:table-cell>
          <table:table-cell office:value-type="string" calcext:value-type="string">
            <text:p>@BrunoHache We just finished a round of events in Canada. Stay tuned, there will be more soon!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8-08T23:50:05.000Z</text:p>
          </table:table-cell>
          <table:table-cell office:value-type="string" calcext:value-type="string">
            <text:p>Fri Aug 08 23:50:05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97892377621565440" xlink:type="simple">497892377621565440</text:a></text:p>
          </table:table-cell>
          <table:table-cell office:value-type="string" calcext:value-type="string">
            <text:p>@teslaliving Congrats! Enjoy the weekend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8-08T23:49:27.000Z</text:p>
          </table:table-cell>
          <table:table-cell office:value-type="string" calcext:value-type="string">
            <text:p>Fri Aug 08 23:49:27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97883917479723009" xlink:type="simple">497883917479723009</text:a></text:p>
          </table:table-cell>
          <table:table-cell office:value-type="string" calcext:value-type="string">
            <text:p>@jackneary2001 If you use the scroll under the map, you can see the planned areas in Nebraska for Superchargers: http://t.co/06tYSv5WOr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8-08T23:15:50.000Z</text:p>
          </table:table-cell>
          <table:table-cell office:value-type="string" calcext:value-type="string">
            <text:p>Fri Aug 08 23:15:50 +0000 20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 office:value-type="string" calcext:value-type="string">
            <text:p><text:a xlink:href="http://www.teslamotors.com/supercharger" xlink:type="simple">http://www.teslamotors.com/supercharger </text:a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97882670882238464" xlink:type="simple">497882670882238464</text:a></text:p>
          </table:table-cell>
          <table:table-cell office:value-type="string" calcext:value-type="string">
            <text:p>@Evilviscountess Here is a direct link if you missed it: http://t.co/YgGVUKalTe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8-08T23:10:53.000Z</text:p>
          </table:table-cell>
          <table:table-cell office:value-type="string" calcext:value-type="string">
            <text:p>Fri Aug 08 23:10:53 +0000 20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 office:value-type="string" calcext:value-type="string">
            <text:p><text:a xlink:href="http://www.teslamotors.com/event/monterey-car-week" xlink:type="simple">http://www.teslamotors.com/event/monterey-car-week </text:a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a xlink:href="https://twitter.com/Tesla/status/497872204441190401" xlink:type="simple">497872204441190401</text:a></text:p>
          </table:table-cell>
          <table:table-cell office:value-type="string" calcext:value-type="string">
            <text:p>We've got nearly 50 events coming up, including a couple during the Monterey Car Week:</text:p>
            <text:p>http://t.co/FSBvytn91L http://t.co/9UXojzDVRG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8-08T22:29:18.000Z</text:p>
          </table:table-cell>
          <table:table-cell office:value-type="string" calcext:value-type="string">
            <text:p>Fri Aug 08 22:29:18 +0000 2014</text:p>
          </table:table-cell>
          <table:table-cell office:value-type="float" office:value="126" calcext:value-type="float">
            <text:p>126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Tweet</text:p>
          </table:table-cell>
          <table:table-cell office:value-type="string" calcext:value-type="string">
            <text:p><text:a xlink:href="http://www.teslamotors.com/events" xlink:type="simple">http://www.teslamotors.com/events 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BujMIZjIUAA0QFv.jpg" xlink:type="simple">https://pbs.twimg.com/media/BujMIZjIUAA0QFv.jp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497788112559300609" xlink:type="simple">497788112559300609</text:a></text:p>
          </table:table-cell>
          <table:table-cell office:value-type="string" calcext:value-type="string">
            <text:p>@jonkhicks You too, Jonathan. Enjoy the weekend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8-08T16:55:09.000Z</text:p>
          </table:table-cell>
          <table:table-cell office:value-type="string" calcext:value-type="string">
            <text:p>Fri Aug 08 16:55:09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97781014442160128" xlink:type="simple">497781014442160128</text:a></text:p>
          </table:table-cell>
          <table:table-cell office:value-type="string" calcext:value-type="string">
            <text:p>@mfprimo @gremo_ch Enjoy the drive and let us know what you think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8-08T16:26:56.000Z</text:p>
          </table:table-cell>
          <table:table-cell office:value-type="string" calcext:value-type="string">
            <text:p>Fri Aug 08 16:26:56 +0000 20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97780746426122241" xlink:type="simple">497780746426122241</text:a></text:p>
          </table:table-cell>
          <table:table-cell office:value-type="string" calcext:value-type="string">
            <text:p>@Marekkoenig We’ll look into this. Please feel free to DM us with more info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8-08T16:25:52.000Z</text:p>
          </table:table-cell>
          <table:table-cell office:value-type="string" calcext:value-type="string">
            <text:p>Fri Aug 08 16:25:52 +0000 20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97780579446714368" xlink:type="simple">497780579446714368</text:a></text:p>
          </table:table-cell>
          <table:table-cell office:value-type="string" calcext:value-type="string">
            <text:p>@jonbcampos Thank you for the support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8-08T16:25:13.000Z</text:p>
          </table:table-cell>
          <table:table-cell office:value-type="string" calcext:value-type="string">
            <text:p>Fri Aug 08 16:25:13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97769047216242689" xlink:type="simple">497769047216242689</text:a></text:p>
          </table:table-cell>
          <table:table-cell office:value-type="string" calcext:value-type="string">
            <text:p>@LPU_Vince Hi Vincent, we’ll notify the team and have them get in touch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8-08T15:39:23.000Z</text:p>
          </table:table-cell>
          <table:table-cell office:value-type="string" calcext:value-type="string">
            <text:p>Fri Aug 08 15:39:23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97541535253024768" xlink:type="simple">497541535253024768</text:a></text:p>
          </table:table-cell>
          <table:table-cell office:value-type="string" calcext:value-type="string">
            <text:p>@hendricruelan We don’t have any updates on that, but we do have a test drive event there this weekend: http://t.co/QUUb2Vqwex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8-08T00:35:20.000Z</text:p>
          </table:table-cell>
          <table:table-cell office:value-type="string" calcext:value-type="string">
            <text:p>Fri Aug 08 00:35:20 +0000 20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 office:value-type="string" calcext:value-type="string">
            <text:p><text:a xlink:href="http://www.teslamotors.com/event/experience-model-s-salt-lake-city" xlink:type="simple">http://www.teslamotors.com/event/experience-model-s-salt-lake-city </text:a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97541061451853824" xlink:type="simple">497541061451853824</text:a></text:p>
          </table:table-cell>
          <table:table-cell office:value-type="string" calcext:value-type="string">
            <text:p>@MrPranaRising We’re coming to Ontario soon!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8-08T00:33:27.000Z</text:p>
          </table:table-cell>
          <table:table-cell office:value-type="string" calcext:value-type="string">
            <text:p>Fri Aug 08 00:33:27 +0000 20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97540933919846400" xlink:type="simple">497540933919846400</text:a></text:p>
          </table:table-cell>
          <table:table-cell office:value-type="string" calcext:value-type="string">
            <text:p>@hendricruelan Utah has a few Superchargers, allowing for road trips all over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8-08T00:32:57.000Z</text:p>
          </table:table-cell>
          <table:table-cell office:value-type="string" calcext:value-type="string">
            <text:p>Fri Aug 08 00:32:57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97538894942859264" xlink:type="simple">497538894942859264</text:a></text:p>
          </table:table-cell>
          <table:table-cell office:value-type="string" calcext:value-type="string">
            <text:p>The Dalles, OR &amp;amp; South Hill, VA, our two newest Supercharger locations in the US, are now open http://t.co/06tYSv5WOr http://t.co/hEDXFv4b0a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8-08T00:24:51.000Z</text:p>
          </table:table-cell>
          <table:table-cell office:value-type="string" calcext:value-type="string">
            <text:p>Fri Aug 08 00:24:51 +0000 2014</text:p>
          </table:table-cell>
          <table:table-cell office:value-type="float" office:value="191" calcext:value-type="float">
            <text:p>19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Tweet</text:p>
          </table:table-cell>
          <table:table-cell office:value-type="string" calcext:value-type="string">
            <text:p><text:a xlink:href="http://www.teslamotors.com/supercharger" xlink:type="simple">http://www.teslamotors.com/supercharger 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Buec96GIEAAKjFi.png" xlink:type="simple">https://pbs.twimg.com/media/Buec96GIEAAKjFi.pn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497490379453657088" xlink:type="simple">497490379453657088</text:a></text:p>
          </table:table-cell>
          <table:table-cell office:value-type="string" calcext:value-type="string">
            <text:p>@LaceyMillr @Brian_OHara We’ve got a location in Austin already. Have a look: http://t.co/bm1xeaJTiG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8-07T21:12:04.000Z</text:p>
          </table:table-cell>
          <table:table-cell office:value-type="string" calcext:value-type="string">
            <text:p>Thu Aug 07 21:12:04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 office:value-type="string" calcext:value-type="string">
            <text:p><text:a xlink:href="http://www.teslamotors.com/thedomain" xlink:type="simple">http://www.teslamotors.com/thedomain </text:a>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97426455656009730" xlink:type="simple">497426455656009730</text:a></text:p>
          </table:table-cell>
          <table:table-cell office:value-type="string" calcext:value-type="string">
            <text:p>@matthewmascioni Have you checked out our online store? http://t.co/KbiSXEh1uD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8-07T16:58:03.000Z</text:p>
          </table:table-cell>
          <table:table-cell office:value-type="string" calcext:value-type="string">
            <text:p>Thu Aug 07 16:58:03 +0000 20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 office:value-type="string" calcext:value-type="string">
            <text:p><text:a xlink:href="http://shop.teslamotors.com/collections/apparel" xlink:type="simple">http://shop.teslamotors.com/collections/apparel </text:a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97425096626024448" xlink:type="simple">497425096626024448</text:a></text:p>
          </table:table-cell>
          <table:table-cell office:value-type="string" calcext:value-type="string">
            <text:p>@wo0wdy Stay tuned for our Model 3 in about three years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8-07T16:52:39.000Z</text:p>
          </table:table-cell>
          <table:table-cell office:value-type="string" calcext:value-type="string">
            <text:p>Thu Aug 07 16:52:39 +0000 201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97179394486439936" xlink:type="simple">497179394486439936</text:a></text:p>
          </table:table-cell>
          <table:table-cell office:value-type="string" calcext:value-type="string">
            <text:p>@NadjibBenali We are in France: http://t.co/LzqIL5XvAI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8-07T00:36:19.000Z</text:p>
          </table:table-cell>
          <table:table-cell office:value-type="string" calcext:value-type="string">
            <text:p>Thu Aug 07 00:36:19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Tweet</text:p>
          </table:table-cell>
          <table:table-cell office:value-type="string" calcext:value-type="string">
            <text:p><text:a xlink:href="http://www.teslamotors.com/fr_FR/findus/stores" xlink:type="simple">http://www.teslamotors.com/fr_FR/findus/stores </text:a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97174916534255618" xlink:type="simple">497174916534255618</text:a></text:p>
          </table:table-cell>
          <table:table-cell office:value-type="string" calcext:value-type="string">
            <text:p>@Patrick_D_Ng Enjoy the drive. Let us know what you think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8-07T00:18:31.000Z</text:p>
          </table:table-cell>
          <table:table-cell office:value-type="string" calcext:value-type="string">
            <text:p>Thu Aug 07 00:18:31 +0000 20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97141615421444096" xlink:type="simple">497141615421444096</text:a></text:p>
          </table:table-cell>
          <table:table-cell office:value-type="string" calcext:value-type="string">
            <text:p>@marie_2902 Thanks for the support!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8-06T22:06:12.000Z</text:p>
          </table:table-cell>
          <table:table-cell office:value-type="string" calcext:value-type="string">
            <text:p>Wed Aug 06 22:06:12 +0000 20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97139870083469312" xlink:type="simple">497139870083469312</text:a></text:p>
          </table:table-cell>
          <table:table-cell office:value-type="string" calcext:value-type="string">
            <text:p>@mindfulhorse @Scottgas2 We have a large number of owners in Norway and other cold weather environments who love their Model S’s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8-06T21:59:16.000Z</text:p>
          </table:table-cell>
          <table:table-cell office:value-type="string" calcext:value-type="string">
            <text:p>Wed Aug 06 21:59:16 +0000 20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97133133817335808" xlink:type="simple">497133133817335808</text:a></text:p>
          </table:table-cell>
          <table:table-cell office:value-type="string" calcext:value-type="string">
            <text:p>Thanks to all the owners who came to the August meet-up yesterday in Minnesota. Some beautiful Model S’s on display: http://t.co/L6sejiEaU4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8-06T21:32:30.000Z</text:p>
          </table:table-cell>
          <table:table-cell office:value-type="string" calcext:value-type="string">
            <text:p>Wed Aug 06 21:32:30 +0000 2014</text:p>
          </table:table-cell>
          <table:table-cell office:value-type="float" office:value="163" calcext:value-type="float">
            <text:p>163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www.percolate.com" rel="nofollow"&gt;Percolate&lt;/a&gt;</text:p>
          </table:table-cell>
          <table:table-cell office:value-type="string" calcext:value-type="string">
            <text:p>Tweet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BuYr83WCYAAGjRo.png" xlink:type="simple">https://pbs.twimg.com/media/BuYr83WCYAAGjRo.pn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497055155490000896" xlink:type="simple">497055155490000896</text:a></text:p>
          </table:table-cell>
          <table:table-cell office:value-type="string" calcext:value-type="string">
            <text:p>Tesla welcomes Robyn Denholm to its Board of Directors http://t.co/YG2GcJNqV4 http://t.co/jE4CSGZkPd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8-06T16:22:38.000Z</text:p>
          </table:table-cell>
          <table:table-cell office:value-type="string" calcext:value-type="string">
            <text:p>Wed Aug 06 16:22:38 +0000 2014</text:p>
          </table:table-cell>
          <table:table-cell office:value-type="float" office:value="87" calcext:value-type="float">
            <text:p>8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Tweet</text:p>
          </table:table-cell>
          <table:table-cell office:value-type="string" calcext:value-type="string">
            <text:p><text:a xlink:href="http://www.teslamotors.com/about/press/releases/juniper-networks-robyn-denholm-join-teslas-board-directors" xlink:type="simple">http://www.teslamotors.com/about/press/releases/juniper-networks-robyn-denholm-join-teslas-board-directors 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BuXlB5tIUAEAF_I.png" xlink:type="simple">https://pbs.twimg.com/media/BuXlB5tIUAEAF_I.pn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497047620267675648" xlink:type="simple">497047620267675648</text:a></text:p>
          </table:table-cell>
          <table:table-cell office:value-type="string" calcext:value-type="string">
            <text:p>@iPushRank Great. Let us know what you think, Andy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8-06T15:52:42.000Z</text:p>
          </table:table-cell>
          <table:table-cell office:value-type="string" calcext:value-type="string">
            <text:p>Wed Aug 06 15:52:42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96877081171464193" xlink:type="simple">496877081171464193</text:a></text:p>
          </table:table-cell>
          <table:table-cell office:value-type="string" calcext:value-type="string">
            <text:p>@Delarocha5 Thank you for the support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8-06T04:35:02.000Z</text:p>
          </table:table-cell>
          <table:table-cell office:value-type="string" calcext:value-type="string">
            <text:p>Wed Aug 06 04:35:02 +0000 20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96876587267006464" xlink:type="simple">496876587267006464</text:a></text:p>
          </table:table-cell>
          <table:table-cell office:value-type="string" calcext:value-type="string">
            <text:p>@AustinJ35707189 Nice photo! What was your favorite part of the car?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8-06T04:33:04.000Z</text:p>
          </table:table-cell>
          <table:table-cell office:value-type="string" calcext:value-type="string">
            <text:p>Wed Aug 06 04:33:04 +0000 20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96805712501039104" xlink:type="simple">496805712501039104</text:a></text:p>
          </table:table-cell>
          <table:table-cell office:value-type="string" calcext:value-type="string">
            <text:p>@teslaliving We’ll look into this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8-05T23:51:26.000Z</text:p>
          </table:table-cell>
          <table:table-cell office:value-type="string" calcext:value-type="string">
            <text:p>Tue Aug 05 23:51:26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96800250548330497" xlink:type="simple">496800250548330497</text:a></text:p>
          </table:table-cell>
          <table:table-cell office:value-type="string" calcext:value-type="string">
            <text:p>A Norwegian Tesla owner took their Model S to one of the most northern parts of the planet. (via Odd Bakken/Flickr) http://t.co/mvFeeCrXcq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8-05T23:29:44.000Z</text:p>
          </table:table-cell>
          <table:table-cell office:value-type="string" calcext:value-type="string">
            <text:p>Tue Aug 05 23:29:44 +0000 2014</text:p>
          </table:table-cell>
          <table:table-cell office:value-type="float" office:value="220" calcext:value-type="float">
            <text:p>22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Tweet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BuT9MYRIYAEysWS.jpg" xlink:type="simple">https://pbs.twimg.com/media/BuT9MYRIYAEysWS.jp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496776845069541376" xlink:type="simple">496776845069541376</text:a></text:p>
          </table:table-cell>
          <table:table-cell office:value-type="string" calcext:value-type="string">
            <text:p>@adamclistwynant Appreciate the feedback. We're trying to enable road trips initially, so would recommend charging at home for time being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8-05T21:56:44.000Z</text:p>
          </table:table-cell>
          <table:table-cell office:value-type="string" calcext:value-type="string">
            <text:p>Tue Aug 05 21:56:44 +0000 20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Tweet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96775604629303296" xlink:type="simple">496775604629303296</text:a></text:p>
          </table:table-cell>
          <table:table-cell office:value-type="string" calcext:value-type="string">
            <text:p>@adamclistwynant We have one in San Juan Capistrano: http://t.co/p5xE5w9RGY That will allow you to easily get from SD to LA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8-05T21:51:48.000Z</text:p>
          </table:table-cell>
          <table:table-cell office:value-type="string" calcext:value-type="string">
            <text:p>Tue Aug 05 21:51:48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Tweet</text:p>
          </table:table-cell>
          <table:table-cell office:value-type="string" calcext:value-type="string">
            <text:p><text:a xlink:href="http://www.teslamotors.com/supercharger/sanjuancapistrano" xlink:type="simple">http://www.teslamotors.com/supercharger/sanjuancapistrano </text:a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96759622997643265" xlink:type="simple">496759622997643265</text:a></text:p>
          </table:table-cell>
          <table:table-cell office:value-type="string" calcext:value-type="string">
            <text:p>@miridiary Great to hear. Glad you enjoyed the drive. Let us know if you have any questions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8-05T20:48:18.000Z</text:p>
          </table:table-cell>
          <table:table-cell office:value-type="string" calcext:value-type="string">
            <text:p>Tue Aug 05 20:48:18 +0000 20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96733632447258626" xlink:type="simple">496733632447258626</text:a></text:p>
          </table:table-cell>
          <table:table-cell office:value-type="string" calcext:value-type="string">
            <text:p>@atticuscr Tesla does not cover maintenance in countries we don’t operate in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8-05T19:05:01.000Z</text:p>
          </table:table-cell>
          <table:table-cell office:value-type="string" calcext:value-type="string">
            <text:p>Tue Aug 05 19:05:01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96703828951957504" xlink:type="simple">496703828951957504</text:a></text:p>
          </table:table-cell>
          <table:table-cell office:value-type="string" calcext:value-type="string">
            <text:p>@timoargillander That’s correct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8-05T17:06:35.000Z</text:p>
          </table:table-cell>
          <table:table-cell office:value-type="string" calcext:value-type="string">
            <text:p>Tue Aug 05 17:06:35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96698581701517312" xlink:type="simple">496698581701517312</text:a></text:p>
          </table:table-cell>
          <table:table-cell office:value-type="string" calcext:value-type="string">
            <text:p>@skrueger03 @annawastell If you look at the map on the website and use the scroll, you can see upcoming Superchargers in that area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8-05T16:45:44.000Z</text:p>
          </table:table-cell>
          <table:table-cell office:value-type="string" calcext:value-type="string">
            <text:p>Tue Aug 05 16:45:44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96696969096491008" xlink:type="simple">496696969096491008</text:a></text:p>
          </table:table-cell>
          <table:table-cell office:value-type="string" calcext:value-type="string">
            <text:p>@antonperreau What did you think?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8-05T16:39:20.000Z</text:p>
          </table:table-cell>
          <table:table-cell office:value-type="string" calcext:value-type="string">
            <text:p>Tue Aug 05 16:39:20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96696431663525889" xlink:type="simple">496696431663525889</text:a></text:p>
          </table:table-cell>
          <table:table-cell office:value-type="string" calcext:value-type="string">
            <text:p>@Prism_Digital @YonderAndBeyond Nice shot! What did you think of the car?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8-05T16:37:12.000Z</text:p>
          </table:table-cell>
          <table:table-cell office:value-type="string" calcext:value-type="string">
            <text:p>Tue Aug 05 16:37:12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96695858239266816" xlink:type="simple">496695858239266816</text:a></text:p>
          </table:table-cell>
          <table:table-cell office:value-type="string" calcext:value-type="string">
            <text:p>@skydiver_81 Stay tuned for Model 3 in about three years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8-05T16:34:55.000Z</text:p>
          </table:table-cell>
          <table:table-cell office:value-type="string" calcext:value-type="string">
            <text:p>Tue Aug 05 16:34:55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96471512732270592" xlink:type="simple">496471512732270592</text:a></text:p>
          </table:table-cell>
          <table:table-cell office:value-type="string" calcext:value-type="string">
            <text:p>@psychopappy1961 We’re targeting for Model 3 to be out in about three years, and a price in that range, yes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8-05T01:43:27.000Z</text:p>
          </table:table-cell>
          <table:table-cell office:value-type="string" calcext:value-type="string">
            <text:p>Tue Aug 05 01:43:27 +0000 20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96463467826536448" xlink:type="simple">496463467826536448</text:a></text:p>
          </table:table-cell>
          <table:table-cell office:value-type="string" calcext:value-type="string">
            <text:p>@HaquesCall We’re currently focused on Model S and Model X. No plans for a motorcycle at the moment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8-05T01:11:29.000Z</text:p>
          </table:table-cell>
          <table:table-cell office:value-type="string" calcext:value-type="string">
            <text:p>Tue Aug 05 01:11:29 +0000 201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96397286813868032" xlink:type="simple">496397286813868032</text:a></text:p>
          </table:table-cell>
          <table:table-cell office:value-type="string" calcext:value-type="string">
            <text:p>@AllenGallen511 Or two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8-04T20:48:30.000Z</text:p>
          </table:table-cell>
          <table:table-cell office:value-type="string" calcext:value-type="string">
            <text:p>Mon Aug 04 20:48:30 +0000 201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96396874496999424" xlink:type="simple">496396874496999424</text:a></text:p>
          </table:table-cell>
          <table:table-cell office:value-type="string" calcext:value-type="string">
            <text:p>In response to inquiries: We can confirm that this is not Model X. (via Reddit) http://t.co/yBr6MRsoVG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8-04T20:46:52.000Z</text:p>
          </table:table-cell>
          <table:table-cell office:value-type="string" calcext:value-type="string">
            <text:p>Mon Aug 04 20:46:52 +0000 2014</text:p>
          </table:table-cell>
          <table:table-cell office:value-type="float" office:value="683" calcext:value-type="float">
            <text:p>683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Tweet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BuOOU5lIYAAu-1A.png" xlink:type="simple">https://pbs.twimg.com/media/BuOOU5lIYAAu-1A.pn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496375654523232258" xlink:type="simple">496375654523232258</text:a></text:p>
          </table:table-cell>
          <table:table-cell office:value-type="string" calcext:value-type="string">
            <text:p>@KarenLawford Glad you enjoyed it. Please let us know if you have any questions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8-04T19:22:32.000Z</text:p>
          </table:table-cell>
          <table:table-cell office:value-type="string" calcext:value-type="string">
            <text:p>Mon Aug 04 19:22:32 +0000 20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96354849798111232" xlink:type="simple">496354849798111232</text:a></text:p>
          </table:table-cell>
          <table:table-cell office:value-type="string" calcext:value-type="string">
            <text:p>@eriklogan_elo If there’s anything more we can do, please feel free to DM us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8-04T17:59:52.000Z</text:p>
          </table:table-cell>
          <table:table-cell office:value-type="string" calcext:value-type="string">
            <text:p>Mon Aug 04 17:59:52 +0000 20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96354378396102656" xlink:type="simple">496354378396102656</text:a></text:p>
          </table:table-cell>
          <table:table-cell office:value-type="string" calcext:value-type="string">
            <text:p>@ttlied Thanks for the feedback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8-04T17:58:00.000Z</text:p>
          </table:table-cell>
          <table:table-cell office:value-type="string" calcext:value-type="string">
            <text:p>Mon Aug 04 17:58:00 +0000 20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96338830136320000" xlink:type="simple">496338830136320000</text:a></text:p>
          </table:table-cell>
          <table:table-cell office:value-type="string" calcext:value-type="string">
            <text:p>@IzmailGlosson Let us know what you think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8-04T16:56:13.000Z</text:p>
          </table:table-cell>
          <table:table-cell office:value-type="string" calcext:value-type="string">
            <text:p>Mon Aug 04 16:56:13 +0000 20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Tweet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96147160539201536" xlink:type="simple">496147160539201536</text:a></text:p>
          </table:table-cell>
          <table:table-cell office:value-type="string" calcext:value-type="string">
            <text:p>@pinkgodzilla2 Let us know if you have any questions!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8-04T04:14:35.000Z</text:p>
          </table:table-cell>
          <table:table-cell office:value-type="string" calcext:value-type="string">
            <text:p>Mon Aug 04 04:14:35 +0000 20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96145979884568577" xlink:type="simple">496145979884568577</text:a></text:p>
          </table:table-cell>
          <table:table-cell office:value-type="string" calcext:value-type="string">
            <text:p>@Delarocha5 Have fun and let us know what you think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8-04T04:09:54.000Z</text:p>
          </table:table-cell>
          <table:table-cell office:value-type="string" calcext:value-type="string">
            <text:p>Mon Aug 04 04:09:54 +0000 20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96145893565792257" xlink:type="simple">496145893565792257</text:a></text:p>
          </table:table-cell>
          <table:table-cell office:value-type="string" calcext:value-type="string">
            <text:p>@Anderson_Acv Thanks for the support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8-04T04:09:33.000Z</text:p>
          </table:table-cell>
          <table:table-cell office:value-type="string" calcext:value-type="string">
            <text:p>Mon Aug 04 04:09:33 +0000 20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96145516871180288" xlink:type="simple">496145516871180288</text:a></text:p>
          </table:table-cell>
          <table:table-cell office:value-type="string" calcext:value-type="string">
            <text:p>@indisoul_music Stay tuned for Model 3 in about three years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8-04T04:08:03.000Z</text:p>
          </table:table-cell>
          <table:table-cell office:value-type="string" calcext:value-type="string">
            <text:p>Mon Aug 04 04:08:03 +0000 20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96145438643204096" xlink:type="simple">496145438643204096</text:a></text:p>
          </table:table-cell>
          <table:table-cell office:value-type="string" calcext:value-type="string">
            <text:p>@wmort72 Happy to hear it! Will make a great Christmas present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8-04T04:07:45.000Z</text:p>
          </table:table-cell>
          <table:table-cell office:value-type="string" calcext:value-type="string">
            <text:p>Mon Aug 04 04:07:45 +0000 20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Tweet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96145312650510336" xlink:type="simple">496145312650510336</text:a></text:p>
          </table:table-cell>
          <table:table-cell office:value-type="string" calcext:value-type="string">
            <text:p>@TamaleChic Stay tuned for Model 3 in about three years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8-04T04:07:15.000Z</text:p>
          </table:table-cell>
          <table:table-cell office:value-type="string" calcext:value-type="string">
            <text:p>Mon Aug 04 04:07:15 +0000 20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96145111026106368" xlink:type="simple">496145111026106368</text:a></text:p>
          </table:table-cell>
          <table:table-cell office:value-type="string" calcext:value-type="string">
            <text:p>@3j0j5 We do offer a business lease. Click the “Lease” tab on the right: http://t.co/aLwIyx7OI9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8-04T04:06:27.000Z</text:p>
          </table:table-cell>
          <table:table-cell office:value-type="string" calcext:value-type="string">
            <text:p>Mon Aug 04 04:06:27 +0000 20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 office:value-type="string" calcext:value-type="string">
            <text:p><text:a xlink:href="http://www.teslamotors.com/models/design" xlink:type="simple">http://www.teslamotors.com/models/design </text:a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96033697217249280" xlink:type="simple">496033697217249280</text:a></text:p>
          </table:table-cell>
          <table:table-cell office:value-type="string" calcext:value-type="string">
            <text:p>@Snagman_Johnson We’re hiring: http://t.co/MKUblDYllD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8-03T20:43:43.000Z</text:p>
          </table:table-cell>
          <table:table-cell office:value-type="string" calcext:value-type="string">
            <text:p>Sun Aug 03 20:43:43 +0000 20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Tweet</text:p>
          </table:table-cell>
          <table:table-cell office:value-type="string" calcext:value-type="string">
            <text:p><text:a xlink:href="http://www.teslamotors.com/careers" xlink:type="simple">http://www.teslamotors.com/careers </text:a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96032622808535040" xlink:type="simple">496032622808535040</text:a></text:p>
          </table:table-cell>
          <table:table-cell office:value-type="string" calcext:value-type="string">
            <text:p>Our customers have now driven Model S for 394 million miles globally, saving nearly 18 million gallons of gasoline. http://t.co/CAOYA44RCA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8-03T20:39:27.000Z</text:p>
          </table:table-cell>
          <table:table-cell office:value-type="string" calcext:value-type="string">
            <text:p>Sun Aug 03 20:39:27 +0000 2014</text:p>
          </table:table-cell>
          <table:table-cell office:value-type="float" office:value="647" calcext:value-type="float">
            <text:p>647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Tweet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BuJDConIIAEBsPA.jpg" xlink:type="simple">https://pbs.twimg.com/media/BuJDConIIAEBsPA.jp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496021206441537536" xlink:type="simple">496021206441537536</text:a></text:p>
          </table:table-cell>
          <table:table-cell office:value-type="string" calcext:value-type="string">
            <text:p>@georgeryanuk Absolutely. Call our store in the London Westfield to arrange: http://t.co/Q6aWdMAS5L Or fill out the form on the link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8-03T19:54:05.000Z</text:p>
          </table:table-cell>
          <table:table-cell office:value-type="string" calcext:value-type="string">
            <text:p>Sun Aug 03 19:54:05 +0000 20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 office:value-type="string" calcext:value-type="string">
            <text:p><text:a xlink:href="http://www.teslamotors.com/en_GB/westlondon" xlink:type="simple">http://www.teslamotors.com/en_GB/westlondon </text:a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96020833836335104" xlink:type="simple">496020833836335104</text:a></text:p>
          </table:table-cell>
          <table:table-cell office:value-type="string" calcext:value-type="string">
            <text:p>@mochouinard We’ll look into it, but would recommend Tesla Motors Club if you’re looking to post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8-03T19:52:37.000Z</text:p>
          </table:table-cell>
          <table:table-cell office:value-type="string" calcext:value-type="string">
            <text:p>Sun Aug 03 19:52:37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96016816653602816" xlink:type="simple">496016816653602816</text:a></text:p>
          </table:table-cell>
          <table:table-cell office:value-type="string" calcext:value-type="string">
            <text:p>@mochouinard Are you an owner or reservation holder? Forum is for customers only right now. If so, we’ll contact our team to look into it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8-03T19:36:39.000Z</text:p>
          </table:table-cell>
          <table:table-cell office:value-type="string" calcext:value-type="string">
            <text:p>Sun Aug 03 19:36:39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95996836138602496" xlink:type="simple">495996836138602496</text:a></text:p>
          </table:table-cell>
          <table:table-cell office:value-type="string" calcext:value-type="string">
            <text:p>@macmmel17 Looks like a great drive! Happy Birthday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8-03T18:17:15.000Z</text:p>
          </table:table-cell>
          <table:table-cell office:value-type="string" calcext:value-type="string">
            <text:p>Sun Aug 03 18:17:15 +0000 201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95995908052377600" xlink:type="simple">495995908052377600</text:a></text:p>
          </table:table-cell>
          <table:table-cell office:value-type="string" calcext:value-type="string">
            <text:p>@aymorgan Nice shot. What did you think?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8-03T18:13:34.000Z</text:p>
          </table:table-cell>
          <table:table-cell office:value-type="string" calcext:value-type="string">
            <text:p>Sun Aug 03 18:13:34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95994502922784768" xlink:type="simple">495994502922784768</text:a></text:p>
          </table:table-cell>
          <table:table-cell office:value-type="string" calcext:value-type="string">
            <text:p>@mochouinard Hi Marc, is this in regards to the http://t.co/RxMAlcOveM forum or the Tesla Motors Club forum?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8-03T18:07:59.000Z</text:p>
          </table:table-cell>
          <table:table-cell office:value-type="string" calcext:value-type="string">
            <text:p>Sun Aug 03 18:07:59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 office:value-type="string" calcext:value-type="string">
            <text:p><text:a xlink:href="http://TeslaMotors.com/" xlink:type="simple">http://TeslaMotors.com </text:a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95652947343077376" xlink:type="simple">495652947343077376</text:a></text:p>
          </table:table-cell>
          <table:table-cell office:value-type="string" calcext:value-type="string">
            <text:p>@CoenRispens The map is a representation of the corridors we plan to enable. Locations may very, but open locations are below map with links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8-02T19:30:46.000Z</text:p>
          </table:table-cell>
          <table:table-cell office:value-type="string" calcext:value-type="string">
            <text:p>Sat Aug 02 19:30:46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95652437026295810" xlink:type="simple">495652437026295810</text:a></text:p>
          </table:table-cell>
          <table:table-cell office:value-type="string" calcext:value-type="string">
            <text:p>@CultofNewMedia Appreciate the support. Thank you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8-02T19:28:44.000Z</text:p>
          </table:table-cell>
          <table:table-cell office:value-type="string" calcext:value-type="string">
            <text:p>Sat Aug 02 19:28:44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95651553684901888" xlink:type="simple">495651553684901888</text:a></text:p>
          </table:table-cell>
          <table:table-cell office:value-type="string" calcext:value-type="string">
            <text:p>@haydenhouser Have you seen Model X? http://t.co/WiyGyKZTRF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8-02T19:25:13.000Z</text:p>
          </table:table-cell>
          <table:table-cell office:value-type="string" calcext:value-type="string">
            <text:p>Sat Aug 02 19:25:13 +0000 20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Tweet</text:p>
          </table:table-cell>
          <table:table-cell office:value-type="string" calcext:value-type="string">
            <text:p><text:a xlink:href="http://www.teslamotors.com/modelx" xlink:type="simple">http://www.teslamotors.com/modelx </text:a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95650852867022848" xlink:type="simple">495650852867022848</text:a></text:p>
          </table:table-cell>
          <table:table-cell office:value-type="string" calcext:value-type="string">
            <text:p>@CultofNewMedia Have you had a chance to sit in one yet?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8-02T19:22:26.000Z</text:p>
          </table:table-cell>
          <table:table-cell office:value-type="string" calcext:value-type="string">
            <text:p>Sat Aug 02 19:22:26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95649795080343553" xlink:type="simple">495649795080343553</text:a></text:p>
          </table:table-cell>
          <table:table-cell office:value-type="string" calcext:value-type="string">
            <text:p>@rpruiz If you use the scroll beneath the map (on the website), you can see upcoming Supercharger plans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8-02T19:18:14.000Z</text:p>
          </table:table-cell>
          <table:table-cell office:value-type="string" calcext:value-type="string">
            <text:p>Sat Aug 02 19:18:14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a xlink:href="https://twitter.com/Tesla/status/495649396826963968" xlink:type="simple">495649396826963968</text:a></text:p>
          </table:table-cell>
          <table:table-cell office:value-type="string" calcext:value-type="string">
            <text:p>Five new Superchargers in five European countries, including the first in Belgium.  </text:p>
            <text:p>http://t.co/06tYSv5WOr http://t.co/tKhBAGwiGO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8-02T19:16:39.000Z</text:p>
          </table:table-cell>
          <table:table-cell office:value-type="string" calcext:value-type="string">
            <text:p>Sat Aug 02 19:16:39 +0000 2014</text:p>
          </table:table-cell>
          <table:table-cell office:value-type="float" office:value="196" calcext:value-type="float">
            <text:p>196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www.percolate.com" rel="nofollow"&gt;Percolate&lt;/a&gt;</text:p>
          </table:table-cell>
          <table:table-cell office:value-type="string" calcext:value-type="string">
            <text:p>Tweet</text:p>
          </table:table-cell>
          <table:table-cell office:value-type="string" calcext:value-type="string">
            <text:p><text:a xlink:href="http://www.teslamotors.com/supercharger" xlink:type="simple">http://www.teslamotors.com/supercharger 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BuDmf_lCEAAZv7V.png" xlink:type="simple">https://pbs.twimg.com/media/BuDmf_lCEAAZv7V.pn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495627293222772736" xlink:type="simple">495627293222772736</text:a></text:p>
          </table:table-cell>
          <table:table-cell office:value-type="string" calcext:value-type="string">
            <text:p>@Tawnydog1 Have you had the chance to sit in one yet?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8-02T17:48:49.000Z</text:p>
          </table:table-cell>
          <table:table-cell office:value-type="string" calcext:value-type="string">
            <text:p>Sat Aug 02 17:48:49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95626979329048576" xlink:type="simple">495626979329048576</text:a></text:p>
          </table:table-cell>
          <table:table-cell office:value-type="string" calcext:value-type="string">
            <text:p>@DavidDWestman Superchargers allow long distance trips between cities, like Minneapolis to Milwaukee.If living in Minny can charge at home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8-02T17:47:34.000Z</text:p>
          </table:table-cell>
          <table:table-cell office:value-type="string" calcext:value-type="string">
            <text:p>Sat Aug 02 17:47:34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95624030985007104" xlink:type="simple">495624030985007104</text:a></text:p>
          </table:table-cell>
          <table:table-cell office:value-type="string" calcext:value-type="string">
            <text:p>@SepplK What did you think of the car?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8-02T17:35:51.000Z</text:p>
          </table:table-cell>
          <table:table-cell office:value-type="string" calcext:value-type="string">
            <text:p>Sat Aug 02 17:35:51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95623380121296896" xlink:type="simple">495623380121296896</text:a></text:p>
          </table:table-cell>
          <table:table-cell office:value-type="string" calcext:value-type="string">
            <text:p>@CoachFitzGerald Glad you enjoyed it!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8-02T17:33:16.000Z</text:p>
          </table:table-cell>
          <table:table-cell office:value-type="string" calcext:value-type="string">
            <text:p>Sat Aug 02 17:33:16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95330175437905920" xlink:type="simple">495330175437905920</text:a></text:p>
          </table:table-cell>
          <table:table-cell office:value-type="string" calcext:value-type="string">
            <text:p>@Saruu_Tera Thanks for the support!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8-01T22:08:11.000Z</text:p>
          </table:table-cell>
          <table:table-cell office:value-type="string" calcext:value-type="string">
            <text:p>Fri Aug 01 22:08:11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95290844337819648" xlink:type="simple">495290844337819648</text:a></text:p>
          </table:table-cell>
          <table:table-cell office:value-type="string" calcext:value-type="string">
            <text:p>@jojoNL123 Click the link. Europe is in there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8-01T19:31:54.000Z</text:p>
          </table:table-cell>
          <table:table-cell office:value-type="string" calcext:value-type="string">
            <text:p>Fri Aug 01 19:31:54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95289143866302464" xlink:type="simple">495289143866302464</text:a></text:p>
          </table:table-cell>
          <table:table-cell office:value-type="string" calcext:value-type="string">
            <text:p>@Oatmeal Nice shirt! Check your DMs in a minute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8-01T19:25:08.000Z</text:p>
          </table:table-cell>
          <table:table-cell office:value-type="string" calcext:value-type="string">
            <text:p>Fri Aug 01 19:25:08 +0000 2014</text:p>
          </table:table-cell>
          <table:table-cell office:value-type="float" office:value="84" calcext:value-type="float">
            <text:p>8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95282208647544832" xlink:type="simple">495282208647544832</text:a></text:p>
          </table:table-cell>
          <table:table-cell office:value-type="string" calcext:value-type="string">
            <text:p>@FiveOhFour It’s from our website. They made GIFs of it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8-01T18:57:35.000Z</text:p>
          </table:table-cell>
          <table:table-cell office:value-type="string" calcext:value-type="string">
            <text:p>Fri Aug 01 18:57:35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Twee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95277652349956096" xlink:type="simple">495277652349956096</text:a></text:p>
          </table:table-cell>
          <table:table-cell office:value-type="string" calcext:value-type="string">
            <text:p>@bsmith61 Superchargers allow long distance trips between cities, like Minneapolis to Milwaukee. If living in Minny, can charge at home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8-01T18:39:28.000Z</text:p>
          </table:table-cell>
          <table:table-cell office:value-type="string" calcext:value-type="string">
            <text:p>Fri Aug 01 18:39:28 +0000 20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95277043735470083" xlink:type="simple">495277043735470083</text:a></text:p>
          </table:table-cell>
          <table:table-cell office:value-type="string" calcext:value-type="string">
            <text:p>@Tr2v The map is a representation of the corridors we plan to enable. Not all locations are finalized, so exact locations may vary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8-01T18:37:03.000Z</text:p>
          </table:table-cell>
          <table:table-cell office:value-type="string" calcext:value-type="string">
            <text:p>Fri Aug 01 18:37:03 +0000 20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95276521288773632" xlink:type="simple">495276521288773632</text:a></text:p>
          </table:table-cell>
          <table:table-cell office:value-type="string" calcext:value-type="string">
            <text:p>@AlexDaUkrainian Superchargers allow long distance trips between cities, like Toronto to Montreal. If living in Toronto, can charge at home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8-01T18:34:59.000Z</text:p>
          </table:table-cell>
          <table:table-cell office:value-type="string" calcext:value-type="string">
            <text:p>Fri Aug 01 18:34:59 +0000 20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95271672241348608" xlink:type="simple">495271672241348608</text:a></text:p>
          </table:table-cell>
          <table:table-cell office:value-type="string" calcext:value-type="string">
            <text:p>@PradeepJkumar Great. We opened 5 new locations this week, making 47 total right now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8-01T18:15:43.000Z</text:p>
          </table:table-cell>
          <table:table-cell office:value-type="string" calcext:value-type="string">
            <text:p>Fri Aug 01 18:15:43 +0000 20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95268703219376128" xlink:type="simple">495268703219376128</text:a></text:p>
          </table:table-cell>
          <table:table-cell office:value-type="string" calcext:value-type="string">
            <text:p>@HuskerCubbieFan Not yet. We’ll be sure to let everyone know when there is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8-01T18:03:55.000Z</text:p>
          </table:table-cell>
          <table:table-cell office:value-type="string" calcext:value-type="string">
            <text:p>Fri Aug 01 18:03:55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95268495966208002" xlink:type="simple">495268495966208002</text:a></text:p>
          </table:table-cell>
          <table:table-cell office:value-type="string" calcext:value-type="string">
            <text:p>@DanHartness Thanks for the feedback!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8-01T18:03:05.000Z</text:p>
          </table:table-cell>
          <table:table-cell office:value-type="string" calcext:value-type="string">
            <text:p>Fri Aug 01 18:03:05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95267408366424065" xlink:type="simple">495267408366424065</text:a></text:p>
          </table:table-cell>
          <table:table-cell office:value-type="string" calcext:value-type="string">
            <text:p>@HuskerCubbieFan Did you click the link? We definitely have plans for Nebraska!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8-01T17:58:46.000Z</text:p>
          </table:table-cell>
          <table:table-cell office:value-type="string" calcext:value-type="string">
            <text:p>Fri Aug 01 17:58:46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95267187225927681" xlink:type="simple">495267187225927681</text:a></text:p>
          </table:table-cell>
          <table:table-cell office:value-type="string" calcext:value-type="string">
            <text:p>@Mr_Marcolino Hello, what did you sign up for so we can help get the right team in touch?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8-01T17:57:53.000Z</text:p>
          </table:table-cell>
          <table:table-cell office:value-type="string" calcext:value-type="string">
            <text:p>Fri Aug 01 17:57:53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95267047618523136" xlink:type="simple">495267047618523136</text:a></text:p>
          </table:table-cell>
          <table:table-cell office:value-type="string" calcext:value-type="string">
            <text:p>@nen4D No problem. Happy to help!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8-01T17:57:20.000Z</text:p>
          </table:table-cell>
          <table:table-cell office:value-type="string" calcext:value-type="string">
            <text:p>Fri Aug 01 17:57:20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95266425494196225" xlink:type="simple">495266425494196225</text:a></text:p>
          </table:table-cell>
          <table:table-cell office:value-type="string" calcext:value-type="string">
            <text:p>@nen4D Did you click the link? Europe is there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8-01T17:54:52.000Z</text:p>
          </table:table-cell>
          <table:table-cell office:value-type="string" calcext:value-type="string">
            <text:p>Fri Aug 01 17:54:52 +0000 20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95266136221446145" xlink:type="simple">495266136221446145</text:a></text:p>
          </table:table-cell>
          <table:table-cell office:value-type="string" calcext:value-type="string">
            <text:p>See our planned Supercharger expansion through 2015. (H/t @verge) http://t.co/hTnvYXa1x6 http://t.co/Uo7FQ6SL0t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8-01T17:53:43.000Z</text:p>
          </table:table-cell>
          <table:table-cell office:value-type="string" calcext:value-type="string">
            <text:p>Fri Aug 01 17:53:43 +0000 2014</text:p>
          </table:table-cell>
          <table:table-cell office:value-type="float" office:value="508" calcext:value-type="float">
            <text:p>508</text:p>
          </table:table-cell>
          <table:table-cell office:value-type="float" office:value="551" calcext:value-type="float">
            <text:p>55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Tweet</text:p>
          </table:table-cell>
          <table:table-cell office:value-type="string" calcext:value-type="string">
            <text:p><text:a xlink:href="http://www.theverge.com/2014/7/31/5757312/three-maps-teslas-plan-to-blanket-the-world-in-superchargers" xlink:type="simple">http://www.theverge.com/2014/7/31/5757312/three-maps-teslas-plan-to-blanket-the-world-in-superchargers </text:a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Bt-J7SKIIAEC_7t.jpg" xlink:type="simple">https://pbs.twimg.com/media/Bt-J7SKIIAEC_7t.jp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495264574996635648" xlink:type="simple">495264574996635648</text:a></text:p>
          </table:table-cell>
          <table:table-cell office:value-type="string" calcext:value-type="string">
            <text:p>@jonhasler We don’t have any updates on that yet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8-01T17:47:30.000Z</text:p>
          </table:table-cell>
          <table:table-cell office:value-type="string" calcext:value-type="string">
            <text:p>Fri Aug 01 17:47:30 +0000 20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95264477298704384" xlink:type="simple">495264477298704384</text:a></text:p>
          </table:table-cell>
          <table:table-cell office:value-type="string" calcext:value-type="string">
            <text:p>@MathewPilon There are if you check the link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8-01T17:47:07.000Z</text:p>
          </table:table-cell>
          <table:table-cell office:value-type="string" calcext:value-type="string">
            <text:p>Fri Aug 01 17:47:07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95092211063599104" xlink:type="simple">495092211063599104</text:a></text:p>
          </table:table-cell>
          <table:table-cell office:value-type="string" calcext:value-type="string">
            <text:p>@mcurie We are hiring. Have a look: http://t.co/MKUblDYllD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8-01T06:22:36.000Z</text:p>
          </table:table-cell>
          <table:table-cell office:value-type="string" calcext:value-type="string">
            <text:p>Fri Aug 01 06:22:36 +0000 201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 office:value-type="string" calcext:value-type="string">
            <text:p><text:a xlink:href="http://www.teslamotors.com/careers" xlink:type="simple">http://www.teslamotors.com/careers </text:a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95092062576844800" xlink:type="simple">495092062576844800</text:a></text:p>
          </table:table-cell>
          <table:table-cell office:value-type="string" calcext:value-type="string">
            <text:p>@psychopappy1961 Sounds like Model 3 will be a good fit for you in three years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8-01T06:22:00.000Z</text:p>
          </table:table-cell>
          <table:table-cell office:value-type="string" calcext:value-type="string">
            <text:p>Fri Aug 01 06:22:00 +0000 20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94986518746775553" xlink:type="simple">494986518746775553</text:a></text:p>
          </table:table-cell>
          <table:table-cell office:value-type="string" calcext:value-type="string">
            <text:p>@ltruslow Great to hear, Larry. What did you think of Model S?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31T23:22:37.000Z</text:p>
          </table:table-cell>
          <table:table-cell office:value-type="string" calcext:value-type="string">
            <text:p>Thu Jul 31 23:22:37 +0000 20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94913053398290433" xlink:type="simple">494913053398290433</text:a></text:p>
          </table:table-cell>
          <table:table-cell office:value-type="string" calcext:value-type="string">
            <text:p>@TRJ42 Let us know how it goes. http://t.co/F5caTEEfhC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31T18:30:41.000Z</text:p>
          </table:table-cell>
          <table:table-cell office:value-type="string" calcext:value-type="string">
            <text:p>Thu Jul 31 18:30:41 +0000 20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www.percolate.com" rel="nofollow"&gt;Percolate&lt;/a&gt;</text:p>
          </table:table-cell>
          <table:table-cell office:value-type="string" calcext:value-type="string">
            <text:p>Tweet</text:p>
          </table:table-cell>
          <table:table-cell office:value-type="string" calcext:value-type="string">
            <text:p><text:a xlink:href="http://www.teslamotors.com/lasvegas" xlink:type="simple">http://www.teslamotors.com/lasvegas </text:a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94910201112166400" xlink:type="simple">494910201112166400</text:a></text:p>
          </table:table-cell>
          <table:table-cell office:value-type="string" calcext:value-type="string">
            <text:p>@Naphoc Very cool photo!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31T18:19:21.000Z</text:p>
          </table:table-cell>
          <table:table-cell office:value-type="string" calcext:value-type="string">
            <text:p>Thu Jul 31 18:19:21 +0000 20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www.percolate.com" rel="nofollow"&gt;Percolate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94909443163697152" xlink:type="simple">494909443163697152</text:a></text:p>
          </table:table-cell>
          <table:table-cell office:value-type="string" calcext:value-type="string">
            <text:p>@HenryGarner_1 Nice photo!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31T18:16:20.000Z</text:p>
          </table:table-cell>
          <table:table-cell office:value-type="string" calcext:value-type="string">
            <text:p>Thu Jul 31 18:16:20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www.percolate.com" rel="nofollow"&gt;Percolate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94909282245038080" xlink:type="simple">494909282245038080</text:a></text:p>
          </table:table-cell>
          <table:table-cell office:value-type="string" calcext:value-type="string">
            <text:p>@Scanlon14 Happy to hear it! Thanks for the support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31T18:15:42.000Z</text:p>
          </table:table-cell>
          <table:table-cell office:value-type="string" calcext:value-type="string">
            <text:p>Thu Jul 31 18:15:42 +0000 20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www.percolate.com" rel="nofollow"&gt;Percolate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a xlink:href="https://twitter.com/Tesla/status/494747847149899777" xlink:type="simple">494747847149899777</text:a></text:p>
          </table:table-cell>
          <table:table-cell office:value-type="string" calcext:value-type="string">
            <text:p>Tesla has signed an agreement with Panasonic for the Gigafactory</text:p>
            <text:p>http://t.co/xA1xkvibvU http://t.co/5g7Eiva0yf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31T07:34:13.000Z</text:p>
          </table:table-cell>
          <table:table-cell office:value-type="string" calcext:value-type="string">
            <text:p>Thu Jul 31 07:34:13 +0000 2014</text:p>
          </table:table-cell>
          <table:table-cell office:value-type="float" office:value="382" calcext:value-type="float">
            <text:p>382</text:p>
          </table:table-cell>
          <table:table-cell office:value-type="float" office:value="498" calcext:value-type="float">
            <text:p>49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Tweet</text:p>
          </table:table-cell>
          <table:table-cell office:value-type="string" calcext:value-type="string">
            <text:p><text:a xlink:href="http://www.teslamotors.com/about/press/releases/panasonic-and-tesla-sign-agreement-gigafactory" xlink:type="simple">http://www.teslamotors.com/about/press/releases/panasonic-and-tesla-sign-agreement-gigafactory 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Bt2yih5IUAAEsCs.png" xlink:type="simple">https://pbs.twimg.com/media/Bt2yih5IUAAEsCs.pn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494599814865104896" xlink:type="simple">494599814865104896</text:a></text:p>
          </table:table-cell>
          <table:table-cell office:value-type="string" calcext:value-type="string">
            <text:p>@ctpreston @freereid It will be around the same price and range as Model S. We don’t have any specific updates on pricing yet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30T21:45:59.000Z</text:p>
          </table:table-cell>
          <table:table-cell office:value-type="string" calcext:value-type="string">
            <text:p>Wed Jul 30 21:45:59 +0000 20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94597887368495104" xlink:type="simple">494597887368495104</text:a></text:p>
          </table:table-cell>
          <table:table-cell office:value-type="string" calcext:value-type="string">
            <text:p>@freereid @ctpreston You can find pricing and battery range options on our website here: http://t.co/aLwIyx7OI9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30T21:38:20.000Z</text:p>
          </table:table-cell>
          <table:table-cell office:value-type="string" calcext:value-type="string">
            <text:p>Wed Jul 30 21:38:20 +0000 20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 office:value-type="string" calcext:value-type="string">
            <text:p><text:a xlink:href="http://www.teslamotors.com/models/design" xlink:type="simple">http://www.teslamotors.com/models/design </text:a>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94585812722282496" xlink:type="simple">494585812722282496</text:a></text:p>
          </table:table-cell>
          <table:table-cell office:value-type="string" calcext:value-type="string">
            <text:p>@freereid Have you seen Model X? http://t.co/WiyGyKZTRF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30T20:50:21.000Z</text:p>
          </table:table-cell>
          <table:table-cell office:value-type="string" calcext:value-type="string">
            <text:p>Wed Jul 30 20:50:21 +0000 20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 office:value-type="string" calcext:value-type="string">
            <text:p><text:a xlink:href="http://www.teslamotors.com/modelx" xlink:type="simple">http://www.teslamotors.com/modelx </text:a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94572797637586944" xlink:type="simple">494572797637586944</text:a></text:p>
          </table:table-cell>
          <table:table-cell office:value-type="string" calcext:value-type="string">
            <text:p>@Dagispappan We just had an event there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30T19:58:38.000Z</text:p>
          </table:table-cell>
          <table:table-cell office:value-type="string" calcext:value-type="string">
            <text:p>Wed Jul 30 19:58:38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94571149309657088" xlink:type="simple">494571149309657088</text:a></text:p>
          </table:table-cell>
          <table:table-cell office:value-type="string" calcext:value-type="string">
            <text:p>Tesla has test drive events coming up in Aspen, Hong Kong, Glasgow, and more. Don’t miss out: http://t.co/gkGxNUh15R http://t.co/RhA4ozgvS6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30T19:52:05.000Z</text:p>
          </table:table-cell>
          <table:table-cell office:value-type="string" calcext:value-type="string">
            <text:p>Wed Jul 30 19:52:05 +0000 2014</text:p>
          </table:table-cell>
          <table:table-cell office:value-type="float" office:value="80" calcext:value-type="float">
            <text:p>8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Tweet</text:p>
          </table:table-cell>
          <table:table-cell office:value-type="string" calcext:value-type="string">
            <text:p><text:a xlink:href="http://www.teslamotors.com/en_AU/events" xlink:type="simple">http://www.teslamotors.com/en_AU/events 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Bt0R1tTIYAAO4dW.png" xlink:type="simple">https://pbs.twimg.com/media/Bt0R1tTIYAAO4dW.pn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494568094979747840" xlink:type="simple">494568094979747840</text:a></text:p>
          </table:table-cell>
          <table:table-cell office:value-type="string" calcext:value-type="string">
            <text:p>RT @Naphoc : Just got back from a roadtrip with the Tesla. Amazing view! Scenery isn't half bad either. @TeslaMotors #TeslaModelS http://t.co/kcKVZ1KeG6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30T19:39:57.000Z</text:p>
          </table:table-cell>
          <table:table-cell office:value-type="string" calcext:value-type="string">
            <text:p>Wed Jul 30 19:39:57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twee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Bt0N6MsIIAAdOZS.jpg" xlink:type="simple">https://pbs.twimg.com/media/Bt0N6MsIIAAdOZS.jp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494539010249736192" xlink:type="simple">494539010249736192</text:a></text:p>
          </table:table-cell>
          <table:table-cell office:value-type="string" calcext:value-type="string">
            <text:p>@HardRockinGirl Wow! Congrats to them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30T17:44:22.000Z</text:p>
          </table:table-cell>
          <table:table-cell office:value-type="string" calcext:value-type="string">
            <text:p>Wed Jul 30 17:44:22 +0000 20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www.percolate.com" rel="nofollow"&gt;Percolate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94509556064473089" xlink:type="simple">494509556064473089</text:a></text:p>
          </table:table-cell>
          <table:table-cell office:value-type="string" calcext:value-type="string">
            <text:p>@JohnnyCanuck75 We've got a new store in Vancouver, feel free to come say hello: http://t.co/HHhxM2iKgp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30T15:47:20.000Z</text:p>
          </table:table-cell>
          <table:table-cell office:value-type="string" calcext:value-type="string">
            <text:p>Wed Jul 30 15:47:20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www.percolate.com" rel="nofollow"&gt;Percolate&lt;/a&gt;</text:p>
          </table:table-cell>
          <table:table-cell office:value-type="string" calcext:value-type="string">
            <text:p>Reply</text:p>
          </table:table-cell>
          <table:table-cell office:value-type="string" calcext:value-type="string">
            <text:p><text:a xlink:href="http://www.teslamotors.com/robsonstreet" xlink:type="simple">http://www.teslamotors.com/robsonstreet </text:a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94509294084038656" xlink:type="simple">494509294084038656</text:a></text:p>
          </table:table-cell>
          <table:table-cell office:value-type="string" calcext:value-type="string">
            <text:p>@RayLowe91 Thanks for the support, Raymond!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30T15:46:17.000Z</text:p>
          </table:table-cell>
          <table:table-cell office:value-type="string" calcext:value-type="string">
            <text:p>Wed Jul 30 15:46:17 +0000 20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www.percolate.com" rel="nofollow"&gt;Percolate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94508298284969985" xlink:type="simple">494508298284969985</text:a></text:p>
          </table:table-cell>
          <table:table-cell office:value-type="string" calcext:value-type="string">
            <text:p>@TerjeNummedal Beautiful photo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30T15:42:20.000Z</text:p>
          </table:table-cell>
          <table:table-cell office:value-type="string" calcext:value-type="string">
            <text:p>Wed Jul 30 15:42:20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www.percolate.com" rel="nofollow"&gt;Percolate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94507895120076800" xlink:type="simple">494507895120076800</text:a></text:p>
          </table:table-cell>
          <table:table-cell office:value-type="string" calcext:value-type="string">
            <text:p>@w_moorhouse No updates right now. We'll make sure to let you know though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30T15:40:44.000Z</text:p>
          </table:table-cell>
          <table:table-cell office:value-type="string" calcext:value-type="string">
            <text:p>Wed Jul 30 15:40:44 +0000 20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www.percolate.com" rel="nofollow"&gt;Percolate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94507535508840449" xlink:type="simple">494507535508840449</text:a></text:p>
          </table:table-cell>
          <table:table-cell office:value-type="string" calcext:value-type="string">
            <text:p>@mljungblad Have fun! Let us know what you think, Marcus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30T15:39:18.000Z</text:p>
          </table:table-cell>
          <table:table-cell office:value-type="string" calcext:value-type="string">
            <text:p>Wed Jul 30 15:39:18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www.percolate.com" rel="nofollow"&gt;Percolate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94505560532713474" xlink:type="simple">494505560532713474</text:a></text:p>
          </table:table-cell>
          <table:table-cell office:value-type="string" calcext:value-type="string">
            <text:p>@mike20878 Absolutely. Plug in at night, wake up with a full charge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30T15:31:27.000Z</text:p>
          </table:table-cell>
          <table:table-cell office:value-type="string" calcext:value-type="string">
            <text:p>Wed Jul 30 15:31:27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www.percolate.com" rel="nofollow"&gt;Percolate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94505037079396352" xlink:type="simple">494505037079396352</text:a></text:p>
          </table:table-cell>
          <table:table-cell office:value-type="string" calcext:value-type="string">
            <text:p>@airgates2k Nice shot!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30T15:29:22.000Z</text:p>
          </table:table-cell>
          <table:table-cell office:value-type="string" calcext:value-type="string">
            <text:p>Wed Jul 30 15:29:22 +0000 20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www.percolate.com" rel="nofollow"&gt;Percolate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94331893945339906" xlink:type="simple">494331893945339906</text:a></text:p>
          </table:table-cell>
          <table:table-cell office:value-type="string" calcext:value-type="string">
            <text:p>@TigeWright Happy to hear it! Thanks for the support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30T04:01:22.000Z</text:p>
          </table:table-cell>
          <table:table-cell office:value-type="string" calcext:value-type="string">
            <text:p>Wed Jul 30 04:01:22 +0000 20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www.percolate.com" rel="nofollow"&gt;Percolate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94331892737392641" xlink:type="simple">494331892737392641</text:a></text:p>
          </table:table-cell>
          <table:table-cell office:value-type="string" calcext:value-type="string">
            <text:p>@JohnnyCanuck75 Have you had a chance to sit in one yet?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30T04:01:22.000Z</text:p>
          </table:table-cell>
          <table:table-cell office:value-type="string" calcext:value-type="string">
            <text:p>Wed Jul 30 04:01:22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www.percolate.com" rel="nofollow"&gt;Percolate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94288787287994369" xlink:type="simple">494288787287994369</text:a></text:p>
          </table:table-cell>
          <table:table-cell office:value-type="string" calcext:value-type="string">
            <text:p>@MirjamJaeger Stay tuned for our Model 3 car in about three years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30T01:10:04.000Z</text:p>
          </table:table-cell>
          <table:table-cell office:value-type="string" calcext:value-type="string">
            <text:p>Wed Jul 30 01:10:04 +0000 20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94279461844426753" xlink:type="simple">494279461844426753</text:a></text:p>
          </table:table-cell>
          <table:table-cell office:value-type="string" calcext:value-type="string">
            <text:p>@confitz4 Did you get a chance to sit in it?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30T00:33:01.000Z</text:p>
          </table:table-cell>
          <table:table-cell office:value-type="string" calcext:value-type="string">
            <text:p>Wed Jul 30 00:33:01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Tweet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94277880310800384" xlink:type="simple">494277880310800384</text:a></text:p>
          </table:table-cell>
          <table:table-cell office:value-type="string" calcext:value-type="string">
            <text:p>@SDinwiddie_25 We don’t have any updates on an AWD Model S, but we’ll let you know if anything changes!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30T00:26:44.000Z</text:p>
          </table:table-cell>
          <table:table-cell office:value-type="string" calcext:value-type="string">
            <text:p>Wed Jul 30 00:26:44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94276349335326720" xlink:type="simple">494276349335326720</text:a></text:p>
          </table:table-cell>
          <table:table-cell office:value-type="string" calcext:value-type="string">
            <text:p>@SDinwiddie_25 How can we help?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30T00:20:39.000Z</text:p>
          </table:table-cell>
          <table:table-cell office:value-type="string" calcext:value-type="string">
            <text:p>Wed Jul 30 00:20:39 +0000 20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www.percolate.com" rel="nofollow"&gt;Percolate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94257242317668352" xlink:type="simple">494257242317668352</text:a></text:p>
          </table:table-cell>
          <table:table-cell office:value-type="string" calcext:value-type="string">
            <text:p>ICYMI: @StephenAtHome talks to @ElonMusk about his Tesla, vertical takeoffs, and the physics of jetpacks… http://t.co/5vxa15DuDp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29T23:04:44.000Z</text:p>
          </table:table-cell>
          <table:table-cell office:value-type="string" calcext:value-type="string">
            <text:p>Tue Jul 29 23:04:44 +0000 2014</text:p>
          </table:table-cell>
          <table:table-cell office:value-type="float" office:value="102" calcext:value-type="float">
            <text:p>102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Tweet</text:p>
          </table:table-cell>
          <table:table-cell office:value-type="string" calcext:value-type="string">
            <text:p><text:a xlink:href="http://thecolbertreport.cc.com/videos/o26y1r/elon-musk-pt--1" xlink:type="simple">http://thecolbertreport.cc.com/videos/o26y1r/elon-musk-pt--1 </text:a>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94241453363576832" xlink:type="simple">494241453363576832</text:a></text:p>
          </table:table-cell>
          <table:table-cell office:value-type="string" calcext:value-type="string">
            <text:p>@afipanic Have fun! Let us know what you think, Matt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29T22:01:59.000Z</text:p>
          </table:table-cell>
          <table:table-cell office:value-type="string" calcext:value-type="string">
            <text:p>Tue Jul 29 22:01:59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www.percolate.com" rel="nofollow"&gt;Percolate&lt;/a&gt;</text:p>
          </table:table-cell>
          <table:table-cell office:value-type="string" calcext:value-type="string">
            <text:p>Reply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94229122206277634" xlink:type="simple">494229122206277634</text:a></text:p>
          </table:table-cell>
          <table:table-cell office:value-type="string" calcext:value-type="string">
            <text:p>@mochouinard Thanks, we’ll look into this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29T21:12:59.000Z</text:p>
          </table:table-cell>
          <table:table-cell office:value-type="string" calcext:value-type="string">
            <text:p>Tue Jul 29 21:12:59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94204209999269888" xlink:type="simple">494204209999269888</text:a></text:p>
          </table:table-cell>
          <table:table-cell office:value-type="string" calcext:value-type="string">
            <text:p>@joedinardo That’s a good one!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29T19:34:00.000Z</text:p>
          </table:table-cell>
          <table:table-cell office:value-type="string" calcext:value-type="string">
            <text:p>Tue Jul 29 19:34:00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94181360806789121" xlink:type="simple">494181360806789121</text:a></text:p>
          </table:table-cell>
          <table:table-cell office:value-type="string" calcext:value-type="string">
            <text:p>@itschappy @valentineomine Not yet, we may have an event there soon, so stay tuned. In the meantime, we’re in LV &amp;amp; CO if you head that way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29T18:03:12.000Z</text:p>
          </table:table-cell>
          <table:table-cell office:value-type="string" calcext:value-type="string">
            <text:p>Tue Jul 29 18:03:12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94180403863777280" xlink:type="simple">494180403863777280</text:a></text:p>
          </table:table-cell>
          <table:table-cell office:value-type="string" calcext:value-type="string">
            <text:p>@itschappy @valentineomine Have you had a chance to sit in one yet?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29T17:59:24.000Z</text:p>
          </table:table-cell>
          <table:table-cell office:value-type="string" calcext:value-type="string">
            <text:p>Tue Jul 29 17:59:24 +0000 20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www.percolate.com" rel="nofollow"&gt;Percolate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94179557319008257" xlink:type="simple">494179557319008257</text:a></text:p>
          </table:table-cell>
          <table:table-cell office:value-type="string" calcext:value-type="string">
            <text:p>ICMYI: Tesla delivered the first right hand drive Model S’s in Asia last week: https://t.co/WqwNk6qs46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29T17:56:02.000Z</text:p>
          </table:table-cell>
          <table:table-cell office:value-type="string" calcext:value-type="string">
            <text:p>Tue Jul 29 17:56:02 +0000 2014</text:p>
          </table:table-cell>
          <table:table-cell office:value-type="float" office:value="57" calcext:value-type="float">
            <text:p>5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Tweet</text:p>
          </table:table-cell>
          <table:table-cell office:value-type="string" calcext:value-type="string">
            <text:p><text:a xlink:href="https://www.youtube.com/watch?v=oGrWeFsf2eo&amp;list=UU5WjFrtBdufl6CZojX3D8dQ" xlink:type="simple">https://www.youtube.com/watch?v=oGrWeFsf2eo&amp;list=UU5WjFrtBdufl6CZojX3D8dQ </text:a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94164785894653952" xlink:type="simple">494164785894653952</text:a></text:p>
          </table:table-cell>
          <table:table-cell office:value-type="string" calcext:value-type="string">
            <text:p>@C_Lindman Have fun! Let us know what you think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29T16:57:20.000Z</text:p>
          </table:table-cell>
          <table:table-cell office:value-type="string" calcext:value-type="string">
            <text:p>Tue Jul 29 16:57:20 +0000 20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www.percolate.com" rel="nofollow"&gt;Percolate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94157682123632640" xlink:type="simple">494157682123632640</text:a></text:p>
          </table:table-cell>
          <table:table-cell office:value-type="string" calcext:value-type="string">
            <text:p>@MDMikeDavies Hi Mike, thanks for the feedback. Feel free to DM us, we’d love to help. Thanks!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29T16:29:07.000Z</text:p>
          </table:table-cell>
          <table:table-cell office:value-type="string" calcext:value-type="string">
            <text:p>Tue Jul 29 16:29:07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94156806755606528" xlink:type="simple">494156806755606528</text:a></text:p>
          </table:table-cell>
          <table:table-cell office:value-type="string" calcext:value-type="string">
            <text:p>@Fridge197 Well, we are hiring: http://t.co/MKUblDYllD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29T16:25:38.000Z</text:p>
          </table:table-cell>
          <table:table-cell office:value-type="string" calcext:value-type="string">
            <text:p>Tue Jul 29 16:25:38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 office:value-type="string" calcext:value-type="string">
            <text:p><text:a xlink:href="http://www.teslamotors.com/careers" xlink:type="simple">http://www.teslamotors.com/careers </text:a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94155831764467714" xlink:type="simple">494155831764467714</text:a></text:p>
          </table:table-cell>
          <table:table-cell office:value-type="string" calcext:value-type="string">
            <text:p>@Alansinamail We don’t have any updates on Taiwan, but we’re expanding quickly and will let you know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29T16:21:45.000Z</text:p>
          </table:table-cell>
          <table:table-cell office:value-type="string" calcext:value-type="string">
            <text:p>Tue Jul 29 16:21:45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93917928274665472" xlink:type="simple">493917928274665472</text:a></text:p>
          </table:table-cell>
          <table:table-cell office:value-type="string" calcext:value-type="string">
            <text:p>@citysupercars Great photo!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29T00:36:25.000Z</text:p>
          </table:table-cell>
          <table:table-cell office:value-type="string" calcext:value-type="string">
            <text:p>Tue Jul 29 00:36:25 +0000 20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www.percolate.com" rel="nofollow"&gt;Percolate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93851142997045248" xlink:type="simple">493851142997045248</text:a></text:p>
          </table:table-cell>
          <table:table-cell office:value-type="string" calcext:value-type="string">
            <text:p>@AuntBee Those are Tesla Superchargers, helping quickly charge Model S for those on road trips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28T20:11:02.000Z</text:p>
          </table:table-cell>
          <table:table-cell office:value-type="string" calcext:value-type="string">
            <text:p>Mon Jul 28 20:11:02 +0000 20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93843838163644416" xlink:type="simple">493843838163644416</text:a></text:p>
          </table:table-cell>
          <table:table-cell office:value-type="string" calcext:value-type="string">
            <text:p>Top Gear’s Richard Hammond calls Model S acceleration “truly mind blowing” http://t.co/9TnNLRok2I http://t.co/hPHkiluPhK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28T19:42:00.000Z</text:p>
          </table:table-cell>
          <table:table-cell office:value-type="string" calcext:value-type="string">
            <text:p>Mon Jul 28 19:42:00 +0000 2014</text:p>
          </table:table-cell>
          <table:table-cell office:value-type="float" office:value="437" calcext:value-type="float">
            <text:p>437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Tweet</text:p>
          </table:table-cell>
          <table:table-cell office:value-type="string" calcext:value-type="string">
            <text:p><text:a xlink:href="http://www.mirror.co.uk/lifestyle/motoring/car-reviews/tesla-model-s-luxury-electric-3840012" xlink:type="simple">http://www.mirror.co.uk/lifestyle/motoring/car-reviews/tesla-model-s-luxury-electric-3840012 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Btp8WpQIgAATMlE.jpg" xlink:type="simple">https://pbs.twimg.com/media/Btp8WpQIgAATMlE.jp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493832246244024320" xlink:type="simple">493832246244024320</text:a></text:p>
          </table:table-cell>
          <table:table-cell office:value-type="string" calcext:value-type="string">
            <text:p>@ajorunn Beautiful photo!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28T18:55:57.000Z</text:p>
          </table:table-cell>
          <table:table-cell office:value-type="string" calcext:value-type="string">
            <text:p>Mon Jul 28 18:55:57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93823298724057088" xlink:type="simple">493823298724057088</text:a></text:p>
          </table:table-cell>
          <table:table-cell office:value-type="string" calcext:value-type="string">
            <text:p>@IP_Paralegal Certainly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28T18:20:23.000Z</text:p>
          </table:table-cell>
          <table:table-cell office:value-type="string" calcext:value-type="string">
            <text:p>Mon Jul 28 18:20:23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93822430326964224" xlink:type="simple">493822430326964224</text:a></text:p>
          </table:table-cell>
          <table:table-cell office:value-type="string" calcext:value-type="string">
            <text:p>@Michatroschka We’re currently focused on Model S and Model X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28T18:16:56.000Z</text:p>
          </table:table-cell>
          <table:table-cell office:value-type="string" calcext:value-type="string">
            <text:p>Mon Jul 28 18:16:56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93821464814968832" xlink:type="simple">493821464814968832</text:a></text:p>
          </table:table-cell>
          <table:table-cell office:value-type="string" calcext:value-type="string">
            <text:p>@marycbarkley Happy to hear it, Mary! What was your favorite part of the car?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28T18:13:06.000Z</text:p>
          </table:table-cell>
          <table:table-cell office:value-type="string" calcext:value-type="string">
            <text:p>Mon Jul 28 18:13:06 +0000 20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93821076963463169" xlink:type="simple">493821076963463169</text:a></text:p>
          </table:table-cell>
          <table:table-cell office:value-type="string" calcext:value-type="string">
            <text:p>@fetz Hi Othmar, What is it in regards to?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28T18:11:34.000Z</text:p>
          </table:table-cell>
          <table:table-cell office:value-type="string" calcext:value-type="string">
            <text:p>Mon Jul 28 18:11:34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93820358487601152" xlink:type="simple">493820358487601152</text:a></text:p>
          </table:table-cell>
          <table:table-cell office:value-type="string" calcext:value-type="string">
            <text:p>@jasonrmarquette Great photo, hope he liked Model S!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28T18:08:42.000Z</text:p>
          </table:table-cell>
          <table:table-cell office:value-type="string" calcext:value-type="string">
            <text:p>Mon Jul 28 18:08:42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93568760020606978" xlink:type="simple">493568760020606978</text:a></text:p>
          </table:table-cell>
          <table:table-cell office:value-type="string" calcext:value-type="string">
            <text:p>New Superchargers: Fréjus enables the route between Aix-en-Provence and Nice, and Ljubljana is our first in Slovenia. http://t.co/06tYSv5WOr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28T01:28:57.000Z</text:p>
          </table:table-cell>
          <table:table-cell office:value-type="string" calcext:value-type="string">
            <text:p>Mon Jul 28 01:28:57 +0000 2014</text:p>
          </table:table-cell>
          <table:table-cell office:value-type="float" office:value="84" calcext:value-type="float">
            <text:p>84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Tweet</text:p>
          </table:table-cell>
          <table:table-cell office:value-type="string" calcext:value-type="string">
            <text:p><text:a xlink:href="http://www.teslamotors.com/supercharger" xlink:type="simple">http://www.teslamotors.com/supercharger </text:a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93464864686215172" xlink:type="simple">493464864686215172</text:a></text:p>
          </table:table-cell>
          <table:table-cell office:value-type="string" calcext:value-type="string">
            <text:p>@AlexChalekian This is great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27T18:36:06.000Z</text:p>
          </table:table-cell>
          <table:table-cell office:value-type="string" calcext:value-type="string">
            <text:p>Sun Jul 27 18:36:06 +0000 20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93464148265545729" xlink:type="simple">493464148265545729</text:a></text:p>
          </table:table-cell>
          <table:table-cell office:value-type="string" calcext:value-type="string">
            <text:p>@mexomorph Thanks for your support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27T18:33:15.000Z</text:p>
          </table:table-cell>
          <table:table-cell office:value-type="string" calcext:value-type="string">
            <text:p>Sun Jul 27 18:33:15 +0000 20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93463904438075393" xlink:type="simple">493463904438075393</text:a></text:p>
          </table:table-cell>
          <table:table-cell office:value-type="string" calcext:value-type="string">
            <text:p>@JeremyDPink Happy to hear it! Glad you’re enjoying the drive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27T18:32:17.000Z</text:p>
          </table:table-cell>
          <table:table-cell office:value-type="string" calcext:value-type="string">
            <text:p>Sun Jul 27 18:32:17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93463181323280384" xlink:type="simple">493463181323280384</text:a></text:p>
          </table:table-cell>
          <table:table-cell office:value-type="string" calcext:value-type="string">
            <text:p>@Relaxxer Can you provide a link please? For http://t.co/TKc1ykNkSm forums, you need to be a reservation holder. For TMC, anyone can join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27T18:29:25.000Z</text:p>
          </table:table-cell>
          <table:table-cell office:value-type="string" calcext:value-type="string">
            <text:p>Sun Jul 27 18:29:25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 office:value-type="string" calcext:value-type="string">
            <text:p><text:a xlink:href="http://teslamotors.com/" xlink:type="simple">http://teslamotors.com </text:a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93462581009342464" xlink:type="simple">493462581009342464</text:a></text:p>
          </table:table-cell>
          <table:table-cell office:value-type="string" calcext:value-type="string">
            <text:p>@NinaMeyer88 Nice photos! Hope you enjoyed the drive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27T18:27:02.000Z</text:p>
          </table:table-cell>
          <table:table-cell office:value-type="string" calcext:value-type="string">
            <text:p>Sun Jul 27 18:27:02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93131454348398592" xlink:type="simple">493131454348398592</text:a></text:p>
          </table:table-cell>
          <table:table-cell office:value-type="string" calcext:value-type="string">
            <text:p>@a_wiseguy Happy to hear it!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26T20:31:15.000Z</text:p>
          </table:table-cell>
          <table:table-cell office:value-type="string" calcext:value-type="string">
            <text:p>Sat Jul 26 20:31:15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Twee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93131023874396161" xlink:type="simple">493131023874396161</text:a></text:p>
          </table:table-cell>
          <table:table-cell office:value-type="string" calcext:value-type="string">
            <text:p>In Hong Kong earlier this week, we handed 8 owners the keys to the first RHD Model S's in Asia http://t.co/EFPc4tm8nN http://t.co/rebSPgJdiT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26T20:29:32.000Z</text:p>
          </table:table-cell>
          <table:table-cell office:value-type="string" calcext:value-type="string">
            <text:p>Sat Jul 26 20:29:32 +0000 2014</text:p>
          </table:table-cell>
          <table:table-cell office:value-type="float" office:value="194" calcext:value-type="float">
            <text:p>194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Tweet</text:p>
          </table:table-cell>
          <table:table-cell office:value-type="string" calcext:value-type="string">
            <text:p><text:a xlink:href="http://www.teslamotors.com/blog/first-model-s-deliveries-hong-kong" xlink:type="simple">http://www.teslamotors.com/blog/first-model-s-deliveries-hong-kong 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Btf0DYnIgAAVNqg.jpg" xlink:type="simple">https://pbs.twimg.com/media/Btf0DYnIgAAVNqg.jp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493125134429876224" xlink:type="simple">493125134429876224</text:a></text:p>
          </table:table-cell>
          <table:table-cell office:value-type="string" calcext:value-type="string">
            <text:p>@sarahjanedigby Nice shot!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26T20:06:08.000Z</text:p>
          </table:table-cell>
          <table:table-cell office:value-type="string" calcext:value-type="string">
            <text:p>Sat Jul 26 20:06:08 +0000 20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93120920844648449" xlink:type="simple">493120920844648449</text:a></text:p>
          </table:table-cell>
          <table:table-cell office:value-type="string" calcext:value-type="string">
            <text:p>@Schmidto What was your favorite part of the car, Connor?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26T19:49:23.000Z</text:p>
          </table:table-cell>
          <table:table-cell office:value-type="string" calcext:value-type="string">
            <text:p>Sat Jul 26 19:49:23 +0000 20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93096901823049728" xlink:type="simple">493096901823049728</text:a></text:p>
          </table:table-cell>
          <table:table-cell office:value-type="string" calcext:value-type="string">
            <text:p>@fawich @WestfieldMON Happy to hear it!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26T18:13:57.000Z</text:p>
          </table:table-cell>
          <table:table-cell office:value-type="string" calcext:value-type="string">
            <text:p>Sat Jul 26 18:13:57 +0000 20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93089722856509440" xlink:type="simple">493089722856509440</text:a></text:p>
          </table:table-cell>
          <table:table-cell office:value-type="string" calcext:value-type="string">
            <text:p>@Arronwu23 If you’d like to DM us, we’d love to get more information so we can help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26T17:45:25.000Z</text:p>
          </table:table-cell>
          <table:table-cell office:value-type="string" calcext:value-type="string">
            <text:p>Sat Jul 26 17:45:25 +0000 20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93085814897668096" xlink:type="simple">493085814897668096</text:a></text:p>
          </table:table-cell>
          <table:table-cell office:value-type="string" calcext:value-type="string">
            <text:p>@Arronwu23 Is it fixed now? Please have her contact us if it’s still an issue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26T17:29:54.000Z</text:p>
          </table:table-cell>
          <table:table-cell office:value-type="string" calcext:value-type="string">
            <text:p>Sat Jul 26 17:29:54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93085121281404928" xlink:type="simple">493085121281404928</text:a></text:p>
          </table:table-cell>
          <table:table-cell office:value-type="string" calcext:value-type="string">
            <text:p>@sampullara Appreciate the feedback, Sam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26T17:27:08.000Z</text:p>
          </table:table-cell>
          <table:table-cell office:value-type="string" calcext:value-type="string">
            <text:p>Sat Jul 26 17:27:08 +0000 20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93084974107488256" xlink:type="simple">493084974107488256</text:a></text:p>
          </table:table-cell>
          <table:table-cell office:value-type="string" calcext:value-type="string">
            <text:p>@Relaxxer Do you have Tesla reservation? Those forums are for reservations holders. We’d recommend Tesla Motors Club if not. Thanks!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26T17:26:33.000Z</text:p>
          </table:table-cell>
          <table:table-cell office:value-type="string" calcext:value-type="string">
            <text:p>Sat Jul 26 17:26:33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93084130280620036" xlink:type="simple">493084130280620036</text:a></text:p>
          </table:table-cell>
          <table:table-cell office:value-type="string" calcext:value-type="string">
            <text:p>@atomargyle We’re hiring: <text:s/>http://t.co/MKUblDYllD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26T17:23:12.000Z</text:p>
          </table:table-cell>
          <table:table-cell office:value-type="string" calcext:value-type="string">
            <text:p>Sat Jul 26 17:23:12 +0000 20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 office:value-type="string" calcext:value-type="string">
            <text:p><text:a xlink:href="http://www.teslamotors.com/careers" xlink:type="simple">http://www.teslamotors.com/careers </text:a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92806747690516481" xlink:type="simple">492806747690516481</text:a></text:p>
          </table:table-cell>
          <table:table-cell office:value-type="string" calcext:value-type="string">
            <text:p>@Relaxxer Are you referring to the Tesla Motors Club forums or http://t.co/TKc1ykNkSm forums?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25T23:00:59.000Z</text:p>
          </table:table-cell>
          <table:table-cell office:value-type="string" calcext:value-type="string">
            <text:p>Fri Jul 25 23:00:59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 office:value-type="string" calcext:value-type="string">
            <text:p><text:a xlink:href="http://teslamotors.com/" xlink:type="simple">http://teslamotors.com </text:a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92804349362331648" xlink:type="simple">492804349362331648</text:a></text:p>
          </table:table-cell>
          <table:table-cell office:value-type="string" calcext:value-type="string">
            <text:p>@Relaxxer Thanks, we’ll look into this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25T22:51:27.000Z</text:p>
          </table:table-cell>
          <table:table-cell office:value-type="string" calcext:value-type="string">
            <text:p>Fri Jul 25 22:51:27 +0000 20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92799926003200000" xlink:type="simple">492799926003200000</text:a></text:p>
          </table:table-cell>
          <table:table-cell office:value-type="string" calcext:value-type="string">
            <text:p>@sidekicker89 Excellent. Enjoy the trip! #DriveFree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25T22:33:52.000Z</text:p>
          </table:table-cell>
          <table:table-cell office:value-type="string" calcext:value-type="string">
            <text:p>Fri Jul 25 22:33:52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92791107084759040" xlink:type="simple">492791107084759040</text:a></text:p>
          </table:table-cell>
          <table:table-cell office:value-type="string" calcext:value-type="string">
            <text:p>@benjamin_ho Noted! Thanks!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25T21:58:50.000Z</text:p>
          </table:table-cell>
          <table:table-cell office:value-type="string" calcext:value-type="string">
            <text:p>Fri Jul 25 21:58:50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92788289879830528" xlink:type="simple">492788289879830528</text:a></text:p>
          </table:table-cell>
          <table:table-cell office:value-type="string" calcext:value-type="string">
            <text:p>@radmoose We have a location in Rocklin. Come say hello: http://t.co/6tgQzcjD6Y (And happy 9,018th tweet)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25T21:47:38.000Z</text:p>
          </table:table-cell>
          <table:table-cell office:value-type="string" calcext:value-type="string">
            <text:p>Fri Jul 25 21:47:38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 office:value-type="string" calcext:value-type="string">
            <text:p><text:a xlink:href="http://www.teslamotors.com/Rocklin" xlink:type="simple">http://www.teslamotors.com/Rocklin </text:a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92778915304198144" xlink:type="simple">492778915304198144</text:a></text:p>
          </table:table-cell>
          <table:table-cell office:value-type="string" calcext:value-type="string">
            <text:p>@simonhenley1701 We already have them, and more coming soon! http://t.co/06tYSv5WOr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25T21:10:23.000Z</text:p>
          </table:table-cell>
          <table:table-cell office:value-type="string" calcext:value-type="string">
            <text:p>Fri Jul 25 21:10:23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Tweet</text:p>
          </table:table-cell>
          <table:table-cell office:value-type="string" calcext:value-type="string">
            <text:p><text:a xlink:href="http://www.teslamotors.com/supercharger" xlink:type="simple">http://www.teslamotors.com/supercharger </text:a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92770967412699136" xlink:type="simple">492770967412699136</text:a></text:p>
          </table:table-cell>
          <table:table-cell office:value-type="string" calcext:value-type="string">
            <text:p>@shandriano Happy to hear it. What was your favorite part of the car?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25T20:38:48.000Z</text:p>
          </table:table-cell>
          <table:table-cell office:value-type="string" calcext:value-type="string">
            <text:p>Fri Jul 25 20:38:48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92770865499484161" xlink:type="simple">492770865499484161</text:a></text:p>
          </table:table-cell>
          <table:table-cell office:value-type="string" calcext:value-type="string">
            <text:p>West London is now open. See what Tesla locations are nearest you &amp;amp; drive Model S: http://t.co/wT2sKFhGAT http://t.co/qRsiJ1ZdRb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25T20:38:24.000Z</text:p>
          </table:table-cell>
          <table:table-cell office:value-type="string" calcext:value-type="string">
            <text:p>Fri Jul 25 20:38:24 +0000 2014</text:p>
          </table:table-cell>
          <table:table-cell office:value-type="float" office:value="139" calcext:value-type="float">
            <text:p>139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Tweet</text:p>
          </table:table-cell>
          <table:table-cell office:value-type="string" calcext:value-type="string">
            <text:p><text:a xlink:href="http://www.teslamotors.com/findus/stores" xlink:type="simple">http://www.teslamotors.com/findus/stores 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BtasfZzIUAAufgj.jpg" xlink:type="simple">https://pbs.twimg.com/media/BtasfZzIUAAufgj.jp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492729990014722049" xlink:type="simple">492729990014722049</text:a></text:p>
          </table:table-cell>
          <table:table-cell office:value-type="string" calcext:value-type="string">
            <text:p>@macguitar Of course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25T17:55:58.000Z</text:p>
          </table:table-cell>
          <table:table-cell office:value-type="string" calcext:value-type="string">
            <text:p>Fri Jul 25 17:55:58 +0000 20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92725224769482752" xlink:type="simple">492725224769482752</text:a></text:p>
          </table:table-cell>
          <table:table-cell office:value-type="string" calcext:value-type="string">
            <text:p>@jfgdes Done and done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25T17:37:02.000Z</text:p>
          </table:table-cell>
          <table:table-cell office:value-type="string" calcext:value-type="string">
            <text:p>Fri Jul 25 17:37:02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92725113783975936" xlink:type="simple">492725113783975936</text:a></text:p>
          </table:table-cell>
          <table:table-cell office:value-type="string" calcext:value-type="string">
            <text:p>@hackteck We try to give an update about once a week on our channels that shows the new Superchargers. We’ll look into this though, thanks!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25T17:36:36.000Z</text:p>
          </table:table-cell>
          <table:table-cell office:value-type="string" calcext:value-type="string">
            <text:p>Fri Jul 25 17:36:36 +0000 20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92719285463048193" xlink:type="simple">492719285463048193</text:a></text:p>
          </table:table-cell>
          <table:table-cell office:value-type="string" calcext:value-type="string">
            <text:p>@ShakerCherukuri We don’t have any updates for Model 3 reservations right now, but we’ll make sure everyone knows when we do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25T17:13:26.000Z</text:p>
          </table:table-cell>
          <table:table-cell office:value-type="string" calcext:value-type="string">
            <text:p>Fri Jul 25 17:13:26 +0000 20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Tweet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92718483700842496" xlink:type="simple">492718483700842496</text:a></text:p>
          </table:table-cell>
          <table:table-cell office:value-type="string" calcext:value-type="string">
            <text:p>@muchomierda We don’t have any updates for that yet. We’ll be sure to let everyone know though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25T17:10:15.000Z</text:p>
          </table:table-cell>
          <table:table-cell office:value-type="string" calcext:value-type="string">
            <text:p>Fri Jul 25 17:10:15 +0000 20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92718142221594624" xlink:type="simple">492718142221594624</text:a></text:p>
          </table:table-cell>
          <table:table-cell office:value-type="string" calcext:value-type="string">
            <text:p>@Pharrit Or just ask!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25T17:08:54.000Z</text:p>
          </table:table-cell>
          <table:table-cell office:value-type="string" calcext:value-type="string">
            <text:p>Fri Jul 25 17:08:54 +0000 20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92717818324844544" xlink:type="simple">492717818324844544</text:a></text:p>
          </table:table-cell>
          <table:table-cell office:value-type="string" calcext:value-type="string">
            <text:p>@PeakMiles Happy to hear it. Thanks for coming out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25T17:07:36.000Z</text:p>
          </table:table-cell>
          <table:table-cell office:value-type="string" calcext:value-type="string">
            <text:p>Fri Jul 25 17:07:36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92716612714106881" xlink:type="simple">492716612714106881</text:a></text:p>
          </table:table-cell>
          <table:table-cell office:value-type="string" calcext:value-type="string">
            <text:p>@Kegan3D Have you stopped in to check it out yet?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25T17:02:49.000Z</text:p>
          </table:table-cell>
          <table:table-cell office:value-type="string" calcext:value-type="string">
            <text:p>Fri Jul 25 17:02:49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92716112669208577" xlink:type="simple">492716112669208577</text:a></text:p>
          </table:table-cell>
          <table:table-cell office:value-type="string" calcext:value-type="string">
            <text:p>@phillipott Stay tuned for Model 3 in three years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25T17:00:50.000Z</text:p>
          </table:table-cell>
          <table:table-cell office:value-type="string" calcext:value-type="string">
            <text:p>Fri Jul 25 17:00:50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92379726913486849" xlink:type="simple">492379726913486849</text:a></text:p>
          </table:table-cell>
          <table:table-cell office:value-type="string" calcext:value-type="string">
            <text:p>@jandrade We have a lot of owners in Norway and other cold weather environments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24T18:44:09.000Z</text:p>
          </table:table-cell>
          <table:table-cell office:value-type="string" calcext:value-type="string">
            <text:p>Thu Jul 24 18:44:09 +0000 20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92378237217955841" xlink:type="simple">492378237217955841</text:a></text:p>
          </table:table-cell>
          <table:table-cell office:value-type="string" calcext:value-type="string">
            <text:p>Norwegian owner Wesley showed us how his family uses Model S to the fullest: http://t.co/I5xISptbR9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24T18:38:14.000Z</text:p>
          </table:table-cell>
          <table:table-cell office:value-type="string" calcext:value-type="string">
            <text:p>Thu Jul 24 18:38:14 +0000 2014</text:p>
          </table:table-cell>
          <table:table-cell office:value-type="float" office:value="172" calcext:value-type="float">
            <text:p>172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BtVHZYwCEAAq9NQ.jpg" xlink:type="simple">https://pbs.twimg.com/media/BtVHZYwCEAAq9NQ.jpg</text:a></text:p>
          </table:table-cell>
          <table:table-cell office:value-type="string" calcext:value-type="string">
            <text:p><text:a xlink:href="https://pbs.twimg.com/media/BtVHZMqCEAEySpB.jpg" xlink:type="simple">https://pbs.twimg.com/media/BtVHZMqCEAEySpB.jpg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twitter.com/Tesla/status/492332801899782144" xlink:type="simple">492332801899782144</text:a></text:p>
          </table:table-cell>
          <table:table-cell office:value-type="string" calcext:value-type="string">
            <text:p>RT @ConnorBarwin98 : 10k miles. No gas, no oil, no problems. <text:s/>@TeslaMotors http://t.co/CtbqPsvZCC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24T15:37:41.000Z</text:p>
          </table:table-cell>
          <table:table-cell office:value-type="string" calcext:value-type="string">
            <text:p>Thu Jul 24 15:37:41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tweet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BtUIsQ6CMAIxVl6.jpg" xlink:type="simple">https://pbs.twimg.com/media/BtUIsQ6CMAIxVl6.jp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492329774644097025" xlink:type="simple">492329774644097025</text:a></text:p>
          </table:table-cell>
          <table:table-cell office:value-type="string" calcext:value-type="string">
            <text:p>@nchokie02_adam Thanks for the support, Adam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24T15:25:39.000Z</text:p>
          </table:table-cell>
          <table:table-cell office:value-type="string" calcext:value-type="string">
            <text:p>Thu Jul 24 15:25:39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92160222203375616" xlink:type="simple">492160222203375616</text:a></text:p>
          </table:table-cell>
          <table:table-cell office:value-type="string" calcext:value-type="string">
            <text:p>@JenniferMoreau Stay tuned for Model 3 in three years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24T04:11:55.000Z</text:p>
          </table:table-cell>
          <table:table-cell office:value-type="string" calcext:value-type="string">
            <text:p>Thu Jul 24 04:11:55 +0000 20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92099385363148800" xlink:type="simple">492099385363148800</text:a></text:p>
          </table:table-cell>
          <table:table-cell office:value-type="string" calcext:value-type="string">
            <text:p>@benjamin_ho Looking forward to it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24T00:10:10.000Z</text:p>
          </table:table-cell>
          <table:table-cell office:value-type="string" calcext:value-type="string">
            <text:p>Thu Jul 24 00:10:10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92090597088296960" xlink:type="simple">492090597088296960</text:a></text:p>
          </table:table-cell>
          <table:table-cell office:value-type="string" calcext:value-type="string">
            <text:p>@benjamin_ho Enjoy and let us know what you think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23T23:35:15.000Z</text:p>
          </table:table-cell>
          <table:table-cell office:value-type="string" calcext:value-type="string">
            <text:p>Wed Jul 23 23:35:15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92089013533040641" xlink:type="simple">492089013533040641</text:a></text:p>
          </table:table-cell>
          <table:table-cell office:value-type="string" calcext:value-type="string">
            <text:p>@benjamin_ho Well if you’d like to, we’ve got a few events coming up in ME this weekend: http://t.co/kDRKYYIfcH Come take a look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23T23:28:58.000Z</text:p>
          </table:table-cell>
          <table:table-cell office:value-type="string" calcext:value-type="string">
            <text:p>Wed Jul 23 23:28:58 +0000 20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 office:value-type="string" calcext:value-type="string">
            <text:p><text:a xlink:href="http://www.teslamotors.com/event/fully-charged-northeast-tour" xlink:type="simple">http://www.teslamotors.com/event/fully-charged-northeast-tour </text:a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92088153889447936" xlink:type="simple">492088153889447936</text:a></text:p>
          </table:table-cell>
          <table:table-cell office:value-type="string" calcext:value-type="string">
            <text:p>@benjamin_ho Have you had a chance to drive Model S yet?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23T23:25:33.000Z</text:p>
          </table:table-cell>
          <table:table-cell office:value-type="string" calcext:value-type="string">
            <text:p>Wed Jul 23 23:25:33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92085723911049217" xlink:type="simple">492085723911049217</text:a></text:p>
          </table:table-cell>
          <table:table-cell office:value-type="string" calcext:value-type="string">
            <text:p>@maxxinblue Happy to hear it!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23T23:15:53.000Z</text:p>
          </table:table-cell>
          <table:table-cell office:value-type="string" calcext:value-type="string">
            <text:p>Wed Jul 23 23:15:53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92084414893944833" xlink:type="simple">492084414893944833</text:a></text:p>
          </table:table-cell>
          <table:table-cell office:value-type="string" calcext:value-type="string">
            <text:p>@r_luthra Thanks for the feedback, Rakesh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23T23:10:41.000Z</text:p>
          </table:table-cell>
          <table:table-cell office:value-type="string" calcext:value-type="string">
            <text:p>Wed Jul 23 23:10:41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92076713015119872" xlink:type="simple">492076713015119872</text:a></text:p>
          </table:table-cell>
          <table:table-cell office:value-type="string" calcext:value-type="string">
            <text:p>Two new Superchargers in Hong Kong are open, in time for the first RHD deliveries this week. http://t.co/06tYSv5WOr http://t.co/kbuxoe6EsK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23T22:40:05.000Z</text:p>
          </table:table-cell>
          <table:table-cell office:value-type="string" calcext:value-type="string">
            <text:p>Wed Jul 23 22:40:05 +0000 2014</text:p>
          </table:table-cell>
          <table:table-cell office:value-type="float" office:value="150" calcext:value-type="float">
            <text:p>150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Tweet</text:p>
          </table:table-cell>
          <table:table-cell office:value-type="string" calcext:value-type="string">
            <text:p><text:a xlink:href="http://www.teslamotors.com/supercharger" xlink:type="simple">http://www.teslamotors.com/supercharger 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BtQ1KVFCYAAjKPB.jpg" xlink:type="simple">https://pbs.twimg.com/media/BtQ1KVFCYAAjKPB.jp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492054982158319616" xlink:type="simple">492054982158319616</text:a></text:p>
          </table:table-cell>
          <table:table-cell office:value-type="string" calcext:value-type="string">
            <text:p>@lindsaycat We’re expanding quickly with our Superchargers!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23T21:13:44.000Z</text:p>
          </table:table-cell>
          <table:table-cell office:value-type="string" calcext:value-type="string">
            <text:p>Wed Jul 23 21:13:44 +0000 20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92042680658960384" xlink:type="simple">492042680658960384</text:a></text:p>
          </table:table-cell>
          <table:table-cell office:value-type="string" calcext:value-type="string">
            <text:p>@xZise What did you think of it?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23T20:24:51.000Z</text:p>
          </table:table-cell>
          <table:table-cell office:value-type="string" calcext:value-type="string">
            <text:p>Wed Jul 23 20:24:51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92011899660165120" xlink:type="simple">492011899660165120</text:a></text:p>
          </table:table-cell>
          <table:table-cell office:value-type="string" calcext:value-type="string">
            <text:p>@marinojesse Take pictures and let us know what you think!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23T18:22:32.000Z</text:p>
          </table:table-cell>
          <table:table-cell office:value-type="string" calcext:value-type="string">
            <text:p>Wed Jul 23 18:22:32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91999771305844736" xlink:type="simple">491999771305844736</text:a></text:p>
          </table:table-cell>
          <table:table-cell office:value-type="string" calcext:value-type="string">
            <text:p>@PeteyKaufmann Done and done. Thanks for the support!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23T17:34:21.000Z</text:p>
          </table:table-cell>
          <table:table-cell office:value-type="string" calcext:value-type="string">
            <text:p>Wed Jul 23 17:34:21 +0000 20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91999693191143426" xlink:type="simple">491999693191143426</text:a></text:p>
          </table:table-cell>
          <table:table-cell office:value-type="string" calcext:value-type="string">
            <text:p>@simmogl Happy to hear it. Let us know if you have any questions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23T17:34:02.000Z</text:p>
          </table:table-cell>
          <table:table-cell office:value-type="string" calcext:value-type="string">
            <text:p>Wed Jul 23 17:34:02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91997930585202689" xlink:type="simple">491997930585202689</text:a></text:p>
          </table:table-cell>
          <table:table-cell office:value-type="string" calcext:value-type="string">
            <text:p>@Christians82 We’re not taking reservations yet, but we’ll be sure to let everyone know when we do. Glad you’re interested!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23T17:27:02.000Z</text:p>
          </table:table-cell>
          <table:table-cell office:value-type="string" calcext:value-type="string">
            <text:p>Wed Jul 23 17:27:02 +0000 20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91997703799177216" xlink:type="simple">491997703799177216</text:a></text:p>
          </table:table-cell>
          <table:table-cell office:value-type="string" calcext:value-type="string">
            <text:p>@GavinsPoorBrain Beautiful!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23T17:26:08.000Z</text:p>
          </table:table-cell>
          <table:table-cell office:value-type="string" calcext:value-type="string">
            <text:p>Wed Jul 23 17:26:08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91995257752408065" xlink:type="simple">491995257752408065</text:a></text:p>
          </table:table-cell>
          <table:table-cell office:value-type="string" calcext:value-type="string">
            <text:p>@alidearest Love it!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23T17:16:24.000Z</text:p>
          </table:table-cell>
          <table:table-cell office:value-type="string" calcext:value-type="string">
            <text:p>Wed Jul 23 17:16:24 +0000 20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91995198751137792" xlink:type="simple">491995198751137792</text:a></text:p>
          </table:table-cell>
          <table:table-cell office:value-type="string" calcext:value-type="string">
            <text:p>@petrus_strydom We can arrange that. Call the nearest store to you in LA ahead of time here: http://t.co/wT2sKFhGAT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23T17:16:10.000Z</text:p>
          </table:table-cell>
          <table:table-cell office:value-type="string" calcext:value-type="string">
            <text:p>Wed Jul 23 17:16:10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 office:value-type="string" calcext:value-type="string">
            <text:p><text:a xlink:href="http://www.teslamotors.com/findus/stores" xlink:type="simple">http://www.teslamotors.com/findus/stores </text:a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91995049308065792" xlink:type="simple">491995049308065792</text:a></text:p>
          </table:table-cell>
          <table:table-cell office:value-type="string" calcext:value-type="string">
            <text:p>@sarah_moon_ Have you had a chance to drive one yet?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23T17:15:35.000Z</text:p>
          </table:table-cell>
          <table:table-cell office:value-type="string" calcext:value-type="string">
            <text:p>Wed Jul 23 17:15:35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91994396506611712" xlink:type="simple">491994396506611712</text:a></text:p>
          </table:table-cell>
          <table:table-cell office:value-type="string" calcext:value-type="string">
            <text:p>@JoeVragec Thanks for the feedback!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23T17:12:59.000Z</text:p>
          </table:table-cell>
          <table:table-cell office:value-type="string" calcext:value-type="string">
            <text:p>Wed Jul 23 17:12:59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91990903121543168" xlink:type="simple">491990903121543168</text:a></text:p>
          </table:table-cell>
          <table:table-cell office:value-type="string" calcext:value-type="string">
            <text:p>@SteffoniaStevin Thanks for the kind words…but drive safe!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23T16:59:06.000Z</text:p>
          </table:table-cell>
          <table:table-cell office:value-type="string" calcext:value-type="string">
            <text:p>Wed Jul 23 16:59:06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Tweet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91990170317500416" xlink:type="simple">491990170317500416</text:a></text:p>
          </table:table-cell>
          <table:table-cell office:value-type="string" calcext:value-type="string">
            <text:p>@Teflon_Don18 What did you think of it?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23T16:56:11.000Z</text:p>
          </table:table-cell>
          <table:table-cell office:value-type="string" calcext:value-type="string">
            <text:p>Wed Jul 23 16:56:11 +0000 20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91989911516352512" xlink:type="simple">491989911516352512</text:a></text:p>
          </table:table-cell>
          <table:table-cell office:value-type="string" calcext:value-type="string">
            <text:p>@PlanManagerLiz @ChargeWR Let us know what you think, Liz. Enjoy!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23T16:55:10.000Z</text:p>
          </table:table-cell>
          <table:table-cell office:value-type="string" calcext:value-type="string">
            <text:p>Wed Jul 23 16:55:10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91988757428457472" xlink:type="simple">491988757428457472</text:a></text:p>
          </table:table-cell>
          <table:table-cell office:value-type="string" calcext:value-type="string">
            <text:p>@AlanGrafe Alan, we don’t have any updates for a Detroit opening right now. However, we’re expanding quickly &amp;amp; will be sure to let you know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23T16:50:35.000Z</text:p>
          </table:table-cell>
          <table:table-cell office:value-type="string" calcext:value-type="string">
            <text:p>Wed Jul 23 16:50:35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91663651728683009" xlink:type="simple">491663651728683009</text:a></text:p>
          </table:table-cell>
          <table:table-cell office:value-type="string" calcext:value-type="string">
            <text:p>@appmacguy We’re not currently taking reservations. We’ll be sure to let everyone know when we do though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22T19:18:43.000Z</text:p>
          </table:table-cell>
          <table:table-cell office:value-type="string" calcext:value-type="string">
            <text:p>Tue Jul 22 19:18:43 +0000 20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91653500233723904" xlink:type="simple">491653500233723904</text:a></text:p>
          </table:table-cell>
          <table:table-cell office:value-type="string" calcext:value-type="string">
            <text:p>"With peak torque at any speed, the Model S delivers instant power...” @CNET reviews Model S: http://t.co/KXp3fjTRpR http://t.co/dXHUNknCfj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22T18:38:23.000Z</text:p>
          </table:table-cell>
          <table:table-cell office:value-type="string" calcext:value-type="string">
            <text:p>Tue Jul 22 18:38:23 +0000 2014</text:p>
          </table:table-cell>
          <table:table-cell office:value-type="float" office:value="166" calcext:value-type="float">
            <text:p>166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Tweet</text:p>
          </table:table-cell>
          <table:table-cell office:value-type="string" calcext:value-type="string">
            <text:p><text:a xlink:href="http://www.cnet.com/products/2014-tesla-model-s/" xlink:type="simple">http://www.cnet.com/products/2014-tesla-model-s/ </text:a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BtK0QNSCIAEwI20.jpg" xlink:type="simple">https://pbs.twimg.com/media/BtK0QNSCIAEwI20.jp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491650007724855296" xlink:type="simple">491650007724855296</text:a></text:p>
          </table:table-cell>
          <table:table-cell office:value-type="string" calcext:value-type="string">
            <text:p>@robin_h_p We’re not taking reservations yet, but we’ll let you know when we do!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22T18:24:30.000Z</text:p>
          </table:table-cell>
          <table:table-cell office:value-type="string" calcext:value-type="string">
            <text:p>Tue Jul 22 18:24:30 +0000 20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91624415038152704" xlink:type="simple">491624415038152704</text:a></text:p>
          </table:table-cell>
          <table:table-cell office:value-type="string" calcext:value-type="string">
            <text:p>@endcycle No need for that! Stay tuned for Model 3 in about three years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22T16:42:49.000Z</text:p>
          </table:table-cell>
          <table:table-cell office:value-type="string" calcext:value-type="string">
            <text:p>Tue Jul 22 16:42:49 +0000 20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91623779206852608" xlink:type="simple">491623779206852608</text:a></text:p>
          </table:table-cell>
          <table:table-cell office:value-type="string" calcext:value-type="string">
            <text:p>@ward8digital Superchargers enable long distance travel between cities. But we’re expanding quickly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22T16:40:17.000Z</text:p>
          </table:table-cell>
          <table:table-cell office:value-type="string" calcext:value-type="string">
            <text:p>Tue Jul 22 16:40:17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91621628619390976" xlink:type="simple">491621628619390976</text:a></text:p>
          </table:table-cell>
          <table:table-cell office:value-type="string" calcext:value-type="string">
            <text:p>@denmark_dan We’ve got locations in Denmark. If you’re ever nearby, come say hello: http://t.co/6uKwpcC6hc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22T16:31:44.000Z</text:p>
          </table:table-cell>
          <table:table-cell office:value-type="string" calcext:value-type="string">
            <text:p>Tue Jul 22 16:31:44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 office:value-type="string" calcext:value-type="string">
            <text:p><text:a xlink:href="http://www.teslamotors.com/en_EU/findus" xlink:type="simple">http://www.teslamotors.com/en_EU/findus </text:a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91618712051396608" xlink:type="simple">491618712051396608</text:a></text:p>
          </table:table-cell>
          <table:table-cell office:value-type="string" calcext:value-type="string">
            <text:p>@DawgThisIsWhack Can’t give an exact update, but we’re expanding quickly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22T16:20:09.000Z</text:p>
          </table:table-cell>
          <table:table-cell office:value-type="string" calcext:value-type="string">
            <text:p>Tue Jul 22 16:20:09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91618283800387584" xlink:type="simple">491618283800387584</text:a></text:p>
          </table:table-cell>
          <table:table-cell office:value-type="string" calcext:value-type="string">
            <text:p>@adamclistwynant Glad you enjoyed it!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22T16:18:27.000Z</text:p>
          </table:table-cell>
          <table:table-cell office:value-type="string" calcext:value-type="string">
            <text:p>Tue Jul 22 16:18:27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Tweet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91617884125138945" xlink:type="simple">491617884125138945</text:a></text:p>
          </table:table-cell>
          <table:table-cell office:value-type="string" calcext:value-type="string">
            <text:p>@OmarSeaShepherd Done and done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22T16:16:52.000Z</text:p>
          </table:table-cell>
          <table:table-cell office:value-type="string" calcext:value-type="string">
            <text:p>Tue Jul 22 16:16:52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91617518495084544" xlink:type="simple">491617518495084544</text:a></text:p>
          </table:table-cell>
          <table:table-cell office:value-type="string" calcext:value-type="string">
            <text:p>@denmark_dan Have you had a chance to drive one yet?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22T16:15:24.000Z</text:p>
          </table:table-cell>
          <table:table-cell office:value-type="string" calcext:value-type="string">
            <text:p>Tue Jul 22 16:15:24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91617027891552256" xlink:type="simple">491617027891552256</text:a></text:p>
          </table:table-cell>
          <table:table-cell office:value-type="string" calcext:value-type="string">
            <text:p>@sadamclemson Nice. Let us know what you think!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22T16:13:27.000Z</text:p>
          </table:table-cell>
          <table:table-cell office:value-type="string" calcext:value-type="string">
            <text:p>Tue Jul 22 16:13:27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91616894772731904" xlink:type="simple">491616894772731904</text:a></text:p>
          </table:table-cell>
          <table:table-cell office:value-type="string" calcext:value-type="string">
            <text:p>@kalsushee We do. We just sent one out last month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22T16:12:56.000Z</text:p>
          </table:table-cell>
          <table:table-cell office:value-type="string" calcext:value-type="string">
            <text:p>Tue Jul 22 16:12:56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91614558222426113" xlink:type="simple">491614558222426113</text:a></text:p>
          </table:table-cell>
          <table:table-cell office:value-type="string" calcext:value-type="string">
            <text:p>@Liquidnoose Exciting! Make sure to send us some photos when it’s delivered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22T16:03:39.000Z</text:p>
          </table:table-cell>
          <table:table-cell office:value-type="string" calcext:value-type="string">
            <text:p>Tue Jul 22 16:03:39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91614103362748419" xlink:type="simple">491614103362748419</text:a></text:p>
          </table:table-cell>
          <table:table-cell office:value-type="string" calcext:value-type="string">
            <text:p>@AJRedfern Stay tuned for Model 3 in about three years!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22T16:01:50.000Z</text:p>
          </table:table-cell>
          <table:table-cell office:value-type="string" calcext:value-type="string">
            <text:p>Tue Jul 22 16:01:50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91610342179364864" xlink:type="simple">491610342179364864</text:a></text:p>
          </table:table-cell>
          <table:table-cell office:value-type="string" calcext:value-type="string">
            <text:p>@RamonThomas Happy to hear it! Thanks for the support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22T15:46:53.000Z</text:p>
          </table:table-cell>
          <table:table-cell office:value-type="string" calcext:value-type="string">
            <text:p>Tue Jul 22 15:46:53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91610283165507586" xlink:type="simple">491610283165507586</text:a></text:p>
          </table:table-cell>
          <table:table-cell office:value-type="string" calcext:value-type="string">
            <text:p>@JJustinm812 Not yet, but we have a bunch nearby in the Chicago area: http://t.co/wT2sKFhGAT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22T15:46:39.000Z</text:p>
          </table:table-cell>
          <table:table-cell office:value-type="string" calcext:value-type="string">
            <text:p>Tue Jul 22 15:46:39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Tweet</text:p>
          </table:table-cell>
          <table:table-cell office:value-type="string" calcext:value-type="string">
            <text:p><text:a xlink:href="http://www.teslamotors.com/findus/stores" xlink:type="simple">http://www.teslamotors.com/findus/stores </text:a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91338931170852864" xlink:type="simple">491338931170852864</text:a></text:p>
          </table:table-cell>
          <table:table-cell office:value-type="string" calcext:value-type="string">
            <text:p>@40EA We’re honored! You can have our 4,864th in return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21T21:48:24.000Z</text:p>
          </table:table-cell>
          <table:table-cell office:value-type="string" calcext:value-type="string">
            <text:p>Mon Jul 21 21:48:24 +0000 20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91330362945970177" xlink:type="simple">491330362945970177</text:a></text:p>
          </table:table-cell>
          <table:table-cell office:value-type="string" calcext:value-type="string">
            <text:p>@nabien @Oatmeal Enjoy!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21T21:14:21.000Z</text:p>
          </table:table-cell>
          <table:table-cell office:value-type="string" calcext:value-type="string">
            <text:p>Mon Jul 21 21:14:21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91329764846628864" xlink:type="simple">491329764846628864</text:a></text:p>
          </table:table-cell>
          <table:table-cell office:value-type="string" calcext:value-type="string">
            <text:p>@HJudeBoudreaux Fantastic. What was your favorite part?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21T21:11:59.000Z</text:p>
          </table:table-cell>
          <table:table-cell office:value-type="string" calcext:value-type="string">
            <text:p>Mon Jul 21 21:11:59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91305021707780096" xlink:type="simple">491305021707780096</text:a></text:p>
          </table:table-cell>
          <table:table-cell office:value-type="string" calcext:value-type="string">
            <text:p>@pefarrell Good luck!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21T19:33:39.000Z</text:p>
          </table:table-cell>
          <table:table-cell office:value-type="string" calcext:value-type="string">
            <text:p>Mon Jul 21 19:33:39 +0000 20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91276522234187776" xlink:type="simple">491276522234187776</text:a></text:p>
          </table:table-cell>
          <table:table-cell office:value-type="string" calcext:value-type="string">
            <text:p>@woork We have a store in Milan: http://t.co/u4QW92RAEd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21T17:40:25.000Z</text:p>
          </table:table-cell>
          <table:table-cell office:value-type="string" calcext:value-type="string">
            <text:p>Mon Jul 21 17:40:25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Tweet</text:p>
          </table:table-cell>
          <table:table-cell office:value-type="string" calcext:value-type="string">
            <text:p><text:a xlink:href="http://www.teslamotors.com/it_IT/milan" xlink:type="simple">http://www.teslamotors.com/it_IT/milan </text:a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91273096171503616" xlink:type="simple">491273096171503616</text:a></text:p>
          </table:table-cell>
          <table:table-cell office:value-type="string" calcext:value-type="string">
            <text:p>@hsevban Great photo. Glad you enjoyed the drive!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21T17:26:48.000Z</text:p>
          </table:table-cell>
          <table:table-cell office:value-type="string" calcext:value-type="string">
            <text:p>Mon Jul 21 17:26:48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Tweet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91265017883275264" xlink:type="simple">491265017883275264</text:a></text:p>
          </table:table-cell>
          <table:table-cell office:value-type="string" calcext:value-type="string">
            <text:p>@acatmpf Those are two different models. Model X is the SUV (http://t.co/WiyGyKZTRF), and Model 3 will be out after that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21T16:54:42.000Z</text:p>
          </table:table-cell>
          <table:table-cell office:value-type="string" calcext:value-type="string">
            <text:p>Mon Jul 21 16:54:42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 office:value-type="string" calcext:value-type="string">
            <text:p><text:a xlink:href="http://www.teslamotors.com/modelx" xlink:type="simple">http://www.teslamotors.com/modelx </text:a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91263834309419008" xlink:type="simple">491263834309419008</text:a></text:p>
          </table:table-cell>
          <table:table-cell office:value-type="string" calcext:value-type="string">
            <text:p>@mattblank Nice! Let us know what you think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21T16:49:59.000Z</text:p>
          </table:table-cell>
          <table:table-cell office:value-type="string" calcext:value-type="string">
            <text:p>Mon Jul 21 16:49:59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91263306556928003" xlink:type="simple">491263306556928003</text:a></text:p>
          </table:table-cell>
          <table:table-cell office:value-type="string" calcext:value-type="string">
            <text:p>@AlexanderSims @zerocarbonworld @Nufkin @knoxieman Kevin, thanks for the feedback. Feel free to DM us. We’ve flagged this for our team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21T16:47:54.000Z</text:p>
          </table:table-cell>
          <table:table-cell office:value-type="string" calcext:value-type="string">
            <text:p>Mon Jul 21 16:47:54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91262886837121027" xlink:type="simple">491262886837121027</text:a></text:p>
          </table:table-cell>
          <table:table-cell office:value-type="string" calcext:value-type="string">
            <text:p>@tlamvip You are welcome to send us a DM with your info and we’ll have our team reach out to you. Thank you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21T16:46:14.000Z</text:p>
          </table:table-cell>
          <table:table-cell office:value-type="string" calcext:value-type="string">
            <text:p>Mon Jul 21 16:46:14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Twee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91262592199847936" xlink:type="simple">491262592199847936</text:a></text:p>
          </table:table-cell>
          <table:table-cell office:value-type="string" calcext:value-type="string">
            <text:p>@jimnyd Hi there, we’d be happy to help. Please feel free to DM us your info so our team can get in touch. Thanks!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21T16:45:03.000Z</text:p>
          </table:table-cell>
          <table:table-cell office:value-type="string" calcext:value-type="string">
            <text:p>Mon Jul 21 16:45:03 +0000 20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91261183232450561" xlink:type="simple">491261183232450561</text:a></text:p>
          </table:table-cell>
          <table:table-cell office:value-type="string" calcext:value-type="string">
            <text:p>@RachelLorch Happy to hear it, Rachel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21T16:39:27.000Z</text:p>
          </table:table-cell>
          <table:table-cell office:value-type="string" calcext:value-type="string">
            <text:p>Mon Jul 21 16:39:27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91260841577037824" xlink:type="simple">491260841577037824</text:a></text:p>
          </table:table-cell>
          <table:table-cell office:value-type="string" calcext:value-type="string">
            <text:p>@woork Nice photos!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21T16:38:06.000Z</text:p>
          </table:table-cell>
          <table:table-cell office:value-type="string" calcext:value-type="string">
            <text:p>Mon Jul 21 16:38:06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Twee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91260709452251136" xlink:type="simple">491260709452251136</text:a></text:p>
          </table:table-cell>
          <table:table-cell office:value-type="string" calcext:value-type="string">
            <text:p>@lmaicher The white shading is the distance Model S can travel from the Supercharger, so Prague will be within range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21T16:37:34.000Z</text:p>
          </table:table-cell>
          <table:table-cell office:value-type="string" calcext:value-type="string">
            <text:p>Mon Jul 21 16:37:34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91260497207894016" xlink:type="simple">491260497207894016</text:a></text:p>
          </table:table-cell>
          <table:table-cell office:value-type="string" calcext:value-type="string">
            <text:p>@alexv_ca You could always take an "extended lunch" break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21T16:36:44.000Z</text:p>
          </table:table-cell>
          <table:table-cell office:value-type="string" calcext:value-type="string">
            <text:p>Mon Jul 21 16:36:44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90933409540083713" xlink:type="simple">490933409540083713</text:a></text:p>
          </table:table-cell>
          <table:table-cell office:value-type="string" calcext:value-type="string">
            <text:p>Model 4 (year old). http://t.co/UJDgpDMfI8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20T18:57:00.000Z</text:p>
          </table:table-cell>
          <table:table-cell office:value-type="string" calcext:value-type="string">
            <text:p>Sun Jul 20 18:57:00 +0000 2014</text:p>
          </table:table-cell>
          <table:table-cell office:value-type="float" office:value="365" calcext:value-type="float">
            <text:p>36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BtAlVXXCYAAySvM.jpg" xlink:type="simple">https://pbs.twimg.com/media/BtAlVXXCYAAySvM.jpg</text:a></text:p>
          </table:table-cell>
          <table:table-cell office:value-type="string" calcext:value-type="string">
            <text:p><text:a xlink:href="https://pbs.twimg.com/media/BtAlVWbCMAA2d1W.jpg" xlink:type="simple">https://pbs.twimg.com/media/BtAlVWbCMAA2d1W.jpg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twitter.com/Tesla/status/490921233077129216" xlink:type="simple">490921233077129216</text:a></text:p>
          </table:table-cell>
          <table:table-cell office:value-type="string" calcext:value-type="string">
            <text:p>@Akadi_Nor Ha! Unfortunately, this is reality. Glad you’re excited about Model X though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20T18:08:37.000Z</text:p>
          </table:table-cell>
          <table:table-cell office:value-type="string" calcext:value-type="string">
            <text:p>Sun Jul 20 18:08:37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Tweet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90920947512135680" xlink:type="simple">490920947512135680</text:a></text:p>
          </table:table-cell>
          <table:table-cell office:value-type="string" calcext:value-type="string">
            <text:p>@uscoptic You’re welcome to DM us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20T18:07:29.000Z</text:p>
          </table:table-cell>
          <table:table-cell office:value-type="string" calcext:value-type="string">
            <text:p>Sun Jul 20 18:07:29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90920161260490754" xlink:type="simple">490920161260490754</text:a></text:p>
          </table:table-cell>
          <table:table-cell office:value-type="string" calcext:value-type="string">
            <text:p>@uscoptic If you don’t mind, can you be a bit more specific in what it is in regards to?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20T18:04:21.000Z</text:p>
          </table:table-cell>
          <table:table-cell office:value-type="string" calcext:value-type="string">
            <text:p>Sun Jul 20 18:04:21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90918501985447936" xlink:type="simple">490918501985447936</text:a></text:p>
          </table:table-cell>
          <table:table-cell office:value-type="string" calcext:value-type="string">
            <text:p>@photoSteveZ Great photo, Steve. Love this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20T17:57:46.000Z</text:p>
          </table:table-cell>
          <table:table-cell office:value-type="string" calcext:value-type="string">
            <text:p>Sun Jul 20 17:57:46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90918126473605120" xlink:type="simple">490918126473605120</text:a></text:p>
          </table:table-cell>
          <table:table-cell office:value-type="string" calcext:value-type="string">
            <text:p>@uscoptic Hi there, who were you speaking with? We’re happy to connect you with the right team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20T17:56:16.000Z</text:p>
          </table:table-cell>
          <table:table-cell office:value-type="string" calcext:value-type="string">
            <text:p>Sun Jul 20 17:56:16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90917384203423744" xlink:type="simple">490917384203423744</text:a></text:p>
          </table:table-cell>
          <table:table-cell office:value-type="string" calcext:value-type="string">
            <text:p>@jacobgardner15 Thanks for the support!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20T17:53:19.000Z</text:p>
          </table:table-cell>
          <table:table-cell office:value-type="string" calcext:value-type="string">
            <text:p>Sun Jul 20 17:53:19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90917020704063488" xlink:type="simple">490917020704063488</text:a></text:p>
          </table:table-cell>
          <table:table-cell office:value-type="string" calcext:value-type="string">
            <text:p>@ComatoseBL Great. Did you get a chance to sit in Model S?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20T17:51:53.000Z</text:p>
          </table:table-cell>
          <table:table-cell office:value-type="string" calcext:value-type="string">
            <text:p>Sun Jul 20 17:51:53 +0000 20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90915432615116800" xlink:type="simple">490915432615116800</text:a></text:p>
          </table:table-cell>
          <table:table-cell office:value-type="string" calcext:value-type="string">
            <text:p>@BonProGrp Have you seen Model X? It will be out next year: http://t.co/ezNXbPqhme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20T17:45:34.000Z</text:p>
          </table:table-cell>
          <table:table-cell office:value-type="string" calcext:value-type="string">
            <text:p>Sun Jul 20 17:45:34 +0000 20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 office:value-type="string" calcext:value-type="string">
            <text:p><text:a xlink:href="http://www.teslamotors.com/modelx" xlink:type="simple">http://www.teslamotors.com/modelx </text:a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90510713836666881" xlink:type="simple">490510713836666881</text:a></text:p>
          </table:table-cell>
          <table:table-cell office:value-type="string" calcext:value-type="string">
            <text:p>@Cameron_Grimes Thanks for the support!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19T14:57:22.000Z</text:p>
          </table:table-cell>
          <table:table-cell office:value-type="string" calcext:value-type="string">
            <text:p>Sat Jul 19 14:57:22 +0000 20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90509626035535872" xlink:type="simple">490509626035535872</text:a></text:p>
          </table:table-cell>
          <table:table-cell office:value-type="string" calcext:value-type="string">
            <text:p>@MathiasVerdon What did you think, Mathias?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19T14:53:02.000Z</text:p>
          </table:table-cell>
          <table:table-cell office:value-type="string" calcext:value-type="string">
            <text:p>Sat Jul 19 14:53:02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90509551586648064" xlink:type="simple">490509551586648064</text:a></text:p>
          </table:table-cell>
          <table:table-cell office:value-type="string" calcext:value-type="string">
            <text:p>@RamonThomas Enjoy! Let us know what you think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19T14:52:44.000Z</text:p>
          </table:table-cell>
          <table:table-cell office:value-type="string" calcext:value-type="string">
            <text:p>Sat Jul 19 14:52:44 +0000 201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90509366269710336" xlink:type="simple">490509366269710336</text:a></text:p>
          </table:table-cell>
          <table:table-cell office:value-type="string" calcext:value-type="string">
            <text:p>@visualcookie Glad you like it!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19T14:52:00.000Z</text:p>
          </table:table-cell>
          <table:table-cell office:value-type="string" calcext:value-type="string">
            <text:p>Sat Jul 19 14:52:00 +0000 20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90509266663391232" xlink:type="simple">490509266663391232</text:a></text:p>
          </table:table-cell>
          <table:table-cell office:value-type="string" calcext:value-type="string">
            <text:p>@chadbonin The ‘go’ pedal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19T14:51:37.000Z</text:p>
          </table:table-cell>
          <table:table-cell office:value-type="string" calcext:value-type="string">
            <text:p>Sat Jul 19 14:51:37 +0000 20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90275728525500416" xlink:type="simple">490275728525500416</text:a></text:p>
          </table:table-cell>
          <table:table-cell office:value-type="string" calcext:value-type="string">
            <text:p>@jordonzook @reisnichols Exciting! Let us know what you think, Jordon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18T23:23:37.000Z</text:p>
          </table:table-cell>
          <table:table-cell office:value-type="string" calcext:value-type="string">
            <text:p>Fri Jul 18 23:23:37 +0000 20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90262906924060672" xlink:type="simple">490262906924060672</text:a></text:p>
          </table:table-cell>
          <table:table-cell office:value-type="string" calcext:value-type="string">
            <text:p>@CrystalDempsey @Mahoney Model X is the SUV, Model 3 is the Gen III car that will come after Model X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18T22:32:40.000Z</text:p>
          </table:table-cell>
          <table:table-cell office:value-type="string" calcext:value-type="string">
            <text:p>Fri Jul 18 22:32:40 +0000 20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90253226059366400" xlink:type="simple">490253226059366400</text:a></text:p>
          </table:table-cell>
          <table:table-cell office:value-type="string" calcext:value-type="string">
            <text:p>@DamienCanning No tailpipe. Zero emissions. http://t.co/0vSIaVjyIo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18T21:54:12.000Z</text:p>
          </table:table-cell>
          <table:table-cell office:value-type="string" calcext:value-type="string">
            <text:p>Fri Jul 18 21:54:12 +0000 20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Tweet</text:p>
          </table:table-cell>
          <table:table-cell office:value-type="string" calcext:value-type="string">
            <text:p><text:a xlink:href="http://www.teslamotors.com/models/features#/environment" xlink:type="simple">http://www.teslamotors.com/models/features#/environment </text:a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90219321545588736" xlink:type="simple">490219321545588736</text:a></text:p>
          </table:table-cell>
          <table:table-cell office:value-type="string" calcext:value-type="string">
            <text:p>@MikeyATorres It’s an interesting idea, but the efficiency of a solar panel wouldn’t offset the added weight on the roof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18T19:39:28.000Z</text:p>
          </table:table-cell>
          <table:table-cell office:value-type="string" calcext:value-type="string">
            <text:p>Fri Jul 18 19:39:28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90218590705315841" xlink:type="simple">490218590705315841</text:a></text:p>
          </table:table-cell>
          <table:table-cell office:value-type="string" calcext:value-type="string">
            <text:p>@MikeyATorres Of course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18T19:36:34.000Z</text:p>
          </table:table-cell>
          <table:table-cell office:value-type="string" calcext:value-type="string">
            <text:p>Fri Jul 18 19:36:34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90218266845908992" xlink:type="simple">490218266845908992</text:a></text:p>
          </table:table-cell>
          <table:table-cell office:value-type="string" calcext:value-type="string">
            <text:p>@jbarbagallo The instant torque certainly helps Model S there!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18T19:35:17.000Z</text:p>
          </table:table-cell>
          <table:table-cell office:value-type="string" calcext:value-type="string">
            <text:p>Fri Jul 18 19:35:17 +0000 20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90217641466814464" xlink:type="simple">490217641466814464</text:a></text:p>
          </table:table-cell>
          <table:table-cell office:value-type="string" calcext:value-type="string">
            <text:p>21” turbine wheels with red calipers. A Model S owner favorite. http://t.co/Grpvbk057p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18T19:32:48.000Z</text:p>
          </table:table-cell>
          <table:table-cell office:value-type="string" calcext:value-type="string">
            <text:p>Fri Jul 18 19:32:48 +0000 2014</text:p>
          </table:table-cell>
          <table:table-cell office:value-type="float" office:value="300" calcext:value-type="float">
            <text:p>30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Tweet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Bs2aWOKCYAA0Q8A.jpg" xlink:type="simple">https://pbs.twimg.com/media/Bs2aWOKCYAA0Q8A.jp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490214305900396544" xlink:type="simple">490214305900396544</text:a></text:p>
          </table:table-cell>
          <table:table-cell office:value-type="string" calcext:value-type="string">
            <text:p>RT @TeslaRoadTrip : Twelve @TeslaMotors cars driving from Roseville to Freemont with @bonnienorman leading the way in her Roadster. http://t.co/g6YjS2n4uQ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18T19:19:32.000Z</text:p>
          </table:table-cell>
          <table:table-cell office:value-type="string" calcext:value-type="string">
            <text:p>Fri Jul 18 19:19:32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twee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Bs2XANxIgAAdIh_.jpg" xlink:type="simple">https://pbs.twimg.com/media/Bs2XANxIgAAdIh_.jp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490194014218383361" xlink:type="simple">490194014218383361</text:a></text:p>
          </table:table-cell>
          <table:table-cell office:value-type="string" calcext:value-type="string">
            <text:p>@JeremyDPink Enjoy it!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18T17:58:55.000Z</text:p>
          </table:table-cell>
          <table:table-cell office:value-type="string" calcext:value-type="string">
            <text:p>Fri Jul 18 17:58:55 +0000 20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90179102314213377" xlink:type="simple">490179102314213377</text:a></text:p>
          </table:table-cell>
          <table:table-cell office:value-type="string" calcext:value-type="string">
            <text:p>@TheSquidvicious Not right now, but excited to see others going electric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18T16:59:39.000Z</text:p>
          </table:table-cell>
          <table:table-cell office:value-type="string" calcext:value-type="string">
            <text:p>Fri Jul 18 16:59:39 +0000 20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90163984348106752" xlink:type="simple">490163984348106752</text:a></text:p>
          </table:table-cell>
          <table:table-cell office:value-type="string" calcext:value-type="string">
            <text:p>@theyardcreative Nice! Have you had a chance to sit in one yet?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18T15:59:35.000Z</text:p>
          </table:table-cell>
          <table:table-cell office:value-type="string" calcext:value-type="string">
            <text:p>Fri Jul 18 15:59:35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90163711777054721" xlink:type="simple">490163711777054721</text:a></text:p>
          </table:table-cell>
          <table:table-cell office:value-type="string" calcext:value-type="string">
            <text:p>@aminTorres What did you think? Have you had a chance to sit in one yet?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18T15:58:30.000Z</text:p>
          </table:table-cell>
          <table:table-cell office:value-type="string" calcext:value-type="string">
            <text:p>Fri Jul 18 15:58:30 +0000 20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90163340673433600" xlink:type="simple">490163340673433600</text:a></text:p>
          </table:table-cell>
          <table:table-cell office:value-type="string" calcext:value-type="string">
            <text:p>@KenMcAlister If someone wants to take their Model S and put a taxi sign on it, sure. There are a few countries that have done it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18T15:57:01.000Z</text:p>
          </table:table-cell>
          <table:table-cell office:value-type="string" calcext:value-type="string">
            <text:p>Fri Jul 18 15:57:01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90163118526324737" xlink:type="simple">490163118526324737</text:a></text:p>
          </table:table-cell>
          <table:table-cell office:value-type="string" calcext:value-type="string">
            <text:p>@TheSquidvicious Currently we’re focused on Model S and Model X, but appreciate the feedback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18T15:56:08.000Z</text:p>
          </table:table-cell>
          <table:table-cell office:value-type="string" calcext:value-type="string">
            <text:p>Fri Jul 18 15:56:08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90162931045126145" xlink:type="simple">490162931045126145</text:a></text:p>
          </table:table-cell>
          <table:table-cell office:value-type="string" calcext:value-type="string">
            <text:p>@RachelLivesLife Thanks for the support! We are hiring, have a look: http://t.co/MKUblDYllD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18T15:55:24.000Z</text:p>
          </table:table-cell>
          <table:table-cell office:value-type="string" calcext:value-type="string">
            <text:p>Fri Jul 18 15:55:24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Tweet</text:p>
          </table:table-cell>
          <table:table-cell office:value-type="string" calcext:value-type="string">
            <text:p><text:a xlink:href="http://www.teslamotors.com/careers" xlink:type="simple">http://www.teslamotors.com/careers </text:a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90161341944967173" xlink:type="simple">490161341944967173</text:a></text:p>
          </table:table-cell>
          <table:table-cell office:value-type="string" calcext:value-type="string">
            <text:p>@OyeBenny Happy to hear it!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18T15:49:05.000Z</text:p>
          </table:table-cell>
          <table:table-cell office:value-type="string" calcext:value-type="string">
            <text:p>Fri Jul 18 15:49:05 +0000 20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89926658413953025" xlink:type="simple">489926658413953025</text:a></text:p>
          </table:table-cell>
          <table:table-cell office:value-type="string" calcext:value-type="string">
            <text:p>@eszterr What did you think of Model S?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18T00:16:32.000Z</text:p>
          </table:table-cell>
          <table:table-cell office:value-type="string" calcext:value-type="string">
            <text:p>Fri Jul 18 00:16:32 +0000 20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89926410039853060" xlink:type="simple">489926410039853060</text:a></text:p>
          </table:table-cell>
          <table:table-cell office:value-type="string" calcext:value-type="string">
            <text:p>@mkiefer01 @Tesla_Europe That’s exciting! Congrats!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18T00:15:33.000Z</text:p>
          </table:table-cell>
          <table:table-cell office:value-type="string" calcext:value-type="string">
            <text:p>Fri Jul 18 00:15:33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89926234730532866" xlink:type="simple">489926234730532866</text:a></text:p>
          </table:table-cell>
          <table:table-cell office:value-type="string" calcext:value-type="string">
            <text:p>@BritishCarFan Good one! Our owners tend to get pretty creative with their plates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18T00:14:51.000Z</text:p>
          </table:table-cell>
          <table:table-cell office:value-type="string" calcext:value-type="string">
            <text:p>Fri Jul 18 00:14:51 +0000 20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89925481316102144" xlink:type="simple">489925481316102144</text:a></text:p>
          </table:table-cell>
          <table:table-cell office:value-type="string" calcext:value-type="string">
            <text:p>@Beno_Avian @ArgyleHollywood Email Marketing (at) TeslaMotors (dot) com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18T00:11:51.000Z</text:p>
          </table:table-cell>
          <table:table-cell office:value-type="string" calcext:value-type="string">
            <text:p>Fri Jul 18 00:11:51 +0000 20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89878671453208577" xlink:type="simple">489878671453208577</text:a></text:p>
          </table:table-cell>
          <table:table-cell office:value-type="string" calcext:value-type="string">
            <text:p>@Jacob_Straus Clever!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17T21:05:51.000Z</text:p>
          </table:table-cell>
          <table:table-cell office:value-type="string" calcext:value-type="string">
            <text:p>Thu Jul 17 21:05:51 +0000 20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89878593950842880" xlink:type="simple">489878593950842880</text:a></text:p>
          </table:table-cell>
          <table:table-cell office:value-type="string" calcext:value-type="string">
            <text:p>@madzoonytunes Absolutely. Coming soon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17T21:05:32.000Z</text:p>
          </table:table-cell>
          <table:table-cell office:value-type="string" calcext:value-type="string">
            <text:p>Thu Jul 17 21:05:32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Tweet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89855961402585088" xlink:type="simple">489855961402585088</text:a></text:p>
          </table:table-cell>
          <table:table-cell office:value-type="string" calcext:value-type="string">
            <text:p>@chrisnihan If you use the scroll beneath the map, you can see what’s coming soon in MA: http://t.co/06tYSv5WOr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17T19:35:36.000Z</text:p>
          </table:table-cell>
          <table:table-cell office:value-type="string" calcext:value-type="string">
            <text:p>Thu Jul 17 19:35:36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 office:value-type="string" calcext:value-type="string">
            <text:p><text:a xlink:href="http://www.teslamotors.com/supercharger" xlink:type="simple">http://www.teslamotors.com/supercharger </text:a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89855208294342656" xlink:type="simple">489855208294342656</text:a></text:p>
          </table:table-cell>
          <table:table-cell office:value-type="string" calcext:value-type="string">
            <text:p>The new Squamish Supercharger also makes it possible to drive from San Diego to Whistler for free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17T19:32:37.000Z</text:p>
          </table:table-cell>
          <table:table-cell office:value-type="string" calcext:value-type="string">
            <text:p>Thu Jul 17 19:32:37 +0000 2014</text:p>
          </table:table-cell>
          <table:table-cell office:value-type="float" office:value="126" calcext:value-type="float">
            <text:p>126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Tweet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89854723520860160" xlink:type="simple">489854723520860160</text:a></text:p>
          </table:table-cell>
          <table:table-cell office:value-type="string" calcext:value-type="string">
            <text:p>The first Supercharger in Canada is now open in Squamish, BC, connecting Vancouver and Whistler. http://t.co/ffO3XbSQ3l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17T19:30:41.000Z</text:p>
          </table:table-cell>
          <table:table-cell office:value-type="string" calcext:value-type="string">
            <text:p>Thu Jul 17 19:30:41 +0000 2014</text:p>
          </table:table-cell>
          <table:table-cell office:value-type="float" office:value="195" calcext:value-type="float">
            <text:p>195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BsxQRjLCMAEPuH2.jpg" xlink:type="simple">https://pbs.twimg.com/media/BsxQRjLCMAEPuH2.jpg</text:a></text:p>
          </table:table-cell>
          <table:table-cell office:value-type="string" calcext:value-type="string">
            <text:p><text:a xlink:href="https://pbs.twimg.com/media/BsxQRkkCcAEoqmC.jpg" xlink:type="simple">https://pbs.twimg.com/media/BsxQRkkCcAEoqmC.jpg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twitter.com/Tesla/status/489852499277250560" xlink:type="simple">489852499277250560</text:a></text:p>
          </table:table-cell>
          <table:table-cell office:value-type="string" calcext:value-type="string">
            <text:p>@A3beansalad Have you seen our upcoming events there? Sign up here: http://t.co/taqEW8F8IH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17T19:21:51.000Z</text:p>
          </table:table-cell>
          <table:table-cell office:value-type="string" calcext:value-type="string">
            <text:p>Thu Jul 17 19:21:51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 office:value-type="string" calcext:value-type="string">
            <text:p><text:a xlink:href="http://www.teslamotors.com/en_GB/events" xlink:type="simple">http://www.teslamotors.com/en_GB/events </text:a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89852355089682432" xlink:type="simple">489852355089682432</text:a></text:p>
          </table:table-cell>
          <table:table-cell office:value-type="string" calcext:value-type="string">
            <text:p>@BenMNoble Enjoy the drive! Let us know what you think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17T19:21:17.000Z</text:p>
          </table:table-cell>
          <table:table-cell office:value-type="string" calcext:value-type="string">
            <text:p>Thu Jul 17 19:21:17 +0000 20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89840968745512960" xlink:type="simple">489840968745512960</text:a></text:p>
          </table:table-cell>
          <table:table-cell office:value-type="string" calcext:value-type="string">
            <text:p>@BennoLewis Absolutely. We’re coming soon to Australia and have announced pricing. http://t.co/dQeyY0umem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17T18:36:02.000Z</text:p>
          </table:table-cell>
          <table:table-cell office:value-type="string" calcext:value-type="string">
            <text:p>Thu Jul 17 18:36:02 +0000 20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 office:value-type="string" calcext:value-type="string">
            <text:p><text:a xlink:href="http://www.teslamotors.com/en_AU/models" xlink:type="simple">http://www.teslamotors.com/en_AU/models </text:a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89840739816189952" xlink:type="simple">489840739816189952</text:a></text:p>
          </table:table-cell>
          <table:table-cell office:value-type="string" calcext:value-type="string">
            <text:p>@mangrovemike @heosat Sounds like a good day to us!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17T18:35:07.000Z</text:p>
          </table:table-cell>
          <table:table-cell office:value-type="string" calcext:value-type="string">
            <text:p>Thu Jul 17 18:35:07 +0000 20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89835903511052288" xlink:type="simple">489835903511052288</text:a></text:p>
          </table:table-cell>
          <table:table-cell office:value-type="string" calcext:value-type="string">
            <text:p>@gurinraitoningu @JmeBBK We’re hiring: http://t.co/MKUblDYllD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17T18:15:54.000Z</text:p>
          </table:table-cell>
          <table:table-cell office:value-type="string" calcext:value-type="string">
            <text:p>Thu Jul 17 18:15:54 +0000 20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 office:value-type="string" calcext:value-type="string">
            <text:p><text:a xlink:href="http://www.teslamotors.com/careers" xlink:type="simple">http://www.teslamotors.com/careers </text:a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a xlink:href="https://twitter.com/Tesla/status/489822569164320768" xlink:type="simple">489822569164320768</text:a></text:p>
          </table:table-cell>
          <table:table-cell office:value-type="string" calcext:value-type="string">
            <text:p>British government leads by example. Welcome news.</text:p>
            <text:p>https://t.co/AQg26Mfhyz http://t.co/2wm6gxGeAT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17T17:22:55.000Z</text:p>
          </table:table-cell>
          <table:table-cell office:value-type="string" calcext:value-type="string">
            <text:p>Thu Jul 17 17:22:55 +0000 2014</text:p>
          </table:table-cell>
          <table:table-cell office:value-type="float" office:value="160" calcext:value-type="float">
            <text:p>160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Tweet</text:p>
          </table:table-cell>
          <table:table-cell office:value-type="string" calcext:value-type="string">
            <text:p><text:a xlink:href="https://www.gov.uk/government/news/electric-cars-for-all-government-fleets" xlink:type="simple">https://www.gov.uk/government/news/electric-cars-for-all-government-fleets 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BswzB9mCAAEczWR.jpg" xlink:type="simple">https://pbs.twimg.com/media/BswzB9mCAAEczWR.jp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489544711535751168" xlink:type="simple">489544711535751168</text:a></text:p>
          </table:table-cell>
          <table:table-cell office:value-type="string" calcext:value-type="string">
            <text:p>@TheSocialIdeal Nice shot! Enjoy the drive!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16T22:58:49.000Z</text:p>
          </table:table-cell>
          <table:table-cell office:value-type="string" calcext:value-type="string">
            <text:p>Wed Jul 16 22:58:49 +0000 20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89486788214661122" xlink:type="simple">489486788214661122</text:a></text:p>
          </table:table-cell>
          <table:table-cell office:value-type="string" calcext:value-type="string">
            <text:p>@joshhounshell Thanks for the support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16T19:08:39.000Z</text:p>
          </table:table-cell>
          <table:table-cell office:value-type="string" calcext:value-type="string">
            <text:p>Wed Jul 16 19:08:39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89485401187708929" xlink:type="simple">489485401187708929</text:a></text:p>
          </table:table-cell>
          <table:table-cell office:value-type="string" calcext:value-type="string">
            <text:p>@doalps Yes, just walk into the location or call ahead and they can help schedule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16T19:03:08.000Z</text:p>
          </table:table-cell>
          <table:table-cell office:value-type="string" calcext:value-type="string">
            <text:p>Wed Jul 16 19:03:08 +0000 20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89484183786782720" xlink:type="simple">489484183786782720</text:a></text:p>
          </table:table-cell>
          <table:table-cell office:value-type="string" calcext:value-type="string">
            <text:p>@doalps We have a location in Milan: http://t.co/pd8KcURIUy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16T18:58:18.000Z</text:p>
          </table:table-cell>
          <table:table-cell office:value-type="string" calcext:value-type="string">
            <text:p>Wed Jul 16 18:58:18 +0000 20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 office:value-type="string" calcext:value-type="string">
            <text:p><text:a xlink:href="http://www.teslamotors.com/en_EU/milan" xlink:type="simple">http://www.teslamotors.com/en_EU/milan </text:a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89480919750025217" xlink:type="simple">489480919750025217</text:a></text:p>
          </table:table-cell>
          <table:table-cell office:value-type="string" calcext:value-type="string">
            <text:p>Zero emissions. 100% electric. 0-60 mph in 4.2 seconds. Drive one. North America: http://t.co/wdrr5Nlzhp Europe: http://t.co/qfS1nOiJu7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16T18:45:20.000Z</text:p>
          </table:table-cell>
          <table:table-cell office:value-type="string" calcext:value-type="string">
            <text:p>Wed Jul 16 18:45:20 +0000 2014</text:p>
          </table:table-cell>
          <table:table-cell office:value-type="float" office:value="141" calcext:value-type="float">
            <text:p>14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Tweet</text:p>
          </table:table-cell>
          <table:table-cell office:value-type="string" calcext:value-type="string">
            <text:p><text:a xlink:href="http://www.teslamotors.com/events" xlink:type="simple">http://www.teslamotors.com/events http://www.teslamotors.com/en_EU/events </text:a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89472169814945793" xlink:type="simple">489472169814945793</text:a></text:p>
          </table:table-cell>
          <table:table-cell office:value-type="string" calcext:value-type="string">
            <text:p>@dustineichler Not yet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16T18:10:33.000Z</text:p>
          </table:table-cell>
          <table:table-cell office:value-type="string" calcext:value-type="string">
            <text:p>Wed Jul 16 18:10:33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89453159538896896" xlink:type="simple">489453159538896896</text:a></text:p>
          </table:table-cell>
          <table:table-cell office:value-type="string" calcext:value-type="string">
            <text:p>@GisellePhelps We’re constantly adding new events, so stay tuned. We’ve also got a location in North Park: http://t.co/b7CCp8Kvwv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16T16:55:01.000Z</text:p>
          </table:table-cell>
          <table:table-cell office:value-type="string" calcext:value-type="string">
            <text:p>Wed Jul 16 16:55:01 +0000 201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 office:value-type="string" calcext:value-type="string">
            <text:p><text:a xlink:href="http://www.teslamotors.com/northpark" xlink:type="simple">http://www.teslamotors.com/northpark </text:a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89200528908226561" xlink:type="simple">489200528908226561</text:a></text:p>
          </table:table-cell>
          <table:table-cell office:value-type="string" calcext:value-type="string">
            <text:p>FYI, the Model 3 images used by @AutoExpress were mock-ups based on their own speculation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16T00:11:09.000Z</text:p>
          </table:table-cell>
          <table:table-cell office:value-type="string" calcext:value-type="string">
            <text:p>Wed Jul 16 00:11:09 +0000 2014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Twee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89200343062814720" xlink:type="simple">489200343062814720</text:a></text:p>
          </table:table-cell>
          <table:table-cell office:value-type="string" calcext:value-type="string">
            <text:p>Confirmed: Our Gen III car, due out after Model X, will be named Model 3. http://t.co/PLhUzycSlp http://t.co/noZf17LXre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16T00:10:25.000Z</text:p>
          </table:table-cell>
          <table:table-cell office:value-type="string" calcext:value-type="string">
            <text:p>Wed Jul 16 00:10:25 +0000 2014</text:p>
          </table:table-cell>
          <table:table-cell office:value-type="float" office:value="1287" calcext:value-type="float">
            <text:p>1287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Tweet</text:p>
          </table:table-cell>
          <table:table-cell office:value-type="string" calcext:value-type="string">
            <text:p><text:a xlink:href="http://www.autoexpress.co.uk/tesla/87867/tesla-model-iii-to-challenge-bmw-3-series-world-exclusive" xlink:type="simple">http://www.autoexpress.co.uk/tesla/87867/tesla-model-iii-to-challenge-bmw-3-series-world-exclusive 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Bsn9HquCAAE5qXi.png" xlink:type="simple">https://pbs.twimg.com/media/Bsn9HquCAAE5qXi.pn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489159434858266624" xlink:type="simple">489159434858266624</text:a></text:p>
          </table:table-cell>
          <table:table-cell office:value-type="string" calcext:value-type="string">
            <text:p>@kevinkwc We’ve got a few events in Texas coming up. Have a look: <text:s/>http://t.co/FSBvytn91L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15T21:27:52.000Z</text:p>
          </table:table-cell>
          <table:table-cell office:value-type="string" calcext:value-type="string">
            <text:p>Tue Jul 15 21:27:52 +0000 20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 office:value-type="string" calcext:value-type="string">
            <text:p><text:a xlink:href="http://www.teslamotors.com/events" xlink:type="simple">http://www.teslamotors.com/events </text:a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89155489867890690" xlink:type="simple">489155489867890690</text:a></text:p>
          </table:table-cell>
          <table:table-cell office:value-type="string" calcext:value-type="string">
            <text:p>@kevinkwc Great to hear. Have you had a chance to sit in one yet?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15T21:12:11.000Z</text:p>
          </table:table-cell>
          <table:table-cell office:value-type="string" calcext:value-type="string">
            <text:p>Tue Jul 15 21:12:11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89147179622080515" xlink:type="simple">489147179622080515</text:a></text:p>
          </table:table-cell>
          <table:table-cell office:value-type="string" calcext:value-type="string">
            <text:p>@JasonWaWa @zerocarbonworld @Tesla_Europe @Nufkin @dennis_p Yes, it’s fully refundable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15T20:39:10.000Z</text:p>
          </table:table-cell>
          <table:table-cell office:value-type="string" calcext:value-type="string">
            <text:p>Tue Jul 15 20:39:10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89144897291575296" xlink:type="simple">489144897291575296</text:a></text:p>
          </table:table-cell>
          <table:table-cell office:value-type="string" calcext:value-type="string">
            <text:p>@zerocarbonworld @Tesla_Europe @jasonwawa @nufkin @dennis_p Happy to hear it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15T20:30:06.000Z</text:p>
          </table:table-cell>
          <table:table-cell office:value-type="string" calcext:value-type="string">
            <text:p>Tue Jul 15 20:30:06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89143274762797056" xlink:type="simple">489143274762797056</text:a></text:p>
          </table:table-cell>
          <table:table-cell office:value-type="string" calcext:value-type="string">
            <text:p>@zerocarbonworld @jasonwawa @nufkin @dennis_p Kevin, are you still having issues? Feel free to DM us and we’ll get our team on it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15T20:23:39.000Z</text:p>
          </table:table-cell>
          <table:table-cell office:value-type="string" calcext:value-type="string">
            <text:p>Tue Jul 15 20:23:39 +0000 20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89115082798804992" xlink:type="simple">489115082798804992</text:a></text:p>
          </table:table-cell>
          <table:table-cell office:value-type="string" calcext:value-type="string">
            <text:p>@Lame_Swordsman You can visit one of our stores, or book a time here: http://t.co/fd9zzkZy9y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15T18:31:37.000Z</text:p>
          </table:table-cell>
          <table:table-cell office:value-type="string" calcext:value-type="string">
            <text:p>Tue Jul 15 18:31:37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 office:value-type="string" calcext:value-type="string">
            <text:p><text:a xlink:href="http://www.teslamotors.com/models/drive" xlink:type="simple">http://www.teslamotors.com/models/drive </text:a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89107530841198592" xlink:type="simple">489107530841198592</text:a></text:p>
          </table:table-cell>
          <table:table-cell office:value-type="string" calcext:value-type="string">
            <text:p>@cspencer96 Glad you like it!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15T18:01:37.000Z</text:p>
          </table:table-cell>
          <table:table-cell office:value-type="string" calcext:value-type="string">
            <text:p>Tue Jul 15 18:01:37 +0000 20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89107466580279297" xlink:type="simple">489107466580279297</text:a></text:p>
          </table:table-cell>
          <table:table-cell office:value-type="string" calcext:value-type="string">
            <text:p>@DMPicone Correct. These are the first RHD Model S’s to come to Hong Kong. Already in UK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15T18:01:21.000Z</text:p>
          </table:table-cell>
          <table:table-cell office:value-type="string" calcext:value-type="string">
            <text:p>Tue Jul 15 18:01:21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89101758396788737" xlink:type="simple">489101758396788737</text:a></text:p>
          </table:table-cell>
          <table:table-cell office:value-type="string" calcext:value-type="string">
            <text:p>The first right hand drive Model S’s are coming to Hong Kong… http://t.co/3HQx5pRJHl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15T17:38:40.000Z</text:p>
          </table:table-cell>
          <table:table-cell office:value-type="string" calcext:value-type="string">
            <text:p>Tue Jul 15 17:38:40 +0000 2014</text:p>
          </table:table-cell>
          <table:table-cell office:value-type="float" office:value="217" calcext:value-type="float">
            <text:p>21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BsmjdKaCMAIBwtN.jpg" xlink:type="simple">https://pbs.twimg.com/media/BsmjdKaCMAIBwtN.jpg</text:a></text:p>
          </table:table-cell>
          <table:table-cell office:value-type="string" calcext:value-type="string">
            <text:p><text:a xlink:href="https://pbs.twimg.com/media/Bsmjc1fCQAAYQ_f.jpg" xlink:type="simple">https://pbs.twimg.com/media/Bsmjc1fCQAAYQ_f.jpg</text:a></text:p>
          </table:table-cell>
          <table:table-cell office:value-type="string" calcext:value-type="string">
            <text:p><text:a xlink:href="https://pbs.twimg.com/media/BsmjdNNCYAA8cYl.jpg" xlink:type="simple">https://pbs.twimg.com/media/BsmjdNNCYAA8cYl.jpg</text:a></text:p>
          </table:table-cell>
          <table:table-cell office:value-type="string" calcext:value-type="string">
            <text:p><text:a xlink:href="https://pbs.twimg.com/media/BsmjdAfCYAA7vsH.jpg" xlink:type="simple">https://pbs.twimg.com/media/BsmjdAfCYAA7vsH.jpg</text:a></text:p>
          </table:table-cell>
        </table:table-row>
        <table:table-row table:style-name="ro1">
          <table:table-cell office:value-type="string" calcext:value-type="string">
            <text:p><text:a xlink:href="https://twitter.com/Tesla/status/488768895927328770" xlink:type="simple">488768895927328770</text:a></text:p>
          </table:table-cell>
          <table:table-cell office:value-type="string" calcext:value-type="string">
            <text:p>@bigken32 Appreciate it, Kenny!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14T19:36:00.000Z</text:p>
          </table:table-cell>
          <table:table-cell office:value-type="string" calcext:value-type="string">
            <text:p>Mon Jul 14 19:36:00 +0000 20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Twee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88766135995613184" xlink:type="simple">488766135995613184</text:a></text:p>
          </table:table-cell>
          <table:table-cell office:value-type="string" calcext:value-type="string">
            <text:p>@NoahMagel Same logo, new profile pic. Thanks for noticing!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14T19:25:02.000Z</text:p>
          </table:table-cell>
          <table:table-cell office:value-type="string" calcext:value-type="string">
            <text:p>Mon Jul 14 19:25:02 +0000 20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Twee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88766040138993664" xlink:type="simple">488766040138993664</text:a></text:p>
          </table:table-cell>
          <table:table-cell office:value-type="string" calcext:value-type="string">
            <text:p>@bentTnT Have you had a chance to sit in one yet?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14T19:24:39.000Z</text:p>
          </table:table-cell>
          <table:table-cell office:value-type="string" calcext:value-type="string">
            <text:p>Mon Jul 14 19:24:39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88765136576851969" xlink:type="simple">488765136576851969</text:a></text:p>
          </table:table-cell>
          <table:table-cell office:value-type="string" calcext:value-type="string">
            <text:p>@OctaviusJ_OLord Our Gen III car will be smaller than Model S. Stay tuned as it will be out in about three years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14T19:21:04.000Z</text:p>
          </table:table-cell>
          <table:table-cell office:value-type="string" calcext:value-type="string">
            <text:p>Mon Jul 14 19:21:04 +0000 20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88764481812430848" xlink:type="simple">488764481812430848</text:a></text:p>
          </table:table-cell>
          <table:table-cell office:value-type="string" calcext:value-type="string">
            <text:p>@amartinez0308 That’s great to hear. We’re hiring. Have you looked at our Careers page? <text:s/>http://t.co/MKUblDYllD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14T19:18:27.000Z</text:p>
          </table:table-cell>
          <table:table-cell office:value-type="string" calcext:value-type="string">
            <text:p>Mon Jul 14 19:18:27 +0000 20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 office:value-type="string" calcext:value-type="string">
            <text:p><text:a xlink:href="http://www.teslamotors.com/careers" xlink:type="simple">http://www.teslamotors.com/careers </text:a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88764334227468288" xlink:type="simple">488764334227468288</text:a></text:p>
          </table:table-cell>
          <table:table-cell office:value-type="string" calcext:value-type="string">
            <text:p>@cheekyspanky Hi Adam, Would you mind DMing us so we can get your info? Our team will be in touch shortly. Thanks!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14T19:17:52.000Z</text:p>
          </table:table-cell>
          <table:table-cell office:value-type="string" calcext:value-type="string">
            <text:p>Mon Jul 14 19:17:52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88753497383243777" xlink:type="simple">488753497383243777</text:a></text:p>
          </table:table-cell>
          <table:table-cell office:value-type="string" calcext:value-type="string">
            <text:p>This is what it feels like to be the center of attention in a Model S. (Thanks @PanoBirds) http://t.co/TsPTxb0BlU http://t.co/IbGtcbXQ6H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14T18:34:49.000Z</text:p>
          </table:table-cell>
          <table:table-cell office:value-type="string" calcext:value-type="string">
            <text:p>Mon Jul 14 18:34:49 +0000 2014</text:p>
          </table:table-cell>
          <table:table-cell office:value-type="float" office:value="193" calcext:value-type="float">
            <text:p>19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Tweet</text:p>
          </table:table-cell>
          <table:table-cell office:value-type="string" calcext:value-type="string">
            <text:p><text:a xlink:href="http://panobirds.com/vt/kloutparty/#/inside_tesla/" xlink:type="simple">http://panobirds.com/vt/kloutparty/#/inside_tesla/ </text:a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Bshmt0XCAAAF7CS.jpg" xlink:type="simple">https://pbs.twimg.com/media/Bshmt0XCAAAF7CS.jp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488503582220492801" xlink:type="simple">488503582220492801</text:a></text:p>
          </table:table-cell>
          <table:table-cell office:value-type="string" calcext:value-type="string">
            <text:p>@smith5se Stay tuned for our Gen III car in about three years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14T02:01:44.000Z</text:p>
          </table:table-cell>
          <table:table-cell office:value-type="string" calcext:value-type="string">
            <text:p>Mon Jul 14 02:01:44 +0000 20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Twee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88455276396564480" xlink:type="simple">488455276396564480</text:a></text:p>
          </table:table-cell>
          <table:table-cell office:value-type="string" calcext:value-type="string">
            <text:p>@EricJorgenson Yes. Fewer moving parts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13T22:49:47.000Z</text:p>
          </table:table-cell>
          <table:table-cell office:value-type="string" calcext:value-type="string">
            <text:p>Sun Jul 13 22:49:47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88452238109470720" xlink:type="simple">488452238109470720</text:a></text:p>
          </table:table-cell>
          <table:table-cell office:value-type="string" calcext:value-type="string">
            <text:p>@bgilliam4 @mickeydunbar18 Glad you enjoyed the drive!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13T22:37:43.000Z</text:p>
          </table:table-cell>
          <table:table-cell office:value-type="string" calcext:value-type="string">
            <text:p>Sun Jul 13 22:37:43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88451192830177280" xlink:type="simple">488451192830177280</text:a></text:p>
          </table:table-cell>
          <table:table-cell office:value-type="string" calcext:value-type="string">
            <text:p>@SerenityRing Nice plate too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13T22:33:34.000Z</text:p>
          </table:table-cell>
          <table:table-cell office:value-type="string" calcext:value-type="string">
            <text:p>Sun Jul 13 22:33:34 +0000 20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88450824838709249" xlink:type="simple">488450824838709249</text:a></text:p>
          </table:table-cell>
          <table:table-cell office:value-type="string" calcext:value-type="string">
            <text:p>@teslaliving Congrats!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13T22:32:06.000Z</text:p>
          </table:table-cell>
          <table:table-cell office:value-type="string" calcext:value-type="string">
            <text:p>Sun Jul 13 22:32:06 +0000 20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88450773756284928" xlink:type="simple">488450773756284928</text:a></text:p>
          </table:table-cell>
          <table:table-cell office:value-type="string" calcext:value-type="string">
            <text:p>@NJPlugin @TMCconnect @TeslaRoadTrip Enjoy the drive!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13T22:31:54.000Z</text:p>
          </table:table-cell>
          <table:table-cell office:value-type="string" calcext:value-type="string">
            <text:p>Sun Jul 13 22:31:54 +0000 20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88450645616103424" xlink:type="simple">488450645616103424</text:a></text:p>
          </table:table-cell>
          <table:table-cell office:value-type="string" calcext:value-type="string">
            <text:p>@RandyMorano Love it!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13T22:31:23.000Z</text:p>
          </table:table-cell>
          <table:table-cell office:value-type="string" calcext:value-type="string">
            <text:p>Sun Jul 13 22:31:23 +0000 201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88064615738138624" xlink:type="simple">488064615738138624</text:a></text:p>
          </table:table-cell>
          <table:table-cell office:value-type="string" calcext:value-type="string">
            <text:p>@tschmelcher Hi Tristan, Not necessarily. We’ll look into it and our team will contact you shortly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12T20:57:26.000Z</text:p>
          </table:table-cell>
          <table:table-cell office:value-type="string" calcext:value-type="string">
            <text:p>Sat Jul 12 20:57:26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87723897169522689" xlink:type="simple">487723897169522689</text:a></text:p>
          </table:table-cell>
          <table:table-cell office:value-type="string" calcext:value-type="string">
            <text:p>@1daviddean2 @MertonAndrewLCF Fantastic. Let us know what you think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11T22:23:33.000Z</text:p>
          </table:table-cell>
          <table:table-cell office:value-type="string" calcext:value-type="string">
            <text:p>Fri Jul 11 22:23:33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87722333440724992" xlink:type="simple">487722333440724992</text:a></text:p>
          </table:table-cell>
          <table:table-cell office:value-type="string" calcext:value-type="string">
            <text:p>@1daviddean2 @MertonAndrewLCF Well if you’re ever around the London Westfield, come say hello: http://t.co/7PgWPrOpiy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11T22:17:20.000Z</text:p>
          </table:table-cell>
          <table:table-cell office:value-type="string" calcext:value-type="string">
            <text:p>Fri Jul 11 22:17:20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 office:value-type="string" calcext:value-type="string">
            <text:p><text:a xlink:href="http://www.teslamotors.com/london" xlink:type="simple">http://www.teslamotors.com/london </text:a>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87719946068037634" xlink:type="simple">487719946068037634</text:a></text:p>
          </table:table-cell>
          <table:table-cell office:value-type="string" calcext:value-type="string">
            <text:p>@MertonAndrewLCF @1daviddean2 Have you had a chance to sit in one yet?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11T22:07:51.000Z</text:p>
          </table:table-cell>
          <table:table-cell office:value-type="string" calcext:value-type="string">
            <text:p>Fri Jul 11 22:07:51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87700635643412480" xlink:type="simple">487700635643412480</text:a></text:p>
          </table:table-cell>
          <table:table-cell office:value-type="string" calcext:value-type="string">
            <text:p>@immrans Hawaii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11T20:51:07.000Z</text:p>
          </table:table-cell>
          <table:table-cell office:value-type="string" calcext:value-type="string">
            <text:p>Fri Jul 11 20:51:07 +0000 20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87689932182278144" xlink:type="simple">487689932182278144</text:a></text:p>
          </table:table-cell>
          <table:table-cell office:value-type="string" calcext:value-type="string">
            <text:p>@Westwayvets You can see what’s coming up here: http://t.co/fWmZBjW9Vq Have you seen all our upcoming events? http://t.co/taqEW8F8IH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11T20:08:35.000Z</text:p>
          </table:table-cell>
          <table:table-cell office:value-type="string" calcext:value-type="string">
            <text:p>Fri Jul 11 20:08:35 +0000 20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 office:value-type="string" calcext:value-type="string">
            <text:p><text:a xlink:href="http://www.teslamotors.com/findus" xlink:type="simple">http://www.teslamotors.com/findus http://www.teslamotors.com/en_GB/events </text:a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87689501808918529" xlink:type="simple">487689501808918529</text:a></text:p>
          </table:table-cell>
          <table:table-cell office:value-type="string" calcext:value-type="string">
            <text:p>@candera Great Scott!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11T20:06:52.000Z</text:p>
          </table:table-cell>
          <table:table-cell office:value-type="string" calcext:value-type="string">
            <text:p>Fri Jul 11 20:06:52 +0000 20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87689247160147968" xlink:type="simple">487689247160147968</text:a></text:p>
          </table:table-cell>
          <table:table-cell office:value-type="string" calcext:value-type="string">
            <text:p>Tesla’s Superchargers are the world’s fastest-growing charging network. http://t.co/x5puapHbZL http://t.co/6BuDpXgkqf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11T20:05:52.000Z</text:p>
          </table:table-cell>
          <table:table-cell office:value-type="string" calcext:value-type="string">
            <text:p>Fri Jul 11 20:05:52 +0000 2014</text:p>
          </table:table-cell>
          <table:table-cell office:value-type="float" office:value="206" calcext:value-type="float">
            <text:p>20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Tweet</text:p>
          </table:table-cell>
          <table:table-cell office:value-type="string" calcext:value-type="string">
            <text:p><text:a xlink:href="http://www.teslamotors.com/blog/supercharging-milestone" xlink:type="simple">http://www.teslamotors.com/blog/supercharging-milestone 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BsSeyTWCAAAjE_o.jpg" xlink:type="simple">https://pbs.twimg.com/media/BsSeyTWCAAAjE_o.jp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487684302813949952" xlink:type="simple">487684302813949952</text:a></text:p>
          </table:table-cell>
          <table:table-cell office:value-type="string" calcext:value-type="string">
            <text:p>@sources_webnews We are: http://t.co/MKUblDYllD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11T19:46:13.000Z</text:p>
          </table:table-cell>
          <table:table-cell office:value-type="string" calcext:value-type="string">
            <text:p>Fri Jul 11 19:46:13 +0000 20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 office:value-type="string" calcext:value-type="string">
            <text:p><text:a xlink:href="http://www.teslamotors.com/careers" xlink:type="simple">http://www.teslamotors.com/careers </text:a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87682934208335873" xlink:type="simple">487682934208335873</text:a></text:p>
          </table:table-cell>
          <table:table-cell office:value-type="string" calcext:value-type="string">
            <text:p>@Nat_Ward68 Ha! Great shot, Natalie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11T19:40:46.000Z</text:p>
          </table:table-cell>
          <table:table-cell office:value-type="string" calcext:value-type="string">
            <text:p>Fri Jul 11 19:40:46 +0000 20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87680946133401600" xlink:type="simple">487680946133401600</text:a></text:p>
          </table:table-cell>
          <table:table-cell office:value-type="string" calcext:value-type="string">
            <text:p>@Musho5 Have you had a chance to see one in person yet?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11T19:32:52.000Z</text:p>
          </table:table-cell>
          <table:table-cell office:value-type="string" calcext:value-type="string">
            <text:p>Fri Jul 11 19:32:52 +0000 20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87678472538435584" xlink:type="simple">487678472538435584</text:a></text:p>
          </table:table-cell>
          <table:table-cell office:value-type="string" calcext:value-type="string">
            <text:p>Beach body. http://t.co/uVhrg4KaIW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11T19:23:03.000Z</text:p>
          </table:table-cell>
          <table:table-cell office:value-type="string" calcext:value-type="string">
            <text:p>Fri Jul 11 19:23:03 +0000 2014</text:p>
          </table:table-cell>
          <table:table-cell office:value-type="float" office:value="336" calcext:value-type="float">
            <text:p>336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Tweet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BsSU_IaCMAABUyh.jpg" xlink:type="simple">https://pbs.twimg.com/media/BsSU_IaCMAABUyh.jp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487384864866308096" xlink:type="simple">487384864866308096</text:a></text:p>
          </table:table-cell>
          <table:table-cell office:value-type="string" calcext:value-type="string">
            <text:p>@weezmgk We haven’t named it yet, but stay tuned for our Gen III car in about three years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10T23:56:21.000Z</text:p>
          </table:table-cell>
          <table:table-cell office:value-type="string" calcext:value-type="string">
            <text:p>Thu Jul 10 23:56:21 +0000 201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87377249608290304" xlink:type="simple">487377249608290304</text:a></text:p>
          </table:table-cell>
          <table:table-cell office:value-type="string" calcext:value-type="string">
            <text:p>@HighTechJoe Great Scott!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10T23:26:06.000Z</text:p>
          </table:table-cell>
          <table:table-cell office:value-type="string" calcext:value-type="string">
            <text:p>Thu Jul 10 23:26:06 +0000 20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87373507005673472" xlink:type="simple">487373507005673472</text:a></text:p>
          </table:table-cell>
          <table:table-cell office:value-type="string" calcext:value-type="string">
            <text:p>@Blayne Glad you enjoyed it, Blayne!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10T23:11:13.000Z</text:p>
          </table:table-cell>
          <table:table-cell office:value-type="string" calcext:value-type="string">
            <text:p>Thu Jul 10 23:11:13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87360244205355008" xlink:type="simple">487360244205355008</text:a></text:p>
          </table:table-cell>
          <table:table-cell office:value-type="string" calcext:value-type="string">
            <text:p>Happy birthday to Tesla, version 1.0. http://t.co/3Aw9zp28bL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10T22:18:31.000Z</text:p>
          </table:table-cell>
          <table:table-cell office:value-type="string" calcext:value-type="string">
            <text:p>Thu Jul 10 22:18:31 +0000 2014</text:p>
          </table:table-cell>
          <table:table-cell office:value-type="float" office:value="2188" calcext:value-type="float">
            <text:p>2188</text:p>
          </table:table-cell>
          <table:table-cell office:value-type="float" office:value="2313" calcext:value-type="float">
            <text:p>231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Tweet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BsNzjzrCAAAV6xU.jpg" xlink:type="simple">https://pbs.twimg.com/media/BsNzjzrCAAAV6xU.jp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487296306558164992" xlink:type="simple">487296306558164992</text:a></text:p>
          </table:table-cell>
          <table:table-cell office:value-type="string" calcext:value-type="string">
            <text:p>@GeoSan_UK Let us know what you think and send some photos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10T18:04:27.000Z</text:p>
          </table:table-cell>
          <table:table-cell office:value-type="string" calcext:value-type="string">
            <text:p>Thu Jul 10 18:04:27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Tweet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87283938314833920" xlink:type="simple">487283938314833920</text:a></text:p>
          </table:table-cell>
          <table:table-cell office:value-type="string" calcext:value-type="string">
            <text:p>@JoelZemach You can see our upcoming plans here: http://t.co/06tYSv5WOr Use the scroll underneath the map to see what’s coming soon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10T17:15:18.000Z</text:p>
          </table:table-cell>
          <table:table-cell office:value-type="string" calcext:value-type="string">
            <text:p>Thu Jul 10 17:15:18 +0000 20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 office:value-type="string" calcext:value-type="string">
            <text:p><text:a xlink:href="http://www.teslamotors.com/supercharger" xlink:type="simple">http://www.teslamotors.com/supercharger </text:a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87283656541491200" xlink:type="simple">487283656541491200</text:a></text:p>
          </table:table-cell>
          <table:table-cell office:value-type="string" calcext:value-type="string">
            <text:p>@fryfrye Happy to hear it, Jason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10T17:14:11.000Z</text:p>
          </table:table-cell>
          <table:table-cell office:value-type="string" calcext:value-type="string">
            <text:p>Thu Jul 10 17:14:11 +0000 20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87283399409676288" xlink:type="simple">487283399409676288</text:a></text:p>
          </table:table-cell>
          <table:table-cell office:value-type="string" calcext:value-type="string">
            <text:p>@Sheek_Teo Coming soon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10T17:13:10.000Z</text:p>
          </table:table-cell>
          <table:table-cell office:value-type="string" calcext:value-type="string">
            <text:p>Thu Jul 10 17:13:10 +0000 20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87282555096289280" xlink:type="simple">487282555096289280</text:a></text:p>
          </table:table-cell>
          <table:table-cell office:value-type="string" calcext:value-type="string">
            <text:p>@JoelZemach We’ve got one in Port St. Lucie that will help you on your trips up the East Coast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10T17:09:49.000Z</text:p>
          </table:table-cell>
          <table:table-cell office:value-type="string" calcext:value-type="string">
            <text:p>Thu Jul 10 17:09:49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87282203823321088" xlink:type="simple">487282203823321088</text:a></text:p>
          </table:table-cell>
          <table:table-cell office:value-type="string" calcext:value-type="string">
            <text:p>@NoFixedAgenda @JmeBBK We’re building more Superchargers that are coming soon too. Have a look: http://t.co/06tYSv5WOr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10T17:08:25.000Z</text:p>
          </table:table-cell>
          <table:table-cell office:value-type="string" calcext:value-type="string">
            <text:p>Thu Jul 10 17:08:25 +0000 20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 office:value-type="string" calcext:value-type="string">
            <text:p><text:a xlink:href="http://www.teslamotors.com/supercharger" xlink:type="simple">http://www.teslamotors.com/supercharger </text:a>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87281696861986816" xlink:type="simple">487281696861986816</text:a></text:p>
          </table:table-cell>
          <table:table-cell office:value-type="string" calcext:value-type="string">
            <text:p>@CatBaptist @TeslaClubAT Thanks for the feedback, Katharina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10T17:06:24.000Z</text:p>
          </table:table-cell>
          <table:table-cell office:value-type="string" calcext:value-type="string">
            <text:p>Thu Jul 10 17:06:24 +0000 20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87280779030851584" xlink:type="simple">487280779030851584</text:a></text:p>
          </table:table-cell>
          <table:table-cell office:value-type="string" calcext:value-type="string">
            <text:p>@marcloveridge Let us know what you think! Enjoy!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10T17:02:45.000Z</text:p>
          </table:table-cell>
          <table:table-cell office:value-type="string" calcext:value-type="string">
            <text:p>Thu Jul 10 17:02:45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87280653054922752" xlink:type="simple">487280653054922752</text:a></text:p>
          </table:table-cell>
          <table:table-cell office:value-type="string" calcext:value-type="string">
            <text:p>@jdcauley We’re focused on Model S and Model X for now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10T17:02:15.000Z</text:p>
          </table:table-cell>
          <table:table-cell office:value-type="string" calcext:value-type="string">
            <text:p>Thu Jul 10 17:02:15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87280122236399617" xlink:type="simple">487280122236399617</text:a></text:p>
          </table:table-cell>
          <table:table-cell office:value-type="string" calcext:value-type="string">
            <text:p>@ThorstenRobert Thanks for the support, Robert!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10T17:00:09.000Z</text:p>
          </table:table-cell>
          <table:table-cell office:value-type="string" calcext:value-type="string">
            <text:p>Thu Jul 10 17:00:09 +0000 20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87279755926851584" xlink:type="simple">487279755926851584</text:a></text:p>
          </table:table-cell>
          <table:table-cell office:value-type="string" calcext:value-type="string">
            <text:p>@reddysameera @Mr_Vardenchi Thanks for stopping by! <text:s/>What did you think of the car, Sameera?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10T16:58:41.000Z</text:p>
          </table:table-cell>
          <table:table-cell office:value-type="string" calcext:value-type="string">
            <text:p>Thu Jul 10 16:58:41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87278424616996864" xlink:type="simple">487278424616996864</text:a></text:p>
          </table:table-cell>
          <table:table-cell office:value-type="string" calcext:value-type="string">
            <text:p>@BJMcDC @Uber Happy to hear it. Hope you enjoyed the drive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10T16:53:24.000Z</text:p>
          </table:table-cell>
          <table:table-cell office:value-type="string" calcext:value-type="string">
            <text:p>Thu Jul 10 16:53:24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87277786974130176" xlink:type="simple">487277786974130176</text:a></text:p>
          </table:table-cell>
          <table:table-cell office:value-type="string" calcext:value-type="string">
            <text:p>@GeoSan_UK Nice! Have you had the chance to sit in one yet?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10T16:50:52.000Z</text:p>
          </table:table-cell>
          <table:table-cell office:value-type="string" calcext:value-type="string">
            <text:p>Thu Jul 10 16:50:52 +0000 20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Tweet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a xlink:href="https://twitter.com/Tesla/status/487275207694897152" xlink:type="simple">487275207694897152</text:a></text:p>
          </table:table-cell>
          <table:table-cell office:value-type="string" calcext:value-type="string">
            <text:p>In June, Superchargers delivered more than 1 GWh of energy to Model S vehicles. See the stats:</text:p>
            <text:p>http://t.co/x5puapHbZL http://t.co/I8MAAOXKD9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10T16:40:37.000Z</text:p>
          </table:table-cell>
          <table:table-cell office:value-type="string" calcext:value-type="string">
            <text:p>Thu Jul 10 16:40:37 +0000 2014</text:p>
          </table:table-cell>
          <table:table-cell office:value-type="float" office:value="258" calcext:value-type="float">
            <text:p>258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Tweet</text:p>
          </table:table-cell>
          <table:table-cell office:value-type="string" calcext:value-type="string">
            <text:p><text:a xlink:href="http://www.teslamotors.com/blog/supercharging-milestone" xlink:type="simple">http://www.teslamotors.com/blog/supercharging-milestone 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BsMmOCNCQAALJ-8.jpg" xlink:type="simple">https://pbs.twimg.com/media/BsMmOCNCQAALJ-8.jp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487097267610853376" xlink:type="simple">487097267610853376</text:a></text:p>
          </table:table-cell>
          <table:table-cell office:value-type="string" calcext:value-type="string">
            <text:p>@detronizator That’s the plan! You can see what’s coming soon here: http://t.co/06tYSv5WOr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10T04:53:33.000Z</text:p>
          </table:table-cell>
          <table:table-cell office:value-type="string" calcext:value-type="string">
            <text:p>Thu Jul 10 04:53:33 +0000 20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 office:value-type="string" calcext:value-type="string">
            <text:p><text:a xlink:href="http://www.teslamotors.com/supercharger" xlink:type="simple">http://www.teslamotors.com/supercharger </text:a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87095441649979393" xlink:type="simple">487095441649979393</text:a></text:p>
          </table:table-cell>
          <table:table-cell office:value-type="string" calcext:value-type="string">
            <text:p>@stevefurman @jill_rowley @EggersMatt Love it! Enjoy the drive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10T04:46:17.000Z</text:p>
          </table:table-cell>
          <table:table-cell office:value-type="string" calcext:value-type="string">
            <text:p>Thu Jul 10 04:46:17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87091851799691264" xlink:type="simple">487091851799691264</text:a></text:p>
          </table:table-cell>
          <table:table-cell office:value-type="string" calcext:value-type="string">
            <text:p>@detronizator Great to hear, Ivan. What was your favorite part?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10T04:32:01.000Z</text:p>
          </table:table-cell>
          <table:table-cell office:value-type="string" calcext:value-type="string">
            <text:p>Thu Jul 10 04:32:01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87091528817709056" xlink:type="simple">487091528817709056</text:a></text:p>
          </table:table-cell>
          <table:table-cell office:value-type="string" calcext:value-type="string">
            <text:p>@stevefurman Done and done. Thanks for the support!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10T04:30:44.000Z</text:p>
          </table:table-cell>
          <table:table-cell office:value-type="string" calcext:value-type="string">
            <text:p>Thu Jul 10 04:30:44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87088114163130369" xlink:type="simple">487088114163130369</text:a></text:p>
          </table:table-cell>
          <table:table-cell office:value-type="string" calcext:value-type="string">
            <text:p>@stevefurman @jill_rowley Tag us like this and you will, Steve!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10T04:17:10.000Z</text:p>
          </table:table-cell>
          <table:table-cell office:value-type="string" calcext:value-type="string">
            <text:p>Thu Jul 10 04:17:10 +0000 20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87086822577565696" xlink:type="simple">487086822577565696</text:a></text:p>
          </table:table-cell>
          <table:table-cell office:value-type="string" calcext:value-type="string">
            <text:p>@jill_rowley @EggersMatt Ha! Well let us know if you have any questions or if we can help in any way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10T04:12:02.000Z</text:p>
          </table:table-cell>
          <table:table-cell office:value-type="string" calcext:value-type="string">
            <text:p>Thu Jul 10 04:12:02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87084955562831872" xlink:type="simple">487084955562831872</text:a></text:p>
          </table:table-cell>
          <table:table-cell office:value-type="string" calcext:value-type="string">
            <text:p>@jill_rowley @EggersMatt Just dropping in to say congrats on ordering Model S, Jill!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10T04:04:37.000Z</text:p>
          </table:table-cell>
          <table:table-cell office:value-type="string" calcext:value-type="string">
            <text:p>Thu Jul 10 04:04:37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87021578136190976" xlink:type="simple">487021578136190976</text:a></text:p>
          </table:table-cell>
          <table:table-cell office:value-type="string" calcext:value-type="string">
            <text:p>@larynx_lynx @onlyplastik Stop by and say hello at one of our stores in LA. We’ve got a few: http://t.co/wT2sKFhGAT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09T23:52:47.000Z</text:p>
          </table:table-cell>
          <table:table-cell office:value-type="string" calcext:value-type="string">
            <text:p>Wed Jul 09 23:52:47 +0000 20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 office:value-type="string" calcext:value-type="string">
            <text:p><text:a xlink:href="http://www.teslamotors.com/findus/stores" xlink:type="simple">http://www.teslamotors.com/findus/stores </text:a>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86997513321205761" xlink:type="simple">486997513321205761</text:a></text:p>
          </table:table-cell>
          <table:table-cell office:value-type="string" calcext:value-type="string">
            <text:p>@StLTesla @LithieTWTesla @TeslaRoadTrip Enjoy the drive!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09T22:17:09.000Z</text:p>
          </table:table-cell>
          <table:table-cell office:value-type="string" calcext:value-type="string">
            <text:p>Wed Jul 09 22:17:09 +0000 20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86946617098907648" xlink:type="simple">486946617098907648</text:a></text:p>
          </table:table-cell>
          <table:table-cell office:value-type="string" calcext:value-type="string">
            <text:p>See Drive eO’s Tesla Roadster in action while taking on the legendary Pikes Peak: https://t.co/tAQ6CeJ6oD http://t.co/lTeA2aje8c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09T18:54:55.000Z</text:p>
          </table:table-cell>
          <table:table-cell office:value-type="string" calcext:value-type="string">
            <text:p>Wed Jul 09 18:54:55 +0000 2014</text:p>
          </table:table-cell>
          <table:table-cell office:value-type="float" office:value="84" calcext:value-type="float">
            <text:p>84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Tweet</text:p>
          </table:table-cell>
          <table:table-cell office:value-type="string" calcext:value-type="string">
            <text:p><text:a xlink:href="https://www.flickr.com/photos/driveeo/sets/72157645072637116/" xlink:type="simple">https://www.flickr.com/photos/driveeo/sets/72157645072637116/ 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BsH7XdmCAAAVXlm.jpg" xlink:type="simple">https://pbs.twimg.com/media/BsH7XdmCAAAVXlm.jp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486906692232167424" xlink:type="simple">486906692232167424</text:a></text:p>
          </table:table-cell>
          <table:table-cell office:value-type="string" calcext:value-type="string">
            <text:p>@macmmel17 Stunning!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09T16:16:16.000Z</text:p>
          </table:table-cell>
          <table:table-cell office:value-type="string" calcext:value-type="string">
            <text:p>Wed Jul 09 16:16:16 +0000 201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86906181282041856" xlink:type="simple">486906181282041856</text:a></text:p>
          </table:table-cell>
          <table:table-cell office:value-type="string" calcext:value-type="string">
            <text:p>@Piechoinski Come stop by one of our stores and check it out. There are a few near there: http://t.co/wT2sKFhGAT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09T16:14:14.000Z</text:p>
          </table:table-cell>
          <table:table-cell office:value-type="string" calcext:value-type="string">
            <text:p>Wed Jul 09 16:14:14 +0000 20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Tweet</text:p>
          </table:table-cell>
          <table:table-cell office:value-type="string" calcext:value-type="string">
            <text:p><text:a xlink:href="http://www.teslamotors.com/findus/stores" xlink:type="simple">http://www.teslamotors.com/findus/stores </text:a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86903324461907969" xlink:type="simple">486903324461907969</text:a></text:p>
          </table:table-cell>
          <table:table-cell office:value-type="string" calcext:value-type="string">
            <text:p>@Piechoinski Have you had a chance to sit in one yet?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09T16:02:53.000Z</text:p>
          </table:table-cell>
          <table:table-cell office:value-type="string" calcext:value-type="string">
            <text:p>Wed Jul 09 16:02:53 +0000 20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Twee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86901649261092864" xlink:type="simple">486901649261092864</text:a></text:p>
          </table:table-cell>
          <table:table-cell office:value-type="string" calcext:value-type="string">
            <text:p>@gruvworld Thanks for the support!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09T15:56:14.000Z</text:p>
          </table:table-cell>
          <table:table-cell office:value-type="string" calcext:value-type="string">
            <text:p>Wed Jul 09 15:56:14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86897158499495937" xlink:type="simple">486897158499495937</text:a></text:p>
          </table:table-cell>
          <table:table-cell office:value-type="string" calcext:value-type="string">
            <text:p>@MelleHartley Enjoy. Let us know what you think!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09T15:38:23.000Z</text:p>
          </table:table-cell>
          <table:table-cell office:value-type="string" calcext:value-type="string">
            <text:p>Wed Jul 09 15:38:23 +0000 20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86662969720193024" xlink:type="simple">486662969720193024</text:a></text:p>
          </table:table-cell>
          <table:table-cell office:value-type="string" calcext:value-type="string">
            <text:p>@anorton Stay tuned for Gen III in about three years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09T00:07:48.000Z</text:p>
          </table:table-cell>
          <table:table-cell office:value-type="string" calcext:value-type="string">
            <text:p>Wed Jul 09 00:07:48 +0000 20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86662452021436416" xlink:type="simple">486662452021436416</text:a></text:p>
          </table:table-cell>
          <table:table-cell office:value-type="string" calcext:value-type="string">
            <text:p>Christian von Koenigsegg, founder of famed supercar maker Koenigsegg, stopped by our new superchargers in his Model S http://t.co/UOkIMwjK4W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09T00:05:44.000Z</text:p>
          </table:table-cell>
          <table:table-cell office:value-type="string" calcext:value-type="string">
            <text:p>Wed Jul 09 00:05:44 +0000 2014</text:p>
          </table:table-cell>
          <table:table-cell office:value-type="float" office:value="378" calcext:value-type="float">
            <text:p>378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Tweet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BsD468RCMAE4-rS.jpg" xlink:type="simple">https://pbs.twimg.com/media/BsD468RCMAE4-rS.jp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486623398999506944" xlink:type="simple">486623398999506944</text:a></text:p>
          </table:table-cell>
          <table:table-cell office:value-type="string" calcext:value-type="string">
            <text:p>@rebel_sal @merrouni Thanks for the feedback. Maybe we’ll do that next time!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08T21:30:34.000Z</text:p>
          </table:table-cell>
          <table:table-cell office:value-type="string" calcext:value-type="string">
            <text:p>Tue Jul 08 21:30:34 +0000 20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86619627640721409" xlink:type="simple">486619627640721409</text:a></text:p>
          </table:table-cell>
          <table:table-cell office:value-type="string" calcext:value-type="string">
            <text:p>RT @AdomPostma : Test drove the Model S today. Incredible acceleration! G-Force in a car #FTW. Thanks for the experience @teslamotors http://t.co/VgeYJPibGf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08T21:15:34.000Z</text:p>
          </table:table-cell>
          <table:table-cell office:value-type="string" calcext:value-type="string">
            <text:p>Tue Jul 08 21:15:34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twee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BsDPOTkIEAAqHSM.jpg" xlink:type="simple">https://pbs.twimg.com/media/BsDPOTkIEAAqHSM.jp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486572451510247425" xlink:type="simple">486572451510247425</text:a></text:p>
          </table:table-cell>
          <table:table-cell office:value-type="string" calcext:value-type="string">
            <text:p>@IFaizanhussain Looking good!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08T18:08:07.000Z</text:p>
          </table:table-cell>
          <table:table-cell office:value-type="string" calcext:value-type="string">
            <text:p>Tue Jul 08 18:08:07 +0000 20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86564387826585600" xlink:type="simple">486564387826585600</text:a></text:p>
          </table:table-cell>
          <table:table-cell office:value-type="string" calcext:value-type="string">
            <text:p>@jcalco_ Did you get a chance to sit in it?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08T17:36:04.000Z</text:p>
          </table:table-cell>
          <table:table-cell office:value-type="string" calcext:value-type="string">
            <text:p>Tue Jul 08 17:36:04 +0000 201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86558597686374401" xlink:type="simple">486558597686374401</text:a></text:p>
          </table:table-cell>
          <table:table-cell office:value-type="string" calcext:value-type="string">
            <text:p>We’ve opened 9 new Superchargers in the past two weeks, including in France &amp;amp; Sweden. http://t.co/06tYSv5WOr http://t.co/wfoAtfvyIa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08T17:13:04.000Z</text:p>
          </table:table-cell>
          <table:table-cell office:value-type="string" calcext:value-type="string">
            <text:p>Tue Jul 08 17:13:04 +0000 2014</text:p>
          </table:table-cell>
          <table:table-cell office:value-type="float" office:value="215" calcext:value-type="float">
            <text:p>215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Tweet</text:p>
          </table:table-cell>
          <table:table-cell office:value-type="string" calcext:value-type="string">
            <text:p><text:a xlink:href="http://www.teslamotors.com/supercharger" xlink:type="simple">http://www.teslamotors.com/supercharger 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BsCad2MCMAEdoWe.jpg" xlink:type="simple">https://pbs.twimg.com/media/BsCad2MCMAEdoWe.jp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486552889658064896" xlink:type="simple">486552889658064896</text:a></text:p>
          </table:table-cell>
          <table:table-cell office:value-type="string" calcext:value-type="string">
            <text:p>@SariNeruda We have owners in Norway &amp;amp; Canada who are loving Model S in the cold environment. A mobile app will warm up car for you too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08T16:50:23.000Z</text:p>
          </table:table-cell>
          <table:table-cell office:value-type="string" calcext:value-type="string">
            <text:p>Tue Jul 08 16:50:23 +0000 20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86551569257603073" xlink:type="simple">486551569257603073</text:a></text:p>
          </table:table-cell>
          <table:table-cell office:value-type="string" calcext:value-type="string">
            <text:p>@FXAUTOMARKHAM Looking good!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08T16:45:08.000Z</text:p>
          </table:table-cell>
          <table:table-cell office:value-type="string" calcext:value-type="string">
            <text:p>Tue Jul 08 16:45:08 +0000 20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86550939663224832" xlink:type="simple">486550939663224832</text:a></text:p>
          </table:table-cell>
          <table:table-cell office:value-type="string" calcext:value-type="string">
            <text:p>@K__Sharma @cumiastowski Thanks for the feedback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08T16:42:38.000Z</text:p>
          </table:table-cell>
          <table:table-cell office:value-type="string" calcext:value-type="string">
            <text:p>Tue Jul 08 16:42:38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Twee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86550261800771584" xlink:type="simple">486550261800771584</text:a></text:p>
          </table:table-cell>
          <table:table-cell office:value-type="string" calcext:value-type="string">
            <text:p>@Jaidoock @Kyle_Billings Nice shot!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08T16:39:56.000Z</text:p>
          </table:table-cell>
          <table:table-cell office:value-type="string" calcext:value-type="string">
            <text:p>Tue Jul 08 16:39:56 +0000 20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Twee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86215183501520896" xlink:type="simple">486215183501520896</text:a></text:p>
          </table:table-cell>
          <table:table-cell office:value-type="string" calcext:value-type="string">
            <text:p>A special thank you to our veterans: http://t.co/jwEEEopgik http://t.co/aYd0cme0tW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07T18:28:27.000Z</text:p>
          </table:table-cell>
          <table:table-cell office:value-type="string" calcext:value-type="string">
            <text:p>Mon Jul 07 18:28:27 +0000 2014</text:p>
          </table:table-cell>
          <table:table-cell office:value-type="float" office:value="117" calcext:value-type="float">
            <text:p>117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Tweet</text:p>
          </table:table-cell>
          <table:table-cell office:value-type="string" calcext:value-type="string">
            <text:p><text:a xlink:href="http://www.mercurynews.com/business/ci_26086136/tesla-motors-mission-hire-american-veterans" xlink:type="simple">http://www.mercurynews.com/business/ci_26086136/tesla-motors-mission-hire-american-veterans 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Br9iIgkCMAAqp71.jpg" xlink:type="simple">https://pbs.twimg.com/media/Br9iIgkCMAAqp71.jp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486209491268956163" xlink:type="simple">486209491268956163</text:a></text:p>
          </table:table-cell>
          <table:table-cell office:value-type="string" calcext:value-type="string">
            <text:p>@joegianfran3 Great to hear, Joe. What was your favorite part of the car?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07T18:05:50.000Z</text:p>
          </table:table-cell>
          <table:table-cell office:value-type="string" calcext:value-type="string">
            <text:p>Mon Jul 07 18:05:50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86209379176165376" xlink:type="simple">486209379176165376</text:a></text:p>
          </table:table-cell>
          <table:table-cell office:value-type="string" calcext:value-type="string">
            <text:p>@LornePutnam Stay tuned for our Gen III car in about three years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07T18:05:23.000Z</text:p>
          </table:table-cell>
          <table:table-cell office:value-type="string" calcext:value-type="string">
            <text:p>Mon Jul 07 18:05:23 +0000 20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Twee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84796196427292674" xlink:type="simple">484796196427292674</text:a></text:p>
          </table:table-cell>
          <table:table-cell office:value-type="string" calcext:value-type="string">
            <text:p>@CmaxVs You make an excellent point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03T20:29:54.000Z</text:p>
          </table:table-cell>
          <table:table-cell office:value-type="string" calcext:value-type="string">
            <text:p>Thu Jul 03 20:29:54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84796040831197184" xlink:type="simple">484796040831197184</text:a></text:p>
          </table:table-cell>
          <table:table-cell office:value-type="string" calcext:value-type="string">
            <text:p>@Schoppi_A Very familiar!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03T20:29:17.000Z</text:p>
          </table:table-cell>
          <table:table-cell office:value-type="string" calcext:value-type="string">
            <text:p>Thu Jul 03 20:29:17 +0000 20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84795438613012480" xlink:type="simple">484795438613012480</text:a></text:p>
          </table:table-cell>
          <table:table-cell office:value-type="string" calcext:value-type="string">
            <text:p>@itsmejmb Stay tuned for our Gen III car in about three years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03T20:26:54.000Z</text:p>
          </table:table-cell>
          <table:table-cell office:value-type="string" calcext:value-type="string">
            <text:p>Thu Jul 03 20:26:54 +0000 20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Twee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84768611135791106" xlink:type="simple">484768611135791106</text:a></text:p>
          </table:table-cell>
          <table:table-cell office:value-type="string" calcext:value-type="string">
            <text:p>Model S, resting at home. http://t.co/xUHjXGaJPI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03T18:40:18.000Z</text:p>
          </table:table-cell>
          <table:table-cell office:value-type="string" calcext:value-type="string">
            <text:p>Thu Jul 03 18:40:18 +0000 2014</text:p>
          </table:table-cell>
          <table:table-cell office:value-type="float" office:value="315" calcext:value-type="float">
            <text:p>315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Tweet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Bro-e3zCEAADFr-.jpg" xlink:type="simple">https://pbs.twimg.com/media/Bro-e3zCEAADFr-.jp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484764744037842945" xlink:type="simple">484764744037842945</text:a></text:p>
          </table:table-cell>
          <table:table-cell office:value-type="string" calcext:value-type="string">
            <text:p>@t_1_m Ha. Of course! What did you like best about the car?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03T18:24:56.000Z</text:p>
          </table:table-cell>
          <table:table-cell office:value-type="string" calcext:value-type="string">
            <text:p>Thu Jul 03 18:24:56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84759451228831747" xlink:type="simple">484759451228831747</text:a></text:p>
          </table:table-cell>
          <table:table-cell office:value-type="string" calcext:value-type="string">
            <text:p>@blu_spark Stay tuned for it in about three years. Thanks for your support!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03T18:03:54.000Z</text:p>
          </table:table-cell>
          <table:table-cell office:value-type="string" calcext:value-type="string">
            <text:p>Thu Jul 03 18:03:54 +0000 20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Twee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84750516979646464" xlink:type="simple">484750516979646464</text:a></text:p>
          </table:table-cell>
          <table:table-cell office:value-type="string" calcext:value-type="string">
            <text:p>@t_1_m No ring necessary. It’s all about the experience we shared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03T17:28:24.000Z</text:p>
          </table:table-cell>
          <table:table-cell office:value-type="string" calcext:value-type="string">
            <text:p>Thu Jul 03 17:28:24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84748863387865089" xlink:type="simple">484748863387865089</text:a></text:p>
          </table:table-cell>
          <table:table-cell office:value-type="string" calcext:value-type="string">
            <text:p>@t_1_m Sounds like it’s getting pretty serious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03T17:21:49.000Z</text:p>
          </table:table-cell>
          <table:table-cell office:value-type="string" calcext:value-type="string">
            <text:p>Thu Jul 03 17:21:49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84737347641032704" xlink:type="simple">484737347641032704</text:a></text:p>
          </table:table-cell>
          <table:table-cell office:value-type="string" calcext:value-type="string">
            <text:p>@sethgavriel Hi Seth, please feel free to DM us so we can get some more info. Would love to help. Thanks!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03T16:36:04.000Z</text:p>
          </table:table-cell>
          <table:table-cell office:value-type="string" calcext:value-type="string">
            <text:p>Thu Jul 03 16:36:04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Twee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84737171291533313" xlink:type="simple">484737171291533313</text:a></text:p>
          </table:table-cell>
          <table:table-cell office:value-type="string" calcext:value-type="string">
            <text:p>@Cloud887 We’ve got an event there coming up: http://t.co/BrHskupCKT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03T16:35:22.000Z</text:p>
          </table:table-cell>
          <table:table-cell office:value-type="string" calcext:value-type="string">
            <text:p>Thu Jul 03 16:35:22 +0000 20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 office:value-type="string" calcext:value-type="string">
            <text:p><text:a xlink:href="http://www.teslamotors.com/event/test-drive-model-s-big-island" xlink:type="simple">http://www.teslamotors.com/event/test-drive-model-s-big-island </text:a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84736916403675136" xlink:type="simple">484736916403675136</text:a></text:p>
          </table:table-cell>
          <table:table-cell office:value-type="string" calcext:value-type="string">
            <text:p>@Kegan3D That’s our NYC store!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03T16:34:21.000Z</text:p>
          </table:table-cell>
          <table:table-cell office:value-type="string" calcext:value-type="string">
            <text:p>Thu Jul 03 16:34:21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84556138264809472" xlink:type="simple">484556138264809472</text:a></text:p>
          </table:table-cell>
          <table:table-cell office:value-type="string" calcext:value-type="string">
            <text:p>@Zafforfeist Fantastic. Let us know if you have any questions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03T04:36:00.000Z</text:p>
          </table:table-cell>
          <table:table-cell office:value-type="string" calcext:value-type="string">
            <text:p>Thu Jul 03 04:36:00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84536026950430720" xlink:type="simple">484536026950430720</text:a></text:p>
          </table:table-cell>
          <table:table-cell office:value-type="string" calcext:value-type="string">
            <text:p>@Nogasev Enjoy the drive, Ken!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03T03:16:05.000Z</text:p>
          </table:table-cell>
          <table:table-cell office:value-type="string" calcext:value-type="string">
            <text:p>Thu Jul 03 03:16:05 +0000 20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84506566448541696" xlink:type="simple">484506566448541696</text:a></text:p>
          </table:table-cell>
          <table:table-cell office:value-type="string" calcext:value-type="string">
            <text:p>@k7lty Thank you for the feedback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03T01:19:01.000Z</text:p>
          </table:table-cell>
          <table:table-cell office:value-type="string" calcext:value-type="string">
            <text:p>Thu Jul 03 01:19:01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84447075443027970" xlink:type="simple">484447075443027970</text:a></text:p>
          </table:table-cell>
          <table:table-cell office:value-type="string" calcext:value-type="string">
            <text:p>@reoT004 Check our Facebook or G+ page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02T21:22:38.000Z</text:p>
          </table:table-cell>
          <table:table-cell office:value-type="string" calcext:value-type="string">
            <text:p>Wed Jul 02 21:22:38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84439273370685440" xlink:type="simple">484439273370685440</text:a></text:p>
          </table:table-cell>
          <table:table-cell office:value-type="string" calcext:value-type="string">
            <text:p>Summer loving. Drive Model S: http://t.co/gkGxNUh15R #WallpaperWednesday http://t.co/RrZ3RMW8HF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02T20:51:37.000Z</text:p>
          </table:table-cell>
          <table:table-cell office:value-type="string" calcext:value-type="string">
            <text:p>Wed Jul 02 20:51:37 +0000 2014</text:p>
          </table:table-cell>
          <table:table-cell office:value-type="float" office:value="164" calcext:value-type="float">
            <text:p>16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Tweet</text:p>
          </table:table-cell>
          <table:table-cell office:value-type="string" calcext:value-type="string">
            <text:p><text:a xlink:href="http://www.teslamotors.com/en_AU/events" xlink:type="simple">http://www.teslamotors.com/en_AU/events </text:a>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BrkS84nCAAAhV4L.jpg" xlink:type="simple">https://pbs.twimg.com/media/BrkS84nCAAAhV4L.jp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484390960575414272" xlink:type="simple">484390960575414272</text:a></text:p>
          </table:table-cell>
          <table:table-cell office:value-type="string" calcext:value-type="string">
            <text:p>@Jacobhellas @darknetj We’ve got one on Lawrence Ave: http://t.co/PXxKM8dzRs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02T17:39:39.000Z</text:p>
          </table:table-cell>
          <table:table-cell office:value-type="string" calcext:value-type="string">
            <text:p>Wed Jul 02 17:39:39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Tweet</text:p>
          </table:table-cell>
          <table:table-cell office:value-type="string" calcext:value-type="string">
            <text:p><text:a xlink:href="http://www.teslamotors.com/toronto" xlink:type="simple">http://www.teslamotors.com/toronto </text:a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84387945189621760" xlink:type="simple">484387945189621760</text:a></text:p>
          </table:table-cell>
          <table:table-cell office:value-type="string" calcext:value-type="string">
            <text:p>@666VoicesInside Have you had a chance to sit in one yet?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02T17:27:40.000Z</text:p>
          </table:table-cell>
          <table:table-cell office:value-type="string" calcext:value-type="string">
            <text:p>Wed Jul 02 17:27:40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84387851430154240" xlink:type="simple">484387851430154240</text:a></text:p>
          </table:table-cell>
          <table:table-cell office:value-type="string" calcext:value-type="string">
            <text:p>@Calibre11 @Tesla_Europe Enjoy the drive! Let us know what you think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02T17:27:17.000Z</text:p>
          </table:table-cell>
          <table:table-cell office:value-type="string" calcext:value-type="string">
            <text:p>Wed Jul 02 17:27:17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84201394442756096" xlink:type="simple">484201394442756096</text:a></text:p>
          </table:table-cell>
          <table:table-cell office:value-type="string" calcext:value-type="string">
            <text:p>@grobichaux Great! What was your favorite part?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02T05:06:23.000Z</text:p>
          </table:table-cell>
          <table:table-cell office:value-type="string" calcext:value-type="string">
            <text:p>Wed Jul 02 05:06:23 +0000 20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84200808930504704" xlink:type="simple">484200808930504704</text:a></text:p>
          </table:table-cell>
          <table:table-cell office:value-type="string" calcext:value-type="string">
            <text:p>@Dwaynemw Have you had a chance to sit in one yet?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02T05:04:03.000Z</text:p>
          </table:table-cell>
          <table:table-cell office:value-type="string" calcext:value-type="string">
            <text:p>Wed Jul 02 05:04:03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84200592210817025" xlink:type="simple">484200592210817025</text:a></text:p>
          </table:table-cell>
          <table:table-cell office:value-type="string" calcext:value-type="string">
            <text:p>@PRMichaela Happy to hear it. What was your favorite part?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02T05:03:11.000Z</text:p>
          </table:table-cell>
          <table:table-cell office:value-type="string" calcext:value-type="string">
            <text:p>Wed Jul 02 05:03:11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84062521255415809" xlink:type="simple">484062521255415809</text:a></text:p>
          </table:table-cell>
          <table:table-cell office:value-type="string" calcext:value-type="string">
            <text:p>@RaibleChris Good to hear. Thanks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01T19:54:33.000Z</text:p>
          </table:table-cell>
          <table:table-cell office:value-type="string" calcext:value-type="string">
            <text:p>Tue Jul 01 19:54:33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Twee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84038536409006080" xlink:type="simple">484038536409006080</text:a></text:p>
          </table:table-cell>
          <table:table-cell office:value-type="string" calcext:value-type="string">
            <text:p>Model S took the hill at the @fosgoodwood last weekend. See the photos below. #FOS http://t.co/3NiC8573r2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01T18:19:14.000Z</text:p>
          </table:table-cell>
          <table:table-cell office:value-type="string" calcext:value-type="string">
            <text:p>Tue Jul 01 18:19:14 +0000 2014</text:p>
          </table:table-cell>
          <table:table-cell office:value-type="float" office:value="91" calcext:value-type="float">
            <text:p>9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" rel="nofollow"&gt;Twitter Web Client&lt;/a&gt;</text:p>
          </table:table-cell>
          <table:table-cell office:value-type="string" calcext:value-type="string">
            <text:p>Tweet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Bremex3CQAESsBs.jpg" xlink:type="simple">https://pbs.twimg.com/media/Bremex3CQAESsBs.jpg</text:a></text:p>
          </table:table-cell>
          <table:table-cell office:value-type="string" calcext:value-type="string">
            <text:p><text:a xlink:href="https://pbs.twimg.com/media/BremeyGCMAETyJa.jpg" xlink:type="simple">https://pbs.twimg.com/media/BremeyGCMAETyJa.jpg</text:a></text:p>
          </table:table-cell>
          <table:table-cell office:value-type="string" calcext:value-type="string">
            <text:p><text:a xlink:href="https://pbs.twimg.com/media/BremezrCYAA1xLf.jpg" xlink:type="simple">https://pbs.twimg.com/media/BremezrCYAA1xLf.jpg</text:a></text:p>
          </table:table-cell>
          <table:table-cell office:value-type="string" calcext:value-type="string">
            <text:p><text:a xlink:href="https://pbs.twimg.com/media/BremeXhCQAAcE-b.png" xlink:type="simple">https://pbs.twimg.com/media/BremeXhCQAAcE-b.png</text:a></text:p>
          </table:table-cell>
        </table:table-row>
        <table:table-row table:style-name="ro1">
          <table:table-cell office:value-type="string" calcext:value-type="string">
            <text:p><text:a xlink:href="https://twitter.com/Tesla/status/484011658272993280" xlink:type="simple">484011658272993280</text:a></text:p>
          </table:table-cell>
          <table:table-cell office:value-type="string" calcext:value-type="string">
            <text:p>@AmberDiabolical We’ve got an event coming up in August in RI. Have a look: http://t.co/CC9NyLTx0l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01T16:32:26.000Z</text:p>
          </table:table-cell>
          <table:table-cell office:value-type="string" calcext:value-type="string">
            <text:p>Tue Jul 01 16:32:26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 office:value-type="string" calcext:value-type="string">
            <text:p><text:a xlink:href="http://www.teslamotors.com/event/test-drive-model-s-newport" xlink:type="simple">http://www.teslamotors.com/event/test-drive-model-s-newport </text:a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84011164087504896" xlink:type="simple">484011164087504896</text:a></text:p>
          </table:table-cell>
          <table:table-cell office:value-type="string" calcext:value-type="string">
            <text:p>@AmberDiabolical Where are you located?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01T16:30:28.000Z</text:p>
          </table:table-cell>
          <table:table-cell office:value-type="string" calcext:value-type="string">
            <text:p>Tue Jul 01 16:30:28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84009600803287040" xlink:type="simple">484009600803287040</text:a></text:p>
          </table:table-cell>
          <table:table-cell office:value-type="string" calcext:value-type="string">
            <text:p>@jmacnoosel Glad you enjoyed it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01T16:24:15.000Z</text:p>
          </table:table-cell>
          <table:table-cell office:value-type="string" calcext:value-type="string">
            <text:p>Tue Jul 01 16:24:15 +0000 20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84009512844529664" xlink:type="simple">484009512844529664</text:a></text:p>
          </table:table-cell>
          <table:table-cell office:value-type="string" calcext:value-type="string">
            <text:p>@AmberDiabolical Have you had a chance to sit in one yet?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01T16:23:54.000Z</text:p>
          </table:table-cell>
          <table:table-cell office:value-type="string" calcext:value-type="string">
            <text:p>Tue Jul 01 16:23:54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83998324345696256" xlink:type="simple">483998324345696256</text:a></text:p>
          </table:table-cell>
          <table:table-cell office:value-type="string" calcext:value-type="string">
            <text:p>@boztank Hi Andrew, we’ll let our team know. Please feel free to DM us if you’d like to discuss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01T15:39:27.000Z</text:p>
          </table:table-cell>
          <table:table-cell office:value-type="string" calcext:value-type="string">
            <text:p>Tue Jul 01 15:39:27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83832215806017537" xlink:type="simple">483832215806017537</text:a></text:p>
          </table:table-cell>
          <table:table-cell office:value-type="string" calcext:value-type="string">
            <text:p>@lloydvalley Yes, have a look: http://t.co/06tYSv5WOr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7-01T04:39:24.000Z</text:p>
          </table:table-cell>
          <table:table-cell office:value-type="string" calcext:value-type="string">
            <text:p>Tue Jul 01 04:39:24 +0000 20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 office:value-type="string" calcext:value-type="string">
            <text:p><text:a xlink:href="http://www.teslamotors.com/supercharger" xlink:type="simple">http://www.teslamotors.com/supercharger </text:a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83736041791053824" xlink:type="simple">483736041791053824</text:a></text:p>
          </table:table-cell>
          <table:table-cell office:value-type="string" calcext:value-type="string">
            <text:p>@TyTemple What did you think, Ty?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6-30T22:17:14.000Z</text:p>
          </table:table-cell>
          <table:table-cell office:value-type="string" calcext:value-type="string">
            <text:p>Mon Jun 30 22:17:14 +0000 20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Twee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83718414339305474" xlink:type="simple">483718414339305474</text:a></text:p>
          </table:table-cell>
          <table:table-cell office:value-type="string" calcext:value-type="string">
            <text:p>@IP_Paralegal Have you seen our online store? http://t.co/KbiSXEh1uD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6-30T21:07:11.000Z</text:p>
          </table:table-cell>
          <table:table-cell office:value-type="string" calcext:value-type="string">
            <text:p>Mon Jun 30 21:07:11 +0000 20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 office:value-type="string" calcext:value-type="string">
            <text:p><text:a xlink:href="http://shop.teslamotors.com/collections/apparel" xlink:type="simple">http://shop.teslamotors.com/collections/apparel </text:a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83717952814858240" xlink:type="simple">483717952814858240</text:a></text:p>
          </table:table-cell>
          <table:table-cell office:value-type="string" calcext:value-type="string">
            <text:p>@MollyRokasy Done and done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6-30T21:05:21.000Z</text:p>
          </table:table-cell>
          <table:table-cell office:value-type="string" calcext:value-type="string">
            <text:p>Mon Jun 30 21:05:21 +0000 20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83715763585298432" xlink:type="simple">483715763585298432</text:a></text:p>
          </table:table-cell>
          <table:table-cell office:value-type="string" calcext:value-type="string">
            <text:p>@andymiln Wait until you sit in one!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6-30T20:56:39.000Z</text:p>
          </table:table-cell>
          <table:table-cell office:value-type="string" calcext:value-type="string">
            <text:p>Mon Jun 30 20:56:39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Twee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83715676968738816" xlink:type="simple">483715676968738816</text:a></text:p>
          </table:table-cell>
          <table:table-cell office:value-type="string" calcext:value-type="string">
            <text:p>@AwesomeTech2000 It will be out in early 2015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6-30T20:56:19.000Z</text:p>
          </table:table-cell>
          <table:table-cell office:value-type="string" calcext:value-type="string">
            <text:p>Mon Jun 30 20:56:19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Tweet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83715231785291776" xlink:type="simple">483715231785291776</text:a></text:p>
          </table:table-cell>
          <table:table-cell office:value-type="string" calcext:value-type="string">
            <text:p>@MN_Solar You can see that on our homepage here: http://t.co/kZzGByX4A6 Have a look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6-30T20:54:32.000Z</text:p>
          </table:table-cell>
          <table:table-cell office:value-type="string" calcext:value-type="string">
            <text:p>Mon Jun 30 20:54:32 +0000 20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 office:value-type="string" calcext:value-type="string">
            <text:p><text:a xlink:href="http://www.teslamotors.com/models" xlink:type="simple">http://www.teslamotors.com/models </text:a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83714792402591745" xlink:type="simple">483714792402591745</text:a></text:p>
          </table:table-cell>
          <table:table-cell office:value-type="string" calcext:value-type="string">
            <text:p>@BeckyTheNomad What did you think, Becky?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6-30T20:52:48.000Z</text:p>
          </table:table-cell>
          <table:table-cell office:value-type="string" calcext:value-type="string">
            <text:p>Mon Jun 30 20:52:48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Twee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83714703651119104" xlink:type="simple">483714703651119104</text:a></text:p>
          </table:table-cell>
          <table:table-cell office:value-type="string" calcext:value-type="string">
            <text:p>@Cloud887 We just held an event on the Big Island. We’ll keep you updated on future events there!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6-30T20:52:26.000Z</text:p>
          </table:table-cell>
          <table:table-cell office:value-type="string" calcext:value-type="string">
            <text:p>Mon Jun 30 20:52:26 +0000 20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83713962530197504" xlink:type="simple">483713962530197504</text:a></text:p>
          </table:table-cell>
          <table:table-cell office:value-type="string" calcext:value-type="string">
            <text:p>@mikedm139 Hi Mike, currently we’re focused on Model S and Model X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6-30T20:49:30.000Z</text:p>
          </table:table-cell>
          <table:table-cell office:value-type="string" calcext:value-type="string">
            <text:p>Mon Jun 30 20:49:30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83677416758333440" xlink:type="simple">483677416758333440</text:a></text:p>
          </table:table-cell>
          <table:table-cell office:value-type="string" calcext:value-type="string">
            <text:p>Model S named top vehicle in perceived quality by Strategic Vision’s Total Quality Index: http://t.co/lGVd7rxdJj http://t.co/ciaJ6XeBal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6-30T18:24:17.000Z</text:p>
          </table:table-cell>
          <table:table-cell office:value-type="string" calcext:value-type="string">
            <text:p>Mon Jun 30 18:24:17 +0000 2014</text:p>
          </table:table-cell>
          <table:table-cell office:value-type="float" office:value="160" calcext:value-type="float">
            <text:p>160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Tweet</text:p>
          </table:table-cell>
          <table:table-cell office:value-type="string" calcext:value-type="string">
            <text:p><text:a xlink:href="http://www.usatoday.com/story/money/cars/2014/06/30/strategic-vision-tesla-model-s/11735177/" xlink:type="simple">http://www.usatoday.com/story/money/cars/2014/06/30/strategic-vision-tesla-model-s/11735177/ 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BrZeDDCCEAAN62U.jpg" xlink:type="simple">https://pbs.twimg.com/media/BrZeDDCCEAAN62U.jp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483443715449442305" xlink:type="simple">483443715449442305</text:a></text:p>
          </table:table-cell>
          <table:table-cell office:value-type="string" calcext:value-type="string">
            <text:p>@RichardKeppler1 Our factory in Fremont, CA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6-30T02:55:38.000Z</text:p>
          </table:table-cell>
          <table:table-cell office:value-type="string" calcext:value-type="string">
            <text:p>Mon Jun 30 02:55:38 +0000 20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83440240246267905" xlink:type="simple">483440240246267905</text:a></text:p>
          </table:table-cell>
          <table:table-cell office:value-type="string" calcext:value-type="string">
            <text:p>@Laces_0ut We can’t disclose that :)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6-30T02:41:49.000Z</text:p>
          </table:table-cell>
          <table:table-cell office:value-type="string" calcext:value-type="string">
            <text:p>Mon Jun 30 02:41:49 +0000 20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83437761270415360" xlink:type="simple">483437761270415360</text:a></text:p>
          </table:table-cell>
          <table:table-cell office:value-type="string" calcext:value-type="string">
            <text:p>“Autobots assemble.” Congratulations to Alejandro C. who won our latest Caption Contest. http://t.co/D6vmEv2Ug0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6-30T02:31:58.000Z</text:p>
          </table:table-cell>
          <table:table-cell office:value-type="string" calcext:value-type="string">
            <text:p>Mon Jun 30 02:31:58 +0000 2014</text:p>
          </table:table-cell>
          <table:table-cell office:value-type="float" office:value="169" calcext:value-type="float">
            <text:p>169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Tweet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BrWEFOqCMAADnk8.jpg" xlink:type="simple">https://pbs.twimg.com/media/BrWEFOqCMAADnk8.jp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483379330760704000" xlink:type="simple">483379330760704000</text:a></text:p>
          </table:table-cell>
          <table:table-cell office:value-type="string" calcext:value-type="string">
            <text:p>Tesla has become the first all-electric powertrain to win the Green Engine of the year award: http://t.co/7hUPVk0Sqt http://t.co/u32bsqfZPH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6-29T22:39:47.000Z</text:p>
          </table:table-cell>
          <table:table-cell office:value-type="string" calcext:value-type="string">
            <text:p>Sun Jun 29 22:39:47 +0000 2014</text:p>
          </table:table-cell>
          <table:table-cell office:value-type="float" office:value="214" calcext:value-type="float">
            <text:p>214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Tweet</text:p>
          </table:table-cell>
          <table:table-cell office:value-type="string" calcext:value-type="string">
            <text:p><text:a xlink:href="http://evfleetworld.co.uk/news/2014/Jun/Tesla-takes-Green-Engine-award-at-International-Engine-of-the-Year/0438015164" xlink:type="simple">http://evfleetworld.co.uk/news/2014/Jun/Tesla-takes-Green-Engine-award-at-International-Engine-of-the-Year/0438015164 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BrVO8JvCMAAhck6.jpg" xlink:type="simple">https://pbs.twimg.com/media/BrVO8JvCMAAhck6.jp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483373093851639808" xlink:type="simple">483373093851639808</text:a></text:p>
          </table:table-cell>
          <table:table-cell office:value-type="string" calcext:value-type="string">
            <text:p>@KakersDozen Well, you can sit in one at our location in Columbus! http://t.co/aPpkczdCHP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6-29T22:15:00.000Z</text:p>
          </table:table-cell>
          <table:table-cell office:value-type="string" calcext:value-type="string">
            <text:p>Sun Jun 29 22:15:00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 office:value-type="string" calcext:value-type="string">
            <text:p><text:a xlink:href="http://www.teslamotors.com/eastontowncenter" xlink:type="simple">http://www.teslamotors.com/eastontowncenter </text:a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83364900069076992" xlink:type="simple">483364900069076992</text:a></text:p>
          </table:table-cell>
          <table:table-cell office:value-type="string" calcext:value-type="string">
            <text:p>RT @VivaParess : @TeslaMotors @Tesla_Europe @elonmusk Great car under great rainbow . Good luck Tesla http://t.co/G2pnbkkfmC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6-29T21:42:27.000Z</text:p>
          </table:table-cell>
          <table:table-cell office:value-type="string" calcext:value-type="string">
            <text:p>Sun Jun 29 21:42:27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twee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BrUgOz0CMAECzxN.jpg" xlink:type="simple">https://pbs.twimg.com/media/BrUgOz0CMAECzxN.jp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483364670837772288" xlink:type="simple">483364670837772288</text:a></text:p>
          </table:table-cell>
          <table:table-cell office:value-type="string" calcext:value-type="string">
            <text:p>RT @TorqueAbout : @TeslaMotors Model S electrifying the hillclimb at #Goodwood #FoS http://t.co/3Qxm4qeZIE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6-29T21:41:32.000Z</text:p>
          </table:table-cell>
          <table:table-cell office:value-type="string" calcext:value-type="string">
            <text:p>Sun Jun 29 21:41:32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tweet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BrUr1Z4IMAEbOTs.jpg" xlink:type="simple">https://pbs.twimg.com/media/BrUr1Z4IMAEbOTs.jp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483364071660863488" xlink:type="simple">483364071660863488</text:a></text:p>
          </table:table-cell>
          <table:table-cell office:value-type="string" calcext:value-type="string">
            <text:p>@blake_will90 Happy to hear it, Will. Let us know if you have any questions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6-29T21:39:09.000Z</text:p>
          </table:table-cell>
          <table:table-cell office:value-type="string" calcext:value-type="string">
            <text:p>Sun Jun 29 21:39:09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Tweet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83363981466554368" xlink:type="simple">483363981466554368</text:a></text:p>
          </table:table-cell>
          <table:table-cell office:value-type="string" calcext:value-type="string">
            <text:p>@marioneururer What did you think, Mario?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6-29T21:38:48.000Z</text:p>
          </table:table-cell>
          <table:table-cell office:value-type="string" calcext:value-type="string">
            <text:p>Sun Jun 29 21:38:48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83322596738351104" xlink:type="simple">483322596738351104</text:a></text:p>
          </table:table-cell>
          <table:table-cell office:value-type="string" calcext:value-type="string">
            <text:p>@AAPresident Great. Let us know if you have any questions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6-29T18:54:21.000Z</text:p>
          </table:table-cell>
          <table:table-cell office:value-type="string" calcext:value-type="string">
            <text:p>Sun Jun 29 18:54:21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83313969747087360" xlink:type="simple">483313969747087360</text:a></text:p>
          </table:table-cell>
          <table:table-cell office:value-type="string" calcext:value-type="string">
            <text:p>@MsNtuli Great to hear. What was your favorite part, Lynette?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6-29T18:20:04.000Z</text:p>
          </table:table-cell>
          <table:table-cell office:value-type="string" calcext:value-type="string">
            <text:p>Sun Jun 29 18:20:04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83313894861971456" xlink:type="simple">483313894861971456</text:a></text:p>
          </table:table-cell>
          <table:table-cell office:value-type="string" calcext:value-type="string">
            <text:p>@RodBeckstrom Congrats! Glad you enjoyed the tour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6-29T18:19:46.000Z</text:p>
          </table:table-cell>
          <table:table-cell office:value-type="string" calcext:value-type="string">
            <text:p>Sun Jun 29 18:19:46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83313723843420160" xlink:type="simple">483313723843420160</text:a></text:p>
          </table:table-cell>
          <table:table-cell office:value-type="string" calcext:value-type="string">
            <text:p>@jevhayward Thanks for the feedback. We’ll look into it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6-29T18:19:05.000Z</text:p>
          </table:table-cell>
          <table:table-cell office:value-type="string" calcext:value-type="string">
            <text:p>Sun Jun 29 18:19:05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83312557030379520" xlink:type="simple">483312557030379520</text:a></text:p>
          </table:table-cell>
          <table:table-cell office:value-type="string" calcext:value-type="string">
            <text:p>@AAPresident Nice shot! Did you get a chance to sit in it?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6-29T18:14:27.000Z</text:p>
          </table:table-cell>
          <table:table-cell office:value-type="string" calcext:value-type="string">
            <text:p>Sun Jun 29 18:14:27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83311304380121088" xlink:type="simple">483311304380121088</text:a></text:p>
          </table:table-cell>
          <table:table-cell office:value-type="string" calcext:value-type="string">
            <text:p>@KakersDozen What did you think of it? Wait until you sit in one!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6-29T18:09:29.000Z</text:p>
          </table:table-cell>
          <table:table-cell office:value-type="string" calcext:value-type="string">
            <text:p>Sun Jun 29 18:09:29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83310945687863296" xlink:type="simple">483310945687863296</text:a></text:p>
          </table:table-cell>
          <table:table-cell office:value-type="string" calcext:value-type="string">
            <text:p>@jermanicus169 @WheelsAppeal @fosgoodwood 443 ft-lb on the P85+, and it’s all instant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6-29T18:08:03.000Z</text:p>
          </table:table-cell>
          <table:table-cell office:value-type="string" calcext:value-type="string">
            <text:p>Sun Jun 29 18:08:03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83310134320328705" xlink:type="simple">483310134320328705</text:a></text:p>
          </table:table-cell>
          <table:table-cell office:value-type="string" calcext:value-type="string">
            <text:p>@whatsupramona We haven’t announced pricing yet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6-29T18:04:50.000Z</text:p>
          </table:table-cell>
          <table:table-cell office:value-type="string" calcext:value-type="string">
            <text:p>Sun Jun 29 18:04:50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83308973949325313" xlink:type="simple">483308973949325313</text:a></text:p>
          </table:table-cell>
          <table:table-cell office:value-type="string" calcext:value-type="string">
            <text:p>@zem Enjoy the drive!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6-29T18:00:13.000Z</text:p>
          </table:table-cell>
          <table:table-cell office:value-type="string" calcext:value-type="string">
            <text:p>Sun Jun 29 18:00:13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83308768365531136" xlink:type="simple">483308768365531136</text:a></text:p>
          </table:table-cell>
          <table:table-cell office:value-type="string" calcext:value-type="string">
            <text:p>@whatsupramona We do. We don’t have any updates on battery swap right now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6-29T17:59:24.000Z</text:p>
          </table:table-cell>
          <table:table-cell office:value-type="string" calcext:value-type="string">
            <text:p>Sun Jun 29 17:59:24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83006378504507392" xlink:type="simple">483006378504507392</text:a></text:p>
          </table:table-cell>
          <table:table-cell office:value-type="string" calcext:value-type="string">
            <text:p>@morganpage Love this photo!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6-28T21:57:49.000Z</text:p>
          </table:table-cell>
          <table:table-cell office:value-type="string" calcext:value-type="string">
            <text:p>Sat Jun 28 21:57:49 +0000 20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<text:a xlink:href="https://twitter.com/Tesla/status/483006147440676865" xlink:type="simple">483006147440676865</text:a></text:p>
          </table:table-cell>
          <table:table-cell office:value-type="string" calcext:value-type="string">
            <text:p>Never pay for gas again. </text:p>
            <text:p>Superchargers are free for Model S owners for life. </text:p>
            <text:p>Sent by Bjorn on his EU road trip. http://t.co/oLnlnK4SGQ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6-28T21:56:54.000Z</text:p>
          </table:table-cell>
          <table:table-cell office:value-type="string" calcext:value-type="string">
            <text:p>Sat Jun 28 21:56:54 +0000 2014</text:p>
          </table:table-cell>
          <table:table-cell office:value-type="float" office:value="336" calcext:value-type="float">
            <text:p>336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Tweet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BrP7iASCcAE42TV.jpg" xlink:type="simple">https://pbs.twimg.com/media/BrP7iASCcAE42TV.jp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482628116259418113" xlink:type="simple">482628116259418113</text:a></text:p>
          </table:table-cell>
          <table:table-cell office:value-type="string" calcext:value-type="string">
            <text:p>@mannaxc @bcoutdoor It has third row seats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6-27T20:54:44.000Z</text:p>
          </table:table-cell>
          <table:table-cell office:value-type="string" calcext:value-type="string">
            <text:p>Fri Jun 27 20:54:44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82627620211683328" xlink:type="simple">482627620211683328</text:a></text:p>
          </table:table-cell>
          <table:table-cell office:value-type="string" calcext:value-type="string">
            <text:p>@mannaxc @bcoutdoor Have you seen Model X? http://t.co/WiyGyKZTRF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6-27T20:52:46.000Z</text:p>
          </table:table-cell>
          <table:table-cell office:value-type="string" calcext:value-type="string">
            <text:p>Fri Jun 27 20:52:46 +0000 20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 office:value-type="string" calcext:value-type="string">
            <text:p><text:a xlink:href="http://www.teslamotors.com/modelx" xlink:type="simple">http://www.teslamotors.com/modelx </text:a>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82627495368200192" xlink:type="simple">482627495368200192</text:a></text:p>
          </table:table-cell>
          <table:table-cell office:value-type="string" calcext:value-type="string">
            <text:p>@goobervision Great photo!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6-27T20:52:16.000Z</text:p>
          </table:table-cell>
          <table:table-cell office:value-type="string" calcext:value-type="string">
            <text:p>Fri Jun 27 20:52:16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Twee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82626607585046528" xlink:type="simple">482626607585046528</text:a></text:p>
          </table:table-cell>
          <table:table-cell office:value-type="string" calcext:value-type="string">
            <text:p>@MisterGeek Thanks for the kind words. Let us know if you have any questions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6-27T20:48:44.000Z</text:p>
          </table:table-cell>
          <table:table-cell office:value-type="string" calcext:value-type="string">
            <text:p>Fri Jun 27 20:48:44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Twee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82626542376194049" xlink:type="simple">482626542376194049</text:a></text:p>
          </table:table-cell>
          <table:table-cell office:value-type="string" calcext:value-type="string">
            <text:p>@bopbop_simsim Enjoy and let us know what you think!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6-27T20:48:29.000Z</text:p>
          </table:table-cell>
          <table:table-cell office:value-type="string" calcext:value-type="string">
            <text:p>Fri Jun 27 20:48:29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82614435282833408" xlink:type="simple">482614435282833408</text:a></text:p>
          </table:table-cell>
          <table:table-cell office:value-type="string" calcext:value-type="string">
            <text:p>@mtthwp @fosgoodwood Fantastic! Let us know if you have any questions, Matt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6-27T20:00:22.000Z</text:p>
          </table:table-cell>
          <table:table-cell office:value-type="string" calcext:value-type="string">
            <text:p>Fri Jun 27 20:00:22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82614111235100672" xlink:type="simple">482614111235100672</text:a></text:p>
          </table:table-cell>
          <table:table-cell office:value-type="string" calcext:value-type="string">
            <text:p>@Wolverine_WeapX Have you driven a Model S yet?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6-27T19:59:05.000Z</text:p>
          </table:table-cell>
          <table:table-cell office:value-type="string" calcext:value-type="string">
            <text:p>Fri Jun 27 19:59:05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Tweet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82613983375929344" xlink:type="simple">482613983375929344</text:a></text:p>
          </table:table-cell>
          <table:table-cell office:value-type="string" calcext:value-type="string">
            <text:p>@Wolverine_WeapX We have released no concepts or sketches of it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6-27T19:58:34.000Z</text:p>
          </table:table-cell>
          <table:table-cell office:value-type="string" calcext:value-type="string">
            <text:p>Fri Jun 27 19:58:34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Tweet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82609231590223872" xlink:type="simple">482609231590223872</text:a></text:p>
          </table:table-cell>
          <table:table-cell office:value-type="string" calcext:value-type="string">
            <text:p>@Wolverine_WeapX Yes, our Gen III car in about three years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6-27T19:39:41.000Z</text:p>
          </table:table-cell>
          <table:table-cell office:value-type="string" calcext:value-type="string">
            <text:p>Fri Jun 27 19:39:41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Tweet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82605952126824448" xlink:type="simple">482605952126824448</text:a></text:p>
          </table:table-cell>
          <table:table-cell office:value-type="string" calcext:value-type="string">
            <text:p>"If this is the future then bring it on...” Model S is driven ahead of the @fosgoodwood. #FOS http://t.co/MqZP4BwuvR http://t.co/OXgvWS7YWv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6-27T19:26:40.000Z</text:p>
          </table:table-cell>
          <table:table-cell office:value-type="string" calcext:value-type="string">
            <text:p>Fri Jun 27 19:26:40 +0000 2014</text:p>
          </table:table-cell>
          <table:table-cell office:value-type="float" office:value="141" calcext:value-type="float">
            <text:p>141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Tweet</text:p>
          </table:table-cell>
          <table:table-cell office:value-type="string" calcext:value-type="string">
            <text:p><text:a xlink:href="http://grrc.goodwood.com/road/drives-and-rides/tesla-model-s-driven-ahead-fos-debut#/8" xlink:type="simple">http://grrc.goodwood.com/road/drives-and-rides/tesla-model-s-driven-ahead-fos-debut#/8 </text:a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BrKPjl6CIAAlEpQ.jpg" xlink:type="simple">https://pbs.twimg.com/media/BrKPjl6CIAAlEpQ.jp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482564487199735809" xlink:type="simple">482564487199735809</text:a></text:p>
          </table:table-cell>
          <table:table-cell office:value-type="string" calcext:value-type="string">
            <text:p>@SingletonSolar @AaronJParsons You can email Australia (at) TeslaMotors (dot) com for updates in AU!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6-27T16:41:54.000Z</text:p>
          </table:table-cell>
          <table:table-cell office:value-type="string" calcext:value-type="string">
            <text:p>Fri Jun 27 16:41:54 +0000 20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82564017349615616" xlink:type="simple">482564017349615616</text:a></text:p>
          </table:table-cell>
          <table:table-cell office:value-type="string" calcext:value-type="string">
            <text:p>@byronXTREME Have you had a chance to sit in one yet?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6-27T16:40:02.000Z</text:p>
          </table:table-cell>
          <table:table-cell office:value-type="string" calcext:value-type="string">
            <text:p>Fri Jun 27 16:40:02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82562306211995648" xlink:type="simple">482562306211995648</text:a></text:p>
          </table:table-cell>
          <table:table-cell office:value-type="string" calcext:value-type="string">
            <text:p>@Mc18G Thanks for the feedback, we’ll look into it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6-27T16:33:14.000Z</text:p>
          </table:table-cell>
          <table:table-cell office:value-type="string" calcext:value-type="string">
            <text:p>Fri Jun 27 16:33:14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82561897103761408" xlink:type="simple">482561897103761408</text:a></text:p>
          </table:table-cell>
          <table:table-cell office:value-type="string" calcext:value-type="string">
            <text:p>@thenavvie What did you think, Mike?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6-27T16:31:36.000Z</text:p>
          </table:table-cell>
          <table:table-cell office:value-type="string" calcext:value-type="string">
            <text:p>Fri Jun 27 16:31:36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82301695557251073" xlink:type="simple">482301695557251073</text:a></text:p>
          </table:table-cell>
          <table:table-cell office:value-type="string" calcext:value-type="string">
            <text:p>@TedHardaway We’re constantly adding new events so check back soon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6-26T23:17:39.000Z</text:p>
          </table:table-cell>
          <table:table-cell office:value-type="string" calcext:value-type="string">
            <text:p>Thu Jun 26 23:17:39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82250790694703105" xlink:type="simple">482250790694703105</text:a></text:p>
          </table:table-cell>
          <table:table-cell office:value-type="string" calcext:value-type="string">
            <text:p>@FaisalA_UM We’ve got a new store there you can check out: http://t.co/HHhxM2iKgp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6-26T19:55:22.000Z</text:p>
          </table:table-cell>
          <table:table-cell office:value-type="string" calcext:value-type="string">
            <text:p>Thu Jun 26 19:55:22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 office:value-type="string" calcext:value-type="string">
            <text:p><text:a xlink:href="http://www.teslamotors.com/robsonstreet" xlink:type="simple">http://www.teslamotors.com/robsonstreet </text:a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82246174867353601" xlink:type="simple">482246174867353601</text:a></text:p>
          </table:table-cell>
          <table:table-cell office:value-type="string" calcext:value-type="string">
            <text:p>@Dulskilla We are: http://t.co/kWYiSv8Bkw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6-26T19:37:02.000Z</text:p>
          </table:table-cell>
          <table:table-cell office:value-type="string" calcext:value-type="string">
            <text:p>Thu Jun 26 19:37:02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 office:value-type="string" calcext:value-type="string">
            <text:p><text:a xlink:href="http://www.teslamotors.com/event/test-drive-model-s-pittsburgh-6" xlink:type="simple">http://www.teslamotors.com/event/test-drive-model-s-pittsburgh-6 </text:a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82240994327273473" xlink:type="simple">482240994327273473</text:a></text:p>
          </table:table-cell>
          <table:table-cell office:value-type="string" calcext:value-type="string">
            <text:p>@aggieuk That’s the plan. You can use the slider beneath to see upcoming ones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6-26T19:16:27.000Z</text:p>
          </table:table-cell>
          <table:table-cell office:value-type="string" calcext:value-type="string">
            <text:p>Thu Jun 26 19:16:27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82239481378906113" xlink:type="simple">482239481378906113</text:a></text:p>
          </table:table-cell>
          <table:table-cell office:value-type="string" calcext:value-type="string">
            <text:p>@aggieuk Have you check out our site? http://t.co/06tYSv5WOr Use the scroll bar beneath the map to see what’s coming soon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6-26T19:10:26.000Z</text:p>
          </table:table-cell>
          <table:table-cell office:value-type="string" calcext:value-type="string">
            <text:p>Thu Jun 26 19:10:26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 office:value-type="string" calcext:value-type="string">
            <text:p><text:a xlink:href="http://www.teslamotors.com/supercharger" xlink:type="simple">http://www.teslamotors.com/supercharger </text:a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82238239969775616" xlink:type="simple">482238239969775616</text:a></text:p>
          </table:table-cell>
          <table:table-cell office:value-type="string" calcext:value-type="string">
            <text:p>@svg It’s all about the experience. Come on out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6-26T19:05:30.000Z</text:p>
          </table:table-cell>
          <table:table-cell office:value-type="string" calcext:value-type="string">
            <text:p>Thu Jun 26 19:05:30 +0000 201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a xlink:href="https://twitter.com/Tesla/status/482237334348238850" xlink:type="simple">482237334348238850</text:a></text:p>
          </table:table-cell>
          <table:table-cell office:value-type="string" calcext:value-type="string">
            <text:p>Want to drive Model S in Hawaii? Florence? </text:p>
            <text:p>We’ve got a bunch of test drive events coming up: http://t.co/gkGxNUh15R http://t.co/0s6LsT6S5y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6-26T19:01:54.000Z</text:p>
          </table:table-cell>
          <table:table-cell office:value-type="string" calcext:value-type="string">
            <text:p>Thu Jun 26 19:01:54 +0000 2014</text:p>
          </table:table-cell>
          <table:table-cell office:value-type="float" office:value="79" calcext:value-type="float">
            <text:p>7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Tweet</text:p>
          </table:table-cell>
          <table:table-cell office:value-type="string" calcext:value-type="string">
            <text:p><text:a xlink:href="http://www.teslamotors.com/en_AU/events" xlink:type="simple">http://www.teslamotors.com/en_AU/events 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BrFATMQCIAAq2tP.jpg" xlink:type="simple">https://pbs.twimg.com/media/BrFATMQCIAAq2tP.jp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482214685735796737" xlink:type="simple">482214685735796737</text:a></text:p>
          </table:table-cell>
          <table:table-cell office:value-type="string" calcext:value-type="string">
            <text:p>@Zafforfeist Great to hear, enjoy!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6-26T17:31:54.000Z</text:p>
          </table:table-cell>
          <table:table-cell office:value-type="string" calcext:value-type="string">
            <text:p>Thu Jun 26 17:31:54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82200717734576129" xlink:type="simple">482200717734576129</text:a></text:p>
          </table:table-cell>
          <table:table-cell office:value-type="string" calcext:value-type="string">
            <text:p>@joanpaul02 Thank you for the kind words!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6-26T16:36:24.000Z</text:p>
          </table:table-cell>
          <table:table-cell office:value-type="string" calcext:value-type="string">
            <text:p>Thu Jun 26 16:36:24 +0000 20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82197678051176449" xlink:type="simple">482197678051176449</text:a></text:p>
          </table:table-cell>
          <table:table-cell office:value-type="string" calcext:value-type="string">
            <text:p>@Zafforfeist We’ll let our team know. Thanks again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6-26T16:24:19.000Z</text:p>
          </table:table-cell>
          <table:table-cell office:value-type="string" calcext:value-type="string">
            <text:p>Thu Jun 26 16:24:19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82197025274871808" xlink:type="simple">482197025274871808</text:a></text:p>
          </table:table-cell>
          <table:table-cell office:value-type="string" calcext:value-type="string">
            <text:p>@GuyOthersome Let us know what you think!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6-26T16:21:44.000Z</text:p>
          </table:table-cell>
          <table:table-cell office:value-type="string" calcext:value-type="string">
            <text:p>Thu Jun 26 16:21:44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Twee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82196620138643457" xlink:type="simple">482196620138643457</text:a></text:p>
          </table:table-cell>
          <table:table-cell office:value-type="string" calcext:value-type="string">
            <text:p>@JeffDaBestDoe Have you had a chance to sit in one yet?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6-26T16:20:07.000Z</text:p>
          </table:table-cell>
          <table:table-cell office:value-type="string" calcext:value-type="string">
            <text:p>Thu Jun 26 16:20:07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82196392090157056" xlink:type="simple">482196392090157056</text:a></text:p>
          </table:table-cell>
          <table:table-cell office:value-type="string" calcext:value-type="string">
            <text:p>@nhmurray Glad you’re enjoying it, Neil!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6-26T16:19:13.000Z</text:p>
          </table:table-cell>
          <table:table-cell office:value-type="string" calcext:value-type="string">
            <text:p>Thu Jun 26 16:19:13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82193760982274049" xlink:type="simple">482193760982274049</text:a></text:p>
          </table:table-cell>
          <table:table-cell office:value-type="string" calcext:value-type="string">
            <text:p>@c05m1x Have fun. Let us know what you think!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6-26T16:08:46.000Z</text:p>
          </table:table-cell>
          <table:table-cell office:value-type="string" calcext:value-type="string">
            <text:p>Thu Jun 26 16:08:46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82192145399308289" xlink:type="simple">482192145399308289</text:a></text:p>
          </table:table-cell>
          <table:table-cell office:value-type="string" calcext:value-type="string">
            <text:p>@GlennTremblett Nice shot!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6-26T16:02:20.000Z</text:p>
          </table:table-cell>
          <table:table-cell office:value-type="string" calcext:value-type="string">
            <text:p>Thu Jun 26 16:02:20 +0000 20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Tweet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82192084925816834" xlink:type="simple">482192084925816834</text:a></text:p>
          </table:table-cell>
          <table:table-cell office:value-type="string" calcext:value-type="string">
            <text:p>@Zafforfeist We’ll let our team know. What name did you RSVP under? Thanks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6-26T16:02:06.000Z</text:p>
          </table:table-cell>
          <table:table-cell office:value-type="string" calcext:value-type="string">
            <text:p>Thu Jun 26 16:02:06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82184732705165312" xlink:type="simple">482184732705165312</text:a></text:p>
          </table:table-cell>
          <table:table-cell office:value-type="string" calcext:value-type="string">
            <text:p>@AimeeWilliamsIE @TechweekCHI Enjoy! Let us know what you think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6-26T15:32:53.000Z</text:p>
          </table:table-cell>
          <table:table-cell office:value-type="string" calcext:value-type="string">
            <text:p>Thu Jun 26 15:32:53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81940523599417344" xlink:type="simple">481940523599417344</text:a></text:p>
          </table:table-cell>
          <table:table-cell office:value-type="string" calcext:value-type="string">
            <text:p>@JouniValkonen Thanks for the support!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6-25T23:22:29.000Z</text:p>
          </table:table-cell>
          <table:table-cell office:value-type="string" calcext:value-type="string">
            <text:p>Wed Jun 25 23:22:29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81936828526632963" xlink:type="simple">481936828526632963</text:a></text:p>
          </table:table-cell>
          <table:table-cell office:value-type="string" calcext:value-type="string">
            <text:p>@EndoMajors Thanks for the feedback. We’ll look into it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6-25T23:07:48.000Z</text:p>
          </table:table-cell>
          <table:table-cell office:value-type="string" calcext:value-type="string">
            <text:p>Wed Jun 25 23:07:48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81888037945618432" xlink:type="simple">481888037945618432</text:a></text:p>
          </table:table-cell>
          <table:table-cell office:value-type="string" calcext:value-type="string">
            <text:p>RT @LibbyRyanRE : Cannot obey sign. #goelectric @TeslaMotors http://t.co/ysq9soMw08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6-25T19:53:55.000Z</text:p>
          </table:table-cell>
          <table:table-cell office:value-type="string" calcext:value-type="string">
            <text:p>Wed Jun 25 19:53:55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twee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Bq__FwDCIAA55mg.jpg" xlink:type="simple">https://pbs.twimg.com/media/Bq__FwDCIAA55mg.jp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481877288552640512" xlink:type="simple">481877288552640512</text:a></text:p>
          </table:table-cell>
          <table:table-cell office:value-type="string" calcext:value-type="string">
            <text:p>@D_Spano If you don’t mind, could you DM us so we can get some more info? Thanks!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6-25T19:11:13.000Z</text:p>
          </table:table-cell>
          <table:table-cell office:value-type="string" calcext:value-type="string">
            <text:p>Wed Jun 25 19:11:13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81875258450771969" xlink:type="simple">481875258450771969</text:a></text:p>
          </table:table-cell>
          <table:table-cell office:value-type="string" calcext:value-type="string">
            <text:p>@NeilMcAree Great. What was your favorite part, Neil?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6-25T19:03:09.000Z</text:p>
          </table:table-cell>
          <table:table-cell office:value-type="string" calcext:value-type="string">
            <text:p>Wed Jun 25 19:03:09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81871405668003840" xlink:type="simple">481871405668003840</text:a></text:p>
          </table:table-cell>
          <table:table-cell office:value-type="string" calcext:value-type="string">
            <text:p>@D_Spano Hi Dave, the team informs us you’ve been put in touch with our store manager in the area, is that correct? If not, we can help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6-25T18:47:50.000Z</text:p>
          </table:table-cell>
          <table:table-cell office:value-type="string" calcext:value-type="string">
            <text:p>Wed Jun 25 18:47:50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81850045633789952" xlink:type="simple">481850045633789952</text:a></text:p>
          </table:table-cell>
          <table:table-cell office:value-type="string" calcext:value-type="string">
            <text:p>Owner Shawn: "It’s hard to imagine that EVs will not completely revolutionize transportation over the next decade.” http://t.co/o87sSf0hqC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6-25T17:22:57.000Z</text:p>
          </table:table-cell>
          <table:table-cell office:value-type="string" calcext:value-type="string">
            <text:p>Wed Jun 25 17:22:57 +0000 2014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Tweet</text:p>
          </table:table-cell>
          <table:table-cell office:value-type="string" calcext:value-type="string">
            <text:p><text:a xlink:href="http://www.startribune.com/local/264509281.html?page=1&amp;c=y#pBFjtQFt33xPLY9T.97" xlink:type="simple">http://www.startribune.com/local/264509281.html?page=1&amp;c=y#pBFjtQFt33xPLY9T.97 </text:a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81839768578162688" xlink:type="simple">481839768578162688</text:a></text:p>
          </table:table-cell>
          <table:table-cell office:value-type="string" calcext:value-type="string">
            <text:p>@FreshAlexisMN If you’re ever near Minneapolis, come say hello: http://t.co/HyYbyIXK3W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6-25T16:42:07.000Z</text:p>
          </table:table-cell>
          <table:table-cell office:value-type="string" calcext:value-type="string">
            <text:p>Wed Jun 25 16:42:07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 office:value-type="string" calcext:value-type="string">
            <text:p><text:a xlink:href="http://www.teslamotors.com/Minneapolis" xlink:type="simple">http://www.teslamotors.com/Minneapolis </text:a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81837207569702912" xlink:type="simple">481837207569702912</text:a></text:p>
          </table:table-cell>
          <table:table-cell office:value-type="string" calcext:value-type="string">
            <text:p>@JimmyNecco_ Stay tuned for our Gen III car in about three years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6-25T16:31:57.000Z</text:p>
          </table:table-cell>
          <table:table-cell office:value-type="string" calcext:value-type="string">
            <text:p>Wed Jun 25 16:31:57 +0000 20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81836920633192449" xlink:type="simple">481836920633192449</text:a></text:p>
          </table:table-cell>
          <table:table-cell office:value-type="string" calcext:value-type="string">
            <text:p>@srijith Happy to hear it! Enjoy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6-25T16:30:48.000Z</text:p>
          </table:table-cell>
          <table:table-cell office:value-type="string" calcext:value-type="string">
            <text:p>Wed Jun 25 16:30:48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81835664359428096" xlink:type="simple">481835664359428096</text:a></text:p>
          </table:table-cell>
          <table:table-cell office:value-type="string" calcext:value-type="string">
            <text:p>@FreshAlexisMN Have you had a chance to sit in one yet?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6-25T16:25:49.000Z</text:p>
          </table:table-cell>
          <table:table-cell office:value-type="string" calcext:value-type="string">
            <text:p>Wed Jun 25 16:25:49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81835002322108418" xlink:type="simple">481835002322108418</text:a></text:p>
          </table:table-cell>
          <table:table-cell office:value-type="string" calcext:value-type="string">
            <text:p>@luciegruau Please email EUPress (at) TeslaMotors (dot) com. Thanks!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6-25T16:23:11.000Z</text:p>
          </table:table-cell>
          <table:table-cell office:value-type="string" calcext:value-type="string">
            <text:p>Wed Jun 25 16:23:11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81825803823357952" xlink:type="simple">481825803823357952</text:a></text:p>
          </table:table-cell>
          <table:table-cell office:value-type="string" calcext:value-type="string">
            <text:p>@dionisms Stay tuned for our Gen III car in about three years, Dion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6-25T15:46:38.000Z</text:p>
          </table:table-cell>
          <table:table-cell office:value-type="string" calcext:value-type="string">
            <text:p>Wed Jun 25 15:46:38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Twee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81604554794872834" xlink:type="simple">481604554794872834</text:a></text:p>
          </table:table-cell>
          <table:table-cell office:value-type="string" calcext:value-type="string">
            <text:p>@Miss_Magitek Nice. What did you think of the car?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6-25T01:07:28.000Z</text:p>
          </table:table-cell>
          <table:table-cell office:value-type="string" calcext:value-type="string">
            <text:p>Wed Jun 25 01:07:28 +0000 20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81591814818775040" xlink:type="simple">481591814818775040</text:a></text:p>
          </table:table-cell>
          <table:table-cell office:value-type="string" calcext:value-type="string">
            <text:p>@kenfose Well, stop by our location in Tampa and check it out: http://t.co/hHW40lLhDV Let us know what you think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6-25T00:16:50.000Z</text:p>
          </table:table-cell>
          <table:table-cell office:value-type="string" calcext:value-type="string">
            <text:p>Wed Jun 25 00:16:50 +0000 20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 office:value-type="string" calcext:value-type="string">
            <text:p><text:a xlink:href="http://www.teslamotors.com/Tampa" xlink:type="simple">http://www.teslamotors.com/Tampa </text:a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81580440843608064" xlink:type="simple">481580440843608064</text:a></text:p>
          </table:table-cell>
          <table:table-cell office:value-type="string" calcext:value-type="string">
            <text:p>@kenfose Have you had a chance to sit in one yet?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6-24T23:31:39.000Z</text:p>
          </table:table-cell>
          <table:table-cell office:value-type="string" calcext:value-type="string">
            <text:p>Tue Jun 24 23:31:39 +0000 20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81564938356264961" xlink:type="simple">481564938356264961</text:a></text:p>
          </table:table-cell>
          <table:table-cell office:value-type="string" calcext:value-type="string">
            <text:p>@sunilmallya @mohrDavidow Glad you enjoyed it, Sunil. Nice photo!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6-24T22:30:03.000Z</text:p>
          </table:table-cell>
          <table:table-cell office:value-type="string" calcext:value-type="string">
            <text:p>Tue Jun 24 22:30:03 +0000 20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81554618913026048" xlink:type="simple">481554618913026048</text:a></text:p>
          </table:table-cell>
          <table:table-cell office:value-type="string" calcext:value-type="string">
            <text:p>@StockBuyer2014 Let us know if you have any more questions!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6-24T21:49:02.000Z</text:p>
          </table:table-cell>
          <table:table-cell office:value-type="string" calcext:value-type="string">
            <text:p>Tue Jun 24 21:49:02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Tweet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81552336641196033" xlink:type="simple">481552336641196033</text:a></text:p>
          </table:table-cell>
          <table:table-cell office:value-type="string" calcext:value-type="string">
            <text:p>@StockBuyer2014 With Model S, everyone received an email to configure, and we will attempted to contact them by phone as well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6-24T21:39:58.000Z</text:p>
          </table:table-cell>
          <table:table-cell office:value-type="string" calcext:value-type="string">
            <text:p>Tue Jun 24 21:39:58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Tweet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81551306432077824" xlink:type="simple">481551306432077824</text:a></text:p>
          </table:table-cell>
          <table:table-cell office:value-type="string" calcext:value-type="string">
            <text:p>@Tru_Beno What did you think of Model S?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6-24T21:35:52.000Z</text:p>
          </table:table-cell>
          <table:table-cell office:value-type="string" calcext:value-type="string">
            <text:p>Tue Jun 24 21:35:52 +0000 20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81551217076609024" xlink:type="simple">481551217076609024</text:a></text:p>
          </table:table-cell>
          <table:table-cell office:value-type="string" calcext:value-type="string">
            <text:p>@StockBuyer2014 We haven’t announced pricing yet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6-24T21:35:31.000Z</text:p>
          </table:table-cell>
          <table:table-cell office:value-type="string" calcext:value-type="string">
            <text:p>Tue Jun 24 21:35:31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Tweet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81551099128602626" xlink:type="simple">481551099128602626</text:a></text:p>
          </table:table-cell>
          <table:table-cell office:value-type="string" calcext:value-type="string">
            <text:p>@HopFrog10 We have an event in Hawaii coming up: http://t.co/BrHskupCKT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6-24T21:35:03.000Z</text:p>
          </table:table-cell>
          <table:table-cell office:value-type="string" calcext:value-type="string">
            <text:p>Tue Jun 24 21:35:03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 office:value-type="string" calcext:value-type="string">
            <text:p><text:a xlink:href="http://www.teslamotors.com/event/test-drive-model-s-big-island" xlink:type="simple">http://www.teslamotors.com/event/test-drive-model-s-big-island </text:a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81547129635090432" xlink:type="simple">481547129635090432</text:a></text:p>
          </table:table-cell>
          <table:table-cell office:value-type="string" calcext:value-type="string">
            <text:p>@Pedro_X43 Glad you enjoyed it, Pierre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6-24T21:19:17.000Z</text:p>
          </table:table-cell>
          <table:table-cell office:value-type="string" calcext:value-type="string">
            <text:p>Tue Jun 24 21:19:17 +0000 20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81547057874747393" xlink:type="simple">481547057874747393</text:a></text:p>
          </table:table-cell>
          <table:table-cell office:value-type="string" calcext:value-type="string">
            <text:p>@chadknasinski @noKAIN_noGAIN @_mihaylov_ Go for it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6-24T21:18:59.000Z</text:p>
          </table:table-cell>
          <table:table-cell office:value-type="string" calcext:value-type="string">
            <text:p>Tue Jun 24 21:18:59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81544637153157120" xlink:type="simple">481544637153157120</text:a></text:p>
          </table:table-cell>
          <table:table-cell office:value-type="string" calcext:value-type="string">
            <text:p>@chadknasinski @noKAIN_noGAIN @_mihaylov_ We’ve got a location in Lone Tree. Come check it out: http://t.co/J4gEXiwpd0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6-24T21:09:22.000Z</text:p>
          </table:table-cell>
          <table:table-cell office:value-type="string" calcext:value-type="string">
            <text:p>Tue Jun 24 21:09:22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 office:value-type="string" calcext:value-type="string">
            <text:p><text:a xlink:href="http://www.teslamotors.com/parkmeadows" xlink:type="simple">http://www.teslamotors.com/parkmeadows </text:a>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81533730851274752" xlink:type="simple">481533730851274752</text:a></text:p>
          </table:table-cell>
          <table:table-cell office:value-type="string" calcext:value-type="string">
            <text:p>RT @martinmihaylov_ : Drove Tesla Model S P85+ today! Amazing experience! Thank you @TeslaMotors for bringing such an incredible technology to the world!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6-24T20:26:02.000Z</text:p>
          </table:table-cell>
          <table:table-cell office:value-type="string" calcext:value-type="string">
            <text:p>Tue Jun 24 20:26:02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tweet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81520108548804608" xlink:type="simple">481520108548804608</text:a></text:p>
          </table:table-cell>
          <table:table-cell office:value-type="string" calcext:value-type="string">
            <text:p>@mariana_farinha Thank you for the support!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6-24T19:31:54.000Z</text:p>
          </table:table-cell>
          <table:table-cell office:value-type="string" calcext:value-type="string">
            <text:p>Tue Jun 24 19:31:54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<text:a xlink:href="https://twitter.com/Tesla/status/481515454129659906" xlink:type="simple">481515454129659906</text:a></text:p>
          </table:table-cell>
          <table:table-cell office:value-type="string" calcext:value-type="string">
            <text:p>Experience just how fast zero emissions can be. </text:p>
            <text:p>North America: http://t.co/fd9zzkZy9y</text:p>
            <text:p>Europe: http://t.co/1A0P4c5c5T http://t.co/RLAeDNhq9M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6-24T19:13:25.000Z</text:p>
          </table:table-cell>
          <table:table-cell office:value-type="string" calcext:value-type="string">
            <text:p>Tue Jun 24 19:13:25 +0000 2014</text:p>
          </table:table-cell>
          <table:table-cell office:value-type="float" office:value="139" calcext:value-type="float">
            <text:p>13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Tweet</text:p>
          </table:table-cell>
          <table:table-cell office:value-type="string" calcext:value-type="string">
            <text:p><text:a xlink:href="http://www.teslamotors.com/models/drive" xlink:type="simple">http://www.teslamotors.com/models/drive http://www.teslamotors.com/en_EU/models/drive 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Bq6vwQMCYAAJ1LU.jpg" xlink:type="simple">https://pbs.twimg.com/media/Bq6vwQMCYAAJ1LU.jp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481509315564425218" xlink:type="simple">481509315564425218</text:a></text:p>
          </table:table-cell>
          <table:table-cell office:value-type="string" calcext:value-type="string">
            <text:p>@mariana_farinha We’ll announce 1 week from the original post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6-24T18:49:01.000Z</text:p>
          </table:table-cell>
          <table:table-cell office:value-type="string" calcext:value-type="string">
            <text:p>Tue Jun 24 18:49:01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81501219207135233" xlink:type="simple">481501219207135233</text:a></text:p>
          </table:table-cell>
          <table:table-cell office:value-type="string" calcext:value-type="string">
            <text:p>@metsican408 We’re hiring. Have a look: http://t.co/MKUblDYllD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6-24T18:16:51.000Z</text:p>
          </table:table-cell>
          <table:table-cell office:value-type="string" calcext:value-type="string">
            <text:p>Tue Jun 24 18:16:51 +0000 20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Tweet</text:p>
          </table:table-cell>
          <table:table-cell office:value-type="string" calcext:value-type="string">
            <text:p><text:a xlink:href="http://www.teslamotors.com/careers" xlink:type="simple">http://www.teslamotors.com/careers </text:a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81496252165537792" xlink:type="simple">481496252165537792</text:a></text:p>
          </table:table-cell>
          <table:table-cell office:value-type="string" calcext:value-type="string">
            <text:p>@EmissaGhaight @jaxcassidy Happy to help. Let us know if you have any questions!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6-24T17:57:06.000Z</text:p>
          </table:table-cell>
          <table:table-cell office:value-type="string" calcext:value-type="string">
            <text:p>Tue Jun 24 17:57:06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Twee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81494994637684737" xlink:type="simple">481494994637684737</text:a></text:p>
          </table:table-cell>
          <table:table-cell office:value-type="string" calcext:value-type="string">
            <text:p>@EmissaGhaight @jaxcassidy We’re constantly adding more Superchargers. Keep in mind you can charge at home. Plug in @ night, charged in AM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6-24T17:52:07.000Z</text:p>
          </table:table-cell>
          <table:table-cell office:value-type="string" calcext:value-type="string">
            <text:p>Tue Jun 24 17:52:07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Twee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81485328738308097" xlink:type="simple">481485328738308097</text:a></text:p>
          </table:table-cell>
          <table:table-cell office:value-type="string" calcext:value-type="string">
            <text:p>@themacified Nice. Have you had a chance to sit in one yet?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6-24T17:13:42.000Z</text:p>
          </table:table-cell>
          <table:table-cell office:value-type="string" calcext:value-type="string">
            <text:p>Tue Jun 24 17:13:42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81485221045354497" xlink:type="simple">481485221045354497</text:a></text:p>
          </table:table-cell>
          <table:table-cell office:value-type="string" calcext:value-type="string">
            <text:p>@iseequ Great to hear. Must be some new RHD Model S's arriving!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6-24T17:13:16.000Z</text:p>
          </table:table-cell>
          <table:table-cell office:value-type="string" calcext:value-type="string">
            <text:p>Tue Jun 24 17:13:16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Twee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81484375154896896" xlink:type="simple">481484375154896896</text:a></text:p>
          </table:table-cell>
          <table:table-cell office:value-type="string" calcext:value-type="string">
            <text:p>@leonalewis Congrats and enjoy it, Leona!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6-24T17:09:55.000Z</text:p>
          </table:table-cell>
          <table:table-cell office:value-type="string" calcext:value-type="string">
            <text:p>Tue Jun 24 17:09:55 +0000 201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Twee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81483825495547904" xlink:type="simple">481483825495547904</text:a></text:p>
          </table:table-cell>
          <table:table-cell office:value-type="string" calcext:value-type="string">
            <text:p>@loretta5ue What did you think? Did you get a chance to sit in one?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6-24T17:07:44.000Z</text:p>
          </table:table-cell>
          <table:table-cell office:value-type="string" calcext:value-type="string">
            <text:p>Tue Jun 24 17:07:44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81482466553655297" xlink:type="simple">481482466553655297</text:a></text:p>
          </table:table-cell>
          <table:table-cell office:value-type="string" calcext:value-type="string">
            <text:p>@EuanGMeldrum Very cool!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6-24T17:02:20.000Z</text:p>
          </table:table-cell>
          <table:table-cell office:value-type="string" calcext:value-type="string">
            <text:p>Tue Jun 24 17:02:20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81245280281448448" xlink:type="simple">481245280281448448</text:a></text:p>
          </table:table-cell>
          <table:table-cell office:value-type="string" calcext:value-type="string">
            <text:p>@alakers19 Great to hear. Have you had a chance to sit in one yet?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6-24T01:19:50.000Z</text:p>
          </table:table-cell>
          <table:table-cell office:value-type="string" calcext:value-type="string">
            <text:p>Tue Jun 24 01:19:50 +0000 20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81225126705262592" xlink:type="simple">481225126705262592</text:a></text:p>
          </table:table-cell>
          <table:table-cell office:value-type="string" calcext:value-type="string">
            <text:p>@pnut Thanks for the kind words. Appreciate it!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6-23T23:59:45.000Z</text:p>
          </table:table-cell>
          <table:table-cell office:value-type="string" calcext:value-type="string">
            <text:p>Mon Jun 23 23:59:45 +0000 20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81215175266037760" xlink:type="simple">481215175266037760</text:a></text:p>
          </table:table-cell>
          <table:table-cell office:value-type="string" calcext:value-type="string">
            <text:p>@MelanieKabo Great! Have fun, and let us know if you have any questions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6-23T23:20:12.000Z</text:p>
          </table:table-cell>
          <table:table-cell office:value-type="string" calcext:value-type="string">
            <text:p>Mon Jun 23 23:20:12 +0000 20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81203946094989313" xlink:type="simple">481203946094989313</text:a></text:p>
          </table:table-cell>
          <table:table-cell office:value-type="string" calcext:value-type="string">
            <text:p>@JeskaD Enjoy the drive, Jeska!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6-23T22:35:35.000Z</text:p>
          </table:table-cell>
          <table:table-cell office:value-type="string" calcext:value-type="string">
            <text:p>Mon Jun 23 22:35:35 +0000 20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81186151743496192" xlink:type="simple">481186151743496192</text:a></text:p>
          </table:table-cell>
          <table:table-cell office:value-type="string" calcext:value-type="string">
            <text:p>@ShwayComs Hello, please feel free to DM us your email address so we may get in touch and find out more info from you. Thanks!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6-23T21:24:53.000Z</text:p>
          </table:table-cell>
          <table:table-cell office:value-type="string" calcext:value-type="string">
            <text:p>Mon Jun 23 21:24:53 +0000 20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81185673374736384" xlink:type="simple">481185673374736384</text:a></text:p>
          </table:table-cell>
          <table:table-cell office:value-type="string" calcext:value-type="string">
            <text:p>@Rotero Hi Rafael, can you provide us with some more details so we can help? Feel free to DM us. Thanks!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6-23T21:22:59.000Z</text:p>
          </table:table-cell>
          <table:table-cell office:value-type="string" calcext:value-type="string">
            <text:p>Mon Jun 23 21:22:59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81173435121270784" xlink:type="simple">481173435121270784</text:a></text:p>
          </table:table-cell>
          <table:table-cell office:value-type="string" calcext:value-type="string">
            <text:p>Want to get hands on with Model S? We're at Toronto @Motorexpo this week. Come experience Tesla at Brookfield Place: http://t.co/1zwRW244id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6-23T20:34:21.000Z</text:p>
          </table:table-cell>
          <table:table-cell office:value-type="string" calcext:value-type="string">
            <text:p>Mon Jun 23 20:34:21 +0000 2014</text:p>
          </table:table-cell>
          <table:table-cell office:value-type="float" office:value="76" calcext:value-type="float">
            <text:p>76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Twee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Bq14sGrCcAAGgP2.jpg" xlink:type="simple">https://pbs.twimg.com/media/Bq14sGrCcAAGgP2.jp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481167819988422657" xlink:type="simple">481167819988422657</text:a></text:p>
          </table:table-cell>
          <table:table-cell office:value-type="string" calcext:value-type="string">
            <text:p>@jgmp123 Absolutely: http://t.co/KbiSXEh1uD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6-23T20:12:02.000Z</text:p>
          </table:table-cell>
          <table:table-cell office:value-type="string" calcext:value-type="string">
            <text:p>Mon Jun 23 20:12:02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 office:value-type="string" calcext:value-type="string">
            <text:p><text:a xlink:href="http://shop.teslamotors.com/collections/apparel" xlink:type="simple">http://shop.teslamotors.com/collections/apparel </text:a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81143875398926336" xlink:type="simple">481143875398926336</text:a></text:p>
          </table:table-cell>
          <table:table-cell office:value-type="string" calcext:value-type="string">
            <text:p>Sunset in Zadar. Roadster and Model S made an appearance at an EV rally in Croatia. http://t.co/CYC47YSX2N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6-23T18:36:53.000Z</text:p>
          </table:table-cell>
          <table:table-cell office:value-type="string" calcext:value-type="string">
            <text:p>Mon Jun 23 18:36:53 +0000 2014</text:p>
          </table:table-cell>
          <table:table-cell office:value-type="float" office:value="211" calcext:value-type="float">
            <text:p>21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Tweet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Bq1dzgECYAAk3_M.png" xlink:type="simple">https://pbs.twimg.com/media/Bq1dzgECYAAk3_M.pn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481127250683629568" xlink:type="simple">481127250683629568</text:a></text:p>
          </table:table-cell>
          <table:table-cell office:value-type="string" calcext:value-type="string">
            <text:p>@RavMahov Contact Marketing (at) TeslaMotors (dot) com. Thanks!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6-23T17:30:50.000Z</text:p>
          </table:table-cell>
          <table:table-cell office:value-type="string" calcext:value-type="string">
            <text:p>Mon Jun 23 17:30:50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81126291148533760" xlink:type="simple">481126291148533760</text:a></text:p>
          </table:table-cell>
          <table:table-cell office:value-type="string" calcext:value-type="string">
            <text:p>@tchiggins @Tesla_Europe @leaseplango Congrats! That’s exciting!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6-23T17:27:01.000Z</text:p>
          </table:table-cell>
          <table:table-cell office:value-type="string" calcext:value-type="string">
            <text:p>Mon Jun 23 17:27:01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Twee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81123280321904641" xlink:type="simple">481123280321904641</text:a></text:p>
          </table:table-cell>
          <table:table-cell office:value-type="string" calcext:value-type="string">
            <text:p>@givemethepie Stay tuned for our Gen III car in about three years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6-23T17:15:03.000Z</text:p>
          </table:table-cell>
          <table:table-cell office:value-type="string" calcext:value-type="string">
            <text:p>Mon Jun 23 17:15:03 +0000 201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80786645868765185" xlink:type="simple">480786645868765185</text:a></text:p>
          </table:table-cell>
          <table:table-cell office:value-type="string" calcext:value-type="string">
            <text:p>Need a lift? We recently opened our store in Stockholm, and now Sweden has its first Tesla taxi. http://t.co/5ZUCxIPkRU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6-22T18:57:23.000Z</text:p>
          </table:table-cell>
          <table:table-cell office:value-type="string" calcext:value-type="string">
            <text:p>Sun Jun 22 18:57:23 +0000 2014</text:p>
          </table:table-cell>
          <table:table-cell office:value-type="float" office:value="339" calcext:value-type="float">
            <text:p>339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/download/iphone" rel="nofollow"&gt;Twitter for iPhone&lt;/a&gt;</text:p>
          </table:table-cell>
          <table:table-cell office:value-type="string" calcext:value-type="string">
            <text:p>Tweet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BqwY5-QCYAERHnq.jpg" xlink:type="simple">https://pbs.twimg.com/media/BqwY5-QCYAERHnq.jp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480773439662206978" xlink:type="simple">480773439662206978</text:a></text:p>
          </table:table-cell>
          <table:table-cell office:value-type="string" calcext:value-type="string">
            <text:p>@PeteFyfe @Tesla_Europe Superchargers are free for life for Model S owners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6-22T18:04:55.000Z</text:p>
          </table:table-cell>
          <table:table-cell office:value-type="string" calcext:value-type="string">
            <text:p>Sun Jun 22 18:04:55 +0000 20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80773250243256322" xlink:type="simple">480773250243256322</text:a></text:p>
          </table:table-cell>
          <table:table-cell office:value-type="string" calcext:value-type="string">
            <text:p>@terrysimpson There’s a Tesla app so you can cool down the car from your phone before you get in it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6-22T18:04:09.000Z</text:p>
          </table:table-cell>
          <table:table-cell office:value-type="string" calcext:value-type="string">
            <text:p>Sun Jun 22 18:04:09 +0000 20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80772962518175744" xlink:type="simple">480772962518175744</text:a></text:p>
          </table:table-cell>
          <table:table-cell office:value-type="string" calcext:value-type="string">
            <text:p>@FuelCell250 Glad you enjoyed it, Joel. Let us know if you have any questions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6-22T18:03:01.000Z</text:p>
          </table:table-cell>
          <table:table-cell office:value-type="string" calcext:value-type="string">
            <text:p>Sun Jun 22 18:03:01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80772801289125889" xlink:type="simple">480772801289125889</text:a></text:p>
          </table:table-cell>
          <table:table-cell office:value-type="string" calcext:value-type="string">
            <text:p>@eTrix Stay tuned for our Gen III car in about three years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6-22T18:02:22.000Z</text:p>
          </table:table-cell>
          <table:table-cell office:value-type="string" calcext:value-type="string">
            <text:p>Sun Jun 22 18:02:22 +0000 20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80429877246840832" xlink:type="simple">480429877246840832</text:a></text:p>
          </table:table-cell>
          <table:table-cell office:value-type="string" calcext:value-type="string">
            <text:p>Caption contest is back! Give us a clever title for this photo for a chance to win Tesla gear: http://t.co/yjUsMw5hx2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6-21T19:19:43.000Z</text:p>
          </table:table-cell>
          <table:table-cell office:value-type="string" calcext:value-type="string">
            <text:p>Sat Jun 21 19:19:43 +0000 2014</text:p>
          </table:table-cell>
          <table:table-cell office:value-type="float" office:value="143" calcext:value-type="float">
            <text:p>143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Tweet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BqrUbUFCYAEgOC7.jpg" xlink:type="simple">https://pbs.twimg.com/media/BqrUbUFCYAEgOC7.jp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480429199165902848" xlink:type="simple">480429199165902848</text:a></text:p>
          </table:table-cell>
          <table:table-cell office:value-type="string" calcext:value-type="string">
            <text:p>@mrjordonez Looking good!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6-21T19:17:01.000Z</text:p>
          </table:table-cell>
          <table:table-cell office:value-type="string" calcext:value-type="string">
            <text:p>Sat Jun 21 19:17:01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80428578782183424" xlink:type="simple">480428578782183424</text:a></text:p>
          </table:table-cell>
          <table:table-cell office:value-type="string" calcext:value-type="string">
            <text:p>@FrancasTweets Great photo!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6-21T19:14:33.000Z</text:p>
          </table:table-cell>
          <table:table-cell office:value-type="string" calcext:value-type="string">
            <text:p>Sat Jun 21 19:14:33 +0000 20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80428499506049024" xlink:type="simple">480428499506049024</text:a></text:p>
          </table:table-cell>
          <table:table-cell office:value-type="string" calcext:value-type="string">
            <text:p>@andymockler It’s mutual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6-21T19:14:14.000Z</text:p>
          </table:table-cell>
          <table:table-cell office:value-type="string" calcext:value-type="string">
            <text:p>Sat Jun 21 19:14:14 +0000 20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80428083569127425" xlink:type="simple">480428083569127425</text:a></text:p>
          </table:table-cell>
          <table:table-cell office:value-type="string" calcext:value-type="string">
            <text:p>@soonersoze @NorthParkCenter Thanks for checking it out!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6-21T19:12:35.000Z</text:p>
          </table:table-cell>
          <table:table-cell office:value-type="string" calcext:value-type="string">
            <text:p>Sat Jun 21 19:12:35 +0000 20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80134616087408640" xlink:type="simple">480134616087408640</text:a></text:p>
          </table:table-cell>
          <table:table-cell office:value-type="string" calcext:value-type="string">
            <text:p>@chenxiwang Great to hear! Enjoy!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6-20T23:46:27.000Z</text:p>
          </table:table-cell>
          <table:table-cell office:value-type="string" calcext:value-type="string">
            <text:p>Fri Jun 20 23:46:27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80120769943306240" xlink:type="simple">480120769943306240</text:a></text:p>
          </table:table-cell>
          <table:table-cell office:value-type="string" calcext:value-type="string">
            <text:p>@EFFBlog Nothing wrong with that! If you’re ever around our Cincy location, feel free to say hello: http://t.co/uDwhb9TnM5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6-20T22:51:26.000Z</text:p>
          </table:table-cell>
          <table:table-cell office:value-type="string" calcext:value-type="string">
            <text:p>Fri Jun 20 22:51:26 +0000 20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 office:value-type="string" calcext:value-type="string">
            <text:p><text:a xlink:href="http://www.teslamotors.com/kenwoodtownecentre" xlink:type="simple">http://www.teslamotors.com/kenwoodtownecentre </text:a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80115341926744065" xlink:type="simple">480115341926744065</text:a></text:p>
          </table:table-cell>
          <table:table-cell office:value-type="string" calcext:value-type="string">
            <text:p>@EFFBlog Nice! Have you had a chance to drive one yet?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6-20T22:29:52.000Z</text:p>
          </table:table-cell>
          <table:table-cell office:value-type="string" calcext:value-type="string">
            <text:p>Fri Jun 20 22:29:52 +0000 20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80101051941412864" xlink:type="simple">480101051941412864</text:a></text:p>
          </table:table-cell>
          <table:table-cell office:value-type="string" calcext:value-type="string">
            <text:p>@lorenzowood Yes it is! http://t.co/LBdqxXAz2s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6-20T21:33:05.000Z</text:p>
          </table:table-cell>
          <table:table-cell office:value-type="string" calcext:value-type="string">
            <text:p>Fri Jun 20 21:33:05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 office:value-type="string" calcext:value-type="string">
            <text:p><text:a xlink:href="http://www.teslamotors.com/supercharger/thecrystal" xlink:type="simple">http://www.teslamotors.com/supercharger/thecrystal </text:a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80094163489140736" xlink:type="simple">480094163489140736</text:a></text:p>
          </table:table-cell>
          <table:table-cell office:value-type="string" calcext:value-type="string">
            <text:p>@evolutionalgd Thank you for the support!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6-20T21:05:42.000Z</text:p>
          </table:table-cell>
          <table:table-cell office:value-type="string" calcext:value-type="string">
            <text:p>Fri Jun 20 21:05:42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80094011193966593" xlink:type="simple">480094011193966593</text:a></text:p>
          </table:table-cell>
          <table:table-cell office:value-type="string" calcext:value-type="string">
            <text:p>@gremo_ch With room to spare in the front as well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6-20T21:05:06.000Z</text:p>
          </table:table-cell>
          <table:table-cell office:value-type="string" calcext:value-type="string">
            <text:p>Fri Jun 20 21:05:06 +0000 20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80053930668204032" xlink:type="simple">480053930668204032</text:a></text:p>
          </table:table-cell>
          <table:table-cell office:value-type="string" calcext:value-type="string">
            <text:p>@RichGaccione Have you had a chance to sit in one yet?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6-20T18:25:50.000Z</text:p>
          </table:table-cell>
          <table:table-cell office:value-type="string" calcext:value-type="string">
            <text:p>Fri Jun 20 18:25:50 +0000 20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Twee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80052005218443264" xlink:type="simple">480052005218443264</text:a></text:p>
          </table:table-cell>
          <table:table-cell office:value-type="string" calcext:value-type="string">
            <text:p>We’ve added another location in the Lone Star state. Our gallery @NorthParkCenter is now open: http://t.co/wT2sKFhGAT http://t.co/y9MpDC1gLt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6-20T18:18:11.000Z</text:p>
          </table:table-cell>
          <table:table-cell office:value-type="string" calcext:value-type="string">
            <text:p>Fri Jun 20 18:18:11 +0000 2014</text:p>
          </table:table-cell>
          <table:table-cell office:value-type="float" office:value="155" calcext:value-type="float">
            <text:p>15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Tweet</text:p>
          </table:table-cell>
          <table:table-cell office:value-type="string" calcext:value-type="string">
            <text:p><text:a xlink:href="http://www.teslamotors.com/findus/stores" xlink:type="simple">http://www.teslamotors.com/findus/stores </text:a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Bql8wUBCYAEUhkS.jpg" xlink:type="simple">https://pbs.twimg.com/media/Bql8wUBCYAEUhkS.jp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480041079492714496" xlink:type="simple">480041079492714496</text:a></text:p>
          </table:table-cell>
          <table:table-cell office:value-type="string" calcext:value-type="string">
            <text:p>@LeNautilus Stay tuned for Gen III in about three years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6-20T17:34:46.000Z</text:p>
          </table:table-cell>
          <table:table-cell office:value-type="string" calcext:value-type="string">
            <text:p>Fri Jun 20 17:34:46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79779584410271745" xlink:type="simple">479779584410271745</text:a></text:p>
          </table:table-cell>
          <table:table-cell office:value-type="string" calcext:value-type="string">
            <text:p>@sallynanez What did you think, Sally?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6-20T00:15:41.000Z</text:p>
          </table:table-cell>
          <table:table-cell office:value-type="string" calcext:value-type="string">
            <text:p>Fri Jun 20 00:15:41 +0000 20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79735507815903233" xlink:type="simple">479735507815903233</text:a></text:p>
          </table:table-cell>
          <table:table-cell office:value-type="string" calcext:value-type="string">
            <text:p>@ksbrg Have fun! Let us know what you think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6-19T21:20:32.000Z</text:p>
          </table:table-cell>
          <table:table-cell office:value-type="string" calcext:value-type="string">
            <text:p>Thu Jun 19 21:20:32 +0000 20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79704948360216576" xlink:type="simple">479704948360216576</text:a></text:p>
          </table:table-cell>
          <table:table-cell office:value-type="string" calcext:value-type="string">
            <text:p>New look for our patent wall… #AllOurPatentAreBelongToYou (h/t to @JasonTorchinsky) http://t.co/QVHY76AXde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6-19T19:19:06.000Z</text:p>
          </table:table-cell>
          <table:table-cell office:value-type="string" calcext:value-type="string">
            <text:p>Thu Jun 19 19:19:06 +0000 2014</text:p>
          </table:table-cell>
          <table:table-cell office:value-type="float" office:value="950" calcext:value-type="float">
            <text:p>950</text:p>
          </table:table-cell>
          <table:table-cell office:value-type="float" office:value="1259" calcext:value-type="float">
            <text:p>125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Tweet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BqhBFmMCIAA4TfX.jpg" xlink:type="simple">https://pbs.twimg.com/media/BqhBFmMCIAA4TfX.jp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479700118694670336" xlink:type="simple">479700118694670336</text:a></text:p>
          </table:table-cell>
          <table:table-cell office:value-type="string" calcext:value-type="string">
            <text:p>@just_j_day Targeting a Gen III release in about three years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6-19T18:59:55.000Z</text:p>
          </table:table-cell>
          <table:table-cell office:value-type="string" calcext:value-type="string">
            <text:p>Thu Jun 19 18:59:55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Tweet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79682213399638016" xlink:type="simple">479682213399638016</text:a></text:p>
          </table:table-cell>
          <table:table-cell office:value-type="string" calcext:value-type="string">
            <text:p>@jra3086 Yes it does. http://t.co/b7CCp8Kvwv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6-19T17:48:46.000Z</text:p>
          </table:table-cell>
          <table:table-cell office:value-type="string" calcext:value-type="string">
            <text:p>Thu Jun 19 17:48:46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 office:value-type="string" calcext:value-type="string">
            <text:p><text:a xlink:href="http://www.teslamotors.com/northpark" xlink:type="simple">http://www.teslamotors.com/northpark </text:a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79671978240929794" xlink:type="simple">479671978240929794</text:a></text:p>
          </table:table-cell>
          <table:table-cell office:value-type="string" calcext:value-type="string">
            <text:p>@BunBrida There are quite a few of them with funny plates. Owners get pretty clever with them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6-19T17:08:06.000Z</text:p>
          </table:table-cell>
          <table:table-cell office:value-type="string" calcext:value-type="string">
            <text:p>Thu Jun 19 17:08:06 +0000 20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79671191347556352" xlink:type="simple">479671191347556352</text:a></text:p>
          </table:table-cell>
          <table:table-cell office:value-type="string" calcext:value-type="string">
            <text:p>@DuvallJon Congrats! Enjoy!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6-19T17:04:58.000Z</text:p>
          </table:table-cell>
          <table:table-cell office:value-type="string" calcext:value-type="string">
            <text:p>Thu Jun 19 17:04:58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79659512173850624" xlink:type="simple">479659512173850624</text:a></text:p>
          </table:table-cell>
          <table:table-cell office:value-type="string" calcext:value-type="string">
            <text:p>@kennedyambrose Enjoy!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6-19T16:18:34.000Z</text:p>
          </table:table-cell>
          <table:table-cell office:value-type="string" calcext:value-type="string">
            <text:p>Thu Jun 19 16:18:34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Twee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79653119245037569" xlink:type="simple">479653119245037569</text:a></text:p>
          </table:table-cell>
          <table:table-cell office:value-type="string" calcext:value-type="string">
            <text:p>@Carldiver Nice! Great photo, Carl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6-19T15:53:09.000Z</text:p>
          </table:table-cell>
          <table:table-cell office:value-type="string" calcext:value-type="string">
            <text:p>Thu Jun 19 15:53:09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79651749918044160" xlink:type="simple">479651749918044160</text:a></text:p>
          </table:table-cell>
          <table:table-cell office:value-type="string" calcext:value-type="string">
            <text:p>RT @richardbranson : Great news @TeslaMotors freeing up patents to stimulate more innovation in electric car tech. Hope more follow suit http://t.co/pcNe1RaEFy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6-19T15:47:43.000Z</text:p>
          </table:table-cell>
          <table:table-cell office:value-type="string" calcext:value-type="string">
            <text:p>Thu Jun 19 15:47:43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tweet</text:p>
          </table:table-cell>
          <table:table-cell office:value-type="string" calcext:value-type="string">
            <text:p><text:a xlink:href="http://virg.in/bpw" xlink:type="simple">http://virg.in/bpw </text:a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79417821621796864" xlink:type="simple">479417821621796864</text:a></text:p>
          </table:table-cell>
          <table:table-cell office:value-type="string" calcext:value-type="string">
            <text:p>@kareemsultan We’re currently focused on Model S and Model X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6-19T00:18:10.000Z</text:p>
          </table:table-cell>
          <table:table-cell office:value-type="string" calcext:value-type="string">
            <text:p>Thu Jun 19 00:18:10 +0000 20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79408006468096000" xlink:type="simple">479408006468096000</text:a></text:p>
          </table:table-cell>
          <table:table-cell office:value-type="string" calcext:value-type="string">
            <text:p>@IdahoEv Thanks for the feedback!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6-18T23:39:10.000Z</text:p>
          </table:table-cell>
          <table:table-cell office:value-type="string" calcext:value-type="string">
            <text:p>Wed Jun 18 23:39:10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79395879946686464" xlink:type="simple">479395879946686464</text:a></text:p>
          </table:table-cell>
          <table:table-cell office:value-type="string" calcext:value-type="string">
            <text:p>@IdahoEv Have you seen Model X? http://t.co/WiyGyKZTRF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6-18T22:50:59.000Z</text:p>
          </table:table-cell>
          <table:table-cell office:value-type="string" calcext:value-type="string">
            <text:p>Wed Jun 18 22:50:59 +0000 201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 office:value-type="string" calcext:value-type="string">
            <text:p><text:a xlink:href="http://www.teslamotors.com/modelx" xlink:type="simple">http://www.teslamotors.com/modelx </text:a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79382700810182656" xlink:type="simple">479382700810182656</text:a></text:p>
          </table:table-cell>
          <table:table-cell office:value-type="string" calcext:value-type="string">
            <text:p>@IdahoEv Have you seen the cargo room Model S has? It definitely has room for dogs, plus cargo in the front trunk under the hood!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6-18T21:58:37.000Z</text:p>
          </table:table-cell>
          <table:table-cell office:value-type="string" calcext:value-type="string">
            <text:p>Wed Jun 18 21:58:37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79372686338965504" xlink:type="simple">479372686338965504</text:a></text:p>
          </table:table-cell>
          <table:table-cell office:value-type="string" calcext:value-type="string">
            <text:p>@milaona Thank you for the feedback. If you don’t mind sending a DM, we’d love to help!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6-18T21:18:49.000Z</text:p>
          </table:table-cell>
          <table:table-cell office:value-type="string" calcext:value-type="string">
            <text:p>Wed Jun 18 21:18:49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Twee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79372085815287808" xlink:type="simple">479372085815287808</text:a></text:p>
          </table:table-cell>
          <table:table-cell office:value-type="string" calcext:value-type="string">
            <text:p>@milaona Hi there, would you mind sending us a direct message so we can get more info? Thanks!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6-18T21:16:26.000Z</text:p>
          </table:table-cell>
          <table:table-cell office:value-type="string" calcext:value-type="string">
            <text:p>Wed Jun 18 21:16:26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Twee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79360938974248960" xlink:type="simple">479360938974248960</text:a></text:p>
          </table:table-cell>
          <table:table-cell office:value-type="string" calcext:value-type="string">
            <text:p>@PeteFyfe Glad you enjoyed the drive Peter!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6-18T20:32:08.000Z</text:p>
          </table:table-cell>
          <table:table-cell office:value-type="string" calcext:value-type="string">
            <text:p>Wed Jun 18 20:32:08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79338368904335361" xlink:type="simple">479338368904335361</text:a></text:p>
          </table:table-cell>
          <table:table-cell office:value-type="string" calcext:value-type="string">
            <text:p>@nadomars Have you had a chance to drive one yourself yet?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6-18T19:02:27.000Z</text:p>
          </table:table-cell>
          <table:table-cell office:value-type="string" calcext:value-type="string">
            <text:p>Wed Jun 18 19:02:27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79328423660507138" xlink:type="simple">479328423660507138</text:a></text:p>
          </table:table-cell>
          <table:table-cell office:value-type="string" calcext:value-type="string">
            <text:p>@McNerdsALot Not yet, but we do have Superchargers in Denmark too!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6-18T18:22:56.000Z</text:p>
          </table:table-cell>
          <table:table-cell office:value-type="string" calcext:value-type="string">
            <text:p>Wed Jun 18 18:22:56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79324925572825089" xlink:type="simple">479324925572825089</text:a></text:p>
          </table:table-cell>
          <table:table-cell office:value-type="string" calcext:value-type="string">
            <text:p>@daveman Twitter only allows a certain file size, check our Facebook/G+ pages!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6-18T18:09:02.000Z</text:p>
          </table:table-cell>
          <table:table-cell office:value-type="string" calcext:value-type="string">
            <text:p>Wed Jun 18 18:09:02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79323344320212992" xlink:type="simple">479323344320212992</text:a></text:p>
          </table:table-cell>
          <table:table-cell office:value-type="string" calcext:value-type="string">
            <text:p>@DJ_Major_Tom @CAT1PRO Ha! Clever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6-18T18:02:45.000Z</text:p>
          </table:table-cell>
          <table:table-cell office:value-type="string" calcext:value-type="string">
            <text:p>Wed Jun 18 18:02:45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79321204038582273" xlink:type="simple">479321204038582273</text:a></text:p>
          </table:table-cell>
          <table:table-cell office:value-type="string" calcext:value-type="string">
            <text:p>Something old, something new. #WallpaperWednesday http://t.co/iKSokW6d40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6-18T17:54:15.000Z</text:p>
          </table:table-cell>
          <table:table-cell office:value-type="string" calcext:value-type="string">
            <text:p>Wed Jun 18 17:54:15 +0000 2014</text:p>
          </table:table-cell>
          <table:table-cell office:value-type="float" office:value="166" calcext:value-type="float">
            <text:p>16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Twee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BqbkGBkCEAMnqex.jpg" xlink:type="simple">https://pbs.twimg.com/media/BqbkGBkCEAMnqex.jp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479304044603637761" xlink:type="simple">479304044603637761</text:a></text:p>
          </table:table-cell>
          <table:table-cell office:value-type="string" calcext:value-type="string">
            <text:p>@SGriff33 You can still sit in it and check it out! Either way, stay tuned for our Gen III car in about three years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6-18T16:46:03.000Z</text:p>
          </table:table-cell>
          <table:table-cell office:value-type="string" calcext:value-type="string">
            <text:p>Wed Jun 18 16:46:03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79303240085811200" xlink:type="simple">479303240085811200</text:a></text:p>
          </table:table-cell>
          <table:table-cell office:value-type="string" calcext:value-type="string">
            <text:p>@SGriff33 Well, if you’re ever near Natick, we have a location there and you’re more than welcome to come say hello http://t.co/ODWG5jIBye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6-18T16:42:52.000Z</text:p>
          </table:table-cell>
          <table:table-cell office:value-type="string" calcext:value-type="string">
            <text:p>Wed Jun 18 16:42:52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 office:value-type="string" calcext:value-type="string">
            <text:p><text:a xlink:href="http://www.teslamotors.com/natick" xlink:type="simple">http://www.teslamotors.com/natick </text:a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79300533933834240" xlink:type="simple">479300533933834240</text:a></text:p>
          </table:table-cell>
          <table:table-cell office:value-type="string" calcext:value-type="string">
            <text:p>@espinal_amy Where are you located?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6-18T16:32:06.000Z</text:p>
          </table:table-cell>
          <table:table-cell office:value-type="string" calcext:value-type="string">
            <text:p>Wed Jun 18 16:32:06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79300215887757312" xlink:type="simple">479300215887757312</text:a></text:p>
          </table:table-cell>
          <table:table-cell office:value-type="string" calcext:value-type="string">
            <text:p>@EtruscanyUK Glad you enjoyed it. Let us know if you have any questions!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6-18T16:30:51.000Z</text:p>
          </table:table-cell>
          <table:table-cell office:value-type="string" calcext:value-type="string">
            <text:p>Wed Jun 18 16:30:51 +0000 20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79300110837243905" xlink:type="simple">479300110837243905</text:a></text:p>
          </table:table-cell>
          <table:table-cell office:value-type="string" calcext:value-type="string">
            <text:p>@SGriff33 Have you sat in one yet?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6-18T16:30:26.000Z</text:p>
          </table:table-cell>
          <table:table-cell office:value-type="string" calcext:value-type="string">
            <text:p>Wed Jun 18 16:30:26 +0000 20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79299863113265153" xlink:type="simple">479299863113265153</text:a></text:p>
          </table:table-cell>
          <table:table-cell office:value-type="string" calcext:value-type="string">
            <text:p>@EngineeringVill Thanks for the kind words!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6-18T16:29:26.000Z</text:p>
          </table:table-cell>
          <table:table-cell office:value-type="string" calcext:value-type="string">
            <text:p>Wed Jun 18 16:29:26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79299596712038400" xlink:type="simple">479299596712038400</text:a></text:p>
          </table:table-cell>
          <table:table-cell office:value-type="string" calcext:value-type="string">
            <text:p>@heatherful3 Thank you for your support!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6-18T16:28:23.000Z</text:p>
          </table:table-cell>
          <table:table-cell office:value-type="string" calcext:value-type="string">
            <text:p>Wed Jun 18 16:28:23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79299229769146368" xlink:type="simple">479299229769146368</text:a></text:p>
          </table:table-cell>
          <table:table-cell office:value-type="string" calcext:value-type="string">
            <text:p>@akjtxgirl Have you had a chance to sit in one yet?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6-18T16:26:55.000Z</text:p>
          </table:table-cell>
          <table:table-cell office:value-type="string" calcext:value-type="string">
            <text:p>Wed Jun 18 16:26:55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Tweet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79298911371149312" xlink:type="simple">479298911371149312</text:a></text:p>
          </table:table-cell>
          <table:table-cell office:value-type="string" calcext:value-type="string">
            <text:p>@Eric_Han11 @Shelbay_M Glad you like it!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6-18T16:25:40.000Z</text:p>
          </table:table-cell>
          <table:table-cell office:value-type="string" calcext:value-type="string">
            <text:p>Wed Jun 18 16:25:40 +0000 20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79134287128571904" xlink:type="simple">479134287128571904</text:a></text:p>
          </table:table-cell>
          <table:table-cell office:value-type="string" calcext:value-type="string">
            <text:p>@espinal_amy Thanks for the support, Amy. Have you had a chance to drive one yet?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6-18T05:31:30.000Z</text:p>
          </table:table-cell>
          <table:table-cell office:value-type="string" calcext:value-type="string">
            <text:p>Wed Jun 18 05:31:30 +0000 20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79097612243460096" xlink:type="simple">479097612243460096</text:a></text:p>
          </table:table-cell>
          <table:table-cell office:value-type="string" calcext:value-type="string">
            <text:p>@CMadaiah Great to hear. What was your favorite part of the car?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6-18T03:05:46.000Z</text:p>
          </table:table-cell>
          <table:table-cell office:value-type="string" calcext:value-type="string">
            <text:p>Wed Jun 18 03:05:46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79097530009927680" xlink:type="simple">479097530009927680</text:a></text:p>
          </table:table-cell>
          <table:table-cell office:value-type="string" calcext:value-type="string">
            <text:p>@cargrlCHI Looking good! Nice photo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6-18T03:05:27.000Z</text:p>
          </table:table-cell>
          <table:table-cell office:value-type="string" calcext:value-type="string">
            <text:p>Wed Jun 18 03:05:27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79096546210758656" xlink:type="simple">479096546210758656</text:a></text:p>
          </table:table-cell>
          <table:table-cell office:value-type="string" calcext:value-type="string">
            <text:p>@YoungZM Stay tuned for it in about three years. Thanks for the support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6-18T03:01:32.000Z</text:p>
          </table:table-cell>
          <table:table-cell office:value-type="string" calcext:value-type="string">
            <text:p>Wed Jun 18 03:01:32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Twee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79047998299598848" xlink:type="simple">479047998299598848</text:a></text:p>
          </table:table-cell>
          <table:table-cell office:value-type="string" calcext:value-type="string">
            <text:p>@robertroley Great! What did you think of the car?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6-17T23:48:37.000Z</text:p>
          </table:table-cell>
          <table:table-cell office:value-type="string" calcext:value-type="string">
            <text:p>Tue Jun 17 23:48:37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79043271193141249" xlink:type="simple">479043271193141249</text:a></text:p>
          </table:table-cell>
          <table:table-cell office:value-type="string" calcext:value-type="string">
            <text:p>Sea of green. Thanks to the supporters in NJ, who helped us pass a bill in the state Assembly. Onto the state Senate… http://t.co/T3YNQ9j2r6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6-17T23:29:50.000Z</text:p>
          </table:table-cell>
          <table:table-cell office:value-type="string" calcext:value-type="string">
            <text:p>Tue Jun 17 23:29:50 +0000 2014</text:p>
          </table:table-cell>
          <table:table-cell office:value-type="float" office:value="263" calcext:value-type="float">
            <text:p>263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Tweet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<text:a xlink:href="https://pbs.twimg.com/media/BqXnUQtCIAEmcll.jpg" xlink:type="simple">https://pbs.twimg.com/media/BqXnUQtCIAEmcll.jp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Tesla/status/479035952027803648" xlink:type="simple">479035952027803648</text:a></text:p>
          </table:table-cell>
          <table:table-cell office:value-type="string" calcext:value-type="string">
            <text:p>@Super_vehicle Hi there, if you don’t mind, can you DM us your info (name/VIN) so our team can look into it? Thanks!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6-17T23:00:45.000Z</text:p>
          </table:table-cell>
          <table:table-cell office:value-type="string" calcext:value-type="string">
            <text:p>Tue Jun 17 23:00:45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79026932525178880" xlink:type="simple">479026932525178880</text:a></text:p>
          </table:table-cell>
          <table:table-cell office:value-type="string" calcext:value-type="string">
            <text:p>@leslieperrot Have you had the chance to drive one yet?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6-17T22:24:55.000Z</text:p>
          </table:table-cell>
          <table:table-cell office:value-type="string" calcext:value-type="string">
            <text:p>Tue Jun 17 22:24:55 +0000 20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79013267151413250" xlink:type="simple">479013267151413250</text:a></text:p>
          </table:table-cell>
          <table:table-cell office:value-type="string" calcext:value-type="string">
            <text:p>@roydevink Congrats Roy! Enjoy the drive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6-17T21:30:37.000Z</text:p>
          </table:table-cell>
          <table:table-cell office:value-type="string" calcext:value-type="string">
            <text:p>Tue Jun 17 21:30:37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78988566916116480" xlink:type="simple">478988566916116480</text:a></text:p>
          </table:table-cell>
          <table:table-cell office:value-type="string" calcext:value-type="string">
            <text:p>@sr_edy Great to hear, Scott!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6-17T19:52:28.000Z</text:p>
          </table:table-cell>
          <table:table-cell office:value-type="string" calcext:value-type="string">
            <text:p>Tue Jun 17 19:52:28 +0000 20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78971061183053825" xlink:type="simple">478971061183053825</text:a></text:p>
          </table:table-cell>
          <table:table-cell office:value-type="string" calcext:value-type="string">
            <text:p>@EngineeringVill Happy to hear it!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6-17T18:42:54.000Z</text:p>
          </table:table-cell>
          <table:table-cell office:value-type="string" calcext:value-type="string">
            <text:p>Tue Jun 17 18:42:54 +0000 20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78969994085007360" xlink:type="simple">478969994085007360</text:a></text:p>
          </table:table-cell>
          <table:table-cell office:value-type="string" calcext:value-type="string">
            <text:p>@EngineeringVill Not yet, but there are plans for one if you use the slider on the Supercharger website to see “Coming Soon"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6-17T18:38:40.000Z</text:p>
          </table:table-cell>
          <table:table-cell office:value-type="string" calcext:value-type="string">
            <text:p>Tue Jun 17 18:38:40 +0000 20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78964426880466944" xlink:type="simple">478964426880466944</text:a></text:p>
          </table:table-cell>
          <table:table-cell office:value-type="string" calcext:value-type="string">
            <text:p>Two more Superchargers are open in Germany, making it possible to #DriveFree from Zurich and Munich to Hannover. http://t.co/06tYSv5WOr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6-17T18:16:32.000Z</text:p>
          </table:table-cell>
          <table:table-cell office:value-type="string" calcext:value-type="string">
            <text:p>Tue Jun 17 18:16:32 +0000 2014</text:p>
          </table:table-cell>
          <table:table-cell office:value-type="float" office:value="102" calcext:value-type="float">
            <text:p>102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Tweet</text:p>
          </table:table-cell>
          <table:table-cell office:value-type="string" calcext:value-type="string">
            <text:p><text:a xlink:href="http://www.teslamotors.com/supercharger" xlink:type="simple">http://www.teslamotors.com/supercharger </text:a>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78953163865604096" xlink:type="simple">478953163865604096</text:a></text:p>
          </table:table-cell>
          <table:table-cell office:value-type="string" calcext:value-type="string">
            <text:p>@shayaansiddiqui Sure. In that link it shows all the Superchargers, which are free for Model S owners. Here is NJ: http://t.co/vpMbEsKHEo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6-17T17:31:47.000Z</text:p>
          </table:table-cell>
          <table:table-cell office:value-type="string" calcext:value-type="string">
            <text:p>Tue Jun 17 17:31:47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 office:value-type="string" calcext:value-type="string">
            <text:p><text:a xlink:href="http://www.teslamotors.com/supercharger/hamiltontownship" xlink:type="simple">http://www.teslamotors.com/supercharger/hamiltontownship </text:a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78952271510654976" xlink:type="simple">478952271510654976</text:a></text:p>
          </table:table-cell>
          <table:table-cell office:value-type="string" calcext:value-type="string">
            <text:p>@shayaansiddiqui Very accessible. You can use Superchargers the whole way and #DriveFree. http://t.co/06tYSv5WOr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6-17T17:28:14.000Z</text:p>
          </table:table-cell>
          <table:table-cell office:value-type="string" calcext:value-type="string">
            <text:p>Tue Jun 17 17:28:14 +0000 20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 office:value-type="string" calcext:value-type="string">
            <text:p><text:a xlink:href="http://www.teslamotors.com/supercharger" xlink:type="simple">http://www.teslamotors.com/supercharger </text:a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78946619178491904" xlink:type="simple">478946619178491904</text:a></text:p>
          </table:table-cell>
          <table:table-cell office:value-type="string" calcext:value-type="string">
            <text:p>@f1elvis Our recommendation would be to call the store and discuss with them. Or email EUPress (at) TeslaMotors (dot) com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6-17T17:05:47.000Z</text:p>
          </table:table-cell>
          <table:table-cell office:value-type="string" calcext:value-type="string">
            <text:p>Tue Jun 17 17:05:47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78946177438601216" xlink:type="simple">478946177438601216</text:a></text:p>
          </table:table-cell>
          <table:table-cell office:value-type="string" calcext:value-type="string">
            <text:p>@ksbrg Targeting three years from now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6-17T17:04:01.000Z</text:p>
          </table:table-cell>
          <table:table-cell office:value-type="string" calcext:value-type="string">
            <text:p>Tue Jun 17 17:04:01 +0000 20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78945992461389824" xlink:type="simple">478945992461389824</text:a></text:p>
          </table:table-cell>
          <table:table-cell office:value-type="string" calcext:value-type="string">
            <text:p>@seansparkman @JasonGFox We have a few galleries there. Come say hello: http://t.co/fWmZBjW9Vq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6-17T17:03:17.000Z</text:p>
          </table:table-cell>
          <table:table-cell office:value-type="string" calcext:value-type="string">
            <text:p>Tue Jun 17 17:03:17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 office:value-type="string" calcext:value-type="string">
            <text:p><text:a xlink:href="http://www.teslamotors.com/findus" xlink:type="simple">http://www.teslamotors.com/findus </text:a>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78945037560987649" xlink:type="simple">478945037560987649</text:a></text:p>
          </table:table-cell>
          <table:table-cell office:value-type="string" calcext:value-type="string">
            <text:p>@f1elvis Store info: http://t.co/PucBTF5hCf And we’re constantly updating our test drive events page, so stay tuned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6-17T16:59:29.000Z</text:p>
          </table:table-cell>
          <table:table-cell office:value-type="string" calcext:value-type="string">
            <text:p>Tue Jun 17 16:59:29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 office:value-type="string" calcext:value-type="string">
            <text:p><text:a xlink:href="http://www.teslamotors.com/en_GB/london" xlink:type="simple">http://www.teslamotors.com/en_GB/london </text:a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78944927565361152" xlink:type="simple">478944927565361152</text:a></text:p>
          </table:table-cell>
          <table:table-cell office:value-type="string" calcext:value-type="string">
            <text:p>@f1elvis Noticed someone mention it to you already, but we do have a store in the London Westfield, will notify of upcoming events as well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6-17T16:59:03.000Z</text:p>
          </table:table-cell>
          <table:table-cell office:value-type="string" calcext:value-type="string">
            <text:p>Tue Jun 17 16:59:03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78943742544465920" xlink:type="simple">478943742544465920</text:a></text:p>
          </table:table-cell>
          <table:table-cell office:value-type="string" calcext:value-type="string">
            <text:p>@f1elvis Nice! Where are you located?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6-17T16:54:21.000Z</text:p>
          </table:table-cell>
          <table:table-cell office:value-type="string" calcext:value-type="string">
            <text:p>Tue Jun 17 16:54:21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78943178217623553" xlink:type="simple">478943178217623553</text:a></text:p>
          </table:table-cell>
          <table:table-cell office:value-type="string" calcext:value-type="string">
            <text:p>@Mr_S_G1 Stay tuned for our Gen III car in about three years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6-17T16:52:06.000Z</text:p>
          </table:table-cell>
          <table:table-cell office:value-type="string" calcext:value-type="string">
            <text:p>Tue Jun 17 16:52:06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Tweet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78942693511282688" xlink:type="simple">478942693511282688</text:a></text:p>
          </table:table-cell>
          <table:table-cell office:value-type="string" calcext:value-type="string">
            <text:p>@its_ggbaby Nice photo, drive safe!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6-17T16:50:11.000Z</text:p>
          </table:table-cell>
          <table:table-cell office:value-type="string" calcext:value-type="string">
            <text:p>Tue Jun 17 16:50:11 +0000 20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78937289058308096" xlink:type="simple">478937289058308096</text:a></text:p>
          </table:table-cell>
          <table:table-cell office:value-type="string" calcext:value-type="string">
            <text:p>@ksbrg Stay tuned for our Gen III car!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6-17T16:28:42.000Z</text:p>
          </table:table-cell>
          <table:table-cell office:value-type="string" calcext:value-type="string">
            <text:p>Tue Jun 17 16:28:42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78937222784098304" xlink:type="simple">478937222784098304</text:a></text:p>
          </table:table-cell>
          <table:table-cell office:value-type="string" calcext:value-type="string">
            <text:p>@Standohar This picture is great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6-17T16:28:26.000Z</text:p>
          </table:table-cell>
          <table:table-cell office:value-type="string" calcext:value-type="string">
            <text:p>Tue Jun 17 16:28:26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78936817215889408" xlink:type="simple">478936817215889408</text:a></text:p>
          </table:table-cell>
          <table:table-cell office:value-type="string" calcext:value-type="string">
            <text:p>@JasonGFox @seansparkman Have either of you had a chance to sit in one yet?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6-17T16:26:50.000Z</text:p>
          </table:table-cell>
          <table:table-cell office:value-type="string" calcext:value-type="string">
            <text:p>Tue Jun 17 16:26:50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78936076833144832" xlink:type="simple">478936076833144832</text:a></text:p>
          </table:table-cell>
          <table:table-cell office:value-type="string" calcext:value-type="string">
            <text:p>@jblood Have you had a chance to sit in one yet?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6-17T16:23:53.000Z</text:p>
          </table:table-cell>
          <table:table-cell office:value-type="string" calcext:value-type="string">
            <text:p>Tue Jun 17 16:23:53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78757282126123009" xlink:type="simple">478757282126123009</text:a></text:p>
          </table:table-cell>
          <table:table-cell office:value-type="string" calcext:value-type="string">
            <text:p>RT @elonmusk : Edmunds beats Tesla LA-NY record by several hours! “@edmunds: Made it! Our Model S made LA-NY run in 67 hrs and 21 mins"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6-17T04:33:25.000Z</text:p>
          </table:table-cell>
          <table:table-cell office:value-type="string" calcext:value-type="string">
            <text:p>Tue Jun 17 04:33:25 +0000 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://twitter.com/download/iphone" rel="nofollow"&gt;Twitter for iPhone&lt;/a&gt;</text:p>
          </table:table-cell>
          <table:table-cell office:value-type="string" calcext:value-type="string">
            <text:p>Retwee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twitter.com/Tesla/status/478646221687373824" xlink:type="simple">478646221687373824</text:a></text:p>
          </table:table-cell>
          <table:table-cell office:value-type="string" calcext:value-type="string">
            <text:p>@sirrobsonp Stay tuned for our Gen III car in about three years.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https://twitter.com/Tesla" xlink:type="simple">Tesla</text:a></text:p>
          </table:table-cell>
          <table:table-cell office:value-type="string" calcext:value-type="string">
            <text:p>2014-06-16T21:12:06.000Z</text:p>
          </table:table-cell>
          <table:table-cell office:value-type="string" calcext:value-type="string">
            <text:p>Mon Jun 16 21:12:06 +0000 20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&lt;a href="https://about.twitter.com/products/tweetdeck" rel="nofollow"&gt;TweetDeck&lt;/a&gt;</text:p>
          </table:table-cell>
          <table:table-cell office:value-type="string" calcext:value-type="string">
            <text:p>Rep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time-style style:name="N160">
      <number:text>上午/下午 </number:text>
      <number:hours number:style="long"/>
      <number:text>時</number:text>
      <number:minutes number:style="long"/>
      <number:text>分</number:text>
      <number:seconds number:style="long"/>
      <number:text>秒 </number:text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3">00/00/0000</text:date>, <text:time style:data-style-name="N2" text:time-value="13:00:22.5408539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3T12:46:21.849971835</meta:creation-date>
    <dc:date>2021-04-03T12:46:48.914037034</dc:date>
    <meta:editing-duration>PT27S</meta:editing-duration>
    <meta:editing-cycles>1</meta:editing-cycles>
    <meta:generator>LibreOffice/6.4.6.2$Linux_X86_64 LibreOffice_project/40$Build-2</meta:generator>
    <meta:document-statistic meta:table-count="1" meta:cell-count="19863" meta:object-count="0"/>
  </office:meta>
</office:document-meta>
</file>